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erriweather" svg:font-family="Merriweather"/>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89.6pt"/>
    </style:style>
    <style:style style:name="co3" style:family="table-column">
      <style:table-column-properties fo:break-before="auto" style:column-width="492.41pt"/>
    </style:style>
    <style:style style:name="co4" style:family="table-column">
      <style:table-column-properties fo:break-before="auto" style:column-width="11.79pt"/>
    </style:style>
    <style:style style:name="co5" style:family="table-column">
      <style:table-column-properties fo:break-before="auto" style:column-width="18.06pt"/>
    </style:style>
    <style:style style:name="co6" style:family="table-column">
      <style:table-column-properties fo:break-before="auto" style:column-width="18.74pt"/>
    </style:style>
    <style:style style:name="co7" style:family="table-column">
      <style:table-column-properties fo:break-before="auto" style:column-width="72.26pt"/>
    </style:style>
    <style:style style:name="co8" style:family="table-column">
      <style:table-column-properties fo:break-before="auto" style:column-width="31.24pt"/>
    </style:style>
    <style:style style:name="co9" style:family="table-column">
      <style:table-column-properties fo:break-before="auto" style:column-width="27.81pt"/>
    </style:style>
    <style:style style:name="co10" style:family="table-column">
      <style:table-column-properties fo:break-before="auto" style:column-width="30.56pt"/>
    </style:style>
    <style:style style:name="co11" style:family="table-column">
      <style:table-column-properties fo:break-before="auto" style:column-width="1107.01pt"/>
    </style:style>
    <style:style style:name="co12" style:family="table-column">
      <style:table-column-properties fo:break-before="auto" style:column-width="19.45pt"/>
    </style:style>
    <style:style style:name="co13" style:family="table-column">
      <style:table-column-properties fo:break-before="auto" style:column-width="26.39pt"/>
    </style:style>
    <style:style style:name="co14" style:family="table-column">
      <style:table-column-properties fo:break-before="auto" style:column-width="10.46pt"/>
    </style:style>
    <style:style style:name="co15" style:family="table-column">
      <style:table-column-properties fo:break-before="auto" style:column-width="211.86pt"/>
    </style:style>
    <style:style style:name="co16" style:family="table-column">
      <style:table-column-properties fo:break-before="auto" style:column-width="169.46pt"/>
    </style:style>
    <style:style style:name="co17" style:family="table-column">
      <style:table-column-properties fo:break-before="auto" style:column-width="202.79pt"/>
    </style:style>
    <style:style style:name="co18" style:family="table-column">
      <style:table-column-properties fo:break-before="auto" style:column-width="157.66pt"/>
    </style:style>
    <style:style style:name="co19" style:family="table-column">
      <style:table-column-properties fo:break-before="auto" style:column-width="154.91pt"/>
    </style:style>
    <style:style style:name="co20" style:family="table-column">
      <style:table-column-properties fo:break-before="auto" style:column-width="150.01pt"/>
    </style:style>
    <style:style style:name="co21" style:family="table-column">
      <style:table-column-properties fo:break-before="auto" style:column-width="154.2pt"/>
    </style:style>
    <style:style style:name="co22" style:family="table-column">
      <style:table-column-properties fo:break-before="auto" style:column-width="131.24pt"/>
    </style:style>
    <style:style style:name="co23" style:family="table-column">
      <style:table-column-properties fo:break-before="auto" style:column-width="145.16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ta1" style:family="table" style:master-page-name="PageStyle_5f_Search_20_Queries">
      <style:table-properties table:display="true" style:writing-mode="lr-tb"/>
    </style:style>
    <style:style style:name="ta2" style:family="table" style:master-page-name="PageStyle_5f_Timeline_20_Extension">
      <style:table-properties table:display="true" style:writing-mode="lr-tb"/>
    </style:style>
    <style:style style:name="ta3" style:family="table" style:master-page-name="PageStyle_5f_Timeline">
      <style:table-properties table:display="true" style:writing-mode="lr-tb"/>
    </style:style>
    <style:style style:name="ta4" style:family="table" style:master-page-name="PageStyle_5f_RQs">
      <style:table-properties table:display="true" style:writing-mode="lr-tb"/>
    </style:style>
    <style:style style:name="ta5" style:family="table" style:master-page-name="PageStyle_5f_Commonalitie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4" style:family="table-cell" style:parent-style-name="Default">
      <style:table-cell-properties fo:background-color="#b7b7b7"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5" style:family="table-cell" style:parent-style-name="Default">
      <style:table-cell-properties fo:background-color="#b7b7b7"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8"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9" style:family="table-cell" style:parent-style-name="Default">
      <style:table-cell-properties fo:background-color="#b7b7b7" style:rotation-align="none"/>
      <style:text-properties fo:color="#000000" style:text-outline="false" style:text-line-through-style="solid" style:text-line-through-type="singl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11" style:family="table-cell" style:parent-style-name="Default" style:data-style-name="N125">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13" style:family="table-cell" style:parent-style-name="Default">
      <style:table-cell-properties fo:background-color="#b7b7b7" style:rotation-align="none"/>
      <style:text-properties fo:color="#00000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Merriweather" fo:font-size="12pt" fo:font-style="normal" fo:text-shadow="none" style:text-underline-style="solid" style:text-underline-width="auto" style:text-underline-color="font-color" fo:font-weight="normal" style:font-size-asian="12pt" style:font-style-asian="normal" style:font-weight-asian="normal" style:font-name-complex="Merriweather" style:font-size-complex="12pt" style:font-style-complex="normal" style:font-weight-complex="normal"/>
    </style:style>
    <style:style style:name="ce15"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solid" style:text-line-through-type="singl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16"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Merriweather" fo:font-size="12pt" fo:font-style="normal" fo:text-shadow="none" style:text-underline-style="solid" style:text-underline-width="auto" style:text-underline-color="font-color" fo:font-weight="normal" style:font-size-asian="12pt" style:font-style-asian="normal" style:font-weight-asian="normal" style:font-name-complex="Merriweather" style:font-size-complex="12pt" style:font-style-complex="normal" style:font-weight-complex="normal"/>
    </style:style>
    <style:style style:name="ce17" style:family="table-cell" style:parent-style-name="Default">
      <style:table-cell-properties fo:background-color="#b7b7b7" style:rotation-align="non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b7b7b7"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666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6666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none" fo:background-color="#efefef"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efefe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earch Queries" table:style-name="ta1">
        <office:forms form:automatic-focus="false" form:apply-design-mode="false"/>
        <table:table-column table:style-name="co1" table:default-cell-style-name="Default"/>
        <table:table-column table:style-name="co2" table:default-cell-style-name="Default"/>
        <table:table-column table:style-name="co1" table:number-columns-repeated="1022" table:default-cell-style-name="Default"/>
        <table:table-row table:style-name="ro1" table:number-rows-repeated="4">
          <table:table-cell table:number-columns-repeated="1024"/>
        </table:table-row>
        <table:table-row table:style-name="ro2">
          <table:table-cell/>
          <table:table-cell table:style-name="ce1" office:value-type="string" calcext:value-type="string">
            <text:p>IEEEXplore</text:p>
          </table:table-cell>
          <table:table-cell table:style-name="ce1" office:value-type="string" calcext:value-type="string">
            <text:p>(AI OR LLM OR Language Model OR NLP) AND Identifiers AND (Completion OR Analysis OR Suggestion)</text:p>
          </table:table-cell>
          <table:table-cell table:number-columns-repeated="1021"/>
        </table:table-row>
        <table:table-row table:style-name="ro2">
          <table:table-cell/>
          <table:table-cell table:style-name="ce1" office:value-type="string" calcext:value-type="string">
            <text:p>Google Scholar</text:p>
          </table:table-cell>
          <table:table-cell table:style-name="ce1" office:value-type="string" calcext:value-type="string">
            <text:p>Large Language Models for measuring quality of identifiers in source code</text:p>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Timeline Extension" table:style-name="ta2">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 table:number-columns-repeated="1013" table:default-cell-style-name="Default"/>
        <table:table-row table:style-name="ro2">
          <table:table-cell table:style-name="ce2" office:value-type="string" calcext:value-type="string">
            <text:p>Document Title</text:p>
          </table:table-cell>
          <table:table-cell table:style-name="ce2" office:value-type="string" calcext:value-type="string">
            <text:p>Authors</text:p>
          </table:table-cell>
          <table:table-cell table:style-name="ce2" office:value-type="string" calcext:value-type="string">
            <text:p>Author Affiliations</text:p>
          </table:table-cell>
          <table:table-cell table:style-name="ce2" office:value-type="string" calcext:value-type="string">
            <text:p>Publication Title</text:p>
          </table:table-cell>
          <table:table-cell table:style-name="ce2" office:value-type="string" calcext:value-type="string">
            <text:p>Date Added To Xplore</text:p>
          </table:table-cell>
          <table:table-cell table:style-name="ce2" office:value-type="string" calcext:value-type="string">
            <text:p>Publication Year</text:p>
          </table:table-cell>
          <table:table-cell table:style-name="ce2" office:value-type="string" calcext:value-type="string">
            <text:p>Volume</text:p>
          </table:table-cell>
          <table:table-cell table:style-name="ce2" office:value-type="string" calcext:value-type="string">
            <text:p>Issue</text:p>
          </table:table-cell>
          <table:table-cell table:style-name="ce2" office:value-type="string" calcext:value-type="string">
            <text:p>Start Page</text:p>
          </table:table-cell>
          <table:table-cell table:style-name="ce2" office:value-type="string" calcext:value-type="string">
            <text:p>End Page</text:p>
          </table:table-cell>
          <table:table-cell table:style-name="ce2" office:value-type="string" calcext:value-type="string">
            <text:p>Abstract</text:p>
          </table:table-cell>
          <table:table-cell table:style-name="ce2" office:value-type="string" calcext:value-type="string">
            <text:p>ISSN</text:p>
          </table:table-cell>
          <table:table-cell table:style-name="ce2" office:value-type="string" calcext:value-type="string">
            <text:p>ISBNs</text:p>
          </table:table-cell>
          <table:table-cell table:style-name="ce2" office:value-type="string" calcext:value-type="string">
            <text:p>DOI</text:p>
          </table:table-cell>
          <table:table-cell table:style-name="ce2" office:value-type="string" calcext:value-type="string">
            <text:p>Funding Information</text:p>
          </table:table-cell>
          <table:table-cell table:style-name="ce2" office:value-type="string" calcext:value-type="string">
            <text:p>PDF Link</text:p>
          </table:table-cell>
          <table:table-cell table:style-name="ce2" office:value-type="string" calcext:value-type="string">
            <text:p>Author Keywords</text:p>
          </table:table-cell>
          <table:table-cell table:style-name="ce2" office:value-type="string" calcext:value-type="string">
            <text:p>IEEE Terms</text:p>
          </table:table-cell>
          <table:table-cell table:style-name="ce2" office:value-type="string" calcext:value-type="string">
            <text:p>Mesh_Terms</text:p>
          </table:table-cell>
          <table:table-cell table:style-name="ce2" office:value-type="string" calcext:value-type="string">
            <text:p>Article Citation Count</text:p>
          </table:table-cell>
          <table:table-cell table:style-name="ce2" office:value-type="string" calcext:value-type="string">
            <text:p>Patent Citation Count</text:p>
          </table:table-cell>
          <table:table-cell table:style-name="ce2" office:value-type="string" calcext:value-type="string">
            <text:p>Reference Count</text:p>
          </table:table-cell>
          <table:table-cell table:style-name="ce2" office:value-type="string" calcext:value-type="string">
            <text:p>License</text:p>
          </table:table-cell>
          <table:table-cell table:style-name="ce2" office:value-type="string" calcext:value-type="string">
            <text:p>Online Date</text:p>
          </table:table-cell>
          <table:table-cell table:style-name="ce2" office:value-type="string" calcext:value-type="string">
            <text:p>Issue Date</text:p>
          </table:table-cell>
          <table:table-cell table:style-name="ce2" office:value-type="string" calcext:value-type="string">
            <text:p>Meeting Date</text:p>
          </table:table-cell>
          <table:table-cell table:style-name="ce2" office:value-type="string" calcext:value-type="string">
            <text:p>Publisher</text:p>
          </table:table-cell>
          <table:table-cell table:style-name="ce2" office:value-type="string" calcext:value-type="string">
            <text:p>Document Identifier</text:p>
          </table:table-cell>
          <table:table-cell table:number-columns-repeated="996"/>
        </table:table-row>
        <table:table-row table:style-name="ro2">
          <table:table-cell table:style-name="ce3" office:value-type="string" calcext:value-type="string">
            <text:p>How Well Can Masked Language Models Spot Identifiers That Violate Naming Guidelines?</text:p>
          </table:table-cell>
          <table:table-cell table:style-name="ce2" office:value-type="string" calcext:value-type="string">
            <text:p>J. Villmow; V. Campos; J. Petry; A. Abbad-Andaloussi; A. Ulges; B. Weber</text:p>
          </table:table-cell>
          <table:table-cell table:style-name="ce2" office:value-type="string" calcext:value-type="string">
            <text:p>RheinMain University of Applied Sciences, Wiesbaden, Germany; RheinMain University of Applied Sciences, Wiesbaden, Germany; RheinMain University of Applied Sciences, Wiesbaden, Germany; University of St. Gallen, St. Gallen, Switzerland; RheinMain University of Applied Sciences, Wiesbaden, Germany; University of St. Gallen, St. Gallen, Switzerland</text:p>
          </table:table-cell>
          <table:table-cell table:style-name="ce2" office:value-type="string" calcext:value-type="string">
            <text:p>2023 IEEE 23rd International Working Conference on Source Code Analysis and Manipulation (SCAM)</text:p>
          </table:table-cell>
          <table:table-cell table:style-name="ce2" office:value-type="string" calcext:value-type="string">
            <text:p>20 Dec 2023</text:p>
          </table:table-cell>
          <table:table-cell table:style-name="ce2" office:value-type="float" office:value="2023" calcext:value-type="float">
            <text:p>2023</text:p>
          </table:table-cell>
          <table:table-cell table:style-name="ce12" table:number-columns-repeated="2"/>
          <table:table-cell table:style-name="ce2" office:value-type="float" office:value="131" calcext:value-type="float">
            <text:p>131</text:p>
          </table:table-cell>
          <table:table-cell table:style-name="ce2" office:value-type="float" office:value="142" calcext:value-type="float">
            <text:p>142</text:p>
          </table:table-cell>
          <table:table-cell table:style-name="ce3" office:value-type="string" calcext:value-type="string">
            <text:p>Using meaningful identifiers in source code reduces the risk of errors, the cognitive load of developers, and speeds up the development process. Therefore, recent research has looked into an AI-based analysis of identifiers, for which large-scale language models appear to offer great potential. Based on tokens’ probabilities, such models can suggest identifiers that are likely to appear in a given context. While current research has used language models to predict the most likely identifier names, studies on assessing the quality of given identifiers are scarce. To this end, we explore adherence to identifier naming guidelines as a proxy for identifier quality and propose and evaluate two unsupervised approaches for spotting violations: First, a generative approach, which uses the probability distribution of the language model directly without fine-tuning. Second, a discriminative method, which fine-tunes the model’s encoder to discriminate between original identifiers and similar drop-in replacements suggested by a weak AI. We demonstrate that the proposed approaches can successfully detect violations of common guidelines for identifier naming. To do so, we have developed a dataset built on widely accepted identifier naming guidelines. The manually annotated dataset contains more than 6000 dense annotations of identifiers for 28 common guidelines. Using the data, we show that the generative approach achieves the best results, but that the particular masking strategy and scoring method matter substantially. Also, we demonstrate our approach to outperform other recent code transformers. In a per-guideline analysis, we highlight the potential and limitations of language models, and provide a blue-print for training and evaluating their ability to identify bad identifier names in source code. We make our dataset and models’ implementation publicly available to encourage future research on AI-based identifier quality assessment.</text:p>
          </table:table-cell>
          <table:table-cell table:style-name="ce2" office:value-type="string" calcext:value-type="string">
            <text:p>2470-6892</text:p>
          </table:table-cell>
          <table:table-cell table:style-name="ce2" office:value-type="string" calcext:value-type="string">
            <text:p>979-8-3503-0506-7</text:p>
          </table:table-cell>
          <table:table-cell table:style-name="ce2" office:value-type="string" calcext:value-type="string">
            <text:p>10.1109/SCAM59687.2023.00023</text:p>
          </table:table-cell>
          <table:table-cell table:style-name="ce12"/>
          <table:table-cell table:style-name="ce14" office:value-type="string" calcext:value-type="string">
            <text:p><text:a xlink:href="https://ieeexplore.ieee.org/stamp/stamp.jsp?arnumber=10356698" xlink:type="simple">https://ieeexplore.ieee.org/stamp/stamp.jsp?arnumber=10356698</text:a></text:p>
          </table:table-cell>
          <table:table-cell table:style-name="ce2" office:value-type="string" calcext:value-type="string">
            <text:p>Masked Language Models;Source Code Identfiers;Naming Guidelines;Code Quality;Identfier Quality Assessment;Generative Approaches;Language Model Fine-tuning;Code Transformers;AI-based Code Analysis</text:p>
          </table:table-cell>
          <table:table-cell table:style-name="ce2" office:value-type="string" calcext:value-type="string">
            <text:p>Training;Analytical models;Computer languages;Codes;Source coding;Training data;Transformers</text:p>
          </table:table-cell>
          <table:table-cell table:style-name="ce12" table:number-columns-repeated="3"/>
          <table:table-cell table:style-name="ce2" office:value-type="float" office:value="54" calcext:value-type="float">
            <text:p>54</text:p>
          </table:table-cell>
          <table:table-cell table:style-name="ce2" office:value-type="string" calcext:value-type="string">
            <text:p>IEEE</text:p>
          </table:table-cell>
          <table:table-cell table:style-name="ce2" office:value-type="string" calcext:value-type="string">
            <text:p>20 Dec 2023</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table-cell table:style-name="ce3" office:value-type="string" calcext:value-type="string">
            <text:p>Investigating the Use of Code Analysis and NLP to Promote a Consistent Usage of Identifiers</text:p>
          </table:table-cell>
          <table:table-cell table:style-name="ce2" office:value-type="string" calcext:value-type="string">
            <text:p>B. Lin; S. Scalabrino; A. Mocci; R. Oliveto; G. Bavota; M. Lanza</text:p>
          </table:table-cell>
          <table:table-cell table:style-name="ce2" office:value-type="string" calcext:value-type="string">
            <text:p>Università della Svizzera italiana (USI), Switzerland; University of Molise, Italy; Università della Svizzera italiana (USI), Switzerland; University of Molise, Italy; Università della Svizzera italiana (USI), Switzerland; Università della Svizzera italiana (USI), Switzerland</text:p>
          </table:table-cell>
          <table:table-cell table:style-name="ce2" office:value-type="string" calcext:value-type="string">
            <text:p>2017 IEEE 17th International Working Conference on Source Code Analysis and Manipulation (SCAM)</text:p>
          </table:table-cell>
          <table:table-cell table:style-name="ce10" office:value-type="date" office:date-value="2017-11-02" calcext:value-type="date">
            <text:p>2 Nov 2017</text:p>
          </table:table-cell>
          <table:table-cell table:style-name="ce2" office:value-type="float" office:value="2017" calcext:value-type="float">
            <text:p>2017</text:p>
          </table:table-cell>
          <table:table-cell table:style-name="ce12" table:number-columns-repeated="2"/>
          <table:table-cell table:style-name="ce2" office:value-type="float" office:value="81" calcext:value-type="float">
            <text:p>81</text:p>
          </table:table-cell>
          <table:table-cell table:style-name="ce2" office:value-type="float" office:value="90" calcext:value-type="float">
            <text:p>90</text:p>
          </table:table-cell>
          <table:table-cell table:style-name="ce3" office:value-type="string" calcext:value-type="string">
            <text:p>Meaningless identifiers as well as inconsistent use of identifiers in the source code might hinder code readability and result in increased software maintenance efforts. Over the past years, effort has been devoted to promoting a consistent usage of identifiers across different parts of a system through approaches exploiting static code analysis and Natural Language Processing (NLP). These techniques have been evaluated in small-scale studies, but it is unclear how they compare to each other and how they complement each other. Furthermore, a full-fledged larger empirical evaluation is still missing.,,We aim at bridging this gap. We asked developers of five projects to assess the meaningfulness of the recommendations generated by three techniques, two already existing in the literature (one exploiting static analysis, one using NLP) and a novel one we propose. With a total of 922 rename refactorings evaluated, this is, to the best of our knowledge, the largest empirical study conducted to assess and compare rename refactoring tools promoting a consistent use of identifiers. Our study sheds light on the current state-of-the-art in rename refactoring recommenders, and indicates directions for future work.</text:p>
          </table:table-cell>
          <table:table-cell table:style-name="ce2" office:value-type="string" calcext:value-type="string">
            <text:p>2470-6892</text:p>
          </table:table-cell>
          <table:table-cell table:style-name="ce2" office:value-type="string" calcext:value-type="string">
            <text:p>978-1-5386-3238-3</text:p>
          </table:table-cell>
          <table:table-cell table:style-name="ce2" office:value-type="string" calcext:value-type="string">
            <text:p>10.1109/SCAM.2017.17</text:p>
          </table:table-cell>
          <table:table-cell table:style-name="ce12"/>
          <table:table-cell table:style-name="ce14" office:value-type="string" calcext:value-type="string">
            <text:p><text:a xlink:href="https://ieeexplore.ieee.org/stamp/stamp.jsp?arnumber=8090141" xlink:type="simple">https://ieeexplore.ieee.org/stamp/stamp.jsp?arnumber=8090141</text:a></text:p>
          </table:table-cell>
          <table:table-cell table:style-name="ce12"/>
          <table:table-cell table:style-name="ce2" office:value-type="string" calcext:value-type="string">
            <text:p>Tools;Natural language processing;Java;Standards;Context modeling;Training;Static analysis</text:p>
          </table:table-cell>
          <table:table-cell table:style-name="ce12"/>
          <table:table-cell table:style-name="ce2" office:value-type="float" office:value="15" calcext:value-type="float">
            <text:p>15</text:p>
          </table:table-cell>
          <table:table-cell table:style-name="ce12"/>
          <table:table-cell table:style-name="ce2" office:value-type="float" office:value="26" calcext:value-type="float">
            <text:p>26</text:p>
          </table:table-cell>
          <table:table-cell table:style-name="ce2" office:value-type="string" calcext:value-type="string">
            <text:p>IEEE</text:p>
          </table:table-cell>
          <table:table-cell table:style-name="ce10" office:value-type="date" office:date-value="2017-11-02" calcext:value-type="date">
            <text:p>2 Nov 2017</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table-cell table:style-name="ce3" office:value-type="string" calcext:value-type="string">
            <text:p>Multi-task Learning based Pre-trained Language Model for Code Completion</text:p>
          </table:table-cell>
          <table:table-cell table:style-name="ce2" office:value-type="string" calcext:value-type="string">
            <text:p>F. Liu; G. Li; Y. Zhao; Z. Jin</text:p>
          </table:table-cell>
          <table:table-cell table:style-name="ce2" office:value-type="string" calcext:value-type="string">
            <text:p>Key Lab of High Confidence Software Technology, MoE (Peking University), Beijing, China; Key Lab of High Confidence Software Technology, MoE (Peking University), Beijing, China; Key Lab of High Confidence Software Technology, MoE (Peking University), Beijing, China; Key Lab of High Confidence Software Technology, MoE (Peking University), Beijing, China</text:p>
          </table:table-cell>
          <table:table-cell table:style-name="ce2" office:value-type="string" calcext:value-type="string">
            <text:p>2020 35th IEEE/ACM International Conference on Automated Software Engineering (ASE)</text:p>
          </table:table-cell>
          <table:table-cell table:style-name="ce2" office:value-type="string" calcext:value-type="string">
            <text:p>24 Dec 2020</text:p>
          </table:table-cell>
          <table:table-cell table:style-name="ce2" office:value-type="float" office:value="2020" calcext:value-type="float">
            <text:p>2020</text:p>
          </table:table-cell>
          <table:table-cell table:style-name="ce12" table:number-columns-repeated="2"/>
          <table:table-cell table:style-name="ce2" office:value-type="float" office:value="473" calcext:value-type="float">
            <text:p>473</text:p>
          </table:table-cell>
          <table:table-cell table:style-name="ce2" office:value-type="float" office:value="485" calcext:value-type="float">
            <text:p>485</text:p>
          </table:table-cell>
          <table:table-cell table:style-name="ce3" office:value-type="string" calcext:value-type="string">
            <text:p>Code completion is one of the most useful features in the Integrated Development Environments (IDEs), which can accelerate software development by suggesting the next probable token based on the contextual code in real-time. Recent studies have shown that statistical language modeling techniques can improve the performance of code completion tools through learning from large-scale software repositories. However, these models suffer from two major drawbacks: a) Existing research uses static embeddings, which map a word to the same vector regardless of its context. The differences in the meaning of a token in varying contexts are lost when each token is associated with a single representation; b) Existing language model based code completion models perform poor on completing identifiers, and the type information of the identifiers is ignored in most of these models. To address these challenges, in this paper, we develop a multi-task learning based pre-trained language model for code understanding and code generation with a Transformer-based neural architecture. We pre-train it with hybrid objective functions that incorporate both code understanding and code generation tasks. Then we fine-tune the pre-trained model on code completion. During the completion, our model does not directly predict the next token. Instead, we adopt multi-task learning to predict the token and its type jointly and utilize the predicted type to assist the token prediction. Experiments results on two real-world datasets demonstrate the effectiveness of our model when compared with state-of-the-art methods.</text:p>
          </table:table-cell>
          <table:table-cell table:style-name="ce2" office:value-type="string" calcext:value-type="string">
            <text:p>2643-1572</text:p>
          </table:table-cell>
          <table:table-cell table:style-name="ce2" office:value-type="string" calcext:value-type="string">
            <text:p>978-1-4503-6768-4</text:p>
          </table:table-cell>
          <table:table-cell table:style-name="ce12"/>
          <table:table-cell table:style-name="ce2" office:value-type="string" calcext:value-type="string">
            <text:p>National Natural Science Foundation of China(grant numbers:61832009,61620106007,61751210); </text:p>
          </table:table-cell>
          <table:table-cell table:style-name="ce14" office:value-type="string" calcext:value-type="string">
            <text:p><text:a xlink:href="https://ieeexplore.ieee.org/stamp/stamp.jsp?arnumber=9285991" xlink:type="simple">https://ieeexplore.ieee.org/stamp/stamp.jsp?arnumber=9285991</text:a></text:p>
          </table:table-cell>
          <table:table-cell table:style-name="ce2" office:value-type="string" calcext:value-type="string">
            <text:p>code completion;multi-task learning;pre-trained language model;transformer networks</text:p>
          </table:table-cell>
          <table:table-cell table:style-name="ce2" office:value-type="string" calcext:value-type="string">
            <text:p>Tools;Predictive models;Software;Real-time systems;Task analysis;Context modeling;Software engineering</text:p>
          </table:table-cell>
          <table:table-cell table:style-name="ce12"/>
          <table:table-cell table:style-name="ce2" office:value-type="float" office:value="21" calcext:value-type="float">
            <text:p>21</text:p>
          </table:table-cell>
          <table:table-cell table:style-name="ce12"/>
          <table:table-cell table:style-name="ce2" office:value-type="float" office:value="52" calcext:value-type="float">
            <text:p>52</text:p>
          </table:table-cell>
          <table:table-cell table:style-name="ce12"/>
          <table:table-cell table:style-name="ce2" office:value-type="string" calcext:value-type="string">
            <text:p>24 Dec 2020</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From Ambiguity to Explicitness: NLP-Assisted 5G Specification Abstraction for Formal Analysis</text:p>
          </table:table-cell>
          <table:table-cell table:style-name="ce7" office:value-type="string" calcext:value-type="string">
            <text:p>S. Yuan; J. Yang; S. Arya; C. Lipizzi; Y. Wang</text:p>
          </table:table-cell>
          <table:table-cell table:style-name="ce7" office:value-type="string" calcext:value-type="string">
            <text:p>Stevens Institute of Technology, Hoboken, NJ; Stevens Institute of Technology, Hoboken, NJ; Stevens Institute of Technology, Hoboken, NJ; Stevens Institute of Technology, Hoboken, NJ; Stevens Institute of Technology, Hoboken, NJ</text:p>
          </table:table-cell>
          <table:table-cell table:style-name="ce7" office:value-type="string" calcext:value-type="string">
            <text:p>2023 IEEE 12th International Conference on Cloud Networking (CloudNet)</text:p>
          </table:table-cell>
          <table:table-cell table:style-name="ce11" office:value-type="date" office:date-value="2024-04-09" calcext:value-type="date">
            <text:p>9 Apr 2024</text:p>
          </table:table-cell>
          <table:table-cell table:style-name="ce7" office:value-type="float" office:value="2023" calcext:value-type="float">
            <text:p>2023</text:p>
          </table:table-cell>
          <table:table-cell table:style-name="ce9" table:number-columns-repeated="2"/>
          <table:table-cell table:style-name="ce7" office:value-type="float" office:value="229" calcext:value-type="float">
            <text:p>229</text:p>
          </table:table-cell>
          <table:table-cell table:style-name="ce7" office:value-type="float" office:value="237" calcext:value-type="float">
            <text:p>237</text:p>
          </table:table-cell>
          <table:table-cell table:style-name="ce4" office:value-type="string" calcext:value-type="string">
            <text:p>Formal method-based analysis of the 5G Wireless Communication Protocol is crucial for identifying logical vulnerabilities and facilitating an all-encompassing security assessment. Natural Language Processing (NLP) assisted techniques are not widely adopted by the industry application such as formal analysis. Traditional formal verification through a mathematics approach heavily relied on manual logical abstraction prone to being time-consuming, and error-prone. To address the challenges of incorporating formal methods into protocol designs, especially for 3GPP protocols that are articulated in natural language, we present an NLP-assisted methodology to streamline the analysis of protocols. We introduce a two-step pipeline that first uses NLP tools to construct data and then uses constructed data to extract identifiers and formal properties. The identifiers and formal properties are further used for formal analysis. We implemented three models that take different dependencies between identifiers and formal properties as criteria. Our results of the optimal model reach valid accuracy of 39% for identifier extraction and 42% for formal properties predictions. Considering the complexity and ambiguity inherent in the natural language of protocol designs, the modest result represents a meaningful leap towards automating a traditionally manual process. Our work is proof of concept for an efficient procedure in performing formal analysis for large-scale complicate specification and protocol analysis, especially for 5G and nextG communications. By leveraging NLP-assisted techniques, our method aims to automate the verification process and seeks to bridge the gap between the rigorousness of formal methods and the real-world application of analyzing large-scale and complex industrial documents.</text:p>
          </table:table-cell>
          <table:table-cell table:style-name="ce7" office:value-type="string" calcext:value-type="string">
            <text:p>2771-5663</text:p>
          </table:table-cell>
          <table:table-cell table:style-name="ce7" office:value-type="string" calcext:value-type="string">
            <text:p>979-8-3503-1306-2</text:p>
          </table:table-cell>
          <table:table-cell table:style-name="ce7" office:value-type="string" calcext:value-type="string">
            <text:p>10.1109/CloudNet59005.2023.10490075</text:p>
          </table:table-cell>
          <table:table-cell table:style-name="ce9"/>
          <table:table-cell table:style-name="ce15" office:value-type="string" calcext:value-type="string">
            <text:p><text:a xlink:href="https://ieeexplore.ieee.org/stamp/stamp.jsp?arnumber=10490075" xlink:type="simple">https://ieeexplore.ieee.org/stamp/stamp.jsp?arnumber=10490075</text:a></text:p>
          </table:table-cell>
          <table:table-cell table:style-name="ce7" office:value-type="string" calcext:value-type="string">
            <text:p>5G;formal dependency table;NLP;identifier;formal property;language model</text:p>
          </table:table-cell>
          <table:table-cell table:style-name="ce7" office:value-type="string" calcext:value-type="string">
            <text:p>Wireless communication;Protocols;5G mobile communication;Pipelines;Manuals;Predictive models;Natural language processing</text:p>
          </table:table-cell>
          <table:table-cell table:style-name="ce9" table:number-columns-repeated="3"/>
          <table:table-cell table:style-name="ce7" office:value-type="float" office:value="29" calcext:value-type="float">
            <text:p>29</text:p>
          </table:table-cell>
          <table:table-cell table:style-name="ce7" office:value-type="string" calcext:value-type="string">
            <text:p>IEEE</text:p>
          </table:table-cell>
          <table:table-cell table:style-name="ce11" office:value-type="date" office:date-value="2024-04-09" calcext:value-type="date">
            <text:p>9 Apr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5" office:value-type="string" calcext:value-type="string">
            <text:p>1st International workshop on natural language analysis in software engineering (NaturaLiSE 2013)</text:p>
          </table:table-cell>
          <table:table-cell table:style-name="ce8" office:value-type="string" calcext:value-type="string">
            <text:p>L. Pollock; D. Binkley; D. Lawrie; E. Hill; R. Oliveto; G. Bavota; A. Bacchelli</text:p>
          </table:table-cell>
          <table:table-cell table:style-name="ce8" office:value-type="string" calcext:value-type="string">
            <text:p>University of Delaware, USA; Loyola University, MD, USA; Loyola University, MD, USA; Montclair State University, USA; University of Molise, Italy; University of Salerno, Italy; University of Lugano, Switzerland</text:p>
          </table:table-cell>
          <table:table-cell table:style-name="ce8" office:value-type="string" calcext:value-type="string">
            <text:p>2013 35th International Conference on Software Engineering (ICSE)</text:p>
          </table:table-cell>
          <table:table-cell table:style-name="ce8" office:value-type="string" calcext:value-type="string">
            <text:p>26 Sep 2013</text:p>
          </table:table-cell>
          <table:table-cell table:style-name="ce8" office:value-type="float" office:value="2013" calcext:value-type="float">
            <text:p>2013</text:p>
          </table:table-cell>
          <table:table-cell table:style-name="ce13" table:number-columns-repeated="2"/>
          <table:table-cell table:style-name="ce8" office:value-type="float" office:value="1537" calcext:value-type="float">
            <text:p>1537</text:p>
          </table:table-cell>
          <table:table-cell table:style-name="ce8" office:value-type="float" office:value="1538" calcext:value-type="float">
            <text:p>1538</text:p>
          </table:table-cell>
          <table:table-cell table:style-name="ce5" office:value-type="string" calcext:value-type="string">
            <text:p>Software engineers produce code that has formal syntax and semantics, which establishes its formal meaning. However, the code also includes significant natural language found primarily in identifier names and comments. Furthermore, the code is surrounded by non-source artifacts, predominantly written in natural language. The NaturaLiSE workshop focuses on natural language analysis of software. The workshop brings together researchers and practitioners interested in exploiting natural language information to create improved software engineering tools. Participants will explore natural language analysis applied to software artifacts, combining natural language and traditional program analysis, integration of natural language analyses into client tools, mining natural language data, and empirical studies focused on evaluating the usefulness of natural language analysis.</text:p>
          </table:table-cell>
          <table:table-cell table:style-name="ce8" office:value-type="string" calcext:value-type="string">
            <text:p>1558-1225</text:p>
          </table:table-cell>
          <table:table-cell table:style-name="ce8" office:value-type="string" calcext:value-type="string">
            <text:p>978-1-4673-3076-3</text:p>
          </table:table-cell>
          <table:table-cell table:style-name="ce8" office:value-type="string" calcext:value-type="string">
            <text:p>10.1109/ICSE.2013.6606775</text:p>
          </table:table-cell>
          <table:table-cell table:style-name="ce13"/>
          <table:table-cell table:style-name="ce16" office:value-type="string" calcext:value-type="string">
            <text:p><text:a xlink:href="https://ieeexplore.ieee.org/stamp/stamp.jsp?arnumber=6606775" xlink:type="simple">https://ieeexplore.ieee.org/stamp/stamp.jsp?arnumber=6606775</text:a></text:p>
          </table:table-cell>
          <table:table-cell table:style-name="ce8" office:value-type="string" calcext:value-type="string">
            <text:p>Natural language analysis of software artifacts;textual analysis;software evolution;software engineering tools</text:p>
          </table:table-cell>
          <table:table-cell table:style-name="ce8" office:value-type="string" calcext:value-type="string">
            <text:p>Natural languages;Conferences;Software engineering;Educational institutions;Software maintenance;Data mining</text:p>
          </table:table-cell>
          <table:table-cell table:style-name="ce13" table:number-columns-repeated="3"/>
          <table:table-cell table:style-name="ce8" office:value-type="float" office:value="4" calcext:value-type="float">
            <text:p>4</text:p>
          </table:table-cell>
          <table:table-cell table:style-name="ce8" office:value-type="string" calcext:value-type="string">
            <text:p>IEEE</text:p>
          </table:table-cell>
          <table:table-cell table:style-name="ce8" office:value-type="string" calcext:value-type="string">
            <text:p>26 Sep 2013</text:p>
          </table:table-cell>
          <table:table-cell table:style-name="ce13" table:number-columns-repeated="2"/>
          <table:table-cell table:style-name="ce8" office:value-type="string" calcext:value-type="string">
            <text:p>IEEE</text:p>
          </table:table-cell>
          <table:table-cell table:style-name="ce8" office:value-type="string" calcext:value-type="string">
            <text:p>IEEE Conferences</text:p>
          </table:table-cell>
          <table:table-cell table:style-name="ce18" table:number-columns-repeated="2"/>
          <table:table-cell table:number-columns-repeated="994"/>
        </table:table-row>
        <table:table-row table:style-name="ro2">
          <table:table-cell table:style-name="ce3" office:value-type="string" calcext:value-type="string">
            <text:p>Applying Markov Models to Identify Grammatical Patterns of Function Identifiers</text:p>
          </table:table-cell>
          <table:table-cell table:style-name="ce2" office:value-type="string" calcext:value-type="string">
            <text:p>R. S. Alsuhaibani</text:p>
          </table:table-cell>
          <table:table-cell table:style-name="ce2" office:value-type="string" calcext:value-type="string">
            <text:p>Department of Computer Science, Kent State University, Kent, Ohio, USA</text:p>
          </table:table-cell>
          <table:table-cell table:style-name="ce2" office:value-type="string" calcext:value-type="string">
            <text:p>2019 IEEE International Conference on Software Maintenance and Evolution (ICSME)</text:p>
          </table:table-cell>
          <table:table-cell table:style-name="ce2" office:value-type="string" calcext:value-type="string">
            <text:p>5 Dec 2019</text:p>
          </table:table-cell>
          <table:table-cell table:style-name="ce2" office:value-type="float" office:value="2019" calcext:value-type="float">
            <text:p>2019</text:p>
          </table:table-cell>
          <table:table-cell table:style-name="ce12" table:number-columns-repeated="2"/>
          <table:table-cell table:style-name="ce2" office:value-type="float" office:value="610" calcext:value-type="float">
            <text:p>610</text:p>
          </table:table-cell>
          <table:table-cell table:style-name="ce2" office:value-type="float" office:value="614" calcext:value-type="float">
            <text:p>614</text:p>
          </table:table-cell>
          <table:table-cell table:style-name="ce3" office:value-type="string" calcext:value-type="string">
            <text:p>An empirical study to evaluate the effectiveness of using Markov chains in finding and predicting the grammatical patterns of function identifiers found in source code is presented. The study uses a specialized part-of-speech tagger to annotate function identifiers extracted from 20 C++ open-source systems. A dataset of 93K annotated unique function identifiers is created for analysis. The analysis includes using a first-order Markov chain to model part of speech tag sequences of the identifier names, using a probability transition matrix. The evaluation of the model is via a 10-fold cross validation over the entire set of annotated function identifier names. The preliminary results are promising in terms of applicability and accuracy. The model achieved an accuracy median of 91.53% in predicting the most common part of speech tag on a test set. Future work involves utilizing these results in creating a quality assessment and automatic repairing tool for source code function identifiers.</text:p>
          </table:table-cell>
          <table:table-cell table:style-name="ce2" office:value-type="string" calcext:value-type="string">
            <text:p>2576-3148</text:p>
          </table:table-cell>
          <table:table-cell table:style-name="ce2" office:value-type="string" calcext:value-type="string">
            <text:p>978-1-7281-3094-1</text:p>
          </table:table-cell>
          <table:table-cell table:style-name="ce2" office:value-type="string" calcext:value-type="string">
            <text:p>10.1109/ICSME.2019.00097</text:p>
          </table:table-cell>
          <table:table-cell table:style-name="ce12"/>
          <table:table-cell table:style-name="ce14" office:value-type="string" calcext:value-type="string">
            <text:p><text:a xlink:href="https://ieeexplore.ieee.org/stamp/stamp.jsp?arnumber=8918952" xlink:type="simple">https://ieeexplore.ieee.org/stamp/stamp.jsp?arnumber=8918952</text:a></text:p>
          </table:table-cell>
          <table:table-cell table:style-name="ce2" office:value-type="string" calcext:value-type="string">
            <text:p>program comprehension, natural language processing, part-of-speech tagging, identifier analysis, software quality, automated program repair.</text:p>
          </table:table-cell>
          <table:table-cell table:style-name="ce2" office:value-type="string" calcext:value-type="string">
            <text:p>Markov processes;Grammar;Hidden Markov models;Natural languages;Speech coding;Java;Task analysis</text:p>
          </table:table-cell>
          <table:table-cell table:style-name="ce12" table:number-columns-repeated="3"/>
          <table:table-cell table:style-name="ce2" office:value-type="float" office:value="35" calcext:value-type="float">
            <text:p>35</text:p>
          </table:table-cell>
          <table:table-cell table:style-name="ce2" office:value-type="string" calcext:value-type="string">
            <text:p>IEEE</text:p>
          </table:table-cell>
          <table:table-cell table:style-name="ce2" office:value-type="string" calcext:value-type="string">
            <text:p>5 Dec 2019</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ISO/IEC/IEEE International Standard - Information technology -- Modeling Languages -- Part 2: Syntax and Semantics for IDEF1X97 (IDEFobject)</text:p>
          </table:table-cell>
          <table:table-cell table:style-name="ce9" table:number-columns-repeated="2"/>
          <table:table-cell table:style-name="ce7" office:value-type="string" calcext:value-type="string">
            <text:p>ISO/IEC/IEEE 31320-2:2012(E)</text:p>
          </table:table-cell>
          <table:table-cell table:style-name="ce11" office:value-type="date" office:date-value="2012-11-20" calcext:value-type="date">
            <text:p>20 Nov 2012</text:p>
          </table:table-cell>
          <table:table-cell table:style-name="ce7" office:value-type="float" office:value="2012" calcext:value-type="float">
            <text:p>2012</text:p>
          </table:table-cell>
          <table:table-cell table:style-name="ce9" table:number-columns-repeated="2"/>
          <table:table-cell table:style-name="ce7" office:value-type="float" office:value="1" calcext:value-type="float">
            <text:p>1</text:p>
          </table:table-cell>
          <table:table-cell table:style-name="ce7" office:value-type="float" office:value="320" calcext:value-type="float">
            <text:p>320</text:p>
          </table:table-cell>
          <table:table-cell table:style-name="ce4" office:value-type="string" calcext:value-type="string">
            <text:p>IDEF1X97 consists of two conceptual modeling languages. The key-style language supports data/information modeling and is downward compatible with the US government's 1993 standard, FIPS PUB 184. The identity-style language is based on the object model with declarative rules and constraints. IDEF1X97 identity style includes constructs for the distinct but related components of object abstraction: interface, requests, and realization; utilizes graphics to state the interface; and defines a declarative, directly executable Rule and Constraint Language for requests and realizations. IDEF1X97 conceptual modeling supports implementation by relational databases, extended relational databases, object databases, and object programming languages. IDEF1X97 is formally defined in terms of first order logic. A procedure is given whereby any valid IDEF1X97 model can be transformed into an equivalent theory in first order logic. That procedure is then applied to a meta model of IDEF1X97 to define the valid set of IDEF1X97 models.;IDEF1X97 consists of two conceptual modeling languages. The key-style language supportsdata/information modeling and is downward compatible with the US governments 1993 standard, FIPSPUB 184. The identity-style language is based on the object model with declarative rules and constraints.IDEF1X97 identity style includes constructs for the distinct but related components of object abstraction: interface, requests, and realization; utilizes graphics to state the interface; and defines a declarative, directly executable Rule and Constraint Language for requests and realizations. IDEF1X97 conceptual modeling supports implementation by relational databases, extended relational databases, object databases, and object programming languages. IDEF1X97 is formally defined in terms of first order logic. A procedure is given whereby any valid IDEF1X97 model can be transformed into an equivalent theory in first order logic. That procedure is then applied to a meta model of IDEF1X97 to define the valid set of IDEF1X97 models.</text:p>
          </table:table-cell>
          <table:table-cell table:style-name="ce9"/>
          <table:table-cell table:style-name="ce7" office:value-type="string" calcext:value-type="string">
            <text:p>978-0-7381-8003-8</text:p>
          </table:table-cell>
          <table:table-cell table:style-name="ce7" office:value-type="string" calcext:value-type="string">
            <text:p>10.1109/IEEESTD.2012.6357338</text:p>
          </table:table-cell>
          <table:table-cell table:style-name="ce9"/>
          <table:table-cell table:style-name="ce15" office:value-type="string" calcext:value-type="string">
            <text:p><text:a xlink:href="https://ieeexplore.ieee.org/stamp/stamp.jsp?arnumber=6357338" xlink:type="simple">https://ieeexplore.ieee.org/stamp/stamp.jsp?arnumber=6357338</text:a></text:p>
          </table:table-cell>
          <table:table-cell table:style-name="ce7" office:value-type="string" calcext:value-type="string">
            <text:p>enterprise;functional modeling language;IDEF0;IEEE 1320.2;language;modeling language;conceptual schema;data model;IDEF1X;IDEF1X97;identity style;information model;keymodel style;object</text:p>
          </table:table-cell>
          <table:table-cell table:style-name="ce7" office:value-type="string" calcext:value-type="string">
            <text:p>IEEE standards;Computer languages;Modeling;Information technollgy;Sematics</text:p>
          </table:table-cell>
          <table:table-cell table:style-name="ce9" table:number-columns-repeated="3"/>
          <table:table-cell table:style-name="ce7" office:value-type="float" office:value="26" calcext:value-type="float">
            <text:p>26</text:p>
          </table:table-cell>
          <table:table-cell table:style-name="ce9"/>
          <table:table-cell table:style-name="ce11" office:value-type="date" office:date-value="2012-11-20" calcext:value-type="date">
            <text:p>20 Nov 2012</text:p>
          </table:table-cell>
          <table:table-cell table:style-name="ce9" table:number-columns-repeated="2"/>
          <table:table-cell table:style-name="ce7" office:value-type="string" calcext:value-type="string">
            <text:p>IEEE</text:p>
          </table:table-cell>
          <table:table-cell table:style-name="ce7" office:value-type="string" calcext:value-type="string">
            <text:p>IEEE Standard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Language Identification for Multilingual Machine Translation</text:p>
          </table:table-cell>
          <table:table-cell table:style-name="ce7" office:value-type="string" calcext:value-type="string">
            <text:p>A. Babhulgaonkar; S. Sonavane</text:p>
          </table:table-cell>
          <table:table-cell table:style-name="ce7" office:value-type="string" calcext:value-type="string">
            <text:p>Department of Computer Science &amp; Engineering, Walchand College of Engineering, Sangli, Maharashtra, India; Department of Info. Tech., Walchand College of Engineering, Sangli, Maharashtra, India</text:p>
          </table:table-cell>
          <table:table-cell table:style-name="ce7" office:value-type="string" calcext:value-type="string">
            <text:p>2020 International Conference on Communication and Signal Processing (ICCSP)</text:p>
          </table:table-cell>
          <table:table-cell table:style-name="ce7" office:value-type="string" calcext:value-type="string">
            <text:p>1 Sep 2020</text:p>
          </table:table-cell>
          <table:table-cell table:style-name="ce7" office:value-type="float" office:value="2020" calcext:value-type="float">
            <text:p>2020</text:p>
          </table:table-cell>
          <table:table-cell table:style-name="ce9" table:number-columns-repeated="2"/>
          <table:table-cell table:style-name="ce7" office:value-type="float" office:value="401" calcext:value-type="float">
            <text:p>401</text:p>
          </table:table-cell>
          <table:table-cell table:style-name="ce7" office:value-type="float" office:value="405" calcext:value-type="float">
            <text:p>405</text:p>
          </table:table-cell>
          <table:table-cell table:style-name="ce4" office:value-type="string" calcext:value-type="string">
            <text:p>Machine translation is the process of translating a text in one natural language into another natural language using computer system. Translating a document containing a single source language contents is easy but when the information in the source document is given in multilingual format then there is a need to identify the languages that are involved in such multilingual document. Language identification is the task in natural language processing that automatically identifies the natural language in which the content in given document are written in. Language identification is the fundamental and crucial step in many NLP applications. In this paper, n-gram based and machine learning based language identifiers are trained and used to identify three Indian languages such as Hindi, Marathi and Sanskrit present in a document given for machine translation. It is observed that, support vector machine based language identifier is more accurate than any other technique and it achieves 89% accuracy that is 18% more than traditional n-gram based approach. The inclusion of language identification component in machine translation improved the quality of translation.</text:p>
          </table:table-cell>
          <table:table-cell table:style-name="ce9"/>
          <table:table-cell table:style-name="ce7" office:value-type="string" calcext:value-type="string">
            <text:p>978-1-7281-4988-2</text:p>
          </table:table-cell>
          <table:table-cell table:style-name="ce7" office:value-type="string" calcext:value-type="string">
            <text:p>10.1109/ICCSP48568.2020.9182184</text:p>
          </table:table-cell>
          <table:table-cell table:style-name="ce9"/>
          <table:table-cell table:style-name="ce15" office:value-type="string" calcext:value-type="string">
            <text:p><text:a xlink:href="https://ieeexplore.ieee.org/stamp/stamp.jsp?arnumber=9182184" xlink:type="simple">https://ieeexplore.ieee.org/stamp/stamp.jsp?arnumber=9182184</text:a></text:p>
          </table:table-cell>
          <table:table-cell table:style-name="ce7" office:value-type="string" calcext:value-type="string">
            <text:p>Language Identification (LI);Language Modeling (LM);Machine Learning;Machine Translation (MT)</text:p>
          </table:table-cell>
          <table:table-cell table:style-name="ce7" office:value-type="string" calcext:value-type="string">
            <text:p>Task analysis;Natural language processing;Classification algorithms;Feature extraction;Encoding;Machine learning</text:p>
          </table:table-cell>
          <table:table-cell table:style-name="ce9"/>
          <table:table-cell table:style-name="ce7" office:value-type="float" office:value="9" calcext:value-type="float">
            <text:p>9</text:p>
          </table:table-cell>
          <table:table-cell table:style-name="ce9"/>
          <table:table-cell table:style-name="ce7" office:value-type="float" office:value="16" calcext:value-type="float">
            <text:p>16</text:p>
          </table:table-cell>
          <table:table-cell table:style-name="ce7" office:value-type="string" calcext:value-type="string">
            <text:p>IEEE</text:p>
          </table:table-cell>
          <table:table-cell table:style-name="ce7" office:value-type="string" calcext:value-type="string">
            <text:p>1 Sep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Can Identifier Splitting Improve Open-Vocabulary Language Model of Code?</text:p>
          </table:table-cell>
          <table:table-cell table:style-name="ce2" office:value-type="string" calcext:value-type="string">
            <text:p>J. Shi; Z. Yang; J. He; B. Xu; D. Lo</text:p>
          </table:table-cell>
          <table:table-cell table:style-name="ce2" office:value-type="string" calcext:value-type="string">
            <text:p>School of Computing and Information Systems, Singapore Management University; School of Computing and Information Systems, Singapore Management University; School of Computing and Information Systems, Singapore Management University; School of Computing and Information Systems, Singapore Management University; School of Computing and Information Systems, Singapore Management University</text:p>
          </table:table-cell>
          <table:table-cell table:style-name="ce2" office:value-type="string" calcext:value-type="string">
            <text:p>2022 IEEE International Conference on Software Analysis, Evolution and Reengineering (SANER)</text:p>
          </table:table-cell>
          <table:table-cell table:style-name="ce2" office:value-type="string" calcext:value-type="string">
            <text:p>21 Jul 2022</text:p>
          </table:table-cell>
          <table:table-cell table:style-name="ce2" office:value-type="float" office:value="2022" calcext:value-type="float">
            <text:p>2022</text:p>
          </table:table-cell>
          <table:table-cell table:style-name="ce12" table:number-columns-repeated="2"/>
          <table:table-cell table:style-name="ce2" office:value-type="float" office:value="1134" calcext:value-type="float">
            <text:p>1134</text:p>
          </table:table-cell>
          <table:table-cell table:style-name="ce2" office:value-type="float" office:value="1138" calcext:value-type="float">
            <text:p>1138</text:p>
          </table:table-cell>
          <table:table-cell table:style-name="ce3" office:value-type="string" calcext:value-type="string">
            <text:p>Statistical language models on source code have successfully assisted software engineering tasks. However, developers can create or pick arbitrary identifiers when writing source code. Freely chosen identifiers lead to the notorious out-of-vocabulary (OOV) problem that negatively affects model performance. Recently, Karampatsis et al. showed that using the Byte Pair Encoding (BPE) algorithm to address the OOV problem can improve the language models' predictive performance on source code. However, a drawback of BPE is that it cannot split the identifiers in a way that preserves the meaningful semantics. Prior researchers also show that splitting compound identifiers into sub-words that reflect the semantics can benefit software development tools. These two facts motivate us to explore whether identifier splitting techniques can be utilized to augment the BPE algorithm and boost the performance of open-vocabulary language models considered in Karampatsis et al.'s work. This paper proposes to split identifiers in both constructing vocabulary and processing model inputs procedures, thus exploiting three different settings of applying identifier splitting to language models for the code completion task. We contrast models' performance under these settings and find that simply inserting identifier splitting into the pipeline hurts the model performance, while a hybrid strategy combining identifier splitting and the BPE algorithm can outperform the original open-vocabulary models on predicting identifiers by 3.68% of recall and 6.32% of Mean Reciprocal Rank. The results also show that the hybrid strategy can improve the entropy of language models by 2.02%.</text:p>
          </table:table-cell>
          <table:table-cell table:style-name="ce2" office:value-type="string" calcext:value-type="string">
            <text:p>1534-5351</text:p>
          </table:table-cell>
          <table:table-cell table:style-name="ce2" office:value-type="string" calcext:value-type="string">
            <text:p>978-1-6654-3786-8</text:p>
          </table:table-cell>
          <table:table-cell table:style-name="ce2" office:value-type="string" calcext:value-type="string">
            <text:p>10.1109/SANER53432.2022.00130</text:p>
          </table:table-cell>
          <table:table-cell table:style-name="ce2" office:value-type="string" calcext:value-type="string">
            <text:p>National Research Foundation, Singapore; </text:p>
          </table:table-cell>
          <table:table-cell table:style-name="ce14" office:value-type="string" calcext:value-type="string">
            <text:p><text:a xlink:href="https://ieeexplore.ieee.org/stamp/stamp.jsp?arnumber=9825794" xlink:type="simple">https://ieeexplore.ieee.org/stamp/stamp.jsp?arnumber=9825794</text:a></text:p>
          </table:table-cell>
          <table:table-cell table:style-name="ce2" office:value-type="string" calcext:value-type="string">
            <text:p>Open Vocabulary;Identifier Splitting;Language Model of Code</text:p>
          </table:table-cell>
          <table:table-cell table:style-name="ce2" office:value-type="string" calcext:value-type="string">
            <text:p>Vocabulary;Codes;Software algorithms;Semantics;Predictive models;Writing;Prediction algorithms</text:p>
          </table:table-cell>
          <table:table-cell table:style-name="ce12"/>
          <table:table-cell table:style-name="ce2" office:value-type="float" office:value="5" calcext:value-type="float">
            <text:p>5</text:p>
          </table:table-cell>
          <table:table-cell table:style-name="ce12"/>
          <table:table-cell table:style-name="ce2" office:value-type="float" office:value="22" calcext:value-type="float">
            <text:p>22</text:p>
          </table:table-cell>
          <table:table-cell table:style-name="ce2" office:value-type="string" calcext:value-type="string">
            <text:p>IEEE</text:p>
          </table:table-cell>
          <table:table-cell table:style-name="ce2" office:value-type="string" calcext:value-type="string">
            <text:p>21 Jul 2022</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table-cell table:style-name="ce3" office:value-type="string" calcext:value-type="string">
            <text:p>A Cross-Language Name Binding Recognition and Discrimination Approach for Identifiers</text:p>
          </table:table-cell>
          <table:table-cell table:style-name="ce2" office:value-type="string" calcext:value-type="string">
            <text:p>Y. Ju; Y. Tang; J. Lan; X. Mi; J. Zhang</text:p>
          </table:table-cell>
          <table:table-cell table:style-name="ce2" office:value-type="string" calcext:value-type="string">
            <text:p>College of Computer Science and Technology, Nanjing University of Aeronautics and Astronautics, Nanjing, China; College of Computer Science and Technology, Nanjing University of Aeronautics and Astronautics, Nanjing, China; College of Computer Science and Technology, Nanjing University of Aeronautics and Astronautics, Nanjing, China; College of Computer Science and Technology, Nanjing University of Aeronautics and Astronautics, Nanjing, China; College of Computer Science and Technology, Nanjing University of Aeronautics and Astronautics, Nanjing, China</text:p>
          </table:table-cell>
          <table:table-cell table:style-name="ce2" office:value-type="string" calcext:value-type="string">
            <text:p>2023 IEEE International Conference on Software Analysis, Evolution and Reengineering (SANER)</text:p>
          </table:table-cell>
          <table:table-cell table:style-name="ce2" office:value-type="string" calcext:value-type="string">
            <text:p>15 May 2023</text:p>
          </table:table-cell>
          <table:table-cell table:style-name="ce2" office:value-type="float" office:value="2023" calcext:value-type="float">
            <text:p>2023</text:p>
          </table:table-cell>
          <table:table-cell table:style-name="ce12" table:number-columns-repeated="2"/>
          <table:table-cell table:style-name="ce2" office:value-type="float" office:value="948" calcext:value-type="float">
            <text:p>948</text:p>
          </table:table-cell>
          <table:table-cell table:style-name="ce2" office:value-type="float" office:value="955" calcext:value-type="float">
            <text:p>955</text:p>
          </table:table-cell>
          <table:table-cell table:style-name="ce3" office:value-type="string" calcext:value-type="string">
            <text:p>Software developers usually rename identifiers and propagate the renaming based on the name binding of identifiers. Currently, software applications are usually developed using more than one language to enhance their functions and behaviors. Hence, when an identifier renaming is performed, it frequently affects more than one language in the multiple-language software applications. However, existing name binding approaches for identifiers only focus on a specific single language without considering the cross-language scenario. In this paper, we propose a cross-language name binding approach for the Java framework based on the deep learning model. Specifically, we first detect the potential name binding pairs via string matching. By analyzing the name binding pairs, the context, and the framework rules of identifiers, we extract several deep semantic features of identifiers and employ the BERT pre-trained model to recognize the name binding for unique identifiers, and further combine several classifiers to discriminate the name binding for duplicate identifiers. Our approach is evaluated on a manually constructed experimental dataset from 10 multiple-language projects. Experimental results demonstrate that our approach can achieve the average F-Measure of 85.14% in unique identifiers and 86.57% in duplicate identifiers, which significantly outperforms the baseline approaches. We also compare the performance of our approach against IntelliJ IDEA to further show its usefulness for developers in the real scenario.</text:p>
          </table:table-cell>
          <table:table-cell table:style-name="ce2" office:value-type="string" calcext:value-type="string">
            <text:p>2640-7574</text:p>
          </table:table-cell>
          <table:table-cell table:style-name="ce2" office:value-type="string" calcext:value-type="string">
            <text:p>978-1-6654-5278-6</text:p>
          </table:table-cell>
          <table:table-cell table:style-name="ce2" office:value-type="string" calcext:value-type="string">
            <text:p>10.1109/SANER56733.2023.00115</text:p>
          </table:table-cell>
          <table:table-cell table:style-name="ce2" office:value-type="string" calcext:value-type="string">
            <text:p>National Natural Science Foundation of China; Nanjing University of Aeronautics and Astronautics; </text:p>
          </table:table-cell>
          <table:table-cell table:style-name="ce14" office:value-type="string" calcext:value-type="string">
            <text:p><text:a xlink:href="https://ieeexplore.ieee.org/stamp/stamp.jsp?arnumber=10123604" xlink:type="simple">https://ieeexplore.ieee.org/stamp/stamp.jsp?arnumber=10123604</text:a></text:p>
          </table:table-cell>
          <table:table-cell table:style-name="ce2" office:value-type="string" calcext:value-type="string">
            <text:p>Cross Language;Name Binding;Deep Learning</text:p>
          </table:table-cell>
          <table:table-cell table:style-name="ce2" office:value-type="string" calcext:value-type="string">
            <text:p>Deep learning;Java;Analytical models;Semantics;Bit error rate;Feature extraction;Software</text:p>
          </table:table-cell>
          <table:table-cell table:style-name="ce12" table:number-columns-repeated="3"/>
          <table:table-cell table:style-name="ce2" office:value-type="float" office:value="18" calcext:value-type="float">
            <text:p>18</text:p>
          </table:table-cell>
          <table:table-cell table:style-name="ce2" office:value-type="string" calcext:value-type="string">
            <text:p>IEEE</text:p>
          </table:table-cell>
          <table:table-cell table:style-name="ce2" office:value-type="string" calcext:value-type="string">
            <text:p>15 May 2023</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When LLM Meets Material Science: An Investigation on MOF Synthesis Labeling</text:p>
          </table:table-cell>
          <table:table-cell table:style-name="ce7" office:value-type="string" calcext:value-type="string">
            <text:p>X. Zhao; K. Langlois; J. Furst; S. McClellan; R. Fleur; Y. An; X. Hu; F. Uribe-Romo; D. Gualdron; J. Greenberg</text:p>
          </table:table-cell>
          <table:table-cell table:style-name="ce7" office:value-type="string" calcext:value-type="string">
            <text:p>Metadata Research Center, Drexel University, Philadelphia, USA; Department of Chemistry, University of Central Florida, Orlando, USA; Department of Chemistry, University of Central Florida, Orlando, USA; Metadata Research Center, Drexel University, Philadelphia, USA; Metadata Research Center, Drexel University, Philadelphia, USA; Metadata Research Center, Drexel University, Philadelphia, USA; Metadata Research Center, Drexel University, Philadelphia, USA; Department of Chemistry, University of Central Florida, Orlando, USA; Chemical and Biological Engineering, Colorado School of Mines, Golden, USA; Metadata Research Center, Drexel University, Philadelphia, USA</text:p>
          </table:table-cell>
          <table:table-cell table:style-name="ce7" office:value-type="string" calcext:value-type="string">
            <text:p>2023 IEEE International Conference on Big Data (BigData)</text:p>
          </table:table-cell>
          <table:table-cell table:style-name="ce11" office:value-type="date" office:date-value="2024-01-22" calcext:value-type="date">
            <text:p>22 Jan 2024</text:p>
          </table:table-cell>
          <table:table-cell table:style-name="ce7" office:value-type="float" office:value="2023" calcext:value-type="float">
            <text:p>2023</text:p>
          </table:table-cell>
          <table:table-cell table:style-name="ce9" table:number-columns-repeated="2"/>
          <table:table-cell table:style-name="ce7" office:value-type="float" office:value="6320" calcext:value-type="float">
            <text:p>6320</text:p>
          </table:table-cell>
          <table:table-cell table:style-name="ce7" office:value-type="float" office:value="6321" calcext:value-type="float">
            <text:p>6321</text:p>
          </table:table-cell>
          <table:table-cell table:style-name="ce4" office:value-type="string" calcext:value-type="string">
            <text:p>Recent developments in Large Language Models (LLMs) have advanced the natural language processing (NLP) studies to a new era [1], [2], [4]–[6]. In generic domains, LLMs have become a key component in wide variety of state-of-the-art NLP tasks. In addition, prompt learning enables LLMs-based models to reach robust performance with much smaller training data.</text:p>
          </table:table-cell>
          <table:table-cell table:style-name="ce9"/>
          <table:table-cell table:style-name="ce7" office:value-type="string" calcext:value-type="string">
            <text:p>979-8-3503-2445-7</text:p>
          </table:table-cell>
          <table:table-cell table:style-name="ce7" office:value-type="string" calcext:value-type="string">
            <text:p>10.1109/BigData59044.2023.10386438</text:p>
          </table:table-cell>
          <table:table-cell table:style-name="ce9"/>
          <table:table-cell table:style-name="ce15" office:value-type="string" calcext:value-type="string">
            <text:p><text:a xlink:href="https://ieeexplore.ieee.org/stamp/stamp.jsp?arnumber=10386438" xlink:type="simple">https://ieeexplore.ieee.org/stamp/stamp.jsp?arnumber=10386438</text:a></text:p>
          </table:table-cell>
          <table:table-cell table:style-name="ce9"/>
          <table:table-cell table:style-name="ce7" office:value-type="string" calcext:value-type="string">
            <text:p>Materials science and technology;Training data;Big Data;Natural language processing;Data models;Labeling;Task analysis</text:p>
          </table:table-cell>
          <table:table-cell table:style-name="ce9" table:number-columns-repeated="3"/>
          <table:table-cell table:style-name="ce7" office:value-type="float" office:value="6" calcext:value-type="float">
            <text:p>6</text:p>
          </table:table-cell>
          <table:table-cell table:style-name="ce7" office:value-type="string" calcext:value-type="string">
            <text:p>IEEE</text:p>
          </table:table-cell>
          <table:table-cell table:style-name="ce11" office:value-type="date" office:date-value="2024-01-22" calcext:value-type="date">
            <text:p>22 Jan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NMT Enhancement based on Knowledge Graph Mining with Pre-trained Language Model</text:p>
          </table:table-cell>
          <table:table-cell table:style-name="ce7" office:value-type="string" calcext:value-type="string">
            <text:p>H. Yang; Y. Qin; Y. Deng; M. Wang</text:p>
          </table:table-cell>
          <table:table-cell table:style-name="ce7" office:value-type="string" calcext:value-type="string">
            <text:p>Translate Service Center, Huawei Co. Ltd., Beijing, China; Translate Service Center, Huawei Co. Ltd., Dongguan, China; Translate Service Center, Huawei Co. Ltd., Beijing, China; Translate Service Center, Huawei Co. Ltd., Beijing, China</text:p>
          </table:table-cell>
          <table:table-cell table:style-name="ce7" office:value-type="string" calcext:value-type="string">
            <text:p>2020 22nd International Conference on Advanced Communication Technology (ICACT)</text:p>
          </table:table-cell>
          <table:table-cell table:style-name="ce11" office:value-type="date" office:date-value="2020-04-09" calcext:value-type="date">
            <text:p>9 Apr 2020</text:p>
          </table:table-cell>
          <table:table-cell table:style-name="ce7" office:value-type="float" office:value="2020" calcext:value-type="float">
            <text:p>2020</text:p>
          </table:table-cell>
          <table:table-cell table:style-name="ce9" table:number-columns-repeated="2"/>
          <table:table-cell table:style-name="ce7" office:value-type="float" office:value="185" calcext:value-type="float">
            <text:p>185</text:p>
          </table:table-cell>
          <table:table-cell table:style-name="ce7" office:value-type="float" office:value="189" calcext:value-type="float">
            <text:p>189</text:p>
          </table:table-cell>
          <table:table-cell table:style-name="ce4" office:value-type="string" calcext:value-type="string">
            <text:p>Pre-trained language models like Bert, RoBERTa, GPT, etc. have achieved SOTA effects on multiple NLP tasks (e.g. sentiment classification, information extraction, event extraction, etc.). We propose a simple method based on knowledge graph to improve the quality of machine translation. First, we propose a multi-task learning model that learns subjects, objects, and predicates at the same time. Second, we treat different predicates as different fields, and improve the recognition ability of NMT models in different fields through classification labels. Finally, beam search combined with L2R, R2L rearranges results through entities. Based on the CWMT2018 experimental data, using the predicate's domain classification identifier, the BLUE score increased from 33.58% to 37.63%, and through L2R, R2L rearrangement, the BLEU score increased to 39.25%, overall improvement is more than 5 percentage.</text:p>
          </table:table-cell>
          <table:table-cell table:style-name="ce7" office:value-type="string" calcext:value-type="string">
            <text:p>1738-9445</text:p>
          </table:table-cell>
          <table:table-cell table:style-name="ce7" office:value-type="string" calcext:value-type="string">
            <text:p>979-11-88428-04-5</text:p>
          </table:table-cell>
          <table:table-cell table:style-name="ce7" office:value-type="string" calcext:value-type="string">
            <text:p>10.23919/ICACT48636.2020.9061292</text:p>
          </table:table-cell>
          <table:table-cell table:style-name="ce9"/>
          <table:table-cell table:style-name="ce15" office:value-type="string" calcext:value-type="string">
            <text:p><text:a xlink:href="https://ieeexplore.ieee.org/stamp/stamp.jsp?arnumber=9061292" xlink:type="simple">https://ieeexplore.ieee.org/stamp/stamp.jsp?arnumber=9061292</text:a></text:p>
          </table:table-cell>
          <table:table-cell table:style-name="ce7" office:value-type="string" calcext:value-type="string">
            <text:p>NMT;Pre-trained Language Model;Knowledge Graph</text:p>
          </table:table-cell>
          <table:table-cell table:style-name="ce7" office:value-type="string" calcext:value-type="string">
            <text:p>Training;Optimization;Biological system modeling;Task analysis;Information retrieval;Mathematical model;Data models</text:p>
          </table:table-cell>
          <table:table-cell table:style-name="ce9" table:number-columns-repeated="3"/>
          <table:table-cell table:style-name="ce7" office:value-type="float" office:value="16" calcext:value-type="float">
            <text:p>16</text:p>
          </table:table-cell>
          <table:table-cell table:style-name="ce9"/>
          <table:table-cell table:style-name="ce11" office:value-type="date" office:date-value="2020-04-09" calcext:value-type="date">
            <text:p>9 Apr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Clinical text analysis using machine learning methods</text:p>
          </table:table-cell>
          <table:table-cell table:style-name="ce7" office:value-type="string" calcext:value-type="string">
            <text:p>K. P. Chodey; G. Hu</text:p>
          </table:table-cell>
          <table:table-cell table:style-name="ce7" office:value-type="string" calcext:value-type="string">
            <text:p>Department of Computer Science, Central Michigan University, Michiga, USA; Department of Computer Science, Central Michigan University, Michiga, USA</text:p>
          </table:table-cell>
          <table:table-cell table:style-name="ce7" office:value-type="string" calcext:value-type="string">
            <text:p>2016 IEEE/ACIS 15th International Conference on Computer and Information Science (ICIS)</text:p>
          </table:table-cell>
          <table:table-cell table:style-name="ce11" office:value-type="date" office:date-value="2016-08-25" calcext:value-type="date">
            <text:p>25 Aug 2016</text:p>
          </table:table-cell>
          <table:table-cell table:style-name="ce7" office:value-type="float" office:value="2016" calcext:value-type="float">
            <text:p>2016</text:p>
          </table:table-cell>
          <table:table-cell table:style-name="ce9" table:number-columns-repeated="2"/>
          <table:table-cell table:style-name="ce7" office:value-type="float" office:value="1" calcext:value-type="float">
            <text:p>1</text:p>
          </table:table-cell>
          <table:table-cell table:style-name="ce7" office:value-type="float" office:value="6" calcext:value-type="float">
            <text:p>6</text:p>
          </table:table-cell>
          <table:table-cell table:style-name="ce4" office:value-type="string" calcext:value-type="string">
            <text:p>SemEval (Semantic Evaluation) is an annual workshop where attendees participate in a series of evaluations (competitions) of computational semantic analysis for natural language processing (NLP). The series evaluations include 10-20 tasks each year. In this paper we present our entry to the SemEval-2014 Task 7 on the Analysis of Clinical Text evaluation. The main aim of this task is to analyze large amounts of clinical data and to find the mentions of clinical disorders. This task consists of two sub tasks: a) named entity recognition i.e, identifying disorder concepts that belong to Unified Medical Language System (UMLS) semantic group; and b) normalization, i.e, mapping mentions of disorders to UMLS Concept Unique Identifier (CUI). In this paper, we present a supervised machine learning system for prediction of disorder named entities based on the conditional random field model. The data set provided by the Task 7 organizer was used to evaluate our model.</text:p>
          </table:table-cell>
          <table:table-cell table:style-name="ce9"/>
          <table:table-cell table:style-name="ce7" office:value-type="string" calcext:value-type="string">
            <text:p>978-1-5090-0806-3</text:p>
          </table:table-cell>
          <table:table-cell table:style-name="ce7" office:value-type="string" calcext:value-type="string">
            <text:p>10.1109/ICIS.2016.7550908</text:p>
          </table:table-cell>
          <table:table-cell table:style-name="ce9"/>
          <table:table-cell table:style-name="ce15" office:value-type="string" calcext:value-type="string">
            <text:p><text:a xlink:href="https://ieeexplore.ieee.org/stamp/stamp.jsp?arnumber=7550908" xlink:type="simple">https://ieeexplore.ieee.org/stamp/stamp.jsp?arnumber=7550908</text:a></text:p>
          </table:table-cell>
          <table:table-cell table:style-name="ce7" office:value-type="string" calcext:value-type="string">
            <text:p>natural language processing;semantic evaluation;clinical text analysis;conditional random fields</text:p>
          </table:table-cell>
          <table:table-cell table:style-name="ce7" office:value-type="string" calcext:value-type="string">
            <text:p>Unified modeling language;Semantics;Natural language processing;Feature extraction;Testing;Text analysis;Training data</text:p>
          </table:table-cell>
          <table:table-cell table:style-name="ce9"/>
          <table:table-cell table:style-name="ce7" office:value-type="float" office:value="4" calcext:value-type="float">
            <text:p>4</text:p>
          </table:table-cell>
          <table:table-cell table:style-name="ce9"/>
          <table:table-cell table:style-name="ce7" office:value-type="float" office:value="24" calcext:value-type="float">
            <text:p>24</text:p>
          </table:table-cell>
          <table:table-cell table:style-name="ce7" office:value-type="string" calcext:value-type="string">
            <text:p>IEEE</text:p>
          </table:table-cell>
          <table:table-cell table:style-name="ce11" office:value-type="date" office:date-value="2016-08-25" calcext:value-type="date">
            <text:p>25 Aug 2016</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Semantic Source Code Models Using Identifier Embeddings</text:p>
          </table:table-cell>
          <table:table-cell table:style-name="ce2" office:value-type="string" calcext:value-type="string">
            <text:p>V. Efstathiou; D. Spinellis</text:p>
          </table:table-cell>
          <table:table-cell table:style-name="ce2" office:value-type="string" calcext:value-type="string">
            <text:p>Athens University of Economics and Business; Athens University of Economics and Business</text:p>
          </table:table-cell>
          <table:table-cell table:style-name="ce2" office:value-type="string" calcext:value-type="string">
            <text:p>2019 IEEE/ACM 16th International Conference on Mining Software Repositories (MSR)</text:p>
          </table:table-cell>
          <table:table-cell table:style-name="ce10" office:value-type="date" office:date-value="2019-08-29" calcext:value-type="date">
            <text:p>29 Aug 2019</text:p>
          </table:table-cell>
          <table:table-cell table:style-name="ce2" office:value-type="float" office:value="2019" calcext:value-type="float">
            <text:p>2019</text:p>
          </table:table-cell>
          <table:table-cell table:style-name="ce12" table:number-columns-repeated="2"/>
          <table:table-cell table:style-name="ce2" office:value-type="float" office:value="29" calcext:value-type="float">
            <text:p>29</text:p>
          </table:table-cell>
          <table:table-cell table:style-name="ce2" office:value-type="float" office:value="33" calcext:value-type="float">
            <text:p>33</text:p>
          </table:table-cell>
          <table:table-cell table:style-name="ce3" office:value-type="string" calcext:value-type="string">
            <text:p>The emergence of online open source repositories in the recent years has led to an explosion in the volume of openly available source code, coupled with metadata that relate to a variety of software development activities. As an effect, in line with recent advances in machine learning research, software maintenance activities are switching from symbolic formal methods to data-driven methods. In this context, the rich semantics hidden in source code identifiers provide opportunities for building semantic representations of code which can assist tasks of code search and reuse. To this end, we deliver in the form of pretrained vector space models, distributed code representations for six popular programming languages, namely, Java, Python, PHP, C, C++, and C#. The models are produced using fastText, a state-of-the-art library for learning word representations. Each model is trained on data from a single programming language; the code mined for producing all models amounts to over 13.000 repositories. We indicate dissimilarities between natural language and source code, as well as variations in coding conventions in between the different programming languages we processed. We describe how these heterogeneities guided the data preprocessing decisions we took and the selection of the training parameters in the released models. Finally, we propose potential applications of the models and discuss limitations of the models.</text:p>
          </table:table-cell>
          <table:table-cell table:style-name="ce2" office:value-type="string" calcext:value-type="string">
            <text:p>2574-3864</text:p>
          </table:table-cell>
          <table:table-cell table:style-name="ce2" office:value-type="string" calcext:value-type="string">
            <text:p>978-1-7281-3412-3</text:p>
          </table:table-cell>
          <table:table-cell table:style-name="ce2" office:value-type="string" calcext:value-type="string">
            <text:p>10.1109/MSR.2019.00015</text:p>
          </table:table-cell>
          <table:table-cell table:style-name="ce12"/>
          <table:table-cell table:style-name="ce14" office:value-type="string" calcext:value-type="string">
            <text:p><text:a xlink:href="https://ieeexplore.ieee.org/stamp/stamp.jsp?arnumber=8816775" xlink:type="simple">https://ieeexplore.ieee.org/stamp/stamp.jsp?arnumber=8816775</text:a></text:p>
          </table:table-cell>
          <table:table-cell table:style-name="ce2" office:value-type="string" calcext:value-type="string">
            <text:p>fastText;Code Semantics;Vector Space Models;Semantic Similarity</text:p>
          </table:table-cell>
          <table:table-cell table:style-name="ce2" office:value-type="string" calcext:value-type="string">
            <text:p>Semantics;Computer languages;Natural languages;Biological system modeling;Task analysis;Software;Data models</text:p>
          </table:table-cell>
          <table:table-cell table:style-name="ce12"/>
          <table:table-cell table:style-name="ce2" office:value-type="float" office:value="14" calcext:value-type="float">
            <text:p>14</text:p>
          </table:table-cell>
          <table:table-cell table:style-name="ce12"/>
          <table:table-cell table:style-name="ce2" office:value-type="float" office:value="45" calcext:value-type="float">
            <text:p>45</text:p>
          </table:table-cell>
          <table:table-cell table:style-name="ce2" office:value-type="string" calcext:value-type="string">
            <text:p>IEEE</text:p>
          </table:table-cell>
          <table:table-cell table:style-name="ce10" office:value-type="date" office:date-value="2019-08-29" calcext:value-type="date">
            <text:p>29 Aug 2019</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table-cell table:style-name="ce3" office:value-type="string" calcext:value-type="string">
            <text:p>Open-Vocabulary Models for Source Code (Extended Abstract)</text:p>
          </table:table-cell>
          <table:table-cell table:style-name="ce2" office:value-type="string" calcext:value-type="string">
            <text:p>R. -M. Karampatsis; H. Babii; R. Robbes; C. Sutton; A. Janes</text:p>
          </table:table-cell>
          <table:table-cell table:style-name="ce2" office:value-type="string" calcext:value-type="string">
            <text:p>University of Edinburgh, Edinburgh, United Kingdom; Free University of Bozen-Bolzano, Bozen-Bolzano, Italy; Free University of Bozen-Bolzano, Bozen-Bolzano, Italy; Google AI, University of Edinburgh and The Alan Turing Institute, Mountain View, CA, United States; Free University of Bozen-Bolzano, Bozen-Bolzano, Italy</text:p>
          </table:table-cell>
          <table:table-cell table:style-name="ce2" office:value-type="string" calcext:value-type="string">
            <text:p>2020 IEEE/ACM 42nd International Conference on Software Engineering: Companion Proceedings (ICSE-Companion)</text:p>
          </table:table-cell>
          <table:table-cell table:style-name="ce2" office:value-type="string" calcext:value-type="string">
            <text:p>1 Dec 2020</text:p>
          </table:table-cell>
          <table:table-cell table:style-name="ce2" office:value-type="float" office:value="2020" calcext:value-type="float">
            <text:p>2020</text:p>
          </table:table-cell>
          <table:table-cell table:style-name="ce12" table:number-columns-repeated="2"/>
          <table:table-cell table:style-name="ce2" office:value-type="float" office:value="294" calcext:value-type="float">
            <text:p>294</text:p>
          </table:table-cell>
          <table:table-cell table:style-name="ce2" office:value-type="float" office:value="295" calcext:value-type="float">
            <text:p>295</text:p>
          </table:table-cell>
          <table:table-cell table:style-name="ce3" office:value-type="string" calcext:value-type="string">
            <text:p>Statistical language modeling techniques have successfully been applied to large source code corpora, yielding a variety of new software development tools, such as tools for code suggestion, improving readability, and API migration. A major issue with these techniques is that code introduces new vocabulary at a far higher rate than natural language, as new identifier names proliferate. Both large vocabularies and out-of-vocabulary issues severely affect Neural Language Models (NLMs) of source code, degrading their performance and rendering them unable to scale.In this paper, we address this issue by: 1) studying how various modelling choices impact the resulting vocabulary on a large-scale corpus of 13,362 projects; 2) presenting an open vocabulary source code NLM that can scale to such a corpus, 100 times larger than in previous work, and outperforms the state of the art. To our knowledge, this is the largest NLM for code that has been reported.</text:p>
          </table:table-cell>
          <table:table-cell table:style-name="ce2" office:value-type="string" calcext:value-type="string">
            <text:p>2574-1926</text:p>
          </table:table-cell>
          <table:table-cell table:style-name="ce2" office:value-type="string" calcext:value-type="string">
            <text:p>978-1-4503-7122-3</text:p>
          </table:table-cell>
          <table:table-cell table:style-name="ce12"/>
          <table:table-cell table:style-name="ce2" office:value-type="string" calcext:value-type="string">
            <text:p>Engineering and Physical Sciences Research Council; </text:p>
          </table:table-cell>
          <table:table-cell table:style-name="ce14" office:value-type="string" calcext:value-type="string">
            <text:p><text:a xlink:href="https://ieeexplore.ieee.org/stamp/stamp.jsp?arnumber=9270359" xlink:type="simple">https://ieeexplore.ieee.org/stamp/stamp.jsp?arnumber=9270359</text:a></text:p>
          </table:table-cell>
          <table:table-cell table:style-name="ce2" office:value-type="string" calcext:value-type="string">
            <text:p>Naturalness of code;Neural Language Models;Byte-Pair Encoding</text:p>
          </table:table-cell>
          <table:table-cell table:style-name="ce2" office:value-type="string" calcext:value-type="string">
            <text:p>Vocabulary;Training;Computational modeling;Adaptation models;Software engineering;Software;Training data</text:p>
          </table:table-cell>
          <table:table-cell table:style-name="ce12" table:number-columns-repeated="3"/>
          <table:table-cell table:style-name="ce2" office:value-type="float" office:value="7" calcext:value-type="float">
            <text:p>7</text:p>
          </table:table-cell>
          <table:table-cell table:style-name="ce12"/>
          <table:table-cell table:style-name="ce2" office:value-type="string" calcext:value-type="string">
            <text:p>1 Dec 2020</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ARCA -- Automated Analysis of AUTOSAR Meta-model Changes</text:p>
          </table:table-cell>
          <table:table-cell table:style-name="ce7" office:value-type="string" calcext:value-type="string">
            <text:p>D. Durisic; M. Staron; M. Tichy</text:p>
          </table:table-cell>
          <table:table-cell table:style-name="ce7" office:value-type="string" calcext:value-type="string">
            <text:p>Dept. of Electrical Systems Design, Volvo Car Corporation, Gothenburg, Sweden; Software Engineering Division Chalmers, University of Gothenburg, Gothenburg, Sweden; Software Engineering Division Chalmers, University of Gothenburg, Gothenburg, Sweden</text:p>
          </table:table-cell>
          <table:table-cell table:style-name="ce7" office:value-type="string" calcext:value-type="string">
            <text:p>2015 IEEE/ACM 7th International Workshop on Modeling in Software Engineering</text:p>
          </table:table-cell>
          <table:table-cell table:style-name="ce7" office:value-type="string" calcext:value-type="string">
            <text:p>27 Jul 2015</text:p>
          </table:table-cell>
          <table:table-cell table:style-name="ce7" office:value-type="float" office:value="2015" calcext:value-type="float">
            <text:p>2015</text:p>
          </table:table-cell>
          <table:table-cell table:style-name="ce9" table:number-columns-repeated="2"/>
          <table:table-cell table:style-name="ce7" office:value-type="float" office:value="30" calcext:value-type="float">
            <text:p>30</text:p>
          </table:table-cell>
          <table:table-cell table:style-name="ce7" office:value-type="float" office:value="35" calcext:value-type="float">
            <text:p>35</text:p>
          </table:table-cell>
          <table:table-cell table:style-name="ce4" office:value-type="string" calcext:value-type="string">
            <text:p>The software architecture of automotive software systems on the European market and wider is designed following the AUTOSAR standard. This requires continuous adoption of new AUTOSAR releases in the development projects in order to enable new innovative solutions in cars. Under these circumstances, the analysis of impact of the AUTOSAR meta-model changes on the modeling tools used in the development is crucial for avoiding delays and increased cost. However due to tens of new features combined with thousands of meta-model changes between consecutive releases of AUTOSAR, tool support is needed for such analysis. In this paper we present a systematic method and a tool - ARCA - for automated analysis of the AUTOSAR meta-model changes. The tool is able to identify relevant changes affecting modeling tools used by different roles in the development process and present the optimal set of new features to be adopted in the projects. The goal of the tool is to enable faster and cheaper software innovation cycles in cars.</text:p>
          </table:table-cell>
          <table:table-cell table:style-name="ce7" office:value-type="string" calcext:value-type="string">
            <text:p>2156-7891</text:p>
          </table:table-cell>
          <table:table-cell table:style-name="ce7" office:value-type="string" calcext:value-type="string">
            <text:p>978-1-4673-7055-4</text:p>
          </table:table-cell>
          <table:table-cell table:style-name="ce7" office:value-type="string" calcext:value-type="string">
            <text:p>10.1109/MiSE.2015.13</text:p>
          </table:table-cell>
          <table:table-cell table:style-name="ce9"/>
          <table:table-cell table:style-name="ce15" office:value-type="string" calcext:value-type="string">
            <text:p><text:a xlink:href="https://ieeexplore.ieee.org/stamp/stamp.jsp?arnumber=7167399" xlink:type="simple">https://ieeexplore.ieee.org/stamp/stamp.jsp?arnumber=7167399</text:a></text:p>
          </table:table-cell>
          <table:table-cell table:style-name="ce9"/>
          <table:table-cell table:style-name="ce7" office:value-type="string" calcext:value-type="string">
            <text:p>Measurement;Software;Analytical models;Automotive engineering;Couplings;Complexity theory;Unified modeling language</text:p>
          </table:table-cell>
          <table:table-cell table:style-name="ce9"/>
          <table:table-cell table:style-name="ce7" office:value-type="float" office:value="6" calcext:value-type="float">
            <text:p>6</text:p>
          </table:table-cell>
          <table:table-cell table:style-name="ce7" office:value-type="float" office:value="3" calcext:value-type="float">
            <text:p>3</text:p>
          </table:table-cell>
          <table:table-cell table:style-name="ce7" office:value-type="float" office:value="19" calcext:value-type="float">
            <text:p>19</text:p>
          </table:table-cell>
          <table:table-cell table:style-name="ce7" office:value-type="string" calcext:value-type="string">
            <text:p>IEEE</text:p>
          </table:table-cell>
          <table:table-cell table:style-name="ce7" office:value-type="string" calcext:value-type="string">
            <text:p>27 Jul 2015</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SentiNet: A Robust and Multilingual Sentiment Analysis System with Transfer Learning and Adversarial Training Techniques</text:p>
          </table:table-cell>
          <table:table-cell table:style-name="ce7" office:value-type="string" calcext:value-type="string">
            <text:p>B. H.R.A.M.K; A. M.M.Z; A. Gamage; D. S. S.H.D.Y; A. M.A.R; A. Caldera</text:p>
          </table:table-cell>
          <table:table-cell table:style-name="ce7" office:value-type="string" calcext:value-type="string">
            <text:p>Department of Information Technology, Sri Lanka Institute of Information Technology, Malabe, Sri Lanka; Department of Information Technology, Sri Lanka Institute of Information Technology, Malabe, Sri Lanka; Department of Information Technology, Sri Lanka Institute of Information Technology, Malabe, Sri Lanka; Department of Information Technology, Sri Lanka Institute of Information Technology, Malabe, Sri Lanka; Department of Information Technology, Sri Lanka Institute of Information Technology, Malabe, Sri Lanka; Department of Information Technology, Sri Lanka Institute of Information Technology, Malabe, Sri Lanka</text:p>
          </table:table-cell>
          <table:table-cell table:style-name="ce7" office:value-type="string" calcext:value-type="string">
            <text:p>2023 5th International Conference on Advancements in Computing (ICAC)</text:p>
          </table:table-cell>
          <table:table-cell table:style-name="ce11" office:value-type="date" office:date-value="2024-02-12" calcext:value-type="date">
            <text:p>12 Feb 2024</text:p>
          </table:table-cell>
          <table:table-cell table:style-name="ce7" office:value-type="float" office:value="2023" calcext:value-type="float">
            <text:p>2023</text:p>
          </table:table-cell>
          <table:table-cell table:style-name="ce9" table:number-columns-repeated="2"/>
          <table:table-cell table:style-name="ce7" office:value-type="float" office:value="549" calcext:value-type="float">
            <text:p>549</text:p>
          </table:table-cell>
          <table:table-cell table:style-name="ce7" office:value-type="float" office:value="554" calcext:value-type="float">
            <text:p>554</text:p>
          </table:table-cell>
          <table:table-cell table:style-name="ce4" office:value-type="string" calcext:value-type="string">
            <text:p>Sentiment analysis, the task of automatically classifying the sentiment expressed in a text, plays a vital role in understanding public opinion and sentiment trends across various domains and languages. However, developing robust and multilingual sentiment analysis systems remains a challenging task due to the scarcity of labeled data and the linguistic complexities across different languages. This research paper introduces SentiNet, a novel sentiment analysis system that addresses these challenges through the integration of four-component framework for sentiment analysis. The Emotional Identifier accurately classifies emotions using advanced deep learning models. The Model Consistency Enhancer reduces biases and inconsistencies by combining multiple sentiment classifiers and subjecting them to adversarial attack testing. The SentSim Generator generates contextually similar sentences to enrich the analysis. cross-lingual sentiment transfer tool that can modify the sentiment of a text across multiple languages while preserving its meaning. Extensive evaluations on benchmark datasets demonstrate the superiority of SentiNet over state-of-the-art methods, with improved emotion detection, enhanced model consistency, and diverse sentence variations. SentiNet contributes to sentiment analysis advancements and establishes itself as a powerful tool for accurate sentiment analysis. The framework's applicability extends to various domains requiring sentiment analysis for decision-making and understanding user sentiments.</text:p>
          </table:table-cell>
          <table:table-cell table:style-name="ce7" office:value-type="string" calcext:value-type="string">
            <text:p>2837-5424</text:p>
          </table:table-cell>
          <table:table-cell table:style-name="ce7" office:value-type="string" calcext:value-type="string">
            <text:p>979-8-3503-5813-1</text:p>
          </table:table-cell>
          <table:table-cell table:style-name="ce7" office:value-type="string" calcext:value-type="string">
            <text:p>10.1109/ICAC60630.2023.10417466</text:p>
          </table:table-cell>
          <table:table-cell table:style-name="ce9"/>
          <table:table-cell table:style-name="ce15" office:value-type="string" calcext:value-type="string">
            <text:p><text:a xlink:href="https://ieeexplore.ieee.org/stamp/stamp.jsp?arnumber=10417466" xlink:type="simple">https://ieeexplore.ieee.org/stamp/stamp.jsp?arnumber=10417466</text:a></text:p>
          </table:table-cell>
          <table:table-cell table:style-name="ce7" office:value-type="string" calcext:value-type="string">
            <text:p>sentiment analysis;emotional identification;model consistency;sentence variation;deep learning;ensemble learning;generative models</text:p>
          </table:table-cell>
          <table:table-cell table:style-name="ce7" office:value-type="string" calcext:value-type="string">
            <text:p>Sentiment analysis;Analytical models;Computational modeling;Predictive models;User experience;Reliability;Task analysis</text:p>
          </table:table-cell>
          <table:table-cell table:style-name="ce9" table:number-columns-repeated="3"/>
          <table:table-cell table:style-name="ce7" office:value-type="float" office:value="16" calcext:value-type="float">
            <text:p>16</text:p>
          </table:table-cell>
          <table:table-cell table:style-name="ce7" office:value-type="string" calcext:value-type="string">
            <text:p>IEEE</text:p>
          </table:table-cell>
          <table:table-cell table:style-name="ce11" office:value-type="date" office:date-value="2024-02-12" calcext:value-type="date">
            <text:p>12 Feb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GENERATING SIMULATION EXPERIMENTS BASED ON MODEL DOCUMENTATIONS AND TEMPLATES</text:p>
          </table:table-cell>
          <table:table-cell table:style-name="ce7" office:value-type="string" calcext:value-type="string">
            <text:p>A. Ruscheinski; K. Budde; T. Warnke; P. Wilsdorf; B. C. Hiller; M. Dombrowsky; A. M. Uhrmacher</text:p>
          </table:table-cell>
          <table:table-cell table:style-name="ce7" office:value-type="string" calcext:value-type="string">
            <text:p>Institute of Computer Science, University of Rostock, Rostock, GERMANY; Institute of Computer Science, University of Rostock, Rostock, GERMANY; Institute of Computer Science, University of Rostock, Rostock, GERMANY; Institute of Computer Science, University of Rostock, Rostock, GERMANY; Institute of Computer Science, University of Rostock, Rostock, GERMANY; Institute of Computer Science, University of Rostock, Rostock, GERMANY; Institute of Computer Science, University of Rostock, Rostock, GERMANY</text:p>
          </table:table-cell>
          <table:table-cell table:style-name="ce7" office:value-type="string" calcext:value-type="string">
            <text:p>2018 Winter Simulation Conference (WSC)</text:p>
          </table:table-cell>
          <table:table-cell table:style-name="ce11" office:value-type="date" office:date-value="2019-02-03" calcext:value-type="date">
            <text:p>3 Feb 2019</text:p>
          </table:table-cell>
          <table:table-cell table:style-name="ce7" office:value-type="float" office:value="2018" calcext:value-type="float">
            <text:p>2018</text:p>
          </table:table-cell>
          <table:table-cell table:style-name="ce9" table:number-columns-repeated="2"/>
          <table:table-cell table:style-name="ce7" office:value-type="float" office:value="715" calcext:value-type="float">
            <text:p>715</text:p>
          </table:table-cell>
          <table:table-cell table:style-name="ce7" office:value-type="float" office:value="726" calcext:value-type="float">
            <text:p>726</text:p>
          </table:table-cell>
          <table:table-cell table:style-name="ce4" office:value-type="string" calcext:value-type="string">
            <text:p>An increasing number of approaches for specifying and executing simulation experiments emphasizes the desire to make this part of modeling and simulation studies explicit, and thus, also easier to replicate. We take this one step further by automatically generating simulation experiment specifications from documentations. Based on a template-based approach and documentations, we show how simulation experiment specifications can be generated and executed for experiments, such as statistical model checking and sensitivity analysis, and we identify crucial challenges.</text:p>
          </table:table-cell>
          <table:table-cell table:style-name="ce7" office:value-type="string" calcext:value-type="string">
            <text:p>1558-4305</text:p>
          </table:table-cell>
          <table:table-cell table:style-name="ce7" office:value-type="string" calcext:value-type="string">
            <text:p>978-1-5386-6572-5</text:p>
          </table:table-cell>
          <table:table-cell table:style-name="ce7" office:value-type="string" calcext:value-type="string">
            <text:p>10.1109/WSC.2018.8632515</text:p>
          </table:table-cell>
          <table:table-cell table:style-name="ce9"/>
          <table:table-cell table:style-name="ce15" office:value-type="string" calcext:value-type="string">
            <text:p><text:a xlink:href="https://ieeexplore.ieee.org/stamp/stamp.jsp?arnumber=8632515" xlink:type="simple">https://ieeexplore.ieee.org/stamp/stamp.jsp?arnumber=8632515</text:a></text:p>
          </table:table-cell>
          <table:table-cell table:style-name="ce9"/>
          <table:table-cell table:style-name="ce7" office:value-type="string" calcext:value-type="string">
            <text:p>Analytical models;Data models;Documentation;Biological system modeling;Sensitivity analysis;Model checking;Adaptation models</text:p>
          </table:table-cell>
          <table:table-cell table:style-name="ce9"/>
          <table:table-cell table:style-name="ce7" office:value-type="float" office:value="7" calcext:value-type="float">
            <text:p>7</text:p>
          </table:table-cell>
          <table:table-cell table:style-name="ce9"/>
          <table:table-cell table:style-name="ce7" office:value-type="float" office:value="32" calcext:value-type="float">
            <text:p>32</text:p>
          </table:table-cell>
          <table:table-cell table:style-name="ce7" office:value-type="string" calcext:value-type="string">
            <text:p>IEEE</text:p>
          </table:table-cell>
          <table:table-cell table:style-name="ce11" office:value-type="date" office:date-value="2019-02-03" calcext:value-type="date">
            <text:p>3 Feb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Contextualizing Rename Decisions using Refactorings and Commit Messages</text:p>
          </table:table-cell>
          <table:table-cell table:style-name="ce2" office:value-type="string" calcext:value-type="string">
            <text:p>A. Peruma; M. W. Mkaouer; M. J. Decker; C. D. Newman</text:p>
          </table:table-cell>
          <table:table-cell table:style-name="ce2" office:value-type="string" calcext:value-type="string">
            <text:p>Rochester Institute of Technology, Rochester, NY, USA; Rochester Institute of Technology, Rochester, NY, USA; Bowling Green State University, Bowling Green, OH, USA; Rochester Institute of Technology, Rochester, NY, USA</text:p>
          </table:table-cell>
          <table:table-cell table:style-name="ce2" office:value-type="string" calcext:value-type="string">
            <text:p>2019 19th International Working Conference on Source Code Analysis and Manipulation (SCAM)</text:p>
          </table:table-cell>
          <table:table-cell table:style-name="ce2" office:value-type="string" calcext:value-type="string">
            <text:p>12 Dec 2019</text:p>
          </table:table-cell>
          <table:table-cell table:style-name="ce2" office:value-type="float" office:value="2019" calcext:value-type="float">
            <text:p>2019</text:p>
          </table:table-cell>
          <table:table-cell table:style-name="ce12" table:number-columns-repeated="2"/>
          <table:table-cell table:style-name="ce2" office:value-type="float" office:value="74" calcext:value-type="float">
            <text:p>74</text:p>
          </table:table-cell>
          <table:table-cell table:style-name="ce2" office:value-type="float" office:value="85" calcext:value-type="float">
            <text:p>85</text:p>
          </table:table-cell>
          <table:table-cell table:style-name="ce3" office:value-type="string" calcext:value-type="string">
            <text:p>Identifier names are the atoms of comprehension; weak identifier names decrease productivity by increasing the chance that developers make mistakes and increasing the time taken to understand chunks of code. Therefore, it is vital to support developers in naming, and renaming, identifiers. In this paper, we study how terms in an identifier change during the application of rename refactorings and contextualize these changes using co-occurring refactorings and commit messages. The goal of this work is to understand how different development activities affect the type of changes applied to names during a rename. Results of this study can help researchers understand more about developers' naming habits and support developers in determining when to rename and what words to use.</text:p>
          </table:table-cell>
          <table:table-cell table:style-name="ce2" office:value-type="string" calcext:value-type="string">
            <text:p>2470-6892</text:p>
          </table:table-cell>
          <table:table-cell table:style-name="ce2" office:value-type="string" calcext:value-type="string">
            <text:p>978-1-7281-4937-0</text:p>
          </table:table-cell>
          <table:table-cell table:style-name="ce2" office:value-type="string" calcext:value-type="string">
            <text:p>10.1109/SCAM.2019.00017</text:p>
          </table:table-cell>
          <table:table-cell table:style-name="ce12"/>
          <table:table-cell table:style-name="ce14" office:value-type="string" calcext:value-type="string">
            <text:p><text:a xlink:href="https://ieeexplore.ieee.org/stamp/stamp.jsp?arnumber=8930840" xlink:type="simple">https://ieeexplore.ieee.org/stamp/stamp.jsp?arnumber=8930840</text:a></text:p>
          </table:table-cell>
          <table:table-cell table:style-name="ce2" office:value-type="string" calcext:value-type="string">
            <text:p>Program Comprehension, Identifier Names, Rename Refactoring</text:p>
          </table:table-cell>
          <table:table-cell table:style-name="ce2" office:value-type="string" calcext:value-type="string">
            <text:p>Taxonomy;Semantics;Software;Context modeling;Productivity;Static analysis;Analytical models</text:p>
          </table:table-cell>
          <table:table-cell table:style-name="ce12"/>
          <table:table-cell table:style-name="ce2" office:value-type="float" office:value="15" calcext:value-type="float">
            <text:p>15</text:p>
          </table:table-cell>
          <table:table-cell table:style-name="ce12"/>
          <table:table-cell table:style-name="ce2" office:value-type="float" office:value="71" calcext:value-type="float">
            <text:p>71</text:p>
          </table:table-cell>
          <table:table-cell table:style-name="ce2" office:value-type="string" calcext:value-type="string">
            <text:p>IEEE</text:p>
          </table:table-cell>
          <table:table-cell table:style-name="ce2" office:value-type="string" calcext:value-type="string">
            <text:p>12 Dec 2019</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table-cell table:style-name="ce3" office:value-type="string" calcext:value-type="string">
            <text:p>Modeling the Relationship Between Identifier Name and Behavior</text:p>
          </table:table-cell>
          <table:table-cell table:style-name="ce2" office:value-type="string" calcext:value-type="string">
            <text:p>C. D. Newman; A. Preuma; R. AlSuhaibani</text:p>
          </table:table-cell>
          <table:table-cell table:style-name="ce2" office:value-type="string" calcext:value-type="string">
            <text:p>Rochester Institute of Technology, Rochester, NY, USA; Rochester Institute of Technology, Rochester, NY, USA; Kent State University, Kent, OH, USA, Prince Sultan University, Riyadh, Saudi Arabia</text:p>
          </table:table-cell>
          <table:table-cell table:style-name="ce2" office:value-type="string" calcext:value-type="string">
            <text:p>2019 IEEE International Conference on Software Maintenance and Evolution (ICSME)</text:p>
          </table:table-cell>
          <table:table-cell table:style-name="ce2" office:value-type="string" calcext:value-type="string">
            <text:p>5 Dec 2019</text:p>
          </table:table-cell>
          <table:table-cell table:style-name="ce2" office:value-type="float" office:value="2019" calcext:value-type="float">
            <text:p>2019</text:p>
          </table:table-cell>
          <table:table-cell table:style-name="ce12" table:number-columns-repeated="2"/>
          <table:table-cell table:style-name="ce2" office:value-type="float" office:value="376" calcext:value-type="float">
            <text:p>376</text:p>
          </table:table-cell>
          <table:table-cell table:style-name="ce2" office:value-type="float" office:value="378" calcext:value-type="float">
            <text:p>378</text:p>
          </table:table-cell>
          <table:table-cell table:style-name="ce3" office:value-type="string" calcext:value-type="string">
            <text:p>This paper presents the features of a model that relates the natural language found in identifiers with program semantics. The model takes advantage of part of speech information and static-analysis-based program models to understand how different types of statically-derived semantics correlates with the natural language meaning of identifiers.</text:p>
          </table:table-cell>
          <table:table-cell table:style-name="ce2" office:value-type="string" calcext:value-type="string">
            <text:p>2576-3148</text:p>
          </table:table-cell>
          <table:table-cell table:style-name="ce2" office:value-type="string" calcext:value-type="string">
            <text:p>978-1-7281-3094-1</text:p>
          </table:table-cell>
          <table:table-cell table:style-name="ce2" office:value-type="string" calcext:value-type="string">
            <text:p>10.1109/ICSME.2019.00062</text:p>
          </table:table-cell>
          <table:table-cell table:style-name="ce12"/>
          <table:table-cell table:style-name="ce14" office:value-type="string" calcext:value-type="string">
            <text:p><text:a xlink:href="https://ieeexplore.ieee.org/stamp/stamp.jsp?arnumber=8919135" xlink:type="simple">https://ieeexplore.ieee.org/stamp/stamp.jsp?arnumber=8919135</text:a></text:p>
          </table:table-cell>
          <table:table-cell table:style-name="ce2" office:value-type="string" calcext:value-type="string">
            <text:p>Program Comprehension, Identifier Names, Static Analysis</text:p>
          </table:table-cell>
          <table:table-cell table:style-name="ce2" office:value-type="string" calcext:value-type="string">
            <text:p>Grammar;Semantics;Natural languages;Conferences;Software maintenance;Europe</text:p>
          </table:table-cell>
          <table:table-cell table:style-name="ce12"/>
          <table:table-cell table:style-name="ce2" office:value-type="float" office:value="4" calcext:value-type="float">
            <text:p>4</text:p>
          </table:table-cell>
          <table:table-cell table:style-name="ce12"/>
          <table:table-cell table:style-name="ce2" office:value-type="float" office:value="30" calcext:value-type="float">
            <text:p>30</text:p>
          </table:table-cell>
          <table:table-cell table:style-name="ce2" office:value-type="string" calcext:value-type="string">
            <text:p>IEEE</text:p>
          </table:table-cell>
          <table:table-cell table:style-name="ce2" office:value-type="string" calcext:value-type="string">
            <text:p>5 Dec 2019</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Place Identifiers: Describing Position, Location, and Virtual World References</text:p>
          </table:table-cell>
          <table:table-cell table:style-name="ce7" office:value-type="string" calcext:value-type="string">
            <text:p>R. Plews; S. Kawano</text:p>
          </table:table-cell>
          <table:table-cell table:style-name="ce7" office:value-type="string" calcext:value-type="string">
            <text:p>Consultant; Japan Information Processing Development Corporation (JIPDEC)</text:p>
          </table:table-cell>
          <table:table-cell table:style-name="ce7" office:value-type="string" calcext:value-type="string">
            <text:p>IEEE Pervasive Computing</text:p>
          </table:table-cell>
          <table:table-cell table:style-name="ce7" office:value-type="string" calcext:value-type="string">
            <text:p>23 Dec 2010</text:p>
          </table:table-cell>
          <table:table-cell table:style-name="ce7" office:value-type="float" office:value="2011" calcext:value-type="float">
            <text:p>2011</text:p>
          </table:table-cell>
          <table:table-cell table:style-name="ce7" office:value-type="float" office:value="10" calcext:value-type="float">
            <text:p>10</text:p>
          </table:table-cell>
          <table:table-cell table:style-name="ce7" office:value-type="float" office:value="1" calcext:value-type="float">
            <text:p>1</text:p>
          </table:table-cell>
          <table:table-cell table:style-name="ce7" office:value-type="float" office:value="90" calcext:value-type="float">
            <text:p>90</text:p>
          </table:table-cell>
          <table:table-cell table:style-name="ce7" office:value-type="float" office:value="93" calcext:value-type="float">
            <text:p>93</text:p>
          </table:table-cell>
          <table:table-cell table:style-name="ce4" office:value-type="string" calcext:value-type="string">
            <text:p>The concept of place is fundamental to our understanding of the world around us, but what constitutes place to one person might be quite different to someone else. Humans can easily differentiate between similar place identifiers, but it's difficult for machines to correctly distinguish these relationships. This impedes their discovery and retrieval of information. Two projects that focus on the representation of place information are introduced in this column. First, the Place Identifier Project, a conceptual project that defines a reference model and encoding method, together referred to as the Place Identifier (PI) Architecture. The second project described is an XML encoding grammar referred to as Schema for the Description of Place Information (PlaceXML). This technology specifies a structure to spatially organize descriptions and links to files containing various kinds of digital data.</text:p>
          </table:table-cell>
          <table:table-cell table:style-name="ce7" office:value-type="string" calcext:value-type="string">
            <text:p>1558-2590</text:p>
          </table:table-cell>
          <table:table-cell table:style-name="ce9"/>
          <table:table-cell table:style-name="ce7" office:value-type="string" calcext:value-type="string">
            <text:p>10.1109/MPRV.2011.8</text:p>
          </table:table-cell>
          <table:table-cell table:style-name="ce9"/>
          <table:table-cell table:style-name="ce15" office:value-type="string" calcext:value-type="string">
            <text:p><text:a xlink:href="https://ieeexplore.ieee.org/stamp/stamp.jsp?arnumber=5676149" xlink:type="simple">https://ieeexplore.ieee.org/stamp/stamp.jsp?arnumber=5676149</text:a></text:p>
          </table:table-cell>
          <table:table-cell table:style-name="ce7" office:value-type="string" calcext:value-type="string">
            <text:p>geo-enabling;ISO/TC 211;location;Place Identifier;position;spatial reference system;standardization;virtual world</text:p>
          </table:table-cell>
          <table:table-cell table:style-name="ce7" office:value-type="string" calcext:value-type="string">
            <text:p>Encoding;ISO standards;Unified modeling language;Geospatial analysis</text:p>
          </table:table-cell>
          <table:table-cell table:style-name="ce9"/>
          <table:table-cell table:style-name="ce7" office:value-type="float" office:value="3" calcext:value-type="float">
            <text:p>3</text:p>
          </table:table-cell>
          <table:table-cell table:style-name="ce9"/>
          <table:table-cell table:style-name="ce7" office:value-type="float" office:value="2" calcext:value-type="float">
            <text:p>2</text:p>
          </table:table-cell>
          <table:table-cell table:style-name="ce7" office:value-type="string" calcext:value-type="string">
            <text:p>IEEE</text:p>
          </table:table-cell>
          <table:table-cell table:style-name="ce7" office:value-type="string" calcext:value-type="string">
            <text:p>23 Dec 2010</text:p>
          </table:table-cell>
          <table:table-cell table:style-name="ce9" table:number-columns-repeated="2"/>
          <table:table-cell table:style-name="ce7" office:value-type="string" calcext:value-type="string">
            <text:p>IEEE</text:p>
          </table:table-cell>
          <table:table-cell table:style-name="ce7" office:value-type="string" calcext:value-type="string">
            <text:p>IEEE Magazin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n Pursuit of Babel - Multilingual End-to-End Spoken Language Understanding</text:p>
          </table:table-cell>
          <table:table-cell table:style-name="ce7" office:value-type="string" calcext:value-type="string">
            <text:p>M. Müller; S. Choudhary; C. Chung; A. Mouchtaris; S. Kunzmann</text:p>
          </table:table-cell>
          <table:table-cell table:style-name="ce7" office:value-type="string" calcext:value-type="string">
            <text:p>Amazon Alexa AI; Amazon Alexa AI; Amazon Alexa AI; Amazon Alexa AI; Amazon Alexa AI</text:p>
          </table:table-cell>
          <table:table-cell table:style-name="ce7" office:value-type="string" calcext:value-type="string">
            <text:p>2021 IEEE Automatic Speech Recognition and Understanding Workshop (ASRU)</text:p>
          </table:table-cell>
          <table:table-cell table:style-name="ce11" office:value-type="date" office:date-value="2022-02-03" calcext:value-type="date">
            <text:p>3 Feb 2022</text:p>
          </table:table-cell>
          <table:table-cell table:style-name="ce7" office:value-type="float" office:value="2021" calcext:value-type="float">
            <text:p>2021</text:p>
          </table:table-cell>
          <table:table-cell table:style-name="ce9" table:number-columns-repeated="2"/>
          <table:table-cell table:style-name="ce7" office:value-type="float" office:value="1042" calcext:value-type="float">
            <text:p>1042</text:p>
          </table:table-cell>
          <table:table-cell table:style-name="ce7" office:value-type="float" office:value="1049" calcext:value-type="float">
            <text:p>1049</text:p>
          </table:table-cell>
          <table:table-cell table:style-name="ce4" office:value-type="string" calcext:value-type="string">
            <text:p>End-to-end spoken language understanding (E2E SLU) systems predict the utterance semantics directly from speech. So far, to the best of our knowledge, E2E models have only been trained to recognize the semantics for a single language. In this work we introduce the first multilingual E2E SLU system and present results across three languages - English, Spanish and French. We propose a transformer-based, multilingual acoustic encoder to predict intents, that leverages pre-training for both acoustic and linguistic modalities of the SLU model. It learns a robust, cross-modal latent space using a pre-trained multilingual BERT as a semantic teacher. The best performing model achieves relative improvements of 7.2% in a single language setting, 5-6% in two, and 4-6% in three language settings. An intent-wise analysis shows that semantic supervision becomes more important for shorter utterances, while providing an explicit language identifier at the input leads to lower intent classification errors.</text:p>
          </table:table-cell>
          <table:table-cell table:style-name="ce9"/>
          <table:table-cell table:style-name="ce7" office:value-type="string" calcext:value-type="string">
            <text:p>978-1-6654-3739-4</text:p>
          </table:table-cell>
          <table:table-cell table:style-name="ce7" office:value-type="string" calcext:value-type="string">
            <text:p>10.1109/ASRU51503.2021.9688263</text:p>
          </table:table-cell>
          <table:table-cell table:style-name="ce9"/>
          <table:table-cell table:style-name="ce15" office:value-type="string" calcext:value-type="string">
            <text:p><text:a xlink:href="https://ieeexplore.ieee.org/stamp/stamp.jsp?arnumber=9688263" xlink:type="simple">https://ieeexplore.ieee.org/stamp/stamp.jsp?arnumber=9688263</text:a></text:p>
          </table:table-cell>
          <table:table-cell table:style-name="ce7" office:value-type="string" calcext:value-type="string">
            <text:p>spoken language understanding;multilingual;speech recognition;human-computer interaction</text:p>
          </table:table-cell>
          <table:table-cell table:style-name="ce7" office:value-type="string" calcext:value-type="string">
            <text:p>Training;Network topology;Semantics;Bit error rate;Tagging;Predictive models;Linguistics</text:p>
          </table:table-cell>
          <table:table-cell table:style-name="ce9"/>
          <table:table-cell table:style-name="ce7" office:value-type="float" office:value="3" calcext:value-type="float">
            <text:p>3</text:p>
          </table:table-cell>
          <table:table-cell table:style-name="ce9"/>
          <table:table-cell table:style-name="ce7" office:value-type="float" office:value="31" calcext:value-type="float">
            <text:p>31</text:p>
          </table:table-cell>
          <table:table-cell table:style-name="ce7" office:value-type="string" calcext:value-type="string">
            <text:p>IEEE</text:p>
          </table:table-cell>
          <table:table-cell table:style-name="ce11" office:value-type="date" office:date-value="2022-02-03" calcext:value-type="date">
            <text:p>3 Feb 202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EEE Standard for Functional Modeling Language - Syntax and Semantics for IDEF0</text:p>
          </table:table-cell>
          <table:table-cell table:style-name="ce9" table:number-columns-repeated="2"/>
          <table:table-cell table:style-name="ce7" office:value-type="string" calcext:value-type="string">
            <text:p>IEEE Std 1320.1-1998</text:p>
          </table:table-cell>
          <table:table-cell table:style-name="ce11" office:value-type="date" office:date-value="2002-08-06" calcext:value-type="date">
            <text:p>6 Aug 2002</text:p>
          </table:table-cell>
          <table:table-cell table:style-name="ce7" office:value-type="float" office:value="1998" calcext:value-type="float">
            <text:p>1998</text:p>
          </table:table-cell>
          <table:table-cell table:style-name="ce9" table:number-columns-repeated="2"/>
          <table:table-cell table:style-name="ce7" office:value-type="float" office:value="1" calcext:value-type="float">
            <text:p>1</text:p>
          </table:table-cell>
          <table:table-cell table:style-name="ce7" office:value-type="float" office:value="116" calcext:value-type="float">
            <text:p>116</text:p>
          </table:table-cell>
          <table:table-cell table:style-name="ce4" office:value-type="string" calcext:value-type="string">
            <text:p>Reaffirmed 2004. IDEF0 function modeling is designed to represent the decisions, actions, and activities of an existing or prospective organization or system. IDEF0 graphics and accompanying texts are presented in an organized and systematic way to gain understanding, support analysis, provide logic for potential changes, specify requirements, and support system-level design and integration activities. IDEF0 may be used to model a wide variety of systems, composed of people, machines, materials, computers, and information of all varieties and structured by the relationships among them, both automated and non-automated. For new systems, IDEF0 may be used first to define requirements and to specify functions to be carried out by the future system. As the basis of this architecture, IDEF0 may then be used to design an implementation that meets these requirements and performs these functions. For existing systems, IDEF0 can be used to analyze the functions that the system performs and to record the means by which these are done.</text:p>
          </table:table-cell>
          <table:table-cell table:style-name="ce9"/>
          <table:table-cell table:style-name="ce7" office:value-type="string" calcext:value-type="string">
            <text:p>978-0-7381-1369-2</text:p>
          </table:table-cell>
          <table:table-cell table:style-name="ce7" office:value-type="string" calcext:value-type="string">
            <text:p>10.1109/IEEESTD.1998.89198</text:p>
          </table:table-cell>
          <table:table-cell table:style-name="ce9"/>
          <table:table-cell table:style-name="ce15" office:value-type="string" calcext:value-type="string">
            <text:p><text:a xlink:href="https://ieeexplore.ieee.org/stamp/stamp.jsp?arnumber=749110" xlink:type="simple">https://ieeexplore.ieee.org/stamp/stamp.jsp?arnumber=749110</text:a></text:p>
          </table:table-cell>
          <table:table-cell table:style-name="ce7" office:value-type="string" calcext:value-type="string">
            <text:p>enterprise;functional modeling language;IDEF0;language;modeling language</text:p>
          </table:table-cell>
          <table:table-cell table:style-name="ce7" office:value-type="string" calcext:value-type="string">
            <text:p>Specification languages</text:p>
          </table:table-cell>
          <table:table-cell table:style-name="ce9"/>
          <table:table-cell table:style-name="ce7" office:value-type="float" office:value="3" calcext:value-type="float">
            <text:p>3</text:p>
          </table:table-cell>
          <table:table-cell table:style-name="ce9"/>
          <table:table-cell table:style-name="ce7" office:value-type="float" office:value="3" calcext:value-type="float">
            <text:p>3</text:p>
          </table:table-cell>
          <table:table-cell table:style-name="ce9"/>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Standard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FIF: A NLP-based Feature Identification Framework for Data Warehouses</text:p>
          </table:table-cell>
          <table:table-cell table:style-name="ce7" office:value-type="string" calcext:value-type="string">
            <text:p>A. Chouhan; A. Prabhune</text:p>
          </table:table-cell>
          <table:table-cell table:style-name="ce7" office:value-type="string" calcext:value-type="string">
            <text:p>SRH University Heidelberg, Heidelberg, Germany; SRH University Heidelberg, Heidelberg, Germany</text:p>
          </table:table-cell>
          <table:table-cell table:style-name="ce7" office:value-type="string" calcext:value-type="string">
            <text:p>2019 IEEE/WIC/ACM International Conference on Web Intelligence (WI)</text:p>
          </table:table-cell>
          <table:table-cell table:style-name="ce11" office:value-type="date" office:date-value="2019-11-25" calcext:value-type="date">
            <text:p>25 Nov 2019</text:p>
          </table:table-cell>
          <table:table-cell table:style-name="ce7" office:value-type="float" office:value="2019" calcext:value-type="float">
            <text:p>2019</text:p>
          </table:table-cell>
          <table:table-cell table:style-name="ce9" table:number-columns-repeated="2"/>
          <table:table-cell table:style-name="ce7" office:value-type="float" office:value="276" calcext:value-type="float">
            <text:p>276</text:p>
          </table:table-cell>
          <table:table-cell table:style-name="ce7" office:value-type="float" office:value="281" calcext:value-type="float">
            <text:p>281</text:p>
          </table:table-cell>
          <table:table-cell table:style-name="ce4" office:value-type="string" calcext:value-type="string">
            <text:p>In a data warehouse, selecting the relevant features is an iterative process that is laborious, time-consuming, and error-prone due to selection bias introduced by either the data expert or the data-analyst. In order to address this challenge, this paper introduces FIF, a Feature Identification Framework that uses Natural Language Processing (NLP) to analyze the hypotheses, identify the relevant feature space and predict the appropriate data mining task and model. The FIF is designed on the principles of microservices architecture pattern, comprising of five core groups of microservices: (a) NLP Pre-processor, (b) Attribute Identifier, (c) Feature Identifier, (d) Topic Modeller, and (e) Data Mining Task Evaluator. Finally, FIF is evaluated with five hypotheses against our data warehouse.</text:p>
          </table:table-cell>
          <table:table-cell table:style-name="ce9"/>
          <table:table-cell table:style-name="ce7" office:value-type="string" calcext:value-type="string">
            <text:p>978-1-4503-6934-3</text:p>
          </table:table-cell>
          <table:table-cell table:style-name="ce9" table:number-columns-repeated="2"/>
          <table:table-cell table:style-name="ce15" office:value-type="string" calcext:value-type="string">
            <text:p><text:a xlink:href="https://ieeexplore.ieee.org/stamp/stamp.jsp?arnumber=8909479" xlink:type="simple">https://ieeexplore.ieee.org/stamp/stamp.jsp?arnumber=8909479</text:a></text:p>
          </table:table-cell>
          <table:table-cell table:style-name="ce7" office:value-type="string" calcext:value-type="string">
            <text:p>feature selection;data warehouses;topic modeling;data mining;microservices;dimensionality space reduction;model selection</text:p>
          </table:table-cell>
          <table:table-cell table:style-name="ce7" office:value-type="string" calcext:value-type="string">
            <text:p>Data mining;Task analysis;Predictive models;Metadata;Data warehouses;Feature extraction</text:p>
          </table:table-cell>
          <table:table-cell table:style-name="ce9" table:number-columns-repeated="3"/>
          <table:table-cell table:style-name="ce7" office:value-type="float" office:value="18" calcext:value-type="float">
            <text:p>18</text:p>
          </table:table-cell>
          <table:table-cell table:style-name="ce9"/>
          <table:table-cell table:style-name="ce11" office:value-type="date" office:date-value="2019-11-25" calcext:value-type="date">
            <text:p>25 Nov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Spatial Locality Based Identifier Name Recommendation</text:p>
          </table:table-cell>
          <table:table-cell table:style-name="ce2" office:value-type="string" calcext:value-type="string">
            <text:p>S. A. Kasegn; S. L. Abebe</text:p>
          </table:table-cell>
          <table:table-cell table:style-name="ce2" office:value-type="string" calcext:value-type="string">
            <text:p>Department of Computer Science, College of Informatics, University of Gondar, Gondar, Ethiopia; School of Electrical and Computer Engineering, Addis Ababa Institute of Technology, Addis Ababa University, Addis Ababa, Ethiopia</text:p>
          </table:table-cell>
          <table:table-cell table:style-name="ce2" office:value-type="string" calcext:value-type="string">
            <text:p>2021 International Conference on Information and Communication Technology for Development for Africa (ICT4DA)</text:p>
          </table:table-cell>
          <table:table-cell table:style-name="ce10" office:value-type="date" office:date-value="2022-01-17" calcext:value-type="date">
            <text:p>17 Jan 2022</text:p>
          </table:table-cell>
          <table:table-cell table:style-name="ce2" office:value-type="float" office:value="2021" calcext:value-type="float">
            <text:p>2021</text:p>
          </table:table-cell>
          <table:table-cell table:style-name="ce12" table:number-columns-repeated="2"/>
          <table:table-cell table:style-name="ce2" office:value-type="float" office:value="65" calcext:value-type="float">
            <text:p>65</text:p>
          </table:table-cell>
          <table:table-cell table:style-name="ce2" office:value-type="float" office:value="70" calcext:value-type="float">
            <text:p>70</text:p>
          </table:table-cell>
          <table:table-cell table:style-name="ce3" office:value-type="string" calcext:value-type="string">
            <text:p>Identifier names are used to represent concepts in the source code. Concise and consistent identifier names are crucial to program comprehension. Identifier names reduce the effort to understand the software, support software maintenance and improve source code quality. Despite these benefits, many software systems are known to have meaningless and inconsistent identifier names. One of the reasons that lead to inconsistent identifier names is lack of knowledge of identifier names already used to represent concepts in the software. To address this problem, this study proposes a new approach to automatically suggest part of identifier name. The approach aims to use spatial locality to identify and suggest next terms given identifier name prefix. Spatial locality, in this context, refers to the use of terms in close proximity of documents related to the software system. The performance of our proposed approach is evaluated using six open source software systems. The evaluation result shows that the spatial locality based approach suggests part of identifier names correctly with an average precision of 83.2% and average mean reciprocal rank (MRR) of 25.5%. Of the top four correct suggestions, more than half are ranked in the first and second place.</text:p>
          </table:table-cell>
          <table:table-cell table:style-name="ce12"/>
          <table:table-cell table:style-name="ce2" office:value-type="string" calcext:value-type="string">
            <text:p>978-1-6654-3666-3</text:p>
          </table:table-cell>
          <table:table-cell table:style-name="ce2" office:value-type="string" calcext:value-type="string">
            <text:p>10.1109/ICT4DA53266.2021.9672214</text:p>
          </table:table-cell>
          <table:table-cell table:style-name="ce12"/>
          <table:table-cell table:style-name="ce14" office:value-type="string" calcext:value-type="string">
            <text:p><text:a xlink:href="https://ieeexplore.ieee.org/stamp/stamp.jsp?arnumber=9672214" xlink:type="simple">https://ieeexplore.ieee.org/stamp/stamp.jsp?arnumber=9672214</text:a></text:p>
          </table:table-cell>
          <table:table-cell table:style-name="ce2" office:value-type="string" calcext:value-type="string">
            <text:p>Spatial locality;Identifier naming;Identifier name suggestion</text:p>
          </table:table-cell>
          <table:table-cell table:style-name="ce2" office:value-type="string" calcext:value-type="string">
            <text:p>Software maintenance;Codes;Africa;Software systems;Information and communication technology;Open source software</text:p>
          </table:table-cell>
          <table:table-cell table:style-name="ce12"/>
          <table:table-cell table:style-name="ce2" office:value-type="float" office:value="2" calcext:value-type="float">
            <text:p>2</text:p>
          </table:table-cell>
          <table:table-cell table:style-name="ce12"/>
          <table:table-cell table:style-name="ce2" office:value-type="float" office:value="14" calcext:value-type="float">
            <text:p>14</text:p>
          </table:table-cell>
          <table:table-cell table:style-name="ce2" office:value-type="string" calcext:value-type="string">
            <text:p>IEEE</text:p>
          </table:table-cell>
          <table:table-cell table:style-name="ce10" office:value-type="date" office:date-value="2022-01-17" calcext:value-type="date">
            <text:p>17 Jan 2022</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table-cell table:style-name="ce3" office:value-type="string" calcext:value-type="string">
            <text:p>Deep-AutoCoder: Learning to Complete Code Precisely with Induced Code Tokens</text:p>
          </table:table-cell>
          <table:table-cell table:style-name="ce2" office:value-type="string" calcext:value-type="string">
            <text:p>X. Hu; R. Men; G. Li; Z. Jin</text:p>
          </table:table-cell>
          <table:table-cell table:style-name="ce2" office:value-type="string" calcext:value-type="string">
            <text:p>Institute of Software, EECS, Peking University, Beijing, China; Institute of Software, EECS, Peking University, Beijing, China; Institute of Software, EECS, Peking University, Beijing, China; Institute of Software, EECS, Peking University, Beijing, China</text:p>
          </table:table-cell>
          <table:table-cell table:style-name="ce2" office:value-type="string" calcext:value-type="string">
            <text:p>2019 IEEE 43rd Annual Computer Software and Applications Conference (COMPSAC)</text:p>
          </table:table-cell>
          <table:table-cell table:style-name="ce2" office:value-type="string" calcext:value-type="string">
            <text:p>9 Jul 2019</text:p>
          </table:table-cell>
          <table:table-cell table:style-name="ce2" office:value-type="float" office:value="2019" calcext:value-type="float">
            <text:p>2019</text:p>
          </table:table-cell>
          <table:table-cell table:style-name="ce2" office:value-type="float" office:value="1" calcext:value-type="float">
            <text:p>1</text:p>
          </table:table-cell>
          <table:table-cell table:style-name="ce12"/>
          <table:table-cell table:style-name="ce2" office:value-type="float" office:value="159" calcext:value-type="float">
            <text:p>159</text:p>
          </table:table-cell>
          <table:table-cell table:style-name="ce2" office:value-type="float" office:value="168" calcext:value-type="float">
            <text:p>168</text:p>
          </table:table-cell>
          <table:table-cell table:style-name="ce3" office:value-type="string" calcext:value-type="string">
            <text:p>Code completion is an essential part of modern IDEs. It assists the developers to speed up the process of coding and reducing typos. In this paper, we exploit the deep learning technique called LSTM to learn language models over large code corpus and make predictions of code elements. Unlike natural language, the innumerable identifiers lead to the vocabulary explosion and more difficult to predict. Therefore, we propose a new approach, the Induced Token based LSTM, to deal with the massive identifiers, thus decrease the vocabulary size. In order to induce the code tokens, we present two approaches, one is a constraint character-level LSTM and the other one is encoding identifiers with various preceding context before feeding them into a token-level LSTM. Based on the two approaches, a tool named Deep-AutoCoder is developed and evaluated in two classic completion scenarios, that is, method invocation completion and random completion. The experiment results indicate that Deep-AutoCoder outperforms the state-of-the-arts on method invocation completion and random code completion. Additionally, the empirical results of Deep-AutoCoder indicate that reducing the size of vocabulary can effectively improve the precision of code completion.</text:p>
          </table:table-cell>
          <table:table-cell table:style-name="ce2" office:value-type="string" calcext:value-type="string">
            <text:p>0730-3157</text:p>
          </table:table-cell>
          <table:table-cell table:style-name="ce2" office:value-type="string" calcext:value-type="string">
            <text:p>978-1-7281-2607-4</text:p>
          </table:table-cell>
          <table:table-cell table:style-name="ce2" office:value-type="string" calcext:value-type="string">
            <text:p>10.1109/COMPSAC.2019.00030</text:p>
          </table:table-cell>
          <table:table-cell table:style-name="ce12"/>
          <table:table-cell table:style-name="ce14" office:value-type="string" calcext:value-type="string">
            <text:p><text:a xlink:href="https://ieeexplore.ieee.org/stamp/stamp.jsp?arnumber=8754502" xlink:type="simple">https://ieeexplore.ieee.org/stamp/stamp.jsp?arnumber=8754502</text:a></text:p>
          </table:table-cell>
          <table:table-cell table:style-name="ce2" office:value-type="string" calcext:value-type="string">
            <text:p>Code Completion;Deep Learning;Language Models</text:p>
          </table:table-cell>
          <table:table-cell table:style-name="ce2" office:value-type="string" calcext:value-type="string">
            <text:p>Vocabulary;Natural languages;Predictive models;Computer architecture;Deep learning;Engines;Computer languages</text:p>
          </table:table-cell>
          <table:table-cell table:style-name="ce12"/>
          <table:table-cell table:style-name="ce2" office:value-type="float" office:value="6" calcext:value-type="float">
            <text:p>6</text:p>
          </table:table-cell>
          <table:table-cell table:style-name="ce2" office:value-type="float" office:value="1" calcext:value-type="float">
            <text:p>1</text:p>
          </table:table-cell>
          <table:table-cell table:style-name="ce2" office:value-type="float" office:value="29" calcext:value-type="float">
            <text:p>29</text:p>
          </table:table-cell>
          <table:table-cell table:style-name="ce2" office:value-type="string" calcext:value-type="string">
            <text:p>IEEE</text:p>
          </table:table-cell>
          <table:table-cell table:style-name="ce2" office:value-type="string" calcext:value-type="string">
            <text:p>9 Jul 2019</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table-cell table:style-name="ce3" office:value-type="string" calcext:value-type="string">
            <text:p>CHIS: A Novel Hybrid Granularity Identifier Splitting Approach</text:p>
          </table:table-cell>
          <table:table-cell table:style-name="ce2" office:value-type="string" calcext:value-type="string">
            <text:p>S. Liu; J. Zhang; J. Liang; J. Luo; Y. Xu; C. Sun</text:p>
          </table:table-cell>
          <table:table-cell table:style-name="ce2" office:value-type="string" calcext:value-type="string">
            <text:p>College of Computer Science and Technology, Nanjing University of Aeronautics and Astronautics, Nanjing, China; College of Computer Science and Technology, Nanjing University of Aeronautics and Astronautics, Nanjing, China; College of Computer Science and Technology, Nanjing University of Aeronautics and Astronautics, Nanjing, China; College of Computer Science and Technology, Nanjing University of Aeronautics and Astronautics, Nanjing, China; Tencent Technology Company Limited, Shenzhen, China; Tencent Technology Company Limited, Shenzhen, China</text:p>
          </table:table-cell>
          <table:table-cell table:style-name="ce2" office:value-type="string" calcext:value-type="string">
            <text:p>2021 28th Asia-Pacific Software Engineering Conference (APSEC)</text:p>
          </table:table-cell>
          <table:table-cell table:style-name="ce10" office:value-type="date" office:date-value="2022-02-17" calcext:value-type="date">
            <text:p>17 Feb 2022</text:p>
          </table:table-cell>
          <table:table-cell table:style-name="ce2" office:value-type="float" office:value="2021" calcext:value-type="float">
            <text:p>2021</text:p>
          </table:table-cell>
          <table:table-cell table:style-name="ce12" table:number-columns-repeated="2"/>
          <table:table-cell table:style-name="ce2" office:value-type="float" office:value="192" calcext:value-type="float">
            <text:p>192</text:p>
          </table:table-cell>
          <table:table-cell table:style-name="ce2" office:value-type="float" office:value="201" calcext:value-type="float">
            <text:p>201</text:p>
          </table:table-cell>
          <table:table-cell table:style-name="ce3" office:value-type="string" calcext:value-type="string">
            <text:p>Information Retrieval (IR) techniques have been widely utilized by a growing number of software maintenance activities. However, there is a mismatch between source code lexicon (especially identifiers) and vocabulary in software artifacts, leading to the inefficiency of IR techniques. Consequently, it is essential to normalize identifiers, whose aim is to parse identifiers into several natural language terms. Identifier splitting significantly impacts on the effectiveness of identifier normalization. Even though researchers have proposed several approaches to split identifiers, three main drawbacks remain to be resolved, including without considering morphemes, over-splitting, and under-splitting. In this paper, we propose a new Character-level Hybrid-granularity Identifier Splitting approach CHIS to resolve the three drawbacks and better split identifiers. CHIS combines the Bidirectional Encoder Representation from Transformers (BERT) and Conditional Random Fields (CRF) to train a deep learning model to split identifiers. In addition, CHIS further employs a pre-processing component and a post-processing component to resolve the morpheme acquisition drawback and the over-splitting as well as the under-splitting drawbacks respectively, thus further improving its performance. Specifically, in the pre-processing component, CHIS obtains and labels the most frequent subwords of the training identifiers as morphemes through the Byte Pair Encoding (BPE) algorithm and the sequence labeling algorithm. In the post-processing component, CHIS iteratively merges and splits the splitting results obtained by the deep learning model to resolve the over-splitting and under-splitting drawbacks. We conduct extensive experiments to show the effectiveness of CHIS. Experimental results show that CHIS achieves the Accuracy of 0.943 on average and outperforms the state-of-the-art approach by 0.085 on average. In addition, the effectiveness of the pre-processing and post-processing components of CHIS are also validated.</text:p>
          </table:table-cell>
          <table:table-cell table:style-name="ce2" office:value-type="string" calcext:value-type="string">
            <text:p>2640-0715</text:p>
          </table:table-cell>
          <table:table-cell table:style-name="ce2" office:value-type="string" calcext:value-type="string">
            <text:p>978-1-6654-3784-4</text:p>
          </table:table-cell>
          <table:table-cell table:style-name="ce2" office:value-type="string" calcext:value-type="string">
            <text:p>10.1109/APSEC53868.2021.00027</text:p>
          </table:table-cell>
          <table:table-cell table:style-name="ce2" office:value-type="string" calcext:value-type="string">
            <text:p>National Natural Science Foundation of China(grant numbers:61902181,62002161); China Postdoctoral Science Foundation(grant numbers:2020M671489); </text:p>
          </table:table-cell>
          <table:table-cell table:style-name="ce14" office:value-type="string" calcext:value-type="string">
            <text:p><text:a xlink:href="https://ieeexplore.ieee.org/stamp/stamp.jsp?arnumber=9712111" xlink:type="simple">https://ieeexplore.ieee.org/stamp/stamp.jsp?arnumber=9712111</text:a></text:p>
          </table:table-cell>
          <table:table-cell table:style-name="ce2" office:value-type="string" calcext:value-type="string">
            <text:p>Identifier Normalization;Identifier Splitting;Code Analysis;Deep Learning</text:p>
          </table:table-cell>
          <table:table-cell table:style-name="ce2" office:value-type="string" calcext:value-type="string">
            <text:p>Deep learning;Training;Vocabulary;Software maintenance;Codes;Natural languages;Transformers</text:p>
          </table:table-cell>
          <table:table-cell table:style-name="ce12"/>
          <table:table-cell table:style-name="ce2" office:value-type="float" office:value="1" calcext:value-type="float">
            <text:p>1</text:p>
          </table:table-cell>
          <table:table-cell table:style-name="ce12"/>
          <table:table-cell table:style-name="ce2" office:value-type="float" office:value="36" calcext:value-type="float">
            <text:p>36</text:p>
          </table:table-cell>
          <table:table-cell table:style-name="ce2" office:value-type="string" calcext:value-type="string">
            <text:p>IEEE</text:p>
          </table:table-cell>
          <table:table-cell table:style-name="ce10" office:value-type="date" office:date-value="2022-02-17" calcext:value-type="date">
            <text:p>17 Feb 2022</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Extending Source Code Pre-Trained Language Models to Summarise Decompiled Binaries</text:p>
          </table:table-cell>
          <table:table-cell table:style-name="ce7" office:value-type="string" calcext:value-type="string">
            <text:p>A. Al-Kaswan; T. Ahmed; M. Izadi; A. A. Sawant; P. Devanbu; A. van Deursen</text:p>
          </table:table-cell>
          <table:table-cell table:style-name="ce7" office:value-type="string" calcext:value-type="string">
            <text:p>Delft University of Technology, Delft, The Netherlands; University of California, Davis, Davis, California, USA; Delft University of Technology, Delft, The Netherlands; University of California, Davis, Davis, California, USA; University of California, Davis, Davis, California, USA; Delft University of Technology, Delft, The Netherlands</text:p>
          </table:table-cell>
          <table:table-cell table:style-name="ce7" office:value-type="string" calcext:value-type="string">
            <text:p>2023 IEEE International Conference on Software Analysis, Evolution and Reengineering (SANER)</text:p>
          </table:table-cell>
          <table:table-cell table:style-name="ce7" office:value-type="string" calcext:value-type="string">
            <text:p>15 May 2023</text:p>
          </table:table-cell>
          <table:table-cell table:style-name="ce7" office:value-type="float" office:value="2023" calcext:value-type="float">
            <text:p>2023</text:p>
          </table:table-cell>
          <table:table-cell table:style-name="ce9" table:number-columns-repeated="2"/>
          <table:table-cell table:style-name="ce7" office:value-type="float" office:value="260" calcext:value-type="float">
            <text:p>260</text:p>
          </table:table-cell>
          <table:table-cell table:style-name="ce7" office:value-type="float" office:value="271" calcext:value-type="float">
            <text:p>271</text:p>
          </table:table-cell>
          <table:table-cell table:style-name="ce4" office:value-type="string" calcext:value-type="string">
            <text:p>Binary reverse engineering is used to understand and analyse programs for which the source code is unavailable. Decompilers can help, transforming opaque binaries into a more readable source code-like representation. Still, reverse engineering is difficult and costly, involving considering effort in labelling code with helpful summaries. While the automated summarisation of decompiled code can help reverse engineers understand and analyse binaries, current work mainly focuses on summarising source code, and no suitable dataset exists for this task. In this work, we extend large pre-trained language models of source code to summarise de-compiled binary functions. Further-more, we investigate the impact of input and data properties on the performance of such models. Our approach consists of two main components; the data and the model. We first build CAPYBARA, a dataset of 214K decompiled function-documentation pairs across various compiler optimisations. We extend CAPYBARA further by removing identifiers, and deduplicating the data. Next, we fine-tune the CodeT5 base model with CAPYBARA to create BinT5. BinT5 achieves the state-of-the-art BLEU-4 score of 60.83, 58.82 and, 44.21 for summarising source, decompiled, and obfuscated decompiled code, respectively. This indicates that these models can be extended to decompiled binaries successfully. Finally, we found that the performance of BinT5 is not heavily dependent on the dataset size and compiler optimisation level. We recommend future research to further investigate transferring knowledge when working with less expressive input formats such as stripped binaries.</text:p>
          </table:table-cell>
          <table:table-cell table:style-name="ce7" office:value-type="string" calcext:value-type="string">
            <text:p>2640-7574</text:p>
          </table:table-cell>
          <table:table-cell table:style-name="ce7" office:value-type="string" calcext:value-type="string">
            <text:p>978-1-6654-5278-6</text:p>
          </table:table-cell>
          <table:table-cell table:style-name="ce7" office:value-type="string" calcext:value-type="string">
            <text:p>10.1109/SANER56733.2023.00033</text:p>
          </table:table-cell>
          <table:table-cell table:style-name="ce9"/>
          <table:table-cell table:style-name="ce15" office:value-type="string" calcext:value-type="string">
            <text:p><text:a xlink:href="https://ieeexplore.ieee.org/stamp/stamp.jsp?arnumber=10123452" xlink:type="simple">https://ieeexplore.ieee.org/stamp/stamp.jsp?arnumber=10123452</text:a></text:p>
          </table:table-cell>
          <table:table-cell table:style-name="ce7" office:value-type="string" calcext:value-type="string">
            <text:p>Decompilation;Binary;Reverse Engineering;Summarization;Deep Learning;Pre-trained Language Models;CodeT5;Transformers</text:p>
          </table:table-cell>
          <table:table-cell table:style-name="ce7" office:value-type="string" calcext:value-type="string">
            <text:p>Source coding;Reverse engineering;Binary codes;Transformers;Data models;Software;Labeling;Task analysis;Optimization;Synthetic data</text:p>
          </table:table-cell>
          <table:table-cell table:style-name="ce9"/>
          <table:table-cell table:style-name="ce7" office:value-type="float" office:value="3" calcext:value-type="float">
            <text:p>3</text:p>
          </table:table-cell>
          <table:table-cell table:style-name="ce9"/>
          <table:table-cell table:style-name="ce7" office:value-type="float" office:value="45" calcext:value-type="float">
            <text:p>45</text:p>
          </table:table-cell>
          <table:table-cell table:style-name="ce7" office:value-type="string" calcext:value-type="string">
            <text:p>IEEE</text:p>
          </table:table-cell>
          <table:table-cell table:style-name="ce7" office:value-type="string" calcext:value-type="string">
            <text:p>15 May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Lexical categories for source code identifiers</text:p>
          </table:table-cell>
          <table:table-cell table:style-name="ce2" office:value-type="string" calcext:value-type="string">
            <text:p>C. D. Newman; R. S. AlSuhaibani; M. L. Collard; J. I. Maletic</text:p>
          </table:table-cell>
          <table:table-cell table:style-name="ce2" office:value-type="string" calcext:value-type="string">
            <text:p>Computer Science Kent State University, Kent, OH, USA; Computer Science Kent State University, Kent, OH, USA; Computer Science The University of Akron, Akron, Ohio, USA; Computer Science Kent State University, Kent, OH, USA</text:p>
          </table:table-cell>
          <table:table-cell table:style-name="ce2" office:value-type="string" calcext:value-type="string">
            <text:p>2017 IEEE 24th International Conference on Software Analysis, Evolution and Reengineering (SANER)</text:p>
          </table:table-cell>
          <table:table-cell table:style-name="ce2" office:value-type="string" calcext:value-type="string">
            <text:p>23 Mar 2017</text:p>
          </table:table-cell>
          <table:table-cell table:style-name="ce2" office:value-type="float" office:value="2017" calcext:value-type="float">
            <text:p>2017</text:p>
          </table:table-cell>
          <table:table-cell table:style-name="ce12" table:number-columns-repeated="2"/>
          <table:table-cell table:style-name="ce2" office:value-type="float" office:value="228" calcext:value-type="float">
            <text:p>228</text:p>
          </table:table-cell>
          <table:table-cell table:style-name="ce2" office:value-type="float" office:value="239" calcext:value-type="float">
            <text:p>239</text:p>
          </table:table-cell>
          <table:table-cell table:style-name="ce3" office:value-type="string" calcext:value-type="string">
            <text:p>A set of lexical categories, analogous to part-of-speech categories for English prose, is defined for source-code identifiers. The lexical category for an identifier is determined from its declaration in the source code, syntactic meaning in the programming language, and static program analysis. Current techniques for assigning lexical categories to identifiers use natural-language part-of-speech taggers. However, these NLP approaches assign lexical tags based on how terms are used in English prose. The approach taken here differs in that it uses only source code to determine the lexical category. The approach assigns a lexical category to each identifier and stores this information along with each declaration. srcML is used as the infrastructure to implement the approach and so the lexical information is stored directly in the srcML markup as an additional XML element for each identifier. These lexical-category annotations can then be later used by tools that automatically generate such things as code summarization or documentation. The approach is applied to 50 open source projects and the soundness of the defined lexical categories evaluated. The evaluation shows that at every level of minimum support tested, categorization is consistent at least 79% of the time with an overall consistency (across all supports) of at least 88%. The categories reveal a correlation between how an identifier is named and how it is declared. This provides a syntax-oriented view (as opposed to English part-of-speech view) of developer intent of identifiers.</text:p>
          </table:table-cell>
          <table:table-cell table:style-name="ce12"/>
          <table:table-cell table:style-name="ce2" office:value-type="string" calcext:value-type="string">
            <text:p>978-1-5090-5501-2</text:p>
          </table:table-cell>
          <table:table-cell table:style-name="ce2" office:value-type="string" calcext:value-type="string">
            <text:p>10.1109/SANER.2017.7884624</text:p>
          </table:table-cell>
          <table:table-cell table:style-name="ce12"/>
          <table:table-cell table:style-name="ce14" office:value-type="string" calcext:value-type="string">
            <text:p><text:a xlink:href="https://ieeexplore.ieee.org/stamp/stamp.jsp?arnumber=7884624" xlink:type="simple">https://ieeexplore.ieee.org/stamp/stamp.jsp?arnumber=7884624</text:a></text:p>
          </table:table-cell>
          <table:table-cell table:style-name="ce2" office:value-type="string" calcext:value-type="string">
            <text:p>Natural Language Processing;part-of-speech tagging;identifier analysis;program comprehension</text:p>
          </table:table-cell>
          <table:table-cell table:style-name="ce2" office:value-type="string" calcext:value-type="string">
            <text:p>Tagging;Speech;Context;Syntactics;Natural languages;Computer languages</text:p>
          </table:table-cell>
          <table:table-cell table:style-name="ce12"/>
          <table:table-cell table:style-name="ce2" office:value-type="float" office:value="9" calcext:value-type="float">
            <text:p>9</text:p>
          </table:table-cell>
          <table:table-cell table:style-name="ce12"/>
          <table:table-cell table:style-name="ce2" office:value-type="float" office:value="44" calcext:value-type="float">
            <text:p>44</text:p>
          </table:table-cell>
          <table:table-cell table:style-name="ce2" office:value-type="string" calcext:value-type="string">
            <text:p>IEEE</text:p>
          </table:table-cell>
          <table:table-cell table:style-name="ce2" office:value-type="string" calcext:value-type="string">
            <text:p>23 Mar 2017</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An extended OOPN model and its specification based on PNML</text:p>
          </table:table-cell>
          <table:table-cell table:style-name="ce7" office:value-type="string" calcext:value-type="string">
            <text:p>X. Wu; X. Wu</text:p>
          </table:table-cell>
          <table:table-cell table:style-name="ce7" office:value-type="string" calcext:value-type="string">
            <text:p>School of Information Systems &amp;Management, National University of Defense and Technology, Changsha, China; School of Information Systems &amp;Management, National University of Defense and Technology, Changsha, China</text:p>
          </table:table-cell>
          <table:table-cell table:style-name="ce7" office:value-type="string" calcext:value-type="string">
            <text:p>2013 25th Chinese Control and Decision Conference (CCDC)</text:p>
          </table:table-cell>
          <table:table-cell table:style-name="ce7" office:value-type="string" calcext:value-type="string">
            <text:p>18 Jul 2013</text:p>
          </table:table-cell>
          <table:table-cell table:style-name="ce7" office:value-type="float" office:value="2013" calcext:value-type="float">
            <text:p>2013</text:p>
          </table:table-cell>
          <table:table-cell table:style-name="ce9" table:number-columns-repeated="2"/>
          <table:table-cell table:style-name="ce7" office:value-type="float" office:value="1286" calcext:value-type="float">
            <text:p>1286</text:p>
          </table:table-cell>
          <table:table-cell table:style-name="ce7" office:value-type="float" office:value="1290" calcext:value-type="float">
            <text:p>1290</text:p>
          </table:table-cell>
          <table:table-cell table:style-name="ce4" office:value-type="string" calcext:value-type="string">
            <text:p>PNML is a universal interchange format that can be used to represent most kinds of Petri nets. This paper proposed an extended object-oriented Petri net (EOOPN) model for modeling and reliability analysis of complex systems. In order to represent this model using PNML, the original markup language should be extended with new labels to define new type of Petri net, which appeared in EOOPN. This paper showed the extension to label transitions, arcs and places by XML syntax. Finally, an example is given to show the modeling of EOOPN with PNML. With PNML representation, the EOOPN model could easily adapt to various tools supporting.</text:p>
          </table:table-cell>
          <table:table-cell table:style-name="ce7" office:value-type="string" calcext:value-type="string">
            <text:p>1948-9447</text:p>
          </table:table-cell>
          <table:table-cell table:style-name="ce7" office:value-type="string" calcext:value-type="string">
            <text:p>978-1-4673-5534-6</text:p>
          </table:table-cell>
          <table:table-cell table:style-name="ce7" office:value-type="string" calcext:value-type="string">
            <text:p>10.1109/CCDC.2013.6561123</text:p>
          </table:table-cell>
          <table:table-cell table:style-name="ce9"/>
          <table:table-cell table:style-name="ce15" office:value-type="string" calcext:value-type="string">
            <text:p><text:a xlink:href="https://ieeexplore.ieee.org/stamp/stamp.jsp?arnumber=6561123" xlink:type="simple">https://ieeexplore.ieee.org/stamp/stamp.jsp?arnumber=6561123</text:a></text:p>
          </table:table-cell>
          <table:table-cell table:style-name="ce7" office:value-type="string" calcext:value-type="string">
            <text:p>EOOPN;PNML;XML syntax</text:p>
          </table:table-cell>
          <table:table-cell table:style-name="ce7" office:value-type="string" calcext:value-type="string">
            <text:p>Object oriented modeling;Petri nets;Unified modeling language;XML;Logic gates;Reliability;Analytical models</text:p>
          </table:table-cell>
          <table:table-cell table:style-name="ce9"/>
          <table:table-cell table:style-name="ce7" office:value-type="float" office:value="1" calcext:value-type="float">
            <text:p>1</text:p>
          </table:table-cell>
          <table:table-cell table:style-name="ce9"/>
          <table:table-cell table:style-name="ce7" office:value-type="float" office:value="13" calcext:value-type="float">
            <text:p>13</text:p>
          </table:table-cell>
          <table:table-cell table:style-name="ce7" office:value-type="string" calcext:value-type="string">
            <text:p>IEEE</text:p>
          </table:table-cell>
          <table:table-cell table:style-name="ce7" office:value-type="string" calcext:value-type="string">
            <text:p>18 Jul 201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OmniReprodubileCellAnalysis: a comprehensive toolbox for the analysis of cellular biology data</text:p>
          </table:table-cell>
          <table:table-cell table:style-name="ce7" office:value-type="string" calcext:value-type="string">
            <text:p>D. Tortarolo; S. Pernice; F. Clapero; D. Valdembri; G. Serini; F. Riccardo; L. Tarone; C. E. Bena; C. Bosia; S. G. Contaldo; M. Beccuti; M. Pennisi; F. Cordero</text:p>
          </table:table-cell>
          <table:table-cell table:style-name="ce7" office:value-type="string" calcext:value-type="string">
            <text:p>Department of Computer Science, University of Turin, Turin, Italy; Department of Computer Science, University of Turin, Turin, Italy; Department of Oncology, Candiolo Cancer Institute (IRCCS) Fondazione Del Piemonte per l'Oncologia (FPO), University of Turin, Turin, Italy; Department of Oncology, Candiolo Cancer Institute (IRCCS) Fondazione Del Piemonte per l'Oncologia (FPO), University of Turin, Turin, Italy; Department of Oncology, Candiolo Cancer Institute (IRCCS) Fondazione Del Piemonte per l'Oncologia (FPO), University of Turin, Turin, Italy; Department of Molecular Biotechnology and Health Sciences, University of Turin, Turin, Italy; Department of Molecular Biotechnology and Health Sciences, University of Turin, Turin, Italy; Italian Institute for Genomic Medicine, Turin, Italy; Italian Institute for Genomic Medicine, Turin, Italy; Computer Science Institute DiSIT, University of Eastern Piedmont, Alessandria, Italy; Department of Computer Science, University of Turin, Turin, Italy; Department of Computer Science, University of Turin, Turin, Italy; Department of Computer Science, University of Turin, Turin, Italy</text:p>
          </table:table-cell>
          <table:table-cell table:style-name="ce7" office:value-type="string" calcext:value-type="string">
            <text:p>2023 IEEE International Conference on Bioinformatics and Biomedicine (BIBM)</text:p>
          </table:table-cell>
          <table:table-cell table:style-name="ce11" office:value-type="date" office:date-value="2024-01-18" calcext:value-type="date">
            <text:p>18 Jan 2024</text:p>
          </table:table-cell>
          <table:table-cell table:style-name="ce7" office:value-type="float" office:value="2023" calcext:value-type="float">
            <text:p>2023</text:p>
          </table:table-cell>
          <table:table-cell table:style-name="ce9" table:number-columns-repeated="2"/>
          <table:table-cell table:style-name="ce7" office:value-type="float" office:value="3748" calcext:value-type="float">
            <text:p>3748</text:p>
          </table:table-cell>
          <table:table-cell table:style-name="ce7" office:value-type="float" office:value="3755" calcext:value-type="float">
            <text:p>3755</text:p>
          </table:table-cell>
          <table:table-cell table:style-name="ce4" office:value-type="string" calcext:value-type="string">
            <text:p>Open science and reproducibility are two key pillars of modern scientific research. Open science is making scientific research and data accessible and transparent to the broader scientific community and the public. Reproducibility, on the other hand, is the ability to replicate and confirm research results by following the same methods and procedures. Reproducibility is thus crucial because it ensures the reliability and validity of scientific findings. The relationship between open science and reproducibility is intertwined; indeed open science practices, such as sharing raw data, detailed methodologies, and code, greatly facilitate the reproducibility of research. In recent years, concerns about the reproducibility of scientific research have gained prominence, and indeed scientists still lament the lack of details in the methods sections of published papers and the unavailability of raw data from the authors.To assist cellular biologists and immunologists and to promote a more transparent, open and reproducible research practice, we developed OmniReproducibleCellAnalysis (ORCA), a new Shiny Application based in R, for the semi-automated analysis of Western Blot (WB), Reverse Transcription-quantitative PCR (RT-qPCR), Enzyme-Linked ImmunoSorbent Assay (ELISA), Endocytosis and Cytotoxicity experiments. ORCA is open-source and approachable by scientists without advanced R language knowledge. Our application automatically compiles a report containing the finalized data analysis and all its preliminary and intermediate steps, ensuring data analysis standardization and reproducibility. Furthermore, ORCA allows to upload raw data and results directly on the data repository Harvard Dataverse, a valuable tool for promoting transparency and data accessibility in scientific research.By employing ORCA, scientists will cut down analysis time and human-dependent errors, while taking a step towards a research practice compliant with Open Science and FAIR principle.</text:p>
          </table:table-cell>
          <table:table-cell table:style-name="ce7" office:value-type="string" calcext:value-type="string">
            <text:p>2156-1133</text:p>
          </table:table-cell>
          <table:table-cell table:style-name="ce7" office:value-type="string" calcext:value-type="string">
            <text:p>979-8-3503-3748-8</text:p>
          </table:table-cell>
          <table:table-cell table:style-name="ce7" office:value-type="string" calcext:value-type="string">
            <text:p>10.1109/BIBM58861.2023.10385438</text:p>
          </table:table-cell>
          <table:table-cell table:style-name="ce7" office:value-type="string" calcext:value-type="string">
            <text:p>Ministero della Salute; </text:p>
          </table:table-cell>
          <table:table-cell table:style-name="ce15" office:value-type="string" calcext:value-type="string">
            <text:p><text:a xlink:href="https://ieeexplore.ieee.org/stamp/stamp.jsp?arnumber=10385438" xlink:type="simple">https://ieeexplore.ieee.org/stamp/stamp.jsp?arnumber=10385438</text:a></text:p>
          </table:table-cell>
          <table:table-cell table:style-name="ce7" office:value-type="string" calcext:value-type="string">
            <text:p>Cellular Biology;Computational Model;Data Analysis;Data Integration;Immunology;Computational Immunology</text:p>
          </table:table-cell>
          <table:table-cell table:style-name="ce7" office:value-type="string" calcext:value-type="string">
            <text:p>Analytical models;Data analysis;Biological system modeling;Computational modeling;Standardization;Reproducibility of results;Data models</text:p>
          </table:table-cell>
          <table:table-cell table:style-name="ce9" table:number-columns-repeated="3"/>
          <table:table-cell table:style-name="ce7" office:value-type="float" office:value="22" calcext:value-type="float">
            <text:p>22</text:p>
          </table:table-cell>
          <table:table-cell table:style-name="ce7" office:value-type="string" calcext:value-type="string">
            <text:p>IEEE</text:p>
          </table:table-cell>
          <table:table-cell table:style-name="ce11" office:value-type="date" office:date-value="2024-01-18" calcext:value-type="date">
            <text:p>18 Jan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Lossless compression of language model structure and word identifiers</text:p>
          </table:table-cell>
          <table:table-cell table:style-name="ce7" office:value-type="string" calcext:value-type="string">
            <text:p>B. Raj; E. W. D. Whittaker</text:p>
          </table:table-cell>
          <table:table-cell table:style-name="ce7" office:value-type="string" calcext:value-type="string">
            <text:p>Mitsubishi Electric Research Laboratory, Cambridge, MA, United States; Philips Research Laboratories, Aachen, Germany</text:p>
          </table:table-cell>
          <table:table-cell table:style-name="ce7" office:value-type="string" calcext:value-type="string">
            <text:p>2003 IEEE International Conference on Acoustics, Speech, and Signal Processing, 2003. Proceedings. (ICASSP '03).</text:p>
          </table:table-cell>
          <table:table-cell table:style-name="ce7" office:value-type="string" calcext:value-type="string">
            <text:p>21 May 2003</text:p>
          </table:table-cell>
          <table:table-cell table:style-name="ce7" office:value-type="float" office:value="2003" calcext:value-type="float">
            <text:p>2003</text:p>
          </table:table-cell>
          <table:table-cell table:style-name="ce7" office:value-type="float" office:value="1" calcext:value-type="float">
            <text:p>1</text:p>
          </table:table-cell>
          <table:table-cell table:style-name="ce9"/>
          <table:table-cell table:number-columns-repeated="2" table:style-name="ce7" office:value-type="string" calcext:value-type="string">
            <text:p>I</text:p>
          </table:table-cell>
          <table:table-cell table:style-name="ce4" office:value-type="string" calcext:value-type="string">
            <text:p>Very large reductions in language model memory requirements have recently been reported for large vocabulary continuous speech recognition applications through the pruning and quantization of the floating-point components of the language model: the probabilities and back-off weights. In this paper that work is extended through the compression of the integer components: the word identifiers and storage structures. A novel algorithm is presented for converting ordered lists of monotonically increasing integer values (such as are commonly found in language models) into variable-bit width tree structures such that the most memory efficient configuration is obtained for each original list. By applying this new technique together with the techniques reported previously we obtain an 86% reduction in language model size to 10Mb for no increase in word error rate on the DARPA Hub4 1998 task and a 0.5% absolute increase on the Hub4 1997 task.</text:p>
          </table:table-cell>
          <table:table-cell table:style-name="ce7" office:value-type="string" calcext:value-type="string">
            <text:p>1520-6149</text:p>
          </table:table-cell>
          <table:table-cell table:style-name="ce7" office:value-type="string" calcext:value-type="string">
            <text:p>0-7803-7663-3</text:p>
          </table:table-cell>
          <table:table-cell table:style-name="ce7" office:value-type="string" calcext:value-type="string">
            <text:p>10.1109/ICASSP.2003.1198799</text:p>
          </table:table-cell>
          <table:table-cell table:style-name="ce9"/>
          <table:table-cell table:style-name="ce15" office:value-type="string" calcext:value-type="string">
            <text:p><text:a xlink:href="https://ieeexplore.ieee.org/stamp/stamp.jsp?arnumber=1198799" xlink:type="simple">https://ieeexplore.ieee.org/stamp/stamp.jsp?arnumber=1198799</text:a></text:p>
          </table:table-cell>
          <table:table-cell table:style-name="ce9"/>
          <table:table-cell table:style-name="ce7" office:value-type="string" calcext:value-type="string">
            <text:p>Tree data structures;Natural languages;Vocabulary;Speech recognition;Laboratories;Quantization;Intrusion detection;Error analysis;Personal communication networks;Degradation</text:p>
          </table:table-cell>
          <table:table-cell table:style-name="ce9"/>
          <table:table-cell table:style-name="ce7" office:value-type="float" office:value="4" calcext:value-type="float">
            <text:p>4</text:p>
          </table:table-cell>
          <table:table-cell table:style-name="ce7" office:value-type="float" office:value="7" calcext:value-type="float">
            <text:p>7</text:p>
          </table:table-cell>
          <table:table-cell table:style-name="ce7" office:value-type="float" office:value="6" calcext:value-type="float">
            <text:p>6</text:p>
          </table:table-cell>
          <table:table-cell table:style-name="ce7" office:value-type="string" calcext:value-type="string">
            <text:p>IEEE</text:p>
          </table:table-cell>
          <table:table-cell table:style-name="ce7" office:value-type="string" calcext:value-type="string">
            <text:p>21 May 200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Multilingual Speech Recognition with a Single End-to-End Model</text:p>
          </table:table-cell>
          <table:table-cell table:style-name="ce7" office:value-type="string" calcext:value-type="string">
            <text:p>S. Toshniwal; T. N. Sainath; R. J. Weiss; B. Li; P. Moreno; E. Weinstein; K. Rao</text:p>
          </table:table-cell>
          <table:table-cell table:style-name="ce7" office:value-type="string" calcext:value-type="string">
            <text:p>Toyota Technological Institute at Chicago; Google Inc., U.S.A; Google Inc., U.S.A; Google Inc., U.S.A; Google Inc., U.S.A; Google Inc., U.S.A; Google Inc., U.S.A</text:p>
          </table:table-cell>
          <table:table-cell table:style-name="ce7" office:value-type="string" calcext:value-type="string">
            <text:p>2018 IEEE International Conference on Acoustics, Speech and Signal Processing (ICASSP)</text:p>
          </table:table-cell>
          <table:table-cell table:style-name="ce7" office:value-type="string" calcext:value-type="string">
            <text:p>13 Sep 2018</text:p>
          </table:table-cell>
          <table:table-cell table:style-name="ce7" office:value-type="float" office:value="2018" calcext:value-type="float">
            <text:p>2018</text:p>
          </table:table-cell>
          <table:table-cell table:style-name="ce9" table:number-columns-repeated="2"/>
          <table:table-cell table:style-name="ce7" office:value-type="float" office:value="4904" calcext:value-type="float">
            <text:p>4904</text:p>
          </table:table-cell>
          <table:table-cell table:style-name="ce7" office:value-type="float" office:value="4908" calcext:value-type="float">
            <text:p>4908</text:p>
          </table:table-cell>
          <table:table-cell table:style-name="ce4" office:value-type="string" calcext:value-type="string">
            <text:p>Training a conventional automatic speech recognition (ASR) system to support multiple languages is challenging because the sub-word unit, lexicon and word inventories are typically language specific. In contrast, sequence-to-sequence models are well suited for multilingual ASR because they encapsulate an acoustic, pronunciation and language model jointly in a single network. In this work we present a single sequence-to-sequence ASR model trained on 9 different Indian languages, which have very little overlap in their scripts. Specifically, we take a union of language-specific grapheme sets and train a grapheme-based sequence-to-sequence model jointly on data from all languages. We find that this model, which is not explicitly given any information about language identity, improves recognition performance by 21% relative compared to analogous sequence-to-sequence models trained on each language individually. By modifying the model to accept a language identifier as an additional input feature, we further improve performance by an additional 7% relative and eliminate confusion between different languages.</text:p>
          </table:table-cell>
          <table:table-cell table:style-name="ce7" office:value-type="string" calcext:value-type="string">
            <text:p>2379-190X</text:p>
          </table:table-cell>
          <table:table-cell table:style-name="ce7" office:value-type="string" calcext:value-type="string">
            <text:p>978-1-5386-4658-8</text:p>
          </table:table-cell>
          <table:table-cell table:style-name="ce7" office:value-type="string" calcext:value-type="string">
            <text:p>10.1109/ICASSP.2018.8461972</text:p>
          </table:table-cell>
          <table:table-cell table:style-name="ce9"/>
          <table:table-cell table:style-name="ce15" office:value-type="string" calcext:value-type="string">
            <text:p><text:a xlink:href="https://ieeexplore.ieee.org/stamp/stamp.jsp?arnumber=8461972" xlink:type="simple">https://ieeexplore.ieee.org/stamp/stamp.jsp?arnumber=8461972</text:a></text:p>
          </table:table-cell>
          <table:table-cell table:style-name="ce7" office:value-type="string" calcext:value-type="string">
            <text:p>ASR;speech recognition;multilingual;encoder-decoder;seq2seq;Indian</text:p>
          </table:table-cell>
          <table:table-cell table:style-name="ce7" office:value-type="string" calcext:value-type="string">
            <text:p>Training;Speech recognition;Decoding;Data models;Acoustics;Task analysis;Adaptation models</text:p>
          </table:table-cell>
          <table:table-cell table:style-name="ce9"/>
          <table:table-cell table:style-name="ce7" office:value-type="float" office:value="103" calcext:value-type="float">
            <text:p>103</text:p>
          </table:table-cell>
          <table:table-cell table:style-name="ce7" office:value-type="float" office:value="1" calcext:value-type="float">
            <text:p>1</text:p>
          </table:table-cell>
          <table:table-cell table:style-name="ce7" office:value-type="float" office:value="27" calcext:value-type="float">
            <text:p>27</text:p>
          </table:table-cell>
          <table:table-cell table:style-name="ce7" office:value-type="string" calcext:value-type="string">
            <text:p>IEEE</text:p>
          </table:table-cell>
          <table:table-cell table:style-name="ce7" office:value-type="string" calcext:value-type="string">
            <text:p>13 Sep 2018</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Language identification from handwritten documents</text:p>
          </table:table-cell>
          <table:table-cell table:style-name="ce7" office:value-type="string" calcext:value-type="string">
            <text:p>L. Mioulet; U. Garain; C. Chatelain; P. Barlas; T. Paquet</text:p>
          </table:table-cell>
          <table:table-cell table:style-name="ce7" office:value-type="string" calcext:value-type="string">
            <text:p>Laboratoire LITIS - EA 4108, Universite de Rouen, FRANCE; CVPR Unit, Indian Statistical Institute, Kolkata, India; Laboratoire LITIS - EA 4108, INSA Rouen, FRANCE; Laboratoire LITIS - EA 4108, Universite de Rouen, FRANCE; Laboratoire LITIS - EA 4108, Universite de Rouen, FRANCE</text:p>
          </table:table-cell>
          <table:table-cell table:style-name="ce7" office:value-type="string" calcext:value-type="string">
            <text:p>2015 13th International Conference on Document Analysis and Recognition (ICDAR)</text:p>
          </table:table-cell>
          <table:table-cell table:style-name="ce11" office:value-type="date" office:date-value="2015-11-23" calcext:value-type="date">
            <text:p>23 Nov 2015</text:p>
          </table:table-cell>
          <table:table-cell table:style-name="ce7" office:value-type="float" office:value="2015" calcext:value-type="float">
            <text:p>2015</text:p>
          </table:table-cell>
          <table:table-cell table:style-name="ce9" table:number-columns-repeated="2"/>
          <table:table-cell table:style-name="ce7" office:value-type="float" office:value="676" calcext:value-type="float">
            <text:p>676</text:p>
          </table:table-cell>
          <table:table-cell table:style-name="ce7" office:value-type="float" office:value="680" calcext:value-type="float">
            <text:p>680</text:p>
          </table:table-cell>
          <table:table-cell table:style-name="ce4" office:value-type="string" calcext:value-type="string">
            <text:p>This paper presents a novel approach for language identification in handwritten documents. The approach is based on script identification followed by character recognition. BLSTM-CTC based handwriting recognizers are used and the OCR output is fed to a statistical language identifier for detecting the language of the input handwritten document. Documents in two scripts (Latin and Bengali) and four languages (English, French, Bengali and Assamese) are considered for evaluation. Several alternative frameworks have been explored, effects of handwriting recognition and text length on language detection have been studied. It is observed that with some empirical restrictions it is very much possible to achieve more that 80% language detection accuracy and based on the current research practical systems can be designed.</text:p>
          </table:table-cell>
          <table:table-cell table:style-name="ce9"/>
          <table:table-cell table:style-name="ce7" office:value-type="string" calcext:value-type="string">
            <text:p>978-1-4799-1805-8</text:p>
          </table:table-cell>
          <table:table-cell table:style-name="ce7" office:value-type="string" calcext:value-type="string">
            <text:p>10.1109/ICDAR.2015.7333847</text:p>
          </table:table-cell>
          <table:table-cell table:style-name="ce9"/>
          <table:table-cell table:style-name="ce15" office:value-type="string" calcext:value-type="string">
            <text:p><text:a xlink:href="https://ieeexplore.ieee.org/stamp/stamp.jsp?arnumber=7333847" xlink:type="simple">https://ieeexplore.ieee.org/stamp/stamp.jsp?arnumber=7333847</text:a></text:p>
          </table:table-cell>
          <table:table-cell table:style-name="ce7" office:value-type="string" calcext:value-type="string">
            <text:p>Script;Language;Handwritten documents;Character recognition;BLSTM-CTC;Language identification</text:p>
          </table:table-cell>
          <table:table-cell table:style-name="ce7" office:value-type="string" calcext:value-type="string">
            <text:p>Optical character recognition software;Error analysis;Shape;Java</text:p>
          </table:table-cell>
          <table:table-cell table:style-name="ce9"/>
          <table:table-cell table:style-name="ce7" office:value-type="float" office:value="7" calcext:value-type="float">
            <text:p>7</text:p>
          </table:table-cell>
          <table:table-cell table:style-name="ce9"/>
          <table:table-cell table:style-name="ce7" office:value-type="float" office:value="14" calcext:value-type="float">
            <text:p>14</text:p>
          </table:table-cell>
          <table:table-cell table:style-name="ce7" office:value-type="string" calcext:value-type="string">
            <text:p>IEEE</text:p>
          </table:table-cell>
          <table:table-cell table:style-name="ce11" office:value-type="date" office:date-value="2015-11-23" calcext:value-type="date">
            <text:p>23 Nov 2015</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Towards a Model to Appraise and Suggest Identifier Names</text:p>
          </table:table-cell>
          <table:table-cell table:style-name="ce2" office:value-type="string" calcext:value-type="string">
            <text:p>A. Peruma</text:p>
          </table:table-cell>
          <table:table-cell table:style-name="ce2" office:value-type="string" calcext:value-type="string">
            <text:p>Rochester Institute of Technology, Rochester, New York, USA</text:p>
          </table:table-cell>
          <table:table-cell table:style-name="ce2" office:value-type="string" calcext:value-type="string">
            <text:p>2019 IEEE International Conference on Software Maintenance and Evolution (ICSME)</text:p>
          </table:table-cell>
          <table:table-cell table:style-name="ce2" office:value-type="string" calcext:value-type="string">
            <text:p>5 Dec 2019</text:p>
          </table:table-cell>
          <table:table-cell table:style-name="ce2" office:value-type="float" office:value="2019" calcext:value-type="float">
            <text:p>2019</text:p>
          </table:table-cell>
          <table:table-cell table:style-name="ce12" table:number-columns-repeated="2"/>
          <table:table-cell table:style-name="ce2" office:value-type="float" office:value="639" calcext:value-type="float">
            <text:p>639</text:p>
          </table:table-cell>
          <table:table-cell table:style-name="ce2" office:value-type="float" office:value="643" calcext:value-type="float">
            <text:p>643</text:p>
          </table:table-cell>
          <table:table-cell table:style-name="ce3" office:value-type="string" calcext:value-type="string">
            <text:p>Unknowingly, identifiers in the source code of a software system play a vital role in determining the quality of the system. Ambiguous and confusing identifier names lead developers to not only misunderstand the behavior of the code but also increases comprehension time and thereby causes a loss in productivity. Even though correcting poor names through rename operations is a viable option for solving this problem, renaming itself is an act of rework and is not immune to defect injection. In this study, we aim to understand the motivations that drive developers to name and rename identifiers and the decisions they make in determining the name. Using our results, we propose the development of a linguistic model that determines identifier names based on the behavior of the identifier. As a prerequisite to constructing the model, we conduct multiple studies to determine the features that should feed into the model. In this paper, we discuss findings from our completed studies and justify the continuation of research on this topic through further studies.</text:p>
          </table:table-cell>
          <table:table-cell table:style-name="ce2" office:value-type="string" calcext:value-type="string">
            <text:p>2576-3148</text:p>
          </table:table-cell>
          <table:table-cell table:style-name="ce2" office:value-type="string" calcext:value-type="string">
            <text:p>978-1-7281-3094-1</text:p>
          </table:table-cell>
          <table:table-cell table:style-name="ce2" office:value-type="string" calcext:value-type="string">
            <text:p>10.1109/ICSME.2019.00103</text:p>
          </table:table-cell>
          <table:table-cell table:style-name="ce12"/>
          <table:table-cell table:style-name="ce14" office:value-type="string" calcext:value-type="string">
            <text:p><text:a xlink:href="https://ieeexplore.ieee.org/stamp/stamp.jsp?arnumber=8918988" xlink:type="simple">https://ieeexplore.ieee.org/stamp/stamp.jsp?arnumber=8918988</text:a></text:p>
          </table:table-cell>
          <table:table-cell table:style-name="ce2" office:value-type="string" calcext:value-type="string">
            <text:p>Program Comprehension;Identifier Names</text:p>
          </table:table-cell>
          <table:table-cell table:style-name="ce2" office:value-type="string" calcext:value-type="string">
            <text:p>Semantics;Static analysis;Software maintenance;Linguistics;Software engineering;Appraisal</text:p>
          </table:table-cell>
          <table:table-cell table:style-name="ce12"/>
          <table:table-cell table:style-name="ce2" office:value-type="float" office:value="2" calcext:value-type="float">
            <text:p>2</text:p>
          </table:table-cell>
          <table:table-cell table:style-name="ce12"/>
          <table:table-cell table:style-name="ce2" office:value-type="float" office:value="38" calcext:value-type="float">
            <text:p>38</text:p>
          </table:table-cell>
          <table:table-cell table:style-name="ce2" office:value-type="string" calcext:value-type="string">
            <text:p>IEEE</text:p>
          </table:table-cell>
          <table:table-cell table:style-name="ce2" office:value-type="string" calcext:value-type="string">
            <text:p>5 Dec 2019</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Technological Solutions for Sign Language Recognition: A Scoping Review of Research Trends, Challenges, and Opportunities</text:p>
          </table:table-cell>
          <table:table-cell table:style-name="ce7" office:value-type="string" calcext:value-type="string">
            <text:p>B. Joksimoski; E. Zdravevski; P. Lameski; I. M. Pires; F. J. Melero; T. P. Martinez; N. M. Garcia; M. Mihajlov; I. Chorbev; V. Trajkovik</text:p>
          </table:table-cell>
          <table:table-cell table:style-name="ce7" office:value-type="string" calcext:value-type="string">
            <text:p>Faculty of Computer Science and Engineering, Saints Cyril and Methodius University in Skopje, Skopje, North Macedonia; Faculty of Computer Science and Engineering, Saints Cyril and Methodius University in Skopje, Skopje, North Macedonia; Faculty of Computer Science and Engineering, Saints Cyril and Methodius University in Skopje, Skopje, North Macedonia; Instituto de Telecomunicações, Universidade da Beira Interior, Covilhã, Portugal; Technological Centre of Furniture and Wood of the Region of Murcia (CETEM), Murcia, Spain; Technological Centre of Furniture and Wood of the Region of Murcia (CETEM), Murcia, Spain; Instituto de Telecomunicações, Universidade da Beira Interior, Covilhã, Portugal; Laboratory for Open Systems and Networks, Jožef Stefan Institute, Ljubljana, Slovenia; Faculty of Computer Science and Engineering, Saints Cyril and Methodius University in Skopje, Skopje, North Macedonia; Faculty of Computer Science and Engineering, Saints Cyril and Methodius University in Skopje, Skopje, North Macedonia</text:p>
          </table:table-cell>
          <table:table-cell table:style-name="ce7" office:value-type="string" calcext:value-type="string">
            <text:p>IEEE Access</text:p>
          </table:table-cell>
          <table:table-cell table:style-name="ce11" office:value-type="date" office:date-value="2022-04-22" calcext:value-type="date">
            <text:p>22 Apr 2022</text:p>
          </table:table-cell>
          <table:table-cell table:style-name="ce7" office:value-type="float" office:value="2022" calcext:value-type="float">
            <text:p>2022</text:p>
          </table:table-cell>
          <table:table-cell table:style-name="ce7" office:value-type="float" office:value="10" calcext:value-type="float">
            <text:p>10</text:p>
          </table:table-cell>
          <table:table-cell table:style-name="ce9"/>
          <table:table-cell table:style-name="ce7" office:value-type="float" office:value="40979" calcext:value-type="float">
            <text:p>40979</text:p>
          </table:table-cell>
          <table:table-cell table:style-name="ce7" office:value-type="float" office:value="40998" calcext:value-type="float">
            <text:p>40998</text:p>
          </table:table-cell>
          <table:table-cell table:style-name="ce4" office:value-type="string" calcext:value-type="string">
            <text:p>Sign languages are critical in conveying meaning by the use of a visual-manual modality and are the primary means of communication of the deaf and hard of hearing with their family members and with the society. With the advances in computer graphics, computer vision, neural networks, and the introduction of new powerful hardware, the research into sign languages has shown a new potential. Novel technologies can help people learn, communicate, interpret, translate, visualize, document, and develop various sign languages and their related skills. This paper reviews the technological advancements applied in sign language recognition, visualization, and synthesis. We defined multiple research questions to identify the underlying technological drivers that strive to improve the challenges in this domain. This study is designed in accordance with the PRISMA methodology. We searched for articles published between 2010 and 2021 in multiple digital libraries (i.e., Elsevier, Springer, IEEE, PubMed, and MDPI). To automate the initial steps of PRISMA for identifying potentially relevant articles, duplicate removal and basic screening, we utilized a Natural Language Processing toolkit. Then, we performed a synthesis of the existing body of knowledge and identified the different studies that achieved significant advancements in sign language recognition, visualization, and synthesis. The identified trends based on analysis of almost 2000 papers clearly show that technology developments, especially in image processing and deep learning, are driving new applications and tools that improve the various performance metrics in these sign language-related task. Finally, we identified which techniques and devices contribute to such results and what are the common threads and gaps that would open new research directions in the field.</text:p>
          </table:table-cell>
          <table:table-cell table:style-name="ce7" office:value-type="string" calcext:value-type="string">
            <text:p>2169-3536</text:p>
          </table:table-cell>
          <table:table-cell table:style-name="ce9"/>
          <table:table-cell table:style-name="ce7" office:value-type="string" calcext:value-type="string">
            <text:p>10.1109/ACCESS.2022.3161440</text:p>
          </table:table-cell>
          <table:table-cell table:style-name="ce7" office:value-type="string" calcext:value-type="string">
            <text:p>Faculty of Computer Science and Engineering, Saints Cyril and Methodius University in Skopje, Skopje, North Macedonia; FCT/MEC through national funds; FEDER—PT2020 Partnership Agreement(grant numbers:UIDB/50008/2020); CA16226 Indoor living Space Improvement: Smart Habitat for the Elderly; CA19121 Network on Privacy-Aware Audio- and Video-Based Applications for Active and Assisted Living, supported by COST (European Cooperation in Science and Technology); </text:p>
          </table:table-cell>
          <table:table-cell table:style-name="ce15" office:value-type="string" calcext:value-type="string">
            <text:p><text:a xlink:href="https://ieeexplore.ieee.org/stamp/stamp.jsp?arnumber=9739689" xlink:type="simple">https://ieeexplore.ieee.org/stamp/stamp.jsp?arnumber=9739689</text:a></text:p>
          </table:table-cell>
          <table:table-cell table:style-name="ce7" office:value-type="string" calcext:value-type="string">
            <text:p>Sign language recognition;systematic review;sign language visualization</text:p>
          </table:table-cell>
          <table:table-cell table:style-name="ce7" office:value-type="string" calcext:value-type="string">
            <text:p>Assistive technologies;Gesture recognition;Auditory system;Hidden Markov models;Visualization;Speech recognition;Systematics</text:p>
          </table:table-cell>
          <table:table-cell table:style-name="ce9"/>
          <table:table-cell table:style-name="ce7" office:value-type="float" office:value="16" calcext:value-type="float">
            <text:p>16</text:p>
          </table:table-cell>
          <table:table-cell table:style-name="ce9"/>
          <table:table-cell table:style-name="ce7" office:value-type="float" office:value="107" calcext:value-type="float">
            <text:p>107</text:p>
          </table:table-cell>
          <table:table-cell table:style-name="ce7" office:value-type="string" calcext:value-type="string">
            <text:p>CCBY</text:p>
          </table:table-cell>
          <table:table-cell table:style-name="ce7" office:value-type="string" calcext:value-type="string">
            <text:p>22 Mar 2022</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Generating scalable optimization and multi-agent research models from high-level analytical descriptions: Long-term and medium-term forecasts for the economic and energy sector development</text:p>
          </table:table-cell>
          <table:table-cell table:style-name="ce7" office:value-type="string" calcext:value-type="string">
            <text:p>M. D. Shapot; V. A. Malakhov; A. A. Khorshev</text:p>
          </table:table-cell>
          <table:table-cell table:style-name="ce7" office:value-type="string" calcext:value-type="string">
            <text:p>The Energy Research Institute of the Russian Academy of Science (ERI RAS), Moscow, Russia; The Energy Research Institute of the Russian Academy of Science (ERI RAS), Moscow, Russia; The Energy Research Institute of the Russian Academy of Science (ERI RAS), Moscow, Russia</text:p>
          </table:table-cell>
          <table:table-cell table:style-name="ce7" office:value-type="string" calcext:value-type="string">
            <text:p>2017 Tenth International Conference Management of Large-Scale System Development (MLSD)</text:p>
          </table:table-cell>
          <table:table-cell table:style-name="ce11" office:value-type="date" office:date-value="2017-11-16" calcext:value-type="date">
            <text:p>16 Nov 2017</text:p>
          </table:table-cell>
          <table:table-cell table:style-name="ce7" office:value-type="float" office:value="2017" calcext:value-type="float">
            <text:p>2017</text:p>
          </table:table-cell>
          <table:table-cell table:style-name="ce9" table:number-columns-repeated="2"/>
          <table:table-cell table:style-name="ce7" office:value-type="float" office:value="1" calcext:value-type="float">
            <text:p>1</text:p>
          </table:table-cell>
          <table:table-cell table:style-name="ce7" office:value-type="float" office:value="5" calcext:value-type="float">
            <text:p>5</text:p>
          </table:table-cell>
          <table:table-cell table:style-name="ce4" office:value-type="string" calcext:value-type="string">
            <text:p>Economic forecasts for decision-making and research purposes are usually based on fairly complex models. Once created, models often require updates to meet new requirements and/or implement new methodology. This paper considers modelling tools, which allow non-programming specialists to build efficient executable models from analytical description written in high-level domain-specific language and provide extensibility when new modelling methodology needs to be added. Current implementation allows users to create linear and multi-linear optimization models (to find and analyze the best possible scenarios of economic development), and multi-agent models (to use behavioral rules for more precise economic analysis, especially for the crisis periods).</text:p>
          </table:table-cell>
          <table:table-cell table:style-name="ce9"/>
          <table:table-cell table:style-name="ce7" office:value-type="string" calcext:value-type="string">
            <text:p>978-1-5386-0798-5</text:p>
          </table:table-cell>
          <table:table-cell table:style-name="ce7" office:value-type="string" calcext:value-type="string">
            <text:p>10.1109/MLSD.2017.8109684</text:p>
          </table:table-cell>
          <table:table-cell table:style-name="ce9"/>
          <table:table-cell table:style-name="ce15" office:value-type="string" calcext:value-type="string">
            <text:p><text:a xlink:href="https://ieeexplore.ieee.org/stamp/stamp.jsp?arnumber=8109684" xlink:type="simple">https://ieeexplore.ieee.org/stamp/stamp.jsp?arnumber=8109684</text:a></text:p>
          </table:table-cell>
          <table:table-cell table:style-name="ce7" office:value-type="string" calcext:value-type="string">
            <text:p>Modelling tools;domain-specific language;linear optimization;multi-linear optimization;optimization;multi-agent models;economic forecasting</text:p>
          </table:table-cell>
          <table:table-cell table:style-name="ce9" table:number-columns-repeated="4"/>
          <table:table-cell table:style-name="ce7" office:value-type="float" office:value="5" calcext:value-type="float">
            <text:p>5</text:p>
          </table:table-cell>
          <table:table-cell table:style-name="ce7" office:value-type="string" calcext:value-type="string">
            <text:p>IEEE</text:p>
          </table:table-cell>
          <table:table-cell table:style-name="ce11" office:value-type="date" office:date-value="2017-11-16" calcext:value-type="date">
            <text:p>16 Nov 2017</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Code Completion for Programming Education based on Recurrent Neural Network</text:p>
          </table:table-cell>
          <table:table-cell table:style-name="ce2" office:value-type="string" calcext:value-type="string">
            <text:p>K. Terada; Y. Watanobe</text:p>
          </table:table-cell>
          <table:table-cell table:style-name="ce2" office:value-type="string" calcext:value-type="string">
            <text:p>Graduate Department of Computer Science and Engineering, University of Aizu, Fukushima, Japan; Graduate Department of Computer Science and Engineering, University of Aizu, Fukushima, Japan</text:p>
          </table:table-cell>
          <table:table-cell table:style-name="ce2" office:value-type="string" calcext:value-type="string">
            <text:p>2019 IEEE 11th International Workshop on Computational Intelligence and Applications (IWCIA)</text:p>
          </table:table-cell>
          <table:table-cell table:style-name="ce10" office:value-type="date" office:date-value="2020-01-13" calcext:value-type="date">
            <text:p>13 Jan 2020</text:p>
          </table:table-cell>
          <table:table-cell table:style-name="ce2" office:value-type="float" office:value="2019" calcext:value-type="float">
            <text:p>2019</text:p>
          </table:table-cell>
          <table:table-cell table:style-name="ce12" table:number-columns-repeated="2"/>
          <table:table-cell table:style-name="ce2" office:value-type="float" office:value="109" calcext:value-type="float">
            <text:p>109</text:p>
          </table:table-cell>
          <table:table-cell table:style-name="ce2" office:value-type="float" office:value="114" calcext:value-type="float">
            <text:p>114</text:p>
          </table:table-cell>
          <table:table-cell table:style-name="ce3" office:value-type="string" calcext:value-type="string">
            <text:p>In solving programming problems, it is difficult for beginners to create program code from scratch. One way to navigate this difficulty is to provide a function of automatic code completion. In this work, we propose a method to predict the next word following a given incomplete program that has two key constituents, prediction of within-vocabulary words and prediction of identifiers. In terms of predicting within-vocabulary words, a neural language model based on a Long Short-Term Memory (LSTM) network is proposed. Regarding the prediction of identifiers, a model based on a pointer network is proposed. Additionally, a model for switching between these two models is proposed. For evaluation of the proposed method, source code accumulated in an online judge system is used. The results of the experiment demonstrate that the proposed method can predict both the next within-vocabulary word and the next identifier to a high degree of accuracy.</text:p>
          </table:table-cell>
          <table:table-cell table:style-name="ce2" office:value-type="string" calcext:value-type="string">
            <text:p>1883-3977</text:p>
          </table:table-cell>
          <table:table-cell table:style-name="ce2" office:value-type="string" calcext:value-type="string">
            <text:p>978-1-7281-2429-2</text:p>
          </table:table-cell>
          <table:table-cell table:style-name="ce2" office:value-type="string" calcext:value-type="string">
            <text:p>10.1109/IWCIA47330.2019.8955090</text:p>
          </table:table-cell>
          <table:table-cell table:style-name="ce12"/>
          <table:table-cell table:style-name="ce14" office:value-type="string" calcext:value-type="string">
            <text:p><text:a xlink:href="https://ieeexplore.ieee.org/stamp/stamp.jsp?arnumber=8955090" xlink:type="simple">https://ieeexplore.ieee.org/stamp/stamp.jsp?arnumber=8955090</text:a></text:p>
          </table:table-cell>
          <table:table-cell table:style-name="ce2" office:value-type="string" calcext:value-type="string">
            <text:p>Programming education;Code completion;Deep learning;LSTM;Pointer network</text:p>
          </table:table-cell>
          <table:table-cell table:style-name="ce2" office:value-type="string" calcext:value-type="string">
            <text:p>Predictive models;Programming profession;Vocabulary;Switches;Computer architecture;Recurrent neural networks</text:p>
          </table:table-cell>
          <table:table-cell table:style-name="ce12"/>
          <table:table-cell table:style-name="ce2" office:value-type="float" office:value="12" calcext:value-type="float">
            <text:p>12</text:p>
          </table:table-cell>
          <table:table-cell table:style-name="ce12"/>
          <table:table-cell table:style-name="ce2" office:value-type="float" office:value="17" calcext:value-type="float">
            <text:p>17</text:p>
          </table:table-cell>
          <table:table-cell table:style-name="ce2" office:value-type="string" calcext:value-type="string">
            <text:p>IEEE</text:p>
          </table:table-cell>
          <table:table-cell table:style-name="ce10" office:value-type="date" office:date-value="2020-01-13" calcext:value-type="date">
            <text:p>13 Jan 2020</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A UML and XML specification for modeling of PMS</text:p>
          </table:table-cell>
          <table:table-cell table:style-name="ce7" office:value-type="string" calcext:value-type="string">
            <text:p>X. Wu; X. Wu</text:p>
          </table:table-cell>
          <table:table-cell table:style-name="ce7" office:value-type="string" calcext:value-type="string">
            <text:p>School of Information Systems &amp; Management, National University of Defense Technology, Changsha, China; School of Information Systems &amp; Management, National University of Defense Technology, Changsha, China</text:p>
          </table:table-cell>
          <table:table-cell table:style-name="ce7" office:value-type="string" calcext:value-type="string">
            <text:p>2013 International Conference on Quality, Reliability, Risk, Maintenance, and Safety Engineering (QR2MSE)</text:p>
          </table:table-cell>
          <table:table-cell table:style-name="ce7" office:value-type="string" calcext:value-type="string">
            <text:p>10 Oct 2013</text:p>
          </table:table-cell>
          <table:table-cell table:style-name="ce7" office:value-type="float" office:value="2013" calcext:value-type="float">
            <text:p>2013</text:p>
          </table:table-cell>
          <table:table-cell table:style-name="ce9" table:number-columns-repeated="2"/>
          <table:table-cell table:style-name="ce7" office:value-type="float" office:value="41" calcext:value-type="float">
            <text:p>41</text:p>
          </table:table-cell>
          <table:table-cell table:style-name="ce7" office:value-type="float" office:value="45" calcext:value-type="float">
            <text:p>45</text:p>
          </table:table-cell>
          <table:table-cell table:style-name="ce4" office:value-type="string" calcext:value-type="string">
            <text:p>In order to share phased-mission systems (PMS) model between various approaches and tools, this paper proposes a specification. The conceptual model using UML class diagram notation and XML syntax to describe all the concepts and relationships defined in the specification is also provided. At last, an example is presented to show the performance of PMS model by the defined specification.</text:p>
          </table:table-cell>
          <table:table-cell table:style-name="ce9"/>
          <table:table-cell table:style-name="ce7" office:value-type="string" calcext:value-type="string">
            <text:p>978-1-4799-1016-8</text:p>
          </table:table-cell>
          <table:table-cell table:style-name="ce7" office:value-type="string" calcext:value-type="string">
            <text:p>10.1109/QR2MSE.2013.6625531</text:p>
          </table:table-cell>
          <table:table-cell table:style-name="ce9"/>
          <table:table-cell table:style-name="ce15" office:value-type="string" calcext:value-type="string">
            <text:p><text:a xlink:href="https://ieeexplore.ieee.org/stamp/stamp.jsp?arnumber=6625531" xlink:type="simple">https://ieeexplore.ieee.org/stamp/stamp.jsp?arnumber=6625531</text:a></text:p>
          </table:table-cell>
          <table:table-cell table:style-name="ce7" office:value-type="string" calcext:value-type="string">
            <text:p>PMS;UML;XML;specification</text:p>
          </table:table-cell>
          <table:table-cell table:style-name="ce7" office:value-type="string" calcext:value-type="string">
            <text:p>Unified modeling language;Analytical models;Reliability;XML;Object oriented modeling;Computational modeling;Maintenance engineering</text:p>
          </table:table-cell>
          <table:table-cell table:style-name="ce9"/>
          <table:table-cell table:style-name="ce7" office:value-type="float" office:value="1" calcext:value-type="float">
            <text:p>1</text:p>
          </table:table-cell>
          <table:table-cell table:style-name="ce9"/>
          <table:table-cell table:style-name="ce7" office:value-type="float" office:value="12" calcext:value-type="float">
            <text:p>12</text:p>
          </table:table-cell>
          <table:table-cell table:style-name="ce7" office:value-type="string" calcext:value-type="string">
            <text:p>IEEE</text:p>
          </table:table-cell>
          <table:table-cell table:style-name="ce7" office:value-type="string" calcext:value-type="string">
            <text:p>10 Oct 201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BEQAIN: An Effective and Efficient Identifier Normalization Approach With BERT and the Question Answering System</text:p>
          </table:table-cell>
          <table:table-cell table:style-name="ce2" office:value-type="string" calcext:value-type="string">
            <text:p>J. Zhang; S. Liu; L. Gong; H. Zhang; Z. Huang; H. Jiang</text:p>
          </table:table-cell>
          <table:table-cell table:style-name="ce2" office:value-type="string" calcext:value-type="string">
            <text:p>College of Computer Science and Technology, Nanjing University of Aeronautics and Astronautics, Nanjing, China; College of Computer Science and Technology, Nanjing University of Aeronautics and Astronautics, Nanjing, China; College of Computer Science and Technology, Nanjing University of Aeronautics and Astronautics, Nanjing, China; Queen's University, Kingston, ON, Canada; College of Computer Science and Technology, Nanjing University of Aeronautics and Astronautics, Nanjing, China; School of Software, Dalian University of Technology, Dalian, China</text:p>
          </table:table-cell>
          <table:table-cell table:style-name="ce2" office:value-type="string" calcext:value-type="string">
            <text:p>IEEE Transactions on Software Engineering</text:p>
          </table:table-cell>
          <table:table-cell table:style-name="ce10" office:value-type="date" office:date-value="2023-04-18" calcext:value-type="date">
            <text:p>18 Apr 2023</text:p>
          </table:table-cell>
          <table:table-cell table:style-name="ce2" office:value-type="float" office:value="2023" calcext:value-type="float">
            <text:p>2023</text:p>
          </table:table-cell>
          <table:table-cell table:style-name="ce2" office:value-type="float" office:value="49" calcext:value-type="float">
            <text:p>49</text:p>
          </table:table-cell>
          <table:table-cell table:style-name="ce2" office:value-type="float" office:value="4" calcext:value-type="float">
            <text:p>4</text:p>
          </table:table-cell>
          <table:table-cell table:style-name="ce2" office:value-type="float" office:value="2597" calcext:value-type="float">
            <text:p>2597</text:p>
          </table:table-cell>
          <table:table-cell table:style-name="ce2" office:value-type="float" office:value="2620" calcext:value-type="float">
            <text:p>2620</text:p>
          </table:table-cell>
          <table:table-cell table:style-name="ce3" office:value-type="string" calcext:value-type="string">
            <text:p>As one of the most important resources to express the semantics of source code, identifiers are usually composed of several common or domain-specific terms and abbreviations, thus heavily hindering developers from analyzing and comprehending source code. Hence, it is very necessary to normalize identifiers, which aims to align the vocabulary found in identifiers with natural language words found in other software artifacts. Even though researchers have proposed several identifier normalization approaches in the literature, these approaches only rely on the lexical information in identifiers and related source code entities to normalize identifiers, suffering from the lack of deep semantic understanding of identifiers. In this paper, we propose an effective and efficient identifier normalization approach BEQAIN to split identifiers into their composing words and expand the enclosed abbreviations. Specifically, BEQAIN employs a deep learning model, which is mainly composed of a Bidirectional Encoder Representation from Transformers (BERT) layer and a Conditional Random Fields (CRF) layer to embed identifiers into low-level vectors and learn the identifier splitting patterns. The BERT-CRF network is also combined with a pre-processing component and a post-processing component to resolve the problems of over-splitting and under-splitting so as to improve the identifier splitting performance. Furthermore, BEQAIN also employs a Question Answering (Q&amp;A) system to learn the abbreviation expansion mappings and leverages the current programming context to determine the exactly correct expansion when there are multiple expansions for specific abbreviations. After BEQAIN is fully trained, it can be used to normalize identifiers. We conduct extensive experiments to validate the effectiveness and efficiency of BEQAIN over two publicly available datasets with nine projects. Experimental results show that BEQAIN achieves the overall average Accuracy of 80.20% and outperforms the existing state-of-the-art approach by 9.88% in normalizing identifiers. The pre-processing and post-processing components could improve the Accuracy of BEQAIN in identifier splitting by 11.70%. Employing the programming context information could improve the Accuracy of BEQAIN in abbreviation expansion by 11.15% on average. In addition, the average normalization time of BEQAIN is less than one second. Finally, we also discuss some observations for the road ahead for identifier normalization to inspire other researchers.</text:p>
          </table:table-cell>
          <table:table-cell table:style-name="ce2" office:value-type="string" calcext:value-type="string">
            <text:p>1939-3520</text:p>
          </table:table-cell>
          <table:table-cell table:style-name="ce12"/>
          <table:table-cell table:style-name="ce2" office:value-type="string" calcext:value-type="string">
            <text:p>10.1109/TSE.2022.3227559</text:p>
          </table:table-cell>
          <table:table-cell table:style-name="ce2" office:value-type="string" calcext:value-type="string">
            <text:p>National Natural Science Foundation of China(grant numbers:61902181,62032004); Nanjing University of Aeronautics and Astronautics; </text:p>
          </table:table-cell>
          <table:table-cell table:style-name="ce14" office:value-type="string" calcext:value-type="string">
            <text:p><text:a xlink:href="https://ieeexplore.ieee.org/stamp/stamp.jsp?arnumber=9976241" xlink:type="simple">https://ieeexplore.ieee.org/stamp/stamp.jsp?arnumber=9976241</text:a></text:p>
          </table:table-cell>
          <table:table-cell table:style-name="ce2" office:value-type="string" calcext:value-type="string">
            <text:p>Identifier expansion;identifier normalization;identifier splitting;source code comprehension</text:p>
          </table:table-cell>
          <table:table-cell table:style-name="ce2" office:value-type="string" calcext:value-type="string">
            <text:p>Source coding;Software;Semantics;Programming;Natural languages;Codes;Task analysis</text:p>
          </table:table-cell>
          <table:table-cell table:style-name="ce12"/>
          <table:table-cell table:style-name="ce2" office:value-type="float" office:value="1" calcext:value-type="float">
            <text:p>1</text:p>
          </table:table-cell>
          <table:table-cell table:style-name="ce12"/>
          <table:table-cell table:style-name="ce2" office:value-type="float" office:value="57" calcext:value-type="float">
            <text:p>57</text:p>
          </table:table-cell>
          <table:table-cell table:style-name="ce2" office:value-type="string" calcext:value-type="string">
            <text:p>IEEE</text:p>
          </table:table-cell>
          <table:table-cell table:style-name="ce2" office:value-type="string" calcext:value-type="string">
            <text:p>8 Dec 2022</text:p>
          </table:table-cell>
          <table:table-cell table:style-name="ce12" table:number-columns-repeated="2"/>
          <table:table-cell table:style-name="ce2" office:value-type="string" calcext:value-type="string">
            <text:p>IEEE</text:p>
          </table:table-cell>
          <table:table-cell table:style-name="ce2" office:value-type="string" calcext:value-type="string">
            <text:p>IEEE Journals</text:p>
          </table:table-cell>
          <table:table-cell table:number-columns-repeated="996"/>
        </table:table-row>
        <table:table-row table:style-name="ro2" table:visibility="collapse">
          <table:table-cell table:style-name="ce4" office:value-type="string" calcext:value-type="string">
            <text:p>A formal semantics for Sequence Diagrams and a strategy for system analysis</text:p>
          </table:table-cell>
          <table:table-cell table:style-name="ce7" office:value-type="string" calcext:value-type="string">
            <text:p>L. Lima; J. Iyoda; A. Sampaio</text:p>
          </table:table-cell>
          <table:table-cell table:style-name="ce7" office:value-type="string" calcext:value-type="string">
            <text:p>Centro de Informatica, Universidade Federal de Pernambuco, Recife, Brazil; Centro de Informatica, Universidade Federal de Pernambuco, Recife, Brazil; Centro de Informatica, Universidade Federal de Pernambuco, Recife, Brazil</text:p>
          </table:table-cell>
          <table:table-cell table:style-name="ce7" office:value-type="string" calcext:value-type="string">
            <text:p>2014 2nd International Conference on Model-Driven Engineering and Software Development (MODELSWARD)</text:p>
          </table:table-cell>
          <table:table-cell table:style-name="ce11" office:value-type="date" office:date-value="2015-01-26" calcext:value-type="date">
            <text:p>26 Jan 2015</text:p>
          </table:table-cell>
          <table:table-cell table:style-name="ce7" office:value-type="float" office:value="2014" calcext:value-type="float">
            <text:p>2014</text:p>
          </table:table-cell>
          <table:table-cell table:style-name="ce9" table:number-columns-repeated="2"/>
          <table:table-cell table:style-name="ce7" office:value-type="float" office:value="317" calcext:value-type="float">
            <text:p>317</text:p>
          </table:table-cell>
          <table:table-cell table:style-name="ce7" office:value-type="float" office:value="324" calcext:value-type="float">
            <text:p>324</text:p>
          </table:table-cell>
          <table:table-cell table:style-name="ce4" office:value-type="string" calcext:value-type="string">
            <text:p>We propose a semantics for Sequence Diagrams based on the COMPASS Modelling Language (CML): a formal specification language to model systems of systems. A distinguishing feature of our semantics is that it is defined as part of a larger effort to define the semantics of several diagrams of SysML, a UML profile for systems engineering. We have defined a fairly comprehensive semantics for Sequence Diagrams, which comprises sequential and parallel constructors, loops, breaks, alternatives, synchronous and asynchronous messages. We illustrate our semantics with a scenario of a case study of a system of systems. We also discuss an analysis strategy which involves an integrated view of several diagrams.</text:p>
          </table:table-cell>
          <table:table-cell table:style-name="ce9"/>
          <table:table-cell table:style-name="ce7" office:value-type="string" calcext:value-type="string">
            <text:p>978-9-8975-8066-6</text:p>
          </table:table-cell>
          <table:table-cell table:style-name="ce9" table:number-columns-repeated="2"/>
          <table:table-cell table:style-name="ce15" office:value-type="string" calcext:value-type="string">
            <text:p><text:a xlink:href="https://ieeexplore.ieee.org/stamp/stamp.jsp?arnumber=7018479" xlink:type="simple">https://ieeexplore.ieee.org/stamp/stamp.jsp?arnumber=7018479</text:a></text:p>
          </table:table-cell>
          <table:table-cell table:style-name="ce7" office:value-type="string" calcext:value-type="string">
            <text:p>Sequence Diagrams;SysML;Semantics;CML</text:p>
          </table:table-cell>
          <table:table-cell table:style-name="ce7" office:value-type="string" calcext:value-type="string">
            <text:p>Semantics;Unified modeling language;Context;Fires;Syntactics;Analytical models</text:p>
          </table:table-cell>
          <table:table-cell table:style-name="ce9" table:number-columns-repeated="3"/>
          <table:table-cell table:style-name="ce7" office:value-type="float" office:value="17" calcext:value-type="float">
            <text:p>17</text:p>
          </table:table-cell>
          <table:table-cell table:style-name="ce9"/>
          <table:table-cell table:style-name="ce11" office:value-type="date" office:date-value="2015-01-26" calcext:value-type="date">
            <text:p>26 Jan 2015</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Fail-Safe Testing of Safety-Critical Systems</text:p>
          </table:table-cell>
          <table:table-cell table:style-name="ce7" office:value-type="string" calcext:value-type="string">
            <text:p>A. Gario; A. v. M. Andrews</text:p>
          </table:table-cell>
          <table:table-cell table:style-name="ce7" office:value-type="string" calcext:value-type="string">
            <text:p>Department of Computer Science, University of Denver, Denver, CO, USA; NA</text:p>
          </table:table-cell>
          <table:table-cell table:style-name="ce7" office:value-type="string" calcext:value-type="string">
            <text:p>2014 23rd Australian Software Engineering Conference</text:p>
          </table:table-cell>
          <table:table-cell table:style-name="ce7" office:value-type="string" calcext:value-type="string">
            <text:p>5 Jun 2014</text:p>
          </table:table-cell>
          <table:table-cell table:style-name="ce7" office:value-type="float" office:value="2014" calcext:value-type="float">
            <text:p>2014</text:p>
          </table:table-cell>
          <table:table-cell table:style-name="ce9" table:number-columns-repeated="2"/>
          <table:table-cell table:style-name="ce7" office:value-type="float" office:value="190" calcext:value-type="float">
            <text:p>190</text:p>
          </table:table-cell>
          <table:table-cell table:style-name="ce7" office:value-type="float" office:value="199" calcext:value-type="float">
            <text:p>199</text:p>
          </table:table-cell>
          <table:table-cell table:style-name="ce4" office:value-type="string" calcext:value-type="string">
            <text:p>This paper proposes an approach for testing of safety critical systems. It is based on a behavioral and a fault model. The two models are analyzed for compatibility and necessary changes are identified to make them compatible. Then transformation rules are used to transform the fault model into the same model type as the behavioral model. Integration rules define how to combine them. This approach results in an integrated model which then can be used to generate tests using a variety of testing criteria. The paper illustrates this general framework using a CEFSM for the behavioral model and a Fault Tree for the fault model. A case study from the literature illustrates how to apply the approach.</text:p>
          </table:table-cell>
          <table:table-cell table:style-name="ce7" office:value-type="string" calcext:value-type="string">
            <text:p>2377-5408</text:p>
          </table:table-cell>
          <table:table-cell table:style-name="ce7" office:value-type="string" calcext:value-type="string">
            <text:p>978-1-4799-3149-1</text:p>
          </table:table-cell>
          <table:table-cell table:style-name="ce7" office:value-type="string" calcext:value-type="string">
            <text:p>10.1109/ASWEC.2014.19</text:p>
          </table:table-cell>
          <table:table-cell table:style-name="ce9"/>
          <table:table-cell table:style-name="ce15" office:value-type="string" calcext:value-type="string">
            <text:p><text:a xlink:href="https://ieeexplore.ieee.org/stamp/stamp.jsp?arnumber=6824124" xlink:type="simple">https://ieeexplore.ieee.org/stamp/stamp.jsp?arnumber=6824124</text:a></text:p>
          </table:table-cell>
          <table:table-cell table:style-name="ce7" office:value-type="string" calcext:value-type="string">
            <text:p>CEFSM;Finite State Machine;Safety-Critical;Testing;FTA;Behavioral Model;Fault Model;Integration</text:p>
          </table:table-cell>
          <table:table-cell table:style-name="ce7" office:value-type="string" calcext:value-type="string">
            <text:p>Logic gates;Unified modeling language;Testing;Safety;Fault trees;Analytical models;Software</text:p>
          </table:table-cell>
          <table:table-cell table:style-name="ce9"/>
          <table:table-cell table:style-name="ce7" office:value-type="float" office:value="2" calcext:value-type="float">
            <text:p>2</text:p>
          </table:table-cell>
          <table:table-cell table:style-name="ce9"/>
          <table:table-cell table:style-name="ce7" office:value-type="float" office:value="28" calcext:value-type="float">
            <text:p>28</text:p>
          </table:table-cell>
          <table:table-cell table:style-name="ce7" office:value-type="string" calcext:value-type="string">
            <text:p>IEEE</text:p>
          </table:table-cell>
          <table:table-cell table:style-name="ce7" office:value-type="string" calcext:value-type="string">
            <text:p>5 Jun 201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utomated Verification of Cryptographic Protocol Implementations</text:p>
          </table:table-cell>
          <table:table-cell table:style-name="ce7" office:value-type="string" calcext:value-type="string">
            <text:p>L. Babenko; I. Pisarev</text:p>
          </table:table-cell>
          <table:table-cell table:style-name="ce7" office:value-type="string" calcext:value-type="string">
            <text:p>Information technology security department, Southern Federal University, Taganrog, Russian Federation; Information technology security department, Southern Federal University, Taganrog, Russian Federation</text:p>
          </table:table-cell>
          <table:table-cell table:style-name="ce7" office:value-type="string" calcext:value-type="string">
            <text:p>2019 12th International Conference on Developments in eSystems Engineering (DeSE)</text:p>
          </table:table-cell>
          <table:table-cell table:style-name="ce11" office:value-type="date" office:date-value="2020-04-23" calcext:value-type="date">
            <text:p>23 Apr 2020</text:p>
          </table:table-cell>
          <table:table-cell table:style-name="ce7" office:value-type="float" office:value="2019" calcext:value-type="float">
            <text:p>2019</text:p>
          </table:table-cell>
          <table:table-cell table:style-name="ce9" table:number-columns-repeated="2"/>
          <table:table-cell table:style-name="ce7" office:value-type="float" office:value="849" calcext:value-type="float">
            <text:p>849</text:p>
          </table:table-cell>
          <table:table-cell table:style-name="ce7" office:value-type="float" office:value="854" calcext:value-type="float">
            <text:p>854</text:p>
          </table:table-cell>
          <table:table-cell table:style-name="ce4" office:value-type="string" calcext:value-type="string">
            <text:p>When implementing systems using a secure data connection between components, it is important to analyze the security of data transmission. Secure data transfer is achieved by using cryptographic protocols. It is important to verify the security of cryptographic protocols already implemented in the system, since this is the last iteration of their compilation in the form of their implementation in the selected programming language. The paper proposes a scheme and approaches for creating an automated security verifier of cryptographic protocol implementations. The problems that arise when implementing cryptographic protocols in programming languages are described. A verification scheme based on the use of a source code analyzer for extracting the structure of cryptographic protocols, translating their structure of the Alice-Bob format protocol into the specification language for formal verifiers, and dynamic analysis of the implementation code is presented. The approaches for the implementation of the analyzer, translator and dynamic analyser are described, as well as the future work.</text:p>
          </table:table-cell>
          <table:table-cell table:style-name="ce7" office:value-type="string" calcext:value-type="string">
            <text:p>2161-1351</text:p>
          </table:table-cell>
          <table:table-cell table:style-name="ce7" office:value-type="string" calcext:value-type="string">
            <text:p>978-1-7281-3021-7</text:p>
          </table:table-cell>
          <table:table-cell table:style-name="ce7" office:value-type="string" calcext:value-type="string">
            <text:p>10.1109/DeSE.2019.00157</text:p>
          </table:table-cell>
          <table:table-cell table:style-name="ce9"/>
          <table:table-cell table:style-name="ce15" office:value-type="string" calcext:value-type="string">
            <text:p><text:a xlink:href="https://ieeexplore.ieee.org/stamp/stamp.jsp?arnumber=9073110" xlink:type="simple">https://ieeexplore.ieee.org/stamp/stamp.jsp?arnumber=9073110</text:a></text:p>
          </table:table-cell>
          <table:table-cell table:style-name="ce7" office:value-type="string" calcext:value-type="string">
            <text:p>verification;parser;translator;dynamic analysis;formal verification;cryptographic protocols;model.</text:p>
          </table:table-cell>
          <table:table-cell table:style-name="ce7" office:value-type="string" calcext:value-type="string">
            <text:p>Cryptographic protocols;Formal verification;Cryptography;Computer languages;Sockets</text:p>
          </table:table-cell>
          <table:table-cell table:style-name="ce9" table:number-columns-repeated="3"/>
          <table:table-cell table:style-name="ce7" office:value-type="float" office:value="19" calcext:value-type="float">
            <text:p>19</text:p>
          </table:table-cell>
          <table:table-cell table:style-name="ce7" office:value-type="string" calcext:value-type="string">
            <text:p>IEEE</text:p>
          </table:table-cell>
          <table:table-cell table:style-name="ce11" office:value-type="date" office:date-value="2020-04-23" calcext:value-type="date">
            <text:p>23 Apr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Electroencephalographic identifiers of reading abilities in turkish language</text:p>
          </table:table-cell>
          <table:table-cell table:style-name="ce7" office:value-type="string" calcext:value-type="string">
            <text:p>G. Eroğlu; M. Çetin; S. Balcisoy</text:p>
          </table:table-cell>
          <table:table-cell table:style-name="ce7" office:value-type="string" calcext:value-type="string">
            <text:p>Faculty of Engineering and Natural Sciences, Sabanci University, Istanbul, Turkey; Faculty of Engineering and Natural Sciences, University of Rochester, Rochester, NY, USA; Faculty of Engineering and Natural Sciences, Sabanci University, Istanbul, Turkey</text:p>
          </table:table-cell>
          <table:table-cell table:style-name="ce7" office:value-type="string" calcext:value-type="string">
            <text:p>2018 26th Signal Processing and Communications Applications Conference (SIU)</text:p>
          </table:table-cell>
          <table:table-cell table:style-name="ce7" office:value-type="string" calcext:value-type="string">
            <text:p>9 Jul 2018</text:p>
          </table:table-cell>
          <table:table-cell table:style-name="ce7" office:value-type="float" office:value="2018" calcext:value-type="float">
            <text:p>2018</text:p>
          </table:table-cell>
          <table:table-cell table:style-name="ce9" table:number-columns-repeated="2"/>
          <table:table-cell table:style-name="ce7" office:value-type="float" office:value="1" calcext:value-type="float">
            <text:p>1</text:p>
          </table:table-cell>
          <table:table-cell table:style-name="ce7" office:value-type="float" office:value="4" calcext:value-type="float">
            <text:p>4</text:p>
          </table:table-cell>
          <table:table-cell table:style-name="ce4" office:value-type="string" calcext:value-type="string">
            <text:p>Fluent reading requires learning the print knowledge of alphabet symbols (letters), rapid automatic naming and phonological awareness skills. In this study, electroencephalo-graphic brain signals of 17 subjects were measured with an eMotiv EPOC+ headset before, during and after a computer-based training session. For the training, distorted letter prints were created by rotating Turkish letters 180 degrees along the y-axis. Using these distorted letters two different texts, each 150 words in length, were created. Subjects were asked to read these texts before and after the training session. We investigated whether there is an improvement in reading speed and a decrease in number of errors due to the computer-based training and whether we can correlate the success of training with any characteristic of any EEG brain signals. Based on our analysis of the EEG data collected throughout the experiment, we observed that the frequency modulation across resting states in the Theta at the Broca Area (F7 and FC5) predicts individual reading performance measures. Even though there exist a variety of studies indicating a relation of Theta band power and learning performance, EEG measurements with eMotiv EPOC+ had not been previously reported with a Turkish alphabet learning task.</text:p>
          </table:table-cell>
          <table:table-cell table:style-name="ce9"/>
          <table:table-cell table:style-name="ce7" office:value-type="string" calcext:value-type="string">
            <text:p>978-1-5386-1501-0</text:p>
          </table:table-cell>
          <table:table-cell table:style-name="ce7" office:value-type="string" calcext:value-type="string">
            <text:p>10.1109/SIU.2018.8404701</text:p>
          </table:table-cell>
          <table:table-cell table:style-name="ce9"/>
          <table:table-cell table:style-name="ce15" office:value-type="string" calcext:value-type="string">
            <text:p><text:a xlink:href="https://ieeexplore.ieee.org/stamp/stamp.jsp?arnumber=8404701" xlink:type="simple">https://ieeexplore.ieee.org/stamp/stamp.jsp?arnumber=8404701</text:a></text:p>
          </table:table-cell>
          <table:table-cell table:style-name="ce7" office:value-type="string" calcext:value-type="string">
            <text:p>EEG signal processing;multi sensory learning</text:p>
          </table:table-cell>
          <table:table-cell table:style-name="ce7" office:value-type="string" calcext:value-type="string">
            <text:p>Electroencephalography;Training;Headphones;Task analysis;Distortion measurement;Area measurement;Correlation</text:p>
          </table:table-cell>
          <table:table-cell table:style-name="ce9"/>
          <table:table-cell table:style-name="ce7" office:value-type="float" office:value="1" calcext:value-type="float">
            <text:p>1</text:p>
          </table:table-cell>
          <table:table-cell table:style-name="ce9"/>
          <table:table-cell table:style-name="ce7" office:value-type="float" office:value="27" calcext:value-type="float">
            <text:p>27</text:p>
          </table:table-cell>
          <table:table-cell table:style-name="ce7" office:value-type="string" calcext:value-type="string">
            <text:p>IEEE</text:p>
          </table:table-cell>
          <table:table-cell table:style-name="ce7" office:value-type="string" calcext:value-type="string">
            <text:p>9 Jul 2018</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generalized waveform identifier technique for Software Radio</text:p>
          </table:table-cell>
          <table:table-cell table:style-name="ce7" office:value-type="string" calcext:value-type="string">
            <text:p>M. Colizza; C. Rinaldi; I. J. Senese</text:p>
          </table:table-cell>
          <table:table-cell table:style-name="ce7" office:value-type="string" calcext:value-type="string">
            <text:p>Center of Excellence DEWS, University of L'Aquila, Italy; Center of Excellence DEWS, University of L'Aquila, Italy; Center of Excellence DEWS, University of L'Aquila, Italy</text:p>
          </table:table-cell>
          <table:table-cell table:style-name="ce7" office:value-type="string" calcext:value-type="string">
            <text:p>2012 5th International Symposium on Communications, Control and Signal Processing</text:p>
          </table:table-cell>
          <table:table-cell table:style-name="ce7" office:value-type="string" calcext:value-type="string">
            <text:p>21 Jun 2012</text:p>
          </table:table-cell>
          <table:table-cell table:style-name="ce7" office:value-type="float" office:value="2012" calcext:value-type="float">
            <text:p>2012</text:p>
          </table:table-cell>
          <table:table-cell table:style-name="ce9" table:number-columns-repeated="2"/>
          <table:table-cell table:style-name="ce7" office:value-type="float" office:value="1" calcext:value-type="float">
            <text:p>1</text:p>
          </table:table-cell>
          <table:table-cell table:style-name="ce7" office:value-type="float" office:value="4" calcext:value-type="float">
            <text:p>4</text:p>
          </table:table-cell>
          <table:table-cell table:style-name="ce4" office:value-type="string" calcext:value-type="string">
            <text:p>This paper is related to the domain of the methodologies concerning the design of IP Core for Software Radio (SR) Systems. Specifically we propose a policy for implementing the Model Driven Architecture through which realizing an IP Core suitable for signal recognition operations. This policy is proposed as a solution to problems related to the transformation of high level data structures into a lower level in order to allow the synthesis of the IP Core in C++ or VHDL languages.</text:p>
          </table:table-cell>
          <table:table-cell table:style-name="ce9"/>
          <table:table-cell table:style-name="ce7" office:value-type="string" calcext:value-type="string">
            <text:p>978-1-4673-0276-0</text:p>
          </table:table-cell>
          <table:table-cell table:style-name="ce7" office:value-type="string" calcext:value-type="string">
            <text:p>10.1109/ISCCSP.2012.6217795</text:p>
          </table:table-cell>
          <table:table-cell table:style-name="ce9"/>
          <table:table-cell table:style-name="ce15" office:value-type="string" calcext:value-type="string">
            <text:p><text:a xlink:href="https://ieeexplore.ieee.org/stamp/stamp.jsp?arnumber=6217795" xlink:type="simple">https://ieeexplore.ieee.org/stamp/stamp.jsp?arnumber=6217795</text:a></text:p>
          </table:table-cell>
          <table:table-cell table:style-name="ce7" office:value-type="string" calcext:value-type="string">
            <text:p>Software Defined Radio (SDR);IP Core;Ciclostationarity</text:p>
          </table:table-cell>
          <table:table-cell table:style-name="ce7" office:value-type="string" calcext:value-type="string">
            <text:p>Mathematical model;Unified modeling language;Application software;Correlation;IP networks;Algorithm design and analysis;Computer architecture</text:p>
          </table:table-cell>
          <table:table-cell table:style-name="ce9" table:number-columns-repeated="3"/>
          <table:table-cell table:style-name="ce7" office:value-type="float" office:value="7" calcext:value-type="float">
            <text:p>7</text:p>
          </table:table-cell>
          <table:table-cell table:style-name="ce7" office:value-type="string" calcext:value-type="string">
            <text:p>IEEE</text:p>
          </table:table-cell>
          <table:table-cell table:style-name="ce7" office:value-type="string" calcext:value-type="string">
            <text:p>21 Jun 201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Combining Static and Dynamic Analyses to Reverse-Engineer Scenario Diagrams</text:p>
          </table:table-cell>
          <table:table-cell table:style-name="ce7" office:value-type="string" calcext:value-type="string">
            <text:p>Y. Labiche; B. Kolbah; H. Mehrfard</text:p>
          </table:table-cell>
          <table:table-cell table:style-name="ce7" office:value-type="string" calcext:value-type="string">
            <text:p>Department SCE, Carleton University, Ottawa, Canada; Department SCE, Carleton University, Ottawa, Canada; Department SCE, Carleton University, Ottawa, Canada</text:p>
          </table:table-cell>
          <table:table-cell table:style-name="ce7" office:value-type="string" calcext:value-type="string">
            <text:p>2013 IEEE International Conference on Software Maintenance</text:p>
          </table:table-cell>
          <table:table-cell table:style-name="ce7" office:value-type="string" calcext:value-type="string">
            <text:p>2 Dec 2013</text:p>
          </table:table-cell>
          <table:table-cell table:style-name="ce7" office:value-type="float" office:value="2013" calcext:value-type="float">
            <text:p>2013</text:p>
          </table:table-cell>
          <table:table-cell table:style-name="ce9" table:number-columns-repeated="2"/>
          <table:table-cell table:style-name="ce7" office:value-type="float" office:value="130" calcext:value-type="float">
            <text:p>130</text:p>
          </table:table-cell>
          <table:table-cell table:style-name="ce7" office:value-type="float" office:value="139" calcext:value-type="float">
            <text:p>139</text:p>
          </table:table-cell>
          <table:table-cell table:style-name="ce4" office:value-type="string" calcext:value-type="string">
            <text:p>This paper discusses a step towards reverse engineering source code to produce UML sequence diagrams, with the aim to aid program comprehension and other activities (e.g., verification). Specifically, our objective being to obtain a lightweight instrumentation and therefore disturb the software behaviour as little as possible in order to eventually produce accurate sequence diagrams. To achieve this, we combine static and dynamic analyses of a Java software, reducing information we collect at runtime (lightweight instrumentation) and compensating for the reduced runtime information with information obtained statically from source code. Static and dynamic information are represented as models and UML diagram generation becomes a model transformation problem. Our validation against a previous, correct approach shows that we indeed reduce the execution overhead inherent to dynamic analysis, while still producing useful diagrams.</text:p>
          </table:table-cell>
          <table:table-cell table:style-name="ce7" office:value-type="string" calcext:value-type="string">
            <text:p>1063-6773</text:p>
          </table:table-cell>
          <table:table-cell table:style-name="ce7" office:value-type="string" calcext:value-type="string">
            <text:p>978-0-7695-4981-1</text:p>
          </table:table-cell>
          <table:table-cell table:style-name="ce7" office:value-type="string" calcext:value-type="string">
            <text:p>10.1109/ICSM.2013.24</text:p>
          </table:table-cell>
          <table:table-cell table:style-name="ce9"/>
          <table:table-cell table:style-name="ce15" office:value-type="string" calcext:value-type="string">
            <text:p><text:a xlink:href="https://ieeexplore.ieee.org/stamp/stamp.jsp?arnumber=6676884" xlink:type="simple">https://ieeexplore.ieee.org/stamp/stamp.jsp?arnumber=6676884</text:a></text:p>
          </table:table-cell>
          <table:table-cell table:style-name="ce7" office:value-type="string" calcext:value-type="string">
            <text:p>Reverse-engineering;Sequence diagram;Scenario diagram;Static analysis;Dynamic analysis</text:p>
          </table:table-cell>
          <table:table-cell table:style-name="ce7" office:value-type="string" calcext:value-type="string">
            <text:p>Unified modeling language;Instruments;Software;Data models;Flow graphs;Runtime;Reverse engineering</text:p>
          </table:table-cell>
          <table:table-cell table:style-name="ce9"/>
          <table:table-cell table:style-name="ce7" office:value-type="float" office:value="16" calcext:value-type="float">
            <text:p>16</text:p>
          </table:table-cell>
          <table:table-cell table:style-name="ce9"/>
          <table:table-cell table:style-name="ce7" office:value-type="float" office:value="35" calcext:value-type="float">
            <text:p>35</text:p>
          </table:table-cell>
          <table:table-cell table:style-name="ce7" office:value-type="string" calcext:value-type="string">
            <text:p>IEEE</text:p>
          </table:table-cell>
          <table:table-cell table:style-name="ce7" office:value-type="string" calcext:value-type="string">
            <text:p>2 Dec 201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Formal modeling and algorithm of subnet-based backup assigning in WSAN</text:p>
          </table:table-cell>
          <table:table-cell table:style-name="ce7" office:value-type="string" calcext:value-type="string">
            <text:p>H. Afzaal; N. A. Zafar</text:p>
          </table:table-cell>
          <table:table-cell table:style-name="ce7" office:value-type="string" calcext:value-type="string">
            <text:p>Department of Computer Science, COMSATS Institute of Information Technology, Sahiwal, Pakistan; Department of Computer Science, COMSATS Institute of Information Technology, Sahiwal, Pakistan</text:p>
          </table:table-cell>
          <table:table-cell table:style-name="ce7" office:value-type="string" calcext:value-type="string">
            <text:p>2015 International Conference on Information and Communication Technologies (ICICT)</text:p>
          </table:table-cell>
          <table:table-cell table:style-name="ce7" office:value-type="string" calcext:value-type="string">
            <text:p>19 May 2016</text:p>
          </table:table-cell>
          <table:table-cell table:style-name="ce7" office:value-type="float" office:value="2015" calcext:value-type="float">
            <text:p>2015</text:p>
          </table:table-cell>
          <table:table-cell table:style-name="ce9" table:number-columns-repeated="2"/>
          <table:table-cell table:style-name="ce7" office:value-type="float" office:value="1" calcext:value-type="float">
            <text:p>1</text:p>
          </table:table-cell>
          <table:table-cell table:style-name="ce7" office:value-type="float" office:value="6" calcext:value-type="float">
            <text:p>6</text:p>
          </table:table-cell>
          <table:table-cell table:style-name="ce4" office:value-type="string" calcext:value-type="string">
            <text:p>Recently significant improvement in wireless sensor and actor networks has been made due to the increased interest of researchers. But still there is a need to overcome many operational challenges particularly in safety-critical and mission-critical large-scale applications. We propose a model of Subnet-Based Backup Assigning (SBBA) algorithm in wireless sensor and actor networks which assumes partitioning in WSAN into subnets. It identifies critical and non-critical nodes in each subnet and each critical node designates an appropriate backup to monitor the primary critical node and inter-actor connectivity is maintained within the subnet. In addition, it selects gateway node in each subnet to communicate with other subnets and a gateway node designates an appropriate backup to monitor the primary gateway node and inter-gateway connectivity is maintained among subnets. To prove the correctness of the proposed algorithm, this paper introduces a formal approach, i.e., VDM-SL for formal specification and analysis of SBBA algorithm in WSANs. We model topology and subnet of WSAN as dynamic graph and implement SBBA into a corresponding formal specification using VDM-SL. For the validation of the algorithm invariants are put on the data where it is required and for the correct operation of communication pre and post conditions are defined. The specification of the SBBA algorithm is verified, analyzed and validated using VDM-SL toolbox.</text:p>
          </table:table-cell>
          <table:table-cell table:style-name="ce9"/>
          <table:table-cell table:style-name="ce7" office:value-type="string" calcext:value-type="string">
            <text:p>978-1-4673-8907-5</text:p>
          </table:table-cell>
          <table:table-cell table:style-name="ce7" office:value-type="string" calcext:value-type="string">
            <text:p>10.1109/ICICT.2015.7469593</text:p>
          </table:table-cell>
          <table:table-cell table:style-name="ce9"/>
          <table:table-cell table:style-name="ce15" office:value-type="string" calcext:value-type="string">
            <text:p><text:a xlink:href="https://ieeexplore.ieee.org/stamp/stamp.jsp?arnumber=7469593" xlink:type="simple">https://ieeexplore.ieee.org/stamp/stamp.jsp?arnumber=7469593</text:a></text:p>
          </table:table-cell>
          <table:table-cell table:style-name="ce7" office:value-type="string" calcext:value-type="string">
            <text:p>Wireless Sensor and Actor Network;Formal Specification;Model Analysis;VDM-SL;Failure Recovery</text:p>
          </table:table-cell>
          <table:table-cell table:style-name="ce7" office:value-type="string" calcext:value-type="string">
            <text:p>Logic gates;Algorithm design and analysis;Topology;Formal specifications;Partitioning algorithms;Monitoring;Robot sensing systems</text:p>
          </table:table-cell>
          <table:table-cell table:style-name="ce9"/>
          <table:table-cell table:style-name="ce7" office:value-type="float" office:value="22" calcext:value-type="float">
            <text:p>22</text:p>
          </table:table-cell>
          <table:table-cell table:style-name="ce9"/>
          <table:table-cell table:style-name="ce7" office:value-type="float" office:value="24" calcext:value-type="float">
            <text:p>24</text:p>
          </table:table-cell>
          <table:table-cell table:style-name="ce7" office:value-type="string" calcext:value-type="string">
            <text:p>IEEE</text:p>
          </table:table-cell>
          <table:table-cell table:style-name="ce7" office:value-type="string" calcext:value-type="string">
            <text:p>19 May 2016</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Mining source code repositories at massive scale using language modeling</text:p>
          </table:table-cell>
          <table:table-cell table:style-name="ce7" office:value-type="string" calcext:value-type="string">
            <text:p>M. Allamanis; C. Sutton</text:p>
          </table:table-cell>
          <table:table-cell table:style-name="ce7" office:value-type="string" calcext:value-type="string">
            <text:p>School of Informatics, University of Edinburgh, Edinburgh, UK; School of Informatics, University of Edinburgh, Edinburgh, UK</text:p>
          </table:table-cell>
          <table:table-cell table:style-name="ce7" office:value-type="string" calcext:value-type="string">
            <text:p>2013 10th Working Conference on Mining Software Repositories (MSR)</text:p>
          </table:table-cell>
          <table:table-cell table:style-name="ce7" office:value-type="string" calcext:value-type="string">
            <text:p>10 Oct 2013</text:p>
          </table:table-cell>
          <table:table-cell table:style-name="ce7" office:value-type="float" office:value="2013" calcext:value-type="float">
            <text:p>2013</text:p>
          </table:table-cell>
          <table:table-cell table:style-name="ce9" table:number-columns-repeated="2"/>
          <table:table-cell table:style-name="ce7" office:value-type="float" office:value="207" calcext:value-type="float">
            <text:p>207</text:p>
          </table:table-cell>
          <table:table-cell table:style-name="ce7" office:value-type="float" office:value="216" calcext:value-type="float">
            <text:p>216</text:p>
          </table:table-cell>
          <table:table-cell table:style-name="ce4" office:value-type="string" calcext:value-type="string">
            <text:p>The tens of thousands of high-quality open source software projects on the Internet raise the exciting possibility of studying software development by finding patterns across truly large source code repositories. This could enable new tools for developing code, encouraging reuse, and navigating large projects. In this paper, we build the first giga-token probabilistic language model of source code, based on 352 million lines of Java. This is 100 times the scale of the pioneering work by Hindle et al. The giga-token model is significantly better at the code suggestion task than previous models. More broadly, our approach provides a new “lens” for analyzing software projects, enabling new complexity metrics based on statistical analysis of large corpora. We call these metrics data-driven complexity metrics. We propose new metrics that measure the complexity of a code module and the topical centrality of a module to a software project. In particular, it is possible to distinguish reusable utility classes from classes that are part of a program's core logic based solely on general information theoretic criteria.</text:p>
          </table:table-cell>
          <table:table-cell table:style-name="ce7" office:value-type="string" calcext:value-type="string">
            <text:p>2160-1860</text:p>
          </table:table-cell>
          <table:table-cell table:style-name="ce7" office:value-type="string" calcext:value-type="string">
            <text:p>978-1-4673-2936-1</text:p>
          </table:table-cell>
          <table:table-cell table:style-name="ce7" office:value-type="string" calcext:value-type="string">
            <text:p>10.1109/MSR.2013.6624029</text:p>
          </table:table-cell>
          <table:table-cell table:style-name="ce9"/>
          <table:table-cell table:style-name="ce15" office:value-type="string" calcext:value-type="string">
            <text:p><text:a xlink:href="https://ieeexplore.ieee.org/stamp/stamp.jsp?arnumber=6624029" xlink:type="simple">https://ieeexplore.ieee.org/stamp/stamp.jsp?arnumber=6624029</text:a></text:p>
          </table:table-cell>
          <table:table-cell table:style-name="ce9"/>
          <table:table-cell table:style-name="ce7" office:value-type="string" calcext:value-type="string">
            <text:p>Training;Entropy;Java;Measurement;Predictive models;Complexity theory;Software</text:p>
          </table:table-cell>
          <table:table-cell table:style-name="ce9"/>
          <table:table-cell table:style-name="ce7" office:value-type="float" office:value="145" calcext:value-type="float">
            <text:p>145</text:p>
          </table:table-cell>
          <table:table-cell table:style-name="ce7" office:value-type="float" office:value="1" calcext:value-type="float">
            <text:p>1</text:p>
          </table:table-cell>
          <table:table-cell table:style-name="ce7" office:value-type="float" office:value="14" calcext:value-type="float">
            <text:p>14</text:p>
          </table:table-cell>
          <table:table-cell table:style-name="ce7" office:value-type="string" calcext:value-type="string">
            <text:p>IEEE</text:p>
          </table:table-cell>
          <table:table-cell table:style-name="ce7" office:value-type="string" calcext:value-type="string">
            <text:p>10 Oct 201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NL2Type: Inferring JavaScript Function Types from Natural Language Information</text:p>
          </table:table-cell>
          <table:table-cell table:style-name="ce7" office:value-type="string" calcext:value-type="string">
            <text:p>R. S. Malik; J. Patra; M. Pradel</text:p>
          </table:table-cell>
          <table:table-cell table:style-name="ce7" office:value-type="string" calcext:value-type="string">
            <text:p>TU Darmstadt; TU Darmstadt; TU Darmstadt</text:p>
          </table:table-cell>
          <table:table-cell table:style-name="ce7" office:value-type="string" calcext:value-type="string">
            <text:p>2019 IEEE/ACM 41st International Conference on Software Engineering (ICSE)</text:p>
          </table:table-cell>
          <table:table-cell table:style-name="ce11" office:value-type="date" office:date-value="2019-08-26" calcext:value-type="date">
            <text:p>26 Aug 2019</text:p>
          </table:table-cell>
          <table:table-cell table:style-name="ce7" office:value-type="float" office:value="2019" calcext:value-type="float">
            <text:p>2019</text:p>
          </table:table-cell>
          <table:table-cell table:style-name="ce9" table:number-columns-repeated="2"/>
          <table:table-cell table:style-name="ce7" office:value-type="float" office:value="304" calcext:value-type="float">
            <text:p>304</text:p>
          </table:table-cell>
          <table:table-cell table:style-name="ce7" office:value-type="float" office:value="315" calcext:value-type="float">
            <text:p>315</text:p>
          </table:table-cell>
          <table:table-cell table:style-name="ce4" office:value-type="string" calcext:value-type="string">
            <text:p>JavaScript is dynamically typed and hence lacks the type safety of statically typed languages, leading to suboptimal IDE support, difficult to understand APIs, and unexpected runtime behavior. Several gradual type systems have been proposed, e.g., Flow and TypeScript, but they rely on developers to annotate code with types. This paper presents NL2Type, a learning-based approach for predicting likely type signatures of JavaScript functions. The key idea is to exploit natural language information in source code, such as comments, function names, and parameter names, a rich source of knowledge that is typically ignored by type inference algorithms. We formulate the problem of predicting types as a classification problem and train a recurrent, LSTM-based neural model that, after learning from an annotated code base, predicts function types for unannotated code. We evaluate the approach with a corpus of 162,673 JavaScript files from real-world projects. NL2Type predicts types with a precision of 84.1% and a recall of 78.9% when considering only the top-most suggestion, and with a precision of 95.5% and a recall of 89.6% when considering the top-5 suggestions. The approach outperforms both JSNice, a state-of-the-art approach that analyzes implementations of functions instead of natural language information, and DeepTyper, a recent type prediction approach that is also based on deep learning. Beyond predicting types, NL2Type serves as a consistency checker for existing type annotations. We show that it discovers 39 inconsistencies that deserve developer attention (from a manual analysis of 50 warnings), most of which are due to incorrect type annotations.</text:p>
          </table:table-cell>
          <table:table-cell table:style-name="ce7" office:value-type="string" calcext:value-type="string">
            <text:p>1558-1225</text:p>
          </table:table-cell>
          <table:table-cell table:style-name="ce7" office:value-type="string" calcext:value-type="string">
            <text:p>978-1-7281-0869-8</text:p>
          </table:table-cell>
          <table:table-cell table:style-name="ce7" office:value-type="string" calcext:value-type="string">
            <text:p>10.1109/ICSE.2019.00045</text:p>
          </table:table-cell>
          <table:table-cell table:style-name="ce9"/>
          <table:table-cell table:style-name="ce15" office:value-type="string" calcext:value-type="string">
            <text:p><text:a xlink:href="https://ieeexplore.ieee.org/stamp/stamp.jsp?arnumber=8811893" xlink:type="simple">https://ieeexplore.ieee.org/stamp/stamp.jsp?arnumber=8811893</text:a></text:p>
          </table:table-cell>
          <table:table-cell table:style-name="ce7" office:value-type="string" calcext:value-type="string">
            <text:p>JavaScript;deep learning;type inference;comments;identifiers</text:p>
          </table:table-cell>
          <table:table-cell table:style-name="ce7" office:value-type="string" calcext:value-type="string">
            <text:p>Natural languages;Data mining;Predictive models;Semantics;Deep learning;Manuals</text:p>
          </table:table-cell>
          <table:table-cell table:style-name="ce9"/>
          <table:table-cell table:style-name="ce7" office:value-type="float" office:value="64" calcext:value-type="float">
            <text:p>64</text:p>
          </table:table-cell>
          <table:table-cell table:style-name="ce9"/>
          <table:table-cell table:style-name="ce7" office:value-type="float" office:value="65" calcext:value-type="float">
            <text:p>65</text:p>
          </table:table-cell>
          <table:table-cell table:style-name="ce7" office:value-type="string" calcext:value-type="string">
            <text:p>IEEE</text:p>
          </table:table-cell>
          <table:table-cell table:style-name="ce11" office:value-type="date" office:date-value="2019-08-26" calcext:value-type="date">
            <text:p>26 Aug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Big Code != Big Vocabulary: Open-Vocabulary Models for Source Code</text:p>
          </table:table-cell>
          <table:table-cell table:style-name="ce2" office:value-type="string" calcext:value-type="string">
            <text:p>R. -M. Karampatsis; H. Babii; R. Robbes; C. Sutton; A. Janes</text:p>
          </table:table-cell>
          <table:table-cell table:style-name="ce2" office:value-type="string" calcext:value-type="string">
            <text:p>University of Edinburgh, Edinburgh, United Kingdom; Free University of Bozen-Bolzano, Bozen-Bolzano, Italy; Free University of Bozen-Bolzano, Bozen-Bolzano, Italy; Google Research and University of Edinburgh, Mountain View, CA, United States; Free University of Bozen-Bolzano, Bozen-Bolzano, Italy</text:p>
          </table:table-cell>
          <table:table-cell table:style-name="ce2" office:value-type="string" calcext:value-type="string">
            <text:p>2020 IEEE/ACM 42nd International Conference on Software Engineering (ICSE)</text:p>
          </table:table-cell>
          <table:table-cell table:style-name="ce2" office:value-type="string" calcext:value-type="string">
            <text:p>21 Dec 2020</text:p>
          </table:table-cell>
          <table:table-cell table:style-name="ce2" office:value-type="float" office:value="2020" calcext:value-type="float">
            <text:p>2020</text:p>
          </table:table-cell>
          <table:table-cell table:style-name="ce12" table:number-columns-repeated="2"/>
          <table:table-cell table:style-name="ce2" office:value-type="float" office:value="1073" calcext:value-type="float">
            <text:p>1073</text:p>
          </table:table-cell>
          <table:table-cell table:style-name="ce2" office:value-type="float" office:value="1085" calcext:value-type="float">
            <text:p>1085</text:p>
          </table:table-cell>
          <table:table-cell table:style-name="ce3" office:value-type="string" calcext:value-type="string">
            <text:p>Statistical language modeling techniques have successfully been applied to large source code corpora, yielding a variety of new software development tools, such as tools for code suggestion, improving readability, and API migration. A major issue with these techniques is that code introduces new vocabulary at a far higher rate than natural language, as new identifier names proliferate. Both large vocabularies and out-of-vocabulary issues severely affect Neural Language Models (NLMs) of source code, degrading their performance and rendering them unable to scale. In this paper, we address this issue by: 1) studying how various modelling choices impact the resulting vocabulary on a large-scale corpus of 13,362 projects; 2) presenting an open vocabulary source code NLM that can scale to such a corpus, 100 times larger than in previous work; and 3) showing that such models outperform the state of the art on three distinct code corpora (Java, C, Python). To our knowledge, these are the largest NLMs for code that have been reported. All datasets, code, and trained models used in this work are publicly available.</text:p>
          </table:table-cell>
          <table:table-cell table:style-name="ce2" office:value-type="string" calcext:value-type="string">
            <text:p>1558-1225</text:p>
          </table:table-cell>
          <table:table-cell table:style-name="ce2" office:value-type="string" calcext:value-type="string">
            <text:p>978-1-4503-7121-6</text:p>
          </table:table-cell>
          <table:table-cell table:style-name="ce12"/>
          <table:table-cell table:style-name="ce2" office:value-type="string" calcext:value-type="string">
            <text:p>EPSRC; University of Edinburgh; Free University of Bozen-Bolzano; </text:p>
          </table:table-cell>
          <table:table-cell table:style-name="ce14" office:value-type="string" calcext:value-type="string">
            <text:p><text:a xlink:href="https://ieeexplore.ieee.org/stamp/stamp.jsp?arnumber=9284032" xlink:type="simple">https://ieeexplore.ieee.org/stamp/stamp.jsp?arnumber=9284032</text:a></text:p>
          </table:table-cell>
          <table:table-cell table:style-name="ce2" office:value-type="string" calcext:value-type="string">
            <text:p>Naturalness of code;Neural Language Models;Byte-Pair Encoding</text:p>
          </table:table-cell>
          <table:table-cell table:style-name="ce2" office:value-type="string" calcext:value-type="string">
            <text:p>Training;Vocabulary;Adaptation models;Computer bugs;Predictive models;Tools;Software engineering</text:p>
          </table:table-cell>
          <table:table-cell table:style-name="ce12"/>
          <table:table-cell table:style-name="ce2" office:value-type="float" office:value="14" calcext:value-type="float">
            <text:p>14</text:p>
          </table:table-cell>
          <table:table-cell table:style-name="ce12"/>
          <table:table-cell table:style-name="ce2" office:value-type="float" office:value="90" calcext:value-type="float">
            <text:p>90</text:p>
          </table:table-cell>
          <table:table-cell table:style-name="ce12"/>
          <table:table-cell table:style-name="ce2" office:value-type="string" calcext:value-type="string">
            <text:p>21 Dec 2020</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Data modelling for discrete time series data using Cassandra and MongoDB</text:p>
          </table:table-cell>
          <table:table-cell table:style-name="ce7" office:value-type="string" calcext:value-type="string">
            <text:p>D. Ramesh; A. Sinha; S. Singh</text:p>
          </table:table-cell>
          <table:table-cell table:style-name="ce7" office:value-type="string" calcext:value-type="string">
            <text:p>Indian School of Mines, Dhanbad, Jharkhand, IN; Indian School of Mines, Dhanbad, Jharkhand, IN; Indian School of Mines, Dhanbad, Jharkhand, IN</text:p>
          </table:table-cell>
          <table:table-cell table:style-name="ce7" office:value-type="string" calcext:value-type="string">
            <text:p>2016 3rd International Conference on Recent Advances in Information Technology (RAIT)</text:p>
          </table:table-cell>
          <table:table-cell table:style-name="ce7" office:value-type="string" calcext:value-type="string">
            <text:p>9 Jul 2016</text:p>
          </table:table-cell>
          <table:table-cell table:style-name="ce7" office:value-type="float" office:value="2016" calcext:value-type="float">
            <text:p>2016</text:p>
          </table:table-cell>
          <table:table-cell table:style-name="ce9" table:number-columns-repeated="2"/>
          <table:table-cell table:style-name="ce7" office:value-type="float" office:value="598" calcext:value-type="float">
            <text:p>598</text:p>
          </table:table-cell>
          <table:table-cell table:style-name="ce7" office:value-type="float" office:value="601" calcext:value-type="float">
            <text:p>601</text:p>
          </table:table-cell>
          <table:table-cell table:style-name="ce4" office:value-type="string" calcext:value-type="string">
            <text:p>With the current emphasis on big data and its applications, the NoSQL databases have surged in popularity. One of the possible application of the NoSQL databases is the efficient storage of discrete time series data. Cassandra, because of its sequential data storage mechanism and MongoDB, because of its flexible schema and rich query language are ideal fits for storing discrete time series data. In this paper, we present a few data modelling schemes in Cassandra and MongoDB to store the discrete time series data.</text:p>
          </table:table-cell>
          <table:table-cell table:style-name="ce9"/>
          <table:table-cell table:style-name="ce7" office:value-type="string" calcext:value-type="string">
            <text:p>978-1-4799-8579-1</text:p>
          </table:table-cell>
          <table:table-cell table:style-name="ce7" office:value-type="string" calcext:value-type="string">
            <text:p>10.1109/RAIT.2016.7507966</text:p>
          </table:table-cell>
          <table:table-cell table:style-name="ce9"/>
          <table:table-cell table:style-name="ce15" office:value-type="string" calcext:value-type="string">
            <text:p><text:a xlink:href="https://ieeexplore.ieee.org/stamp/stamp.jsp?arnumber=7507966" xlink:type="simple">https://ieeexplore.ieee.org/stamp/stamp.jsp?arnumber=7507966</text:a></text:p>
          </table:table-cell>
          <table:table-cell table:style-name="ce7" office:value-type="string" calcext:value-type="string">
            <text:p>NoSQL;Cassandra;MongoDB;Time Series;Distributed Systems</text:p>
          </table:table-cell>
          <table:table-cell table:style-name="ce7" office:value-type="string" calcext:value-type="string">
            <text:p>Time series analysis;Data models;Meteorology;Database languages;Distributed databases;Fluid flow measurement</text:p>
          </table:table-cell>
          <table:table-cell table:style-name="ce9"/>
          <table:table-cell table:style-name="ce7" office:value-type="float" office:value="12" calcext:value-type="float">
            <text:p>12</text:p>
          </table:table-cell>
          <table:table-cell table:style-name="ce9"/>
          <table:table-cell table:style-name="ce7" office:value-type="float" office:value="20" calcext:value-type="float">
            <text:p>20</text:p>
          </table:table-cell>
          <table:table-cell table:style-name="ce7" office:value-type="string" calcext:value-type="string">
            <text:p>IEEE</text:p>
          </table:table-cell>
          <table:table-cell table:style-name="ce7" office:value-type="string" calcext:value-type="string">
            <text:p>9 Jul 2016</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HexT5: Unified Pre-Training for Stripped Binary Code Information Inference</text:p>
          </table:table-cell>
          <table:table-cell table:style-name="ce7" office:value-type="string" calcext:value-type="string">
            <text:p>J. Xiong; G. Chen; K. Chen; H. Gao; S. Cheng; W. Zhang</text:p>
          </table:table-cell>
          <table:table-cell table:style-name="ce7" office:value-type="string" calcext:value-type="string">
            <text:p>University of Science and Technology of China, Hefei, China; University of Science and Technology of China, Hefei, China; University of Science and Technology of China, Hefei, China; University of Science and Technology of China, Hefei, China; University of Science and Technology of China, Hefei, China; University of Science and Technology of China, Hefei, China</text:p>
          </table:table-cell>
          <table:table-cell table:style-name="ce7" office:value-type="string" calcext:value-type="string">
            <text:p>2023 38th IEEE/ACM International Conference on Automated Software Engineering (ASE)</text:p>
          </table:table-cell>
          <table:table-cell table:style-name="ce11" office:value-type="date" office:date-value="2023-11-08" calcext:value-type="date">
            <text:p>8 Nov 2023</text:p>
          </table:table-cell>
          <table:table-cell table:style-name="ce7" office:value-type="float" office:value="2023" calcext:value-type="float">
            <text:p>2023</text:p>
          </table:table-cell>
          <table:table-cell table:style-name="ce9" table:number-columns-repeated="2"/>
          <table:table-cell table:style-name="ce7" office:value-type="float" office:value="774" calcext:value-type="float">
            <text:p>774</text:p>
          </table:table-cell>
          <table:table-cell table:style-name="ce7" office:value-type="float" office:value="786" calcext:value-type="float">
            <text:p>786</text:p>
          </table:table-cell>
          <table:table-cell table:style-name="ce4" office:value-type="string" calcext:value-type="string">
            <text:p>Decompilation is a widely used process for reverse engineers to significantly enhance code readability by lifting assembly code to a higher-level C-like language, pseudo-code. Nevertheless, the process of compilation and stripping irreversibly discards high-level semantic information that is crucial to code comprehension, such as comments, identifier names, and types. Existing approaches typically recover only one type of information, making them suboptimal for semantic inference. In this paper, we treat pseudo-code as a special programming language, then present a unified pre-trained model, HexT5, that is trained on vast amounts of natural language comments, source identifiers, and pseudo-code using novel pseudo-code-based pre-training objectives. We fine-tune HexT5 on various downstream tasks, including code summarization, variable name recovery, function name recovery, and similarity detection. Comprehensive experiments show that HexT5 achieves state-of-the-art performance on four downstream tasks, and it demonstrates the robust effectiveness and generalizability of HexT5 for binary-related tasks.</text:p>
          </table:table-cell>
          <table:table-cell table:style-name="ce7" office:value-type="string" calcext:value-type="string">
            <text:p>2643-1572</text:p>
          </table:table-cell>
          <table:table-cell table:style-name="ce7" office:value-type="string" calcext:value-type="string">
            <text:p>979-8-3503-2996-4</text:p>
          </table:table-cell>
          <table:table-cell table:style-name="ce7" office:value-type="string" calcext:value-type="string">
            <text:p>10.1109/ASE56229.2023.00099</text:p>
          </table:table-cell>
          <table:table-cell table:style-name="ce9"/>
          <table:table-cell table:style-name="ce15" office:value-type="string" calcext:value-type="string">
            <text:p><text:a xlink:href="https://ieeexplore.ieee.org/stamp/stamp.jsp?arnumber=10298504" xlink:type="simple">https://ieeexplore.ieee.org/stamp/stamp.jsp?arnumber=10298504</text:a></text:p>
          </table:table-cell>
          <table:table-cell table:style-name="ce7" office:value-type="string" calcext:value-type="string">
            <text:p>Reverse Engineering;Deep Learning;Binary Diffing;Information Inference;Programming Language Model</text:p>
          </table:table-cell>
          <table:table-cell table:style-name="ce7" office:value-type="string" calcext:value-type="string">
            <text:p>Computer languages;Semantics;Natural languages;Binary codes;Object recognition;Data mining;Task analysis</text:p>
          </table:table-cell>
          <table:table-cell table:style-name="ce9" table:number-columns-repeated="3"/>
          <table:table-cell table:style-name="ce7" office:value-type="float" office:value="62" calcext:value-type="float">
            <text:p>62</text:p>
          </table:table-cell>
          <table:table-cell table:style-name="ce7" office:value-type="string" calcext:value-type="string">
            <text:p>IEEE</text:p>
          </table:table-cell>
          <table:table-cell table:style-name="ce11" office:value-type="date" office:date-value="2023-11-08" calcext:value-type="date">
            <text:p>8 Nov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INVocD: Identifier name vocabulary dataset</text:p>
          </table:table-cell>
          <table:table-cell table:style-name="ce2" office:value-type="string" calcext:value-type="string">
            <text:p>S. Butler; M. Wermelinger; Y. Yu; H. Sharp</text:p>
          </table:table-cell>
          <table:table-cell table:style-name="ce2" office:value-type="string" calcext:value-type="string">
            <text:p>Centre for Research in Computing, Department of Computing, Open University, Milton Keynes, UK; Centre for Research in Computing, Department of Computing, Open University, Milton Keynes, UK; Centre for Research in Computing, Department of Computing, Open University, Milton Keynes, UK; Centre for Research in Computing, Department of Computing, Open University, Milton Keynes, UK</text:p>
          </table:table-cell>
          <table:table-cell table:style-name="ce2" office:value-type="string" calcext:value-type="string">
            <text:p>2013 10th Working Conference on Mining Software Repositories (MSR)</text:p>
          </table:table-cell>
          <table:table-cell table:style-name="ce2" office:value-type="string" calcext:value-type="string">
            <text:p>10 Oct 2013</text:p>
          </table:table-cell>
          <table:table-cell table:style-name="ce2" office:value-type="float" office:value="2013" calcext:value-type="float">
            <text:p>2013</text:p>
          </table:table-cell>
          <table:table-cell table:style-name="ce12" table:number-columns-repeated="2"/>
          <table:table-cell table:style-name="ce2" office:value-type="float" office:value="405" calcext:value-type="float">
            <text:p>405</text:p>
          </table:table-cell>
          <table:table-cell table:style-name="ce2" office:value-type="float" office:value="408" calcext:value-type="float">
            <text:p>408</text:p>
          </table:table-cell>
          <table:table-cell table:style-name="ce3" office:value-type="string" calcext:value-type="string">
            <text:p>INVocD is a database of the identifier name declarations and vocabulary found in 60 FLOSS Java projects where the source code structure is recorded and the identifier name vocabulary is made directly available, offering advantages for identifier name research over conventional source code models. The database has been used to support a range of research projects from identifier name analysis to concept location, and provides many opportunities to researchers. INVocD may be downloaded from http://oro.open.ac.uk/36992.</text:p>
          </table:table-cell>
          <table:table-cell table:style-name="ce2" office:value-type="string" calcext:value-type="string">
            <text:p>2160-1860</text:p>
          </table:table-cell>
          <table:table-cell table:style-name="ce2" office:value-type="string" calcext:value-type="string">
            <text:p>978-1-4673-2936-1</text:p>
          </table:table-cell>
          <table:table-cell table:style-name="ce2" office:value-type="string" calcext:value-type="string">
            <text:p>10.1109/MSR.2013.6624056</text:p>
          </table:table-cell>
          <table:table-cell table:style-name="ce12"/>
          <table:table-cell table:style-name="ce14" office:value-type="string" calcext:value-type="string">
            <text:p><text:a xlink:href="https://ieeexplore.ieee.org/stamp/stamp.jsp?arnumber=6624056" xlink:type="simple">https://ieeexplore.ieee.org/stamp/stamp.jsp?arnumber=6624056</text:a></text:p>
          </table:table-cell>
          <table:table-cell table:style-name="ce2" office:value-type="string" calcext:value-type="string">
            <text:p>identifier names;source code model;source code mining</text:p>
          </table:table-cell>
          <table:table-cell table:style-name="ce2" office:value-type="string" calcext:value-type="string">
            <text:p>Java;Vocabulary;Indexes;Support vector machines;Arrays</text:p>
          </table:table-cell>
          <table:table-cell table:style-name="ce12"/>
          <table:table-cell table:style-name="ce2" office:value-type="float" office:value="9" calcext:value-type="float">
            <text:p>9</text:p>
          </table:table-cell>
          <table:table-cell table:style-name="ce12"/>
          <table:table-cell table:style-name="ce2" office:value-type="float" office:value="7" calcext:value-type="float">
            <text:p>7</text:p>
          </table:table-cell>
          <table:table-cell table:style-name="ce2" office:value-type="string" calcext:value-type="string">
            <text:p>IEEE</text:p>
          </table:table-cell>
          <table:table-cell table:style-name="ce2" office:value-type="string" calcext:value-type="string">
            <text:p>10 Oct 2013</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PSIMiner: A Tool for Mining Rich Abstract Syntax Trees from Code</text:p>
          </table:table-cell>
          <table:table-cell table:style-name="ce7" office:value-type="string" calcext:value-type="string">
            <text:p>E. Spirin; E. Bogomolov; V. Kovalenko; T. Bryksin</text:p>
          </table:table-cell>
          <table:table-cell table:style-name="ce7" office:value-type="string" calcext:value-type="string">
            <text:p>JetBrains Research, Higher School of Economics, Saint Petersburg, Russia; JetBrains Research, Higher School of Economics, Saint Petersburg, Russia; JetBrains Research, JetBrains N.V., Amsterdam, The Netherlands; JetBrains Research, Saint Petersburg State University, Saint Petersburg, Russia</text:p>
          </table:table-cell>
          <table:table-cell table:style-name="ce7" office:value-type="string" calcext:value-type="string">
            <text:p>2021 IEEE/ACM 18th International Conference on Mining Software Repositories (MSR)</text:p>
          </table:table-cell>
          <table:table-cell table:style-name="ce7" office:value-type="string" calcext:value-type="string">
            <text:p>28 Jun 2021</text:p>
          </table:table-cell>
          <table:table-cell table:style-name="ce7" office:value-type="float" office:value="2021" calcext:value-type="float">
            <text:p>2021</text:p>
          </table:table-cell>
          <table:table-cell table:style-name="ce9" table:number-columns-repeated="2"/>
          <table:table-cell table:style-name="ce7" office:value-type="float" office:value="13" calcext:value-type="float">
            <text:p>13</text:p>
          </table:table-cell>
          <table:table-cell table:style-name="ce7" office:value-type="float" office:value="17" calcext:value-type="float">
            <text:p>17</text:p>
          </table:table-cell>
          <table:table-cell table:style-name="ce4" office:value-type="string" calcext:value-type="string">
            <text:p>The application of machine learning algorithms to source code has grown in the past years. Since these algorithms are quite sensitive to input data, it is not surprising that researchers experiment with input representations. Nowadays, a popular starting point to represent code is abstract syntax trees (ASTs). Abstract syntax trees have been used for a long time in various software engineering domains, and in particular in IDEs. The API of modern IDEs allows to manipulate and traverse ASTs, resolve references between code elements, etc. Such algorithms can enrich ASTs with new data and therefore may be useful in ML-based code analysis. In this work, we present PSIMiner— a tool for processing PSI trees from the IntelliJ Platform. PSI trees contain code syntax trees as well as functions to work with them, and therefore can be used to enrich code representation using static analysis algorithms of modern IDEs. To showcase this idea, we use our tool to infer types of identifiers in Java ASTs and extend the code2seq model for the method name prediction problem.</text:p>
          </table:table-cell>
          <table:table-cell table:style-name="ce7" office:value-type="string" calcext:value-type="string">
            <text:p>2574-3864</text:p>
          </table:table-cell>
          <table:table-cell table:style-name="ce7" office:value-type="string" calcext:value-type="string">
            <text:p>978-1-7281-8710-5</text:p>
          </table:table-cell>
          <table:table-cell table:style-name="ce7" office:value-type="string" calcext:value-type="string">
            <text:p>10.1109/MSR52588.2021.00014</text:p>
          </table:table-cell>
          <table:table-cell table:style-name="ce9"/>
          <table:table-cell table:style-name="ce15" office:value-type="string" calcext:value-type="string">
            <text:p><text:a xlink:href="https://ieeexplore.ieee.org/stamp/stamp.jsp?arnumber=9463105" xlink:type="simple">https://ieeexplore.ieee.org/stamp/stamp.jsp?arnumber=9463105</text:a></text:p>
          </table:table-cell>
          <table:table-cell table:style-name="ce7" office:value-type="string" calcext:value-type="string">
            <text:p>Software Engineering;Data mining;Code representation</text:p>
          </table:table-cell>
          <table:table-cell table:style-name="ce7" office:value-type="string" calcext:value-type="string">
            <text:p>Machine learning algorithms;Software algorithms;Static analysis;Tools;Syntactics;Predictive models;Data models</text:p>
          </table:table-cell>
          <table:table-cell table:style-name="ce9"/>
          <table:table-cell table:style-name="ce7" office:value-type="float" office:value="7" calcext:value-type="float">
            <text:p>7</text:p>
          </table:table-cell>
          <table:table-cell table:style-name="ce9"/>
          <table:table-cell table:style-name="ce7" office:value-type="float" office:value="24" calcext:value-type="float">
            <text:p>24</text:p>
          </table:table-cell>
          <table:table-cell table:style-name="ce7" office:value-type="string" calcext:value-type="string">
            <text:p>IEEE</text:p>
          </table:table-cell>
          <table:table-cell table:style-name="ce7" office:value-type="string" calcext:value-type="string">
            <text:p>28 Jun 2021</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Editor matching for academic journals through rich semantic network development</text:p>
          </table:table-cell>
          <table:table-cell table:style-name="ce7" office:value-type="string" calcext:value-type="string">
            <text:p>J. Prominski; P. Shah; R. Alvarado</text:p>
          </table:table-cell>
          <table:table-cell table:style-name="ce7" office:value-type="string" calcext:value-type="string">
            <text:p>Data Science Institute, University of Virginia; Data Science Institute, University of Virginia; Data Science Institute, University of Virginia</text:p>
          </table:table-cell>
          <table:table-cell table:style-name="ce7" office:value-type="string" calcext:value-type="string">
            <text:p>2018 Systems and Information Engineering Design Symposium (SIEDS)</text:p>
          </table:table-cell>
          <table:table-cell table:style-name="ce7" office:value-type="string" calcext:value-type="string">
            <text:p>7 Jun 2018</text:p>
          </table:table-cell>
          <table:table-cell table:style-name="ce7" office:value-type="float" office:value="2018" calcext:value-type="float">
            <text:p>2018</text:p>
          </table:table-cell>
          <table:table-cell table:style-name="ce9" table:number-columns-repeated="2"/>
          <table:table-cell table:style-name="ce7" office:value-type="float" office:value="287" calcext:value-type="float">
            <text:p>287</text:p>
          </table:table-cell>
          <table:table-cell table:style-name="ce7" office:value-type="float" office:value="292" calcext:value-type="float">
            <text:p>292</text:p>
          </table:table-cell>
          <table:table-cell table:style-name="ce4" office:value-type="string" calcext:value-type="string">
            <text:p>The Public Library of Science (PLOS) is a major publisher of academic journals with a collection of over 200,000 scientific journal articles. As the library grows, a key operational challenge for PLOS is the matching of a submitted manuscript with one of the nearly 6,000 academic editors with whom they work. We frame this problem as one of reducing distance between editors and documents in a network, where editors and documents are modeled as nodes in a graph connected by shared features. We apply Natural Language Processing (NLP) and text mining methods, such as topic modeling and word embedding, to create new nodes and edges in the network to reduce its scale, thus reducing the distance between documents and editors. These new nodes and edges form a rich semantic network that may also be used to represent the thematic content of the corpus as a whole. Our solution iterates on PLOS's current internal tool for editor matching, PLOS Match, by recommending potential editors who have edited semantically similar manuscripts in the past. Improved quality of editor matches will increase the rate at which editors accept an invitation to participate in manuscript evaluation. This will streamline PLOS's internal review process and hence speed knowledge delivery.</text:p>
          </table:table-cell>
          <table:table-cell table:style-name="ce9"/>
          <table:table-cell table:style-name="ce7" office:value-type="string" calcext:value-type="string">
            <text:p>978-1-5386-6343-1</text:p>
          </table:table-cell>
          <table:table-cell table:style-name="ce7" office:value-type="string" calcext:value-type="string">
            <text:p>10.1109/SIEDS.2018.8374753</text:p>
          </table:table-cell>
          <table:table-cell table:style-name="ce9"/>
          <table:table-cell table:style-name="ce15" office:value-type="string" calcext:value-type="string">
            <text:p><text:a xlink:href="https://ieeexplore.ieee.org/stamp/stamp.jsp?arnumber=8374753" xlink:type="simple">https://ieeexplore.ieee.org/stamp/stamp.jsp?arnumber=8374753</text:a></text:p>
          </table:table-cell>
          <table:table-cell table:style-name="ce7" office:value-type="string" calcext:value-type="string">
            <text:p>editor matching;natural language processing;PLOS;text mining;topic modeling;word embedding</text:p>
          </table:table-cell>
          <table:table-cell table:style-name="ce7" office:value-type="string" calcext:value-type="string">
            <text:p>Cancer;Semantics;Natural language processing;XML;Tools;Task analysis;Pipelines</text:p>
          </table:table-cell>
          <table:table-cell table:style-name="ce9" table:number-columns-repeated="3"/>
          <table:table-cell table:style-name="ce7" office:value-type="float" office:value="16" calcext:value-type="float">
            <text:p>16</text:p>
          </table:table-cell>
          <table:table-cell table:style-name="ce7" office:value-type="string" calcext:value-type="string">
            <text:p>IEEE</text:p>
          </table:table-cell>
          <table:table-cell table:style-name="ce7" office:value-type="string" calcext:value-type="string">
            <text:p>7 Jun 2018</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I Methods for Personalized Suggestions on Smart Glasses Based on Human Activity Recognition</text:p>
          </table:table-cell>
          <table:table-cell table:style-name="ce7" office:value-type="string" calcext:value-type="string">
            <text:p>D. G. Boucharas; C. Androutsos; N. S. Tachos; E. E. Tripoliti; D. Manousos; V. Skaramagkas; E. Ktistakis; K. Marias; M. Tsiknakis; D. I. Fotiadis</text:p>
          </table:table-cell>
          <table:table-cell table:style-name="ce7" office:value-type="string" calcext:value-type="string">
            <text:p>Biomedical Research Institute FORTH, Ioannina, Greece; Biomedical Research Institute FORTH, Ioannina, Greece; Biomedical Research Institute FORTH, Ioannina, Greece; Dept. of Materials Science and Engineering, Unit of Medical Technology and Intelligent Information Systems, University of Ioannina, Ioannina, Greece; Institute of Computer Science FORTH Heraklion, Crete, Greece; Institute of Computer Science FORTH Heraklion, Crete, Greece; Institute of Computer Science FORTH Heraklion, Crete, Greece; Department of Electrical and Computer Engineering, Hellenic Mediterranean University, Heraklion, Crete, Greece; Department of Electrical and Computer Engineering, Hellenic Mediterranean University, Heraklion, Crete, Greece; Dept. of Materials Science and Engineering, Dept. of Biomedical Research, FORTH, Unit of Medical Technology and Intelligent Information Systems, University of Ioannina, Ioannina, Greece</text:p>
          </table:table-cell>
          <table:table-cell table:style-name="ce7" office:value-type="string" calcext:value-type="string">
            <text:p>2022 IEEE-EMBS International Conference on Biomedical and Health Informatics (BHI)</text:p>
          </table:table-cell>
          <table:table-cell table:style-name="ce11" office:value-type="date" office:date-value="2022-11-04" calcext:value-type="date">
            <text:p>4 Nov 2022</text:p>
          </table:table-cell>
          <table:table-cell table:style-name="ce7" office:value-type="float" office:value="2022" calcext:value-type="float">
            <text:p>2022</text:p>
          </table:table-cell>
          <table:table-cell table:style-name="ce9" table:number-columns-repeated="2"/>
          <table:table-cell table:style-name="ce7" office:value-type="float" office:value="1" calcext:value-type="float">
            <text:p>1</text:p>
          </table:table-cell>
          <table:table-cell table:style-name="ce7" office:value-type="float" office:value="4" calcext:value-type="float">
            <text:p>4</text:p>
          </table:table-cell>
          <table:table-cell table:style-name="ce4" office:value-type="string" calcext:value-type="string">
            <text:p>Smart wearables are becoming an irreplaceable part of daily living by supporting their users to maintain or adopt healthier lifestyles and monitor their current status. While the trend is increasing, little has been accomplished in the field of personalized solutions. In the present study, two models derived from distinct conceptual themes were developed, and the performance was evaluated utilizing a wearable prototype in the form of smart glasses. A statistical and a reinforcement learning approach were adopted to construct a personalization layer in terms of a predefined system reaction upon specific user behavior. The settings of the present study involve the user behavior derived from Artificial Intelligence (AI) based human activity recognition, among others, and the system reaction being a supportive Augmented Reality (AR) based functionality. Each approach yielding different benefits and drawbacks, imminently leads to a comparative analysis based on the efficiency offered by assessing the inference, update, and trend handling time. Both models are built upon the user's previous data, resulting in a data driven approach that is entirely different for each user and tailored to the user preferences. The results derived from the comparative analysis indicate that both approaches offer the personalization seeked, with the reinforcement learning approach to adapt faster.</text:p>
          </table:table-cell>
          <table:table-cell table:style-name="ce7" office:value-type="string" calcext:value-type="string">
            <text:p>2641-3604</text:p>
          </table:table-cell>
          <table:table-cell table:style-name="ce7" office:value-type="string" calcext:value-type="string">
            <text:p>978-1-6654-8791-7</text:p>
          </table:table-cell>
          <table:table-cell table:style-name="ce7" office:value-type="string" calcext:value-type="string">
            <text:p>10.1109/BHI56158.2022.9926869</text:p>
          </table:table-cell>
          <table:table-cell table:style-name="ce9"/>
          <table:table-cell table:style-name="ce15" office:value-type="string" calcext:value-type="string">
            <text:p><text:a xlink:href="https://ieeexplore.ieee.org/stamp/stamp.jsp?arnumber=9926869" xlink:type="simple">https://ieeexplore.ieee.org/stamp/stamp.jsp?arnumber=9926869</text:a></text:p>
          </table:table-cell>
          <table:table-cell table:style-name="ce7" office:value-type="string" calcext:value-type="string">
            <text:p>Smart glasses;Sensor systems;Bayes methods;Q-learning</text:p>
          </table:table-cell>
          <table:table-cell table:style-name="ce7" office:value-type="string" calcext:value-type="string">
            <text:p>Prototypes;Reinforcement learning;Market research;Data models;Behavioral sciences;Artificial intelligence;Bioinformatics</text:p>
          </table:table-cell>
          <table:table-cell table:style-name="ce9" table:number-columns-repeated="3"/>
          <table:table-cell table:style-name="ce7" office:value-type="float" office:value="5" calcext:value-type="float">
            <text:p>5</text:p>
          </table:table-cell>
          <table:table-cell table:style-name="ce7" office:value-type="string" calcext:value-type="string">
            <text:p>IEEE</text:p>
          </table:table-cell>
          <table:table-cell table:style-name="ce11" office:value-type="date" office:date-value="2022-11-04" calcext:value-type="date">
            <text:p>4 Nov 202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On the Quality of Identifiers in Test Code</text:p>
          </table:table-cell>
          <table:table-cell table:style-name="ce2" office:value-type="string" calcext:value-type="string">
            <text:p>B. Lin; C. Nagy; G. Bavota; A. Marcus; M. Lanza</text:p>
          </table:table-cell>
          <table:table-cell table:style-name="ce2" office:value-type="string" calcext:value-type="string">
            <text:p>Software Institute @ Universit?? della Svizzera italiana (USI), Switzerland; Software Institute @ Universit?? della Svizzera italiana (USI), Switzerland; Software Institute @ Universit?? della Svizzera italiana (USI), Switzerland; University of Texas, Dallas, USA; Software Institute @ Universit?? della Svizzera italiana (USI), Switzerland</text:p>
          </table:table-cell>
          <table:table-cell table:style-name="ce2" office:value-type="string" calcext:value-type="string">
            <text:p>2019 19th International Working Conference on Source Code Analysis and Manipulation (SCAM)</text:p>
          </table:table-cell>
          <table:table-cell table:style-name="ce2" office:value-type="string" calcext:value-type="string">
            <text:p>12 Dec 2019</text:p>
          </table:table-cell>
          <table:table-cell table:style-name="ce2" office:value-type="float" office:value="2019" calcext:value-type="float">
            <text:p>2019</text:p>
          </table:table-cell>
          <table:table-cell table:style-name="ce12" table:number-columns-repeated="2"/>
          <table:table-cell table:style-name="ce2" office:value-type="float" office:value="204" calcext:value-type="float">
            <text:p>204</text:p>
          </table:table-cell>
          <table:table-cell table:style-name="ce2" office:value-type="float" office:value="215" calcext:value-type="float">
            <text:p>215</text:p>
          </table:table-cell>
          <table:table-cell table:style-name="ce3" office:value-type="string" calcext:value-type="string">
            <text:p>Meaningful, expressive identifiers in source code can enhance the readability and reduce comprehension efforts. Over the past years, researchers have devoted considerable effort to understanding and improving the naming quality of identifiers in source code. However, little attention has been given to test code, an important resource during program comprehension activities. To better grasp identifier quality in test code, we conducted a survey involving manually written and automatically generated test cases from ten open source software projects. The survey results indicate that test cases contain low quality identifiers, including the manually written ones, and that the quality of identifiers is lower in test code than in production code. We also investigated the use of three state-of-the-art rename refactoring recommenders for improving test code identifiers. The analysis highlights their limitations when applied to test code and supports mapping out a research agenda for future work in the area.</text:p>
          </table:table-cell>
          <table:table-cell table:style-name="ce2" office:value-type="string" calcext:value-type="string">
            <text:p>2470-6892</text:p>
          </table:table-cell>
          <table:table-cell table:style-name="ce2" office:value-type="string" calcext:value-type="string">
            <text:p>978-1-7281-4937-0</text:p>
          </table:table-cell>
          <table:table-cell table:style-name="ce2" office:value-type="string" calcext:value-type="string">
            <text:p>10.1109/SCAM.2019.00031</text:p>
          </table:table-cell>
          <table:table-cell table:style-name="ce12"/>
          <table:table-cell table:style-name="ce14" office:value-type="string" calcext:value-type="string">
            <text:p><text:a xlink:href="https://ieeexplore.ieee.org/stamp/stamp.jsp?arnumber=8930886" xlink:type="simple">https://ieeexplore.ieee.org/stamp/stamp.jsp?arnumber=8930886</text:a></text:p>
          </table:table-cell>
          <table:table-cell table:style-name="ce2" office:value-type="string" calcext:value-type="string">
            <text:p>identifier quality;test code;rename refactoring</text:p>
          </table:table-cell>
          <table:table-cell table:style-name="ce2" office:value-type="string" calcext:value-type="string">
            <text:p>Production;Java;Tools;Open source software;Natural language processing;Thesauri;Programming</text:p>
          </table:table-cell>
          <table:table-cell table:style-name="ce12"/>
          <table:table-cell table:style-name="ce2" office:value-type="float" office:value="7" calcext:value-type="float">
            <text:p>7</text:p>
          </table:table-cell>
          <table:table-cell table:style-name="ce12"/>
          <table:table-cell table:style-name="ce2" office:value-type="float" office:value="56" calcext:value-type="float">
            <text:p>56</text:p>
          </table:table-cell>
          <table:table-cell table:style-name="ce2" office:value-type="string" calcext:value-type="string">
            <text:p>IEEE</text:p>
          </table:table-cell>
          <table:table-cell table:style-name="ce2" office:value-type="string" calcext:value-type="string">
            <text:p>12 Dec 2019</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A Linked Data Approach to Publishing Complex Scientific Workflows</text:p>
          </table:table-cell>
          <table:table-cell table:style-name="ce7" office:value-type="string" calcext:value-type="string">
            <text:p>A. Shaon; S. Callaghan; B. Lawrence; B. Matthews; A. Woolf; T. Osborn; C. Harpham</text:p>
          </table:table-cell>
          <table:table-cell table:style-name="ce7" office:value-type="string" calcext:value-type="string">
            <text:p>Science and Technology Facilities Council, E-Science Centre, Didcot, UK; Science and Technology Facilities Council, British Atmospheric Data Centre, Didcot, UK; Science and Technology Facilities Council, British Atmospheric Data Centre, Didcot, UK; Science and Technology Facilities Council, E-Science Centre, Didcot, UK; Bureau of Meteorology, Canberra, Australia; Climatic Research Unit, University of East Anglia, UK; Climatic Research Unit, University of East Anglia, UK</text:p>
          </table:table-cell>
          <table:table-cell table:style-name="ce7" office:value-type="string" calcext:value-type="string">
            <text:p>2011 IEEE Seventh International Conference on eScience</text:p>
          </table:table-cell>
          <table:table-cell table:style-name="ce11" office:value-type="date" office:date-value="2012-01-09" calcext:value-type="date">
            <text:p>9 Jan 2012</text:p>
          </table:table-cell>
          <table:table-cell table:style-name="ce7" office:value-type="float" office:value="2011" calcext:value-type="float">
            <text:p>2011</text:p>
          </table:table-cell>
          <table:table-cell table:style-name="ce9" table:number-columns-repeated="2"/>
          <table:table-cell table:style-name="ce7" office:value-type="float" office:value="303" calcext:value-type="float">
            <text:p>303</text:p>
          </table:table-cell>
          <table:table-cell table:style-name="ce7" office:value-type="float" office:value="310" calcext:value-type="float">
            <text:p>310</text:p>
          </table:table-cell>
          <table:table-cell table:style-name="ce4" office:value-type="string" calcext:value-type="string">
            <text:p>Past data management practices in many fields of natural science, including climate research, have focused primarily on the final research output -- the research publication -- with less attention paid to the chain of intermediate data results and their associated metadata, including provenance. Data were often regarded merely as an adjunct to the publication, rather than a scientific resource in their own right. In this paper, we attempt to address the issues of capturing and publishing detailed workflows associated with the climate/research datasets held by the Climatic Research Unit (CRU) at the University of East Anglia. To this end, we present a customisable approach to exposing climate research workflows for the effective re-use of the associated data, through the adoption of linked-data principles, existing widely adopted citation techniques (Digital Object Identifier) and data exchange mechanisms (Open Archives Initiative Object Reuse and Exchange).</text:p>
          </table:table-cell>
          <table:table-cell table:style-name="ce9"/>
          <table:table-cell table:style-name="ce7" office:value-type="string" calcext:value-type="string">
            <text:p>978-1-4577-2163-2</text:p>
          </table:table-cell>
          <table:table-cell table:style-name="ce7" office:value-type="string" calcext:value-type="string">
            <text:p>10.1109/eScience.2011.49</text:p>
          </table:table-cell>
          <table:table-cell table:style-name="ce9"/>
          <table:table-cell table:style-name="ce15" office:value-type="string" calcext:value-type="string">
            <text:p><text:a xlink:href="https://ieeexplore.ieee.org/stamp/stamp.jsp?arnumber=6123292" xlink:type="simple">https://ieeexplore.ieee.org/stamp/stamp.jsp?arnumber=6123292</text:a></text:p>
          </table:table-cell>
          <table:table-cell table:style-name="ce7" office:value-type="string" calcext:value-type="string">
            <text:p>Linked-data;Scientific workflow;ISO 19156;Provenance;OAI-ORE;CSML;Climate Research;Geospatial</text:p>
          </table:table-cell>
          <table:table-cell table:style-name="ce7" office:value-type="string" calcext:value-type="string">
            <text:p>Unified modeling language;Meteorology;Geospatial analysis;Communities;ISO standards;ISO;Publishing</text:p>
          </table:table-cell>
          <table:table-cell table:style-name="ce9"/>
          <table:table-cell table:style-name="ce7" office:value-type="float" office:value="8" calcext:value-type="float">
            <text:p>8</text:p>
          </table:table-cell>
          <table:table-cell table:style-name="ce9"/>
          <table:table-cell table:style-name="ce7" office:value-type="float" office:value="12" calcext:value-type="float">
            <text:p>12</text:p>
          </table:table-cell>
          <table:table-cell table:style-name="ce7" office:value-type="string" calcext:value-type="string">
            <text:p>IEEE</text:p>
          </table:table-cell>
          <table:table-cell table:style-name="ce11" office:value-type="date" office:date-value="2012-01-09" calcext:value-type="date">
            <text:p>9 Jan 201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On the Use of Stemming for Concern Location and Bug Localization in Java</text:p>
          </table:table-cell>
          <table:table-cell table:style-name="ce7" office:value-type="string" calcext:value-type="string">
            <text:p>E. Hill; S. Rao; A. Kak</text:p>
          </table:table-cell>
          <table:table-cell table:style-name="ce7" office:value-type="string" calcext:value-type="string">
            <text:p>Department of Computer Science, Montclair State University, Montclair, NJ, USA; School of Electrical and Computer Engineering, Purdue University, West Lafayette, IN, USA; School of Electrical and Computer Engineering, Purdue University, West Lafayette, IN, USA</text:p>
          </table:table-cell>
          <table:table-cell table:style-name="ce7" office:value-type="string" calcext:value-type="string">
            <text:p>2012 IEEE 12th International Working Conference on Source Code Analysis and Manipulation</text:p>
          </table:table-cell>
          <table:table-cell table:style-name="ce7" office:value-type="string" calcext:value-type="string">
            <text:p>24 Dec 2012</text:p>
          </table:table-cell>
          <table:table-cell table:style-name="ce7" office:value-type="float" office:value="2012" calcext:value-type="float">
            <text:p>2012</text:p>
          </table:table-cell>
          <table:table-cell table:style-name="ce9" table:number-columns-repeated="2"/>
          <table:table-cell table:style-name="ce7" office:value-type="float" office:value="184" calcext:value-type="float">
            <text:p>184</text:p>
          </table:table-cell>
          <table:table-cell table:style-name="ce7" office:value-type="float" office:value="193" calcext:value-type="float">
            <text:p>193</text:p>
          </table:table-cell>
          <table:table-cell table:style-name="ce4" office:value-type="string" calcext:value-type="string">
            <text:p>As the popularity of text-based source code search and analysis grows, the use of stemmers to strip suffixes has increased. Although widely investigated in the information retrieval community, the comparative effectiveness of stemmers in the domain of software is relatively unknown. In this paper, we investigate which of the well-known stemmers perform best in the domain of Java software for concern location and bug localization. For these two problems, we evaluate the use of stemming on over 500 search tasks for six different Java applications. Using MAP and Rank Measure, we conducted an overall qualitative study and a query-by-query quantitative study of the impact of stemming on retrieval effectiveness. As one might expect, our contribution demonstrates that how stemming affects retrieval performance is mediated by other factors, such as the use of tf-idf to filter commonly occurring terms and the precise nature of the queries. Specifically, we find that the extent to which stemming improves the retrieval performance relates to the degree of natural language content in a query.</text:p>
          </table:table-cell>
          <table:table-cell table:style-name="ce9"/>
          <table:table-cell table:style-name="ce7" office:value-type="string" calcext:value-type="string">
            <text:p>978-0-7695-4783-1</text:p>
          </table:table-cell>
          <table:table-cell table:style-name="ce7" office:value-type="string" calcext:value-type="string">
            <text:p>10.1109/SCAM.2012.29</text:p>
          </table:table-cell>
          <table:table-cell table:style-name="ce9"/>
          <table:table-cell table:style-name="ce15" office:value-type="string" calcext:value-type="string">
            <text:p><text:a xlink:href="https://ieeexplore.ieee.org/stamp/stamp.jsp?arnumber=6392117" xlink:type="simple">https://ieeexplore.ieee.org/stamp/stamp.jsp?arnumber=6392117</text:a></text:p>
          </table:table-cell>
          <table:table-cell table:style-name="ce7" office:value-type="string" calcext:value-type="string">
            <text:p>stemming;textual analysis of source code identifiers;concern location;bug localization</text:p>
          </table:table-cell>
          <table:table-cell table:style-name="ce7" office:value-type="string" calcext:value-type="string">
            <text:p>Java;Software;Computer bugs;Natural languages;Educational institutions;Adaptation models;Analytical models</text:p>
          </table:table-cell>
          <table:table-cell table:style-name="ce9"/>
          <table:table-cell table:style-name="ce7" office:value-type="float" office:value="24" calcext:value-type="float">
            <text:p>24</text:p>
          </table:table-cell>
          <table:table-cell table:style-name="ce9"/>
          <table:table-cell table:style-name="ce7" office:value-type="float" office:value="36" calcext:value-type="float">
            <text:p>36</text:p>
          </table:table-cell>
          <table:table-cell table:style-name="ce7" office:value-type="string" calcext:value-type="string">
            <text:p>IEEE</text:p>
          </table:table-cell>
          <table:table-cell table:style-name="ce7" office:value-type="string" calcext:value-type="string">
            <text:p>24 Dec 201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DFGR an Intermediate Graph Representation for Macro-Dataflow Programs</text:p>
          </table:table-cell>
          <table:table-cell table:style-name="ce7" office:value-type="string" calcext:value-type="string">
            <text:p>A. Sbirlea; L. -N. Pouchet; V. Sarkar</text:p>
          </table:table-cell>
          <table:table-cell table:style-name="ce7" office:value-type="string" calcext:value-type="string">
            <text:p>Rice University; University of California, Los Angeles; Rice University</text:p>
          </table:table-cell>
          <table:table-cell table:style-name="ce7" office:value-type="string" calcext:value-type="string">
            <text:p>2014 Fourth Workshop on Data-Flow Execution Models for Extreme Scale Computing</text:p>
          </table:table-cell>
          <table:table-cell table:style-name="ce11" office:value-type="date" office:date-value="2015-04-20" calcext:value-type="date">
            <text:p>20 Apr 2015</text:p>
          </table:table-cell>
          <table:table-cell table:style-name="ce7" office:value-type="float" office:value="2014" calcext:value-type="float">
            <text:p>2014</text:p>
          </table:table-cell>
          <table:table-cell table:style-name="ce9" table:number-columns-repeated="2"/>
          <table:table-cell table:style-name="ce7" office:value-type="float" office:value="38" calcext:value-type="float">
            <text:p>38</text:p>
          </table:table-cell>
          <table:table-cell table:style-name="ce7" office:value-type="float" office:value="45" calcext:value-type="float">
            <text:p>45</text:p>
          </table:table-cell>
          <table:table-cell table:style-name="ce4" office:value-type="string" calcext:value-type="string">
            <text:p>In this paper we propose a new intermediate graph representation for macro-dataflow programs, DFGR, which is capable of offering a high-level view of applications for easy programmability, while allowing the expression of complex applications using dataflow principles. DFGR makes it possible to write applications in a manner that is oblivious of the underlying parallel runtime, and can easily be targeted by both programming systems and domain experts. In addition, DFGR can use further optimizations in the form of graph transformations, enabling the coupling of static and dynamic scheduling and efficient task composition and assignment, for improved scalability and locality. We show preliminary performance results for an implementation of DFGR on a shared memory runtim system, offering speedups of up to 11× on 12 cores, for complex graphs.</text:p>
          </table:table-cell>
          <table:table-cell table:style-name="ce9"/>
          <table:table-cell table:style-name="ce7" office:value-type="string" calcext:value-type="string">
            <text:p>978-1-4799-8095-6</text:p>
          </table:table-cell>
          <table:table-cell table:style-name="ce7" office:value-type="string" calcext:value-type="string">
            <text:p>10.1109/DFM.2014.9</text:p>
          </table:table-cell>
          <table:table-cell table:style-name="ce9"/>
          <table:table-cell table:style-name="ce15" office:value-type="string" calcext:value-type="string">
            <text:p><text:a xlink:href="https://ieeexplore.ieee.org/stamp/stamp.jsp?arnumber=7089028" xlink:type="simple">https://ieeexplore.ieee.org/stamp/stamp.jsp?arnumber=7089028</text:a></text:p>
          </table:table-cell>
          <table:table-cell table:style-name="ce9"/>
          <table:table-cell table:style-name="ce7" office:value-type="string" calcext:value-type="string">
            <text:p>Computational modeling;Data models;Programming;Runtime;Parallel processing;Optimization;Analytical models</text:p>
          </table:table-cell>
          <table:table-cell table:style-name="ce9"/>
          <table:table-cell table:style-name="ce7" office:value-type="float" office:value="9" calcext:value-type="float">
            <text:p>9</text:p>
          </table:table-cell>
          <table:table-cell table:style-name="ce9"/>
          <table:table-cell table:style-name="ce7" office:value-type="float" office:value="35" calcext:value-type="float">
            <text:p>35</text:p>
          </table:table-cell>
          <table:table-cell table:style-name="ce7" office:value-type="string" calcext:value-type="string">
            <text:p>IEEE</text:p>
          </table:table-cell>
          <table:table-cell table:style-name="ce11" office:value-type="date" office:date-value="2015-04-20" calcext:value-type="date">
            <text:p>20 Apr 2015</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Neural Model for Generating Natural Language Summaries of Program Subroutines</text:p>
          </table:table-cell>
          <table:table-cell table:style-name="ce7" office:value-type="string" calcext:value-type="string">
            <text:p>A. LeClair; S. Jiang; C. McMillan</text:p>
          </table:table-cell>
          <table:table-cell table:style-name="ce7" office:value-type="string" calcext:value-type="string">
            <text:p>Dept. of Computer Science and Engineering, University of Notre Dame, Notre Dame, IN, USA; Dept. of Computer Science, Eastern Michigan University, Ypsilanti, MI, USA; Dept. of Computer Science and Engineering, University of Notre Dame, Notre Dame, IN, USA</text:p>
          </table:table-cell>
          <table:table-cell table:style-name="ce7" office:value-type="string" calcext:value-type="string">
            <text:p>2019 IEEE/ACM 41st International Conference on Software Engineering (ICSE)</text:p>
          </table:table-cell>
          <table:table-cell table:style-name="ce11" office:value-type="date" office:date-value="2019-08-26" calcext:value-type="date">
            <text:p>26 Aug 2019</text:p>
          </table:table-cell>
          <table:table-cell table:style-name="ce7" office:value-type="float" office:value="2019" calcext:value-type="float">
            <text:p>2019</text:p>
          </table:table-cell>
          <table:table-cell table:style-name="ce9" table:number-columns-repeated="2"/>
          <table:table-cell table:style-name="ce7" office:value-type="float" office:value="795" calcext:value-type="float">
            <text:p>795</text:p>
          </table:table-cell>
          <table:table-cell table:style-name="ce7" office:value-type="float" office:value="806" calcext:value-type="float">
            <text:p>806</text:p>
          </table:table-cell>
          <table:table-cell table:style-name="ce4" office:value-type="string" calcext:value-type="string">
            <text:p>Source code summarization -- creating natural language descriptions of source code behavior -- is a rapidly-growing research topic with applications to automatic documentation generation, program comprehension, and software maintenance. Traditional techniques relied on heuristics and templates built manually by human experts. Recently, data-driven approaches based on neural machine translation have largely overtaken template-based systems. But nearly all of these techniques rely almost entirely on programs having good internal documentation; without clear identifier names, the models fail to create good summaries. In this paper, we present a neural model that combines words from code with code structure from an AST. Unlike previous approaches, our model processes each data source as a separate input, which allows the model to learn code structure independent of the text in code. This process helps our approach provide coherent summaries in many cases even when zero internal documentation is provided. We evaluate our technique with a dataset we created from 2.1m Java methods. We find improvement over two baseline techniques from SE literature and one from NLP literature.</text:p>
          </table:table-cell>
          <table:table-cell table:style-name="ce7" office:value-type="string" calcext:value-type="string">
            <text:p>1558-1225</text:p>
          </table:table-cell>
          <table:table-cell table:style-name="ce7" office:value-type="string" calcext:value-type="string">
            <text:p>978-1-7281-0869-8</text:p>
          </table:table-cell>
          <table:table-cell table:style-name="ce7" office:value-type="string" calcext:value-type="string">
            <text:p>10.1109/ICSE.2019.00087</text:p>
          </table:table-cell>
          <table:table-cell table:style-name="ce9"/>
          <table:table-cell table:style-name="ce15" office:value-type="string" calcext:value-type="string">
            <text:p><text:a xlink:href="https://ieeexplore.ieee.org/stamp/stamp.jsp?arnumber=8811932" xlink:type="simple">https://ieeexplore.ieee.org/stamp/stamp.jsp?arnumber=8811932</text:a></text:p>
          </table:table-cell>
          <table:table-cell table:style-name="ce7" office:value-type="string" calcext:value-type="string">
            <text:p>automatic documentation generation;source code summarization;code comment generation</text:p>
          </table:table-cell>
          <table:table-cell table:style-name="ce7" office:value-type="string" calcext:value-type="string">
            <text:p>Algorithms;Documentation;Natural languages;Java;Software engineering;Standards;Task analysis</text:p>
          </table:table-cell>
          <table:table-cell table:style-name="ce9"/>
          <table:table-cell table:style-name="ce7" office:value-type="float" office:value="157" calcext:value-type="float">
            <text:p>157</text:p>
          </table:table-cell>
          <table:table-cell table:style-name="ce9"/>
          <table:table-cell table:style-name="ce7" office:value-type="float" office:value="60" calcext:value-type="float">
            <text:p>60</text:p>
          </table:table-cell>
          <table:table-cell table:style-name="ce7" office:value-type="string" calcext:value-type="string">
            <text:p>IEEE</text:p>
          </table:table-cell>
          <table:table-cell table:style-name="ce11" office:value-type="date" office:date-value="2019-08-26" calcext:value-type="date">
            <text:p>26 Aug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Enhancing Notation-Based Code Cloning Method With an External-Based Identifier Model</text:p>
          </table:table-cell>
          <table:table-cell table:style-name="ce2" office:value-type="string" calcext:value-type="string">
            <text:p>N. -T. Chau; S. Jung</text:p>
          </table:table-cell>
          <table:table-cell table:style-name="ce2" office:value-type="string" calcext:value-type="string">
            <text:p>School of Electronic Engineering, Soongsil University, Seoul, South Korea; School of Electronic Engineering, Soongsil University, Seoul, South Korea</text:p>
          </table:table-cell>
          <table:table-cell table:style-name="ce2" office:value-type="string" calcext:value-type="string">
            <text:p>IEEE Access</text:p>
          </table:table-cell>
          <table:table-cell table:style-name="ce2" office:value-type="string" calcext:value-type="string">
            <text:p>14 Sep 2020</text:p>
          </table:table-cell>
          <table:table-cell table:style-name="ce2" office:value-type="float" office:value="2020" calcext:value-type="float">
            <text:p>2020</text:p>
          </table:table-cell>
          <table:table-cell table:style-name="ce2" office:value-type="float" office:value="8" calcext:value-type="float">
            <text:p>8</text:p>
          </table:table-cell>
          <table:table-cell table:style-name="ce12"/>
          <table:table-cell table:style-name="ce2" office:value-type="float" office:value="162989" calcext:value-type="float">
            <text:p>162989</text:p>
          </table:table-cell>
          <table:table-cell table:style-name="ce2" office:value-type="float" office:value="162998" calcext:value-type="float">
            <text:p>162998</text:p>
          </table:table-cell>
          <table:table-cell table:style-name="ce3" office:value-type="string" calcext:value-type="string">
            <text:p>Code clone detection is known for solving code paradigm problem in software development. Malware analysts also apply this technique to detect whether a set of malware applications originated from the same malware family based on the similarity in their source code. Until now, existing notation-based approaches are based on standard identifier notations and generating signatures from the notations output. Specifically, for a set of words (or lexemes), the analysts apply rules to determine the type of a lexeme and label each lexeme with a token type. So far, none of the existing code clone detection models considers collecting identifiers from an external source. In this paper, we propose a novel External-based Identifier Model for code clone detection. The proposed model assumes the existence of an external source code that can be used as a supervisor for identifying and labeling a specific set of lexemes. By introducing the external-identifiers into source code detection, our model could distinguish between multiple fragments of code that share the same sequence of standard tokens. One of the study cases for our model is Android analysis where the Android Open Source Project can be used as an external source. The experiment on one millions line of Android source code has shown that our proposed solution could reduce the number of multiple code mapping to single signature situations in comparison with the traditional method. Furthermore, the experiment on code suggestion has proved that our model could reduce the suggestion step for providing faster output than a notation-based approach.</text:p>
          </table:table-cell>
          <table:table-cell table:style-name="ce2" office:value-type="string" calcext:value-type="string">
            <text:p>2169-3536</text:p>
          </table:table-cell>
          <table:table-cell table:style-name="ce12"/>
          <table:table-cell table:style-name="ce2" office:value-type="string" calcext:value-type="string">
            <text:p>10.1109/ACCESS.2020.3016943</text:p>
          </table:table-cell>
          <table:table-cell table:style-name="ce2" office:value-type="string" calcext:value-type="string">
            <text:p>Institute of Information &amp; communications Technology Planning &amp; Evaluation (IITP); Korea Government (MSIT) (Development of 5G Edge Security Technology for Ensuring 5G+ Service Stability and Availability)(grant numbers:2020-0-00952); Ministry of Science and ICT (MSIT), Korea Government through the Information Technology Research Center (ITRC); Institute for Information &amp; Communications Technology Planning &amp; Evaluation (IITP)(grant numbers:IITP-2020-2020-0-01602); </text:p>
          </table:table-cell>
          <table:table-cell table:style-name="ce14" office:value-type="string" calcext:value-type="string">
            <text:p><text:a xlink:href="https://ieeexplore.ieee.org/stamp/stamp.jsp?arnumber=9169649" xlink:type="simple">https://ieeexplore.ieee.org/stamp/stamp.jsp?arnumber=9169649</text:a></text:p>
          </table:table-cell>
          <table:table-cell table:style-name="ce2" office:value-type="string" calcext:value-type="string">
            <text:p>Program analysis;code clone detection</text:p>
          </table:table-cell>
          <table:table-cell table:style-name="ce2" office:value-type="string" calcext:value-type="string">
            <text:p>Syntactics;Cloning;Androids;Humanoid robots;Standards;Security;Tools</text:p>
          </table:table-cell>
          <table:table-cell table:style-name="ce12" table:number-columns-repeated="3"/>
          <table:table-cell table:style-name="ce2" office:value-type="float" office:value="35" calcext:value-type="float">
            <text:p>35</text:p>
          </table:table-cell>
          <table:table-cell table:style-name="ce2" office:value-type="string" calcext:value-type="string">
            <text:p>CCBY</text:p>
          </table:table-cell>
          <table:table-cell table:style-name="ce10" office:value-type="date" office:date-value="2020-08-17" calcext:value-type="date">
            <text:p>17 Aug 2020</text:p>
          </table:table-cell>
          <table:table-cell table:style-name="ce12" table:number-columns-repeated="2"/>
          <table:table-cell table:style-name="ce2" office:value-type="string" calcext:value-type="string">
            <text:p>IEEE</text:p>
          </table:table-cell>
          <table:table-cell table:style-name="ce2" office:value-type="string" calcext:value-type="string">
            <text:p>IEEE Journals</text:p>
          </table:table-cell>
          <table:table-cell table:number-columns-repeated="996"/>
        </table:table-row>
        <table:table-row table:style-name="ro2" table:visibility="collapse">
          <table:table-cell table:style-name="ce4" office:value-type="string" calcext:value-type="string">
            <text:p>Analysis of Ways of Digital Rights Management for FPGA-as-a-Service for AI-Based Solutions</text:p>
          </table:table-cell>
          <table:table-cell table:style-name="ce7" office:value-type="string" calcext:value-type="string">
            <text:p>A. Perepelitsyn; V. Kulanov</text:p>
          </table:table-cell>
          <table:table-cell table:style-name="ce7" office:value-type="string" calcext:value-type="string">
            <text:p>Department of computer systems, networks and cybersecurity, National aerospace university “KhAI”, Kharkiv, Ukraine; Department of computer systems, networks and cybersecurity, National aerospace university “KhAI”, Kharkiv, Ukraine</text:p>
          </table:table-cell>
          <table:table-cell table:style-name="ce7" office:value-type="string" calcext:value-type="string">
            <text:p>2023 13th International Conference on Dependable Systems, Services and Technologies (DESSERT)</text:p>
          </table:table-cell>
          <table:table-cell table:style-name="ce11" office:value-type="date" office:date-value="2024-02-06" calcext:value-type="date">
            <text:p>6 Feb 2024</text:p>
          </table:table-cell>
          <table:table-cell table:style-name="ce7" office:value-type="float" office:value="2023" calcext:value-type="float">
            <text:p>2023</text:p>
          </table:table-cell>
          <table:table-cell table:style-name="ce9" table:number-columns-repeated="2"/>
          <table:table-cell table:style-name="ce7" office:value-type="float" office:value="1" calcext:value-type="float">
            <text:p>1</text:p>
          </table:table-cell>
          <table:table-cell table:style-name="ce7" office:value-type="float" office:value="5" calcext:value-type="float">
            <text:p>5</text:p>
          </table:table-cell>
          <table:table-cell table:style-name="ce4" office:value-type="string" calcext:value-type="string">
            <text:p>In this work the analysis of possible ways of providing of identification mechanism for licensing of instances of FPGA projects is carried out. The challenges of creating AI services on FGPGA-platform and the feasibility of implementation of renting procedures for them are observed. The analysis shows that the service model involves the purchase or lease of server equipment with access to FPGA resources in a form of dedicated boards or the ability to deploy a set of assets for a particular user. It’s shown that organizing licensed access to these resources and ensuring their availability for centralized use becomes imperative. It is necessary to organize security measures. For that built-in features of FPGA chip that contain Unique Identifier (UID) of each chip element within a specific board can be used. Given the extensive application of FPGA technologies in the development of FPGA-based (FaaS) AI-oriented services, there arises a demand for the management of digital rights concerning the utilization for AI products in form of Intellectual Property cores (IP-cores).</text:p>
          </table:table-cell>
          <table:table-cell table:style-name="ce9"/>
          <table:table-cell table:style-name="ce7" office:value-type="string" calcext:value-type="string">
            <text:p>979-8-3503-9611-9</text:p>
          </table:table-cell>
          <table:table-cell table:style-name="ce7" office:value-type="string" calcext:value-type="string">
            <text:p>10.1109/DESSERT61349.2023.10416526</text:p>
          </table:table-cell>
          <table:table-cell table:style-name="ce9"/>
          <table:table-cell table:style-name="ce15" office:value-type="string" calcext:value-type="string">
            <text:p><text:a xlink:href="https://ieeexplore.ieee.org/stamp/stamp.jsp?arnumber=10416526" xlink:type="simple">https://ieeexplore.ieee.org/stamp/stamp.jsp?arnumber=10416526</text:a></text:p>
          </table:table-cell>
          <table:table-cell table:style-name="ce7" office:value-type="string" calcext:value-type="string">
            <text:p>FPGAs;FPGA-as-a-Service;FaaS;Artificial Intelligence;AI;Artificial Intelligence-as-a-Service;AIaaS;Digital Rights Management;DRM</text:p>
          </table:table-cell>
          <table:table-cell table:style-name="ce7" office:value-type="string" calcext:value-type="string">
            <text:p>Source coding;Heuristic algorithms;DNA;Licenses;Libraries;Kernel;Field programmable gate arrays</text:p>
          </table:table-cell>
          <table:table-cell table:style-name="ce9" table:number-columns-repeated="3"/>
          <table:table-cell table:style-name="ce7" office:value-type="float" office:value="17" calcext:value-type="float">
            <text:p>17</text:p>
          </table:table-cell>
          <table:table-cell table:style-name="ce7" office:value-type="string" calcext:value-type="string">
            <text:p>IEEE</text:p>
          </table:table-cell>
          <table:table-cell table:style-name="ce11" office:value-type="date" office:date-value="2024-02-06" calcext:value-type="date">
            <text:p>6 Feb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The Prevalence of Code Smells in Machine Learning projects</text:p>
          </table:table-cell>
          <table:table-cell table:style-name="ce7" office:value-type="string" calcext:value-type="string">
            <text:p>B. van Oort; L. Cruz; M. Aniche; A. van Deursen</text:p>
          </table:table-cell>
          <table:table-cell table:style-name="ce7" office:value-type="string" calcext:value-type="string">
            <text:p>AI for Fintech Research, ING, Delft University of Technology, Delft, Netherlands; Delft University of Technology, Delft, Netherlands; Delft University of Technology, Delft, Netherlands; Delft University of Technology, Delft, Netherlands</text:p>
          </table:table-cell>
          <table:table-cell table:style-name="ce7" office:value-type="string" calcext:value-type="string">
            <text:p>2021 IEEE/ACM 1st Workshop on AI Engineering - Software Engineering for AI (WAIN)</text:p>
          </table:table-cell>
          <table:table-cell table:style-name="ce7" office:value-type="string" calcext:value-type="string">
            <text:p>8 Jul 2021</text:p>
          </table:table-cell>
          <table:table-cell table:style-name="ce7" office:value-type="float" office:value="2021" calcext:value-type="float">
            <text:p>2021</text:p>
          </table:table-cell>
          <table:table-cell table:style-name="ce9" table:number-columns-repeated="2"/>
          <table:table-cell table:style-name="ce7" office:value-type="float" office:value="1" calcext:value-type="float">
            <text:p>1</text:p>
          </table:table-cell>
          <table:table-cell table:style-name="ce7" office:value-type="float" office:value="8" calcext:value-type="float">
            <text:p>8</text:p>
          </table:table-cell>
          <table:table-cell table:style-name="ce4" office:value-type="string" calcext:value-type="string">
            <text:p>Artificial Intelligence (AI) and Machine Learning (ML) are pervasive in the current computer science landscape. Yet, there still exists a lack of software engineering experience and best practices in this field. One such best practice, static code analysis, can be used to find code smells, i.e., (potential) defects in the source code, refactoring opportunities, and violations of common coding standards. Our research set out to discover the most prevalent code smells in ML projects. We gathered a dataset of 74 open-source ML projects, installed their dependencies and ran Pylint on them. This resulted in a top 20 of all detected code smells, per category. Manual analysis of these smells mainly showed that code duplication is widespread and that the PEP8 convention for identifier naming style may not always be applicable to ML code due to its resemblance with mathematical notation. More interestingly, however, we found several major obstructions to the maintainability and reproducibility of ML projects, primarily related to the dependency management of Python projects. We also found that Pylint cannot reliably check for correct usage of imported dependencies, including prominent ML libraries such as PyTorch.</text:p>
          </table:table-cell>
          <table:table-cell table:style-name="ce9"/>
          <table:table-cell table:style-name="ce7" office:value-type="string" calcext:value-type="string">
            <text:p>978-1-6654-4470-5</text:p>
          </table:table-cell>
          <table:table-cell table:style-name="ce7" office:value-type="string" calcext:value-type="string">
            <text:p>10.1109/WAIN52551.2021.00011</text:p>
          </table:table-cell>
          <table:table-cell table:style-name="ce9"/>
          <table:table-cell table:style-name="ce15" office:value-type="string" calcext:value-type="string">
            <text:p><text:a xlink:href="https://ieeexplore.ieee.org/stamp/stamp.jsp?arnumber=9474395" xlink:type="simple">https://ieeexplore.ieee.org/stamp/stamp.jsp?arnumber=9474395</text:a></text:p>
          </table:table-cell>
          <table:table-cell table:style-name="ce7" office:value-type="string" calcext:value-type="string">
            <text:p>Artificial Intelligence;Machine Learning;static code analysis;code smells;Python;dependency management</text:p>
          </table:table-cell>
          <table:table-cell table:style-name="ce7" office:value-type="string" calcext:value-type="string">
            <text:p>Manuals;Machine learning;Static analysis;Tools;Reproducibility of results;Libraries;Reliability</text:p>
          </table:table-cell>
          <table:table-cell table:style-name="ce9"/>
          <table:table-cell table:style-name="ce7" office:value-type="float" office:value="11" calcext:value-type="float">
            <text:p>11</text:p>
          </table:table-cell>
          <table:table-cell table:style-name="ce9"/>
          <table:table-cell table:style-name="ce7" office:value-type="float" office:value="17" calcext:value-type="float">
            <text:p>17</text:p>
          </table:table-cell>
          <table:table-cell table:style-name="ce7" office:value-type="string" calcext:value-type="string">
            <text:p>IEEE</text:p>
          </table:table-cell>
          <table:table-cell table:style-name="ce7" office:value-type="string" calcext:value-type="string">
            <text:p>8 Jul 2021</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Semantic Web - The Missing Link in Global Source Code Analysis?</text:p>
          </table:table-cell>
          <table:table-cell table:style-name="ce7" office:value-type="string" calcext:value-type="string">
            <text:p>I. Keivanloo; J. Rilling; P. Charland</text:p>
          </table:table-cell>
          <table:table-cell table:style-name="ce7" office:value-type="string" calcext:value-type="string">
            <text:p>Department of Computer Science, Concordia University, Montreal, Canada; Department of Computer Science, Concordia University, Montreal, Canada; System of Systems Section, Defence Research and Development Canada, Valcartier, QUE, Canada</text:p>
          </table:table-cell>
          <table:table-cell table:style-name="ce7" office:value-type="string" calcext:value-type="string">
            <text:p>2012 IEEE 36th Annual Computer Software and Applications Conference</text:p>
          </table:table-cell>
          <table:table-cell table:style-name="ce11" office:value-type="date" office:date-value="2012-11-10" calcext:value-type="date">
            <text:p>10 Nov 2012</text:p>
          </table:table-cell>
          <table:table-cell table:style-name="ce7" office:value-type="float" office:value="2012" calcext:value-type="float">
            <text:p>2012</text:p>
          </table:table-cell>
          <table:table-cell table:style-name="ce9" table:number-columns-repeated="2"/>
          <table:table-cell table:style-name="ce7" office:value-type="float" office:value="541" calcext:value-type="float">
            <text:p>541</text:p>
          </table:table-cell>
          <table:table-cell table:style-name="ce7" office:value-type="float" office:value="550" calcext:value-type="float">
            <text:p>550</text:p>
          </table:table-cell>
          <table:table-cell table:style-name="ce4" office:value-type="string" calcext:value-type="string">
            <text:p>There has been an ongoing trend towards open and shared source code that is published on the Internet in large software repositories to support collaborative development processes. While traditional source code analysis techniques perform well in single project contexts, new types of global source code analysis techniques are slowly introduced to address the analysis of global distributed and often incomplete source code. In this article, we discuss how the Semantic Web, an enabling technology for these emerging source code analysis domains, can support a standardized, formal, and semantic rich representation to model these corpora. We also illustrate how inference services can be used to provide support for emerging source code analysis approaches on this data, such as search, call graph construction, and clone detection.</text:p>
          </table:table-cell>
          <table:table-cell table:style-name="ce7" office:value-type="string" calcext:value-type="string">
            <text:p>0730-3157</text:p>
          </table:table-cell>
          <table:table-cell table:style-name="ce7" office:value-type="string" calcext:value-type="string">
            <text:p>978-0-7695-4736-7</text:p>
          </table:table-cell>
          <table:table-cell table:style-name="ce7" office:value-type="string" calcext:value-type="string">
            <text:p>10.1109/COMPSAC.2012.73</text:p>
          </table:table-cell>
          <table:table-cell table:style-name="ce9"/>
          <table:table-cell table:style-name="ce15" office:value-type="string" calcext:value-type="string">
            <text:p><text:a xlink:href="https://ieeexplore.ieee.org/stamp/stamp.jsp?arnumber=6340209" xlink:type="simple">https://ieeexplore.ieee.org/stamp/stamp.jsp?arnumber=6340209</text:a></text:p>
          </table:table-cell>
          <table:table-cell table:style-name="ce7" office:value-type="string" calcext:value-type="string">
            <text:p>semantic web;source code analysis;linked data</text:p>
          </table:table-cell>
          <table:table-cell table:style-name="ce7" office:value-type="string" calcext:value-type="string">
            <text:p>Software;Semantic Web;Context;Analytical models;Data mining;Semantics;Ecosystems</text:p>
          </table:table-cell>
          <table:table-cell table:style-name="ce9"/>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3" calcext:value-type="float">
            <text:p>33</text:p>
          </table:table-cell>
          <table:table-cell table:style-name="ce7" office:value-type="string" calcext:value-type="string">
            <text:p>IEEE</text:p>
          </table:table-cell>
          <table:table-cell table:style-name="ce11" office:value-type="date" office:date-value="2012-11-10" calcext:value-type="date">
            <text:p>10 Nov 201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A Theory of Dual Channel Constraints</text:p>
          </table:table-cell>
          <table:table-cell table:style-name="ce2" office:value-type="string" calcext:value-type="string">
            <text:p>C. Casalnuovo; E. T. Barr; S. K. Dash; P. Devanbu; E. Morgan</text:p>
          </table:table-cell>
          <table:table-cell table:style-name="ce2" office:value-type="string" calcext:value-type="string">
            <text:p>University of California, Davis; University College London; University of Surrey; University of California, Davis; University of California, Davis</text:p>
          </table:table-cell>
          <table:table-cell table:style-name="ce2" office:value-type="string" calcext:value-type="string">
            <text:p>2020 IEEE/ACM 42nd International Conference on Software Engineering: New Ideas and Emerging Results (ICSE-NIER)</text:p>
          </table:table-cell>
          <table:table-cell table:style-name="ce10" office:value-type="date" office:date-value="2021-04-08" calcext:value-type="date">
            <text:p>8 Apr 2021</text:p>
          </table:table-cell>
          <table:table-cell table:style-name="ce2" office:value-type="float" office:value="2020" calcext:value-type="float">
            <text:p>2020</text:p>
          </table:table-cell>
          <table:table-cell table:style-name="ce12" table:number-columns-repeated="2"/>
          <table:table-cell table:style-name="ce2" office:value-type="float" office:value="25" calcext:value-type="float">
            <text:p>25</text:p>
          </table:table-cell>
          <table:table-cell table:style-name="ce2" office:value-type="float" office:value="28" calcext:value-type="float">
            <text:p>28</text:p>
          </table:table-cell>
          <table:table-cell table:style-name="ce3" office:value-type="string" calcext:value-type="string">
            <text:p>The surprising predictability of source code has triggered a boom in tools using language models for code. Code is much more predictable than natural language, but the reasons are not well understood. We propose a dual channel view of code; code combines a formal channel for specifying execution and a natural language channel in the form of identifiers and comments that assists human comprehension. Computers ignore the natural language channel, but developers read both and, when writing code for longterm use and maintenance, consider each channel's audience: computer and human. As developers hold both channels in mind when coding, we posit that the two channels interact and constrain each other; we call these dual channel constraints. Their impact has been neglected. We describe how they can lead to humans writing code in a way more predictable than natural language, highlight pioneering research that has implicitly or explicitly used parts of this theory, and drive new research, such as systematically searching for cross-channel inconsistencies. Dual channel constraints provide an exciting opportunity as truly multi-disciplinary research; for computer scientists they promise improvements to program analysis via a more holistic approach to code, and to psycholinguists they promise a novel environment for studying linguistic processes.</text:p>
          </table:table-cell>
          <table:table-cell table:style-name="ce12"/>
          <table:table-cell table:style-name="ce2" office:value-type="string" calcext:value-type="string">
            <text:p>978-1-4503-7126-1</text:p>
          </table:table-cell>
          <table:table-cell table:style-name="ce12" table:number-columns-repeated="2"/>
          <table:table-cell table:style-name="ce14" office:value-type="string" calcext:value-type="string">
            <text:p><text:a xlink:href="https://ieeexplore.ieee.org/stamp/stamp.jsp?arnumber=9397517" xlink:type="simple">https://ieeexplore.ieee.org/stamp/stamp.jsp?arnumber=9397517</text:a></text:p>
          </table:table-cell>
          <table:table-cell table:style-name="ce2" office:value-type="string" calcext:value-type="string">
            <text:p>Noisy Channel Model;Naturalness;Psycholinguistics</text:p>
          </table:table-cell>
          <table:table-cell table:style-name="ce2" office:value-type="string" calcext:value-type="string">
            <text:p>Computers;Writing;Tools;Predictive models;Maintenance engineering;Linguistics;Software engineering</text:p>
          </table:table-cell>
          <table:table-cell table:style-name="ce12" table:number-columns-repeated="3"/>
          <table:table-cell table:style-name="ce2" office:value-type="float" office:value="17" calcext:value-type="float">
            <text:p>17</text:p>
          </table:table-cell>
          <table:table-cell table:style-name="ce12"/>
          <table:table-cell table:style-name="ce10" office:value-type="date" office:date-value="2021-04-08" calcext:value-type="date">
            <text:p>8 Apr 2021</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table-cell table:style-name="ce3" office:value-type="string" calcext:value-type="string">
            <text:p>Leveraging User-Defined Identifiers for Counterfactual Data Generation in Source Code Vulnerability Detection</text:p>
          </table:table-cell>
          <table:table-cell table:style-name="ce2" office:value-type="string" calcext:value-type="string">
            <text:p>H. Kuang; F. Yang; L. Zhang; G. Tang; L. Yang</text:p>
          </table:table-cell>
          <table:table-cell table:style-name="ce2" office:value-type="string" calcext:value-type="string">
            <text:p>Academy of Military Sciences, National Key Laboratory of Science and Technology on Information System Security Systems Engineering Institute, Beijing, China; Academy of Military Sciences, National Key Laboratory of Science and Technology on Information System Security Systems Engineering Institute, Beijing, China; Academy of Military Sciences, National Key Laboratory of Science and Technology on Information System Security Systems Engineering Institute, Beijing, China; Academy of Military Sciences, National Key Laboratory of Science and Technology on Information System Security Systems Engineering Institute, Beijing, China; Academy of Military Sciences, National Key Laboratory of Science and Technology on Information System Security Systems Engineering Institute, Beijing, China</text:p>
          </table:table-cell>
          <table:table-cell table:style-name="ce2" office:value-type="string" calcext:value-type="string">
            <text:p>2023 IEEE 23rd International Working Conference on Source Code Analysis and Manipulation (SCAM)</text:p>
          </table:table-cell>
          <table:table-cell table:style-name="ce2" office:value-type="string" calcext:value-type="string">
            <text:p>20 Dec 2023</text:p>
          </table:table-cell>
          <table:table-cell table:style-name="ce2" office:value-type="float" office:value="2023" calcext:value-type="float">
            <text:p>2023</text:p>
          </table:table-cell>
          <table:table-cell table:style-name="ce12" table:number-columns-repeated="2"/>
          <table:table-cell table:style-name="ce2" office:value-type="float" office:value="143" calcext:value-type="float">
            <text:p>143</text:p>
          </table:table-cell>
          <table:table-cell table:style-name="ce2" office:value-type="float" office:value="150" calcext:value-type="float">
            <text:p>150</text:p>
          </table:table-cell>
          <table:table-cell table:style-name="ce3" office:value-type="string" calcext:value-type="string">
            <text:p>Software vulnerability detection is a critical aspect of ensuring the security and reliability of software systems. However, traditional vulnerability detection approaches often have limitations due to the scarcity and need for more diversity in labeled data. This research introduces a novel approach to overcome these challenges by utilizing user-defined identifiers in the source code to generate counterfactual training data. User-defined identffiers, such as variable and function names, contain essential information about the intentions and logic of the program. By perturbing these identifiers while maintaining the syntactic and semantic structure of the code, we create a diverse set of counterfactual examples that simulate potential vulnerabilities. When combined with existing labeled data, these counterfactual examples enrich the training process for vulnerability detection models. To evaluate the effectiveness of our approach, we conduct experiments on various datasets, achieving state-of-the-art performance on the VulDeePecker and Draper datasets. Our approach also outperforms models that utilize the same pre-trained language model in terms of accuracy.</text:p>
          </table:table-cell>
          <table:table-cell table:style-name="ce2" office:value-type="string" calcext:value-type="string">
            <text:p>2470-6892</text:p>
          </table:table-cell>
          <table:table-cell table:style-name="ce2" office:value-type="string" calcext:value-type="string">
            <text:p>979-8-3503-0506-7</text:p>
          </table:table-cell>
          <table:table-cell table:style-name="ce2" office:value-type="string" calcext:value-type="string">
            <text:p>10.1109/SCAM59687.2023.00024</text:p>
          </table:table-cell>
          <table:table-cell table:style-name="ce12"/>
          <table:table-cell table:style-name="ce14" office:value-type="string" calcext:value-type="string">
            <text:p><text:a xlink:href="https://ieeexplore.ieee.org/stamp/stamp.jsp?arnumber=10356404" xlink:type="simple">https://ieeexplore.ieee.org/stamp/stamp.jsp?arnumber=10356404</text:a></text:p>
          </table:table-cell>
          <table:table-cell table:style-name="ce2" office:value-type="string" calcext:value-type="string">
            <text:p>vulnerability detection;counterfactual learning;defect detection</text:p>
          </table:table-cell>
          <table:table-cell table:style-name="ce2" office:value-type="string" calcext:value-type="string">
            <text:p>Training;Computer languages;Codes;Source coding;Semantics;Training data;Syntactics</text:p>
          </table:table-cell>
          <table:table-cell table:style-name="ce12" table:number-columns-repeated="3"/>
          <table:table-cell table:style-name="ce2" office:value-type="float" office:value="26" calcext:value-type="float">
            <text:p>26</text:p>
          </table:table-cell>
          <table:table-cell table:style-name="ce2" office:value-type="string" calcext:value-type="string">
            <text:p>IEEE</text:p>
          </table:table-cell>
          <table:table-cell table:style-name="ce2" office:value-type="string" calcext:value-type="string">
            <text:p>20 Dec 2023</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Automated video surveillance system based on hierarchical object identification</text:p>
          </table:table-cell>
          <table:table-cell table:style-name="ce7" office:value-type="string" calcext:value-type="string">
            <text:p>D. Zahorodnia; Y. Pigovsky; P. Bykovyy; V. Krylov; A. Sachenko; A. Molga</text:p>
          </table:table-cell>
          <table:table-cell table:style-name="ce7" office:value-type="string" calcext:value-type="string">
            <text:p>Ternopil National Economic University, Ternopil, Ukraine; Ternopil National Economic University, Ternopil, Ukraine; Ternopil National Economic University, Ternopil, Ukraine; Ternopil National Economic University, Ternopil, Ukraine; Kazimierz Pulaski University of Technology and Humanities in Radom Radom, Radom, Poland; Kazimierz Pulaski University of Technology and Humanities in Radom Radom, Radom, Poland</text:p>
          </table:table-cell>
          <table:table-cell table:style-name="ce7" office:value-type="string" calcext:value-type="string">
            <text:p>2018 International Conference on Development and Application Systems (DAS)</text:p>
          </table:table-cell>
          <table:table-cell table:style-name="ce7" office:value-type="string" calcext:value-type="string">
            <text:p>28 Jun 2018</text:p>
          </table:table-cell>
          <table:table-cell table:style-name="ce7" office:value-type="float" office:value="2018" calcext:value-type="float">
            <text:p>2018</text:p>
          </table:table-cell>
          <table:table-cell table:style-name="ce9" table:number-columns-repeated="2"/>
          <table:table-cell table:style-name="ce7" office:value-type="float" office:value="194" calcext:value-type="float">
            <text:p>194</text:p>
          </table:table-cell>
          <table:table-cell table:style-name="ce7" office:value-type="float" office:value="199" calcext:value-type="float">
            <text:p>199</text:p>
          </table:table-cell>
          <table:table-cell table:style-name="ce4" office:value-type="string" calcext:value-type="string">
            <text:p>The structure, data models and implementation of the automated video surveillance system are proposed in this paper. The developed methods and basic information technologies for contour segmentation based on the Canny's method, and the methods of contour inflection points selection with the adjustable detailing allow us to carry out structural and statistical identification of hierarchical objects by their contour inflection points. Using the technologies proposed by the authors, the automated video surveillance system can identify objects with different levels of detailing. This allows us to increase its efficiency under the conditions of limited computing resources.</text:p>
          </table:table-cell>
          <table:table-cell table:style-name="ce9"/>
          <table:table-cell table:style-name="ce7" office:value-type="string" calcext:value-type="string">
            <text:p>978-1-5386-1493-8</text:p>
          </table:table-cell>
          <table:table-cell table:style-name="ce7" office:value-type="string" calcext:value-type="string">
            <text:p>10.1109/DAAS.2018.8396095</text:p>
          </table:table-cell>
          <table:table-cell table:style-name="ce9"/>
          <table:table-cell table:style-name="ce15" office:value-type="string" calcext:value-type="string">
            <text:p><text:a xlink:href="https://ieeexplore.ieee.org/stamp/stamp.jsp?arnumber=8396095" xlink:type="simple">https://ieeexplore.ieee.org/stamp/stamp.jsp?arnumber=8396095</text:a></text:p>
          </table:table-cell>
          <table:table-cell table:style-name="ce7" office:value-type="string" calcext:value-type="string">
            <text:p>automated video surveillance system;contour segmentation;inflection point;hierarchical identification and classification</text:p>
          </table:table-cell>
          <table:table-cell table:style-name="ce7" office:value-type="string" calcext:value-type="string">
            <text:p>Unified modeling language;Databases;Video surveillance;Object recognition;Face;Object oriented modeling;Data models</text:p>
          </table:table-cell>
          <table:table-cell table:style-name="ce9"/>
          <table:table-cell table:style-name="ce7" office:value-type="float" office:value="1" calcext:value-type="float">
            <text:p>1</text:p>
          </table:table-cell>
          <table:table-cell table:style-name="ce9"/>
          <table:table-cell table:style-name="ce7" office:value-type="float" office:value="20" calcext:value-type="float">
            <text:p>20</text:p>
          </table:table-cell>
          <table:table-cell table:style-name="ce7" office:value-type="string" calcext:value-type="string">
            <text:p>IEEE</text:p>
          </table:table-cell>
          <table:table-cell table:style-name="ce7" office:value-type="string" calcext:value-type="string">
            <text:p>28 Jun 2018</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The Smart Intuitive Natural Language Understanding with Recurrent Neural Networks</text:p>
          </table:table-cell>
          <table:table-cell table:style-name="ce7" office:value-type="string" calcext:value-type="string">
            <text:p>R. Raghavendra; M. Pandeya; D. Kumar</text:p>
          </table:table-cell>
          <table:table-cell table:style-name="ce7" office:value-type="string" calcext:value-type="string">
            <text:p>Department of Computer Science and Information Technology, Jain (Deemed to be University), Bangalore, India; Maharishi School of Engineering &amp; Technology, Maharishi University of Information Technology, Uttar Pradesh, India; Department of Mathematics, Vivekananda Global University, Jaipur, India</text:p>
          </table:table-cell>
          <table:table-cell table:style-name="ce7" office:value-type="string" calcext:value-type="string">
            <text:p>2024 International Conference on Optimization Computing and Wireless Communication (ICOCWC)</text:p>
          </table:table-cell>
          <table:table-cell table:style-name="ce7" office:value-type="string" calcext:value-type="string">
            <text:p>21 Mar 2024</text:p>
          </table:table-cell>
          <table:table-cell table:style-name="ce7" office:value-type="float" office:value="2024" calcext:value-type="float">
            <text:p>2024</text:p>
          </table:table-cell>
          <table:table-cell table:style-name="ce9" table:number-columns-repeated="2"/>
          <table:table-cell table:style-name="ce7" office:value-type="float" office:value="1" calcext:value-type="float">
            <text:p>1</text:p>
          </table:table-cell>
          <table:table-cell table:style-name="ce7" office:value-type="float" office:value="7" calcext:value-type="float">
            <text:p>7</text:p>
          </table:table-cell>
          <table:table-cell table:style-name="ce4" office:value-type="string" calcext:value-type="string">
            <text:p>Recurrent neural networks (RNNs) are becoming increasingly popular in addressing natural language knowledge duties. It is because of their ability to capture lengthy-time period dependencies and collection shapes by leveraging the temporal houses of lengthy-time period reminiscence. Mainly, RNNs can process facts with unique sequences of inputs, continuously running the same functions over various series steps. By using expertise-primarily based techniques in the shape of knowledge graphs, ontologies, and semantic triples, RNNs may be used to explain the semantic relationships between domain entities and their related attributes. The innovative Intuitive natural Language information (INLU) with RNNs combines knowledge-based tactics with the strength of collecting and gaining knowledge of RNNs. It allows for understanding natural language by modulating the understanding of graph semantic models to seize and interact with the distributed representations of language. This method allows RNNs to research languages and identifiers that may be used to interpret personal queries. Moreover, INLU permits efficient inference over the semantic graph to provide correct information on herbal language queries. INLU can obtain superior semantic accuracy and extra-accurate question matching by offering semantic relationships among user questions and related domains.</text:p>
          </table:table-cell>
          <table:table-cell table:style-name="ce9"/>
          <table:table-cell table:style-name="ce7" office:value-type="string" calcext:value-type="string">
            <text:p>979-8-3503-8334-8</text:p>
          </table:table-cell>
          <table:table-cell table:style-name="ce7" office:value-type="string" calcext:value-type="string">
            <text:p>10.1109/ICOCWC60930.2024.10470796</text:p>
          </table:table-cell>
          <table:table-cell table:style-name="ce9"/>
          <table:table-cell table:style-name="ce15" office:value-type="string" calcext:value-type="string">
            <text:p><text:a xlink:href="https://ieeexplore.ieee.org/stamp/stamp.jsp?arnumber=10470796" xlink:type="simple">https://ieeexplore.ieee.org/stamp/stamp.jsp?arnumber=10470796</text:a></text:p>
          </table:table-cell>
          <table:table-cell table:style-name="ce7" office:value-type="string" calcext:value-type="string">
            <text:p>Recurrent;neural networks;modulating;reminiscence;understanding</text:p>
          </table:table-cell>
          <table:table-cell table:style-name="ce7" office:value-type="string" calcext:value-type="string">
            <text:p>Wireless communication;Knowledge engineering;Recurrent neural networks;Shape;Semantics;Knowledge graphs;Syntactics</text:p>
          </table:table-cell>
          <table:table-cell table:style-name="ce9" table:number-columns-repeated="3"/>
          <table:table-cell table:style-name="ce7" office:value-type="float" office:value="16" calcext:value-type="float">
            <text:p>16</text:p>
          </table:table-cell>
          <table:table-cell table:style-name="ce7" office:value-type="string" calcext:value-type="string">
            <text:p>IEEE</text:p>
          </table:table-cell>
          <table:table-cell table:style-name="ce7" office:value-type="string" calcext:value-type="string">
            <text:p>21 Mar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BERDD: A Behaviour Engineering-Based Approach for Requirements Defects Detection</text:p>
          </table:table-cell>
          <table:table-cell table:style-name="ce7" office:value-type="string" calcext:value-type="string">
            <text:p>S. Anwer; L. Wen; M. U. Hassan; Z. Wang; A. A. Al-Awady; Y. A. A. Ali</text:p>
          </table:table-cell>
          <table:table-cell table:style-name="ce7" office:value-type="string" calcext:value-type="string">
            <text:p>School of Information and Communication Technology, Griffith University, Brisbane, QLD, Australia; School of Information and Communication Technology, Griffith University, Brisbane, QLD, Australia; Department of Computer Skills, Deanship of Preparatory Year, Najran University, Najran, Saudi Arabia; School of Information and Communication Technology, Griffith University, Brisbane, QLD, Australia; Department of Computer Skills, Deanship of Preparatory Year, Najran University, Najran, Saudi Arabia; Department of Computer Science and Information Systems, Najran University, Najran, Saudi Arabia</text:p>
          </table:table-cell>
          <table:table-cell table:style-name="ce7" office:value-type="string" calcext:value-type="string">
            <text:p>IEEE Access</text:p>
          </table:table-cell>
          <table:table-cell table:style-name="ce11" office:value-type="date" office:date-value="2024-02-16" calcext:value-type="date">
            <text:p>16 Feb 2024</text:p>
          </table:table-cell>
          <table:table-cell table:style-name="ce7" office:value-type="float" office:value="2024" calcext:value-type="float">
            <text:p>2024</text:p>
          </table:table-cell>
          <table:table-cell table:style-name="ce7" office:value-type="float" office:value="12" calcext:value-type="float">
            <text:p>12</text:p>
          </table:table-cell>
          <table:table-cell table:style-name="ce9"/>
          <table:table-cell table:style-name="ce7" office:value-type="float" office:value="24368" calcext:value-type="float">
            <text:p>24368</text:p>
          </table:table-cell>
          <table:table-cell table:style-name="ce7" office:value-type="float" office:value="24386" calcext:value-type="float">
            <text:p>24386</text:p>
          </table:table-cell>
          <table:table-cell table:style-name="ce4" office:value-type="string" calcext:value-type="string">
            <text:p>Detecting software requirements defects is crucial in reducing the risk of software project failures. Existing methods for automatic detection, especially during requirements changes, are limited in coverage and often lack robust tool support. Addressing this gap, we define the four most common types of requirements defects (incompleteness, inconsistency, redundancy, and ambiguity) and present algorithms for their detection. We propose a novel behaviour engineering-based approach, translating software requirements into behaviour trees and then into the Web Ontology Language (OWL). We developed ‘requirements defects identifier’, a tool that queries the OWL knowledge base to identify potential defects during requirements analysis and change. Validated on three final-year student projects, our approach demonstrated success in detecting all four defect types, offering broader coverage compared to existing tools. A real-world case study has been used to validate the applicability of the proposed approach. Our experiments demonstrate that the tool can successfully detect all four different types of requirement defects during both requirements analysis and requirements change.</text:p>
          </table:table-cell>
          <table:table-cell table:style-name="ce7" office:value-type="string" calcext:value-type="string">
            <text:p>2169-3536</text:p>
          </table:table-cell>
          <table:table-cell table:style-name="ce9"/>
          <table:table-cell table:style-name="ce7" office:value-type="string" calcext:value-type="string">
            <text:p>10.1109/ACCESS.2024.3365352</text:p>
          </table:table-cell>
          <table:table-cell table:style-name="ce7" office:value-type="string" calcext:value-type="string">
            <text:p>School of Information and Communication Technology, Griffith University, Australia; Deanship of Scientific Research and Innovation, Ministry of Education, Najran University, Saudi Arabia, under the Institutional Funding Committee (IFC)(grant numbers:NU/IFC/2/SERC/-/47); </text:p>
          </table:table-cell>
          <table:table-cell table:style-name="ce15" office:value-type="string" calcext:value-type="string">
            <text:p><text:a xlink:href="https://ieeexplore.ieee.org/stamp/stamp.jsp?arnumber=10433139" xlink:type="simple">https://ieeexplore.ieee.org/stamp/stamp.jsp?arnumber=10433139</text:a></text:p>
          </table:table-cell>
          <table:table-cell table:style-name="ce7" office:value-type="string" calcext:value-type="string">
            <text:p>Behaviour tree;requirements defects;requirements change management;RCM;SPARQL;OWL</text:p>
          </table:table-cell>
          <table:table-cell table:style-name="ce7" office:value-type="string" calcext:value-type="string">
            <text:p>OWL;Software engineering;Formal languages;Ontologies;Object oriented modeling;Cognition;Behavioral sciences;Requirements management;Software reliability;Failure analysis;Project management;Detection algorithms</text:p>
          </table:table-cell>
          <table:table-cell table:style-name="ce9" table:number-columns-repeated="3"/>
          <table:table-cell table:style-name="ce7" office:value-type="float" office:value="77" calcext:value-type="float">
            <text:p>77</text:p>
          </table:table-cell>
          <table:table-cell table:style-name="ce7" office:value-type="string" calcext:value-type="string">
            <text:p>CCBYNCND</text:p>
          </table:table-cell>
          <table:table-cell table:style-name="ce11" office:value-type="date" office:date-value="2024-02-12" calcext:value-type="date">
            <text:p>12 Feb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Mechanization of a Large DSML: An Experiment with AADL and Coq</text:p>
          </table:table-cell>
          <table:table-cell table:style-name="ce7" office:value-type="string" calcext:value-type="string">
            <text:p>J. Hugues; L. Wrage; J. Hatcliff; D. Stewart</text:p>
          </table:table-cell>
          <table:table-cell table:style-name="ce7" office:value-type="string" calcext:value-type="string">
            <text:p>Software Engineering Institute Carnegie Mellon University, Pittsburg, PA, USA; Software Engineering Institute Carnegie Mellon University, Pittsburg, PA, USA; Department of Computing and Information, Kansas State University, Manhattan, KS, USA; Galois, Inc., Minneapolis, MN, USA</text:p>
          </table:table-cell>
          <table:table-cell table:style-name="ce7" office:value-type="string" calcext:value-type="string">
            <text:p>2022 20th ACM-IEEE International Conference on Formal Methods and Models for System Design (MEMOCODE)</text:p>
          </table:table-cell>
          <table:table-cell table:style-name="ce11" office:value-type="date" office:date-value="2022-11-28" calcext:value-type="date">
            <text:p>28 Nov 2022</text:p>
          </table:table-cell>
          <table:table-cell table:style-name="ce7" office:value-type="float" office:value="2022" calcext:value-type="float">
            <text:p>2022</text:p>
          </table:table-cell>
          <table:table-cell table:style-name="ce9" table:number-columns-repeated="2"/>
          <table:table-cell table:style-name="ce7" office:value-type="float" office:value="1" calcext:value-type="float">
            <text:p>1</text:p>
          </table:table-cell>
          <table:table-cell table:style-name="ce7" office:value-type="float" office:value="9" calcext:value-type="float">
            <text:p>9</text:p>
          </table:table-cell>
          <table:table-cell table:style-name="ce4" office:value-type="string" calcext:value-type="string">
            <text:p>Domain-Specific Modeling Languages (DSMLs) rely on model-based techniques to deliver tailored languages to meet specific needs, such as system modeling, formal verification, and code generation. A DSML has specific static and dynamic behavior rules that must be properly assessed before processing the model. The definition of these rules remains a challenge. Meta-modeling techniques usually lack the foundational elements required to fully express behavioral semantics. In this context, using an interactive theorem prover provides a mathematical foundation with which the semantics of a DSML can be defined. This includes an abstract syntax tree, typing rules, and derivation of an executable simulator. In this paper, we report on an ongoing effort to capture the SAE AADL language using Coq along with specific analysis capabilities. Our contribution provides an unambiguous semantics for a large set of the language and can be used as a foundation to build rich analysis capabilities.</text:p>
          </table:table-cell>
          <table:table-cell table:style-name="ce7" office:value-type="string" calcext:value-type="string">
            <text:p>2832-6520</text:p>
          </table:table-cell>
          <table:table-cell table:style-name="ce7" office:value-type="string" calcext:value-type="string">
            <text:p>979-8-3503-3190-5</text:p>
          </table:table-cell>
          <table:table-cell table:style-name="ce7" office:value-type="string" calcext:value-type="string">
            <text:p>10.1109/MEMOCODE57689.2022.9954589</text:p>
          </table:table-cell>
          <table:table-cell table:style-name="ce7" office:value-type="string" calcext:value-type="string">
            <text:p>U.S. Army Combat Capabilities Development Command(grant numbers:W911W 6-20-c-2020); Department of Defense(grant numbers:FA8702-15-D-0002); Carnegie Mellon University(grant numbers:DM22-0854); </text:p>
          </table:table-cell>
          <table:table-cell table:style-name="ce15" office:value-type="string" calcext:value-type="string">
            <text:p><text:a xlink:href="https://ieeexplore.ieee.org/stamp/stamp.jsp?arnumber=9954589" xlink:type="simple">https://ieeexplore.ieee.org/stamp/stamp.jsp?arnumber=9954589</text:a></text:p>
          </table:table-cell>
          <table:table-cell table:style-name="ce9"/>
          <table:table-cell table:style-name="ce7" office:value-type="string" calcext:value-type="string">
            <text:p>Codes;Program processors;Semantics;Metamodeling;Systems modeling;Syntactics;Real-time systems</text:p>
          </table:table-cell>
          <table:table-cell table:style-name="ce9"/>
          <table:table-cell table:style-name="ce7" office:value-type="float" office:value="2" calcext:value-type="float">
            <text:p>2</text:p>
          </table:table-cell>
          <table:table-cell table:style-name="ce9"/>
          <table:table-cell table:style-name="ce7" office:value-type="float" office:value="20" calcext:value-type="float">
            <text:p>20</text:p>
          </table:table-cell>
          <table:table-cell table:style-name="ce7" office:value-type="string" calcext:value-type="string">
            <text:p>IEEE</text:p>
          </table:table-cell>
          <table:table-cell table:style-name="ce11" office:value-type="date" office:date-value="2022-11-28" calcext:value-type="date">
            <text:p>28 Nov 202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Nalin: learning from Runtime Behavior to Find Name-Value Inconsistencies in Jupyter Notebooks</text:p>
          </table:table-cell>
          <table:table-cell table:style-name="ce2" office:value-type="string" calcext:value-type="string">
            <text:p>J. Patra; M. Pradel</text:p>
          </table:table-cell>
          <table:table-cell table:style-name="ce2" office:value-type="string" calcext:value-type="string">
            <text:p>University of Stuttgart, Germany; University of Stuttgart, Germany</text:p>
          </table:table-cell>
          <table:table-cell table:style-name="ce2" office:value-type="string" calcext:value-type="string">
            <text:p>2022 IEEE/ACM 44th International Conference on Software Engineering (ICSE)</text:p>
          </table:table-cell>
          <table:table-cell table:style-name="ce2" office:value-type="string" calcext:value-type="string">
            <text:p>20 Jun 2022</text:p>
          </table:table-cell>
          <table:table-cell table:style-name="ce2" office:value-type="float" office:value="2022" calcext:value-type="float">
            <text:p>2022</text:p>
          </table:table-cell>
          <table:table-cell table:style-name="ce12" table:number-columns-repeated="2"/>
          <table:table-cell table:style-name="ce2" office:value-type="float" office:value="1469" calcext:value-type="float">
            <text:p>1469</text:p>
          </table:table-cell>
          <table:table-cell table:style-name="ce2" office:value-type="float" office:value="1481" calcext:value-type="float">
            <text:p>1481</text:p>
          </table:table-cell>
          <table:table-cell table:style-name="ce3" office:value-type="string" calcext:value-type="string">
            <text:p>Variable names are important to understand and maintain code. If a variable name and the value stored in the variable do not match, then the program suffers from a name-value inconsistency, which is due to one of two situations that developers may want to fix: Either a correct value is referred to through a misleading name, which negatively affects code understandability and maintainability, or the correct name is bound to a wrong value, which may cause unexpected runtime behavior. Finding name-value inconsistencies is hard because it requires an understanding of the meaning of names and knowledge about the values assigned to a variable at runtime. This paper presents Nalin, a technique to automatically detect name-value inconsistencies. The approach combines a dynamic analysis that tracks assignments of values to names with a neural machine learning model that predicts whether a name and a value fit together. To the best of our knowledge, this is the first work to formulate the problem of finding coding issues as a classification problem over names and runtime values. We apply Nalin to 106,652 real-world Python programs, where meaningful names are particularly important due to the absence of statically declared types. Our results show that the classifier detects name-value inconsistencies with high accuracy, that the warnings reported by Nalin have a precision of 80% and a recall of 76% w.r.t. a ground truth created in a user study, and that our approach complements existing techniques for finding coding issues.</text:p>
          </table:table-cell>
          <table:table-cell table:style-name="ce2" office:value-type="string" calcext:value-type="string">
            <text:p>1558-1225</text:p>
          </table:table-cell>
          <table:table-cell table:style-name="ce2" office:value-type="string" calcext:value-type="string">
            <text:p>978-1-4503-9221-1</text:p>
          </table:table-cell>
          <table:table-cell table:style-name="ce2" office:value-type="string" calcext:value-type="string">
            <text:p>10.1145/3510003.3510144</text:p>
          </table:table-cell>
          <table:table-cell table:style-name="ce2" office:value-type="string" calcext:value-type="string">
            <text:p>European Research Council (ERC)(grant numbers:851895); German Research Foundation; </text:p>
          </table:table-cell>
          <table:table-cell table:style-name="ce14" office:value-type="string" calcext:value-type="string">
            <text:p><text:a xlink:href="https://ieeexplore.ieee.org/stamp/stamp.jsp?arnumber=9794092" xlink:type="simple">https://ieeexplore.ieee.org/stamp/stamp.jsp?arnumber=9794092</text:a></text:p>
          </table:table-cell>
          <table:table-cell table:style-name="ce2" office:value-type="string" calcext:value-type="string">
            <text:p>Neural software analysis;identifier names;learning-based bug detection</text:p>
          </table:table-cell>
          <table:table-cell table:style-name="ce2" office:value-type="string" calcext:value-type="string">
            <text:p>Analytical models;Runtime;Codes;Computer bugs;Machine learning;Predictive models;Encoding</text:p>
          </table:table-cell>
          <table:table-cell table:style-name="ce12"/>
          <table:table-cell table:style-name="ce2" office:value-type="float" office:value="2" calcext:value-type="float">
            <text:p>2</text:p>
          </table:table-cell>
          <table:table-cell table:style-name="ce12"/>
          <table:table-cell table:style-name="ce2" office:value-type="float" office:value="60" calcext:value-type="float">
            <text:p>60</text:p>
          </table:table-cell>
          <table:table-cell table:style-name="ce12"/>
          <table:table-cell table:style-name="ce2" office:value-type="string" calcext:value-type="string">
            <text:p>20 Jun 2022</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PRESIDE: A Judge Entity Recognition and Disambiguation Model for US District Court Records</text:p>
          </table:table-cell>
          <table:table-cell table:style-name="ce7" office:value-type="string" calcext:value-type="string">
            <text:p>A. R. Pah; C. J. Rozolis; D. L. Schwartz; C. S. Alexander; S. Okn Consortium</text:p>
          </table:table-cell>
          <table:table-cell table:style-name="ce7" office:value-type="string" calcext:value-type="string">
            <text:p>Kellogg School of Management, Northwestern University, Evanston, IL; Northwestern Institute on Complex Systems, Northwestern University, Evanston, IL; Pritzker School of Law, Northwestern University, Chicago, IL; Robinson College of Business, Georgia State University, Atlanta, GA; Northwestern Institute on Complex Systems, Northwestern University, Evanston, IL</text:p>
          </table:table-cell>
          <table:table-cell table:style-name="ce7" office:value-type="string" calcext:value-type="string">
            <text:p>2021 IEEE International Conference on Big Data (Big Data)</text:p>
          </table:table-cell>
          <table:table-cell table:style-name="ce11" office:value-type="date" office:date-value="2022-01-13" calcext:value-type="date">
            <text:p>13 Jan 2022</text:p>
          </table:table-cell>
          <table:table-cell table:style-name="ce7" office:value-type="float" office:value="2021" calcext:value-type="float">
            <text:p>2021</text:p>
          </table:table-cell>
          <table:table-cell table:style-name="ce9" table:number-columns-repeated="2"/>
          <table:table-cell table:style-name="ce7" office:value-type="float" office:value="2721" calcext:value-type="float">
            <text:p>2721</text:p>
          </table:table-cell>
          <table:table-cell table:style-name="ce7" office:value-type="float" office:value="2728" calcext:value-type="float">
            <text:p>2728</text:p>
          </table:table-cell>
          <table:table-cell table:style-name="ce4" office:value-type="string" calcext:value-type="string">
            <text:p>The docket sheet of a court case contains a wealth of information about the progression of a case, the parties’ and judge’s decision-making along the way, and the case’s ultimate outcome that can be used in analytical applications. However, the unstructured text of the docket sheet and the terse and variable phrasing of docket entries require the development of new models to identify key entities to enable analysis at a systematic level. We developed a judge entity recognition language model and disambiguation pipeline for US District Court records. Our model can robustly identify mentions of judicial entities in free text (~99% F-1 Score) and outperforms general state-of-the-art language models by 13%. Our disambiguation pipeline is able to robustly identify both appointed and non-appointed judicial actors and correctly infer the type of appointment (~99% precision). Lastly, we show with a case study on in forma pauperis decision-making that there is substantial error (~30%) attributing decision outcomes to judicial actors if the free text of the docket is not used to make the identification and attribution.</text:p>
          </table:table-cell>
          <table:table-cell table:style-name="ce9"/>
          <table:table-cell table:style-name="ce7" office:value-type="string" calcext:value-type="string">
            <text:p>978-1-6654-3902-2</text:p>
          </table:table-cell>
          <table:table-cell table:style-name="ce7" office:value-type="string" calcext:value-type="string">
            <text:p>10.1109/BigData52589.2021.9671351</text:p>
          </table:table-cell>
          <table:table-cell table:style-name="ce7" office:value-type="string" calcext:value-type="string">
            <text:p>National Science Foundation; </text:p>
          </table:table-cell>
          <table:table-cell table:style-name="ce15" office:value-type="string" calcext:value-type="string">
            <text:p><text:a xlink:href="https://ieeexplore.ieee.org/stamp/stamp.jsp?arnumber=9671351" xlink:type="simple">https://ieeexplore.ieee.org/stamp/stamp.jsp?arnumber=9671351</text:a></text:p>
          </table:table-cell>
          <table:table-cell table:style-name="ce7" office:value-type="string" calcext:value-type="string">
            <text:p>named entity recognition;disambiguation;court records;judicial entities</text:p>
          </table:table-cell>
          <table:table-cell table:style-name="ce7" office:value-type="string" calcext:value-type="string">
            <text:p>Analytical models;Systematics;Conferences;Pipelines;Decision making;Big Data;Data models</text:p>
          </table:table-cell>
          <table:table-cell table:style-name="ce9" table:number-columns-repeated="3"/>
          <table:table-cell table:style-name="ce7" office:value-type="float" office:value="38" calcext:value-type="float">
            <text:p>38</text:p>
          </table:table-cell>
          <table:table-cell table:style-name="ce7" office:value-type="string" calcext:value-type="string">
            <text:p>IEEE</text:p>
          </table:table-cell>
          <table:table-cell table:style-name="ce11" office:value-type="date" office:date-value="2022-01-13" calcext:value-type="date">
            <text:p>13 Jan 202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Parallel Algorithms for Generating Harmonised State Identifiers and Characterising Sets</text:p>
          </table:table-cell>
          <table:table-cell table:style-name="ce7" office:value-type="string" calcext:value-type="string">
            <text:p>R. M. Hierons; U. C. Türker</text:p>
          </table:table-cell>
          <table:table-cell table:style-name="ce7" office:value-type="string" calcext:value-type="string">
            <text:p>Department of Computer Science, Brunel University, London, United Kingdom; Department of Computer Science, Brunel University, London, United Kingdom</text:p>
          </table:table-cell>
          <table:table-cell table:style-name="ce7" office:value-type="string" calcext:value-type="string">
            <text:p>IEEE Transactions on Computers</text:p>
          </table:table-cell>
          <table:table-cell table:style-name="ce7" office:value-type="string" calcext:value-type="string">
            <text:p>6 Oct 2016</text:p>
          </table:table-cell>
          <table:table-cell table:style-name="ce7" office:value-type="float" office:value="2016" calcext:value-type="float">
            <text:p>2016</text:p>
          </table:table-cell>
          <table:table-cell table:style-name="ce7" office:value-type="float" office:value="65" calcext:value-type="float">
            <text:p>65</text:p>
          </table:table-cell>
          <table:table-cell table:style-name="ce7" office:value-type="float" office:value="11" calcext:value-type="float">
            <text:p>11</text:p>
          </table:table-cell>
          <table:table-cell table:style-name="ce7" office:value-type="float" office:value="3370" calcext:value-type="float">
            <text:p>3370</text:p>
          </table:table-cell>
          <table:table-cell table:style-name="ce7" office:value-type="float" office:value="3383" calcext:value-type="float">
            <text:p>3383</text:p>
          </table:table-cell>
          <table:table-cell table:style-name="ce4" office:value-type="string" calcext:value-type="string">
            <text:p>Many automated finite state machine (FSM) based test generation algorithms require that a characterising set or a set of harmonised state identifiers is first produced. The only previously published algorithms for partial FSMs were brute-force algorithms with exponential worst case time complexity. This paper presents polynomial time algorithms and also massively parallel implementations of both the polynomial time algorithms and the brute-force algorithms. In the experiments the parallel algorithms scaled better than the sequential algorithms and took much less time. Interestingly, while the parallel version of the polynomial time algorithm was fastest for most sizes of FSMs, the parallel version of the brute-force algorithm scaled better due to lower memory requirements.</text:p>
          </table:table-cell>
          <table:table-cell table:style-name="ce7" office:value-type="string" calcext:value-type="string">
            <text:p>1557-9956</text:p>
          </table:table-cell>
          <table:table-cell table:style-name="ce9"/>
          <table:table-cell table:style-name="ce7" office:value-type="string" calcext:value-type="string">
            <text:p>10.1109/TC.2016.2532869</text:p>
          </table:table-cell>
          <table:table-cell table:style-name="ce7" office:value-type="string" calcext:value-type="string">
            <text:p>Scientific and Technological Research Council of Turkey(grant numbers:1059B191400424); NVIDIA corporation; </text:p>
          </table:table-cell>
          <table:table-cell table:style-name="ce15" office:value-type="string" calcext:value-type="string">
            <text:p><text:a xlink:href="https://ieeexplore.ieee.org/stamp/stamp.jsp?arnumber=7415960" xlink:type="simple">https://ieeexplore.ieee.org/stamp/stamp.jsp?arnumber=7415960</text:a></text:p>
          </table:table-cell>
          <table:table-cell table:style-name="ce7" office:value-type="string" calcext:value-type="string">
            <text:p>Software engineering/software/program verification;software engineering/testing and debugging;software engineering/test design;finite state machine;characterising sets;harmonised state identifiers;general purpose graphics processing units</text:p>
          </table:table-cell>
          <table:table-cell table:style-name="ce7" office:value-type="string" calcext:value-type="string">
            <text:p>Cascading style sheets;Graphics processing units;Algorithm design and analysis;Parallel algorithms;Software algorithms;Object oriented modeling;Time complexity</text:p>
          </table:table-cell>
          <table:table-cell table:style-name="ce9"/>
          <table:table-cell table:style-name="ce7" office:value-type="float" office:value="14" calcext:value-type="float">
            <text:p>14</text:p>
          </table:table-cell>
          <table:table-cell table:style-name="ce9"/>
          <table:table-cell table:style-name="ce7" office:value-type="float" office:value="56" calcext:value-type="float">
            <text:p>56</text:p>
          </table:table-cell>
          <table:table-cell table:style-name="ce7" office:value-type="string" calcext:value-type="string">
            <text:p>IEEE</text:p>
          </table:table-cell>
          <table:table-cell table:style-name="ce11" office:value-type="date" office:date-value="2016-02-25" calcext:value-type="date">
            <text:p>25 Feb 2016</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Service-Oriented Architecture for Generating Sound Process Descriptions</text:p>
          </table:table-cell>
          <table:table-cell table:style-name="ce7" office:value-type="string" calcext:value-type="string">
            <text:p>T. Soares Silva; D. Toralles Avila; J. Ampos Flesch; S. Marques Peres; J. Mendling; L. H. Thom</text:p>
          </table:table-cell>
          <table:table-cell table:style-name="ce7" office:value-type="string" calcext:value-type="string">
            <text:p>Institute of Informatics, Federal Univ. of Rio Grande do Sul, Porto Alegre, Brazil; Institute of Informatics, Federal Univ. of Rio Grande do Sul, Porto Alegre, Brazil; Institute of Informatics, Federal Univ. of Rio Grande do Sul, Porto Alegre, Brazil; School of Arts, Sciences and Humanities, University of Sao Paulo, Sao Paulo, Brazil; Institute for Information Business, Vienna Univ. of Economics and Business, Vienna, Austria; Institute of Informatics, Federal Univ. of Rio Grande do Sul, Porto Alegre, Brazil</text:p>
          </table:table-cell>
          <table:table-cell table:style-name="ce7" office:value-type="string" calcext:value-type="string">
            <text:p>2019 IEEE 23rd International Enterprise Distributed Object Computing Conference (EDOC)</text:p>
          </table:table-cell>
          <table:table-cell table:style-name="ce7" office:value-type="string" calcext:value-type="string">
            <text:p>30 Dec 2019</text:p>
          </table:table-cell>
          <table:table-cell table:style-name="ce7" office:value-type="float" office:value="2019" calcext:value-type="float">
            <text:p>2019</text:p>
          </table:table-cell>
          <table:table-cell table:style-name="ce9" table:number-columns-repeated="2"/>
          <table:table-cell table:style-name="ce7" office:value-type="float" office:value="1" calcext:value-type="float">
            <text:p>1</text:p>
          </table:table-cell>
          <table:table-cell table:style-name="ce7" office:value-type="float" office:value="10" calcext:value-type="float">
            <text:p>10</text:p>
          </table:table-cell>
          <table:table-cell table:style-name="ce4" office:value-type="string" calcext:value-type="string">
            <text:p>Business process descriptions are useful documents that are becoming increasingly important for identifying and documenting business processes. They are particularly beneficial during discovery when information about the process is gathered in interviews or by observation. Such business process descriptions are written as natural language text, which makes them intrinsically ambiguous. For this reason, it is the major challenge to formulate them in a precise and correct way right from the start. Therefore, this paper presents a service oriented architecture that analyzes a process description written in natural language to generate a sound process description. Being sound means that a description is structured, unambiguous, reveals possible quality and soundness problems related to BPMN 2.0, and contains clear identifiers for all known process elements in the original text. More specifically, we develop specific analysis and transformation techniques that are integrated by our proposed architecture. For validation purposes, we have implemented a prototype of this architecture. Our evaluation demonstrates that our techniques to generate sound process descriptions cover an average of 95% of the information extracted from its original process description while maintaining quality properties. Finally, our architecture can be enhanced with additional services that contribute to the creation and management of processes descriptions in organizations.</text:p>
          </table:table-cell>
          <table:table-cell table:style-name="ce7" office:value-type="string" calcext:value-type="string">
            <text:p>2325-6362</text:p>
          </table:table-cell>
          <table:table-cell table:style-name="ce7" office:value-type="string" calcext:value-type="string">
            <text:p>978-1-7281-2702-6</text:p>
          </table:table-cell>
          <table:table-cell table:style-name="ce7" office:value-type="string" calcext:value-type="string">
            <text:p>10.1109/EDOC.2019.00011</text:p>
          </table:table-cell>
          <table:table-cell table:style-name="ce9"/>
          <table:table-cell table:style-name="ce15" office:value-type="string" calcext:value-type="string">
            <text:p><text:a xlink:href="https://ieeexplore.ieee.org/stamp/stamp.jsp?arnumber=8945019" xlink:type="simple">https://ieeexplore.ieee.org/stamp/stamp.jsp?arnumber=8945019</text:a></text:p>
          </table:table-cell>
          <table:table-cell table:style-name="ce7" office:value-type="string" calcext:value-type="string">
            <text:p>business process management, business process model and notation, natural language processing, service oriented architecture</text:p>
          </table:table-cell>
          <table:table-cell table:style-name="ce7" office:value-type="string" calcext:value-type="string">
            <text:p>Business;Process control;Natural language processing;Process modeling;Service-oriented architecture;Informatics</text:p>
          </table:table-cell>
          <table:table-cell table:style-name="ce9" table:number-columns-repeated="3"/>
          <table:table-cell table:style-name="ce7" office:value-type="float" office:value="35" calcext:value-type="float">
            <text:p>35</text:p>
          </table:table-cell>
          <table:table-cell table:style-name="ce7" office:value-type="string" calcext:value-type="string">
            <text:p>IEEE</text:p>
          </table:table-cell>
          <table:table-cell table:style-name="ce7" office:value-type="string" calcext:value-type="string">
            <text:p>30 Dec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DreamBooth: Fine Tuning Text-to-Image Diffusion Models for Subject-Driven Generation</text:p>
          </table:table-cell>
          <table:table-cell table:style-name="ce7" office:value-type="string" calcext:value-type="string">
            <text:p>N. Ruiz; Y. Li; V. Jampani; Y. Pritch; M. Rubinstein; K. Aberman</text:p>
          </table:table-cell>
          <table:table-cell table:style-name="ce7" office:value-type="string" calcext:value-type="string">
            <text:p>Google Research; Google Research; Google Research; Google Research; Google Research; Google Research</text:p>
          </table:table-cell>
          <table:table-cell table:style-name="ce7" office:value-type="string" calcext:value-type="string">
            <text:p>2023 IEEE/CVF Conference on Computer Vision and Pattern Recognition (CVPR)</text:p>
          </table:table-cell>
          <table:table-cell table:style-name="ce11" office:value-type="date" office:date-value="2023-08-22" calcext:value-type="date">
            <text:p>22 Aug 2023</text:p>
          </table:table-cell>
          <table:table-cell table:style-name="ce7" office:value-type="float" office:value="2023" calcext:value-type="float">
            <text:p>2023</text:p>
          </table:table-cell>
          <table:table-cell table:style-name="ce9" table:number-columns-repeated="2"/>
          <table:table-cell table:style-name="ce7" office:value-type="float" office:value="22500" calcext:value-type="float">
            <text:p>22500</text:p>
          </table:table-cell>
          <table:table-cell table:style-name="ce7" office:value-type="float" office:value="22510" calcext:value-type="float">
            <text:p>22510</text:p>
          </table:table-cell>
          <table:table-cell table:style-name="ce4" office:value-type="string" calcext:value-type="string">
            <text:p>Large text-to-image models achieved a remarkable leap in the evolution of AI, enabling high-quality and diverse synthesis of images from a given text prompt. However, these models lack the ability to mimic the appearance of subjects in a given reference set and synthesize novel renditions of them in different contexts. In this work, we present a new approach for “personalization” of text-to-image diffusion models. Given as input just a few images of a subject, we fine-tune a pretrained text-to-image model such that it learns to bind a unique identifier with that specific subject. Once the subject is embedded in the output domain of the model, the unique identifier can be used to synthesize novel photorealistic images of the subject contextualized in different scenes. By leveraging the semantic prior embedded in the model with a new autogenous class-specific prior preservation loss, our technique enables synthesizing the subject in diverse scenes, poses, views and lighting conditions that do not appear in the reference images. We apply our technique to several previously-unassailable tasks, including subject recontextualization, text-guided view synthesis, and artistic rendering, all while preserving the subject's key features. We also provide a new dataset and evaluation protocol for this new task of subject-driven generation. Project page: https://dreambooth.github.io/</text:p>
          </table:table-cell>
          <table:table-cell table:style-name="ce7" office:value-type="string" calcext:value-type="string">
            <text:p>2575-7075</text:p>
          </table:table-cell>
          <table:table-cell table:style-name="ce7" office:value-type="string" calcext:value-type="string">
            <text:p>979-8-3503-0129-8</text:p>
          </table:table-cell>
          <table:table-cell table:style-name="ce7" office:value-type="string" calcext:value-type="string">
            <text:p>10.1109/CVPR52729.2023.02155</text:p>
          </table:table-cell>
          <table:table-cell table:style-name="ce9"/>
          <table:table-cell table:style-name="ce15" office:value-type="string" calcext:value-type="string">
            <text:p><text:a xlink:href="https://ieeexplore.ieee.org/stamp/stamp.jsp?arnumber=10204880" xlink:type="simple">https://ieeexplore.ieee.org/stamp/stamp.jsp?arnumber=10204880</text:a></text:p>
          </table:table-cell>
          <table:table-cell table:style-name="ce7" office:value-type="string" calcext:value-type="string">
            <text:p>Image and video synthesis and generation</text:p>
          </table:table-cell>
          <table:table-cell table:style-name="ce7" office:value-type="string" calcext:value-type="string">
            <text:p>Computer vision;Protocols;Semantics;Lighting;Rendering (computer graphics);Pattern recognition;Task analysis</text:p>
          </table:table-cell>
          <table:table-cell table:style-name="ce9"/>
          <table:table-cell table:style-name="ce7" office:value-type="float" office:value="204" calcext:value-type="float">
            <text:p>204</text:p>
          </table:table-cell>
          <table:table-cell table:style-name="ce9"/>
          <table:table-cell table:style-name="ce7" office:value-type="float" office:value="71" calcext:value-type="float">
            <text:p>71</text:p>
          </table:table-cell>
          <table:table-cell table:style-name="ce7" office:value-type="string" calcext:value-type="string">
            <text:p>IEEE</text:p>
          </table:table-cell>
          <table:table-cell table:style-name="ce11" office:value-type="date" office:date-value="2023-08-22" calcext:value-type="date">
            <text:p>22 Aug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Hierachical Model of Behavior On-line Testing for Distributed Information Systems</text:p>
          </table:table-cell>
          <table:table-cell table:style-name="ce7" office:value-type="string" calcext:value-type="string">
            <text:p>O. Martynyuk; O. Drozd; A. Tamim; B. Van Thuong; A. Sachenko; H. Mykhailova; M. Dombrovskyi</text:p>
          </table:table-cell>
          <table:table-cell table:style-name="ce7" office:value-type="string" calcext:value-type="string">
            <text:p>Odessa National Polytechnic University, Odessa, Ukraine; Odessa National Polytechnic University, Odessa, Ukraine; Odessa National Polytechnic University, Odessa, Ukraine; Odessa National Polytechnic University, Odessa, Ukraine; Ternopil National Economic University, Ternopil, Ukraine; Raiffeisen Bank Aval, Ternopil, Ukraine; Ternopil National Economic University, Ternopil, Ukraine</text:p>
          </table:table-cell>
          <table:table-cell table:style-name="ce7" office:value-type="string" calcext:value-type="string">
            <text:p>2019 10th IEEE International Conference on Intelligent Data Acquisition and Advanced Computing Systems: Technology and Applications (IDAACS)</text:p>
          </table:table-cell>
          <table:table-cell table:style-name="ce7" office:value-type="string" calcext:value-type="string">
            <text:p>5 Dec 2019</text:p>
          </table:table-cell>
          <table:table-cell table:style-name="ce7" office:value-type="float" office:value="2019" calcext:value-type="float">
            <text:p>2019</text:p>
          </table:table-cell>
          <table:table-cell table:style-name="ce7" office:value-type="float" office:value="2" calcext:value-type="float">
            <text:p>2</text:p>
          </table:table-cell>
          <table:table-cell table:style-name="ce9"/>
          <table:table-cell table:style-name="ce7" office:value-type="float" office:value="724" calcext:value-type="float">
            <text:p>724</text:p>
          </table:table-cell>
          <table:table-cell table:style-name="ce7" office:value-type="float" office:value="729" calcext:value-type="float">
            <text:p>729</text:p>
          </table:table-cell>
          <table:table-cell table:style-name="ce4" office:value-type="string" calcext:value-type="string">
            <text:p>The paper presents a three-level decomposition model of behavioral on-line testing for distributed information systems of the application level. The model is based on the representation of distributed information systems by a three-tier composition of Petri nets, the identification of reference positions/transitions, recognition of behavioral reference fragments, hierarchical inheritance of the recognized behavior. In Petri nets space-time check models are distinguished, which allow the decomposition of the behavior of a distributed system. The following tasks are solved - definition of distributed information systems analytical models - hierarchical extended Petri nets with structural spatial and temporal decomposition of processes and construction of multi-level analytical models of behavioral online testing of distributed information systems - a multi-level fixed extended behavior of the hierarchical extended Petri nets with additional recognition and encapsulation operations, relations of preordering and inheritance, that are defined on it. Behavioral online testing assumes the preceding definition of recognition of reference positions/transitions, reference fragments and their structures and is applicable for model of project verification and verification of implementations for real distributed information systems.</text:p>
          </table:table-cell>
          <table:table-cell table:style-name="ce9"/>
          <table:table-cell table:style-name="ce7" office:value-type="string" calcext:value-type="string">
            <text:p>978-1-7281-4069-8</text:p>
          </table:table-cell>
          <table:table-cell table:style-name="ce7" office:value-type="string" calcext:value-type="string">
            <text:p>10.1109/IDAACS.2019.8924314</text:p>
          </table:table-cell>
          <table:table-cell table:style-name="ce9"/>
          <table:table-cell table:style-name="ce15" office:value-type="string" calcext:value-type="string">
            <text:p><text:a xlink:href="https://ieeexplore.ieee.org/stamp/stamp.jsp?arnumber=8924314" xlink:type="simple">https://ieeexplore.ieee.org/stamp/stamp.jsp?arnumber=8924314</text:a></text:p>
          </table:table-cell>
          <table:table-cell table:style-name="ce7" office:value-type="string" calcext:value-type="string">
            <text:p>distributed information system;behavioral on-line testing;Petri net;identifier;behavior fragment</text:p>
          </table:table-cell>
          <table:table-cell table:style-name="ce7" office:value-type="string" calcext:value-type="string">
            <text:p>C# languages</text:p>
          </table:table-cell>
          <table:table-cell table:style-name="ce9"/>
          <table:table-cell table:style-name="ce7" office:value-type="float" office:value="4" calcext:value-type="float">
            <text:p>4</text:p>
          </table:table-cell>
          <table:table-cell table:style-name="ce9"/>
          <table:table-cell table:style-name="ce7" office:value-type="float" office:value="42" calcext:value-type="float">
            <text:p>42</text:p>
          </table:table-cell>
          <table:table-cell table:style-name="ce7" office:value-type="string" calcext:value-type="string">
            <text:p>IEEE</text:p>
          </table:table-cell>
          <table:table-cell table:style-name="ce7" office:value-type="string" calcext:value-type="string">
            <text:p>5 Dec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FixGPT: A Novel Three-Tier Deep Learning Model for Automated Program Repair</text:p>
          </table:table-cell>
          <table:table-cell table:style-name="ce2" office:value-type="string" calcext:value-type="string">
            <text:p>W. Ye; J. Xia; S. Feng; X. Zhong; S. Yuan; Z. Guan</text:p>
          </table:table-cell>
          <table:table-cell table:style-name="ce2" office:value-type="string" calcext:value-type="string">
            <text:p>STATE GRID HUNAN ELECTRIC POWER COMPANY LIMITED, Changsha, China; STATE GRID HUNAN ELECTRIC POWER COMPANY LIMITED, Changsha, China; School of Control and Computer Engineering, North China Electric Power University, Beijing, China; HUNAN SGIT TECHNOLOGY CO., LTD., Changsha, China; Department of Finance, Operations, and Information Systems, Brock University, Ontario, Canada; School of Control and Computer Engineering, North China Electric Power University, Beijing, China</text:p>
          </table:table-cell>
          <table:table-cell table:style-name="ce2" office:value-type="string" calcext:value-type="string">
            <text:p>2023 8th International Conference on Data Science in Cyberspace (DSC)</text:p>
          </table:table-cell>
          <table:table-cell table:style-name="ce10" office:value-type="date" office:date-value="2024-01-08" calcext:value-type="date">
            <text:p>8 Jan 2024</text:p>
          </table:table-cell>
          <table:table-cell table:style-name="ce2" office:value-type="float" office:value="2023" calcext:value-type="float">
            <text:p>2023</text:p>
          </table:table-cell>
          <table:table-cell table:style-name="ce12" table:number-columns-repeated="2"/>
          <table:table-cell table:style-name="ce2" office:value-type="float" office:value="499" calcext:value-type="float">
            <text:p>499</text:p>
          </table:table-cell>
          <table:table-cell table:style-name="ce2" office:value-type="float" office:value="505" calcext:value-type="float">
            <text:p>505</text:p>
          </table:table-cell>
          <table:table-cell table:style-name="ce3" office:value-type="string" calcext:value-type="string">
            <text:p>Automatic program repair plays a crucial role in the software development and implementation. While deep learning-based approaches have made significant progress, one inherent challenge is the inefficiency in code representation, which hampers accurate patch generation. Furthermore, the training data used by these data-driven approaches may be limited, and they may not be able to capture the subtle differences between vulnerabilities and patches. To address these issues, FixGPT, we propose a three-tier deep learning model in the study. Specifically, a generative pre-trained transformer model is designed in the first tier to capture code characteristics and programming patterns. The second tier integrates a generation model based on the structure of neural machine translation, for the purpose of generating potential patches. Finally, a contrast model is introduced in the last tier to differentiate between the vulnerability and the patch. We also incorporate the Byte Pair Encoding approach to reduce the search space by converting identifiers into subwords. Detailed experimental studies have been carried out to evaluate the performance of FixGPT on two well-known benchmarking datasets: QuixBugs and Defects4J. The results demonstrated significant improvements in the effectiveness and accuracy in comparison with existing solutions. We complement these findings through the analysis of two case studies.</text:p>
          </table:table-cell>
          <table:table-cell table:style-name="ce12"/>
          <table:table-cell table:style-name="ce2" office:value-type="string" calcext:value-type="string">
            <text:p>979-8-3503-3103-5</text:p>
          </table:table-cell>
          <table:table-cell table:style-name="ce2" office:value-type="string" calcext:value-type="string">
            <text:p>10.1109/DSC59305.2023.00078</text:p>
          </table:table-cell>
          <table:table-cell table:style-name="ce12"/>
          <table:table-cell table:style-name="ce14" office:value-type="string" calcext:value-type="string">
            <text:p><text:a xlink:href="https://ieeexplore.ieee.org/stamp/stamp.jsp?arnumber=10381231" xlink:type="simple">https://ieeexplore.ieee.org/stamp/stamp.jsp?arnumber=10381231</text:a></text:p>
          </table:table-cell>
          <table:table-cell table:style-name="ce2" office:value-type="string" calcext:value-type="string">
            <text:p>program repair;deep learning;vulnerability;programming language model</text:p>
          </table:table-cell>
          <table:table-cell table:style-name="ce2" office:value-type="string" calcext:value-type="string">
            <text:p>Deep learning;Training;Codes;Training data;Maintenance engineering;Programming;Transformers</text:p>
          </table:table-cell>
          <table:table-cell table:style-name="ce12" table:number-columns-repeated="3"/>
          <table:table-cell table:style-name="ce2" office:value-type="float" office:value="33" calcext:value-type="float">
            <text:p>33</text:p>
          </table:table-cell>
          <table:table-cell table:style-name="ce2" office:value-type="string" calcext:value-type="string">
            <text:p>IEEE</text:p>
          </table:table-cell>
          <table:table-cell table:style-name="ce10" office:value-type="date" office:date-value="2024-01-08" calcext:value-type="date">
            <text:p>8 Jan 2024</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Plagiarism and AI Assistance Misuse in Web Programming: Unfair Benefits and Characteristics</text:p>
          </table:table-cell>
          <table:table-cell table:style-name="ce7" office:value-type="string" calcext:value-type="string">
            <text:p>O. Karnalim; H. Toba; M. C. Johan; E. D. Handoyo; Y. D. Setiawan; J. A. Luwia</text:p>
          </table:table-cell>
          <table:table-cell table:style-name="ce7" office:value-type="string" calcext:value-type="string">
            <text:p>Faculty of Information Technology, Maranatha Christian University, Bandung, Indonesia; Faculty of Information Technology, Maranatha Christian University, Bandung, Indonesia; Faculty of Information Technology, Maranatha Christian University, Bandung, Indonesia; Faculty of Information Technology, Maranatha Christian University, Bandung, Indonesia; Faculty of Information Technology, Maranatha Christian University, Bandung, Indonesia; Faculty of Information Technology, Maranatha Christian University, Bandung, Indonesia</text:p>
          </table:table-cell>
          <table:table-cell table:style-name="ce7" office:value-type="string" calcext:value-type="string">
            <text:p>2023 IEEE International Conference on Teaching, Assessment and Learning for Engineering (TALE)</text:p>
          </table:table-cell>
          <table:table-cell table:style-name="ce11" office:value-type="date" office:date-value="2024-01-26" calcext:value-type="date">
            <text:p>26 Jan 2024</text:p>
          </table:table-cell>
          <table:table-cell table:style-name="ce7" office:value-type="float" office:value="2023" calcext:value-type="float">
            <text:p>2023</text:p>
          </table:table-cell>
          <table:table-cell table:style-name="ce9" table:number-columns-repeated="2"/>
          <table:table-cell table:style-name="ce7" office:value-type="float" office:value="1" calcext:value-type="float">
            <text:p>1</text:p>
          </table:table-cell>
          <table:table-cell table:style-name="ce7" office:value-type="float" office:value="5" calcext:value-type="float">
            <text:p>5</text:p>
          </table:table-cell>
          <table:table-cell table:style-name="ce4" office:value-type="string" calcext:value-type="string">
            <text:p>In programming education, plagiarism and misuse of artificial intelligence (AI) assistance are emerging issues. However, not many relevant studies are focused on web programming. We plan to develop automated tools to help instructors identify both misconducts. To fully understand the issues, we conducted a controlled experiment to observe the unfair benefits and the characteristics. We compared student performance in completing web programming tasks independently, with a submission to plagiarize, and with the help of AI assistance (ChatGPT). Our study shows that students who are involved in such misconducts get comparable test marks with less completion time. Plagiarized submissions are similar to the independent ones except in trivial aspects such as color and identifier names. AI-assisted submissions are more complex, making them less readable. Students believe AI assistance could be useful given proper acknowledgment of the use, although they are not convinced with readability and correctness of the solutions.</text:p>
          </table:table-cell>
          <table:table-cell table:style-name="ce9"/>
          <table:table-cell table:style-name="ce7" office:value-type="string" calcext:value-type="string">
            <text:p>978-1-6654-5331-8</text:p>
          </table:table-cell>
          <table:table-cell table:style-name="ce7" office:value-type="string" calcext:value-type="string">
            <text:p>10.1109/TALE56641.2023.10398397</text:p>
          </table:table-cell>
          <table:table-cell table:style-name="ce9"/>
          <table:table-cell table:style-name="ce15" office:value-type="string" calcext:value-type="string">
            <text:p><text:a xlink:href="https://ieeexplore.ieee.org/stamp/stamp.jsp?arnumber=10398397" xlink:type="simple">https://ieeexplore.ieee.org/stamp/stamp.jsp?arnumber=10398397</text:a></text:p>
          </table:table-cell>
          <table:table-cell table:style-name="ce7" office:value-type="string" calcext:value-type="string">
            <text:p>plagiarism;artificial intelligence;programming;controlled experiment;computing education</text:p>
          </table:table-cell>
          <table:table-cell table:style-name="ce7" office:value-type="string" calcext:value-type="string">
            <text:p>Codes;Plagiarism;Education;Detectors;Artificial intelligence;Task analysis;Programming profession</text:p>
          </table:table-cell>
          <table:table-cell table:style-name="ce9" table:number-columns-repeated="3"/>
          <table:table-cell table:style-name="ce7" office:value-type="float" office:value="18" calcext:value-type="float">
            <text:p>18</text:p>
          </table:table-cell>
          <table:table-cell table:style-name="ce7" office:value-type="string" calcext:value-type="string">
            <text:p>IEEE</text:p>
          </table:table-cell>
          <table:table-cell table:style-name="ce11" office:value-type="date" office:date-value="2024-01-26" calcext:value-type="date">
            <text:p>26 Jan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Effective Partial Order Reduction in Model Checking Database Applications</text:p>
          </table:table-cell>
          <table:table-cell table:style-name="ce7" office:value-type="string" calcext:value-type="string">
            <text:p>M. A. Ghafoor; M. S. Mahmood; J. H. Siddiqui</text:p>
          </table:table-cell>
          <table:table-cell table:style-name="ce7" office:value-type="string" calcext:value-type="string">
            <text:p>LUMS School of Science and Engineering, Lahore, Pakistan; LUMS School of Science and Engineering, Lahore, Pakistan; LUMS School of Science and Engineering, Lahore, Pakistan</text:p>
          </table:table-cell>
          <table:table-cell table:style-name="ce7" office:value-type="string" calcext:value-type="string">
            <text:p>2016 IEEE International Conference on Software Testing, Verification and Validation (ICST)</text:p>
          </table:table-cell>
          <table:table-cell table:style-name="ce7" office:value-type="string" calcext:value-type="string">
            <text:p>21 Jul 2016</text:p>
          </table:table-cell>
          <table:table-cell table:style-name="ce7" office:value-type="float" office:value="2016" calcext:value-type="float">
            <text:p>2016</text:p>
          </table:table-cell>
          <table:table-cell table:style-name="ce9" table:number-columns-repeated="2"/>
          <table:table-cell table:style-name="ce7" office:value-type="float" office:value="146" calcext:value-type="float">
            <text:p>146</text:p>
          </table:table-cell>
          <table:table-cell table:style-name="ce7" office:value-type="float" office:value="156" calcext:value-type="float">
            <text:p>156</text:p>
          </table:table-cell>
          <table:table-cell table:style-name="ce4" office:value-type="string" calcext:value-type="string">
            <text:p>Distributed applications, in particular web applications, often depend on a centralized database. The results of database operations depend on the state of database at that time and often also on the order of execution of operations performed by concurrent clients. Verification of such applications requires modeling all these possible orders so that the user can determine which are incorrect orderings and can prevent them with transactions or business logic. However, straightforward exploration leads to state space explosion. Partial order reduction prunes orderings that are equivalent to other orderings already explored. We present a novel technique of Effective Partial Order Reduction (EPOR) for model checking software of Java applications sharing database state. EPOR improves upon prior work by performing a more precise analysis and supports many more operations. The key idea behind EPOR is that monitoring the effect of database operations inside database implementation gives a more precise view of operation dependencies than what can be achieved from an external view. Like prior work, EPOR also relies on Java Pathfinder model checker for model checking Java application. However, unlike prior work, there is additional instrumentation inside the database that enables our precise analysis and allows supporting more constructs. Our results improve upon prior work by achieving significant reduction in number of states explored and thus enables more effective model checking of database applications with concurrent operations.</text:p>
          </table:table-cell>
          <table:table-cell table:style-name="ce9"/>
          <table:table-cell table:style-name="ce7" office:value-type="string" calcext:value-type="string">
            <text:p>978-1-5090-1827-7</text:p>
          </table:table-cell>
          <table:table-cell table:style-name="ce7" office:value-type="string" calcext:value-type="string">
            <text:p>10.1109/ICST.2016.25</text:p>
          </table:table-cell>
          <table:table-cell table:style-name="ce9"/>
          <table:table-cell table:style-name="ce15" office:value-type="string" calcext:value-type="string">
            <text:p><text:a xlink:href="https://ieeexplore.ieee.org/stamp/stamp.jsp?arnumber=7515467" xlink:type="simple">https://ieeexplore.ieee.org/stamp/stamp.jsp?arnumber=7515467</text:a></text:p>
          </table:table-cell>
          <table:table-cell table:style-name="ce7" office:value-type="string" calcext:value-type="string">
            <text:p>Partial Order Reduction;Database Applications;Model Checking</text:p>
          </table:table-cell>
          <table:table-cell table:style-name="ce7" office:value-type="string" calcext:value-type="string">
            <text:p>Databases;Remuneration;Schedules;Companies;Model checking;Explosions;Java</text:p>
          </table:table-cell>
          <table:table-cell table:style-name="ce9"/>
          <table:table-cell table:style-name="ce7" office:value-type="float" office:value="2" calcext:value-type="float">
            <text:p>2</text:p>
          </table:table-cell>
          <table:table-cell table:style-name="ce9"/>
          <table:table-cell table:style-name="ce7" office:value-type="float" office:value="22" calcext:value-type="float">
            <text:p>22</text:p>
          </table:table-cell>
          <table:table-cell table:style-name="ce7" office:value-type="string" calcext:value-type="string">
            <text:p>IEEE</text:p>
          </table:table-cell>
          <table:table-cell table:style-name="ce7" office:value-type="string" calcext:value-type="string">
            <text:p>21 Jul 2016</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Combining Conceptual and Domain-Based Couplings to Detect Database and Code Dependencies</text:p>
          </table:table-cell>
          <table:table-cell table:style-name="ce7" office:value-type="string" calcext:value-type="string">
            <text:p>M. Gethers; A. Aryani; D. Poshyvanyk</text:p>
          </table:table-cell>
          <table:table-cell table:style-name="ce7" office:value-type="string" calcext:value-type="string">
            <text:p>College of William and Mary, USA; RMIT University, Australia; College of William and Mary, USA</text:p>
          </table:table-cell>
          <table:table-cell table:style-name="ce7" office:value-type="string" calcext:value-type="string">
            <text:p>2012 IEEE 12th International Working Conference on Source Code Analysis and Manipulation</text:p>
          </table:table-cell>
          <table:table-cell table:style-name="ce7" office:value-type="string" calcext:value-type="string">
            <text:p>24 Dec 2012</text:p>
          </table:table-cell>
          <table:table-cell table:style-name="ce7" office:value-type="float" office:value="2012" calcext:value-type="float">
            <text:p>2012</text:p>
          </table:table-cell>
          <table:table-cell table:style-name="ce9" table:number-columns-repeated="2"/>
          <table:table-cell table:style-name="ce7" office:value-type="float" office:value="144" calcext:value-type="float">
            <text:p>144</text:p>
          </table:table-cell>
          <table:table-cell table:style-name="ce7" office:value-type="float" office:value="153" calcext:value-type="float">
            <text:p>153</text:p>
          </table:table-cell>
          <table:table-cell table:style-name="ce4" office:value-type="string" calcext:value-type="string">
            <text:p>Knowledge of software dependencies plays an important role in program comprehension and other maintenance activities. Traditionally, dependencies are derived by source code analysis, however, such an approach can be difficult to use in multi-tier hybrid software systems, or legacy applications where conventional code analysis tools simply do not work as is. In this paper, we propose a hybrid approach to detecting software dependencies by combining conceptual and domain-based coupling metrics. In recent years, a great deal of research focused on deriving various coupling metrics from these sources of information with the aim of assisting software maintainers. Conceptual metrics specify underlying relationships encoded by developers in identifiers and comments of source code classes whereas domain metrics exploit coupling manifested in domain-level information of software components and it is independent from software implementation. The proposed approach is independent from programming language, as such it can be used in multi-tier hybrid systems or legacy applications. We report the results of an empirical case study on a large-scale enterprise system where we demonstrate that the combined approach is able to detect database and source code dependencies with higher precision and recall as compared to its standalone constituents.</text:p>
          </table:table-cell>
          <table:table-cell table:style-name="ce9"/>
          <table:table-cell table:style-name="ce7" office:value-type="string" calcext:value-type="string">
            <text:p>978-0-7695-4783-1</text:p>
          </table:table-cell>
          <table:table-cell table:style-name="ce7" office:value-type="string" calcext:value-type="string">
            <text:p>10.1109/SCAM.2012.27</text:p>
          </table:table-cell>
          <table:table-cell table:style-name="ce9"/>
          <table:table-cell table:style-name="ce15" office:value-type="string" calcext:value-type="string">
            <text:p><text:a xlink:href="https://ieeexplore.ieee.org/stamp/stamp.jsp?arnumber=6392113" xlink:type="simple">https://ieeexplore.ieee.org/stamp/stamp.jsp?arnumber=6392113</text:a></text:p>
          </table:table-cell>
          <table:table-cell table:style-name="ce9"/>
          <table:table-cell table:style-name="ce7" office:value-type="string" calcext:value-type="string">
            <text:p>Couplings;Databases;Measurement;Equations;Software systems;Analytical models</text:p>
          </table:table-cell>
          <table:table-cell table:style-name="ce9"/>
          <table:table-cell table:style-name="ce7" office:value-type="float" office:value="3" calcext:value-type="float">
            <text:p>3</text:p>
          </table:table-cell>
          <table:table-cell table:style-name="ce9"/>
          <table:table-cell table:style-name="ce7" office:value-type="float" office:value="54" calcext:value-type="float">
            <text:p>54</text:p>
          </table:table-cell>
          <table:table-cell table:style-name="ce7" office:value-type="string" calcext:value-type="string">
            <text:p>IEEE</text:p>
          </table:table-cell>
          <table:table-cell table:style-name="ce7" office:value-type="string" calcext:value-type="string">
            <text:p>24 Dec 201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Mining Semantic Relations in Data References to Understand the Roles of Research Data in Academic Literature</text:p>
          </table:table-cell>
          <table:table-cell table:style-name="ce7" office:value-type="string" calcext:value-type="string">
            <text:p>L. Fan; S. Lafia; M. Wofford; A. Thomer; E. Yakel; L. Hemphill</text:p>
          </table:table-cell>
          <table:table-cell table:style-name="ce7" office:value-type="string" calcext:value-type="string">
            <text:p>School of Information, University of Michigan, Ann Arbor, Michigan, USA; Inter-university Consortium for Political and Social Research, University of Michigan, Ann Arbor, Michigan, USA; School of Information, University of Michigan, Ann Arbor, Michigan, USA; School of Information, University of Michigan, Ann Arbor, Michigan, USA; School of Information, University of Michigan, Ann Arbor, Michigan, USA; Inter-university Consortium for Political and Social Research, University of Michigan, Ann Arbor, Michigan, USA</text:p>
          </table:table-cell>
          <table:table-cell table:style-name="ce7" office:value-type="string" calcext:value-type="string">
            <text:p>2023 ACM/IEEE Joint Conference on Digital Libraries (JCDL)</text:p>
          </table:table-cell>
          <table:table-cell table:style-name="ce7" office:value-type="string" calcext:value-type="string">
            <text:p>3 Oct 2023</text:p>
          </table:table-cell>
          <table:table-cell table:style-name="ce7" office:value-type="float" office:value="2023" calcext:value-type="float">
            <text:p>2023</text:p>
          </table:table-cell>
          <table:table-cell table:style-name="ce9" table:number-columns-repeated="2"/>
          <table:table-cell table:style-name="ce7" office:value-type="float" office:value="215" calcext:value-type="float">
            <text:p>215</text:p>
          </table:table-cell>
          <table:table-cell table:style-name="ce7" office:value-type="float" office:value="227" calcext:value-type="float">
            <text:p>227</text:p>
          </table:table-cell>
          <table:table-cell table:style-name="ce4" office:value-type="string" calcext:value-type="string">
            <text:p>Research data serves important roles in scientific discovery and academic innovation. To appropriately assign credit for data work and to measure the value of research data, it is essential to articulate how data are actually used in research. We leveraged a combination of computational methods and human analysis to characterize different types of data use by mining semantic relations from the phrases where data are referenced in academic literature. In particular, we investigated references to data in the bibliography of a large social science data archive, the Inter-university Consortium for Political and Social Research (ICPSR). After retrieving and extracting semantic relations as subject-relation-object triples, we used rule-based methods to classify them. We then annotated samples from 11 frequent classes of data reference triples and found that they vary primarily along two dimensions of data use: proximity and function. Proximity describes the distance between the author and the data they reference (e.g., direct or indirect engagement). Function describes the role that data plays in each reference (e.g., describing interaction or providing context). These semantic relationships between authors and data reveal the ways data are used in scientific publications. Evidence of the variety of ways data are used can help stakeholders in research data curation and stewardship - including data providers, data curators, and data users - recognize the myriad ways that their investments in data sharing are realized.</text:p>
          </table:table-cell>
          <table:table-cell table:style-name="ce7" office:value-type="string" calcext:value-type="string">
            <text:p>2575-8152</text:p>
          </table:table-cell>
          <table:table-cell table:style-name="ce7" office:value-type="string" calcext:value-type="string">
            <text:p>979-8-3503-9931-8</text:p>
          </table:table-cell>
          <table:table-cell table:style-name="ce7" office:value-type="string" calcext:value-type="string">
            <text:p>10.1109/JCDL57899.2023.00039</text:p>
          </table:table-cell>
          <table:table-cell table:style-name="ce7" office:value-type="string" calcext:value-type="string">
            <text:p>National Science Foundation(grant numbers:1930645,2121789); </text:p>
          </table:table-cell>
          <table:table-cell table:style-name="ce15" office:value-type="string" calcext:value-type="string">
            <text:p><text:a xlink:href="https://ieeexplore.ieee.org/stamp/stamp.jsp?arnumber=10266038" xlink:type="simple">https://ieeexplore.ieee.org/stamp/stamp.jsp?arnumber=10266038</text:a></text:p>
          </table:table-cell>
          <table:table-cell table:style-name="ce7" office:value-type="string" calcext:value-type="string">
            <text:p>information extraction;knowledge discovery;research data management;semantic triples;text mining</text:p>
          </table:table-cell>
          <table:table-cell table:style-name="ce7" office:value-type="string" calcext:value-type="string">
            <text:p>Technological innovation;Data analysis;Bibliographies;Semantics;Social sciences;Particle measurements;Libraries</text:p>
          </table:table-cell>
          <table:table-cell table:style-name="ce9" table:number-columns-repeated="3"/>
          <table:table-cell table:style-name="ce7" office:value-type="float" office:value="77" calcext:value-type="float">
            <text:p>77</text:p>
          </table:table-cell>
          <table:table-cell table:style-name="ce7" office:value-type="string" calcext:value-type="string">
            <text:p>IEEE</text:p>
          </table:table-cell>
          <table:table-cell table:style-name="ce7" office:value-type="string" calcext:value-type="string">
            <text:p>3 Oct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Speaker Diarization and Linking of Meeting Data</text:p>
          </table:table-cell>
          <table:table-cell table:style-name="ce7" office:value-type="string" calcext:value-type="string">
            <text:p>M. Ferràs; S. Madikeri; H. Bourlard</text:p>
          </table:table-cell>
          <table:table-cell table:style-name="ce7" office:value-type="string" calcext:value-type="string">
            <text:p>Idiap Research Institute, Martigny, Switzerland; Idiap Research Institute, Martigny, Switzerland; Idiap Research Institute, Martigny, Switzerland</text:p>
          </table:table-cell>
          <table:table-cell table:style-name="ce7" office:value-type="string" calcext:value-type="string">
            <text:p>IEEE/ACM Transactions on Audio, Speech, and Language Processing</text:p>
          </table:table-cell>
          <table:table-cell table:style-name="ce7" office:value-type="string" calcext:value-type="string">
            <text:p>20 May 2017</text:p>
          </table:table-cell>
          <table:table-cell table:style-name="ce7" office:value-type="float" office:value="2016" calcext:value-type="float">
            <text:p>2016</text:p>
          </table:table-cell>
          <table:table-cell table:style-name="ce7" office:value-type="float" office:value="24" calcext:value-type="float">
            <text:p>24</text:p>
          </table:table-cell>
          <table:table-cell table:style-name="ce7" office:value-type="float" office:value="11" calcext:value-type="float">
            <text:p>11</text:p>
          </table:table-cell>
          <table:table-cell table:style-name="ce7" office:value-type="float" office:value="1935" calcext:value-type="float">
            <text:p>1935</text:p>
          </table:table-cell>
          <table:table-cell table:style-name="ce7" office:value-type="float" office:value="1945" calcext:value-type="float">
            <text:p>1945</text:p>
          </table:table-cell>
          <table:table-cell table:style-name="ce4" office:value-type="string" calcext:value-type="string">
            <text:p>Finding who spoke when in a collection of recordings, with speakers being uniquely identified across the database, is a challenging task. In this scenario, reasonable computing times and acoustic variation across recordings remain two major concerns to address in state-of-the-art speaker diarization systems. This paper extends prior work on diarizing large speech datasets using algorithms that scale well with increasing amounts of data while compensating for across-recording variability. We follow a two-stage approach performing speaker diarization and speaker linking, the former focusing on local within-recording speaker changes and the latter focusing on global speaker changes across the database. In this study, we explore how these two modules interact with each other, while proposing a diarization fusion approach that prevents diarization errors from propagating to the linking stage. We further explore the diarization fusion for speaker linking using different linking strategies and speaker modeling variants. Evaluation is performed on single distant microphone data from the augmented multiparty interaction corpus show the effectiveness of the fusion approach after speaker linking and intersession variability modeling via joint factor analysis.</text:p>
          </table:table-cell>
          <table:table-cell table:style-name="ce7" office:value-type="string" calcext:value-type="string">
            <text:p>2329-9304</text:p>
          </table:table-cell>
          <table:table-cell table:style-name="ce9"/>
          <table:table-cell table:style-name="ce7" office:value-type="string" calcext:value-type="string">
            <text:p>10.1109/TASLP.2016.2590139</text:p>
          </table:table-cell>
          <table:table-cell table:style-name="ce7" office:value-type="string" calcext:value-type="string">
            <text:p>Speaker Identification Integrated Project; European Unions Seventh Framework Program(grant numbers:607784); </text:p>
          </table:table-cell>
          <table:table-cell table:style-name="ce15" office:value-type="string" calcext:value-type="string">
            <text:p><text:a xlink:href="https://ieeexplore.ieee.org/stamp/stamp.jsp?arnumber=7508974" xlink:type="simple">https://ieeexplore.ieee.org/stamp/stamp.jsp?arnumber=7508974</text:a></text:p>
          </table:table-cell>
          <table:table-cell table:style-name="ce7" office:value-type="string" calcext:value-type="string">
            <text:p>Gaussian mixture model (GMM);i-vector;information bottleneck (IB);joint factor analysis (JFA);speaker diarization;speaker linking;ward clustering</text:p>
          </table:table-cell>
          <table:table-cell table:style-name="ce7" office:value-type="string" calcext:value-type="string">
            <text:p>Speech;Joining processes;Hidden Markov models;Speech processing;Clustering algorithms;Analytical models;Databases</text:p>
          </table:table-cell>
          <table:table-cell table:style-name="ce9"/>
          <table:table-cell table:style-name="ce7" office:value-type="float" office:value="11" calcext:value-type="float">
            <text:p>11</text:p>
          </table:table-cell>
          <table:table-cell table:style-name="ce9"/>
          <table:table-cell table:style-name="ce7" office:value-type="float" office:value="31" calcext:value-type="float">
            <text:p>31</text:p>
          </table:table-cell>
          <table:table-cell table:style-name="ce7" office:value-type="string" calcext:value-type="string">
            <text:p>IEEE</text:p>
          </table:table-cell>
          <table:table-cell table:style-name="ce7" office:value-type="string" calcext:value-type="string">
            <text:p>11 Jul 2016</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Collaboration in relation to Human-AI Systems: Status, Trends, and Impact</text:p>
          </table:table-cell>
          <table:table-cell table:style-name="ce7" office:value-type="string" calcext:value-type="string">
            <text:p>A. Correia; S. Lindley</text:p>
          </table:table-cell>
          <table:table-cell table:style-name="ce7" office:value-type="string" calcext:value-type="string">
            <text:p>Microsoft Research, Cambridge, UK; Microsoft Research, Cambridge, UK</text:p>
          </table:table-cell>
          <table:table-cell table:style-name="ce7" office:value-type="string" calcext:value-type="string">
            <text:p>2022 IEEE International Conference on Big Data (Big Data)</text:p>
          </table:table-cell>
          <table:table-cell table:style-name="ce11" office:value-type="date" office:date-value="2023-01-26" calcext:value-type="date">
            <text:p>26 Jan 2023</text:p>
          </table:table-cell>
          <table:table-cell table:style-name="ce7" office:value-type="float" office:value="2022" calcext:value-type="float">
            <text:p>2022</text:p>
          </table:table-cell>
          <table:table-cell table:style-name="ce9" table:number-columns-repeated="2"/>
          <table:table-cell table:style-name="ce7" office:value-type="float" office:value="3417" calcext:value-type="float">
            <text:p>3417</text:p>
          </table:table-cell>
          <table:table-cell table:style-name="ce7" office:value-type="float" office:value="3422" calcext:value-type="float">
            <text:p>3422</text:p>
          </table:table-cell>
          <table:table-cell table:style-name="ce4" office:value-type="string" calcext:value-type="string">
            <text:p>In this paper we present findings from a bibliometric evaluation of scientific publications on human-AI systems, indexed in the Dimensions database over the past five years (2018 to 2022). The study maps the research landscape in this burgeoning area, as it relates to the topic of collaboration. To this end, we assessed publication and citation counts over time, authorship-level indicators, and keyword occurrence frequency. We also examined funding information as an indicator of research priorities, alongside usage-based statistics and alternative metrics such as social media mentions, recommendations, and reads. Our preliminary findings highlight a significant focus on aspects like trust, explainability, transparency, and autonomy in highly complex scenarios through the use of generative models and hybrid interaction techniques. The results also reveal a growth in the number of publications and funding grants, although a certain lack of maturity is observable in terms of citation patterns and coherence of thematic clusters.</text:p>
          </table:table-cell>
          <table:table-cell table:style-name="ce9"/>
          <table:table-cell table:style-name="ce7" office:value-type="string" calcext:value-type="string">
            <text:p>978-1-6654-8045-1</text:p>
          </table:table-cell>
          <table:table-cell table:style-name="ce7" office:value-type="string" calcext:value-type="string">
            <text:p>10.1109/BigData55660.2022.10020416</text:p>
          </table:table-cell>
          <table:table-cell table:style-name="ce7" office:value-type="string" calcext:value-type="string">
            <text:p>Fundação para a Ciência e a Tecnologia; </text:p>
          </table:table-cell>
          <table:table-cell table:style-name="ce15" office:value-type="string" calcext:value-type="string">
            <text:p><text:a xlink:href="https://ieeexplore.ieee.org/stamp/stamp.jsp?arnumber=10020416" xlink:type="simple">https://ieeexplore.ieee.org/stamp/stamp.jsp?arnumber=10020416</text:a></text:p>
          </table:table-cell>
          <table:table-cell table:style-name="ce7" office:value-type="string" calcext:value-type="string">
            <text:p>altmetrics;artificial intelligence;autonomy;emerging topics detection;explainability;funding;generative models;human-AI systems;scientometrics;transparency;trust</text:p>
          </table:table-cell>
          <table:table-cell table:style-name="ce7" office:value-type="string" calcext:value-type="string">
            <text:p>Measurement;Time-frequency analysis;Social networking (online);Databases;Collaboration;Coherence;Big Data</text:p>
          </table:table-cell>
          <table:table-cell table:style-name="ce9"/>
          <table:table-cell table:style-name="ce7" office:value-type="float" office:value="1" calcext:value-type="float">
            <text:p>1</text:p>
          </table:table-cell>
          <table:table-cell table:style-name="ce9"/>
          <table:table-cell table:style-name="ce7" office:value-type="float" office:value="49" calcext:value-type="float">
            <text:p>49</text:p>
          </table:table-cell>
          <table:table-cell table:style-name="ce7" office:value-type="string" calcext:value-type="string">
            <text:p>IEEE</text:p>
          </table:table-cell>
          <table:table-cell table:style-name="ce11" office:value-type="date" office:date-value="2023-01-26" calcext:value-type="date">
            <text:p>26 Jan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mplementing tool support for analyzing stakeholder communications in software development</text:p>
          </table:table-cell>
          <table:table-cell table:style-name="ce7" office:value-type="string" calcext:value-type="string">
            <text:p>V. A. Shekhovtsov; H. C. Mayr; M. Kucko</text:p>
          </table:table-cell>
          <table:table-cell table:style-name="ce7" office:value-type="string" calcext:value-type="string">
            <text:p>Application Engineering Group, Alpen-Adria-Universität Klagenfurt, Klagenfurt, Austria; Application Engineering Group, Alpen-Adria-Universität Klagenfurt, Klagenfurt, Austria; Application Engineering Group, Alpen-Adria-Universität Klagenfurt, Klagenfurt, Austria</text:p>
          </table:table-cell>
          <table:table-cell table:style-name="ce7" office:value-type="string" calcext:value-type="string">
            <text:p>2015 IEEE Eighth International Conference on Software Testing, Verification and Validation Workshops (ICSTW)</text:p>
          </table:table-cell>
          <table:table-cell table:style-name="ce7" office:value-type="string" calcext:value-type="string">
            <text:p>14 May 2015</text:p>
          </table:table-cell>
          <table:table-cell table:style-name="ce7" office:value-type="float" office:value="2015" calcext:value-type="float">
            <text:p>2015</text:p>
          </table:table-cell>
          <table:table-cell table:style-name="ce9" table:number-columns-repeated="2"/>
          <table:table-cell table:style-name="ce7" office:value-type="float" office:value="1" calcext:value-type="float">
            <text:p>1</text:p>
          </table:table-cell>
          <table:table-cell table:style-name="ce7" office:value-type="float" office:value="10" calcext:value-type="float">
            <text:p>10</text:p>
          </table:table-cell>
          <table:table-cell table:style-name="ce4" office:value-type="string" calcext:value-type="string">
            <text:p>The problem with communicated information originated from stakeholders participating in software development processes is related to the fact that such information is not always available for analysis and reuse. As a rule, it is collected in project repositories (such as issue or bug databases) and only consulted “as-is”: such activities do not always satisfy the analytical needs of the software companies. The goal of a tool-supported QuASE approach presented in this paper is to allow for different kinds of analysis of the available communicated information, in particular, we support reuse of such information, prediction of the characteristics of the elements of the communication environment and the communicated information itself, issuing targeted recommendations and supporting selecting the preferred alternatives for decisions related to such information or to the elements of the communication environment. We describe the motivation for our approach, supported analytical scenarios, modeling and ontological support for analytical concepts, and the specifics of the implementation of the analysis component of the end-user software tool.</text:p>
          </table:table-cell>
          <table:table-cell table:style-name="ce9"/>
          <table:table-cell table:style-name="ce7" office:value-type="string" calcext:value-type="string">
            <text:p>978-1-4799-1885-0</text:p>
          </table:table-cell>
          <table:table-cell table:style-name="ce7" office:value-type="string" calcext:value-type="string">
            <text:p>10.1109/ICSTW.2015.7107418</text:p>
          </table:table-cell>
          <table:table-cell table:style-name="ce9"/>
          <table:table-cell table:style-name="ce15" office:value-type="string" calcext:value-type="string">
            <text:p><text:a xlink:href="https://ieeexplore.ieee.org/stamp/stamp.jsp?arnumber=7107418" xlink:type="simple">https://ieeexplore.ieee.org/stamp/stamp.jsp?arnumber=7107418</text:a></text:p>
          </table:table-cell>
          <table:table-cell table:style-name="ce7" office:value-type="string" calcext:value-type="string">
            <text:p>analysis;prediction;decision support;software development;project repository;ontology;knowledge base</text:p>
          </table:table-cell>
          <table:table-cell table:style-name="ce7" office:value-type="string" calcext:value-type="string">
            <text:p>Measurement;Knowledge based systems;Ontologies;Context;Unified modeling language;Software;Analytical models</text:p>
          </table:table-cell>
          <table:table-cell table:style-name="ce9"/>
          <table:table-cell table:style-name="ce7" office:value-type="float" office:value="1" calcext:value-type="float">
            <text:p>1</text:p>
          </table:table-cell>
          <table:table-cell table:style-name="ce9"/>
          <table:table-cell table:style-name="ce7" office:value-type="float" office:value="14" calcext:value-type="float">
            <text:p>14</text:p>
          </table:table-cell>
          <table:table-cell table:style-name="ce7" office:value-type="string" calcext:value-type="string">
            <text:p>IEEE</text:p>
          </table:table-cell>
          <table:table-cell table:style-name="ce7" office:value-type="string" calcext:value-type="string">
            <text:p>14 May 2015</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Fast Search of Face Recognition Model for a Mobile Device Based on Neural Architecture Comparator</text:p>
          </table:table-cell>
          <table:table-cell table:style-name="ce7" office:value-type="string" calcext:value-type="string">
            <text:p>A. V. Savchenko; L. V. Savchenko; I. Makarov</text:p>
          </table:table-cell>
          <table:table-cell table:style-name="ce7" office:value-type="string" calcext:value-type="string">
            <text:p>Sber AI Lab, Moscow, Russia; Laboratory of Algorithms and Technologies for Network Analysis, HSE University, Nizhny Novgorod, Russia; AI Center, NUST MISiS, Moscow, Russia</text:p>
          </table:table-cell>
          <table:table-cell table:style-name="ce7" office:value-type="string" calcext:value-type="string">
            <text:p>IEEE Access</text:p>
          </table:table-cell>
          <table:table-cell table:style-name="ce7" office:value-type="string" calcext:value-type="string">
            <text:p>7 Jul 2023</text:p>
          </table:table-cell>
          <table:table-cell table:style-name="ce7" office:value-type="float" office:value="2023" calcext:value-type="float">
            <text:p>2023</text:p>
          </table:table-cell>
          <table:table-cell table:style-name="ce7" office:value-type="float" office:value="11" calcext:value-type="float">
            <text:p>11</text:p>
          </table:table-cell>
          <table:table-cell table:style-name="ce9"/>
          <table:table-cell table:style-name="ce7" office:value-type="float" office:value="65977" calcext:value-type="float">
            <text:p>65977</text:p>
          </table:table-cell>
          <table:table-cell table:style-name="ce7" office:value-type="float" office:value="65990" calcext:value-type="float">
            <text:p>65990</text:p>
          </table:table-cell>
          <table:table-cell table:style-name="ce4" office:value-type="string" calcext:value-type="string">
            <text:p>This paper addresses the face recognition task for offline mobile applications. Using AutoML techniques, a novel technological framework is proposed to develop a fast neural network-based facial feature extractor for a concrete device. First, the Once-for-All SuperNet is trained on a large facial dataset. Each device is characterized by its lookup table, which contains the running times of inference in each layer of the SuperNet. An evolutionary search is then used to select the most accurate subnetwork within a limit on the maximum expected latency. It is proposed to train a neural architecture comparator using Gradient Boosted Trees to choose the better subnetwork in this search. Experimental face verification and recognition results demonstrate the robustness of the novel method to various facial region positions. The best model achieves an identification accuracy of 98.7% for the LFW dataset in less than 5 ms on the Qualcomm Snapdragon 865 GPU.</text:p>
          </table:table-cell>
          <table:table-cell table:style-name="ce7" office:value-type="string" calcext:value-type="string">
            <text:p>2169-3536</text:p>
          </table:table-cell>
          <table:table-cell table:style-name="ce9"/>
          <table:table-cell table:style-name="ce7" office:value-type="string" calcext:value-type="string">
            <text:p>10.1109/ACCESS.2023.3290902</text:p>
          </table:table-cell>
          <table:table-cell table:style-name="ce7" office:value-type="string" calcext:value-type="string">
            <text:p>grant for research centers in the field of AI provided by the Analytical Center for the Government of the Russian Federation (ACRF) in accordance with the agreement on the provision of subsidies (identifier of the agreement 000000D730321P5Q0002) and the agreement with HSE University(grant numbers:70-2021-00139); </text:p>
          </table:table-cell>
          <table:table-cell table:style-name="ce15" office:value-type="string" calcext:value-type="string">
            <text:p><text:a xlink:href="https://ieeexplore.ieee.org/stamp/stamp.jsp?arnumber=10168107" xlink:type="simple">https://ieeexplore.ieee.org/stamp/stamp.jsp?arnumber=10168107</text:a></text:p>
          </table:table-cell>
          <table:table-cell table:style-name="ce7" office:value-type="string" calcext:value-type="string">
            <text:p>AutoML;neural architecture search (NAS);convolutional neural network (CNN);face recognition;mobile device;once-for-All SuperNet</text:p>
          </table:table-cell>
          <table:table-cell table:style-name="ce7" office:value-type="string" calcext:value-type="string">
            <text:p>Face recognition;Computer architecture;Neural networks;Training;Task analysis;Feature extraction;Mobile handsets;Convolutional neural networks</text:p>
          </table:table-cell>
          <table:table-cell table:style-name="ce9"/>
          <table:table-cell table:style-name="ce7" office:value-type="float" office:value="4" calcext:value-type="float">
            <text:p>4</text:p>
          </table:table-cell>
          <table:table-cell table:style-name="ce9"/>
          <table:table-cell table:style-name="ce7" office:value-type="float" office:value="53" calcext:value-type="float">
            <text:p>53</text:p>
          </table:table-cell>
          <table:table-cell table:style-name="ce7" office:value-type="string" calcext:value-type="string">
            <text:p>CCBY</text:p>
          </table:table-cell>
          <table:table-cell table:style-name="ce7" office:value-type="string" calcext:value-type="string">
            <text:p>28 Jun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Towards automatic identification of self-reported COVID-19 tweets: Introducing a multilingual manually annotated dataset, baseline systems and exploratory evaluations</text:p>
          </table:table-cell>
          <table:table-cell table:style-name="ce7" office:value-type="string" calcext:value-type="string">
            <text:p>R. Tekumalla; L. A. Robles Hernandez; J. M. Banda</text:p>
          </table:table-cell>
          <table:table-cell table:style-name="ce7" office:value-type="string" calcext:value-type="string">
            <text:p>Department of Computer Science, Georgia State University, Atlanta, GA; Department of Computer Science, Georgia State University, Atlanta, GA; Department of Computer Science, Georgia State University, Atlanta, GA</text:p>
          </table:table-cell>
          <table:table-cell table:style-name="ce7" office:value-type="string" calcext:value-type="string">
            <text:p>2023 IEEE International Conference on Big Data (BigData)</text:p>
          </table:table-cell>
          <table:table-cell table:style-name="ce11" office:value-type="date" office:date-value="2024-01-22" calcext:value-type="date">
            <text:p>22 Jan 2024</text:p>
          </table:table-cell>
          <table:table-cell table:style-name="ce7" office:value-type="float" office:value="2023" calcext:value-type="float">
            <text:p>2023</text:p>
          </table:table-cell>
          <table:table-cell table:style-name="ce9" table:number-columns-repeated="2"/>
          <table:table-cell table:style-name="ce7" office:value-type="float" office:value="3736" calcext:value-type="float">
            <text:p>3736</text:p>
          </table:table-cell>
          <table:table-cell table:style-name="ce7" office:value-type="float" office:value="3742" calcext:value-type="float">
            <text:p>3742</text:p>
          </table:table-cell>
          <table:table-cell table:style-name="ce4" office:value-type="string" calcext:value-type="string">
            <text:p>In recent times, social networks like Twitter have emerged as vital platforms for sharing personal thoughts, opinions, and most importantly, health-related information, especially pertaining to COVID-19. Users tend to share very detailed and personal narratives that could be utilized by researchers to capture true self-reported health data. While the data is easily accessible, the process to differentiate between health-related self-reports and informal discussion is quite tricky as it relies on either manual curation or the availability of large manually annotated datasets for machine learning models to be trained on. Manually annotating data is an immensely time-consuming task since, in general, the intervention of a subject matter expert is required, even more, in languages other than English, such as Spanish. In this work, we release two manually annotated datasets, one in English and one in Spanish, comprising of 36,548 tweets containing self-reported COVID-19 symptoms to aid machine learning models in extracting self-reported COVID-19 tweets. Using a very large set of experiments, we demonstrate how these datasets can be leveraged using classical and modern machine learning algorithms to identify unlabeled self-report tweets. Additionally, we perform a stratified analysis of how (and if) data augmentation and automatic translation could help train more generalizable models.</text:p>
          </table:table-cell>
          <table:table-cell table:style-name="ce9"/>
          <table:table-cell table:style-name="ce7" office:value-type="string" calcext:value-type="string">
            <text:p>979-8-3503-2445-7</text:p>
          </table:table-cell>
          <table:table-cell table:style-name="ce7" office:value-type="string" calcext:value-type="string">
            <text:p>10.1109/BigData59044.2023.10386536</text:p>
          </table:table-cell>
          <table:table-cell table:style-name="ce9"/>
          <table:table-cell table:style-name="ce15" office:value-type="string" calcext:value-type="string">
            <text:p><text:a xlink:href="https://ieeexplore.ieee.org/stamp/stamp.jsp?arnumber=10386536" xlink:type="simple">https://ieeexplore.ieee.org/stamp/stamp.jsp?arnumber=10386536</text:a></text:p>
          </table:table-cell>
          <table:table-cell table:style-name="ce7" office:value-type="string" calcext:value-type="string">
            <text:p>Covid-19;machine learning;healthcare;self-reported symptoms;pandemic study</text:p>
          </table:table-cell>
          <table:table-cell table:style-name="ce7" office:value-type="string" calcext:value-type="string">
            <text:p>COVID-19;Training;Support vector machines;Machine learning algorithms;Social networking (online);Machine learning;Manuals</text:p>
          </table:table-cell>
          <table:table-cell table:style-name="ce9" table:number-columns-repeated="3"/>
          <table:table-cell table:style-name="ce7" office:value-type="float" office:value="39" calcext:value-type="float">
            <text:p>39</text:p>
          </table:table-cell>
          <table:table-cell table:style-name="ce7" office:value-type="string" calcext:value-type="string">
            <text:p>IEEE</text:p>
          </table:table-cell>
          <table:table-cell table:style-name="ce11" office:value-type="date" office:date-value="2024-01-22" calcext:value-type="date">
            <text:p>22 Jan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Database Evolution, by Scientists, for Scientists: A Case Study</text:p>
          </table:table-cell>
          <table:table-cell table:style-name="ce7" office:value-type="string" calcext:value-type="string">
            <text:p>R. E. Schuler; J. Singla; B. Vallat; K. L. White; H. M. Berman; C. Kesselman</text:p>
          </table:table-cell>
          <table:table-cell table:style-name="ce7" office:value-type="string" calcext:value-type="string">
            <text:p>Information Sciences Institute, University of Southern California, Marina del Rey, CA, USA; Department of Biosciences and Bioengineering, Indian Institute of Technology Roorkee, Roorkee, Uttarakhand, India; Institute for Quantitative Biomedicine, Rutgers, The State University of New Jersey, Piscataway, NJ, USA; Department of Chemistry, Bridge Institute, University of Southern California, Los Angeles, CA, USA; Department of Chemistry and Chemical Biology, Rutgers, The State University of New Jersey, Piscataway, NJ, USA; Information Sciences Institute, University of Southern California, Marina del Rey, CA, USA</text:p>
          </table:table-cell>
          <table:table-cell table:style-name="ce7" office:value-type="string" calcext:value-type="string">
            <text:p>2023 IEEE 19th International Conference on e-Science (e-Science)</text:p>
          </table:table-cell>
          <table:table-cell table:style-name="ce7" office:value-type="string" calcext:value-type="string">
            <text:p>25 Sep 2023</text:p>
          </table:table-cell>
          <table:table-cell table:style-name="ce7" office:value-type="float" office:value="2023" calcext:value-type="float">
            <text:p>2023</text:p>
          </table:table-cell>
          <table:table-cell table:style-name="ce9" table:number-columns-repeated="2"/>
          <table:table-cell table:style-name="ce7" office:value-type="float" office:value="1" calcext:value-type="float">
            <text:p>1</text:p>
          </table:table-cell>
          <table:table-cell table:style-name="ce7" office:value-type="float" office:value="10" calcext:value-type="float">
            <text:p>10</text:p>
          </table:table-cell>
          <table:table-cell table:style-name="ce4" office:value-type="string" calcext:value-type="string">
            <text:p>Database management systems have been used to great advantage for industry usage scenarios. As science becomes increasingly dependent on carefully organized and curated data to inform and drive new discoveries, the need for database management systems has grown significantly. The long standing “20 questions” method was advocated in early studies of applying relational databases for science in order to elicit requirements for designing and developing information systems for scientific data. It has been observed, however, that database designs become outdated within months of usage leading to degradation in the quality of the database schema. In addition, there is limited evidence that scientists themselves have the tools and processes necessary to develop and maintain scientific databases without reliance on database administrators. Beyond learning to query databases, scientists need tools to create and evolve databases and guidance on how to apply those tools to develop information systems. In this paper, we present a simplified methodology for database evolution for scientists and a case study of database evolution by a scientist in the context of a research database for cell modeling. We include a detailed analysis of the activities and processes employed by the scientist during the schema evolution. Our results show that a scientist can successfully evolve a complex information system driven by new research requirements.</text:p>
          </table:table-cell>
          <table:table-cell table:style-name="ce7" office:value-type="string" calcext:value-type="string">
            <text:p>2325-3703</text:p>
          </table:table-cell>
          <table:table-cell table:style-name="ce7" office:value-type="string" calcext:value-type="string">
            <text:p>979-8-3503-2223-1</text:p>
          </table:table-cell>
          <table:table-cell table:style-name="ce7" office:value-type="string" calcext:value-type="string">
            <text:p>10.1109/e-Science58273.2023.10254872</text:p>
          </table:table-cell>
          <table:table-cell table:style-name="ce9"/>
          <table:table-cell table:style-name="ce15" office:value-type="string" calcext:value-type="string">
            <text:p><text:a xlink:href="https://ieeexplore.ieee.org/stamp/stamp.jsp?arnumber=10254872" xlink:type="simple">https://ieeexplore.ieee.org/stamp/stamp.jsp?arnumber=10254872</text:a></text:p>
          </table:table-cell>
          <table:table-cell table:style-name="ce7" office:value-type="string" calcext:value-type="string">
            <text:p>relational database;scientific data management;schema evolution;software engineering</text:p>
          </table:table-cell>
          <table:table-cell table:style-name="ce7" office:value-type="string" calcext:value-type="string">
            <text:p>Databases;Data visualization;Relational databases;Switches;Programming;Rendering (computer graphics);Data models</text:p>
          </table:table-cell>
          <table:table-cell table:style-name="ce9"/>
          <table:table-cell table:style-name="ce7" office:value-type="float" office:value="1" calcext:value-type="float">
            <text:p>1</text:p>
          </table:table-cell>
          <table:table-cell table:style-name="ce9"/>
          <table:table-cell table:style-name="ce7" office:value-type="float" office:value="38" calcext:value-type="float">
            <text:p>38</text:p>
          </table:table-cell>
          <table:table-cell table:style-name="ce7" office:value-type="string" calcext:value-type="string">
            <text:p>IEEE</text:p>
          </table:table-cell>
          <table:table-cell table:style-name="ce7" office:value-type="string" calcext:value-type="string">
            <text:p>25 Sep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Speaker diarization and linking of large corpora</text:p>
          </table:table-cell>
          <table:table-cell table:style-name="ce7" office:value-type="string" calcext:value-type="string">
            <text:p>M. Ferràs; H. Boudard</text:p>
          </table:table-cell>
          <table:table-cell table:style-name="ce7" office:value-type="string" calcext:value-type="string">
            <text:p>Idiap Research Institute, Martigny, Switzerland; Ecole Polytechnique Fédérale de Lausanne, Switzerland</text:p>
          </table:table-cell>
          <table:table-cell table:style-name="ce7" office:value-type="string" calcext:value-type="string">
            <text:p>2012 IEEE Spoken Language Technology Workshop (SLT)</text:p>
          </table:table-cell>
          <table:table-cell table:style-name="ce11" office:value-type="date" office:date-value="2013-01-31" calcext:value-type="date">
            <text:p>31 Jan 2013</text:p>
          </table:table-cell>
          <table:table-cell table:style-name="ce7" office:value-type="float" office:value="2012" calcext:value-type="float">
            <text:p>2012</text:p>
          </table:table-cell>
          <table:table-cell table:style-name="ce9" table:number-columns-repeated="2"/>
          <table:table-cell table:style-name="ce7" office:value-type="float" office:value="280" calcext:value-type="float">
            <text:p>280</text:p>
          </table:table-cell>
          <table:table-cell table:style-name="ce7" office:value-type="float" office:value="285" calcext:value-type="float">
            <text:p>285</text:p>
          </table:table-cell>
          <table:table-cell table:style-name="ce4" office:value-type="string" calcext:value-type="string">
            <text:p>Performing speaker diarization of a collection of recordings, where speakers are uniquely identified across the database, is a challenging task. In this context, inter-session variability compensation and reasonable computation times are essential to be addressed. In this paper we propose a two-stage system composed of speaker diarization and speaker linking modules that are able to perform data set wide speaker diarization and that handle both large volumes of data and inter-session variability compensation. The speaker linking system agglomeratively clusters speaker factor posterior distributions, obtained within the Joint Factor Analysis framework, that model the speaker clusters output by a standard speaker diarization system. Therefore, the technique inherently compensates the channel variability effects from recording to recording within the database. A threshold is used to obtain meaningful speaker clusters by cutting the dendrogram obtained by the agglomerative clustering. We show how the Hotteling t-square statistic is an interesting distance measure for this task and input data, obtaining the best results and stability. The system is evaluated using three subsets of the AMI corpus involving different speaker and channel variabilities. We use the within-recording and across-recording diarization error rates (DER), cluster purity and cluster coverage to measure the performance of the proposed system. Across-recording DER as low as within-recording DER are obtained for some system setups.</text:p>
          </table:table-cell>
          <table:table-cell table:style-name="ce9"/>
          <table:table-cell table:style-name="ce7" office:value-type="string" calcext:value-type="string">
            <text:p>978-1-4673-5126-3</text:p>
          </table:table-cell>
          <table:table-cell table:style-name="ce7" office:value-type="string" calcext:value-type="string">
            <text:p>10.1109/SLT.2012.6424236</text:p>
          </table:table-cell>
          <table:table-cell table:style-name="ce9"/>
          <table:table-cell table:style-name="ce15" office:value-type="string" calcext:value-type="string">
            <text:p><text:a xlink:href="https://ieeexplore.ieee.org/stamp/stamp.jsp?arnumber=6424236" xlink:type="simple">https://ieeexplore.ieee.org/stamp/stamp.jsp?arnumber=6424236</text:a></text:p>
          </table:table-cell>
          <table:table-cell table:style-name="ce7" office:value-type="string" calcext:value-type="string">
            <text:p>speaker diarization;speaker linking;agglomerative clustering;joint factor analysis;ward method</text:p>
          </table:table-cell>
          <table:table-cell table:style-name="ce7" office:value-type="string" calcext:value-type="string">
            <text:p>Joining processes;Density estimation robust algorithm;Speech;Vectors;Adaptation models;Data models;Clustering algorithms</text:p>
          </table:table-cell>
          <table:table-cell table:style-name="ce9"/>
          <table:table-cell table:style-name="ce7" office:value-type="float" office:value="12" calcext:value-type="float">
            <text:p>12</text:p>
          </table:table-cell>
          <table:table-cell table:style-name="ce9"/>
          <table:table-cell table:style-name="ce7" office:value-type="float" office:value="10" calcext:value-type="float">
            <text:p>10</text:p>
          </table:table-cell>
          <table:table-cell table:style-name="ce7" office:value-type="string" calcext:value-type="string">
            <text:p>IEEE</text:p>
          </table:table-cell>
          <table:table-cell table:style-name="ce11" office:value-type="date" office:date-value="2013-01-31" calcext:value-type="date">
            <text:p>31 Jan 201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n Inferential Commonsense-Driven Framework for Predicting Political Bias in News Headlines</text:p>
          </table:table-cell>
          <table:table-cell table:style-name="ce7" office:value-type="string" calcext:value-type="string">
            <text:p>S. Swati; D. Mladenić; M. Grobelnik</text:p>
          </table:table-cell>
          <table:table-cell table:style-name="ce7" office:value-type="string" calcext:value-type="string">
            <text:p>Jožef Stefan Institute, Ljubljana, Slovenia; Jožef Stefan Institute, Ljubljana, Slovenia; Jožef Stefan Institute, Ljubljana, Slovenia</text:p>
          </table:table-cell>
          <table:table-cell table:style-name="ce7" office:value-type="string" calcext:value-type="string">
            <text:p>IEEE Access</text:p>
          </table:table-cell>
          <table:table-cell table:style-name="ce11" office:value-type="date" office:date-value="2023-08-07" calcext:value-type="date">
            <text:p>7 Aug 2023</text:p>
          </table:table-cell>
          <table:table-cell table:style-name="ce7" office:value-type="float" office:value="2023" calcext:value-type="float">
            <text:p>2023</text:p>
          </table:table-cell>
          <table:table-cell table:style-name="ce7" office:value-type="float" office:value="11" calcext:value-type="float">
            <text:p>11</text:p>
          </table:table-cell>
          <table:table-cell table:style-name="ce9"/>
          <table:table-cell table:style-name="ce7" office:value-type="float" office:value="80886" calcext:value-type="float">
            <text:p>80886</text:p>
          </table:table-cell>
          <table:table-cell table:style-name="ce7" office:value-type="float" office:value="80902" calcext:value-type="float">
            <text:p>80902</text:p>
          </table:table-cell>
          <table:table-cell table:style-name="ce4" office:value-type="string" calcext:value-type="string">
            <text:p>Identifying political bias in news headlines holds significant importance as it influences the dissemination and consumption of news stories. However, employing conventional methods to do so poses a formidable challenge, as the short headline text is often complex and lacks sufficient syntactic and semantic context. Existing approaches fail to acknowledge the potential of commonsense reasoning in facilitating text comprehension, although it has been shown to aid numerous downstream applications. To this end, to facilitate comprehension and compensate for the lack of context, we propose leveraging inferential commonsense knowledge to simplify, interpret, and explain events that are not explicitly stated in headlines. Furthermore, to fully utilise its potential and deal with the unnecessary noise it may introduce, we present a method for emphasising significant inferences. Using this knowledge, we introduce a novel framework, IC-BAIT, short for Inferential Commonsense aware BiAs IdenTifier, which is a flexible neural network framework designed to enhance political bias prediction in news headlines. We also present two bias-annotated datasets: MediaBias and GoodNews. Experiments on both datasets demonstrate that IC-BAIT significantly enhances the performance of the baseline models used in the framework. Experiments on the datasets show that IC-BAIT improves the baseline models in terms of accuracy (2.0-10.0%), macro-averaged F1 (2.2-22.2%), Jaccard-score (up to 15.1%), and micro-averaged F1 (up to 18.6%). Our in-depth qualitative analysis reveals the scenarios in which the selected knowledge is beneficial and when it is detrimental. Datasets and scripts are available at https://github.com/Swati17293/IC-BAIT.</text:p>
          </table:table-cell>
          <table:table-cell table:style-name="ce7" office:value-type="string" calcext:value-type="string">
            <text:p>2169-3536</text:p>
          </table:table-cell>
          <table:table-cell table:style-name="ce9"/>
          <table:table-cell table:style-name="ce7" office:value-type="string" calcext:value-type="string">
            <text:p>10.1109/ACCESS.2023.3298877</text:p>
          </table:table-cell>
          <table:table-cell table:style-name="ce7" office:value-type="string" calcext:value-type="string">
            <text:p>enRichMyData European Union’s Horizon Europe Project(grant numbers:101070284); Slovenian Research Agency(grant numbers:J2-1736 Causalify); European Union’s Horizon 2020 Research and Innovation Program under the Marie Skłodowska-Curie(grant numbers:812997); </text:p>
          </table:table-cell>
          <table:table-cell table:style-name="ce15" office:value-type="string" calcext:value-type="string">
            <text:p><text:a xlink:href="https://ieeexplore.ieee.org/stamp/stamp.jsp?arnumber=10193773" xlink:type="simple">https://ieeexplore.ieee.org/stamp/stamp.jsp?arnumber=10193773</text:a></text:p>
          </table:table-cell>
          <table:table-cell table:style-name="ce7" office:value-type="string" calcext:value-type="string">
            <text:p>Deep learning;inferential commonsense knowledge;media bias;news bias;NLP;short text classification</text:p>
          </table:table-cell>
          <table:table-cell table:style-name="ce7" office:value-type="string" calcext:value-type="string">
            <text:p>Commonsense reasoning;Task analysis;Manuals;Annotations;Syntactics;Neural networks;Semantics;Deep learning;Inference algorithms;Knowledge engineering;Text categorization</text:p>
          </table:table-cell>
          <table:table-cell table:style-name="ce9" table:number-columns-repeated="3"/>
          <table:table-cell table:style-name="ce7" office:value-type="float" office:value="83" calcext:value-type="float">
            <text:p>83</text:p>
          </table:table-cell>
          <table:table-cell table:style-name="ce7" office:value-type="string" calcext:value-type="string">
            <text:p>CCBY</text:p>
          </table:table-cell>
          <table:table-cell table:style-name="ce7" office:value-type="string" calcext:value-type="string">
            <text:p>25 Jul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dentification of Single-Cell RNA Sequencing Molecular Signatures for COVID-19 Infection Severity Classification</text:p>
          </table:table-cell>
          <table:table-cell table:style-name="ce7" office:value-type="string" calcext:value-type="string">
            <text:p>X. Li; C. Zhang; W. -A. Chen; W. Shi; M. D. Wang</text:p>
          </table:table-cell>
          <table:table-cell table:style-name="ce7" office:value-type="string" calcext:value-type="string">
            <text:p>Georgia Institute of Technology, Atlanta, United States; Georgia Institute of Technology, Atlanta, United States; Georgia Institute of Technology, Atlanta, United States; Georgia Institute of Technology, Atlanta, United States; Georgia Institute of Technology, Atlanta, United States</text:p>
          </table:table-cell>
          <table:table-cell table:style-name="ce7" office:value-type="string" calcext:value-type="string">
            <text:p>2023 IEEE International Conference on Bioinformatics and Biomedicine (BIBM)</text:p>
          </table:table-cell>
          <table:table-cell table:style-name="ce11" office:value-type="date" office:date-value="2024-01-18" calcext:value-type="date">
            <text:p>18 Jan 2024</text:p>
          </table:table-cell>
          <table:table-cell table:style-name="ce7" office:value-type="float" office:value="2023" calcext:value-type="float">
            <text:p>2023</text:p>
          </table:table-cell>
          <table:table-cell table:style-name="ce9" table:number-columns-repeated="2"/>
          <table:table-cell table:style-name="ce7" office:value-type="float" office:value="2044" calcext:value-type="float">
            <text:p>2044</text:p>
          </table:table-cell>
          <table:table-cell table:style-name="ce7" office:value-type="float" office:value="2047" calcext:value-type="float">
            <text:p>2047</text:p>
          </table:table-cell>
          <table:table-cell table:style-name="ce4" office:value-type="string" calcext:value-type="string">
            <text:p>In this study, we propose a graph-based framework to identify scRNA-seq molecular signatures for COVID-19 infection severity identification. We conduct extensive experiments on scRNA-seq data from bronchoalveolar lavage fluid (BALF) with four machine learning models: Support Vector Machine, Random Forest, Graph Convolutional Network (GCN), and Graph Attention Network (GAT). In addition, we employ an explainable artificial intelligence approach, GNNExplainer, to interpret model predictions by identifying the top 15 features that contribute to the severity classification. Our finding suggests that graphical models could accurately distinguish healthy people from COVID-19 patients (F1-score &gt; 0.9) based on patient scRNA-seq data, and traditional machine learning approaches could accurately distinguish COVID-19 patients with different severity (F1-score &gt; 0.99), along with meaningful molecular signatures identification and discovery. Our implementation is available on a github repository: https://github.com/Da2f1eW/COVID19_Infection_Severity_Classification.</text:p>
          </table:table-cell>
          <table:table-cell table:style-name="ce7" office:value-type="string" calcext:value-type="string">
            <text:p>2156-1133</text:p>
          </table:table-cell>
          <table:table-cell table:style-name="ce7" office:value-type="string" calcext:value-type="string">
            <text:p>979-8-3503-3748-8</text:p>
          </table:table-cell>
          <table:table-cell table:style-name="ce7" office:value-type="string" calcext:value-type="string">
            <text:p>10.1109/BIBM58861.2023.10385934</text:p>
          </table:table-cell>
          <table:table-cell table:style-name="ce9"/>
          <table:table-cell table:style-name="ce15" office:value-type="string" calcext:value-type="string">
            <text:p><text:a xlink:href="https://ieeexplore.ieee.org/stamp/stamp.jsp?arnumber=10385934" xlink:type="simple">https://ieeexplore.ieee.org/stamp/stamp.jsp?arnumber=10385934</text:a></text:p>
          </table:table-cell>
          <table:table-cell table:style-name="ce7" office:value-type="string" calcext:value-type="string">
            <text:p>COVID-19;single-cell RNA sequencing;classification;model interpretation;pathway analysis</text:p>
          </table:table-cell>
          <table:table-cell table:style-name="ce7" office:value-type="string" calcext:value-type="string">
            <text:p>COVID-19;Support vector machines;Graphics;Sequential analysis;RNA;Biological system modeling;Medical services</text:p>
          </table:table-cell>
          <table:table-cell table:style-name="ce9" table:number-columns-repeated="3"/>
          <table:table-cell table:style-name="ce7" office:value-type="float" office:value="20" calcext:value-type="float">
            <text:p>20</text:p>
          </table:table-cell>
          <table:table-cell table:style-name="ce7" office:value-type="string" calcext:value-type="string">
            <text:p>IEEE</text:p>
          </table:table-cell>
          <table:table-cell table:style-name="ce11" office:value-type="date" office:date-value="2024-01-18" calcext:value-type="date">
            <text:p>18 Jan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Talking avatar for web-based interfaces</text:p>
          </table:table-cell>
          <table:table-cell table:style-name="ce7" office:value-type="string" calcext:value-type="string">
            <text:p>J. Nunes; L. Sá; F. Perdigäo</text:p>
          </table:table-cell>
          <table:table-cell table:style-name="ce7" office:value-type="string" calcext:value-type="string">
            <text:p>Instituto de Telecommunicações, Coimbra, Portugal; Instituto de Telecommunicações, Coimbra, Portugal; Instituto de Telecommunicações, Coimbra, Portugal</text:p>
          </table:table-cell>
          <table:table-cell table:style-name="ce7" office:value-type="string" calcext:value-type="string">
            <text:p>2011 IEEE EUROCON - International Conference on Computer as a Tool</text:p>
          </table:table-cell>
          <table:table-cell table:style-name="ce7" office:value-type="string" calcext:value-type="string">
            <text:p>23 Jun 2011</text:p>
          </table:table-cell>
          <table:table-cell table:style-name="ce7" office:value-type="float" office:value="2011" calcext:value-type="float">
            <text:p>2011</text:p>
          </table:table-cell>
          <table:table-cell table:style-name="ce9" table:number-columns-repeated="2"/>
          <table:table-cell table:style-name="ce7" office:value-type="float" office:value="1" calcext:value-type="float">
            <text:p>1</text:p>
          </table:table-cell>
          <table:table-cell table:style-name="ce7" office:value-type="float" office:value="4" calcext:value-type="float">
            <text:p>4</text:p>
          </table:table-cell>
          <table:table-cell table:style-name="ce4" office:value-type="string" calcext:value-type="string">
            <text:p>In this paper we present an approach for creating interactive and speaking avatar models, based on standard face images. We have started from a 3D human face model that can be adjusted to a particular face. In order to adjust the 3D model from a 2D image, a new method with 2 steps is presented. First, a process based on Procrustes analysis is applied in order to find the best match for input key points, obtaining the rotation, translation and scale needed to best fit the model to the photo. Then, using the resulting model we refine the face mesh by applying a linear transform on each vertex. In terms of visual speech animation, we have considered a total of 15 different positions to accurately model the articulation of Portuguese language — the visemes. For normalization purposes, each viseme is defined from the generic neutral face. The animation process is visually represented with linear time interpolation, given a sequence of visemes and its instants of occurrence.</text:p>
          </table:table-cell>
          <table:table-cell table:style-name="ce9"/>
          <table:table-cell table:style-name="ce7" office:value-type="string" calcext:value-type="string">
            <text:p>978-1-4244-7487-5</text:p>
          </table:table-cell>
          <table:table-cell table:style-name="ce7" office:value-type="string" calcext:value-type="string">
            <text:p>10.1109/EUROCON.2011.5929243</text:p>
          </table:table-cell>
          <table:table-cell table:style-name="ce9"/>
          <table:table-cell table:style-name="ce15" office:value-type="string" calcext:value-type="string">
            <text:p><text:a xlink:href="https://ieeexplore.ieee.org/stamp/stamp.jsp?arnumber=5929243" xlink:type="simple">https://ieeexplore.ieee.org/stamp/stamp.jsp?arnumber=5929243</text:a></text:p>
          </table:table-cell>
          <table:table-cell table:style-name="ce7" office:value-type="string" calcext:value-type="string">
            <text:p>talking heads;speech animation;model adjustment</text:p>
          </table:table-cell>
          <table:table-cell table:style-name="ce7" office:value-type="string" calcext:value-type="string">
            <text:p>Animation;Speech</text:p>
          </table:table-cell>
          <table:table-cell table:style-name="ce9"/>
          <table:table-cell table:style-name="ce7" office:value-type="float" office:value="4" calcext:value-type="float">
            <text:p>4</text:p>
          </table:table-cell>
          <table:table-cell table:style-name="ce9"/>
          <table:table-cell table:style-name="ce7" office:value-type="float" office:value="14" calcext:value-type="float">
            <text:p>14</text:p>
          </table:table-cell>
          <table:table-cell table:style-name="ce7" office:value-type="string" calcext:value-type="string">
            <text:p>IEEE</text:p>
          </table:table-cell>
          <table:table-cell table:style-name="ce7" office:value-type="string" calcext:value-type="string">
            <text:p>23 Jun 2011</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Heuristic and Neural Network Based Prediction of Project-Specific API Member Access</text:p>
          </table:table-cell>
          <table:table-cell table:style-name="ce7" office:value-type="string" calcext:value-type="string">
            <text:p>L. Jiang; H. Liu; H. Jiang; L. Zhang; H. Mei</text:p>
          </table:table-cell>
          <table:table-cell table:style-name="ce7" office:value-type="string" calcext:value-type="string">
            <text:p>School of Computer Science and Technology, Beijing Institute of Technology, Beijing, China; School of Computer Science and Technology, Beijing Institute of Technology, Beijing, China; School of Computer Science and Technology, Beijing Institute of Technology, Beijing, China; Key Laboratory of High Confidence Software Technologies, Ministry of Education, Beijing, China; School of Computer Science and Technology, Beijing Institute of Technology, Beijing, China</text:p>
          </table:table-cell>
          <table:table-cell table:style-name="ce7" office:value-type="string" calcext:value-type="string">
            <text:p>IEEE Transactions on Software Engineering</text:p>
          </table:table-cell>
          <table:table-cell table:style-name="ce11" office:value-type="date" office:date-value="2022-04-15" calcext:value-type="date">
            <text:p>15 Apr 2022</text:p>
          </table:table-cell>
          <table:table-cell table:style-name="ce7" office:value-type="float" office:value="2022" calcext:value-type="float">
            <text:p>2022</text:p>
          </table:table-cell>
          <table:table-cell table:style-name="ce7" office:value-type="float" office:value="48" calcext:value-type="float">
            <text:p>48</text:p>
          </table:table-cell>
          <table:table-cell table:style-name="ce7" office:value-type="float" office:value="4" calcext:value-type="float">
            <text:p>4</text:p>
          </table:table-cell>
          <table:table-cell table:style-name="ce7" office:value-type="float" office:value="1249" calcext:value-type="float">
            <text:p>1249</text:p>
          </table:table-cell>
          <table:table-cell table:style-name="ce7" office:value-type="float" office:value="1267" calcext:value-type="float">
            <text:p>1267</text:p>
          </table:table-cell>
          <table:table-cell table:style-name="ce4" office:value-type="string" calcext:value-type="string">
            <text:p>Code completion is to predict the rest of a statement a developer is typing. Although advanced code completion approaches have greatly improved the accuracy of code completion in modern IDEs, it remains challenging to predict project-specific API method invocations or field accesses because little knowledge about such elements could be learned in advance. To this end, in this paper we propose an accurate approach called HeeNAMA to suggesting the next project-specific API member access. HeeNAMA focuses on a specific but common case of code completion: suggesting the following member access whenever a project-specific API instance is followed by a dot on the right hand side of an assignment. By focusing on such a specific case, HeeNAMA can take full advantages of the context of the code completion, including the type of the left hand side expression of the assignment, the identifier on the left hand side, the type of the base instance, and similar assignments typed in before. All such information together enables highly accurate code completion. Given an incomplete assignment, HeeNAMA generates the initial candidate set according to the type of the base instance, and excludes those candidates that are not type compatible with the left hand side of the assignment. If the enclosing project contains assignments highly similar to the incomplete assignment, it makes suggestions based on such assignments. Otherwise, it selects the one from the initial candidate set that has the greatest lexical similarity with the left hand side of the assignment. Finally, it employs a neural network to filter out risky predictions, which guarantees high precision. Evaluation results on open-source applications suggest that compared to the state-of-the-art approaches and the state-of-the-practice tools HeeNAMA improves precision and recall by 70.68 and 25.23 percent, relatively.</text:p>
          </table:table-cell>
          <table:table-cell table:style-name="ce7" office:value-type="string" calcext:value-type="string">
            <text:p>1939-3520</text:p>
          </table:table-cell>
          <table:table-cell table:style-name="ce9"/>
          <table:table-cell table:style-name="ce7" office:value-type="string" calcext:value-type="string">
            <text:p>10.1109/TSE.2020.3017794</text:p>
          </table:table-cell>
          <table:table-cell table:style-name="ce7" office:value-type="string" calcext:value-type="string">
            <text:p>National Natural Science Foundation of China(grant numbers:61690205,61772071); National Key Research and Development Program of China(grant numbers:2016YFB1000801); </text:p>
          </table:table-cell>
          <table:table-cell table:style-name="ce15" office:value-type="string" calcext:value-type="string">
            <text:p><text:a xlink:href="https://ieeexplore.ieee.org/stamp/stamp.jsp?arnumber=9171589" xlink:type="simple">https://ieeexplore.ieee.org/stamp/stamp.jsp?arnumber=9171589</text:a></text:p>
          </table:table-cell>
          <table:table-cell table:style-name="ce7" office:value-type="string" calcext:value-type="string">
            <text:p>Code completion;non-API;deep learning;heuristic;LSTM</text:p>
          </table:table-cell>
          <table:table-cell table:style-name="ce7" office:value-type="string" calcext:value-type="string">
            <text:p>Hidden Markov models;Neural networks;Computational modeling;Open source software;Java;Data mining;Tools</text:p>
          </table:table-cell>
          <table:table-cell table:style-name="ce9"/>
          <table:table-cell table:style-name="ce7" office:value-type="float" office:value="3" calcext:value-type="float">
            <text:p>3</text:p>
          </table:table-cell>
          <table:table-cell table:style-name="ce9"/>
          <table:table-cell table:style-name="ce7" office:value-type="float" office:value="51" calcext:value-type="float">
            <text:p>51</text:p>
          </table:table-cell>
          <table:table-cell table:style-name="ce7" office:value-type="string" calcext:value-type="string">
            <text:p>IEEE</text:p>
          </table:table-cell>
          <table:table-cell table:style-name="ce11" office:value-type="date" office:date-value="2020-08-19" calcext:value-type="date">
            <text:p>19 Aug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EEE Standard for Information Technology--Test Methods for Measuring Conformance to Directory Services C Language Interfaces--Binding for Application Program Interface (API)</text:p>
          </table:table-cell>
          <table:table-cell table:style-name="ce9" table:number-columns-repeated="2"/>
          <table:table-cell table:style-name="ce7" office:value-type="string" calcext:value-type="string">
            <text:p>IEEE Std 1328.2-1993</text:p>
          </table:table-cell>
          <table:table-cell table:style-name="ce11" office:value-type="date" office:date-value="2002-08-06" calcext:value-type="date">
            <text:p>6 Aug 2002</text:p>
          </table:table-cell>
          <table:table-cell table:style-name="ce7" office:value-type="float" office:value="1994" calcext:value-type="float">
            <text:p>1994</text:p>
          </table:table-cell>
          <table:table-cell table:style-name="ce9" table:number-columns-repeated="2"/>
          <table:table-cell table:style-name="ce7" office:value-type="float" office:value="1" calcext:value-type="float">
            <text:p>1</text:p>
          </table:table-cell>
          <table:table-cell table:style-name="ce7" office:value-type="float" office:value="78" calcext:value-type="float">
            <text:p>78</text:p>
          </table:table-cell>
          <table:table-cell table:style-name="ce4" office:value-type="string" calcext:value-type="string">
            <text:p>Withdrawn Standard. Withdrawn Date: Mar 06, 2000. No longer endorsed by the IEEE. Test methods for the C language binding defined in IEEE Std 1327.2-1993 for the applications interface to directory services defined in IEEE Std 1224.2-1993 are specified.</text:p>
          </table:table-cell>
          <table:table-cell table:style-name="ce9"/>
          <table:table-cell table:style-name="ce7" office:value-type="string" calcext:value-type="string">
            <text:p>978-0-7381-2365-3</text:p>
          </table:table-cell>
          <table:table-cell table:style-name="ce7" office:value-type="string" calcext:value-type="string">
            <text:p>10.1109/IEEESTD.1994.122164</text:p>
          </table:table-cell>
          <table:table-cell table:style-name="ce9"/>
          <table:table-cell table:style-name="ce15" office:value-type="string" calcext:value-type="string">
            <text:p><text:a xlink:href="https://ieeexplore.ieee.org/stamp/stamp.jsp?arnumber=467423" xlink:type="simple">https://ieeexplore.ieee.org/stamp/stamp.jsp?arnumber=467423</text:a></text:p>
          </table:table-cell>
          <table:table-cell table:style-name="ce7" office:value-type="string" calcext:value-type="string">
            <text:p>Test methods;Portable application;Open systems;Directory;C language;Application portability;API</text:p>
          </table:table-cell>
          <table:table-cell table:style-name="ce7" office:value-type="string" calcext:value-type="string">
            <text:p>IEEE Standards;C languages;Consumer electronics;Patents;Authentication;Information technology</text:p>
          </table:table-cell>
          <table:table-cell table:style-name="ce9"/>
          <table:table-cell table:style-name="ce7" office:value-type="float" office:value="1" calcext:value-type="float">
            <text:p>1</text:p>
          </table:table-cell>
          <table:table-cell table:style-name="ce9"/>
          <table:table-cell table:style-name="ce7" office:value-type="float" office:value="26" calcext:value-type="float">
            <text:p>26</text:p>
          </table:table-cell>
          <table:table-cell table:style-name="ce9"/>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Standard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Rights Expression Model and a License Structure for ChinaDRM</text:p>
          </table:table-cell>
          <table:table-cell table:style-name="ce7" office:value-type="string" calcext:value-type="string">
            <text:p>J. Zhang; W. Lin; W. Shang</text:p>
          </table:table-cell>
          <table:table-cell table:style-name="ce7" office:value-type="string" calcext:value-type="string">
            <text:p>School of Computer Science and Cybersecurity, Communication University of China, Beijing, China; School of Computer Science and Cybersecurity, Communication University of China, Beijing, China; School of Computer Science and Cybersecurity, Communication University of China, Beijing, China</text:p>
          </table:table-cell>
          <table:table-cell table:style-name="ce7" office:value-type="string" calcext:value-type="string">
            <text:p>2019 IEEE/ACIS 18th International Conference on Computer and Information Science (ICIS)</text:p>
          </table:table-cell>
          <table:table-cell table:style-name="ce7" office:value-type="string" calcext:value-type="string">
            <text:p>27 Dec 2019</text:p>
          </table:table-cell>
          <table:table-cell table:style-name="ce7" office:value-type="float" office:value="2019" calcext:value-type="float">
            <text:p>2019</text:p>
          </table:table-cell>
          <table:table-cell table:style-name="ce9" table:number-columns-repeated="2"/>
          <table:table-cell table:style-name="ce7" office:value-type="float" office:value="360" calcext:value-type="float">
            <text:p>360</text:p>
          </table:table-cell>
          <table:table-cell table:style-name="ce7" office:value-type="float" office:value="365" calcext:value-type="float">
            <text:p>365</text:p>
          </table:table-cell>
          <table:table-cell table:style-name="ce4" office:value-type="string" calcext:value-type="string">
            <text:p>As an organization that develops DRM (digital right management) standards in China, ChinaDRM proposed a set of solutions for the DRM application. This paper mainly focuses on the rights expression and the content authorization mechanism of ChinaDRM. We built a basic model for ChinaDRM's rights expression, introduced the format of ChinaDRM license and gave a license instance for analysis. At the end of this paper, we introduced the content authorization mechanism of ChinaDRM.</text:p>
          </table:table-cell>
          <table:table-cell table:style-name="ce9"/>
          <table:table-cell table:style-name="ce7" office:value-type="string" calcext:value-type="string">
            <text:p>978-1-7281-0801-8</text:p>
          </table:table-cell>
          <table:table-cell table:style-name="ce7" office:value-type="string" calcext:value-type="string">
            <text:p>10.1109/ICIS46139.2019.8940325</text:p>
          </table:table-cell>
          <table:table-cell table:style-name="ce9"/>
          <table:table-cell table:style-name="ce15" office:value-type="string" calcext:value-type="string">
            <text:p><text:a xlink:href="https://ieeexplore.ieee.org/stamp/stamp.jsp?arnumber=8940325" xlink:type="simple">https://ieeexplore.ieee.org/stamp/stamp.jsp?arnumber=8940325</text:a></text:p>
          </table:table-cell>
          <table:table-cell table:style-name="ce7" office:value-type="string" calcext:value-type="string">
            <text:p>ChinaDRM;Rights Expression;License;Content Authorization</text:p>
          </table:table-cell>
          <table:table-cell table:style-name="ce7" office:value-type="string" calcext:value-type="string">
            <text:p>Licenses;Copyright protection;Indexes;Authorization;Encryption;Standards</text:p>
          </table:table-cell>
          <table:table-cell table:style-name="ce9"/>
          <table:table-cell table:style-name="ce7" office:value-type="float" office:value="1" calcext:value-type="float">
            <text:p>1</text:p>
          </table:table-cell>
          <table:table-cell table:style-name="ce9"/>
          <table:table-cell table:style-name="ce7" office:value-type="float" office:value="10" calcext:value-type="float">
            <text:p>10</text:p>
          </table:table-cell>
          <table:table-cell table:style-name="ce7" office:value-type="string" calcext:value-type="string">
            <text:p>IEEE</text:p>
          </table:table-cell>
          <table:table-cell table:style-name="ce7" office:value-type="string" calcext:value-type="string">
            <text:p>27 Dec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Cubic SVM Classifier Based Feature Extraction and Emotion Detection from Speech Signals</text:p>
          </table:table-cell>
          <table:table-cell table:style-name="ce7" office:value-type="string" calcext:value-type="string">
            <text:p>U. Jain; K. Nathani; N. Ruban; A. N. Joseph Raj; Z. Zhuang; V. G.V. Mahesh</text:p>
          </table:table-cell>
          <table:table-cell table:style-name="ce7" office:value-type="string" calcext:value-type="string">
            <text:p>VIT, School of Electrical Engineering, INDIA; VIT, School of Electrical Engineering, INDIA; VIT, School of Electrical Engineering, INDIA; Vidyalankar Institute of Technology, Mumbai, Maharashtra, IN; Department of Electronic Engineering, Shantou University, Shantou, Guangdong, China; Department of Electronics and Communication Engineering, Dr T Thimmaiah Institute of Technology, Kolar Gold Fields, Kamataka, India</text:p>
          </table:table-cell>
          <table:table-cell table:style-name="ce7" office:value-type="string" calcext:value-type="string">
            <text:p>2018 International Conference on Sensor Networks and Signal Processing (SNSP)</text:p>
          </table:table-cell>
          <table:table-cell table:style-name="ce11" office:value-type="date" office:date-value="2019-01-17" calcext:value-type="date">
            <text:p>17 Jan 2019</text:p>
          </table:table-cell>
          <table:table-cell table:style-name="ce7" office:value-type="float" office:value="2018" calcext:value-type="float">
            <text:p>2018</text:p>
          </table:table-cell>
          <table:table-cell table:style-name="ce9" table:number-columns-repeated="2"/>
          <table:table-cell table:style-name="ce7" office:value-type="float" office:value="386" calcext:value-type="float">
            <text:p>386</text:p>
          </table:table-cell>
          <table:table-cell table:style-name="ce7" office:value-type="float" office:value="391" calcext:value-type="float">
            <text:p>391</text:p>
          </table:table-cell>
          <table:table-cell table:style-name="ce4" office:value-type="string" calcext:value-type="string">
            <text:p>The detection of emotions from the speech is one of the most stirring and intriguing research areas in the field of artificial intelligence. In this paper, the emotion identification from Hindi language speech which is a popular language of India is carried out in a noisy environment after which multifarious emotions are classified into 4 main groups of emotional states namely happiness, sadness, anger and neutral. The proposed technique involves extraction of prosodic and spectral features of an acoustic signal like pitch, energy, formant, Mel-frequency Cepstrum Coefficients (MFCC) and Linear Prediction Cepstral Coefficient (LPCC) along with their classification using a cubic spine Support Vector Machine (SVM) classifier model. The system gave an overall accuracy of, 98.75% in male actor utterances and 95% in female actors. Experimental results manifest that the proposed technique garners better accuracy by correctly identifying the emotions and these results were moreover compared to the other existing methods of speech emotion detection. Furthermore, the extracted features along with, different classifier models were contrasted in this paper for better evaluation.</text:p>
          </table:table-cell>
          <table:table-cell table:style-name="ce9"/>
          <table:table-cell table:style-name="ce7" office:value-type="string" calcext:value-type="string">
            <text:p>978-1-5386-7413-0</text:p>
          </table:table-cell>
          <table:table-cell table:style-name="ce7" office:value-type="string" calcext:value-type="string">
            <text:p>10.1109/SNSP.2018.00081</text:p>
          </table:table-cell>
          <table:table-cell table:style-name="ce9"/>
          <table:table-cell table:style-name="ce15" office:value-type="string" calcext:value-type="string">
            <text:p><text:a xlink:href="https://ieeexplore.ieee.org/stamp/stamp.jsp?arnumber=8615959" xlink:type="simple">https://ieeexplore.ieee.org/stamp/stamp.jsp?arnumber=8615959</text:a></text:p>
          </table:table-cell>
          <table:table-cell table:style-name="ce7" office:value-type="string" calcext:value-type="string">
            <text:p>Mel-frequency Cepstrum Coefficients (MFCC);Linear Prediction Cepstral Coefficient (LPCC);Speech recognition;Emotion identifier;Support Vector Machine (SVM);Principal Component Analysis (PCA)</text:p>
          </table:table-cell>
          <table:table-cell table:style-name="ce7" office:value-type="string" calcext:value-type="string">
            <text:p>Feature extraction;Support vector machines;Databases;Speech recognition;Emotion recognition;Principal component analysis;Cepstral analysis</text:p>
          </table:table-cell>
          <table:table-cell table:style-name="ce9"/>
          <table:table-cell table:style-name="ce7" office:value-type="float" office:value="33" calcext:value-type="float">
            <text:p>33</text:p>
          </table:table-cell>
          <table:table-cell table:style-name="ce9"/>
          <table:table-cell table:style-name="ce7" office:value-type="float" office:value="21" calcext:value-type="float">
            <text:p>21</text:p>
          </table:table-cell>
          <table:table-cell table:style-name="ce7" office:value-type="string" calcext:value-type="string">
            <text:p>IEEE</text:p>
          </table:table-cell>
          <table:table-cell table:style-name="ce11" office:value-type="date" office:date-value="2019-01-17" calcext:value-type="date">
            <text:p>17 Jan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EEE Standard for Information Technology--Directory Services C Language Interfaces--Binding for Application Program Interface (API)</text:p>
          </table:table-cell>
          <table:table-cell table:style-name="ce9" table:number-columns-repeated="2"/>
          <table:table-cell table:style-name="ce7" office:value-type="string" calcext:value-type="string">
            <text:p>IEEE Std 1327.2-1993</text:p>
          </table:table-cell>
          <table:table-cell table:style-name="ce11" office:value-type="date" office:date-value="2002-08-06" calcext:value-type="date">
            <text:p>6 Aug 2002</text:p>
          </table:table-cell>
          <table:table-cell table:style-name="ce7" office:value-type="float" office:value="1994" calcext:value-type="float">
            <text:p>1994</text:p>
          </table:table-cell>
          <table:table-cell table:style-name="ce9" table:number-columns-repeated="2"/>
          <table:table-cell table:style-name="ce7" office:value-type="float" office:value="1" calcext:value-type="float">
            <text:p>1</text:p>
          </table:table-cell>
          <table:table-cell table:style-name="ce7" office:value-type="float" office:value="110" calcext:value-type="float">
            <text:p>110</text:p>
          </table:table-cell>
          <table:table-cell table:style-name="ce4" office:value-type="string" calcext:value-type="string">
            <text:p>A C programming language binding for the Application Program Interface (API) to directory services in IEEE Std 1224.2-1993 is defined. This standard is intended for use by application developers, system implementors, test method writers, and users to support application portability at the source-code level. The interface is designed for operational, rather than for management, interactions with a directory such as knowledge management or schema management. Security features are not generally visible in the interface in order to permit flexibility in security policies.</text:p>
          </table:table-cell>
          <table:table-cell table:style-name="ce9"/>
          <table:table-cell table:style-name="ce7" office:value-type="string" calcext:value-type="string">
            <text:p>978-0-7381-2362-2</text:p>
          </table:table-cell>
          <table:table-cell table:style-name="ce7" office:value-type="string" calcext:value-type="string">
            <text:p>10.1109/IEEESTD.1994.120262</text:p>
          </table:table-cell>
          <table:table-cell table:style-name="ce9"/>
          <table:table-cell table:style-name="ce15" office:value-type="string" calcext:value-type="string">
            <text:p><text:a xlink:href="https://ieeexplore.ieee.org/stamp/stamp.jsp?arnumber=316885" xlink:type="simple">https://ieeexplore.ieee.org/stamp/stamp.jsp?arnumber=316885</text:a></text:p>
          </table:table-cell>
          <table:table-cell table:style-name="ce7" office:value-type="string" calcext:value-type="string">
            <text:p>Portable application;Open systems;Directory;C language;Application portability;API</text:p>
          </table:table-cell>
          <table:table-cell table:style-name="ce7" office:value-type="string" calcext:value-type="string">
            <text:p>IEEE Standards;Consumer electronics;C languages;Patents;Authentication</text:p>
          </table:table-cell>
          <table:table-cell table:style-name="ce9" table:number-columns-repeated="2"/>
          <table:table-cell table:style-name="ce7" office:value-type="float" office:value="2" calcext:value-type="float">
            <text:p>2</text:p>
          </table:table-cell>
          <table:table-cell table:style-name="ce7" office:value-type="float" office:value="25" calcext:value-type="float">
            <text:p>25</text:p>
          </table:table-cell>
          <table:table-cell table:style-name="ce9"/>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Standard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Making Machine Learning Datasets and Models FAIR for HPC: A Methodology and Case Study</text:p>
          </table:table-cell>
          <table:table-cell table:style-name="ce7" office:value-type="string" calcext:value-type="string">
            <text:p>P. -H. Lin; C. Liao; W. Chen; T. Vanderbruggen; M. Emani; H. Xu</text:p>
          </table:table-cell>
          <table:table-cell table:style-name="ce7" office:value-type="string" calcext:value-type="string">
            <text:p>Lawrence Livermore National Laboratory, Livermore, CA 94550, USA; Lawrence Livermore National Laboratory, Livermore, CA 94550, USA; Lawrence Livermore National Laboratory, Livermore, CA 94550, USA; Lawrence Livermore National Laboratory, Livermore, CA 94550, USA; Argonne National Laboratory, Lemont, IL 60439, USA; California State University, Long Beach, CA 90840, USA</text:p>
          </table:table-cell>
          <table:table-cell table:style-name="ce7" office:value-type="string" calcext:value-type="string">
            <text:p>2022 Fourth International Conference on Transdisciplinary AI (TransAI)</text:p>
          </table:table-cell>
          <table:table-cell table:style-name="ce11" office:value-type="date" office:date-value="2022-11-18" calcext:value-type="date">
            <text:p>18 Nov 2022</text:p>
          </table:table-cell>
          <table:table-cell table:style-name="ce7" office:value-type="float" office:value="2022" calcext:value-type="float">
            <text:p>2022</text:p>
          </table:table-cell>
          <table:table-cell table:style-name="ce9" table:number-columns-repeated="2"/>
          <table:table-cell table:style-name="ce7" office:value-type="float" office:value="128" calcext:value-type="float">
            <text:p>128</text:p>
          </table:table-cell>
          <table:table-cell table:style-name="ce7" office:value-type="float" office:value="134" calcext:value-type="float">
            <text:p>134</text:p>
          </table:table-cell>
          <table:table-cell table:style-name="ce4" office:value-type="string" calcext:value-type="string">
            <text:p>The FAIR Guiding Principles aim to improve the findability, accessibility, interoperability, and reusability of digital content by making them both human and machine actionable. However, these principles have not yet been broadly adopted in the domain of machine learning-based program analyses and optimizations for High-Performance Computing (HPC). In this paper, we design a methodology to make HPC datasets and machine learning models FAIR after investigating existing FAIRness assessment and improvement techniques. Our methodology includes a comprehensive, quantitative assessment for elected data, followed by concrete, actionable suggestions to improve FAIRness with respect to common issues related to persistent identifiers, rich metadata descriptions, license and provenance information. Moreover, we select a representative training dataset to evaluate our methodology. The experiment shows the methodology can effectively improve the dataset and model’s FAIRness from an initial score of 19.1% to the final score of 83.0%.</text:p>
          </table:table-cell>
          <table:table-cell table:style-name="ce9"/>
          <table:table-cell table:style-name="ce7" office:value-type="string" calcext:value-type="string">
            <text:p>978-1-6654-7184-8</text:p>
          </table:table-cell>
          <table:table-cell table:style-name="ce7" office:value-type="string" calcext:value-type="string">
            <text:p>10.1109/TransAI54797.2022.00029</text:p>
          </table:table-cell>
          <table:table-cell table:style-name="ce9"/>
          <table:table-cell table:style-name="ce15" office:value-type="string" calcext:value-type="string">
            <text:p><text:a xlink:href="https://ieeexplore.ieee.org/stamp/stamp.jsp?arnumber=9951530" xlink:type="simple">https://ieeexplore.ieee.org/stamp/stamp.jsp?arnumber=9951530</text:a></text:p>
          </table:table-cell>
          <table:table-cell table:style-name="ce7" office:value-type="string" calcext:value-type="string">
            <text:p>FAIR;machine learning;HPC;ontology</text:p>
          </table:table-cell>
          <table:table-cell table:style-name="ce7" office:value-type="string" calcext:value-type="string">
            <text:p>Training;High performance computing;Design methodology;Machine learning;Persistent identifiers;Ontologies;Metadata</text:p>
          </table:table-cell>
          <table:table-cell table:style-name="ce9" table:number-columns-repeated="3"/>
          <table:table-cell table:style-name="ce7" office:value-type="float" office:value="15" calcext:value-type="float">
            <text:p>15</text:p>
          </table:table-cell>
          <table:table-cell table:style-name="ce7" office:value-type="string" calcext:value-type="string">
            <text:p>IEEE</text:p>
          </table:table-cell>
          <table:table-cell table:style-name="ce11" office:value-type="date" office:date-value="2022-11-18" calcext:value-type="date">
            <text:p>18 Nov 202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UM3 data exchange model and encoding rules</text:p>
          </table:table-cell>
          <table:table-cell table:style-name="ce7" office:value-type="string" calcext:value-type="string">
            <text:p>Wunbae Jeon; Hak-Jin Chong; Han-Wook Jung</text:p>
          </table:table-cell>
          <table:table-cell table:style-name="ce7" office:value-type="string" calcext:value-type="string">
            <text:p>Advanced Institute of Technology, KT Corporation, Seoul, South Korea; Advanced Institute of Technology, KT Corporation, Seoul, South Korea; Advanced Institute of Technology, KT Corporation, Seoul, South Korea</text:p>
          </table:table-cell>
          <table:table-cell table:style-name="ce7" office:value-type="string" calcext:value-type="string">
            <text:p>2012 14th Asia-Pacific Network Operations and Management Symposium (APNOMS)</text:p>
          </table:table-cell>
          <table:table-cell table:style-name="ce11" office:value-type="date" office:date-value="2012-11-24" calcext:value-type="date">
            <text:p>24 Nov 2012</text:p>
          </table:table-cell>
          <table:table-cell table:style-name="ce7" office:value-type="float" office:value="2012" calcext:value-type="float">
            <text:p>2012</text:p>
          </table:table-cell>
          <table:table-cell table:style-name="ce9" table:number-columns-repeated="2"/>
          <table:table-cell table:style-name="ce7" office:value-type="float" office:value="1" calcext:value-type="float">
            <text:p>1</text:p>
          </table:table-cell>
          <table:table-cell table:style-name="ce7" office:value-type="float" office:value="5" calcext:value-type="float">
            <text:p>5</text:p>
          </table:table-cell>
          <table:table-cell table:style-name="ce4" office:value-type="string" calcext:value-type="string">
            <text:p>M2M (Machine to machine) service has been designed to provide the customer with remote monitoring and control for various sensors and controllers. M2M platform is composed of a bunch of the software and devices equipped with network connectivity providing data manipulation and exchange among devices and applications. It is also required to be equipped with data management and analysis functions independent of the specific services. In this paper, it is proposed a highly scalable and flexible data exchange protocol, named UM3, which is independent to industry and products. The proposed UM3 data exchange protocols with data model and its encoding rules have strong interoperability to the various M2M related industry standards. UM3 data model based on ITU-T ASN.1 specification language has the capability of representing a time varying unstructured data format. The binary encoding rule of UM3 uses T-NL-N-L-V PDU format. It uses character string instead of numerical tag values as its attribute identifier. UM3 encoding rule provides XML and JSON encoding schemes as its text-based encoding methods. The merits of binary and text based encoding rules are more self-descriptive compared to numerical values based BER, XER and BACnet, etc. By the proposed in this paper self-descriptive capability and compatibility to the other industry protocols, integration of various M2M devices with different industry M2M platforms shall be more easer and expandable by modular way resulting general purpose M2M services. Finally, the pros and cons by character string based data exchange protocol and the future directions of M2M platform for different type of sensors and industry would be discussed and suggested.</text:p>
          </table:table-cell>
          <table:table-cell table:style-name="ce9"/>
          <table:table-cell table:style-name="ce7" office:value-type="string" calcext:value-type="string">
            <text:p>978-1-4673-4496-8</text:p>
          </table:table-cell>
          <table:table-cell table:style-name="ce7" office:value-type="string" calcext:value-type="string">
            <text:p>10.1109/APNOMS.2012.6356058</text:p>
          </table:table-cell>
          <table:table-cell table:style-name="ce9"/>
          <table:table-cell table:style-name="ce15" office:value-type="string" calcext:value-type="string">
            <text:p><text:a xlink:href="https://ieeexplore.ieee.org/stamp/stamp.jsp?arnumber=6356058" xlink:type="simple">https://ieeexplore.ieee.org/stamp/stamp.jsp?arnumber=6356058</text:a></text:p>
          </table:table-cell>
          <table:table-cell table:style-name="ce7" office:value-type="string" calcext:value-type="string">
            <text:p>UM3;encoding;M2M;unstructured data</text:p>
          </table:table-cell>
          <table:table-cell table:style-name="ce7" office:value-type="string" calcext:value-type="string">
            <text:p>Protocols;Encoding;Data models;Business;XML;Syntactics;Industries</text:p>
          </table:table-cell>
          <table:table-cell table:style-name="ce9" table:number-columns-repeated="3"/>
          <table:table-cell table:style-name="ce7" office:value-type="float" office:value="6" calcext:value-type="float">
            <text:p>6</text:p>
          </table:table-cell>
          <table:table-cell table:style-name="ce7" office:value-type="string" calcext:value-type="string">
            <text:p>IEEE</text:p>
          </table:table-cell>
          <table:table-cell table:style-name="ce11" office:value-type="date" office:date-value="2012-11-24" calcext:value-type="date">
            <text:p>24 Nov 201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Composition and Configuration Patterns in Multiple-View Visualizations</text:p>
          </table:table-cell>
          <table:table-cell table:style-name="ce7" office:value-type="string" calcext:value-type="string">
            <text:p>X. Chen; W. Zeng; Y. Lin; H. M. AI-maneea; J. Roberts; R. Chang</text:p>
          </table:table-cell>
          <table:table-cell table:style-name="ce7" office:value-type="string" calcext:value-type="string">
            <text:p>Shenzhen Institutes of Advanced Technology, Chinese Academy of Sciences; Shenzhen Institutes of Advanced Technology, Chinese Academy of Sciences; Shenzhen Institutes of Advanced Technology, Chinese Academy of Sciences; Bangor University; Bangor University; Tufts University</text:p>
          </table:table-cell>
          <table:table-cell table:style-name="ce7" office:value-type="string" calcext:value-type="string">
            <text:p>IEEE Transactions on Visualization and Computer Graphics</text:p>
          </table:table-cell>
          <table:table-cell table:style-name="ce11" office:value-type="date" office:date-value="2021-01-28" calcext:value-type="date">
            <text:p>28 Jan 2021</text:p>
          </table:table-cell>
          <table:table-cell table:style-name="ce7" office:value-type="float" office:value="2021" calcext:value-type="float">
            <text:p>2021</text:p>
          </table:table-cell>
          <table:table-cell table:style-name="ce7" office:value-type="float" office:value="27" calcext:value-type="float">
            <text:p>27</text:p>
          </table:table-cell>
          <table:table-cell table:style-name="ce7" office:value-type="float" office:value="2" calcext:value-type="float">
            <text:p>2</text:p>
          </table:table-cell>
          <table:table-cell table:style-name="ce7" office:value-type="float" office:value="1514" calcext:value-type="float">
            <text:p>1514</text:p>
          </table:table-cell>
          <table:table-cell table:style-name="ce7" office:value-type="float" office:value="1524" calcext:value-type="float">
            <text:p>1524</text:p>
          </table:table-cell>
          <table:table-cell table:style-name="ce4" office:value-type="string" calcext:value-type="string">
            <text:p>Multiple-view visualization (MV) is a layout design technique often employed to help users see a large number of data attributes and values in a single cohesive representation. Because of its generalizability, the MV design has been widely adopted by the visualization community to help users examine and interact with large, complex, and high-dimensional data. However, although ubiquitous, there has been little work to categorize and analyze MVs in order to better understand its design space. As a result, there has been little to no guideline in how to use the MV design effectively. In this paper, we present an in-depth study of how MVs are designed in practice. We focus on two fundamental measures of multiple-view patterns: composition, which quantifies what view types and how many are there; and configuration, which characterizes spatial arrangement of view layouts in the display space. We build a new dataset containing 360 images of MVs collected from IEEE VIS, EuroVis, and PacificVis publications 2011 to 2019, and make fine-grained annotations of view types and layouts for these visualization images. From this data we conduct composition and configuration analyses using quantitative metrics of term frequency and layout topology. We identify common practices around MVs, including relationship of view types, popular view layouts, and correlation between view types and layouts. We combine the findings into a MV recommendation system, providing interactive tools to explore the design space, and support example-based design.</text:p>
          </table:table-cell>
          <table:table-cell table:style-name="ce7" office:value-type="string" calcext:value-type="string">
            <text:p>1941-0506</text:p>
          </table:table-cell>
          <table:table-cell table:style-name="ce9"/>
          <table:table-cell table:style-name="ce7" office:value-type="string" calcext:value-type="string">
            <text:p>10.1109/TVCG.2020.3030338</text:p>
          </table:table-cell>
          <table:table-cell table:style-name="ce7" office:value-type="string" calcext:value-type="string">
            <text:p>National Natural Science Foundation of China(grant numbers:61802388); National Science Foundation(grant numbers:OAC-1940175,OAC-1939945,IIS-1452977,DGE-1855886); DARPA(grant numbers:FA8750-17-2-0107); </text:p>
          </table:table-cell>
          <table:table-cell table:style-name="ce15" office:value-type="string" calcext:value-type="string">
            <text:p><text:a xlink:href="https://ieeexplore.ieee.org/stamp/stamp.jsp?arnumber=9222323" xlink:type="simple">https://ieeexplore.ieee.org/stamp/stamp.jsp?arnumber=9222323</text:a></text:p>
          </table:table-cell>
          <table:table-cell table:style-name="ce7" office:value-type="string" calcext:value-type="string">
            <text:p>Multiple views;design pattern;quantitative analysis;example-based design</text:p>
          </table:table-cell>
          <table:table-cell table:style-name="ce7" office:value-type="string" calcext:value-type="string">
            <text:p>Data visualization;Layout;Visualization;Tools;Task analysis;Guidelines</text:p>
          </table:table-cell>
          <table:table-cell table:style-name="ce9"/>
          <table:table-cell table:style-name="ce7" office:value-type="float" office:value="43" calcext:value-type="float">
            <text:p>43</text:p>
          </table:table-cell>
          <table:table-cell table:style-name="ce9"/>
          <table:table-cell table:style-name="ce7" office:value-type="float" office:value="59" calcext:value-type="float">
            <text:p>59</text:p>
          </table:table-cell>
          <table:table-cell table:style-name="ce7" office:value-type="string" calcext:value-type="string">
            <text:p>IEEE</text:p>
          </table:table-cell>
          <table:table-cell table:style-name="ce7" office:value-type="string" calcext:value-type="string">
            <text:p>13 Oct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rapid modeling tool for virtual prototypes</text:p>
          </table:table-cell>
          <table:table-cell table:style-name="ce7" office:value-type="string" calcext:value-type="string">
            <text:p>W. R. Cyre; J. Hess; A. Gunawan; R. Sojitra</text:p>
          </table:table-cell>
          <table:table-cell table:style-name="ce7" office:value-type="string" calcext:value-type="string">
            <text:p>Department of Electrical and Computer Engineering, Automatic Design Research Group, Virginia Polytechnic Institute and State University, Blacksburg, VA, USA; Department of Electrical and Computer Engineering, Automatic Design Research Group, Virginia Polytechnic Institute and State University, Blacksburg, VA, USA; Department of Electrical and Computer Engineering, Automatic Design Research Group, Virginia Polytechnic Institute and State University, Blacksburg, VA, USA; Department of Electrical and Computer Engineering, Automatic Design Research Group, Virginia Polytechnic Institute and State University, Blacksburg, VA, USA</text:p>
          </table:table-cell>
          <table:table-cell table:style-name="ce7" office:value-type="string" calcext:value-type="string">
            <text:p>Proceedings Tenth IEEE International Workshop on Rapid System Prototyping. Shortening the Path from Specification to Prototype (Cat. No.PR00246)</text:p>
          </table:table-cell>
          <table:table-cell table:style-name="ce11" office:value-type="date" office:date-value="2002-08-06" calcext:value-type="date">
            <text:p>6 Aug 2002</text:p>
          </table:table-cell>
          <table:table-cell table:style-name="ce7" office:value-type="float" office:value="1999" calcext:value-type="float">
            <text:p>1999</text:p>
          </table:table-cell>
          <table:table-cell table:style-name="ce9" table:number-columns-repeated="2"/>
          <table:table-cell table:style-name="ce7" office:value-type="float" office:value="178" calcext:value-type="float">
            <text:p>178</text:p>
          </table:table-cell>
          <table:table-cell table:style-name="ce7" office:value-type="float" office:value="183" calcext:value-type="float">
            <text:p>183</text:p>
          </table:table-cell>
          <table:table-cell table:style-name="ce4" office:value-type="string" calcext:value-type="string">
            <text:p>ModelMaker is a tool being developed to help modelers rapidly develop behavioral models from natural language descriptions to support the construction of virtual prototypes. This tool analyzes documents for behavioral patterns and constructs a component and signal index for search and retrieval of relevant text. The tool's interface features an edit window for HDL model development and a source window in which retrieved text and behaviors are displayed. Relevant source text can be retrieved by searches on entity and signal identifiers or on noun phrases automatically extracted from the source document. In addition the document can be automatically analyzed for behaviors which identify processes and events, as well as the devices and values which participate in them and, in some cases, how they interact. A natural agent/transaction modeling style is suggested for exploiting the extracted information.</text:p>
          </table:table-cell>
          <table:table-cell table:style-name="ce9"/>
          <table:table-cell table:style-name="ce7" office:value-type="string" calcext:value-type="string">
            <text:p>0-7695-0246-6</text:p>
          </table:table-cell>
          <table:table-cell table:style-name="ce7" office:value-type="string" calcext:value-type="string">
            <text:p>10.1109/IWRSP.1999.779050</text:p>
          </table:table-cell>
          <table:table-cell table:style-name="ce9"/>
          <table:table-cell table:style-name="ce15" office:value-type="string" calcext:value-type="string">
            <text:p><text:a xlink:href="https://ieeexplore.ieee.org/stamp/stamp.jsp?arnumber=779050" xlink:type="simple">https://ieeexplore.ieee.org/stamp/stamp.jsp?arnumber=779050</text:a></text:p>
          </table:table-cell>
          <table:table-cell table:style-name="ce9"/>
          <table:table-cell table:style-name="ce7" office:value-type="string" calcext:value-type="string">
            <text:p>Virtual prototyping;Automatic control;Natural languages;Hardware design languages;Signal processing;Data mining;Pattern analysis;Signal analysis;Proposals;Displays</text:p>
          </table:table-cell>
          <table:table-cell table:style-name="ce9"/>
          <table:table-cell table:style-name="ce7" office:value-type="float" office:value="3" calcext:value-type="float">
            <text:p>3</text:p>
          </table:table-cell>
          <table:table-cell table:style-name="ce9"/>
          <table:table-cell table:style-name="ce7" office:value-type="float" office:value="8" calcext:value-type="float">
            <text:p>8</text:p>
          </table:table-cell>
          <table:table-cell table:style-name="ce7" office:value-type="string" calcext:value-type="string">
            <text:p>IEEE</text:p>
          </table:table-cell>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Smart Collaborative Authentication Framework for Multi-Dimensional Fine-Grained Control</text:p>
          </table:table-cell>
          <table:table-cell table:style-name="ce7" office:value-type="string" calcext:value-type="string">
            <text:p>Z. Ai; Y. Liu; L. Chang; F. Lin; F. Song</text:p>
          </table:table-cell>
          <table:table-cell table:style-name="ce7" office:value-type="string" calcext:value-type="string">
            <text:p>School of Electronic and Information Engineering, Beijing Jiaotong University, Beijing, China; School of Electronic and Information Engineering, Beijing Jiaotong University, Beijing, China; China Unicom, Network Technology Research Institute, Beijing, China; School of Computer and Communication Engineering, University of Science and Technology Beijing, Beijing, China; School of Electronic and Information Engineering, Beijing Jiaotong University, Beijing, China</text:p>
          </table:table-cell>
          <table:table-cell table:style-name="ce7" office:value-type="string" calcext:value-type="string">
            <text:p>IEEE Access</text:p>
          </table:table-cell>
          <table:table-cell table:style-name="ce11" office:value-type="date" office:date-value="2020-01-14" calcext:value-type="date">
            <text:p>14 Jan 2020</text:p>
          </table:table-cell>
          <table:table-cell table:style-name="ce7" office:value-type="float" office:value="2020" calcext:value-type="float">
            <text:p>2020</text:p>
          </table:table-cell>
          <table:table-cell table:style-name="ce7" office:value-type="float" office:value="8" calcext:value-type="float">
            <text:p>8</text:p>
          </table:table-cell>
          <table:table-cell table:style-name="ce9"/>
          <table:table-cell table:style-name="ce7" office:value-type="float" office:value="8101" calcext:value-type="float">
            <text:p>8101</text:p>
          </table:table-cell>
          <table:table-cell table:style-name="ce7" office:value-type="float" office:value="8113" calcext:value-type="float">
            <text:p>8113</text:p>
          </table:table-cell>
          <table:table-cell table:style-name="ce4" office:value-type="string" calcext:value-type="string">
            <text:p>The emergence of the 5G network has brought broad prospects for the massive terminal access and ubiquitous Internet of Things (IoTs). Potential attacking opportunities triggered by this progress are severely impacting the security fortress of current networks, especially in the edge access part. However, due to the unitary protection and inferior isolation, available security schemes are incapable of effectively eliminating these hidden perils. Motivated by these facts, we propose a Multi-dimensional Fine-grained Control (MFC) framework to strengthen safety and reliability in Radio Access Networks (RANs). First, we comprehensively survey and summarize the existing security schemes to grasp respective effects and limitations. Second, the MFC framework is established to describe the model structure and implementation processes. An identifier mapping mechanism is designed to achieve network isolation. We perform the security analysis of MFC by theoretically comparing diversified policies. Third, an integrated set of the authentication prototype system is created with wireless environment parameters settings. Specific verification scenarios are illustrated. Finally, we test the performances of the MFC framework. Validation results demonstrate that the proposed scheme can accomplish reliable security control at the access side. Comparing to multiple schemes, the performances, in terms of time and concurrency, are optimized. Therefore, the MFC framework is feasible for applications in 5G or IoT.</text:p>
          </table:table-cell>
          <table:table-cell table:style-name="ce7" office:value-type="string" calcext:value-type="string">
            <text:p>2169-3536</text:p>
          </table:table-cell>
          <table:table-cell table:style-name="ce9"/>
          <table:table-cell table:style-name="ce7" office:value-type="string" calcext:value-type="string">
            <text:p>10.1109/ACCESS.2019.2962247</text:p>
          </table:table-cell>
          <table:table-cell table:style-name="ce7" office:value-type="string" calcext:value-type="string">
            <text:p>National Natural Science Foundation of China(grant numbers:61602034); Joint Foundation of China University of Petroleum-Beijing at Karamay; </text:p>
          </table:table-cell>
          <table:table-cell table:style-name="ce15" office:value-type="string" calcext:value-type="string">
            <text:p><text:a xlink:href="https://ieeexplore.ieee.org/stamp/stamp.jsp?arnumber=8943225" xlink:type="simple">https://ieeexplore.ieee.org/stamp/stamp.jsp?arnumber=8943225</text:a></text:p>
          </table:table-cell>
          <table:table-cell table:style-name="ce7" office:value-type="string" calcext:value-type="string">
            <text:p>Edge access control;multi-dimensional authentication;unique user identifier;bidirectional control</text:p>
          </table:table-cell>
          <table:table-cell table:style-name="ce7" office:value-type="string" calcext:value-type="string">
            <text:p>Access control;Authentication;Encryption;Collaboration;5G mobile communication</text:p>
          </table:table-cell>
          <table:table-cell table:style-name="ce9"/>
          <table:table-cell table:style-name="ce7" office:value-type="float" office:value="12" calcext:value-type="float">
            <text:p>12</text:p>
          </table:table-cell>
          <table:table-cell table:style-name="ce9"/>
          <table:table-cell table:style-name="ce7" office:value-type="float" office:value="46" calcext:value-type="float">
            <text:p>46</text:p>
          </table:table-cell>
          <table:table-cell table:style-name="ce7" office:value-type="string" calcext:value-type="string">
            <text:p>CCBY</text:p>
          </table:table-cell>
          <table:table-cell table:style-name="ce7" office:value-type="string" calcext:value-type="string">
            <text:p>25 Dec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Predictive Analysis for Detecting Deadlock in MPI Programs</text:p>
          </table:table-cell>
          <table:table-cell table:style-name="ce7" office:value-type="string" calcext:value-type="string">
            <text:p>Y. Huang; B. Ogles; E. Mercer</text:p>
          </table:table-cell>
          <table:table-cell table:style-name="ce7" office:value-type="string" calcext:value-type="string">
            <text:p>Southwestern University of Finance and Economics; Brigham Young University; Brigham Young University</text:p>
          </table:table-cell>
          <table:table-cell table:style-name="ce7" office:value-type="string" calcext:value-type="string">
            <text:p>2020 35th IEEE/ACM International Conference on Automated Software Engineering (ASE)</text:p>
          </table:table-cell>
          <table:table-cell table:style-name="ce7" office:value-type="string" calcext:value-type="string">
            <text:p>24 Dec 2020</text:p>
          </table:table-cell>
          <table:table-cell table:style-name="ce7" office:value-type="float" office:value="2020" calcext:value-type="float">
            <text:p>2020</text:p>
          </table:table-cell>
          <table:table-cell table:style-name="ce9" table:number-columns-repeated="2"/>
          <table:table-cell table:style-name="ce7" office:value-type="float" office:value="18" calcext:value-type="float">
            <text:p>18</text:p>
          </table:table-cell>
          <table:table-cell table:style-name="ce7" office:value-type="float" office:value="28" calcext:value-type="float">
            <text:p>28</text:p>
          </table:table-cell>
          <table:table-cell table:style-name="ce4" office:value-type="string" calcext:value-type="string">
            <text:p>A common problem in MPI programs is deadlock: when two or more processes are blocked indefinitely due to a circular communication dependency. Automatically detecting deadlock is difficult due to its schedule-dependent nature. This paper presents a predictive analysis for single-path MPI programs that observes a single program execution and then determines whether any other feasible schedule of the program can lead to a deadlock. The analysis works by identifying problematic communication patterns in a dependency graph to form a set of deadlock candidates. The deadlock candidates are filtered by an abstract machine and ultimately tested for reachability by an SMT solver with an efficient encoding for deadlock. This approach quickly yields a set of high probability deadlock candidates useful for reasoning about complex codes and yields higher performance overall in many cases compared to other state-of-the-art analyses. The analysis is sound and complete for single-path MPI programs on a given input.</text:p>
          </table:table-cell>
          <table:table-cell table:style-name="ce7" office:value-type="string" calcext:value-type="string">
            <text:p>2643-1572</text:p>
          </table:table-cell>
          <table:table-cell table:style-name="ce7" office:value-type="string" calcext:value-type="string">
            <text:p>978-1-4503-6768-4</text:p>
          </table:table-cell>
          <table:table-cell table:style-name="ce9" table:number-columns-repeated="2"/>
          <table:table-cell table:style-name="ce15" office:value-type="string" calcext:value-type="string">
            <text:p><text:a xlink:href="https://ieeexplore.ieee.org/stamp/stamp.jsp?arnumber=9286122" xlink:type="simple">https://ieeexplore.ieee.org/stamp/stamp.jsp?arnumber=9286122</text:a></text:p>
          </table:table-cell>
          <table:table-cell table:style-name="ce7" office:value-type="string" calcext:value-type="string">
            <text:p>Distributed programming languages;deadlock;predictive analysis;abstract machine;cycle detection</text:p>
          </table:table-cell>
          <table:table-cell table:style-name="ce7" office:value-type="string" calcext:value-type="string">
            <text:p>Schedules;Filtering;System recovery;Programming;Encoding;Predictive analytics;Software engineering</text:p>
          </table:table-cell>
          <table:table-cell table:style-name="ce9" table:number-columns-repeated="3"/>
          <table:table-cell table:style-name="ce7" office:value-type="float" office:value="34" calcext:value-type="float">
            <text:p>34</text:p>
          </table:table-cell>
          <table:table-cell table:style-name="ce9"/>
          <table:table-cell table:style-name="ce7" office:value-type="string" calcext:value-type="string">
            <text:p>24 Dec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n empirical text categorizing computational model based on stylistic aspects</text:p>
          </table:table-cell>
          <table:table-cell table:style-name="ce7" office:value-type="string" calcext:value-type="string">
            <text:p>S. E. Michos; E. Stamatatos; N. Fakotakis; G. Kokkinakis</text:p>
          </table:table-cell>
          <table:table-cell table:style-name="ce7" office:value-type="string" calcext:value-type="string">
            <text:p>Department of Electrical and Computer Engineering, Division of Telecommunications and Information Technology, University of Patras, Greece; Department of Electrical and Computer Engineering, Division of Telecommunications and Information Technology, University of Patras, Greece; Department of Electrical and Computer Engineering, Division of Telecommunications and Information Technology, University of Patras, Greece; Department of Electrical and Computer Engineering, Division of Telecommunications and Information Technology, University of Patras, Greece</text:p>
          </table:table-cell>
          <table:table-cell table:style-name="ce7" office:value-type="string" calcext:value-type="string">
            <text:p>Proceedings Eighth IEEE International Conference on Tools with Artificial Intelligence</text:p>
          </table:table-cell>
          <table:table-cell table:style-name="ce11" office:value-type="date" office:date-value="2002-08-06" calcext:value-type="date">
            <text:p>6 Aug 2002</text:p>
          </table:table-cell>
          <table:table-cell table:style-name="ce7" office:value-type="float" office:value="1996" calcext:value-type="float">
            <text:p>1996</text:p>
          </table:table-cell>
          <table:table-cell table:style-name="ce9" table:number-columns-repeated="2"/>
          <table:table-cell table:style-name="ce7" office:value-type="float" office:value="71" calcext:value-type="float">
            <text:p>71</text:p>
          </table:table-cell>
          <table:table-cell table:style-name="ce7" office:value-type="float" office:value="77" calcext:value-type="float">
            <text:p>77</text:p>
          </table:table-cell>
          <table:table-cell table:style-name="ce4" office:value-type="string" calcext:value-type="string">
            <text:p>The presented work is strongly motivated by the need for categorizing unrestricted text in terms of a functional style (FS) in order to attain a satisfying outcome in style processing. Towards this aim, a three level description of FS is given that comprises: (a) the basic categories of FS; (b) the main features that characterize each one of the above categories; and (c) the linguistic identifiers that act as style markers in text for the identification of the above features. Special emphasis is put on the problems that faced the computational implementation of the aforementioned findings, as well as the selection of the most appropriate stylometrics (i.e., stylistic scores) to achieve better results on text categorization. This approach is language independent, empirically driven, and can be used in various applications including grammar and style checking, natural language generation, style verification in real world text, and recognition of style shift between adjacent portions of text.</text:p>
          </table:table-cell>
          <table:table-cell table:style-name="ce7" office:value-type="string" calcext:value-type="string">
            <text:p>1082-3409</text:p>
          </table:table-cell>
          <table:table-cell table:style-name="ce7" office:value-type="string" calcext:value-type="string">
            <text:p>0-8186-7686-7</text:p>
          </table:table-cell>
          <table:table-cell table:style-name="ce7" office:value-type="string" calcext:value-type="string">
            <text:p>10.1109/TAI.1996.560403</text:p>
          </table:table-cell>
          <table:table-cell table:style-name="ce9"/>
          <table:table-cell table:style-name="ce15" office:value-type="string" calcext:value-type="string">
            <text:p><text:a xlink:href="https://ieeexplore.ieee.org/stamp/stamp.jsp?arnumber=560403" xlink:type="simple">https://ieeexplore.ieee.org/stamp/stamp.jsp?arnumber=560403</text:a></text:p>
          </table:table-cell>
          <table:table-cell table:style-name="ce9"/>
          <table:table-cell table:style-name="ce7" office:value-type="string" calcext:value-type="string">
            <text:p>Text categorization;Computational modeling;Telecommunication computing;Statistical analysis;Information technology;Natural languages;Text recognition;Marine vehicles;Humans;Educational institutions</text:p>
          </table:table-cell>
          <table:table-cell table:style-name="ce9"/>
          <table:table-cell table:style-name="ce7" office:value-type="float" office:value="5" calcext:value-type="float">
            <text:p>5</text:p>
          </table:table-cell>
          <table:table-cell table:style-name="ce9"/>
          <table:table-cell table:style-name="ce7" office:value-type="float" office:value="13" calcext:value-type="float">
            <text:p>13</text:p>
          </table:table-cell>
          <table:table-cell table:style-name="ce7" office:value-type="string" calcext:value-type="string">
            <text:p>IEEE</text:p>
          </table:table-cell>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ROS for Human-Robot Interaction</text:p>
          </table:table-cell>
          <table:table-cell table:style-name="ce7" office:value-type="string" calcext:value-type="string">
            <text:p>Y. Mohamed; S. Lemaignan</text:p>
          </table:table-cell>
          <table:table-cell table:style-name="ce7" office:value-type="string" calcext:value-type="string">
            <text:p>Bristol Robotics Laboratory, University of the West of England, Bristol, UK; Bristol Robotics Laboratory, University of the West of England, Bristol, UK</text:p>
          </table:table-cell>
          <table:table-cell table:style-name="ce7" office:value-type="string" calcext:value-type="string">
            <text:p>2021 IEEE/RSJ International Conference on Intelligent Robots and Systems (IROS)</text:p>
          </table:table-cell>
          <table:table-cell table:style-name="ce7" office:value-type="string" calcext:value-type="string">
            <text:p>16 Dec 2021</text:p>
          </table:table-cell>
          <table:table-cell table:style-name="ce7" office:value-type="float" office:value="2021" calcext:value-type="float">
            <text:p>2021</text:p>
          </table:table-cell>
          <table:table-cell table:style-name="ce9" table:number-columns-repeated="2"/>
          <table:table-cell table:style-name="ce7" office:value-type="float" office:value="3020" calcext:value-type="float">
            <text:p>3020</text:p>
          </table:table-cell>
          <table:table-cell table:style-name="ce7" office:value-type="float" office:value="3027" calcext:value-type="float">
            <text:p>3027</text:p>
          </table:table-cell>
          <table:table-cell table:style-name="ce4" office:value-type="string" calcext:value-type="string">
            <text:p>Integrating real-time, complex social signal processing into robotic systems – especially in real-world, multi-party interaction situations – is a challenge faced by many in the Human-Robot Interaction (HRI) community. The difficulty is compounded by the lack of any standard model for human representation that would facilitate the development and interoperability of social perception components and pipelines. We introduce in this paper a set of conventions and standard interfaces for HRI scenarios, designed to be used with the Robot Operating System (ROS). It directly aims at promoting interoperability and re-usability of core functionality between the many HRI-related software tools, from skeleton tracking, to face recognition, to natural language processing. Importantly, these interfaces are designed to be relevant to a broad range of HRI applications, from high-level crowd simulation, to group-level social interaction modelling, to detailed modelling of human kinematics. We demonstrate these interfaces by providing a reference pipeline implementation, packaged to be easily downloaded and evaluated by the community.</text:p>
          </table:table-cell>
          <table:table-cell table:style-name="ce7" office:value-type="string" calcext:value-type="string">
            <text:p>2153-0866</text:p>
          </table:table-cell>
          <table:table-cell table:style-name="ce7" office:value-type="string" calcext:value-type="string">
            <text:p>978-1-6654-1714-3</text:p>
          </table:table-cell>
          <table:table-cell table:style-name="ce7" office:value-type="string" calcext:value-type="string">
            <text:p>10.1109/IROS51168.2021.9636816</text:p>
          </table:table-cell>
          <table:table-cell table:style-name="ce9"/>
          <table:table-cell table:style-name="ce15" office:value-type="string" calcext:value-type="string">
            <text:p><text:a xlink:href="https://ieeexplore.ieee.org/stamp/stamp.jsp?arnumber=9636816" xlink:type="simple">https://ieeexplore.ieee.org/stamp/stamp.jsp?arnumber=9636816</text:a></text:p>
          </table:table-cell>
          <table:table-cell table:style-name="ce9"/>
          <table:table-cell table:style-name="ce7" office:value-type="string" calcext:value-type="string">
            <text:p>Visualization;Software packages;Face recognition;Pipelines;Human-robot interaction;Kinematics;Transient analysis</text:p>
          </table:table-cell>
          <table:table-cell table:style-name="ce9"/>
          <table:table-cell table:style-name="ce7" office:value-type="float" office:value="11" calcext:value-type="float">
            <text:p>11</text:p>
          </table:table-cell>
          <table:table-cell table:style-name="ce9"/>
          <table:table-cell table:style-name="ce7" office:value-type="float" office:value="22" calcext:value-type="float">
            <text:p>22</text:p>
          </table:table-cell>
          <table:table-cell table:style-name="ce7" office:value-type="string" calcext:value-type="string">
            <text:p>IEEE</text:p>
          </table:table-cell>
          <table:table-cell table:style-name="ce7" office:value-type="string" calcext:value-type="string">
            <text:p>16 Dec 2021</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mpact of Software Engineering Research in Practice: A Patent and Author Survey Analysis</text:p>
          </table:table-cell>
          <table:table-cell table:style-name="ce7" office:value-type="string" calcext:value-type="string">
            <text:p>Z. Kotti; G. Gousios; D. Spinellis</text:p>
          </table:table-cell>
          <table:table-cell table:style-name="ce7" office:value-type="string" calcext:value-type="string">
            <text:p>Department of Management Science and Technology, Athens University of Economics and Business, Athens, Greece; Department of Software Technology, Delft University of Technology, CD Delft, The Netherlands; Department of Management Science and Technology, Athens University of Economics and Business, Athens, Greece</text:p>
          </table:table-cell>
          <table:table-cell table:style-name="ce7" office:value-type="string" calcext:value-type="string">
            <text:p>IEEE Transactions on Software Engineering</text:p>
          </table:table-cell>
          <table:table-cell table:style-name="ce11" office:value-type="date" office:date-value="2023-04-18" calcext:value-type="date">
            <text:p>18 Apr 2023</text:p>
          </table:table-cell>
          <table:table-cell table:style-name="ce7" office:value-type="float" office:value="2023" calcext:value-type="float">
            <text:p>2023</text:p>
          </table:table-cell>
          <table:table-cell table:style-name="ce7" office:value-type="float" office:value="49" calcext:value-type="float">
            <text:p>49</text:p>
          </table:table-cell>
          <table:table-cell table:style-name="ce7" office:value-type="float" office:value="4" calcext:value-type="float">
            <text:p>4</text:p>
          </table:table-cell>
          <table:table-cell table:style-name="ce7" office:value-type="float" office:value="2020" calcext:value-type="float">
            <text:p>2020</text:p>
          </table:table-cell>
          <table:table-cell table:style-name="ce7" office:value-type="float" office:value="2038" calcext:value-type="float">
            <text:p>2038</text:p>
          </table:table-cell>
          <table:table-cell table:style-name="ce4" office:value-type="string" calcext:value-type="string">
            <text:p>Existing work on the practical impact of software engineering (SE) research examines industrial relevance rather than adoption of study results, hence the question of how results have been practically applied remains open. To answer this and investigate the outcomes of impactful research, we performed a quantitative and qualitative analysis of 4 354 SE patents citing 1 690 SE papers published in four leading SE venues between 1975–2017. Moreover, we conducted a survey on 475 authors of 593 top-cited and awarded publications, achieving 26% response rate. Overall, researchers have equipped practitioners with various tools, processes, and methods, and improved many existing products. SE practice values knowledge-seeking research and is impacted by diverse cross-disciplinary SE areas. Practitioner-oriented publication venues appear more impactful than researcher-oriented ones, while industry-related tracks in conferences could enhance their impact. Some research works did not reach a wide footprint due to limited funding resources or unfavorable cost-benefit trade-off of the proposed solutions. The need for higher SE research funding could be corroborated through a dedicated empirical study. In general, the assessment of impact is subject to its definition. Therefore, academia and industry could jointly agree on a formal description to set a common ground for subsequent research on the topic.</text:p>
          </table:table-cell>
          <table:table-cell table:style-name="ce7" office:value-type="string" calcext:value-type="string">
            <text:p>1939-3520</text:p>
          </table:table-cell>
          <table:table-cell table:style-name="ce9"/>
          <table:table-cell table:style-name="ce7" office:value-type="string" calcext:value-type="string">
            <text:p>10.1109/TSE.2022.3208210</text:p>
          </table:table-cell>
          <table:table-cell table:style-name="ce7" office:value-type="string" calcext:value-type="string">
            <text:p>European Union's Horizon 2020 research and innovation programme(grant numbers:825328); </text:p>
          </table:table-cell>
          <table:table-cell table:style-name="ce15" office:value-type="string" calcext:value-type="string">
            <text:p><text:a xlink:href="https://ieeexplore.ieee.org/stamp/stamp.jsp?arnumber=9896170" xlink:type="simple">https://ieeexplore.ieee.org/stamp/stamp.jsp?arnumber=9896170</text:a></text:p>
          </table:table-cell>
          <table:table-cell table:style-name="ce7" office:value-type="string" calcext:value-type="string">
            <text:p>Software engineering;practical impact;empirical study;survey;patent citations</text:p>
          </table:table-cell>
          <table:table-cell table:style-name="ce7" office:value-type="string" calcext:value-type="string">
            <text:p>Software;Patents;Industries;Companies;Software engineering;Interviews;Collaboration</text:p>
          </table:table-cell>
          <table:table-cell table:style-name="ce9"/>
          <table:table-cell table:style-name="ce7" office:value-type="float" office:value="2" calcext:value-type="float">
            <text:p>2</text:p>
          </table:table-cell>
          <table:table-cell table:style-name="ce9"/>
          <table:table-cell table:style-name="ce7" office:value-type="float" office:value="126" calcext:value-type="float">
            <text:p>126</text:p>
          </table:table-cell>
          <table:table-cell table:style-name="ce7" office:value-type="string" calcext:value-type="string">
            <text:p>EU</text:p>
          </table:table-cell>
          <table:table-cell table:style-name="ce7" office:value-type="string" calcext:value-type="string">
            <text:p>20 Sep 2022</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Towards a Machine Learning and Datamining approach to identify customer satisfaction factors on Airbnb</text:p>
          </table:table-cell>
          <table:table-cell table:style-name="ce7" office:value-type="string" calcext:value-type="string">
            <text:p>M. Chiny; O. Bencharef; Y. Chihab</text:p>
          </table:table-cell>
          <table:table-cell table:style-name="ce7" office:value-type="string" calcext:value-type="string">
            <text:p>Laboratory of Computer Sciences, Ibn Tofail University, Kenitra, Morocco; Department of Computer Sciences, Cadi Ayyad University, Marrakesh, Morocco; Laboratory of Computer Sciences, Ibn Tofail University, Kenitra, Morocco</text:p>
          </table:table-cell>
          <table:table-cell table:style-name="ce7" office:value-type="string" calcext:value-type="string">
            <text:p>2021 7th International Conference on Optimization and Applications (ICOA)</text:p>
          </table:table-cell>
          <table:table-cell table:style-name="ce7" office:value-type="string" calcext:value-type="string">
            <text:p>31 May 2021</text:p>
          </table:table-cell>
          <table:table-cell table:style-name="ce7" office:value-type="float" office:value="2021" calcext:value-type="float">
            <text:p>2021</text:p>
          </table:table-cell>
          <table:table-cell table:style-name="ce9" table:number-columns-repeated="2"/>
          <table:table-cell table:style-name="ce7" office:value-type="float" office:value="1" calcext:value-type="float">
            <text:p>1</text:p>
          </table:table-cell>
          <table:table-cell table:style-name="ce7" office:value-type="float" office:value="5" calcext:value-type="float">
            <text:p>5</text:p>
          </table:table-cell>
          <table:table-cell table:style-name="ce4" office:value-type="string" calcext:value-type="string">
            <text:p>Most companies make customer satisfaction a top priority. Indeed, satisfaction is considered as one of the pillars of customer loyalty in order to bring them to use a product or a service again and the tourism sector is not an exception. In fact, all the companies working in this sector strive to provide the best possible service to their customers in order to gain their satisfaction, in this case the companies specialized in P2P accommodation rental such as Airbnb. In the existing literature there are many works that have tried to identify the identifiers of customer satisfaction. However, we have not found any study that tries to capture these identifiers by taking into account the category to which the customer belongs, namely individuals, couples and families. In our study we analyzed 100,000 reviews left by customers on the Airbnb platform towards accommodations located in London. We adopted an approach based on Natural Language Processing (NLP) to segment the reviews according to the categories of the customers, then we trained two regression models; Multiple Linear Regression and Gradient Boosting Regression to determine the weights of the 6 elementary scores noted on Airbnb. The results show that the importance given to each elemental indicator changes depending on the category the customer belongs to, and sometimes even remarkably, which can have important implications for the P2P hosting industry by refining offers according to the customer's category in order to ensure the best possible experience.</text:p>
          </table:table-cell>
          <table:table-cell table:style-name="ce9"/>
          <table:table-cell table:style-name="ce7" office:value-type="string" calcext:value-type="string">
            <text:p>978-1-6654-4103-2</text:p>
          </table:table-cell>
          <table:table-cell table:style-name="ce7" office:value-type="string" calcext:value-type="string">
            <text:p>10.1109/ICOA51614.2021.9442657</text:p>
          </table:table-cell>
          <table:table-cell table:style-name="ce9"/>
          <table:table-cell table:style-name="ce15" office:value-type="string" calcext:value-type="string">
            <text:p><text:a xlink:href="https://ieeexplore.ieee.org/stamp/stamp.jsp?arnumber=9442657" xlink:type="simple">https://ieeexplore.ieee.org/stamp/stamp.jsp?arnumber=9442657</text:a></text:p>
          </table:table-cell>
          <table:table-cell table:style-name="ce7" office:value-type="string" calcext:value-type="string">
            <text:p>P2P Accommodation;Airbnb;Machine learning;Datamining;NLP</text:p>
          </table:table-cell>
          <table:table-cell table:style-name="ce7" office:value-type="string" calcext:value-type="string">
            <text:p>Industries;Customer satisfaction;Linear regression;Refining;Companies;Writing;Boosting</text:p>
          </table:table-cell>
          <table:table-cell table:style-name="ce9" table:number-columns-repeated="3"/>
          <table:table-cell table:style-name="ce7" office:value-type="float" office:value="24" calcext:value-type="float">
            <text:p>24</text:p>
          </table:table-cell>
          <table:table-cell table:style-name="ce7" office:value-type="string" calcext:value-type="string">
            <text:p>IEEE</text:p>
          </table:table-cell>
          <table:table-cell table:style-name="ce7" office:value-type="string" calcext:value-type="string">
            <text:p>31 May 2021</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Deep Learning Based Identification of Suspicious Return Statements</text:p>
          </table:table-cell>
          <table:table-cell table:style-name="ce2" office:value-type="string" calcext:value-type="string">
            <text:p>G. Li; H. Liu; J. Jin; Q. Umer</text:p>
          </table:table-cell>
          <table:table-cell table:style-name="ce2" office:value-type="string" calcext:value-type="string">
            <text:p>School of Computer Science and Technology, Beijing Institute of Technology, Beijing, China; School of Computer Science and Technology, Beijing Institute of Technology, Beijing, China; School of Computer Science and Technology, Beijing Institute of Technology, Beijing, China; School of Computer Science and Technology, Beijing Institute of Technology, Beijing, China</text:p>
          </table:table-cell>
          <table:table-cell table:style-name="ce2" office:value-type="string" calcext:value-type="string">
            <text:p>2020 IEEE 27th International Conference on Software Analysis, Evolution and Reengineering (SANER)</text:p>
          </table:table-cell>
          <table:table-cell table:style-name="ce10" office:value-type="date" office:date-value="2020-04-02" calcext:value-type="date">
            <text:p>2 Apr 2020</text:p>
          </table:table-cell>
          <table:table-cell table:style-name="ce2" office:value-type="float" office:value="2020" calcext:value-type="float">
            <text:p>2020</text:p>
          </table:table-cell>
          <table:table-cell table:style-name="ce12" table:number-columns-repeated="2"/>
          <table:table-cell table:style-name="ce2" office:value-type="float" office:value="480" calcext:value-type="float">
            <text:p>480</text:p>
          </table:table-cell>
          <table:table-cell table:style-name="ce2" office:value-type="float" office:value="491" calcext:value-type="float">
            <text:p>491</text:p>
          </table:table-cell>
          <table:table-cell table:style-name="ce3" office:value-type="string" calcext:value-type="string">
            <text:p>Identifiers in source code are composed of terms in natural languages. Such terms, as well as phrases composed of such terms, convey rich semantics that could be exploited for program analysis and comprehension. To this end, in this paper we propose a deep learning based approach, called MLDetector, to identifying suspicious return statements by leveraging semantics conveyed by the natural language phrases that are used as identifiers in the source code. We specially design a deep neural network to tell whether a given return statement matches its corresponding method signature. The rationale is that both method signature and return value should explicitly specify the output of the method, and thus a significant mismatch between method signature and return value may suggest a suspicious return statement. To address the challenge of lacking negative training data, i.e., incorrect return statements, we generate negative training data automatically by transforming real-world correct return statements. To feed code into neural network, we convert them into vectors by Word2Vec, an unsupervised neural network based learning algorithm. We evaluate the proposed approach in two parts. In the first part, we evaluate it on 500 open-source applications by automatically generating labeled training data. Results suggest that the precision of the proposed approach varies from 83% to 90%. In the second part, we conduct a case study on 100 real-world applications. Evaluation results suggest that 42 out of 65 real-world incorrect return statements are detected (with precision of 59%).</text:p>
          </table:table-cell>
          <table:table-cell table:style-name="ce2" office:value-type="string" calcext:value-type="string">
            <text:p>1534-5351</text:p>
          </table:table-cell>
          <table:table-cell table:style-name="ce2" office:value-type="string" calcext:value-type="string">
            <text:p>978-1-7281-5143-4</text:p>
          </table:table-cell>
          <table:table-cell table:style-name="ce2" office:value-type="string" calcext:value-type="string">
            <text:p>10.1109/SANER48275.2020.9054826</text:p>
          </table:table-cell>
          <table:table-cell table:style-name="ce12"/>
          <table:table-cell table:style-name="ce14" office:value-type="string" calcext:value-type="string">
            <text:p><text:a xlink:href="https://ieeexplore.ieee.org/stamp/stamp.jsp?arnumber=9054826" xlink:type="simple">https://ieeexplore.ieee.org/stamp/stamp.jsp?arnumber=9054826</text:a></text:p>
          </table:table-cell>
          <table:table-cell table:style-name="ce2" office:value-type="string" calcext:value-type="string">
            <text:p>Program Analysis;Code Quality;Bug Detection;Identification;Deep Learning;Return Value</text:p>
          </table:table-cell>
          <table:table-cell table:style-name="ce2" office:value-type="string" calcext:value-type="string">
            <text:p>Deep learning;Codes;Conferences;Semantics;Neural networks;Natural languages;Training data</text:p>
          </table:table-cell>
          <table:table-cell table:style-name="ce12"/>
          <table:table-cell table:style-name="ce2" office:value-type="float" office:value="6" calcext:value-type="float">
            <text:p>6</text:p>
          </table:table-cell>
          <table:table-cell table:style-name="ce12"/>
          <table:table-cell table:style-name="ce2" office:value-type="float" office:value="65" calcext:value-type="float">
            <text:p>65</text:p>
          </table:table-cell>
          <table:table-cell table:style-name="ce2" office:value-type="string" calcext:value-type="string">
            <text:p>IEEE</text:p>
          </table:table-cell>
          <table:table-cell table:style-name="ce10" office:value-type="date" office:date-value="2020-04-02" calcext:value-type="date">
            <text:p>2 Apr 2020</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From DIKW pyramid to graph database: a tool for machine processing of nutritional epidemiologic research data</text:p>
          </table:table-cell>
          <table:table-cell table:style-name="ce7" office:value-type="string" calcext:value-type="string">
            <text:p>C. Yang; B. D. Baets; C. Lachat</text:p>
          </table:table-cell>
          <table:table-cell table:style-name="ce7" office:value-type="string" calcext:value-type="string">
            <text:p>Department of Food Technology, Safety, and Health, Ghent University, Ghent, Belgium; Department of Data Analysis and Mathematical Modelling Ghent University, KERMIT, Ghent, Belgium; KERMIT, Ghent University, Ghent, Belgium</text:p>
          </table:table-cell>
          <table:table-cell table:style-name="ce7" office:value-type="string" calcext:value-type="string">
            <text:p>2019 IEEE International Conference on Big Data (Big Data)</text:p>
          </table:table-cell>
          <table:table-cell table:style-name="ce11" office:value-type="date" office:date-value="2020-02-24" calcext:value-type="date">
            <text:p>24 Feb 2020</text:p>
          </table:table-cell>
          <table:table-cell table:style-name="ce7" office:value-type="float" office:value="2019" calcext:value-type="float">
            <text:p>2019</text:p>
          </table:table-cell>
          <table:table-cell table:style-name="ce9" table:number-columns-repeated="2"/>
          <table:table-cell table:style-name="ce7" office:value-type="float" office:value="5202" calcext:value-type="float">
            <text:p>5202</text:p>
          </table:table-cell>
          <table:table-cell table:style-name="ce7" office:value-type="float" office:value="5205" calcext:value-type="float">
            <text:p>5205</text:p>
          </table:table-cell>
          <table:table-cell table:style-name="ce4" office:value-type="string" calcext:value-type="string">
            <text:p>There is an increased interest in the application of information technology to advance nutritional research. In nutrition science, a graph database enables the creation of multilateral logic relationships throughout the database, which can be used to electronically store, visualize, and scale the outputs of nutritional research. It provides a knowledge structure to standardize nutritional research outputs, which is both human- and machine-readable in a Resource Description Framework format. However, the development of various specific graph databases may cause difficulties for data integration and decrease human-readability. In this article, we propose an approach to develop a graph database according to the Data, Information, Knowledge, and Wisdom or “DIKW” pyramid for nutritional epidemiologic data. Then, authoritative ontologies are suggested to construct the nodes and edges of the graph database to facilitate data integration. Finally, the findability and re-usability of the knowledge in the graph database are showcased using the SPARQL and SQWRL query languages.</text:p>
          </table:table-cell>
          <table:table-cell table:style-name="ce9"/>
          <table:table-cell table:style-name="ce7" office:value-type="string" calcext:value-type="string">
            <text:p>978-1-7281-0858-2</text:p>
          </table:table-cell>
          <table:table-cell table:style-name="ce7" office:value-type="string" calcext:value-type="string">
            <text:p>10.1109/BigData47090.2019.9006469</text:p>
          </table:table-cell>
          <table:table-cell table:style-name="ce9"/>
          <table:table-cell table:style-name="ce15" office:value-type="string" calcext:value-type="string">
            <text:p><text:a xlink:href="https://ieeexplore.ieee.org/stamp/stamp.jsp?arnumber=9006469" xlink:type="simple">https://ieeexplore.ieee.org/stamp/stamp.jsp?arnumber=9006469</text:a></text:p>
          </table:table-cell>
          <table:table-cell table:style-name="ce7" office:value-type="string" calcext:value-type="string">
            <text:p>nutritional epidemiology;graph database;reporting guidelines;data integration;information query</text:p>
          </table:table-cell>
          <table:table-cell table:style-name="ce7" office:value-type="string" calcext:value-type="string">
            <text:p>Databases;Ontologies;Semantics;Diseases;Data integration;Guidelines;Standards</text:p>
          </table:table-cell>
          <table:table-cell table:style-name="ce9"/>
          <table:table-cell table:style-name="ce7" office:value-type="float" office:value="4" calcext:value-type="float">
            <text:p>4</text:p>
          </table:table-cell>
          <table:table-cell table:style-name="ce9"/>
          <table:table-cell table:style-name="ce7" office:value-type="float" office:value="14" calcext:value-type="float">
            <text:p>14</text:p>
          </table:table-cell>
          <table:table-cell table:style-name="ce7" office:value-type="string" calcext:value-type="string">
            <text:p>IEEE</text:p>
          </table:table-cell>
          <table:table-cell table:style-name="ce11" office:value-type="date" office:date-value="2020-02-24" calcext:value-type="date">
            <text:p>24 Feb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Learning to Identify Critical States for Reinforcement Learning from Videos</text:p>
          </table:table-cell>
          <table:table-cell table:style-name="ce7" office:value-type="string" calcext:value-type="string">
            <text:p>H. Liu; M. Zhuge; B. Li; Y. Wang; F. Faccio; B. Ghanem; J. Schmidhuber</text:p>
          </table:table-cell>
          <table:table-cell table:style-name="ce7" office:value-type="string" calcext:value-type="string">
            <text:p>AI Initiative, King Abdullah University of Science and Technology; AI Initiative, King Abdullah University of Science and Technology; AI Initiative, King Abdullah University of Science and Technology; AI Initiative, King Abdullah University of Science and Technology; AI Initiative, King Abdullah University of Science and Technology; AI Initiative, King Abdullah University of Science and Technology; AI Initiative, King Abdullah University of Science and Technology</text:p>
          </table:table-cell>
          <table:table-cell table:style-name="ce7" office:value-type="string" calcext:value-type="string">
            <text:p>2023 IEEE/CVF International Conference on Computer Vision (ICCV)</text:p>
          </table:table-cell>
          <table:table-cell table:style-name="ce11" office:value-type="date" office:date-value="2024-01-15" calcext:value-type="date">
            <text:p>15 Jan 2024</text:p>
          </table:table-cell>
          <table:table-cell table:style-name="ce7" office:value-type="float" office:value="2023" calcext:value-type="float">
            <text:p>2023</text:p>
          </table:table-cell>
          <table:table-cell table:style-name="ce9" table:number-columns-repeated="2"/>
          <table:table-cell table:style-name="ce7" office:value-type="float" office:value="1955" calcext:value-type="float">
            <text:p>1955</text:p>
          </table:table-cell>
          <table:table-cell table:style-name="ce7" office:value-type="float" office:value="1965" calcext:value-type="float">
            <text:p>1965</text:p>
          </table:table-cell>
          <table:table-cell table:style-name="ce4" office:value-type="string" calcext:value-type="string">
            <text:p>Recent work on deep reinforcement learning (DRL) has pointed out that algorithmic information about good policies can be extracted from offline data which lack explicit information about executed actions [45], [46], [30]. For example, videos of humans or robots may convey a lot of implicit information about rewarding action sequences, but a DRL machine that wants to profit from watching such videos must first learn by itself to identify and recognize relevant states/actions/rewards. Without relying on ground-truth annotations, our new method called Deep State Identifier learns to predict returns from episodes encoded as videos. Then it uses a kind of mask-based sensitivity analysis to extract/identify important critical states. Extensive experiments showcase our method’s potential for understanding and improving agent behavior. The source code and the generated datasets are available at https://github.com/AI-Initiative-KAUST/VideoRLCS.</text:p>
          </table:table-cell>
          <table:table-cell table:style-name="ce7" office:value-type="string" calcext:value-type="string">
            <text:p>2380-7504</text:p>
          </table:table-cell>
          <table:table-cell table:style-name="ce7" office:value-type="string" calcext:value-type="string">
            <text:p>979-8-3503-0718-4</text:p>
          </table:table-cell>
          <table:table-cell table:style-name="ce7" office:value-type="string" calcext:value-type="string">
            <text:p>10.1109/ICCV51070.2023.00187</text:p>
          </table:table-cell>
          <table:table-cell table:style-name="ce7" office:value-type="string" calcext:value-type="string">
            <text:p>European Research Council; </text:p>
          </table:table-cell>
          <table:table-cell table:style-name="ce15" office:value-type="string" calcext:value-type="string">
            <text:p><text:a xlink:href="https://ieeexplore.ieee.org/stamp/stamp.jsp?arnumber=10377719" xlink:type="simple">https://ieeexplore.ieee.org/stamp/stamp.jsp?arnumber=10377719</text:a></text:p>
          </table:table-cell>
          <table:table-cell table:style-name="ce9"/>
          <table:table-cell table:style-name="ce7" office:value-type="string" calcext:value-type="string">
            <text:p>Deep learning;Computer vision;Sensitivity analysis;Annotations;Source coding;Reinforcement learning;Detectors</text:p>
          </table:table-cell>
          <table:table-cell table:style-name="ce9" table:number-columns-repeated="3"/>
          <table:table-cell table:style-name="ce7" office:value-type="float" office:value="73" calcext:value-type="float">
            <text:p>73</text:p>
          </table:table-cell>
          <table:table-cell table:style-name="ce7" office:value-type="string" calcext:value-type="string">
            <text:p>IEEE</text:p>
          </table:table-cell>
          <table:table-cell table:style-name="ce11" office:value-type="date" office:date-value="2024-01-15" calcext:value-type="date">
            <text:p>15 Jan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dentifier-Driven Resource Orchestration With Quantum Computing for Differentiated Services in IoT-MMEC Networks</text:p>
          </table:table-cell>
          <table:table-cell table:style-name="ce7" office:value-type="string" calcext:value-type="string">
            <text:p>Z. Ai; W. Zhang; J. Kang; M. Xu; D. Niyato; S. J. Turner</text:p>
          </table:table-cell>
          <table:table-cell table:style-name="ce7" office:value-type="string" calcext:value-type="string">
            <text:p>National Computer Network Emergency Response Technical Team/Coordination Center of China, Beijing, China; School of Electronic and Information Engineering, Beijing Jiaotong University, Beijing, China; School of Automation, Guangdong University of Technology, Guangzhou, China; School of Computer Science and Engineering, Nanyang Technological University, Singapore; School of Computer Science and Engineering, Nanyang Technological University, Singapore; School of Information Science and Technology, Vidyasirimedhi Institute of Science and Technology, Thailand</text:p>
          </table:table-cell>
          <table:table-cell table:style-name="ce7" office:value-type="string" calcext:value-type="string">
            <text:p>IEEE Transactions on Vehicular Technology</text:p>
          </table:table-cell>
          <table:table-cell table:style-name="ce9"/>
          <table:table-cell table:style-name="ce7" office:value-type="float" office:value="2024" calcext:value-type="float">
            <text:p>2024</text:p>
          </table:table-cell>
          <table:table-cell table:style-name="ce7" office:value-type="string" calcext:value-type="string">
            <text:p>PP</text:p>
          </table:table-cell>
          <table:table-cell table:style-name="ce7" office:value-type="float" office:value="99" calcext:value-type="float">
            <text:p>99</text:p>
          </table:table-cell>
          <table:table-cell table:style-name="ce7" office:value-type="float" office:value="1" calcext:value-type="float">
            <text:p>1</text:p>
          </table:table-cell>
          <table:table-cell table:style-name="ce7" office:value-type="float" office:value="14" calcext:value-type="float">
            <text:p>14</text:p>
          </table:table-cell>
          <table:table-cell table:style-name="ce4" office:value-type="string" calcext:value-type="string">
            <text:p>The prevalence of Artificial Intelligence and Multi-access Mobile Edge Computing (MMEC) technologies has laid a solid foundation for next-generation Internet of Things (IoT) applications, e.g., industrial automation and smart healthcare fields. However, the explosive data and ubiquitous services significantly exacerbate the consumption and unreliability of constrained edge resources. In this paper, we investigate a joint resource orchestration problem for IoT-MMEC networks with different service performances. We first develop an identifier space mapping model to represent the matching relationship between access attributes and space resources, which respectively denote the computing task description and the set of allocated resources. To obtain an optimal resource partition policy for dependable and low-budget auxiliary calculation, we formulate a mixed- integer nonlinear programming problem. Then, we devise an identifier-driven resource orchestration scheme, which decouples the problem into computation offloading and resource allocation subproblems. Based on the expected utility function theory and access attributes, we apply a mixed deep neural network inference model to infer the offloading location, for realizing the resource supply-demand balance. To derive the optimal resource allocation scheme, we exploit the quantum genetic algorithm and multi-path offloading factor, which can explore a large search space to find potential solutions while exploiting the best solutions. Finally, the experimental simulations validate our theoretical analysis, and the results indicate that the proposed scheme can achieve lower consumption and enhance offloading reliability.</text:p>
          </table:table-cell>
          <table:table-cell table:style-name="ce7" office:value-type="string" calcext:value-type="string">
            <text:p>1939-9359</text:p>
          </table:table-cell>
          <table:table-cell table:style-name="ce9"/>
          <table:table-cell table:style-name="ce7" office:value-type="string" calcext:value-type="string">
            <text:p>10.1109/TVT.2024.3364210</text:p>
          </table:table-cell>
          <table:table-cell table:style-name="ce7" office:value-type="string" calcext:value-type="string">
            <text:p>National Natural Science Foundation of China(grant numbers:62201029); China Postdoctoral Science Foundation(grant numbers:2022M710007,BX20220029); </text:p>
          </table:table-cell>
          <table:table-cell table:style-name="ce15" office:value-type="string" calcext:value-type="string">
            <text:p><text:a xlink:href="https://ieeexplore.ieee.org/stamp/stamp.jsp?arnumber=10430465" xlink:type="simple">https://ieeexplore.ieee.org/stamp/stamp.jsp?arnumber=10430465</text:a></text:p>
          </table:table-cell>
          <table:table-cell table:style-name="ce7" office:value-type="string" calcext:value-type="string">
            <text:p>Resource orchestration;IoT;quantum computing;DNN inference</text:p>
          </table:table-cell>
          <table:table-cell table:style-name="ce7" office:value-type="string" calcext:value-type="string">
            <text:p>Resource management;Reliability;Task analysis;Computational modeling;Optimization;Internet of Things;Servers</text:p>
          </table:table-cell>
          <table:table-cell table:style-name="ce9" table:number-columns-repeated="4"/>
          <table:table-cell table:style-name="ce7" office:value-type="string" calcext:value-type="string">
            <text:p>IEEE</text:p>
          </table:table-cell>
          <table:table-cell table:style-name="ce11" office:value-type="date" office:date-value="2024-02-09" calcext:value-type="date">
            <text:p>9 Feb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Early Access Articl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Unsupervised Many-to-Many Object Matching for Relational Data</text:p>
          </table:table-cell>
          <table:table-cell table:style-name="ce7" office:value-type="string" calcext:value-type="string">
            <text:p>T. Iwata; J. R. Lloyd; Z. Ghahramani</text:p>
          </table:table-cell>
          <table:table-cell table:style-name="ce7" office:value-type="string" calcext:value-type="string">
            <text:p>NTT Communication science laboratories, Soraku-gun, Kyoto, Japan; Department of Engineering, University of Cambridge, Cambridge, United Kingdom; Department of Engineering, University of Cambridge, Cambridge, United Kingdom</text:p>
          </table:table-cell>
          <table:table-cell table:style-name="ce7" office:value-type="string" calcext:value-type="string">
            <text:p>IEEE Transactions on Pattern Analysis and Machine Intelligence</text:p>
          </table:table-cell>
          <table:table-cell table:style-name="ce11" office:value-type="date" office:date-value="2016-02-03" calcext:value-type="date">
            <text:p>3 Feb 2016</text:p>
          </table:table-cell>
          <table:table-cell table:style-name="ce7" office:value-type="float" office:value="2016" calcext:value-type="float">
            <text:p>2016</text:p>
          </table:table-cell>
          <table:table-cell table:style-name="ce7" office:value-type="float" office:value="38" calcext:value-type="float">
            <text:p>38</text:p>
          </table:table-cell>
          <table:table-cell table:style-name="ce7" office:value-type="float" office:value="3" calcext:value-type="float">
            <text:p>3</text:p>
          </table:table-cell>
          <table:table-cell table:style-name="ce7" office:value-type="float" office:value="607" calcext:value-type="float">
            <text:p>607</text:p>
          </table:table-cell>
          <table:table-cell table:style-name="ce7" office:value-type="float" office:value="617" calcext:value-type="float">
            <text:p>617</text:p>
          </table:table-cell>
          <table:table-cell table:style-name="ce4" office:value-type="string" calcext:value-type="string">
            <text:p>We propose a method for unsupervised many-to-many object matching from multiple networks, which is the task of finding correspondences between groups of nodes in different networks. For example, the proposed method can discover shared word groups from multi-lingual document-word networks without cross-language alignment information. We assume that multiple networks share groups, and each group has its own interaction pattern with other groups. Using infinite relational models with this assumption, objects in different networks are clustered into common groups depending on their interaction patterns, discovering a matching. The effectiveness of the proposed method is experimentally demonstrated by using synthetic and real relational data sets, which include applications to cross-domain recommendation without shared user/item identifiers and multi-lingual word clustering.</text:p>
          </table:table-cell>
          <table:table-cell table:style-name="ce7" office:value-type="string" calcext:value-type="string">
            <text:p>1939-3539</text:p>
          </table:table-cell>
          <table:table-cell table:style-name="ce9"/>
          <table:table-cell table:style-name="ce7" office:value-type="string" calcext:value-type="string">
            <text:p>10.1109/TPAMI.2015.2469284</text:p>
          </table:table-cell>
          <table:table-cell table:style-name="ce9"/>
          <table:table-cell table:style-name="ce15" office:value-type="string" calcext:value-type="string">
            <text:p><text:a xlink:href="https://ieeexplore.ieee.org/stamp/stamp.jsp?arnumber=7208879" xlink:type="simple">https://ieeexplore.ieee.org/stamp/stamp.jsp?arnumber=7208879</text:a></text:p>
          </table:table-cell>
          <table:table-cell table:style-name="ce7" office:value-type="string" calcext:value-type="string">
            <text:p>Unsupervised Object Matching;Bayesian Nonparametrics;Relational Data;Stochastic Block Model;MCMC;Unsupervised object matching;Bayesian nonparametrics;relational data;stochastic block model;MCMC</text:p>
          </table:table-cell>
          <table:table-cell table:style-name="ce7" office:value-type="string" calcext:value-type="string">
            <text:p>Stochastic processes;Motion pictures;Pattern matching;Bayes methods;Automobiles;Social network services;Laboratories</text:p>
          </table:table-cell>
          <table:table-cell table:style-name="ce9"/>
          <table:table-cell table:style-name="ce7" office:value-type="float" office:value="11" calcext:value-type="float">
            <text:p>11</text:p>
          </table:table-cell>
          <table:table-cell table:style-name="ce9"/>
          <table:table-cell table:style-name="ce7" office:value-type="float" office:value="38" calcext:value-type="float">
            <text:p>38</text:p>
          </table:table-cell>
          <table:table-cell table:style-name="ce7" office:value-type="string" calcext:value-type="string">
            <text:p>IEEE</text:p>
          </table:table-cell>
          <table:table-cell table:style-name="ce11" office:value-type="date" office:date-value="2015-08-18" calcext:value-type="date">
            <text:p>18 Aug 2015</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XFL: Naming Functions in Binaries with Extreme Multi-label Learning</text:p>
          </table:table-cell>
          <table:table-cell table:style-name="ce7" office:value-type="string" calcext:value-type="string">
            <text:p>J. Patrick-Evans; M. Dannehl; J. Kinder</text:p>
          </table:table-cell>
          <table:table-cell table:style-name="ce7" office:value-type="string" calcext:value-type="string">
            <text:p>Research Institute CODE, Bundeswehr University, Munich, Germany; Research Institute CODE, Bundeswehr University, Munich, Germany; Research Institute CODE, Bundeswehr University, Munich, Germany</text:p>
          </table:table-cell>
          <table:table-cell table:style-name="ce7" office:value-type="string" calcext:value-type="string">
            <text:p>2023 IEEE Symposium on Security and Privacy (SP)</text:p>
          </table:table-cell>
          <table:table-cell table:style-name="ce7" office:value-type="string" calcext:value-type="string">
            <text:p>21 Jul 2023</text:p>
          </table:table-cell>
          <table:table-cell table:style-name="ce7" office:value-type="float" office:value="2023" calcext:value-type="float">
            <text:p>2023</text:p>
          </table:table-cell>
          <table:table-cell table:style-name="ce9" table:number-columns-repeated="2"/>
          <table:table-cell table:style-name="ce7" office:value-type="float" office:value="2375" calcext:value-type="float">
            <text:p>2375</text:p>
          </table:table-cell>
          <table:table-cell table:style-name="ce7" office:value-type="float" office:value="2390" calcext:value-type="float">
            <text:p>2390</text:p>
          </table:table-cell>
          <table:table-cell table:style-name="ce4" office:value-type="string" calcext:value-type="string">
            <text:p>Reverse engineers benefit from the presence of identifiers such as function names in a binary, but usually these are removed for release. Training a machine learning model to predict function names automatically is promising but fundamentally hard: unlike words in natural language, most function names occur only once. In this paper, we address this problem by introducing eXtreme Function Labeling (XFL), an extreme multi-label learning approach to selecting appropriate labels for binary functions. XFL splits function names into tokens, treating each as an informative label akin to the problem of tagging texts in natural language. We relate the semantics of binary code to labels through Dexter, a novel function embedding that combines static analysis-based features with local context from the call graph and global context from the entire binary. We demonstrate that XFL/Dexter outperforms the state of the art in function labeling on a dataset of 10,047 binaries from the Debian project, achieving a precision of 83.5%. We also study combinations of XFL with alternative binary embeddings from the literature and show that Dexter consistently performs best for this task. As a result, we demonstrate that binary function labeling can be effectively phrased in terms of multi-label learning, and that binary function embeddings benefit from including explicit semantic features.</text:p>
          </table:table-cell>
          <table:table-cell table:style-name="ce7" office:value-type="string" calcext:value-type="string">
            <text:p>2375-1207</text:p>
          </table:table-cell>
          <table:table-cell table:style-name="ce7" office:value-type="string" calcext:value-type="string">
            <text:p>978-1-6654-9336-9</text:p>
          </table:table-cell>
          <table:table-cell table:style-name="ce7" office:value-type="string" calcext:value-type="string">
            <text:p>10.1109/SP46215.2023.10179439</text:p>
          </table:table-cell>
          <table:table-cell table:style-name="ce9"/>
          <table:table-cell table:style-name="ce15" office:value-type="string" calcext:value-type="string">
            <text:p><text:a xlink:href="https://ieeexplore.ieee.org/stamp/stamp.jsp?arnumber=10179439" xlink:type="simple">https://ieeexplore.ieee.org/stamp/stamp.jsp?arnumber=10179439</text:a></text:p>
          </table:table-cell>
          <table:table-cell table:style-name="ce7" office:value-type="string" calcext:value-type="string">
            <text:p>Binary-Analysis;Reverse-Engineering;Representation-Learning;Extreme-Multi-label-Learning</text:p>
          </table:table-cell>
          <table:table-cell table:style-name="ce7" office:value-type="string" calcext:value-type="string">
            <text:p>Training;Semantics;Natural languages;XML;Binary codes;Static analysis;Predictive models</text:p>
          </table:table-cell>
          <table:table-cell table:style-name="ce9"/>
          <table:table-cell table:style-name="ce7" office:value-type="float" office:value="1" calcext:value-type="float">
            <text:p>1</text:p>
          </table:table-cell>
          <table:table-cell table:style-name="ce9"/>
          <table:table-cell table:style-name="ce7" office:value-type="float" office:value="69" calcext:value-type="float">
            <text:p>69</text:p>
          </table:table-cell>
          <table:table-cell table:style-name="ce7" office:value-type="string" calcext:value-type="string">
            <text:p>IEEE</text:p>
          </table:table-cell>
          <table:table-cell table:style-name="ce7" office:value-type="string" calcext:value-type="string">
            <text:p>21 Jul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dvIT: Adversarial Frames Identifier Based on Temporal Consistency in Videos</text:p>
          </table:table-cell>
          <table:table-cell table:style-name="ce7" office:value-type="string" calcext:value-type="string">
            <text:p>C. Xiao; R. Deng; B. Li; T. Lee; B. Edwards; J. Yi; D. Song; M. Liu; I. Molloy</text:p>
          </table:table-cell>
          <table:table-cell table:style-name="ce7" office:value-type="string" calcext:value-type="string">
            <text:p>University of Michigan, Ann Arbor; Simon Fraser University; UIUC; IBM Research AI; IBM Research AI; JD.com; UC Berkeley; University of Michigan, Ann Arbor; IBM Research AI</text:p>
          </table:table-cell>
          <table:table-cell table:style-name="ce7" office:value-type="string" calcext:value-type="string">
            <text:p>2019 IEEE/CVF International Conference on Computer Vision (ICCV)</text:p>
          </table:table-cell>
          <table:table-cell table:style-name="ce11" office:value-type="date" office:date-value="2020-02-27" calcext:value-type="date">
            <text:p>27 Feb 2020</text:p>
          </table:table-cell>
          <table:table-cell table:style-name="ce7" office:value-type="float" office:value="2019" calcext:value-type="float">
            <text:p>2019</text:p>
          </table:table-cell>
          <table:table-cell table:style-name="ce9" table:number-columns-repeated="2"/>
          <table:table-cell table:style-name="ce7" office:value-type="float" office:value="3967" calcext:value-type="float">
            <text:p>3967</text:p>
          </table:table-cell>
          <table:table-cell table:style-name="ce7" office:value-type="float" office:value="3976" calcext:value-type="float">
            <text:p>3976</text:p>
          </table:table-cell>
          <table:table-cell table:style-name="ce4" office:value-type="string" calcext:value-type="string">
            <text:p>Deep neural networks (DNNs) have been widely applied in various applications, including autonomous driving and surveillance systems. However, DNNs are found to be vulnerable to adversarial examples, which are carefully crafted inputs aiming to mislead a learner to make incorrect predictions. While several defense and detection approaches are proposed for static image classification, many security-critical tasks use videos as their input and require efficient processing. In this paper, we propose an efficient and effective method advIT to detect adversarial frames within videos against different types of attacks based on temporal consistency property of videos. In particular, we apply optical flow estimation to the target and previous frames to generate pseudo frames and evaluate the consistency of the learner output between these pseudo frames and target. High inconsistency indicates that the target frame is adversarial. We conduct extensive experiments on various learning tasks including video semantic segmentation, human pose estimation, object detection, and action recognition, and demonstrate that we can achieve above 95% adversarial frame detection rate. To consider adaptive attackers, we show that even if an adversary has access to the detector and performs a strong adaptive attack based on the state of the art expectation of transformation method, the detection rate stays almost the same. We also tested the transferability among different optical flow estimators and show that it is hard for attackers to attack one and transfer the perturbation to others. In addition, as efficiency is important in video analysis, we show that advIT can achieve real-time detection in about 0.03--0.4 seconds.</text:p>
          </table:table-cell>
          <table:table-cell table:style-name="ce7" office:value-type="string" calcext:value-type="string">
            <text:p>2380-7504</text:p>
          </table:table-cell>
          <table:table-cell table:style-name="ce7" office:value-type="string" calcext:value-type="string">
            <text:p>978-1-7281-4803-8</text:p>
          </table:table-cell>
          <table:table-cell table:style-name="ce7" office:value-type="string" calcext:value-type="string">
            <text:p>10.1109/ICCV.2019.00407</text:p>
          </table:table-cell>
          <table:table-cell table:style-name="ce9"/>
          <table:table-cell table:style-name="ce15" office:value-type="string" calcext:value-type="string">
            <text:p><text:a xlink:href="https://ieeexplore.ieee.org/stamp/stamp.jsp?arnumber=9010733" xlink:type="simple">https://ieeexplore.ieee.org/stamp/stamp.jsp?arnumber=9010733</text:a></text:p>
          </table:table-cell>
          <table:table-cell table:style-name="ce9"/>
          <table:table-cell table:style-name="ce7" office:value-type="string" calcext:value-type="string">
            <text:p>Videos;Task analysis;Perturbation methods;Object detection;Pose estimation;Semantics;Adaptive optics</text:p>
          </table:table-cell>
          <table:table-cell table:style-name="ce9"/>
          <table:table-cell table:style-name="ce7" office:value-type="float" office:value="22" calcext:value-type="float">
            <text:p>22</text:p>
          </table:table-cell>
          <table:table-cell table:style-name="ce9"/>
          <table:table-cell table:style-name="ce7" office:value-type="float" office:value="45" calcext:value-type="float">
            <text:p>45</text:p>
          </table:table-cell>
          <table:table-cell table:style-name="ce7" office:value-type="string" calcext:value-type="string">
            <text:p>IEEE</text:p>
          </table:table-cell>
          <table:table-cell table:style-name="ce11" office:value-type="date" office:date-value="2020-02-27" calcext:value-type="date">
            <text:p>27 Feb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HVLearn: Automated Black-Box Analysis of Hostname Verification in SSL/TLS Implementations</text:p>
          </table:table-cell>
          <table:table-cell table:style-name="ce7" office:value-type="string" calcext:value-type="string">
            <text:p>S. Sivakorn; G. Argyros; K. Pei; A. D. Keromytis; S. Jana</text:p>
          </table:table-cell>
          <table:table-cell table:style-name="ce7" office:value-type="string" calcext:value-type="string">
            <text:p>Department of Computer Science, Columbia University, New York, USA; Department of Computer Science, Columbia University, New York, USA; Department of Computer Science, Columbia University, New York, USA; Department of Computer Science, Columbia University, New York, USA; Department of Computer Science, Columbia University, New York, USA</text:p>
          </table:table-cell>
          <table:table-cell table:style-name="ce7" office:value-type="string" calcext:value-type="string">
            <text:p>2017 IEEE Symposium on Security and Privacy (SP)</text:p>
          </table:table-cell>
          <table:table-cell table:style-name="ce7" office:value-type="string" calcext:value-type="string">
            <text:p>26 Jun 2017</text:p>
          </table:table-cell>
          <table:table-cell table:style-name="ce7" office:value-type="float" office:value="2017" calcext:value-type="float">
            <text:p>2017</text:p>
          </table:table-cell>
          <table:table-cell table:style-name="ce9" table:number-columns-repeated="2"/>
          <table:table-cell table:style-name="ce7" office:value-type="float" office:value="521" calcext:value-type="float">
            <text:p>521</text:p>
          </table:table-cell>
          <table:table-cell table:style-name="ce7" office:value-type="float" office:value="538" calcext:value-type="float">
            <text:p>538</text:p>
          </table:table-cell>
          <table:table-cell table:style-name="ce4" office:value-type="string" calcext:value-type="string">
            <text:p>SSL/TLS is the most commonly deployed family of protocols for securing network communications. The security guarantees of SSL/TLS are critically dependent on the correct validation of the X.509 server certificates presented during the handshake stage of the SSL/TLS protocol. Hostname verification is a critical component of the certificate validation process that verifies the remote server's identity by checking if the hostname of the server matches any of the names present in the X.509 certificate. Hostname verification is a highly complex process due to the presence of numerous features and corner cases such as wildcards, IP addresses, international domain names, and so forth. Therefore, testing hostname verification implementations present a challenging task. In this paper, we present HVLearn, a novel black-box testing framework for analyzing SSL/TLS hostname verification implementations, which is based on automata learning algorithms. HVLearn utilizes a number of certificate templates, i.e., certificates with a common name (CN) set to a specific pattern, in order to test different rules from the corresponding specification. For each certificate template, HVLearn uses automata learning algorithms to infer a Deterministic Finite Automaton (DFA) that describes the set of all hostnames that match the CN of a given certificate. Once a model is inferred for a certificate template, HVLearn checks the model for bugs by finding discrepancies with the inferred models from other implementations or by checking against regular-expression-based rules derived from the specification. The key insight behind our approach is that the acceptable hostnames for a given certificate template form a regular language. Therefore, we can leverage automata learning techniques to efficiently infer DFA models that accept the corresponding regular language. We use HVLearn to analyze the hostname verification implementations in a number of popular SSL/TLS libraries and applications written in a diverse set of languages like C, Python, and Java. We demonstrate that HVLearn can achieve on average 11.21% higher code coverage than existing black/gray-box fuzzing techniques. By comparing the DFA models inferred by HVLearn, we found 8 unique violations of the RFC specifications in the tested hostname verification implementations. Several of these violations are critical and can render the affected implementations vulnerable to active man-in-the-middle attacks.</text:p>
          </table:table-cell>
          <table:table-cell table:style-name="ce7" office:value-type="string" calcext:value-type="string">
            <text:p>2375-1207</text:p>
          </table:table-cell>
          <table:table-cell table:style-name="ce7" office:value-type="string" calcext:value-type="string">
            <text:p>978-1-5090-5533-3</text:p>
          </table:table-cell>
          <table:table-cell table:style-name="ce7" office:value-type="string" calcext:value-type="string">
            <text:p>10.1109/SP.2017.46</text:p>
          </table:table-cell>
          <table:table-cell table:style-name="ce9"/>
          <table:table-cell table:style-name="ce15" office:value-type="string" calcext:value-type="string">
            <text:p><text:a xlink:href="https://ieeexplore.ieee.org/stamp/stamp.jsp?arnumber=7958596" xlink:type="simple">https://ieeexplore.ieee.org/stamp/stamp.jsp?arnumber=7958596</text:a></text:p>
          </table:table-cell>
          <table:table-cell table:style-name="ce9"/>
          <table:table-cell table:style-name="ce7" office:value-type="string" calcext:value-type="string">
            <text:p>Testing;Servers;IP networks;Learning automata;Security;Protocols;Electronic mail</text:p>
          </table:table-cell>
          <table:table-cell table:style-name="ce9"/>
          <table:table-cell table:style-name="ce7" office:value-type="float" office:value="41" calcext:value-type="float">
            <text:p>41</text:p>
          </table:table-cell>
          <table:table-cell table:style-name="ce9"/>
          <table:table-cell table:style-name="ce7" office:value-type="float" office:value="61" calcext:value-type="float">
            <text:p>61</text:p>
          </table:table-cell>
          <table:table-cell table:style-name="ce7" office:value-type="string" calcext:value-type="string">
            <text:p>IEEE</text:p>
          </table:table-cell>
          <table:table-cell table:style-name="ce7" office:value-type="string" calcext:value-type="string">
            <text:p>26 Jun 2017</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EEE Standard for Information Technology--Test Methods for Measuring Conformance to Directory Services--Application Program Interface (API) [Language Independent]</text:p>
          </table:table-cell>
          <table:table-cell table:style-name="ce9" table:number-columns-repeated="2"/>
          <table:table-cell table:style-name="ce7" office:value-type="string" calcext:value-type="string">
            <text:p>IEEE Std 1326.2-1993</text:p>
          </table:table-cell>
          <table:table-cell table:style-name="ce11" office:value-type="date" office:date-value="2002-08-06" calcext:value-type="date">
            <text:p>6 Aug 2002</text:p>
          </table:table-cell>
          <table:table-cell table:style-name="ce7" office:value-type="float" office:value="1994" calcext:value-type="float">
            <text:p>1994</text:p>
          </table:table-cell>
          <table:table-cell table:style-name="ce9" table:number-columns-repeated="2"/>
          <table:table-cell table:style-name="ce7" office:value-type="float" office:value="1" calcext:value-type="float">
            <text:p>1</text:p>
          </table:table-cell>
          <table:table-cell table:style-name="ce7" office:value-type="float" office:value="256" calcext:value-type="float">
            <text:p>256</text:p>
          </table:table-cell>
          <table:table-cell table:style-name="ce4" office:value-type="string" calcext:value-type="string">
            <text:p>Withdrawn Standard. Withdrawn Date: Mar 06, 2000. No longer endorsed by the IEEE. Test methods for IEEE Std 1224.2-1993, language-independent specification of the applications interface to directory services are defined.</text:p>
          </table:table-cell>
          <table:table-cell table:style-name="ce9"/>
          <table:table-cell table:style-name="ce7" office:value-type="string" calcext:value-type="string">
            <text:p>978-0-7381-2359-2</text:p>
          </table:table-cell>
          <table:table-cell table:style-name="ce7" office:value-type="string" calcext:value-type="string">
            <text:p>10.1109/IEEESTD.1994.120305</text:p>
          </table:table-cell>
          <table:table-cell table:style-name="ce9"/>
          <table:table-cell table:style-name="ce15" office:value-type="string" calcext:value-type="string">
            <text:p><text:a xlink:href="https://ieeexplore.ieee.org/stamp/stamp.jsp?arnumber=318496" xlink:type="simple">https://ieeexplore.ieee.org/stamp/stamp.jsp?arnumber=318496</text:a></text:p>
          </table:table-cell>
          <table:table-cell table:style-name="ce7" office:value-type="string" calcext:value-type="string">
            <text:p>Portable application;OSI;Directory;Application portability;API</text:p>
          </table:table-cell>
          <table:table-cell table:style-name="ce7" office:value-type="string" calcext:value-type="string">
            <text:p>IEEE Standards;Consumer electronics;Computer languages;Open systems;IEC Standards;ISO Standards</text:p>
          </table:table-cell>
          <table:table-cell table:style-name="ce9" table:number-columns-repeated="3"/>
          <table:table-cell table:style-name="ce7" office:value-type="float" office:value="25" calcext:value-type="float">
            <text:p>25</text:p>
          </table:table-cell>
          <table:table-cell table:style-name="ce9"/>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Standard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Modeling Exploratory Search as a Knowledge-Intensive Process</text:p>
          </table:table-cell>
          <table:table-cell table:style-name="ce7" office:value-type="string" calcext:value-type="string">
            <text:p>M. Tibau; S. W. M. Siqueira; B. Pereira Nunes; M. Bortoluzzi; I. Marenzi</text:p>
          </table:table-cell>
          <table:table-cell table:style-name="ce7" office:value-type="string" calcext:value-type="string">
            <text:p>Federal University of the State of Rio de Janeiro, Rio de Janeiro, Brazil; Universidade Federal do Estado do Rio de Janeiro, Rio de Janeiro, RJ, BR; Federal University of the State of Rio de Janeiro, Pontifical Catholic University of Rio de Janeiro, Rio de Janeiro, Brazil; University of Udine, Udine, Italy; L3S Research Center, Leibniz University of Hannover, Hannover, Germany</text:p>
          </table:table-cell>
          <table:table-cell table:style-name="ce7" office:value-type="string" calcext:value-type="string">
            <text:p>2018 IEEE 18th International Conference on Advanced Learning Technologies (ICALT)</text:p>
          </table:table-cell>
          <table:table-cell table:style-name="ce11" office:value-type="date" office:date-value="2018-08-13" calcext:value-type="date">
            <text:p>13 Aug 2018</text:p>
          </table:table-cell>
          <table:table-cell table:style-name="ce7" office:value-type="float" office:value="2018" calcext:value-type="float">
            <text:p>2018</text:p>
          </table:table-cell>
          <table:table-cell table:style-name="ce9" table:number-columns-repeated="2"/>
          <table:table-cell table:style-name="ce7" office:value-type="float" office:value="34" calcext:value-type="float">
            <text:p>34</text:p>
          </table:table-cell>
          <table:table-cell table:style-name="ce7" office:value-type="float" office:value="38" calcext:value-type="float">
            <text:p>38</text:p>
          </table:table-cell>
          <table:table-cell table:style-name="ce4" office:value-type="string" calcext:value-type="string">
            <text:p>Searching as Learning and Information Seeking require exploratory search to be modeled for supporting learning. The present paper introduces a model of exploratory search that was applied on web searching in language teacher education, which promoted its evolution and validation, and enabled a visualization of search pattern and learning process. This model was able to help clarify best practices associated to users' decision-making process regarding suitable and not suitable information and to capture the relevance of context variables, personal skills and expertise that users utilize as filters for the search.</text:p>
          </table:table-cell>
          <table:table-cell table:style-name="ce7" office:value-type="string" calcext:value-type="string">
            <text:p>2161-377X</text:p>
          </table:table-cell>
          <table:table-cell table:style-name="ce7" office:value-type="string" calcext:value-type="string">
            <text:p>978-1-5386-6049-2</text:p>
          </table:table-cell>
          <table:table-cell table:style-name="ce7" office:value-type="string" calcext:value-type="string">
            <text:p>10.1109/ICALT.2018.00015</text:p>
          </table:table-cell>
          <table:table-cell table:style-name="ce9"/>
          <table:table-cell table:style-name="ce15" office:value-type="string" calcext:value-type="string">
            <text:p><text:a xlink:href="https://ieeexplore.ieee.org/stamp/stamp.jsp?arnumber=8433446" xlink:type="simple">https://ieeexplore.ieee.org/stamp/stamp.jsp?arnumber=8433446</text:a></text:p>
          </table:table-cell>
          <table:table-cell table:style-name="ce7" office:value-type="string" calcext:value-type="string">
            <text:p>Exploratory search;Knowledge-intensive Process;Web searching;Search pattern;Search decision-making process</text:p>
          </table:table-cell>
          <table:table-cell table:style-name="ce7" office:value-type="string" calcext:value-type="string">
            <text:p>Web search;Task analysis;Tools;Search problems;Education;Electronic mail;Uncertainty</text:p>
          </table:table-cell>
          <table:table-cell table:style-name="ce9"/>
          <table:table-cell table:style-name="ce7" office:value-type="float" office:value="4" calcext:value-type="float">
            <text:p>4</text:p>
          </table:table-cell>
          <table:table-cell table:style-name="ce9"/>
          <table:table-cell table:style-name="ce7" office:value-type="float" office:value="14" calcext:value-type="float">
            <text:p>14</text:p>
          </table:table-cell>
          <table:table-cell table:style-name="ce7" office:value-type="string" calcext:value-type="string">
            <text:p>IEEE</text:p>
          </table:table-cell>
          <table:table-cell table:style-name="ce11" office:value-type="date" office:date-value="2018-08-13" calcext:value-type="date">
            <text:p>13 Aug 2018</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Comparative analysis of RDBMS and OODBMS: a case study</text:p>
          </table:table-cell>
          <table:table-cell table:style-name="ce7" office:value-type="string" calcext:value-type="string">
            <text:p>M. A. Ketabchi; S. Mathur; T. Risch; J. Chen</text:p>
          </table:table-cell>
          <table:table-cell table:style-name="ce7" office:value-type="string" calcext:value-type="string">
            <text:p>Department of Electrical Engineering &amp; Computer Sciences, Santa Clara University, Santa Clara, CA, USA; Data Management Systems Division, Hewlett Packard Company, Cupertino, CA, USA; Database Technology Department/Stanford Science Center, Hewlett Packard Laboratories, Palo Alto, CA, USA; Corporate Product Generation Process Department, Hewlett Packard Company, Palo Alto, CA, USA</text:p>
          </table:table-cell>
          <table:table-cell table:style-name="ce7" office:value-type="string" calcext:value-type="string">
            <text:p>Digest of Papers Compcon Spring '90. Thirty-Fifth IEEE Computer Society International Conference on Intellectual Leverage</text:p>
          </table:table-cell>
          <table:table-cell table:style-name="ce11" office:value-type="date" office:date-value="2002-08-06" calcext:value-type="date">
            <text:p>6 Aug 2002</text:p>
          </table:table-cell>
          <table:table-cell table:style-name="ce7" office:value-type="float" office:value="1990" calcext:value-type="float">
            <text:p>1990</text:p>
          </table:table-cell>
          <table:table-cell table:style-name="ce9" table:number-columns-repeated="2"/>
          <table:table-cell table:style-name="ce7" office:value-type="float" office:value="528" calcext:value-type="float">
            <text:p>528</text:p>
          </table:table-cell>
          <table:table-cell table:style-name="ce7" office:value-type="float" office:value="537" calcext:value-type="float">
            <text:p>537</text:p>
          </table:table-cell>
          <table:table-cell table:style-name="ce4" office:value-type="string" calcext:value-type="string">
            <text:p>The underlying hypothesis of the case study described is that the development, implementation, operations, and maintenance of large, complex, data-intensive applications, such as computer-integrated manufacturing, can be simplified through the use of object-oriented database management systems (DBMSs). The objective of the case study is to verify this hypothesis. The approach is to prototype selected representative components of a computer-integrated-manufacturing system; these components have been developed on top of a relational DBMS, using an object-oriented DBMS, called Iris. The fundamental elements of the data model of Iris are objects, types, and functions. An Iris object is represented by a unique identifier. Each object is associated with at least one type. This association supports classification. An object is said to be the instance of the types with which it has classification associations. The results of the study illustrate that the object-oriented prototype has a superior schema, is capable of providing convenient access to information, and is easier to extend and maintain.&lt;&gt;</text:p>
          </table:table-cell>
          <table:table-cell table:style-name="ce9"/>
          <table:table-cell table:style-name="ce7" office:value-type="string" calcext:value-type="string">
            <text:p>0-8186-2028-5</text:p>
          </table:table-cell>
          <table:table-cell table:style-name="ce7" office:value-type="string" calcext:value-type="string">
            <text:p>10.1109/CMPCON.1990.63734</text:p>
          </table:table-cell>
          <table:table-cell table:style-name="ce9"/>
          <table:table-cell table:style-name="ce15" office:value-type="string" calcext:value-type="string">
            <text:p><text:a xlink:href="https://ieeexplore.ieee.org/stamp/stamp.jsp?arnumber=63734" xlink:type="simple">https://ieeexplore.ieee.org/stamp/stamp.jsp?arnumber=63734</text:a></text:p>
          </table:table-cell>
          <table:table-cell table:style-name="ce9"/>
          <table:table-cell table:style-name="ce7" office:value-type="string" calcext:value-type="string">
            <text:p>Computer aided software engineering;Object oriented modeling;Transaction databases;Data models;Computer integrated manufacturing;Prototypes;Database languages;Laboratories;Milling machines;Application software</text:p>
          </table:table-cell>
          <table:table-cell table:style-name="ce9"/>
          <table:table-cell table:number-columns-repeated="2" table:style-name="ce7" office:value-type="float" office:value="3" calcext:value-type="float">
            <text:p>3</text:p>
          </table:table-cell>
          <table:table-cell table:style-name="ce7" office:value-type="float" office:value="9" calcext:value-type="float">
            <text:p>9</text:p>
          </table:table-cell>
          <table:table-cell table:style-name="ce7" office:value-type="string" calcext:value-type="string">
            <text:p>IEEE</text:p>
          </table:table-cell>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CodeCV: Mining Expertise of GitHub Users from Coding Activities</text:p>
          </table:table-cell>
          <table:table-cell table:style-name="ce7" office:value-type="string" calcext:value-type="string">
            <text:p>D. Atzberger; N. Scordialo; T. Cech; W. Scheibel; M. Trapp; J. Döllner</text:p>
          </table:table-cell>
          <table:table-cell table:style-name="ce7" office:value-type="string" calcext:value-type="string">
            <text:p>Digital Engineering Faculty, Hasso Plattner Institute, University of Potsdam, Germany; Digital Engineering Faculty, Hasso Plattner Institute, University of Potsdam, Germany; Digital Engineering Faculty, Hasso Plattner Institute, University of Potsdam, Germany; Digital Engineering Faculty, Hasso Plattner Institute, University of Potsdam, Germany; Digital Engineering Faculty, Hasso Plattner Institute, University of Potsdam, Germany; Digital Engineering Faculty, Hasso Plattner Institute, University of Potsdam, Germany</text:p>
          </table:table-cell>
          <table:table-cell table:style-name="ce7" office:value-type="string" calcext:value-type="string">
            <text:p>2022 IEEE 22nd International Working Conference on Source Code Analysis and Manipulation (SCAM)</text:p>
          </table:table-cell>
          <table:table-cell table:style-name="ce11" office:value-type="date" office:date-value="2023-01-12" calcext:value-type="date">
            <text:p>12 Jan 2023</text:p>
          </table:table-cell>
          <table:table-cell table:style-name="ce7" office:value-type="float" office:value="2022" calcext:value-type="float">
            <text:p>2022</text:p>
          </table:table-cell>
          <table:table-cell table:style-name="ce9" table:number-columns-repeated="2"/>
          <table:table-cell table:style-name="ce7" office:value-type="float" office:value="143" calcext:value-type="float">
            <text:p>143</text:p>
          </table:table-cell>
          <table:table-cell table:style-name="ce7" office:value-type="float" office:value="147" calcext:value-type="float">
            <text:p>147</text:p>
          </table:table-cell>
          <table:table-cell table:style-name="ce4" office:value-type="string" calcext:value-type="string">
            <text:p>The number of software projects developed collaboratively on social coding platforms is steadily increasing. One of the motivations for developers to participate in open-source software development is to make their development activities easier accessible to potential employers, e.g., in the form of a resume for their interests and skills. However, manual review of source code activities is time-consuming and requires detailed knowledge of the technologies used. Existing approaches are limited to a small subset of actual source code activity and metadata and do not provide explanations for their results. In this work, we present CodeCV, an approach to analyzing the commit activities of a GitHub user concerning the use of programming languages, software libraries, and higher-level concepts, e.g., Machine Learning or Cryptocurrency. Skills in using software libraries and programming languages are analyzed based on syntactic structures in the source code. Based on Labeled Latent Dirichlet Allocation, an automatically generated corpus of GitHub projects is used to learn the concept-specific vocabulary in identifier names and comments. This enables the capture of expertise on abstract concepts from a user's commit history. CodeCV further explains the results through links to the relevant commits in an interactive web dashboard. We tested our system on selected GitHub users who mainly contribute to popular projects to demonstrate that our approach is able to capture developers' expertise effectively.</text:p>
          </table:table-cell>
          <table:table-cell table:style-name="ce7" office:value-type="string" calcext:value-type="string">
            <text:p>2470-6892</text:p>
          </table:table-cell>
          <table:table-cell table:style-name="ce7" office:value-type="string" calcext:value-type="string">
            <text:p>978-1-6654-9609-4</text:p>
          </table:table-cell>
          <table:table-cell table:style-name="ce7" office:value-type="string" calcext:value-type="string">
            <text:p>10.1109/SCAM55253.2022.00021</text:p>
          </table:table-cell>
          <table:table-cell table:style-name="ce9"/>
          <table:table-cell table:style-name="ce15" office:value-type="string" calcext:value-type="string">
            <text:p><text:a xlink:href="https://ieeexplore.ieee.org/stamp/stamp.jsp?arnumber=10006858" xlink:type="simple">https://ieeexplore.ieee.org/stamp/stamp.jsp?arnumber=10006858</text:a></text:p>
          </table:table-cell>
          <table:table-cell table:style-name="ce7" office:value-type="string" calcext:value-type="string">
            <text:p>Mining Software Repositories;Developer Expertise;GitHub;Topic Models</text:p>
          </table:table-cell>
          <table:table-cell table:style-name="ce7" office:value-type="string" calcext:value-type="string">
            <text:p>Computer languages;Vocabulary;Visualization;Software libraries;Source coding;Benchmark testing;Data mining</text:p>
          </table:table-cell>
          <table:table-cell table:style-name="ce9"/>
          <table:table-cell table:style-name="ce7" office:value-type="float" office:value="2" calcext:value-type="float">
            <text:p>2</text:p>
          </table:table-cell>
          <table:table-cell table:style-name="ce9"/>
          <table:table-cell table:style-name="ce7" office:value-type="float" office:value="17" calcext:value-type="float">
            <text:p>17</text:p>
          </table:table-cell>
          <table:table-cell table:style-name="ce7" office:value-type="string" calcext:value-type="string">
            <text:p>IEEE</text:p>
          </table:table-cell>
          <table:table-cell table:style-name="ce11" office:value-type="date" office:date-value="2023-01-12" calcext:value-type="date">
            <text:p>12 Jan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Using changeset descriptions as a data source to assist feature location</text:p>
          </table:table-cell>
          <table:table-cell table:style-name="ce7" office:value-type="string" calcext:value-type="string">
            <text:p>M. Chochlov; M. English; J. Buckley</text:p>
          </table:table-cell>
          <table:table-cell table:style-name="ce7" office:value-type="string" calcext:value-type="string">
            <text:p>Department of Computer Science and Information Systems, University of Limerick, Limerick, Ireland; Department of Computer Science and Information Systems, University of Limerick, Limerick, Ireland; Department of Computer Science and Information Systems, University of Limerick, Limerick, Ireland</text:p>
          </table:table-cell>
          <table:table-cell table:style-name="ce7" office:value-type="string" calcext:value-type="string">
            <text:p>2015 IEEE 15th International Working Conference on Source Code Analysis and Manipulation (SCAM)</text:p>
          </table:table-cell>
          <table:table-cell table:style-name="ce11" office:value-type="date" office:date-value="2015-11-23" calcext:value-type="date">
            <text:p>23 Nov 2015</text:p>
          </table:table-cell>
          <table:table-cell table:style-name="ce7" office:value-type="float" office:value="2015" calcext:value-type="float">
            <text:p>2015</text:p>
          </table:table-cell>
          <table:table-cell table:style-name="ce9" table:number-columns-repeated="2"/>
          <table:table-cell table:style-name="ce7" office:value-type="float" office:value="51" calcext:value-type="float">
            <text:p>51</text:p>
          </table:table-cell>
          <table:table-cell table:style-name="ce7" office:value-type="float" office:value="60" calcext:value-type="float">
            <text:p>60</text:p>
          </table:table-cell>
          <table:table-cell table:style-name="ce4" office:value-type="string" calcext:value-type="string">
            <text:p>Feature location attempts to assist developers in discovering functionality in source code. Many textual feature location techniques utilize information retrieval and rely on comments and identifiers of source code to describe software entities. An interesting alternative would be to employ the changeset descriptions of the code altered in that changeset as a data source to describe such software entities. To investigate this we implement a technique utilizing changeset descriptions and conduct an empirical study to observe this technique's overall performance. Moreover, we study how the granularity (i.e. file or method level of software entities) and changeset range inclusion (i.e. most recent or all historical changesets) affect such an approach. The results of a preliminary study with Rhino and Mylyn. Tasks systems suggest that the approach could lead to a potentially efficient feature location technique. They also suggest that it is advantageous in terms of the effort to configure the technique at method level granularity and that older changesets from older systems may reduce the effectiveness of the technique.</text:p>
          </table:table-cell>
          <table:table-cell table:style-name="ce9"/>
          <table:table-cell table:style-name="ce7" office:value-type="string" calcext:value-type="string">
            <text:p>978-1-4673-7529-0</text:p>
          </table:table-cell>
          <table:table-cell table:style-name="ce7" office:value-type="string" calcext:value-type="string">
            <text:p>10.1109/SCAM.2015.7335401</text:p>
          </table:table-cell>
          <table:table-cell table:style-name="ce9"/>
          <table:table-cell table:style-name="ce15" office:value-type="string" calcext:value-type="string">
            <text:p><text:a xlink:href="https://ieeexplore.ieee.org/stamp/stamp.jsp?arnumber=7335401" xlink:type="simple">https://ieeexplore.ieee.org/stamp/stamp.jsp?arnumber=7335401</text:a></text:p>
          </table:table-cell>
          <table:table-cell table:style-name="ce7" office:value-type="string" calcext:value-type="string">
            <text:p>Feature location;information retrieval;software repositories</text:p>
          </table:table-cell>
          <table:table-cell table:style-name="ce7" office:value-type="string" calcext:value-type="string">
            <text:p>Software maintenance;Computer languages;Engines;Libraries;Information retrieval;Indexing</text:p>
          </table:table-cell>
          <table:table-cell table:style-name="ce9" table:number-columns-repeated="3"/>
          <table:table-cell table:style-name="ce7" office:value-type="float" office:value="47" calcext:value-type="float">
            <text:p>47</text:p>
          </table:table-cell>
          <table:table-cell table:style-name="ce7" office:value-type="string" calcext:value-type="string">
            <text:p>IEEE</text:p>
          </table:table-cell>
          <table:table-cell table:style-name="ce11" office:value-type="date" office:date-value="2015-11-23" calcext:value-type="date">
            <text:p>23 Nov 2015</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utomated Resume Evaluation System using NLP</text:p>
          </table:table-cell>
          <table:table-cell table:style-name="ce7" office:value-type="string" calcext:value-type="string">
            <text:p>R. Nimbekar; Y. Patil; R. Prabhu; S. Mulla</text:p>
          </table:table-cell>
          <table:table-cell table:style-name="ce7" office:value-type="string" calcext:value-type="string">
            <text:p>Department of Computer Engineering, Don Bosco Institute of Technology, Mumbai, India; Department of Computer Engineering, Don Bosco Institute of Technology, Mumbai, India; Department of Computer Engineering, Don Bosco Institute of Technology, Mumbai, India; Department of Computer Engineering, Don Bosco Institute of Technology, Mumbai, India</text:p>
          </table:table-cell>
          <table:table-cell table:style-name="ce7" office:value-type="string" calcext:value-type="string">
            <text:p>2019 International Conference on Advances in Computing, Communication and Control (ICAC3)</text:p>
          </table:table-cell>
          <table:table-cell table:style-name="ce7" office:value-type="string" calcext:value-type="string">
            <text:p>16 Mar 2020</text:p>
          </table:table-cell>
          <table:table-cell table:style-name="ce7" office:value-type="float" office:value="2019" calcext:value-type="float">
            <text:p>2019</text:p>
          </table:table-cell>
          <table:table-cell table:style-name="ce9" table:number-columns-repeated="2"/>
          <table:table-cell table:style-name="ce7" office:value-type="float" office:value="1" calcext:value-type="float">
            <text:p>1</text:p>
          </table:table-cell>
          <table:table-cell table:style-name="ce7" office:value-type="float" office:value="4" calcext:value-type="float">
            <text:p>4</text:p>
          </table:table-cell>
          <table:table-cell table:style-name="ce4" office:value-type="string" calcext:value-type="string">
            <text:p>Recruiting candidates to fit a particular job profile is a task crucial to most of the companies. Due to increasing growth in online recruitment, traditional hiring methods are becoming inefficient. The conventional techniques usually include a labor-intensive process of manually searching through the applied candidates, reviewing their resumes, and then producing a shortlist of suitable candidates to be interviewed. In this era of technology, job searching has become smarter and more accessible at the same time. The companies receive enormous numbers of resumes/CVs, which are not always structured. There have been lots of work done for the job searching process. Whereas, the process of selecting a candidate based on their resume has not been entirely automated. This research proposes a model of extracting valuable information from the resume and ranking it according to the preference and requirement of the company. To achieve the desired goal, the entire process has been divided into three segments. The first segment consists of converting the unstructured resumes in structured data using NLP, and the second segment consists of the extraction phase, where the relevant information is extracted from the resume and giving them an identifier value. Finally, based on the values assigned, the resumes are ranked accordingly in the final segment.</text:p>
          </table:table-cell>
          <table:table-cell table:style-name="ce9"/>
          <table:table-cell table:style-name="ce7" office:value-type="string" calcext:value-type="string">
            <text:p>978-1-7281-2386-8</text:p>
          </table:table-cell>
          <table:table-cell table:style-name="ce7" office:value-type="string" calcext:value-type="string">
            <text:p>10.1109/ICAC347590.2019.9036842</text:p>
          </table:table-cell>
          <table:table-cell table:style-name="ce9"/>
          <table:table-cell table:style-name="ce15" office:value-type="string" calcext:value-type="string">
            <text:p><text:a xlink:href="https://ieeexplore.ieee.org/stamp/stamp.jsp?arnumber=9036842" xlink:type="simple">https://ieeexplore.ieee.org/stamp/stamp.jsp?arnumber=9036842</text:a></text:p>
          </table:table-cell>
          <table:table-cell table:style-name="ce9"/>
          <table:table-cell table:style-name="ce7" office:value-type="string" calcext:value-type="string">
            <text:p>Resumes;Companies;Recruitment;Data mining;Databases;Task analysis</text:p>
          </table:table-cell>
          <table:table-cell table:style-name="ce9"/>
          <table:table-cell table:style-name="ce7" office:value-type="float" office:value="5" calcext:value-type="float">
            <text:p>5</text:p>
          </table:table-cell>
          <table:table-cell table:style-name="ce9"/>
          <table:table-cell table:style-name="ce7" office:value-type="float" office:value="11" calcext:value-type="float">
            <text:p>11</text:p>
          </table:table-cell>
          <table:table-cell table:style-name="ce7" office:value-type="string" calcext:value-type="string">
            <text:p>IEEE</text:p>
          </table:table-cell>
          <table:table-cell table:style-name="ce7" office:value-type="string" calcext:value-type="string">
            <text:p>16 Mar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Comprehensive Information Based Semantic Orientation Identification</text:p>
          </table:table-cell>
          <table:table-cell table:style-name="ce7" office:value-type="string" calcext:value-type="string">
            <text:p>Y. Wu; Y. Zhang; S. -m. Luo; X. -j. Wang</text:p>
          </table:table-cell>
          <table:table-cell table:style-name="ce7" office:value-type="string" calcext:value-type="string">
            <text:p>CISTR, Beijing University of Posts and Telecommunications, China; CISTR, Beijing University of Posts and Telecommunications, China; CISTR, Beijing University of Posts and Telecommunications, China; CISTR, Beijing University of Posts and Telecommunications, China</text:p>
          </table:table-cell>
          <table:table-cell table:style-name="ce7" office:value-type="string" calcext:value-type="string">
            <text:p>2007 International Conference on Natural Language Processing and Knowledge Engineering</text:p>
          </table:table-cell>
          <table:table-cell table:style-name="ce7" office:value-type="string" calcext:value-type="string">
            <text:p>29 Oct 2007</text:p>
          </table:table-cell>
          <table:table-cell table:style-name="ce7" office:value-type="float" office:value="2007" calcext:value-type="float">
            <text:p>2007</text:p>
          </table:table-cell>
          <table:table-cell table:style-name="ce9" table:number-columns-repeated="2"/>
          <table:table-cell table:style-name="ce7" office:value-type="float" office:value="274" calcext:value-type="float">
            <text:p>274</text:p>
          </table:table-cell>
          <table:table-cell table:style-name="ce7" office:value-type="float" office:value="279" calcext:value-type="float">
            <text:p>279</text:p>
          </table:table-cell>
          <table:table-cell table:style-name="ce4" office:value-type="string" calcext:value-type="string">
            <text:p>The identification of the texts' attitude orientation is to identify the opinion on a special issue in a text is supporting or opposing. This paper introduces a method to identify the orientation of a Chinese text's attitude using the comprehensive information acquired form the text. First, we label the text with information in several layers, which include information of segmentation, POS, semantic role and semantic emotional orientation. We add these information to a text step by step, and make use of them to identify the attitude orientation of the text in a given topic. Experiments show that, the orientation identifier which uses above comprehensive information from syntactic, semantic and pragmatic levels has better performance in this task than some others.</text:p>
          </table:table-cell>
          <table:table-cell table:style-name="ce9"/>
          <table:table-cell table:style-name="ce7" office:value-type="string" calcext:value-type="string">
            <text:p>978-1-4244-1610-3</text:p>
          </table:table-cell>
          <table:table-cell table:style-name="ce7" office:value-type="string" calcext:value-type="string">
            <text:p>10.1109/NLPKE.2007.4368043</text:p>
          </table:table-cell>
          <table:table-cell table:style-name="ce9"/>
          <table:table-cell table:style-name="ce15" office:value-type="string" calcext:value-type="string">
            <text:p><text:a xlink:href="https://ieeexplore.ieee.org/stamp/stamp.jsp?arnumber=4368043" xlink:type="simple">https://ieeexplore.ieee.org/stamp/stamp.jsp?arnumber=4368043</text:a></text:p>
          </table:table-cell>
          <table:table-cell table:style-name="ce9"/>
          <table:table-cell table:style-name="ce7" office:value-type="string" calcext:value-type="string">
            <text:p>Information analysis;Machine learning;Text categorization;Data mining;Machine learning algorithms;Classification algorithms;Fuzzy sets;Information theory;Labeling;Process design</text:p>
          </table:table-cell>
          <table:table-cell table:style-name="ce9"/>
          <table:table-cell table:style-name="ce7" office:value-type="float" office:value="1" calcext:value-type="float">
            <text:p>1</text:p>
          </table:table-cell>
          <table:table-cell table:style-name="ce9"/>
          <table:table-cell table:style-name="ce7" office:value-type="float" office:value="13" calcext:value-type="float">
            <text:p>13</text:p>
          </table:table-cell>
          <table:table-cell table:style-name="ce7" office:value-type="string" calcext:value-type="string">
            <text:p>IEEE</text:p>
          </table:table-cell>
          <table:table-cell table:style-name="ce7" office:value-type="string" calcext:value-type="string">
            <text:p>29 Oct 2007</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Sorting and Transforming Program Repair Ingredients via Deep Learning Code Similarities</text:p>
          </table:table-cell>
          <table:table-cell table:style-name="ce7" office:value-type="string" calcext:value-type="string">
            <text:p>M. White; M. Tufano; M. Martínez; M. Monperrus; D. Poshyvanyk</text:p>
          </table:table-cell>
          <table:table-cell table:style-name="ce7" office:value-type="string" calcext:value-type="string">
            <text:p>College of William and Mary, Williamsburg, Virginia, USA; College of William and Mary, Williamsburg, Virginia, USA; Université Polytechnique Hauts-de-France, Valenciennes, France; KTH Royal Institute of Technology, Stockholm, Sweden; College of William and Mary, Williamsburg, Virginia, USA</text:p>
          </table:table-cell>
          <table:table-cell table:style-name="ce7" office:value-type="string" calcext:value-type="string">
            <text:p>2019 IEEE 26th International Conference on Software Analysis, Evolution and Reengineering (SANER)</text:p>
          </table:table-cell>
          <table:table-cell table:style-name="ce7" office:value-type="string" calcext:value-type="string">
            <text:p>18 Mar 2019</text:p>
          </table:table-cell>
          <table:table-cell table:style-name="ce7" office:value-type="float" office:value="2019" calcext:value-type="float">
            <text:p>2019</text:p>
          </table:table-cell>
          <table:table-cell table:style-name="ce9" table:number-columns-repeated="2"/>
          <table:table-cell table:style-name="ce7" office:value-type="float" office:value="479" calcext:value-type="float">
            <text:p>479</text:p>
          </table:table-cell>
          <table:table-cell table:style-name="ce7" office:value-type="float" office:value="490" calcext:value-type="float">
            <text:p>490</text:p>
          </table:table-cell>
          <table:table-cell table:style-name="ce4" office:value-type="string" calcext:value-type="string">
            <text:p>In the field of automated program repair, the redundancy assumption claims large programs contain the seeds of their own repair. However, most redundancy-based program repair techniques do not reason about the repair ingredients- the code that is reused to craft a patch. We aim to reason about the repair ingredients by using code similarities to prioritize and transform statements in a codebase for patch generation. Our approach, DeepRepair, relies on deep learning to reason about code similarities. Code fragments at well-defined levels of granularity in a codebase can be sorted according to their similarity to suspicious elements (i.e., code elements that contain suspicious statements) and statements can be transformed by mapping out-of-scope identifiers to similar identifiers in scope. We examined these new search strategies for patch generation with respect to effectiveness from the viewpoint of a software maintainer. Our comparative experiments were executed on six open-source Java projects including 374 buggy program revisions and consisted of 19,949 trials spanning 2,616 days of computation time. Deep-Repair's search strategy using code similarities generally found compilable ingredients faster than the baseline, jGenProg, but this improvement neither yielded test-adequate patches in fewer attempts (on average) nor found significantly more patches (on average) than the baseline. Although the patch counts were not statistically different, there were notable differences between the nature of DeepRepair patches and jGenProg patches. The results show that our learning-based approach finds patches that cannot be found by existing redundancy-based repair techniques.</text:p>
          </table:table-cell>
          <table:table-cell table:style-name="ce7" office:value-type="string" calcext:value-type="string">
            <text:p>1534-5351</text:p>
          </table:table-cell>
          <table:table-cell table:style-name="ce7" office:value-type="string" calcext:value-type="string">
            <text:p>978-1-7281-0591-8</text:p>
          </table:table-cell>
          <table:table-cell table:style-name="ce7" office:value-type="string" calcext:value-type="string">
            <text:p>10.1109/SANER.2019.8668043</text:p>
          </table:table-cell>
          <table:table-cell table:style-name="ce9"/>
          <table:table-cell table:style-name="ce15" office:value-type="string" calcext:value-type="string">
            <text:p><text:a xlink:href="https://ieeexplore.ieee.org/stamp/stamp.jsp?arnumber=8668043" xlink:type="simple">https://ieeexplore.ieee.org/stamp/stamp.jsp?arnumber=8668043</text:a></text:p>
          </table:table-cell>
          <table:table-cell table:style-name="ce7" office:value-type="string" calcext:value-type="string">
            <text:p>software testing and debugging;program repair;deep learning;neural networks;code clones;language models</text:p>
          </table:table-cell>
          <table:table-cell table:style-name="ce7" office:value-type="string" calcext:value-type="string">
            <text:p>Maintenance engineering;Redundancy;Computer bugs;Deep learning;Transforms;Cloning;Sorting</text:p>
          </table:table-cell>
          <table:table-cell table:style-name="ce9"/>
          <table:table-cell table:style-name="ce7" office:value-type="float" office:value="64" calcext:value-type="float">
            <text:p>64</text:p>
          </table:table-cell>
          <table:table-cell table:style-name="ce9"/>
          <table:table-cell table:style-name="ce7" office:value-type="float" office:value="87" calcext:value-type="float">
            <text:p>87</text:p>
          </table:table-cell>
          <table:table-cell table:style-name="ce7" office:value-type="string" calcext:value-type="string">
            <text:p>IEEE</text:p>
          </table:table-cell>
          <table:table-cell table:style-name="ce7" office:value-type="string" calcext:value-type="string">
            <text:p>18 Mar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Linguistic Documentation of Software History</text:p>
          </table:table-cell>
          <table:table-cell table:style-name="ce7" office:value-type="string" calcext:value-type="string">
            <text:p>M. Tushev; A. Mahmoud</text:p>
          </table:table-cell>
          <table:table-cell table:style-name="ce7" office:value-type="string" calcext:value-type="string">
            <text:p>Louisiana State University, Baton Rouge, LA; Louisiana State University, Baton Rouge, LA</text:p>
          </table:table-cell>
          <table:table-cell table:style-name="ce7" office:value-type="string" calcext:value-type="string">
            <text:p>2020 IEEE/ACM 28th International Conference on Program Comprehension (ICPC)</text:p>
          </table:table-cell>
          <table:table-cell table:style-name="ce7" office:value-type="string" calcext:value-type="string">
            <text:p>25 Jul 2023</text:p>
          </table:table-cell>
          <table:table-cell table:style-name="ce7" office:value-type="float" office:value="2020" calcext:value-type="float">
            <text:p>2020</text:p>
          </table:table-cell>
          <table:table-cell table:style-name="ce9" table:number-columns-repeated="2"/>
          <table:table-cell table:style-name="ce7" office:value-type="float" office:value="386" calcext:value-type="float">
            <text:p>386</text:p>
          </table:table-cell>
          <table:table-cell table:style-name="ce7" office:value-type="float" office:value="390" calcext:value-type="float">
            <text:p>390</text:p>
          </table:table-cell>
          <table:table-cell table:style-name="ce4" office:value-type="string" calcext:value-type="string">
            <text:p>Open Source Software (OSS) projects start with an initial vocabulary, often determined by the first generation of developers. This vocabulary, embedded in code identifier names and internal code comments, goes through multiple rounds of change, influenced by the interrelated patterns of human (e.g., developers joining and departing) and system (e.g., maintenance activities) interactions. Capturing the dynamics of this change is crucial for understanding and synthesizing code changes over time. However, existing code evolution analysis tools, available in modern version control systems such as GitHub and SourceForge, often overlook the linguistic aspects of code evolution. To bridge this gap, in this paper, we propose to study code evolution in OSS projects through the lens of developers' language, also known as code lexicon. Our analysis is conducted using 32 OSS projects sampled from a broad range of application domains. Our results show that different maintenance activities impact code lexicon differently. These insights lay out a preliminary foundation for modeling the linguistic history of OSS projects. In the long run, this foundation will be utilized to provide support for basic program comprehension tasks and help researchers gain new insights into the complex interplay between linguistic change and various system and human aspects of OSS development.</text:p>
          </table:table-cell>
          <table:table-cell table:style-name="ce7" office:value-type="string" calcext:value-type="string">
            <text:p>2643-7171</text:p>
          </table:table-cell>
          <table:table-cell table:style-name="ce7" office:value-type="string" calcext:value-type="string">
            <text:p>978-1-4503-7958-8</text:p>
          </table:table-cell>
          <table:table-cell table:style-name="ce7" office:value-type="string" calcext:value-type="string">
            <text:p>10.1145/3387904.3389288</text:p>
          </table:table-cell>
          <table:table-cell table:style-name="ce7" office:value-type="string" calcext:value-type="string">
            <text:p>U.S. National Science Foundation(grant numbers:CCF 1821525); </text:p>
          </table:table-cell>
          <table:table-cell table:style-name="ce15" office:value-type="string" calcext:value-type="string">
            <text:p><text:a xlink:href="https://ieeexplore.ieee.org/stamp/stamp.jsp?arnumber=10186830" xlink:type="simple">https://ieeexplore.ieee.org/stamp/stamp.jsp?arnumber=10186830</text:a></text:p>
          </table:table-cell>
          <table:table-cell table:style-name="ce7" office:value-type="string" calcext:value-type="string">
            <text:p>Open Source Software;Linguistic Change;Code Lexicon</text:p>
          </table:table-cell>
          <table:table-cell table:style-name="ce7" office:value-type="string" calcext:value-type="string">
            <text:p>Vocabulary;Codes;Documentation;Linguistics;Maintenance engineering;History;Task analysis</text:p>
          </table:table-cell>
          <table:table-cell table:style-name="ce9" table:number-columns-repeated="3"/>
          <table:table-cell table:style-name="ce7" office:value-type="float" office:value="45" calcext:value-type="float">
            <text:p>45</text:p>
          </table:table-cell>
          <table:table-cell table:style-name="ce9"/>
          <table:table-cell table:style-name="ce7" office:value-type="string" calcext:value-type="string">
            <text:p>25 Jul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utomatic Speech Recognition using the Melspectrogram-based method for English Phonemes</text:p>
          </table:table-cell>
          <table:table-cell table:style-name="ce7" office:value-type="string" calcext:value-type="string">
            <text:p>M. Soundarya; P. R. Karthikeyan; K. Ganapathy; G. Thangarasu</text:p>
          </table:table-cell>
          <table:table-cell table:style-name="ce7" office:value-type="string" calcext:value-type="string">
            <text:p>Institute of Electronics about Communication Engineering, Saveetha School of Engineering SIMATS, Chennai, India; Institute of Electronics about Communication Engineering, Saveetha School of Engineering SIMATS, Chennai, India; Institute of Electronics about Communication Engineering, Saveetha School of Engineering SIMATS, Chennai, India; Department of Professional Industry-Driven Education, MAHSA University, Selangor, Malaysia</text:p>
          </table:table-cell>
          <table:table-cell table:style-name="ce7" office:value-type="string" calcext:value-type="string">
            <text:p>2022 International Conference on Computer, Power and Communications (ICCPC)</text:p>
          </table:table-cell>
          <table:table-cell table:style-name="ce7" office:value-type="string" calcext:value-type="string">
            <text:p>23 Mar 2023</text:p>
          </table:table-cell>
          <table:table-cell table:style-name="ce7" office:value-type="float" office:value="2022" calcext:value-type="float">
            <text:p>2022</text:p>
          </table:table-cell>
          <table:table-cell table:style-name="ce9" table:number-columns-repeated="2"/>
          <table:table-cell table:style-name="ce7" office:value-type="float" office:value="270" calcext:value-type="float">
            <text:p>270</text:p>
          </table:table-cell>
          <table:table-cell table:style-name="ce7" office:value-type="float" office:value="273" calcext:value-type="float">
            <text:p>273</text:p>
          </table:table-cell>
          <table:table-cell table:style-name="ce4" office:value-type="string" calcext:value-type="string">
            <text:p>An automatic speech recognition (ASR) technique may be set up to forecast the pronunciation of textual identifiers (such as song names) based on assumptions about the language or languages in which the textual identifier was originally written. To identify mispronunciation, custom acoustic-phonetic elements are typically used. This study examines the use of deep convolutional neural networks to identify English phonemes that have been mispronounced in musical samples. Convolutional neural networks (CNNs) are now often employed in systems recognizing speech. In this work, a decoded-based architecture is proposed in which the spectrogram feature that corresponds with the auditory features is proposed by comparing the various inputs to the model. Following the selection of the input features, this research examines the design principles of learning parameters and their application to voice recognition with various parameters. To identify mispronunciation, custom acoustic-phonetic elements are typically used. This research work also examines the application of learning models. The proposed method achieves better results with 85% of accuracy and a Word Error Rate of 8.1 on comparing with existing works.</text:p>
          </table:table-cell>
          <table:table-cell table:style-name="ce9"/>
          <table:table-cell table:style-name="ce7" office:value-type="string" calcext:value-type="string">
            <text:p>979-8-3503-9784-0</text:p>
          </table:table-cell>
          <table:table-cell table:style-name="ce7" office:value-type="string" calcext:value-type="string">
            <text:p>10.1109/ICCPC55978.2022.10072076</text:p>
          </table:table-cell>
          <table:table-cell table:style-name="ce9"/>
          <table:table-cell table:style-name="ce15" office:value-type="string" calcext:value-type="string">
            <text:p><text:a xlink:href="https://ieeexplore.ieee.org/stamp/stamp.jsp?arnumber=10072076" xlink:type="simple">https://ieeexplore.ieee.org/stamp/stamp.jsp?arnumber=10072076</text:a></text:p>
          </table:table-cell>
          <table:table-cell table:style-name="ce7" office:value-type="string" calcext:value-type="string">
            <text:p>Speech recognition;Melspectrogram;CNN;audio;text;phoneme</text:p>
          </table:table-cell>
          <table:table-cell table:style-name="ce7" office:value-type="string" calcext:value-type="string">
            <text:p>Error analysis;Computational modeling;Music;Computer architecture;Convolutional neural networks;Spectrogram;Automatic speech recognition</text:p>
          </table:table-cell>
          <table:table-cell table:style-name="ce9"/>
          <table:table-cell table:style-name="ce7" office:value-type="float" office:value="1" calcext:value-type="float">
            <text:p>1</text:p>
          </table:table-cell>
          <table:table-cell table:style-name="ce9"/>
          <table:table-cell table:style-name="ce7" office:value-type="float" office:value="10" calcext:value-type="float">
            <text:p>10</text:p>
          </table:table-cell>
          <table:table-cell table:style-name="ce7" office:value-type="string" calcext:value-type="string">
            <text:p>IEEE</text:p>
          </table:table-cell>
          <table:table-cell table:style-name="ce7" office:value-type="string" calcext:value-type="string">
            <text:p>23 Mar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Machine Learning-Based Approach for Demarcating Requirements in Textual Specifications</text:p>
          </table:table-cell>
          <table:table-cell table:style-name="ce7" office:value-type="string" calcext:value-type="string">
            <text:p>S. Abualhaija; C. Arora; M. Sabetzadeh; L. C. Briand; E. Vaz</text:p>
          </table:table-cell>
          <table:table-cell table:style-name="ce7" office:value-type="string" calcext:value-type="string">
            <text:p>SnT Centre for Security, Reliability and Trust, University of Luxembourg, Luxembourg; SnT Centre for Security, Reliability and Trust, University of Luxembourg, Luxembourg; SnT Centre for Security, Reliability and Trust, University of Luxembourg, Luxembourg; School of Engineering and Computer Science, University of Ottawa, Canada; QRA Corp, Halifax, Canada</text:p>
          </table:table-cell>
          <table:table-cell table:style-name="ce7" office:value-type="string" calcext:value-type="string">
            <text:p>2019 IEEE 27th International Requirements Engineering Conference (RE)</text:p>
          </table:table-cell>
          <table:table-cell table:style-name="ce7" office:value-type="string" calcext:value-type="string">
            <text:p>5 Dec 2019</text:p>
          </table:table-cell>
          <table:table-cell table:style-name="ce7" office:value-type="float" office:value="2019" calcext:value-type="float">
            <text:p>2019</text:p>
          </table:table-cell>
          <table:table-cell table:style-name="ce9" table:number-columns-repeated="2"/>
          <table:table-cell table:style-name="ce7" office:value-type="float" office:value="51" calcext:value-type="float">
            <text:p>51</text:p>
          </table:table-cell>
          <table:table-cell table:style-name="ce7" office:value-type="float" office:value="62" calcext:value-type="float">
            <text:p>62</text:p>
          </table:table-cell>
          <table:table-cell table:style-name="ce4" office:value-type="string" calcext:value-type="string">
            <text:p>A simple but important task during the analysis of a textual requirements specification is to determine which statements in the specification represent requirements. In principle, by following suitable writing and markup conventions, one can provide an immediate and unequivocal demarcation of requirements at the time a specification is being developed. However, neither the presence nor a fully accurate enforcement of such conventions is guaranteed. The result is that, in many practical situations, analysts end up resorting to after-the-fact reviews for sifting requirements from other material in a requirements specification. This is both tedious and time-consuming. We propose an automated approach for demarcating requirements in free-form requirements specifications. The approach, which is based on machine learning, can be applied to a wide variety of specifications in different domains and with different writing styles. We train and evaluate our approach over an independently labeled dataset comprised of 30 industrial requirements specifications. Over this dataset, our approach yields an average precision of 81.2% and an average recall of 95.7%. Compared to simple baselines that demarcate requirements based on the presence of modal verbs and identifiers, our approach leads to an average gain of 16.4% in precision and 25.5% in recall.</text:p>
          </table:table-cell>
          <table:table-cell table:style-name="ce7" office:value-type="string" calcext:value-type="string">
            <text:p>2332-6441</text:p>
          </table:table-cell>
          <table:table-cell table:style-name="ce7" office:value-type="string" calcext:value-type="string">
            <text:p>978-1-7281-3912-8</text:p>
          </table:table-cell>
          <table:table-cell table:style-name="ce7" office:value-type="string" calcext:value-type="string">
            <text:p>10.1109/RE.2019.00017</text:p>
          </table:table-cell>
          <table:table-cell table:style-name="ce9"/>
          <table:table-cell table:style-name="ce15" office:value-type="string" calcext:value-type="string">
            <text:p><text:a xlink:href="https://ieeexplore.ieee.org/stamp/stamp.jsp?arnumber=8920614" xlink:type="simple">https://ieeexplore.ieee.org/stamp/stamp.jsp?arnumber=8920614</text:a></text:p>
          </table:table-cell>
          <table:table-cell table:style-name="ce7" office:value-type="string" calcext:value-type="string">
            <text:p>Textual Requirements, Requirements Identification and Classification, Machine Learning, Natural Language Processing</text:p>
          </table:table-cell>
          <table:table-cell table:style-name="ce7" office:value-type="string" calcext:value-type="string">
            <text:p>Natural language processing;Navigation;Writing;Semantics;Machine learning;Training;Task analysis</text:p>
          </table:table-cell>
          <table:table-cell table:style-name="ce9"/>
          <table:table-cell table:style-name="ce7" office:value-type="float" office:value="23" calcext:value-type="float">
            <text:p>23</text:p>
          </table:table-cell>
          <table:table-cell table:style-name="ce9"/>
          <table:table-cell table:style-name="ce7" office:value-type="float" office:value="54" calcext:value-type="float">
            <text:p>54</text:p>
          </table:table-cell>
          <table:table-cell table:style-name="ce7" office:value-type="string" calcext:value-type="string">
            <text:p>IEEE</text:p>
          </table:table-cell>
          <table:table-cell table:style-name="ce7" office:value-type="string" calcext:value-type="string">
            <text:p>5 Dec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Semi-Automatic Definition of Attribute Semantics for the Purpose of Ontology Integration</text:p>
          </table:table-cell>
          <table:table-cell table:style-name="ce7" office:value-type="string" calcext:value-type="string">
            <text:p>B. Hnatkowska; A. Kozierkiewicz; M. Pietranik</text:p>
          </table:table-cell>
          <table:table-cell table:style-name="ce7" office:value-type="string" calcext:value-type="string">
            <text:p>Applied Informatics Department, Wrocław University of Science and Technology, Wrocław, Poland; Applied Informatics Department, Wrocław University of Science and Technology, Wrocław, Poland; Applied Informatics Department, Wrocław University of Science and Technology, Wrocław, Poland</text:p>
          </table:table-cell>
          <table:table-cell table:style-name="ce7" office:value-type="string" calcext:value-type="string">
            <text:p>IEEE Access</text:p>
          </table:table-cell>
          <table:table-cell table:style-name="ce7" office:value-type="string" calcext:value-type="string">
            <text:p>16 Jun 2020</text:p>
          </table:table-cell>
          <table:table-cell table:style-name="ce7" office:value-type="float" office:value="2020" calcext:value-type="float">
            <text:p>2020</text:p>
          </table:table-cell>
          <table:table-cell table:style-name="ce7" office:value-type="float" office:value="8" calcext:value-type="float">
            <text:p>8</text:p>
          </table:table-cell>
          <table:table-cell table:style-name="ce9"/>
          <table:table-cell table:style-name="ce7" office:value-type="float" office:value="107272" calcext:value-type="float">
            <text:p>107272</text:p>
          </table:table-cell>
          <table:table-cell table:style-name="ce7" office:value-type="float" office:value="107284" calcext:value-type="float">
            <text:p>107284</text:p>
          </table:table-cell>
          <table:table-cell table:style-name="ce4" office:value-type="string" calcext:value-type="string">
            <text:p>By ontology, we understand a knowledge structure which well reflects the complexity of a real world. Ontologies are built to store and process knowledge about objects and dependencies between them. Thus, ontologies not only structure raw data, but also contain the meaning of those data. So far, ontology developers have been forced to provide the semantics of modeled objects and relations between them manually. The goal of this paper is to address some still unresolved problems related to providing meanings in ontologies. A typical ontology consists of concepts with attributes, relations between them, and instances. In our research, we focus on concepts level where attributes must be interpretable because they are the primary carriers of the meaning of the entire ontology. In other words, we need to assign semantics for each attribute within a concept. For this purpose, we have proposed a semi-automatic method for defining attribute semantics based on WordNet. The attribute semantics designated by human experts and based on WordNet does not affect the integration result. However, the developed method allows reducing the time for preparing an ontology to the integration process. What is more, it is less sensitive to the subjective evaluations done by experts.</text:p>
          </table:table-cell>
          <table:table-cell table:style-name="ce7" office:value-type="string" calcext:value-type="string">
            <text:p>2169-3536</text:p>
          </table:table-cell>
          <table:table-cell table:style-name="ce9"/>
          <table:table-cell table:style-name="ce7" office:value-type="string" calcext:value-type="string">
            <text:p>10.1109/ACCESS.2020.3000035</text:p>
          </table:table-cell>
          <table:table-cell table:style-name="ce9"/>
          <table:table-cell table:style-name="ce15" office:value-type="string" calcext:value-type="string">
            <text:p><text:a xlink:href="https://ieeexplore.ieee.org/stamp/stamp.jsp?arnumber=9108258" xlink:type="simple">https://ieeexplore.ieee.org/stamp/stamp.jsp?arnumber=9108258</text:a></text:p>
          </table:table-cell>
          <table:table-cell table:style-name="ce7" office:value-type="string" calcext:value-type="string">
            <text:p>Data integration;semantics;semantic Web;WordNet</text:p>
          </table:table-cell>
          <table:table-cell table:style-name="ce7" office:value-type="string" calcext:value-type="string">
            <text:p>Ontologies;Semantics;Estimation;Finite element analysis;Internet;Distributed databases;Measurement</text:p>
          </table:table-cell>
          <table:table-cell table:style-name="ce9"/>
          <table:table-cell table:style-name="ce7" office:value-type="float" office:value="10" calcext:value-type="float">
            <text:p>10</text:p>
          </table:table-cell>
          <table:table-cell table:style-name="ce9"/>
          <table:table-cell table:style-name="ce7" office:value-type="float" office:value="32" calcext:value-type="float">
            <text:p>32</text:p>
          </table:table-cell>
          <table:table-cell table:style-name="ce7" office:value-type="string" calcext:value-type="string">
            <text:p>CCBY</text:p>
          </table:table-cell>
          <table:table-cell table:style-name="ce7" office:value-type="string" calcext:value-type="string">
            <text:p>4 Jun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Multi-Object Editing in Personalized Text-To-Image Diffusion Model Via Segmentation Guidance</text:p>
          </table:table-cell>
          <table:table-cell table:style-name="ce7" office:value-type="string" calcext:value-type="string">
            <text:p>H. Matsuda; R. Togo; K. Maeda; T. Ogawa; M. Haseyama</text:p>
          </table:table-cell>
          <table:table-cell table:style-name="ce7" office:value-type="string" calcext:value-type="string">
            <text:p>School of Engineering, Hokkaido University, Japan; Faculty of Information Science and Technology, Hokkaido University, Japan; Faculty of Information Science and Technology, Hokkaido University, Japan; Faculty of Information Science and Technology, Hokkaido University, Japan; Faculty of Information Science and Technology, Hokkaido University, Japan</text:p>
          </table:table-cell>
          <table:table-cell table:style-name="ce7" office:value-type="string" calcext:value-type="string">
            <text:p>ICASSP 2024 - 2024 IEEE International Conference on Acoustics, Speech and Signal Processing (ICASSP)</text:p>
          </table:table-cell>
          <table:table-cell table:style-name="ce7" office:value-type="string" calcext:value-type="string">
            <text:p>18 Mar 2024</text:p>
          </table:table-cell>
          <table:table-cell table:style-name="ce7" office:value-type="float" office:value="2024" calcext:value-type="float">
            <text:p>2024</text:p>
          </table:table-cell>
          <table:table-cell table:style-name="ce9" table:number-columns-repeated="2"/>
          <table:table-cell table:style-name="ce7" office:value-type="float" office:value="8140" calcext:value-type="float">
            <text:p>8140</text:p>
          </table:table-cell>
          <table:table-cell table:style-name="ce7" office:value-type="float" office:value="8144" calcext:value-type="float">
            <text:p>8144</text:p>
          </table:table-cell>
          <table:table-cell table:style-name="ce4" office:value-type="string" calcext:value-type="string">
            <text:p>This paper presents a personalized text-to-image diffusion model for multiple object editing that can improve visual fidelity of the target image and editing ability with a segmentation-based restriction and continual learning. Multiple personalization tasks face the problem of destabilization, especially when the number of targets increases and the concepts of the targets are similar. The proposed method introduces a segmentation guide into continual learning to improve performance for multiple objects. The segmentation guide helps to separate each concept by restricting the regions of target objects during both training and inference. The proposed method learns these concepts by continual learning with Elastic Weight Consolidation, and achieves the output of multiple target objects with concept separation while maintaining visual fidelity. Experimental results demonstrate that the proposed method successfully maintains visual fidelity for multiple target objects.</text:p>
          </table:table-cell>
          <table:table-cell table:style-name="ce7" office:value-type="string" calcext:value-type="string">
            <text:p>2379-190X</text:p>
          </table:table-cell>
          <table:table-cell table:style-name="ce7" office:value-type="string" calcext:value-type="string">
            <text:p>979-8-3503-4485-1</text:p>
          </table:table-cell>
          <table:table-cell table:style-name="ce7" office:value-type="string" calcext:value-type="string">
            <text:p>10.1109/ICASSP48485.2024.10447048</text:p>
          </table:table-cell>
          <table:table-cell table:style-name="ce9"/>
          <table:table-cell table:style-name="ce15" office:value-type="string" calcext:value-type="string">
            <text:p><text:a xlink:href="https://ieeexplore.ieee.org/stamp/stamp.jsp?arnumber=10447048" xlink:type="simple">https://ieeexplore.ieee.org/stamp/stamp.jsp?arnumber=10447048</text:a></text:p>
          </table:table-cell>
          <table:table-cell table:style-name="ce7" office:value-type="string" calcext:value-type="string">
            <text:p>Personalization;diffusion model;ControlNet;continual learning;generative AI</text:p>
          </table:table-cell>
          <table:table-cell table:style-name="ce7" office:value-type="string" calcext:value-type="string">
            <text:p>Training;Visualization;Image segmentation;Signal processing;Acoustics;Task analysis;Speech processing</text:p>
          </table:table-cell>
          <table:table-cell table:style-name="ce9" table:number-columns-repeated="3"/>
          <table:table-cell table:style-name="ce7" office:value-type="float" office:value="26" calcext:value-type="float">
            <text:p>26</text:p>
          </table:table-cell>
          <table:table-cell table:style-name="ce7" office:value-type="string" calcext:value-type="string">
            <text:p>IEEE</text:p>
          </table:table-cell>
          <table:table-cell table:style-name="ce7" office:value-type="string" calcext:value-type="string">
            <text:p>18 Mar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Research on Spider Sex Recognition From Images Based on Deep Learning</text:p>
          </table:table-cell>
          <table:table-cell table:style-name="ce7" office:value-type="string" calcext:value-type="string">
            <text:p>Q. Chen; Y. Ding; C. Liu; J. Liu; T. He</text:p>
          </table:table-cell>
          <table:table-cell table:style-name="ce7" office:value-type="string" calcext:value-type="string">
            <text:p>National Engineering Research Center for E-Learning, Central China Normal University, Wuhan, China; State Key Laboratory of Biocatalysis and Enzyme Engineering of China, College of Life Sciences, Hubei University, Wuhan, China; State Key Laboratory of Biocatalysis and Enzyme Engineering of China, College of Life Sciences, Hubei University, Wuhan, China; State Key Laboratory of Biocatalysis and Enzyme Engineering of China, College of Life Sciences, Hubei University, Wuhan, China; National Engineering Research Center for E-Learning, Central China Normal University, Wuhan, China</text:p>
          </table:table-cell>
          <table:table-cell table:style-name="ce7" office:value-type="string" calcext:value-type="string">
            <text:p>IEEE Access</text:p>
          </table:table-cell>
          <table:table-cell table:style-name="ce7" office:value-type="string" calcext:value-type="string">
            <text:p>6 Sep 2021</text:p>
          </table:table-cell>
          <table:table-cell table:style-name="ce7" office:value-type="float" office:value="2021" calcext:value-type="float">
            <text:p>2021</text:p>
          </table:table-cell>
          <table:table-cell table:style-name="ce7" office:value-type="float" office:value="9" calcext:value-type="float">
            <text:p>9</text:p>
          </table:table-cell>
          <table:table-cell table:style-name="ce9"/>
          <table:table-cell table:style-name="ce7" office:value-type="float" office:value="120985" calcext:value-type="float">
            <text:p>120985</text:p>
          </table:table-cell>
          <table:table-cell table:style-name="ce7" office:value-type="float" office:value="120995" calcext:value-type="float">
            <text:p>120995</text:p>
          </table:table-cell>
          <table:table-cell table:style-name="ce4" office:value-type="string" calcext:value-type="string">
            <text:p>The rapid and accurate identification of spider sex is the first step in spider image recognition. The traditional artificial method used to identify the sex of mature spiders is mainly based on their genital structures (male palps or female epigynum) and highly dependent on the professional background of the identifiers. This article uses computer-based deep learning and transfer learning to identify the sex of spider, explores the design and application of convolutional neural networks in deep learning for spider sex recognition from images, and establishes a neural network model that displays excellent performance in experiments. In addition to optimizing the network model, we select appropriate hyperparameters to improve the accuracy of recognition and reduce the influence of human factors in the identification process. Through a comparison of multiple sets of experiments based on existing sample data collected in the laboratory, we find that the transfer learning method based on Xception can obtain better prediction accuracy than ResNet-152. After data augmentation, the optimization of a combined activation function and the fine-tuning of frozen layers, the prediction accuracy reaches 98.02%, and for an actual measurement of independent samples, the recognition accuracy reaches 92.38%. Therefore, the proposed method can basically replace manual identification and provide a reference for the artificial intelligence-based identification of spider species. Additionally, the model results indicate that male and female dimorphism may exist beyond the non-genital characteristics of spiders.</text:p>
          </table:table-cell>
          <table:table-cell table:style-name="ce7" office:value-type="string" calcext:value-type="string">
            <text:p>2169-3536</text:p>
          </table:table-cell>
          <table:table-cell table:style-name="ce9"/>
          <table:table-cell table:style-name="ce7" office:value-type="string" calcext:value-type="string">
            <text:p>10.1109/ACCESS.2021.3109120</text:p>
          </table:table-cell>
          <table:table-cell table:style-name="ce7" office:value-type="string" calcext:value-type="string">
            <text:p>Study on the genetic evolution of eye degeneration of small cave spiders in China based on molecular phylogeny and comparative transcriptomics(grant numbers:31970406); </text:p>
          </table:table-cell>
          <table:table-cell table:style-name="ce15" office:value-type="string" calcext:value-type="string">
            <text:p><text:a xlink:href="https://ieeexplore.ieee.org/stamp/stamp.jsp?arnumber=9525395" xlink:type="simple">https://ieeexplore.ieee.org/stamp/stamp.jsp?arnumber=9525395</text:a></text:p>
          </table:table-cell>
          <table:table-cell table:style-name="ce7" office:value-type="string" calcext:value-type="string">
            <text:p>Deep learning;transfer learning;convolutional neural network;spider sex identification</text:p>
          </table:table-cell>
          <table:table-cell table:style-name="ce7" office:value-type="string" calcext:value-type="string">
            <text:p>Image recognition;Transfer learning;Data models;Feature extraction;Deep learning;Training;Image color analysis</text:p>
          </table:table-cell>
          <table:table-cell table:style-name="ce9"/>
          <table:table-cell table:style-name="ce7" office:value-type="float" office:value="4" calcext:value-type="float">
            <text:p>4</text:p>
          </table:table-cell>
          <table:table-cell table:style-name="ce9"/>
          <table:table-cell table:style-name="ce7" office:value-type="float" office:value="41" calcext:value-type="float">
            <text:p>41</text:p>
          </table:table-cell>
          <table:table-cell table:style-name="ce7" office:value-type="string" calcext:value-type="string">
            <text:p>CCBY</text:p>
          </table:table-cell>
          <table:table-cell table:style-name="ce11" office:value-type="date" office:date-value="2021-08-30" calcext:value-type="date">
            <text:p>30 Aug 2021</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table-cell table:style-name="ce3" office:value-type="string" calcext:value-type="string">
            <text:p>Bayesian Unigram-Based Inference for Expanding Abbreviations in Source Code</text:p>
          </table:table-cell>
          <table:table-cell table:style-name="ce2" office:value-type="string" calcext:value-type="string">
            <text:p>A. Alatawi; W. Xu; D. Xu</text:p>
          </table:table-cell>
          <table:table-cell table:style-name="ce2" office:value-type="string" calcext:value-type="string">
            <text:p>Department of Computer Science, Bowie State University Bowie, Bowie, MD, USA; Department of Computer Science, Bowie State University, Bowie, MD, USA; Department of Computer Science, Boise State University, Boise, ID, USA</text:p>
          </table:table-cell>
          <table:table-cell table:style-name="ce2" office:value-type="string" calcext:value-type="string">
            <text:p>2017 IEEE 29th International Conference on Tools with Artificial Intelligence (ICTAI)</text:p>
          </table:table-cell>
          <table:table-cell table:style-name="ce2" office:value-type="string" calcext:value-type="string">
            <text:p>7 Jun 2018</text:p>
          </table:table-cell>
          <table:table-cell table:style-name="ce2" office:value-type="float" office:value="2017" calcext:value-type="float">
            <text:p>2017</text:p>
          </table:table-cell>
          <table:table-cell table:style-name="ce12" table:number-columns-repeated="2"/>
          <table:table-cell table:style-name="ce2" office:value-type="float" office:value="543" calcext:value-type="float">
            <text:p>543</text:p>
          </table:table-cell>
          <table:table-cell table:style-name="ce2" office:value-type="float" office:value="550" calcext:value-type="float">
            <text:p>550</text:p>
          </table:table-cell>
          <table:table-cell table:style-name="ce3" office:value-type="string" calcext:value-type="string">
            <text:p>Programmers often utilize abbreviations for naming identifiers when writing code. However, the difficulty to retrieve the original words of abbreviations during the maintenance phase makes the source code more problematic to comprehend. In this paper, we describe a Bayesian unigram-based inference to automatically expand abbreviations to their original words to enhance source code comprehension. Our approach automatically extracts a list of candidate words from the source code for a given abbreviation and employs the abbreviation's unigram statistical properties as evidence to find the best candidate word. We evaluated our approach on a set of 531 abbreviations randomly picked from eight open source projects and found that our approach correctly expands 83.62% of the set. Our approach provides an improvement of 48.3% in abbreviation expansion accuracy over the current state-of-the-art approaches.</text:p>
          </table:table-cell>
          <table:table-cell table:style-name="ce2" office:value-type="string" calcext:value-type="string">
            <text:p>2375-0197</text:p>
          </table:table-cell>
          <table:table-cell table:style-name="ce2" office:value-type="string" calcext:value-type="string">
            <text:p>978-1-5386-3876-7</text:p>
          </table:table-cell>
          <table:table-cell table:style-name="ce2" office:value-type="string" calcext:value-type="string">
            <text:p>10.1109/ICTAI.2017.00088</text:p>
          </table:table-cell>
          <table:table-cell table:style-name="ce12"/>
          <table:table-cell table:style-name="ce14" office:value-type="string" calcext:value-type="string">
            <text:p><text:a xlink:href="https://ieeexplore.ieee.org/stamp/stamp.jsp?arnumber=8371991" xlink:type="simple">https://ieeexplore.ieee.org/stamp/stamp.jsp?arnumber=8371991</text:a></text:p>
          </table:table-cell>
          <table:table-cell table:style-name="ce2" office:value-type="string" calcext:value-type="string">
            <text:p>Automatic Abbreviation Expansion;Software Comprehension;Software Maintenance</text:p>
          </table:table-cell>
          <table:table-cell table:style-name="ce2" office:value-type="string" calcext:value-type="string">
            <text:p>Tools;Bayes methods;Natural languages;Computer languages;Software;Dictionaries</text:p>
          </table:table-cell>
          <table:table-cell table:style-name="ce12"/>
          <table:table-cell table:style-name="ce2" office:value-type="float" office:value="3" calcext:value-type="float">
            <text:p>3</text:p>
          </table:table-cell>
          <table:table-cell table:style-name="ce12"/>
          <table:table-cell table:style-name="ce2" office:value-type="float" office:value="21" calcext:value-type="float">
            <text:p>21</text:p>
          </table:table-cell>
          <table:table-cell table:style-name="ce2" office:value-type="string" calcext:value-type="string">
            <text:p>IEEE</text:p>
          </table:table-cell>
          <table:table-cell table:style-name="ce2" office:value-type="string" calcext:value-type="string">
            <text:p>7 Jun 2018</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table-cell table:style-name="ce3" office:value-type="string" calcext:value-type="string">
            <text:p>VarGAN: Adversarial Learning of Variable Semantic Representations</text:p>
          </table:table-cell>
          <table:table-cell table:style-name="ce2" office:value-type="string" calcext:value-type="string">
            <text:p>Y. Lin; C. Wan; S. Bai; X. Gu</text:p>
          </table:table-cell>
          <table:table-cell table:style-name="ce2" office:value-type="string" calcext:value-type="string">
            <text:p>School of Software, Shanghai Jiao Tong University, Shanghai, China; Software Engineering Institute, East China Normal University, Shanghai, China; Department of Computer Science, East China University of Science and Technology, Shanghai China, China; School of Software, Shanghai Jiao Tong University, Shanghai, China</text:p>
          </table:table-cell>
          <table:table-cell table:style-name="ce2" office:value-type="string" calcext:value-type="string">
            <text:p>IEEE Transactions on Software Engineering</text:p>
          </table:table-cell>
          <table:table-cell table:style-name="ce12"/>
          <table:table-cell table:style-name="ce2" office:value-type="float" office:value="2024" calcext:value-type="float">
            <text:p>2024</text:p>
          </table:table-cell>
          <table:table-cell table:style-name="ce2" office:value-type="string" calcext:value-type="string">
            <text:p>PP</text:p>
          </table:table-cell>
          <table:table-cell table:style-name="ce2" office:value-type="float" office:value="99" calcext:value-type="float">
            <text:p>99</text:p>
          </table:table-cell>
          <table:table-cell table:style-name="ce2" office:value-type="float" office:value="1" calcext:value-type="float">
            <text:p>1</text:p>
          </table:table-cell>
          <table:table-cell table:style-name="ce2" office:value-type="float" office:value="13" calcext:value-type="float">
            <text:p>13</text:p>
          </table:table-cell>
          <table:table-cell table:style-name="ce3" office:value-type="string" calcext:value-type="string">
            <text:p>Variable names are of critical importance in code representation learning. However, due to diverse naming conventions, variables often receive arbitrary names, leading to long-tail, out-of-vocabulary (OOV), and other well-known problems. While the Byte-Pair Encoding (BPE) tokenizer has addressed the surface-level recognition of low-frequency tokens, it has not noticed the inadequate training of low-frequency identifiers by code representation models, resulting in an imbalanced distribution of rare and common identifiers. Consequently, code representation models struggle to effectively capture the semantics of low-frequency variable names. In this paper, we propose VarGAN, a novel method for variable name representations. VarGAN strengthens the training of low-frequency variables through adversarial training. Specifically, we regard the code representation model as a generator responsible for producing vectors from source code. Additionally, we employ a discriminator that detects whether the code input to the generator contains low-frequency variables. This adversarial setup regularizes the distribution of rare variables, making them overlap with their corresponding high-frequency counterparts in the vector space. Experimental results demonstrate that VarGAN empowers CodeBERT to generate code vectors that exhibit more uniform distribution for both low- and high-frequency identifiers. There is an improvement of 8% in similarity and relatedness scores compared to VarCLR in the IdBench benchmark. VarGAN is also validated in downstream tasks, where it exhibits enhanced capabilities in capturing token- and code-level semantics.</text:p>
          </table:table-cell>
          <table:table-cell table:style-name="ce2" office:value-type="string" calcext:value-type="string">
            <text:p>1939-3520</text:p>
          </table:table-cell>
          <table:table-cell table:style-name="ce12"/>
          <table:table-cell table:style-name="ce2" office:value-type="string" calcext:value-type="string">
            <text:p>10.1109/TSE.2024.3391730</text:p>
          </table:table-cell>
          <table:table-cell table:style-name="ce12"/>
          <table:table-cell table:style-name="ce14" office:value-type="string" calcext:value-type="string">
            <text:p><text:a xlink:href="https://ieeexplore.ieee.org/stamp/stamp.jsp?arnumber=10508714" xlink:type="simple">https://ieeexplore.ieee.org/stamp/stamp.jsp?arnumber=10508714</text:a></text:p>
          </table:table-cell>
          <table:table-cell table:style-name="ce2" office:value-type="string" calcext:value-type="string">
            <text:p>pre-trained language models;variable name representation;identifier representation;generative adversarial networks</text:p>
          </table:table-cell>
          <table:table-cell table:style-name="ce2" office:value-type="string" calcext:value-type="string">
            <text:p>Codes;Vectors;Generators;Training;Semantics;Task analysis;Generative adversarial networks</text:p>
          </table:table-cell>
          <table:table-cell table:style-name="ce12" table:number-columns-repeated="4"/>
          <table:table-cell table:style-name="ce2" office:value-type="string" calcext:value-type="string">
            <text:p>IEEE</text:p>
          </table:table-cell>
          <table:table-cell table:style-name="ce10" office:value-type="date" office:date-value="2024-04-25" calcext:value-type="date">
            <text:p>25 Apr 2024</text:p>
          </table:table-cell>
          <table:table-cell table:style-name="ce12" table:number-columns-repeated="2"/>
          <table:table-cell table:style-name="ce2" office:value-type="string" calcext:value-type="string">
            <text:p>IEEE</text:p>
          </table:table-cell>
          <table:table-cell table:style-name="ce2" office:value-type="string" calcext:value-type="string">
            <text:p>IEEE Early Access Articles</text:p>
          </table:table-cell>
          <table:table-cell table:number-columns-repeated="996"/>
        </table:table-row>
        <table:table-row table:style-name="ro2" table:visibility="collapse">
          <table:table-cell table:style-name="ce4" office:value-type="string" calcext:value-type="string">
            <text:p>Design and Evaluation of A New Movement Detection and Address Configuration Method for supporting Seamless Mobile IPv6 Handover</text:p>
          </table:table-cell>
          <table:table-cell table:style-name="ce7" office:value-type="string" calcext:value-type="string">
            <text:p>M. Ai; S. Chen; W. Li; Y. Shi</text:p>
          </table:table-cell>
          <table:table-cell table:style-name="ce7" office:value-type="string" calcext:value-type="string">
            <text:p>State Key Laboratory of Networking and Switching Technology, Beijing University of Posts and Telecommunications, Beijing, China; China Academy of Telecommunication and Technology, Beijing, China; State Key Laboratory of Networking and Switching Technology, Beijing University of Posts and Telecommunications, Beijing, China; State Key Laboratory of Networking and Switching Technology, Beijing University of Posts and Telecommunications, Beijing, China</text:p>
          </table:table-cell>
          <table:table-cell table:style-name="ce7" office:value-type="string" calcext:value-type="string">
            <text:p>2007 International Conference on Wireless Communications, Networking and Mobile Computing</text:p>
          </table:table-cell>
          <table:table-cell table:style-name="ce7" office:value-type="string" calcext:value-type="string">
            <text:p>8 Oct 2007</text:p>
          </table:table-cell>
          <table:table-cell table:style-name="ce7" office:value-type="float" office:value="2007" calcext:value-type="float">
            <text:p>2007</text:p>
          </table:table-cell>
          <table:table-cell table:style-name="ce9" table:number-columns-repeated="2"/>
          <table:table-cell table:style-name="ce7" office:value-type="float" office:value="1739" calcext:value-type="float">
            <text:p>1739</text:p>
          </table:table-cell>
          <table:table-cell table:style-name="ce7" office:value-type="float" office:value="1744" calcext:value-type="float">
            <text:p>1744</text:p>
          </table:table-cell>
          <table:table-cell table:style-name="ce4" office:value-type="string" calcext:value-type="string">
            <text:p>In mobile IP and its fast handover protocol, mobile node needs to configure temporal IP address after handed over from one access router to another. Movement detection, router discovery and duplicate address detection are procedures needed in the handover. We study the impact of those procedures on IP handover latency in this paper. Several methods to accelerate those procedures are investigated, but they still can not make the handover seamless. We present a new method: reserve one address per IP subnet at each neighboring access routers for mobile node, and mobile node couple each reserved address with identifiers that identify access points connected to the corresponding subnet, mobile node selects an address according the target access point's identifier while performing handover. The mathematical analysis of the new method is carried out and the result shows that our proposal can reduce handover latency significantly and achieve seamless handover.</text:p>
          </table:table-cell>
          <table:table-cell table:style-name="ce7" office:value-type="string" calcext:value-type="string">
            <text:p>2161-9654</text:p>
          </table:table-cell>
          <table:table-cell table:style-name="ce7" office:value-type="string" calcext:value-type="string">
            <text:p>978-1-4244-1311-9</text:p>
          </table:table-cell>
          <table:table-cell table:style-name="ce7" office:value-type="string" calcext:value-type="string">
            <text:p>10.1109/WICOM.2007.437</text:p>
          </table:table-cell>
          <table:table-cell table:style-name="ce9"/>
          <table:table-cell table:style-name="ce15" office:value-type="string" calcext:value-type="string">
            <text:p><text:a xlink:href="https://ieeexplore.ieee.org/stamp/stamp.jsp?arnumber=4340212" xlink:type="simple">https://ieeexplore.ieee.org/stamp/stamp.jsp?arnumber=4340212</text:a></text:p>
          </table:table-cell>
          <table:table-cell table:style-name="ce9"/>
          <table:table-cell table:style-name="ce7" office:value-type="string" calcext:value-type="string">
            <text:p>Delay;Event detection;Testing;Proposals;Artificial intelligence;Laboratories;Telecommunication switching;Access protocols;Acceleration;Mathematical analysis</text:p>
          </table:table-cell>
          <table:table-cell table:style-name="ce9"/>
          <table:table-cell table:style-name="ce7" office:value-type="float" office:value="1" calcext:value-type="float">
            <text:p>1</text:p>
          </table:table-cell>
          <table:table-cell table:style-name="ce9"/>
          <table:table-cell table:style-name="ce7" office:value-type="float" office:value="13" calcext:value-type="float">
            <text:p>13</text:p>
          </table:table-cell>
          <table:table-cell table:style-name="ce7" office:value-type="string" calcext:value-type="string">
            <text:p>IEEE</text:p>
          </table:table-cell>
          <table:table-cell table:style-name="ce7" office:value-type="string" calcext:value-type="string">
            <text:p>8 Oct 2007</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Novel Secure and Privacy-Preserving Model for OpenID Connect Based on Blockchain</text:p>
          </table:table-cell>
          <table:table-cell table:style-name="ce7" office:value-type="string" calcext:value-type="string">
            <text:p>B. Yousra; S. Yassine; M. Yassine; S. Said; T. Lo’ai; K. Salah</text:p>
          </table:table-cell>
          <table:table-cell table:style-name="ce7" office:value-type="string" calcext:value-type="string">
            <text:p>Laboratory LIMATI, FPBM, Sultan Moulay Slimane University, Beni-Mellal, Morocco; Laboratory LIMATI, FPBM, Sultan Moulay Slimane University, Beni-Mellal, Morocco; Laboratory LISERT, ENSAK, Sultan Moulay Slimane University, Khouribga, Morocco; Laboratory LIMATI, FPBM, Sultan Moulay Slimane University, Beni-Mellal, Morocco; Department of Computer Engineering, Jordan University of Science and Technology, Irbid, Jordan; Department of Electrical Engineering and Computer Science, Khalifa University of Science and Technology, Abu Dhabi, United Arab Emirates</text:p>
          </table:table-cell>
          <table:table-cell table:style-name="ce7" office:value-type="string" calcext:value-type="string">
            <text:p>IEEE Access</text:p>
          </table:table-cell>
          <table:table-cell table:style-name="ce7" office:value-type="string" calcext:value-type="string">
            <text:p>11 Jul 2023</text:p>
          </table:table-cell>
          <table:table-cell table:style-name="ce7" office:value-type="float" office:value="2023" calcext:value-type="float">
            <text:p>2023</text:p>
          </table:table-cell>
          <table:table-cell table:style-name="ce7" office:value-type="float" office:value="11" calcext:value-type="float">
            <text:p>11</text:p>
          </table:table-cell>
          <table:table-cell table:style-name="ce9"/>
          <table:table-cell table:style-name="ce7" office:value-type="float" office:value="67660" calcext:value-type="float">
            <text:p>67660</text:p>
          </table:table-cell>
          <table:table-cell table:style-name="ce7" office:value-type="float" office:value="67678" calcext:value-type="float">
            <text:p>67678</text:p>
          </table:table-cell>
          <table:table-cell table:style-name="ce4" office:value-type="string" calcext:value-type="string">
            <text:p>OpenID Connect (OIDC) is one of the most widely used delegated authentication protocols in web and mobile applications providing a single sign-on experience. It allows third-party applications, called Relying Parties (RP), to securely request and receive information about authenticated sessions and end-users from an identity provider. The OIDC specification defines several parameters, including the client_id, client_secret, authorization code, access token, id token, state, and redirect_uri, as keys to the protocol operation, with significant security and privacy implications. Therefore, securing these parameters is critical to prevent attackers from impersonating legitimate entities, gaining unauthorized access, having complete control over users’ accounts, and/or violating their privacy. To enhance OIDC security and preserve its users’ privacy, we propose a novel model for OIDC based on the Ethereum Blockchain and the non-fungible token (ERC721) standard. To prove the robustness and safety of the proposed system, we perform a detailed security analysis formally using the most widely accepted protocols security verification tools, AVISPA and Scyther, and informally by discussing various attacks. The analysis results show that the proposed system is resilient against well-known attacks. Furthermore, we evaluate the cost and performance of the proposed solution, confirming its affordability and assuring that our approach does not impact the user experience and performance of existing OIDC-based systems. Finally, we conduct a security and privacy comparative analysis with similar existing systems, proving the superiority and efficiency of our proposed Blockchain-based OIDC system.</text:p>
          </table:table-cell>
          <table:table-cell table:style-name="ce7" office:value-type="string" calcext:value-type="string">
            <text:p>2169-3536</text:p>
          </table:table-cell>
          <table:table-cell table:style-name="ce9"/>
          <table:table-cell table:style-name="ce7" office:value-type="string" calcext:value-type="string">
            <text:p>10.1109/ACCESS.2023.3292143</text:p>
          </table:table-cell>
          <table:table-cell table:style-name="ce9"/>
          <table:table-cell table:style-name="ce15" office:value-type="string" calcext:value-type="string">
            <text:p><text:a xlink:href="https://ieeexplore.ieee.org/stamp/stamp.jsp?arnumber=10172179" xlink:type="simple">https://ieeexplore.ieee.org/stamp/stamp.jsp?arnumber=10172179</text:a></text:p>
          </table:table-cell>
          <table:table-cell table:style-name="ce7" office:value-type="string" calcext:value-type="string">
            <text:p>Authentication;blockchain;OpenID connect;privacy-preserving;security</text:p>
          </table:table-cell>
          <table:table-cell table:style-name="ce7" office:value-type="string" calcext:value-type="string">
            <text:p>Blockchains;Codes;Authorization;Security;Authentication;Privacy;Peer-to-peer computing</text:p>
          </table:table-cell>
          <table:table-cell table:style-name="ce9"/>
          <table:table-cell table:style-name="ce7" office:value-type="float" office:value="3" calcext:value-type="float">
            <text:p>3</text:p>
          </table:table-cell>
          <table:table-cell table:style-name="ce9"/>
          <table:table-cell table:style-name="ce7" office:value-type="float" office:value="50" calcext:value-type="float">
            <text:p>50</text:p>
          </table:table-cell>
          <table:table-cell table:style-name="ce7" office:value-type="string" calcext:value-type="string">
            <text:p>CCBYNCND</text:p>
          </table:table-cell>
          <table:table-cell table:style-name="ce7" office:value-type="string" calcext:value-type="string">
            <text:p>4 Jul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Cluster Data Organization for Decentralized Grid Operation based on Clustering Power System Approach</text:p>
          </table:table-cell>
          <table:table-cell table:style-name="ce7" office:value-type="string" calcext:value-type="string">
            <text:p>A. Schmelter; E. Ortjohann; D. Holtschulte; J. Andreas; T. Premgamone; S. Loanka; J. Kortenbruck; D. Morton</text:p>
          </table:table-cell>
          <table:table-cell table:style-name="ce7" office:value-type="string" calcext:value-type="string">
            <text:p>South Westphalia University of Applied Sciences/Division Soest, Soest, Germany; South Westphalia University of Applied Sciences/Division Soest, Soest, Germany; South Westphalia University of Applied Sciences/Division Soest, Soest, Germany; South Westphalia University of Applied Sciences/Division Soest, Soest, Germany; South Westphalia University of Applied Sciences/Division Soest, Soest, Germany; South Westphalia University of Applied Sciences/Division Soest, Soest, Germany; South Westphalia University of Applied Sciences/Division Soest, Soest, Germany; University of Bolton, Bolton, UK</text:p>
          </table:table-cell>
          <table:table-cell table:style-name="ce7" office:value-type="string" calcext:value-type="string">
            <text:p>2023 International Conference on Clean Electrical Power (ICCEP)</text:p>
          </table:table-cell>
          <table:table-cell table:style-name="ce7" office:value-type="string" calcext:value-type="string">
            <text:p>13 Sep 2023</text:p>
          </table:table-cell>
          <table:table-cell table:style-name="ce7" office:value-type="float" office:value="2023" calcext:value-type="float">
            <text:p>2023</text:p>
          </table:table-cell>
          <table:table-cell table:style-name="ce9" table:number-columns-repeated="2"/>
          <table:table-cell table:style-name="ce7" office:value-type="float" office:value="37" calcext:value-type="float">
            <text:p>37</text:p>
          </table:table-cell>
          <table:table-cell table:style-name="ce7" office:value-type="float" office:value="45" calcext:value-type="float">
            <text:p>45</text:p>
          </table:table-cell>
          <table:table-cell table:style-name="ce4" office:value-type="string" calcext:value-type="string">
            <text:p>The development of smart grids, incorporating advanced technologies to actively participate in grid control, is a response to the increasing grid integration of Decentralised Generation (DG) units based on Renewable Energy (RE). The Clustering Power System Approach (CPSA) offers a structured, decentralized implementation of smart grids. The Smart Grid Cluster Controller (SGCC) is a crucial component for operating and controlling smart grids based on CPSA. This article gives an overview of CPSA and describes how it is applied to cluster areas based on SGCCs. The Cluster Description Model (CDM) is applied to the graph-based description of the cluster topology and utilized to structure the process data. The method of implementing the topology description is based on the CDM using a fundamental graph element. It can be used for all network components and translates them into a cluster-related data structure. This results in a graph-based topology description stored in a NoSQL database. The process data of clusters can be organized based on the topology description. A combination of topology information and time series data enables the ordering of process data of the clustered power area. The cluster data organization enables decentralized and active control of the electricity grid.</text:p>
          </table:table-cell>
          <table:table-cell table:style-name="ce7" office:value-type="string" calcext:value-type="string">
            <text:p>2474-9664</text:p>
          </table:table-cell>
          <table:table-cell table:style-name="ce7" office:value-type="string" calcext:value-type="string">
            <text:p>979-8-3503-4837-8</text:p>
          </table:table-cell>
          <table:table-cell table:style-name="ce7" office:value-type="string" calcext:value-type="string">
            <text:p>10.1109/ICCEP57914.2023.10247475</text:p>
          </table:table-cell>
          <table:table-cell table:style-name="ce7" office:value-type="string" calcext:value-type="string">
            <text:p>Ministry of Education; </text:p>
          </table:table-cell>
          <table:table-cell table:style-name="ce15" office:value-type="string" calcext:value-type="string">
            <text:p><text:a xlink:href="https://ieeexplore.ieee.org/stamp/stamp.jsp?arnumber=10247475" xlink:type="simple">https://ieeexplore.ieee.org/stamp/stamp.jsp?arnumber=10247475</text:a></text:p>
          </table:table-cell>
          <table:table-cell table:style-name="ce7" office:value-type="string" calcext:value-type="string">
            <text:p>Power system control;Intelligent systems;Real-time systems;Distributed information systems</text:p>
          </table:table-cell>
          <table:table-cell table:style-name="ce7" office:value-type="string" calcext:value-type="string">
            <text:p>Renewable energy sources;Network topology;Time series analysis;Organizations;Control systems;Real-time systems;Data models</text:p>
          </table:table-cell>
          <table:table-cell table:style-name="ce9" table:number-columns-repeated="3"/>
          <table:table-cell table:style-name="ce7" office:value-type="float" office:value="28" calcext:value-type="float">
            <text:p>28</text:p>
          </table:table-cell>
          <table:table-cell table:style-name="ce7" office:value-type="string" calcext:value-type="string">
            <text:p>IEEE</text:p>
          </table:table-cell>
          <table:table-cell table:style-name="ce7" office:value-type="string" calcext:value-type="string">
            <text:p>13 Sep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Recommendation System to Predict Best Academic Program</text:p>
          </table:table-cell>
          <table:table-cell table:style-name="ce7" office:value-type="string" calcext:value-type="string">
            <text:p>A. Bala; R. Mitra; A. Mondal</text:p>
          </table:table-cell>
          <table:table-cell table:style-name="ce7" office:value-type="string" calcext:value-type="string">
            <text:p>Department of Computer Science and Engineering, Institute Of Engineering &amp; Management, Kolkata University Of Engineering &amp; Management, Kolkata; Department of Computer Science and Engineering, Institute Of Engineering &amp; Management, Kolkata University Of Engineering &amp; Management, Kolkata; Department of Computer Science and Engineering, Institute Of Engineering &amp; Management, Kolkata University Of Engineering &amp; Management, Kolkata</text:p>
          </table:table-cell>
          <table:table-cell table:style-name="ce7" office:value-type="string" calcext:value-type="string">
            <text:p>2023 7th International Conference on Electronics, Materials Engineering &amp; Nano-Technology (IEMENTech)</text:p>
          </table:table-cell>
          <table:table-cell table:style-name="ce11" office:value-type="date" office:date-value="2024-02-09" calcext:value-type="date">
            <text:p>9 Feb 2024</text:p>
          </table:table-cell>
          <table:table-cell table:style-name="ce7" office:value-type="float" office:value="2023" calcext:value-type="float">
            <text:p>2023</text:p>
          </table:table-cell>
          <table:table-cell table:style-name="ce9" table:number-columns-repeated="2"/>
          <table:table-cell table:style-name="ce7" office:value-type="float" office:value="1" calcext:value-type="float">
            <text:p>1</text:p>
          </table:table-cell>
          <table:table-cell table:style-name="ce7" office:value-type="float" office:value="6" calcext:value-type="float">
            <text:p>6</text:p>
          </table:table-cell>
          <table:table-cell table:style-name="ce4" office:value-type="string" calcext:value-type="string">
            <text:p>Schools in India have multiple educational paths however it is a hassle to choose the proper path because here the performance of the students determines which education path they should join in the future and not their interests. This paper aims to propose a recommendation system that would predict the most suitable path for a student in their future ventures by utilizing the collaborative filtering approach. The system is designed to be easy to use and can adapt to different needs. By combining helpful suggestions with learning support, in this paper we aim to improve the overall learning experience for everyone. Our paper also deals with how we took care of major challenges including limited data, environment stability, and function implementation struggles with smart solutions. In addition to this approach, we also explored significant emerging solutions including advanced feature engineering and Natural Language Processing which has the potential to enhance our system positively in the future. Our system prioritizes the students’ choices carving a new road in the future of educational history.</text:p>
          </table:table-cell>
          <table:table-cell table:style-name="ce7" office:value-type="string" calcext:value-type="string">
            <text:p>2767-9934</text:p>
          </table:table-cell>
          <table:table-cell table:style-name="ce7" office:value-type="string" calcext:value-type="string">
            <text:p>979-8-3503-0551-7</text:p>
          </table:table-cell>
          <table:table-cell table:style-name="ce7" office:value-type="string" calcext:value-type="string">
            <text:p>10.1109/IEMENTech60402.2023.10423484</text:p>
          </table:table-cell>
          <table:table-cell table:style-name="ce9"/>
          <table:table-cell table:style-name="ce15" office:value-type="string" calcext:value-type="string">
            <text:p><text:a xlink:href="https://ieeexplore.ieee.org/stamp/stamp.jsp?arnumber=10423484" xlink:type="simple">https://ieeexplore.ieee.org/stamp/stamp.jsp?arnumber=10423484</text:a></text:p>
          </table:table-cell>
          <table:table-cell table:style-name="ce7" office:value-type="string" calcext:value-type="string">
            <text:p>Collaborative filtering;User-Item Interactions;Pivot Table;Pearson correlation;Advanced Feature Engineering;NLP</text:p>
          </table:table-cell>
          <table:table-cell table:style-name="ce7" office:value-type="string" calcext:value-type="string">
            <text:p>Collaborative filtering;Roads;Scalability;Collaboration;Robustness;History;Recommender systems</text:p>
          </table:table-cell>
          <table:table-cell table:style-name="ce9" table:number-columns-repeated="3"/>
          <table:table-cell table:style-name="ce7" office:value-type="float" office:value="15" calcext:value-type="float">
            <text:p>15</text:p>
          </table:table-cell>
          <table:table-cell table:style-name="ce7" office:value-type="string" calcext:value-type="string">
            <text:p>IEEE</text:p>
          </table:table-cell>
          <table:table-cell table:style-name="ce11" office:value-type="date" office:date-value="2024-02-09" calcext:value-type="date">
            <text:p>9 Feb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Ontological-semantic text analysis and the question answering system using data from ontology</text:p>
          </table:table-cell>
          <table:table-cell table:style-name="ce7" office:value-type="string" calcext:value-type="string">
            <text:p>V. A. Kuznetsov; V. A. Mochalov; A. V. Mochalova</text:p>
          </table:table-cell>
          <table:table-cell table:style-name="ce7" office:value-type="string" calcext:value-type="string">
            <text:p>Petrozavodsk State University, Petrozavodsk, Russia; Institute of Cosmophysical Research and Radio Wave Propagation FEB RAS, Paratunka, Russia; Institute of Cosmophysical Research and Radio Wave Propagation FEB RAS, Paratunka, Russia</text:p>
          </table:table-cell>
          <table:table-cell table:style-name="ce7" office:value-type="string" calcext:value-type="string">
            <text:p>2016 18th International Conference on Advanced Communication Technology (ICACT)</text:p>
          </table:table-cell>
          <table:table-cell table:style-name="ce7" office:value-type="string" calcext:value-type="string">
            <text:p>3 Mar 2016</text:p>
          </table:table-cell>
          <table:table-cell table:style-name="ce7" office:value-type="float" office:value="2016" calcext:value-type="float">
            <text:p>2016</text:p>
          </table:table-cell>
          <table:table-cell table:style-name="ce9" table:number-columns-repeated="2"/>
          <table:table-cell table:style-name="ce7" office:value-type="float" office:value="651" calcext:value-type="float">
            <text:p>651</text:p>
          </table:table-cell>
          <table:table-cell table:style-name="ce7" office:value-type="float" office:value="658" calcext:value-type="float">
            <text:p>658</text:p>
          </table:table-cell>
          <table:table-cell table:style-name="ce4" office:value-type="string" calcext:value-type="string">
            <text:p>Today, with an avalanching increase in information, the task of developing the systems that allow user to quickly search desired information in large text volumes is becoming more and more urgent. An example of such system is the question answering one. In the work we describe an architecture of such system which work is based on utilizing data from an ontology. We propose an algorithm for automatic update of the ontology basing on use of an expert system and ontological rules for logical inference. We also describe an ontology with the structure based on object-oriented model and describe the functions that are used to update the ontology and extract data from it. We describe the way to update the ontology and to modify the stored data using the rules stored in the ontology. For writing ontological-semantic rules we use the Drools expert system that utilizes the PHREK algorithm for fast pattern matching. We analyze the issues of using Apache Spark system for distributed implementation of the algorithm.</text:p>
          </table:table-cell>
          <table:table-cell table:style-name="ce9"/>
          <table:table-cell table:style-name="ce7" office:value-type="string" calcext:value-type="string">
            <text:p>978-8-9968-6506-3</text:p>
          </table:table-cell>
          <table:table-cell table:style-name="ce7" office:value-type="string" calcext:value-type="string">
            <text:p>10.1109/ICACT.2016.7423589</text:p>
          </table:table-cell>
          <table:table-cell table:style-name="ce9"/>
          <table:table-cell table:style-name="ce15" office:value-type="string" calcext:value-type="string">
            <text:p><text:a xlink:href="https://ieeexplore.ieee.org/stamp/stamp.jsp?arnumber=7423589" xlink:type="simple">https://ieeexplore.ieee.org/stamp/stamp.jsp?arnumber=7423589</text:a></text:p>
          </table:table-cell>
          <table:table-cell table:style-name="ce7" office:value-type="string" calcext:value-type="string">
            <text:p>Question Answering System;ontology;expert systems;semantic analysis</text:p>
          </table:table-cell>
          <table:table-cell table:style-name="ce7" office:value-type="string" calcext:value-type="string">
            <text:p>Ontologies;Object recognition;Knowledge discovery;Dictionaries;Joining processes;Semantics;Text processing</text:p>
          </table:table-cell>
          <table:table-cell table:style-name="ce9" table:number-columns-repeated="3"/>
          <table:table-cell table:style-name="ce7" office:value-type="float" office:value="23" calcext:value-type="float">
            <text:p>23</text:p>
          </table:table-cell>
          <table:table-cell table:style-name="ce9"/>
          <table:table-cell table:style-name="ce7" office:value-type="string" calcext:value-type="string">
            <text:p>3 Mar 2016</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Omega: a parallel object-based system</text:p>
          </table:table-cell>
          <table:table-cell table:style-name="ce7" office:value-type="string" calcext:value-type="string">
            <text:p>S. Ghandeharizadeh; V. Choi; C. Ker; K. . -M. Lin</text:p>
          </table:table-cell>
          <table:table-cell table:style-name="ce7" office:value-type="string" calcext:value-type="string">
            <text:p>Computer Science Department, University of Southern California, Los Angeles, CA, USA; Computer Science Department, University of Southern California, Los Angeles, CA, USA; Computer Science Department, University of Southern California, Los Angeles, CA, USA; Computer Science Department, University of Southern California, Los Angeles, CA, USA</text:p>
          </table:table-cell>
          <table:table-cell table:style-name="ce7" office:value-type="string" calcext:value-type="string">
            <text:p>[1993] Proceedings of the Second International Conference on Parallel and Distributed Information Systems</text:p>
          </table:table-cell>
          <table:table-cell table:style-name="ce11" office:value-type="date" office:date-value="2002-08-06" calcext:value-type="date">
            <text:p>6 Aug 2002</text:p>
          </table:table-cell>
          <table:table-cell table:style-name="ce7" office:value-type="float" office:value="1993" calcext:value-type="float">
            <text:p>1993</text:p>
          </table:table-cell>
          <table:table-cell table:style-name="ce9" table:number-columns-repeated="2"/>
          <table:table-cell table:style-name="ce7" office:value-type="float" office:value="182" calcext:value-type="float">
            <text:p>182</text:p>
          </table:table-cell>
          <table:table-cell table:style-name="ce7" office:value-type="float" office:value="186" calcext:value-type="float">
            <text:p>186</text:p>
          </table:table-cell>
          <table:table-cell table:style-name="ce4" office:value-type="string" calcext:value-type="string">
            <text:p>An overview is given of the Omega database machine and the techniques used in its implementation. Omega is a parallel object-based system that supports a functional data model and implements unique object identifiers, complex objects, a type hierarchy, inheritance, and user-defined methods. Key technical ideas that enable the architecture to scale to a large number of processors are discussed. Preliminary performance results for Omega are presented to demonstrate the feasibility of a parallel object-based system.&lt;&gt;</text:p>
          </table:table-cell>
          <table:table-cell table:style-name="ce9"/>
          <table:table-cell table:style-name="ce7" office:value-type="string" calcext:value-type="string">
            <text:p>0-8186-3330-1</text:p>
          </table:table-cell>
          <table:table-cell table:style-name="ce7" office:value-type="string" calcext:value-type="string">
            <text:p>10.1109/PDIS.1993.253055</text:p>
          </table:table-cell>
          <table:table-cell table:style-name="ce9"/>
          <table:table-cell table:style-name="ce15" office:value-type="string" calcext:value-type="string">
            <text:p><text:a xlink:href="https://ieeexplore.ieee.org/stamp/stamp.jsp?arnumber=253055" xlink:type="simple">https://ieeexplore.ieee.org/stamp/stamp.jsp?arnumber=253055</text:a></text:p>
          </table:table-cell>
          <table:table-cell table:style-name="ce9"/>
          <table:table-cell table:style-name="ce7" office:value-type="string" calcext:value-type="string">
            <text:p>Data models;Database languages;Database machines;Design automation;Computer aided manufacturing;Computer science;Disk drives;Data analysis;Performance analysis;CADCAM</text:p>
          </table:table-cell>
          <table:table-cell table:style-name="ce9"/>
          <table:table-cell table:style-name="ce7" office:value-type="float" office:value="2" calcext:value-type="float">
            <text:p>2</text:p>
          </table:table-cell>
          <table:table-cell table:style-name="ce9"/>
          <table:table-cell table:style-name="ce7" office:value-type="float" office:value="10" calcext:value-type="float">
            <text:p>10</text:p>
          </table:table-cell>
          <table:table-cell table:style-name="ce7" office:value-type="string" calcext:value-type="string">
            <text:p>IEEE</text:p>
          </table:table-cell>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Service Composition for REST</text:p>
          </table:table-cell>
          <table:table-cell table:style-name="ce7" office:value-type="string" calcext:value-type="string">
            <text:p>F. Haupt; M. Fischer; D. Karastoyanova; F. Leymann; K. Vukojevic-Haupt</text:p>
          </table:table-cell>
          <table:table-cell table:style-name="ce7" office:value-type="string" calcext:value-type="string">
            <text:p>Institute of Architecture of Application Systems, University of Stuttgart, Stuttgart, Germany; Institute of Architecture of Application Systems, University of Stuttgart, Stuttgart, Germany; Institute of Architecture of Application Systems, University of Stuttgart, Stuttgart, Germany; Institute of Architecture of Application Systems, University of Stuttgart, Stuttgart, Germany; Institute of Architecture of Application Systems, University of Stuttgart, Stuttgart, Germany</text:p>
          </table:table-cell>
          <table:table-cell table:style-name="ce7" office:value-type="string" calcext:value-type="string">
            <text:p>2014 IEEE 18th International Enterprise Distributed Object Computing Conference</text:p>
          </table:table-cell>
          <table:table-cell table:style-name="ce7" office:value-type="string" calcext:value-type="string">
            <text:p>4 Dec 2014</text:p>
          </table:table-cell>
          <table:table-cell table:style-name="ce7" office:value-type="float" office:value="2014" calcext:value-type="float">
            <text:p>2014</text:p>
          </table:table-cell>
          <table:table-cell table:style-name="ce9" table:number-columns-repeated="2"/>
          <table:table-cell table:style-name="ce7" office:value-type="float" office:value="110" calcext:value-type="float">
            <text:p>110</text:p>
          </table:table-cell>
          <table:table-cell table:style-name="ce7" office:value-type="float" office:value="119" calcext:value-type="float">
            <text:p>119</text:p>
          </table:table-cell>
          <table:table-cell table:style-name="ce4" office:value-type="string" calcext:value-type="string">
            <text:p>One of the key strengths of service oriented architectures, the concept of service composition to reuse and combine existing services in order to achieve new and superior functionality, promises similar advantages when applied to resources oriented architectures. The challenge in this context is how to realize service composition in compliance with the constraints defined by the REST architectural style and how to realize it in a way that it can be integrated to and benefit from existing service composition solutions. Existing approaches to REST service composition are mostly bound to the HTTP protocol and often lack a systematic methodology and a mature and standards based realization approach. In our work, we follow a comprehensible methodology by deriving the key requirements for REST service composition directly from the REST constraints and then mapping these requirements to a standard compliant extension of the BPEL composition language. We performed a general requirements analysis for REST service composition, defined a meta model for a corresponding BPEL extension, realized this extension prototypically and validated it based on a real world use case from the eScience domain. Our work provides a general methodology to enable REST service composition as well as a realization approach that enables the combined composition of WSDL and REST services in a mature and robust way.</text:p>
          </table:table-cell>
          <table:table-cell table:style-name="ce7" office:value-type="string" calcext:value-type="string">
            <text:p>1541-7719</text:p>
          </table:table-cell>
          <table:table-cell table:style-name="ce7" office:value-type="string" calcext:value-type="string">
            <text:p>978-1-4799-5470-4</text:p>
          </table:table-cell>
          <table:table-cell table:style-name="ce7" office:value-type="string" calcext:value-type="string">
            <text:p>10.1109/EDOC.2014.24</text:p>
          </table:table-cell>
          <table:table-cell table:style-name="ce9"/>
          <table:table-cell table:style-name="ce15" office:value-type="string" calcext:value-type="string">
            <text:p><text:a xlink:href="https://ieeexplore.ieee.org/stamp/stamp.jsp?arnumber=6972057" xlink:type="simple">https://ieeexplore.ieee.org/stamp/stamp.jsp?arnumber=6972057</text:a></text:p>
          </table:table-cell>
          <table:table-cell table:style-name="ce7" office:value-type="string" calcext:value-type="string">
            <text:p>REST;service composition;BPEL;eScience;simulation workflow</text:p>
          </table:table-cell>
          <table:table-cell table:style-name="ce7" office:value-type="string" calcext:value-type="string">
            <text:p>Context;Servers;Standards;Service-oriented architecture;Unified modeling language;Computer architecture</text:p>
          </table:table-cell>
          <table:table-cell table:style-name="ce9"/>
          <table:table-cell table:style-name="ce7" office:value-type="float" office:value="11" calcext:value-type="float">
            <text:p>11</text:p>
          </table:table-cell>
          <table:table-cell table:style-name="ce9"/>
          <table:table-cell table:style-name="ce7" office:value-type="float" office:value="25" calcext:value-type="float">
            <text:p>25</text:p>
          </table:table-cell>
          <table:table-cell table:style-name="ce7" office:value-type="string" calcext:value-type="string">
            <text:p>IEEE</text:p>
          </table:table-cell>
          <table:table-cell table:style-name="ce7" office:value-type="string" calcext:value-type="string">
            <text:p>4 Dec 201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Statistical Method for Constructing Tang Poet Social Networks</text:p>
          </table:table-cell>
          <table:table-cell table:style-name="ce7" office:value-type="string" calcext:value-type="string">
            <text:p>A. Dong; X. Liu</text:p>
          </table:table-cell>
          <table:table-cell table:style-name="ce7" office:value-type="string" calcext:value-type="string">
            <text:p>Department of Computer Science andInformation Technology, Hood College, Frederick, USA; Department of Computer Science andInformation Technology, Hood College, Frederick, USA</text:p>
          </table:table-cell>
          <table:table-cell table:style-name="ce7" office:value-type="string" calcext:value-type="string">
            <text:p>2020 IEEE 14th International Conference on Semantic Computing (ICSC)</text:p>
          </table:table-cell>
          <table:table-cell table:style-name="ce7" office:value-type="string" calcext:value-type="string">
            <text:p>12 Mar 2020</text:p>
          </table:table-cell>
          <table:table-cell table:style-name="ce7" office:value-type="float" office:value="2020" calcext:value-type="float">
            <text:p>2020</text:p>
          </table:table-cell>
          <table:table-cell table:style-name="ce9" table:number-columns-repeated="2"/>
          <table:table-cell table:style-name="ce7" office:value-type="float" office:value="101" calcext:value-type="float">
            <text:p>101</text:p>
          </table:table-cell>
          <table:table-cell table:style-name="ce7" office:value-type="float" office:value="107" calcext:value-type="float">
            <text:p>107</text:p>
          </table:table-cell>
          <table:table-cell table:style-name="ce4" office:value-type="string" calcext:value-type="string">
            <text:p>Existing scholarship on Tang Poetry often focuses on linguistics or the cultural and social impact of selected poets. In this paper, a method was developed for constructing a Tang poet network based on natural language processing and statistical graphical learning. The proposed method used Tang poems from Quan Tang Shi as the data source and contained a few major steps: disambiguate poet names via China Biographical Database, build a document-poet matrix, and infer Tang poet networks via Poisson Graphical Lasso. The inferred Tang poet networks were then evaluated and discussed. The Tang poet networks constructed in this study will benefit humanity scholars and poetry lovers alike, and the method developed can, with minor modifications, be reused by other scholars with similar research interests in Chinese literature.</text:p>
          </table:table-cell>
          <table:table-cell table:style-name="ce7" office:value-type="string" calcext:value-type="string">
            <text:p>2325-6516</text:p>
          </table:table-cell>
          <table:table-cell table:style-name="ce7" office:value-type="string" calcext:value-type="string">
            <text:p>978-1-7281-6332-1</text:p>
          </table:table-cell>
          <table:table-cell table:style-name="ce7" office:value-type="string" calcext:value-type="string">
            <text:p>10.1109/ICSC.2020.00021</text:p>
          </table:table-cell>
          <table:table-cell table:style-name="ce9"/>
          <table:table-cell table:style-name="ce15" office:value-type="string" calcext:value-type="string">
            <text:p><text:a xlink:href="https://ieeexplore.ieee.org/stamp/stamp.jsp?arnumber=9031489" xlink:type="simple">https://ieeexplore.ieee.org/stamp/stamp.jsp?arnumber=9031489</text:a></text:p>
          </table:table-cell>
          <table:table-cell table:style-name="ce7" office:value-type="string" calcext:value-type="string">
            <text:p>Tang poem, social network, statistical modeling, Poisson distribution</text:p>
          </table:table-cell>
          <table:table-cell table:style-name="ce7" office:value-type="string" calcext:value-type="string">
            <text:p>Social network services;Biographies;Statistical analysis;Cultural differences;Databases;Data mining;Computer science</text:p>
          </table:table-cell>
          <table:table-cell table:style-name="ce9"/>
          <table:table-cell table:style-name="ce7" office:value-type="float" office:value="1" calcext:value-type="float">
            <text:p>1</text:p>
          </table:table-cell>
          <table:table-cell table:style-name="ce9"/>
          <table:table-cell table:style-name="ce7" office:value-type="float" office:value="23" calcext:value-type="float">
            <text:p>23</text:p>
          </table:table-cell>
          <table:table-cell table:style-name="ce7" office:value-type="string" calcext:value-type="string">
            <text:p>IEEE</text:p>
          </table:table-cell>
          <table:table-cell table:style-name="ce7" office:value-type="string" calcext:value-type="string">
            <text:p>12 Mar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Neural-based Arabic Morphological Analyzer</text:p>
          </table:table-cell>
          <table:table-cell table:style-name="ce7" office:value-type="string" calcext:value-type="string">
            <text:p>T. I. Ramadhan; M. A. Bijaksana; A. F. Huda</text:p>
          </table:table-cell>
          <table:table-cell table:style-name="ce7" office:value-type="string" calcext:value-type="string">
            <text:p>School of Computing Telkom University, Bandung, Indonesia; School of Computing Telkom University, Bandung, Indonesia; Faculty of Science and Technology, UIN Sunan Gunung Jati, Bandung, Indonesia</text:p>
          </table:table-cell>
          <table:table-cell table:style-name="ce7" office:value-type="string" calcext:value-type="string">
            <text:p>2021 International Conference on Data Science and Its Applications (ICoDSA)</text:p>
          </table:table-cell>
          <table:table-cell table:style-name="ce7" office:value-type="string" calcext:value-type="string">
            <text:p>3 Dec 2021</text:p>
          </table:table-cell>
          <table:table-cell table:style-name="ce7" office:value-type="float" office:value="2021" calcext:value-type="float">
            <text:p>2021</text:p>
          </table:table-cell>
          <table:table-cell table:style-name="ce9" table:number-columns-repeated="2"/>
          <table:table-cell table:style-name="ce7" office:value-type="float" office:value="16" calcext:value-type="float">
            <text:p>16</text:p>
          </table:table-cell>
          <table:table-cell table:style-name="ce7" office:value-type="float" office:value="21" calcext:value-type="float">
            <text:p>21</text:p>
          </table:table-cell>
          <table:table-cell table:style-name="ce4" office:value-type="string" calcext:value-type="string">
            <text:p>Al-Qur 'an is a source and guidance for Muslims. It is a document that is 15 centuries ago and well written in the Arabic language. Many Muslims have to learn Arabic in addition to knowing the meaning of it. One of the most critical aspects of the Arabic language is morphology and identifying the word's morphological description. It is called by morphological analysis task. This task is essential because, from the morphological aspect of a word, it can know the different forms of a word, and from that, it can know its meaning. The Gonzales paper has successfully created a model to identify morphological features (MSD) of Arabic word verb only. This study will focus on adding some other Arabic type of word, which is a noun. Trying to use the current state-of-the-art approach method is neural-based with the recurrent neural network (RNN). RNN can capture more information about the sequence of sub-word like prefix, infix, root, and suffix to make a better msd identifier. The input is a single Arabic word Going through pattern extraction, sub word vectorizing, verb form identification, pronoun and type of word identification, and finally MSD identification process to see the result. This study helps to improve the last gap (morphological analyzer on POS noun) and enhances what can be identified from the previous approach to perform better. This model successfully identifies MSD with 99% accuracy and 97% F1 - score. This method also has been compared with Jabalin Gonzales system using this system data testing and get better accuracy with 99 % and Jabalin got 39% accuracy.</text:p>
          </table:table-cell>
          <table:table-cell table:style-name="ce9"/>
          <table:table-cell table:style-name="ce7" office:value-type="string" calcext:value-type="string">
            <text:p>978-1-6654-4303-6</text:p>
          </table:table-cell>
          <table:table-cell table:style-name="ce7" office:value-type="string" calcext:value-type="string">
            <text:p>10.1109/ICoDSA53588.2021.9617211</text:p>
          </table:table-cell>
          <table:table-cell table:style-name="ce9"/>
          <table:table-cell table:style-name="ce15" office:value-type="string" calcext:value-type="string">
            <text:p><text:a xlink:href="https://ieeexplore.ieee.org/stamp/stamp.jsp?arnumber=9617211" xlink:type="simple">https://ieeexplore.ieee.org/stamp/stamp.jsp?arnumber=9617211</text:a></text:p>
          </table:table-cell>
          <table:table-cell table:style-name="ce7" office:value-type="string" calcext:value-type="string">
            <text:p>morphological analyzer;morphosyntactic description;recurrent neural network;arabic word classification;sub-word vectorizing</text:p>
          </table:table-cell>
          <table:table-cell table:style-name="ce7" office:value-type="string" calcext:value-type="string">
            <text:p>Analytical models;Recurrent neural networks;Dictionaries;Morphology;Data science;Data models;Task analysis</text:p>
          </table:table-cell>
          <table:table-cell table:style-name="ce9" table:number-columns-repeated="3"/>
          <table:table-cell table:style-name="ce7" office:value-type="float" office:value="21" calcext:value-type="float">
            <text:p>21</text:p>
          </table:table-cell>
          <table:table-cell table:style-name="ce7" office:value-type="string" calcext:value-type="string">
            <text:p>IEEE</text:p>
          </table:table-cell>
          <table:table-cell table:style-name="ce7" office:value-type="string" calcext:value-type="string">
            <text:p>3 Dec 2021</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Failure Identification from Unstable Log Data using Deep Learning</text:p>
          </table:table-cell>
          <table:table-cell table:style-name="ce7" office:value-type="string" calcext:value-type="string">
            <text:p>J. Bogatinovski; S. Nedelkoski; L. Wu; J. Cardoso; O. Kao</text:p>
          </table:table-cell>
          <table:table-cell table:style-name="ce7" office:value-type="string" calcext:value-type="string">
            <text:p>Distributed and Operating Systems, Technical University, Berlin, Germany; Distributed and Operating Systems, Technical University, Berlin, Germany; Distributed and Operating Systems, Technical University, Berlin, Germany; Huawei Munich Research, Munich, Germany; Distributed and Operating Systems, Technical University, Berlin, Germany</text:p>
          </table:table-cell>
          <table:table-cell table:style-name="ce7" office:value-type="string" calcext:value-type="string">
            <text:p>2022 22nd IEEE International Symposium on Cluster, Cloud and Internet Computing (CCGrid)</text:p>
          </table:table-cell>
          <table:table-cell table:style-name="ce7" office:value-type="string" calcext:value-type="string">
            <text:p>19 Jul 2022</text:p>
          </table:table-cell>
          <table:table-cell table:style-name="ce7" office:value-type="float" office:value="2022" calcext:value-type="float">
            <text:p>2022</text:p>
          </table:table-cell>
          <table:table-cell table:style-name="ce9" table:number-columns-repeated="2"/>
          <table:table-cell table:style-name="ce7" office:value-type="float" office:value="346" calcext:value-type="float">
            <text:p>346</text:p>
          </table:table-cell>
          <table:table-cell table:style-name="ce7" office:value-type="float" office:value="355" calcext:value-type="float">
            <text:p>355</text:p>
          </table:table-cell>
          <table:table-cell table:style-name="ce4" office:value-type="string" calcext:value-type="string">
            <text:p>The reliability of cloud platforms is of significant relevance because society increasingly relies on complex software systems running on the cloud. To improve it, cloud providers are automating various maintenance tasks, with failure identification frequently being considered. The precondition for automation is the availability of observability tools, with system logs commonly being used. The focus of this paper is log-based failure identification. This problem is challenging because of the instability of the log data and the incompleteness of the explicit logging failure coverage within the code. To address the two challenges, we present CLog as a method for failure identification. The key idea presented herein based is on our observation that by representing the log data as sequences of subprocesses instead of sequences of log events, the effect of the unstable log data is reduced. CLog introduces a novel subprocess extraction method that uses context-aware neural network and clustering methods to extract meaningful subprocesses. The direct modeling of log event contexts allows the identification of failures with respect to the abrupt context changes, addressing the challenge of insufficient logging failure coverage. Our experimental results demonstrate that the learned subprocesses representations reduce the instability in the input, allowing CLog to outperform the baselines on the failure identification subproblems - 1) failure detection by 9–24 % on F1 score and 2) failure type identification by 7% on the macro averaged F1 score. Further analysis shows the existent negative correlation between the instability in the input event sequences and the detection performance in a model-agnostic manner.</text:p>
          </table:table-cell>
          <table:table-cell table:style-name="ce9"/>
          <table:table-cell table:style-name="ce7" office:value-type="string" calcext:value-type="string">
            <text:p>978-1-6654-9956-9</text:p>
          </table:table-cell>
          <table:table-cell table:style-name="ce7" office:value-type="string" calcext:value-type="string">
            <text:p>10.1109/CCGrid54584.2022.00044</text:p>
          </table:table-cell>
          <table:table-cell table:style-name="ce9"/>
          <table:table-cell table:style-name="ce15" office:value-type="string" calcext:value-type="string">
            <text:p><text:a xlink:href="https://ieeexplore.ieee.org/stamp/stamp.jsp?arnumber=9826091" xlink:type="simple">https://ieeexplore.ieee.org/stamp/stamp.jsp?arnumber=9826091</text:a></text:p>
          </table:table-cell>
          <table:table-cell table:style-name="ce7" office:value-type="string" calcext:value-type="string">
            <text:p>failure identification;system reliability;log data;cloud computing;deep learning</text:p>
          </table:table-cell>
          <table:table-cell table:style-name="ce7" office:value-type="string" calcext:value-type="string">
            <text:p>Deep learning;Cloud computing;Automation;Clustering methods;Neural networks;Maintenance engineering;Software systems</text:p>
          </table:table-cell>
          <table:table-cell table:style-name="ce9" table:number-columns-repeated="3"/>
          <table:table-cell table:style-name="ce7" office:value-type="float" office:value="27" calcext:value-type="float">
            <text:p>27</text:p>
          </table:table-cell>
          <table:table-cell table:style-name="ce7" office:value-type="string" calcext:value-type="string">
            <text:p>IEEE</text:p>
          </table:table-cell>
          <table:table-cell table:style-name="ce7" office:value-type="string" calcext:value-type="string">
            <text:p>19 Jul 202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n Ensemble Approach for Speaker Recognition using Deep Neural Networks</text:p>
          </table:table-cell>
          <table:table-cell table:style-name="ce7" office:value-type="string" calcext:value-type="string">
            <text:p>S. Mittal; A. Shaikh; P. Gambhir; A. Dev; P. Bansal</text:p>
          </table:table-cell>
          <table:table-cell table:style-name="ce7" office:value-type="string" calcext:value-type="string">
            <text:p>Department of CSE-AI, Indira Gandhi Delhi Technical University for Women, Delhi, India; Department of CSE-AI, Indira Gandhi Delhi Technical University for Women, Delhi, India; Department of Information Technology, Indira Gandhi Delhi Technical University for Women, Delhi, India; Department of Information Technology, Indira Gandhi Delhi Technical University for Women, Delhi, India; Department of AI and Data Science, Indira Gandhi Delhi Technical University for Women, Delhi, India</text:p>
          </table:table-cell>
          <table:table-cell table:style-name="ce7" office:value-type="string" calcext:value-type="string">
            <text:p>2023 26th Conference of the Oriental COCOSDA International Committee for the Co-ordination and Standardisation of Speech Databases and Assessment Techniques (O-COCOSDA)</text:p>
          </table:table-cell>
          <table:table-cell table:style-name="ce11" office:value-type="date" office:date-value="2024-04-02" calcext:value-type="date">
            <text:p>2 Apr 2024</text:p>
          </table:table-cell>
          <table:table-cell table:style-name="ce7" office:value-type="float" office:value="2023" calcext:value-type="float">
            <text:p>2023</text:p>
          </table:table-cell>
          <table:table-cell table:style-name="ce9" table:number-columns-repeated="2"/>
          <table:table-cell table:style-name="ce7" office:value-type="float" office:value="1" calcext:value-type="float">
            <text:p>1</text:p>
          </table:table-cell>
          <table:table-cell table:style-name="ce7" office:value-type="float" office:value="7" calcext:value-type="float">
            <text:p>7</text:p>
          </table:table-cell>
          <table:table-cell table:style-name="ce4" office:value-type="string" calcext:value-type="string">
            <text:p>Speaker recognition represents a vital research domain with a wide array of practical applications, spanning from enhancing security systems to refining voice-operated assistants. In this study, we conduct an extensive investigation into the utilization of deep learning methodologies for speaker recognition, encompassing Long Short-Term Memory (LSTM), LSTM Recurrent Neural Network (LSTM RNN), LSTM Gated Recurrent Unit (GRU), Convolutional Neural Network (CNN), and Time-Delay Neural Network (TDNN) architectures. Our analysis is founded on a real-time dataset encompassing recordings from six distinct speakers. Notably, each of the five models yields varying levels of accuracy when applied to this dataset. Our research contributes to an enhanced comprehension of the individual merits and limitations of each model in capturing the unique vocal characteristics of individuals. This paper offers a thorough exploration of speaker recognition through the prism of deep learning techniques. Our findings underscore the transformative potential of these models, marking substantial progress towards more precise and dependable speaker recognition systems. Beyond empirical contributions, this research lays the groundwork for future advancements in speaker recognition technology.</text:p>
          </table:table-cell>
          <table:table-cell table:style-name="ce7" office:value-type="string" calcext:value-type="string">
            <text:p>2472-7695</text:p>
          </table:table-cell>
          <table:table-cell table:style-name="ce7" office:value-type="string" calcext:value-type="string">
            <text:p>979-8-3503-4402-8</text:p>
          </table:table-cell>
          <table:table-cell table:style-name="ce7" office:value-type="string" calcext:value-type="string">
            <text:p>10.1109/O-COCOSDA60357.2023.10483000</text:p>
          </table:table-cell>
          <table:table-cell table:style-name="ce9"/>
          <table:table-cell table:style-name="ce15" office:value-type="string" calcext:value-type="string">
            <text:p><text:a xlink:href="https://ieeexplore.ieee.org/stamp/stamp.jsp?arnumber=10483000" xlink:type="simple">https://ieeexplore.ieee.org/stamp/stamp.jsp?arnumber=10483000</text:a></text:p>
          </table:table-cell>
          <table:table-cell table:style-name="ce7" office:value-type="string" calcext:value-type="string">
            <text:p>Speaker Recognition;Deep Neural Networks;Learning process;vocal characteristics</text:p>
          </table:table-cell>
          <table:table-cell table:style-name="ce7" office:value-type="string" calcext:value-type="string">
            <text:p>Training;Deep learning;Adaptation models;Recurrent neural networks;Real-time systems;Speaker recognition;Convolutional neural networks</text:p>
          </table:table-cell>
          <table:table-cell table:style-name="ce9" table:number-columns-repeated="3"/>
          <table:table-cell table:style-name="ce7" office:value-type="float" office:value="22" calcext:value-type="float">
            <text:p>22</text:p>
          </table:table-cell>
          <table:table-cell table:style-name="ce7" office:value-type="string" calcext:value-type="string">
            <text:p>IEEE</text:p>
          </table:table-cell>
          <table:table-cell table:style-name="ce11" office:value-type="date" office:date-value="2024-04-02" calcext:value-type="date">
            <text:p>2 Apr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Lessons learned from the semantic translation of healthcare data</text:p>
          </table:table-cell>
          <table:table-cell table:style-name="ce7" office:value-type="string" calcext:value-type="string">
            <text:p>R. Techentin; J. S. Sauver; J. Huddleston; B. Gilbert; D. Holmes</text:p>
          </table:table-cell>
          <table:table-cell table:style-name="ce7" office:value-type="string" calcext:value-type="string">
            <text:p>Physiology and Biomedical Engineering; Health Science Research; Hospital Internal Medicine Mayo Clinic College of Medicine, Rochester, MN; Physiology and Biomedical Engineering; Mayo Clinic College of Medicine and Science, Rochester, MN, US</text:p>
          </table:table-cell>
          <table:table-cell table:style-name="ce7" office:value-type="string" calcext:value-type="string">
            <text:p>2014 IEEE 16th International Conference on e-Health Networking, Applications and Services (Healthcom)</text:p>
          </table:table-cell>
          <table:table-cell table:style-name="ce11" office:value-type="date" office:date-value="2015-01-08" calcext:value-type="date">
            <text:p>8 Jan 2015</text:p>
          </table:table-cell>
          <table:table-cell table:style-name="ce7" office:value-type="float" office:value="2014" calcext:value-type="float">
            <text:p>2014</text:p>
          </table:table-cell>
          <table:table-cell table:style-name="ce9" table:number-columns-repeated="2"/>
          <table:table-cell table:style-name="ce7" office:value-type="float" office:value="513" calcext:value-type="float">
            <text:p>513</text:p>
          </table:table-cell>
          <table:table-cell table:style-name="ce7" office:value-type="float" office:value="518" calcext:value-type="float">
            <text:p>518</text:p>
          </table:table-cell>
          <table:table-cell table:style-name="ce4" office:value-type="string" calcext:value-type="string">
            <text:p>Healthcare data provides a wealth of information that can be used to study and improve patient outcomes. Electronic Medical Records and other sources of healthcare data are often managed in relational database system and archived using modern data warehousing techniques. Contemporary semantic database technology has many advantages over traditional database systems; however, the utility of the semantic data can be limited if the data is not converted properly from a tabular representation. There are a variety of tools which will naively convert tabular data into a Resource Description Format semantic graph. Without proper guidance from the operator, the tools will generate a semantically weak database which doesn't have the necessary richness for semantic analysis. This paper describes the conversion process for two healthcare databases, with the goal of creating a robust dataset for semantic analysis. The “lessons learned” from this process are detailed in order to serve as a resource for other biomedical researchers and clinicians interested in generating a useful semantic dataset from their own relational databases.</text:p>
          </table:table-cell>
          <table:table-cell table:style-name="ce9"/>
          <table:table-cell table:style-name="ce7" office:value-type="string" calcext:value-type="string">
            <text:p>978-1-4799-6644-8</text:p>
          </table:table-cell>
          <table:table-cell table:style-name="ce7" office:value-type="string" calcext:value-type="string">
            <text:p>10.1109/HealthCom.2014.7001895</text:p>
          </table:table-cell>
          <table:table-cell table:style-name="ce9"/>
          <table:table-cell table:style-name="ce15" office:value-type="string" calcext:value-type="string">
            <text:p><text:a xlink:href="https://ieeexplore.ieee.org/stamp/stamp.jsp?arnumber=7001895" xlink:type="simple">https://ieeexplore.ieee.org/stamp/stamp.jsp?arnumber=7001895</text:a></text:p>
          </table:table-cell>
          <table:table-cell table:style-name="ce9"/>
          <table:table-cell table:style-name="ce7" office:value-type="string" calcext:value-type="string">
            <text:p>Semantics;Resource description framework;Medical services;Iris;Relational databases;Data models</text:p>
          </table:table-cell>
          <table:table-cell table:style-name="ce9" table:number-columns-repeated="3"/>
          <table:table-cell table:style-name="ce7" office:value-type="float" office:value="33" calcext:value-type="float">
            <text:p>33</text:p>
          </table:table-cell>
          <table:table-cell table:style-name="ce7" office:value-type="string" calcext:value-type="string">
            <text:p>IEEE</text:p>
          </table:table-cell>
          <table:table-cell table:style-name="ce11" office:value-type="date" office:date-value="2015-01-08" calcext:value-type="date">
            <text:p>8 Jan 2015</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MADMatch: Many-to-Many Approximate Diagram Matching for Design Comparison</text:p>
          </table:table-cell>
          <table:table-cell table:style-name="ce7" office:value-type="string" calcext:value-type="string">
            <text:p>S. Kpodjedo; F. Ricca; P. Galinier; G. Antoniol; Y. -G. Guéhéneuc</text:p>
          </table:table-cell>
          <table:table-cell table:style-name="ce7" office:value-type="string" calcext:value-type="string">
            <text:p>DGIGL, École Polytechnique de Montreal, Montreal, QUE, Canada; Università di Genova, Genova, Italy; DGIGL, École Polytechnique de Montreal, Montreal, QUE, Canada; DGIGL, École Polytechnique de Montreal, Montreal, QUE, Canada; DGIGL, École Polytechnique de Montreal, Montreal, QUE, Canada</text:p>
          </table:table-cell>
          <table:table-cell table:style-name="ce7" office:value-type="string" calcext:value-type="string">
            <text:p>IEEE Transactions on Software Engineering</text:p>
          </table:table-cell>
          <table:table-cell table:style-name="ce7" office:value-type="string" calcext:value-type="string">
            <text:p>25 Jul 2013</text:p>
          </table:table-cell>
          <table:table-cell table:style-name="ce7" office:value-type="float" office:value="2013" calcext:value-type="float">
            <text:p>2013</text:p>
          </table:table-cell>
          <table:table-cell table:style-name="ce7" office:value-type="float" office:value="39" calcext:value-type="float">
            <text:p>39</text:p>
          </table:table-cell>
          <table:table-cell table:style-name="ce7" office:value-type="float" office:value="8" calcext:value-type="float">
            <text:p>8</text:p>
          </table:table-cell>
          <table:table-cell table:style-name="ce7" office:value-type="float" office:value="1090" calcext:value-type="float">
            <text:p>1090</text:p>
          </table:table-cell>
          <table:table-cell table:style-name="ce7" office:value-type="float" office:value="1111" calcext:value-type="float">
            <text:p>1111</text:p>
          </table:table-cell>
          <table:table-cell table:style-name="ce4" office:value-type="string" calcext:value-type="string">
            <text:p>Matching algorithms play a fundamental role in many important but difficult software engineering activities, especially design evolution analysis and model comparison. We present MADMatch, a fast and scalable many-to-many approximate diagram matching approach based on an error-tolerant graph matching (ETGM) formulation. Diagrams are represented as graphs, costs are assigned to possible differences between two given graphs, and the goal is to retrieve the cheapest matching. We address the resulting optimization problem with a tabu search enhanced by the novel use of lexical and structural information. Through several case studies with different types of diagrams and tasks, we show that our generic approach obtains better results than dedicated state-of-the-art algorithms, such as AURA, PLTSDiff, or UMLDiff, on the exact same datasets used to introduce (and evaluate) these algorithms.</text:p>
          </table:table-cell>
          <table:table-cell table:style-name="ce7" office:value-type="string" calcext:value-type="string">
            <text:p>1939-3520</text:p>
          </table:table-cell>
          <table:table-cell table:style-name="ce9"/>
          <table:table-cell table:style-name="ce7" office:value-type="string" calcext:value-type="string">
            <text:p>10.1109/TSE.2013.9</text:p>
          </table:table-cell>
          <table:table-cell table:style-name="ce9"/>
          <table:table-cell table:style-name="ce15" office:value-type="string" calcext:value-type="string">
            <text:p><text:a xlink:href="https://ieeexplore.ieee.org/stamp/stamp.jsp?arnumber=6464271" xlink:type="simple">https://ieeexplore.ieee.org/stamp/stamp.jsp?arnumber=6464271</text:a></text:p>
          </table:table-cell>
          <table:table-cell table:style-name="ce7" office:value-type="string" calcext:value-type="string">
            <text:p>Diagram differencing;search-based software engineering;approximate graph matching;identifier splitting</text:p>
          </table:table-cell>
          <table:table-cell table:style-name="ce7" office:value-type="string" calcext:value-type="string">
            <text:p>Unified modeling language;Algorithm design and analysis;Software;Scalability;Software algorithms;Software engineering;Optimization</text:p>
          </table:table-cell>
          <table:table-cell table:style-name="ce9"/>
          <table:table-cell table:style-name="ce7" office:value-type="float" office:value="16" calcext:value-type="float">
            <text:p>16</text:p>
          </table:table-cell>
          <table:table-cell table:style-name="ce9"/>
          <table:table-cell table:style-name="ce7" office:value-type="float" office:value="32" calcext:value-type="float">
            <text:p>32</text:p>
          </table:table-cell>
          <table:table-cell table:style-name="ce7" office:value-type="string" calcext:value-type="string">
            <text:p>IEEE</text:p>
          </table:table-cell>
          <table:table-cell table:style-name="ce11" office:value-type="date" office:date-value="2013-02-18" calcext:value-type="date">
            <text:p>18 Feb 2013</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Predicting the tolerance level of religious discourse through computational linguistics</text:p>
          </table:table-cell>
          <table:table-cell table:style-name="ce7" office:value-type="string" calcext:value-type="string">
            <text:p>N. Venuti; B. Sachtjen; H. McIntyre; C. Mishra; M. Hays; D. E. Brown</text:p>
          </table:table-cell>
          <table:table-cell table:style-name="ce7" office:value-type="string" calcext:value-type="string">
            <text:p>University of Virginia, Data Science Institute; University of Virginia, Data Science Institute; University of Virginia, Data Science Institute; Applied Statistics &amp; Systems Engineering, University of Virginia; University of Virginia, Data Science Institute; University of Virginia, Data Science Institute and William Stansfield Calcott Professor</text:p>
          </table:table-cell>
          <table:table-cell table:style-name="ce7" office:value-type="string" calcext:value-type="string">
            <text:p>2016 IEEE Systems and Information Engineering Design Symposium (SIEDS)</text:p>
          </table:table-cell>
          <table:table-cell table:style-name="ce7" office:value-type="string" calcext:value-type="string">
            <text:p>13 Jun 2016</text:p>
          </table:table-cell>
          <table:table-cell table:style-name="ce7" office:value-type="float" office:value="2016" calcext:value-type="float">
            <text:p>2016</text:p>
          </table:table-cell>
          <table:table-cell table:style-name="ce9" table:number-columns-repeated="2"/>
          <table:table-cell table:style-name="ce7" office:value-type="float" office:value="309" calcext:value-type="float">
            <text:p>309</text:p>
          </table:table-cell>
          <table:table-cell table:style-name="ce7" office:value-type="float" office:value="314" calcext:value-type="float">
            <text:p>314</text:p>
          </table:table-cell>
          <table:table-cell table:style-name="ce4" office:value-type="string" calcext:value-type="string">
            <text:p>Religious violence is one of the biggest and most complicated problems facing the world today. The number of incidents has been increasing in recent years and, unfortunately, scalable and accurate systems to predict which groups are likely to engage in such actions are not keeping pace. Additionally, this problem is compounded by lingual and cultural differences, which limit the effectiveness of understanding how tolerant or intolerant a group is without bias. To circumvent this challenge, recent studies indicate promise in the analysis of the performative character of discourse (how words are used) to estimate the tolerance level, rather than using the semantic or emotive character of text (what the words mean or imply). Using expert estimates of linguistic flexibility, a representation of the performative character of text, and thus also predictive of a text's tolerance level, this paper describes (a) new approaches to automating the quantification of the performative character of words and (b) the predictive efficacy of these approaches versus traditional semantic indicators of tolerance or intolerance. To implement the pipeline, a judgment identifier was developed along with multiple semantic density algorithms to extract the frequency of judgments and flexibility of keyword contexts, respectively. Test results show that text mining algorithms can accurately estimate the language flexibility of religious discourse. These results provide evidence that the performative characteristics of language better predict tolerance level than the semantic characteristics of language.</text:p>
          </table:table-cell>
          <table:table-cell table:style-name="ce9"/>
          <table:table-cell table:style-name="ce7" office:value-type="string" calcext:value-type="string">
            <text:p>978-1-5090-0970-1</text:p>
          </table:table-cell>
          <table:table-cell table:style-name="ce7" office:value-type="string" calcext:value-type="string">
            <text:p>10.1109/SIEDS.2016.7489320</text:p>
          </table:table-cell>
          <table:table-cell table:style-name="ce9"/>
          <table:table-cell table:style-name="ce15" office:value-type="string" calcext:value-type="string">
            <text:p><text:a xlink:href="https://ieeexplore.ieee.org/stamp/stamp.jsp?arnumber=7489320" xlink:type="simple">https://ieeexplore.ieee.org/stamp/stamp.jsp?arnumber=7489320</text:a></text:p>
          </table:table-cell>
          <table:table-cell table:style-name="ce7" office:value-type="string" calcext:value-type="string">
            <text:p>Distributional vectors;Religious violence;Semantic density;Text mining</text:p>
          </table:table-cell>
          <table:table-cell table:style-name="ce7" office:value-type="string" calcext:value-type="string">
            <text:p>Semantics;Context;Pragmatics;Text mining;Conferences;Pipelines;Prediction algorithms</text:p>
          </table:table-cell>
          <table:table-cell table:style-name="ce9"/>
          <table:table-cell table:style-name="ce7" office:value-type="float" office:value="5" calcext:value-type="float">
            <text:p>5</text:p>
          </table:table-cell>
          <table:table-cell table:style-name="ce9"/>
          <table:table-cell table:style-name="ce7" office:value-type="float" office:value="23" calcext:value-type="float">
            <text:p>23</text:p>
          </table:table-cell>
          <table:table-cell table:style-name="ce7" office:value-type="string" calcext:value-type="string">
            <text:p>IEEE</text:p>
          </table:table-cell>
          <table:table-cell table:style-name="ce7" office:value-type="string" calcext:value-type="string">
            <text:p>13 Jun 2016</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Self-supervised Complex Network for Machine Sound Anomaly Detection</text:p>
          </table:table-cell>
          <table:table-cell table:style-name="ce7" office:value-type="string" calcext:value-type="string">
            <text:p>M. Kim; M. T. Ho; H. -G. Kang</text:p>
          </table:table-cell>
          <table:table-cell table:style-name="ce7" office:value-type="string" calcext:value-type="string">
            <text:p>Dept. of E.E., DSP&amp;AI Lab., Yonsei Univ., Seoul, Korea; Dept. of E.E., DSP&amp;AI Lab., Yonsei Univ., Seoul, Korea; Dept. of E.E., DSP&amp;AI Lab., Yonsei Univ., Seoul, Korea</text:p>
          </table:table-cell>
          <table:table-cell table:style-name="ce7" office:value-type="string" calcext:value-type="string">
            <text:p>2021 29th European Signal Processing Conference (EUSIPCO)</text:p>
          </table:table-cell>
          <table:table-cell table:style-name="ce7" office:value-type="string" calcext:value-type="string">
            <text:p>8 Dec 2021</text:p>
          </table:table-cell>
          <table:table-cell table:style-name="ce7" office:value-type="float" office:value="2021" calcext:value-type="float">
            <text:p>2021</text:p>
          </table:table-cell>
          <table:table-cell table:style-name="ce9" table:number-columns-repeated="2"/>
          <table:table-cell table:style-name="ce7" office:value-type="float" office:value="586" calcext:value-type="float">
            <text:p>586</text:p>
          </table:table-cell>
          <table:table-cell table:style-name="ce7" office:value-type="float" office:value="590" calcext:value-type="float">
            <text:p>590</text:p>
          </table:table-cell>
          <table:table-cell table:style-name="ce4" office:value-type="string" calcext:value-type="string">
            <text:p>In this paper, we propose an anomaly detection algorithm for machine sounds with a deep complex network trained by self-supervision. Using the fact that phase continuity information is crucial for detecting abnormalities in time-series signals, our proposed algorithm utilizes the complex spectrum as an input and performs complex number arithmetic throughout the entire process. Since the usefulness of phase information can vary depending on the type of machine sound, we also apply an attention mechanism to control the weights of the complex and magnitude spectrum bottleneck features depending on the machine type. We train our network to perform a self-supervised task that classifies the machine identifier (id) of normal input sounds among multiple classes. At test time, an input signal is detected as anomalous if the trained model is unable to correctly classify the id. In other words, we determine the presence of an anomality when the output cross-entropy score of the multiclass identification task is lower than a pre-defined threshold. Experiments with the MIMII dataset show that the proposed algorithm has a much higher area under the curve (AUC) score than conventional magnitude spectrum-based algorithms.</text:p>
          </table:table-cell>
          <table:table-cell table:style-name="ce7" office:value-type="string" calcext:value-type="string">
            <text:p>2076-1465</text:p>
          </table:table-cell>
          <table:table-cell table:style-name="ce7" office:value-type="string" calcext:value-type="string">
            <text:p>978-9-0827-9706-0</text:p>
          </table:table-cell>
          <table:table-cell table:style-name="ce7" office:value-type="string" calcext:value-type="string">
            <text:p>10.23919/EUSIPCO54536.2021.9615923</text:p>
          </table:table-cell>
          <table:table-cell table:style-name="ce9"/>
          <table:table-cell table:style-name="ce15" office:value-type="string" calcext:value-type="string">
            <text:p><text:a xlink:href="https://ieeexplore.ieee.org/stamp/stamp.jsp?arnumber=9615923" xlink:type="simple">https://ieeexplore.ieee.org/stamp/stamp.jsp?arnumber=9615923</text:a></text:p>
          </table:table-cell>
          <table:table-cell table:style-name="ce7" office:value-type="string" calcext:value-type="string">
            <text:p>complex-network;self-supervised classification;anomaly detection</text:p>
          </table:table-cell>
          <table:table-cell table:style-name="ce7" office:value-type="string" calcext:value-type="string">
            <text:p>Signal processing algorithms;Europe;Complex networks;Signal processing;Network architecture;Classification algorithms;Task analysis</text:p>
          </table:table-cell>
          <table:table-cell table:style-name="ce9"/>
          <table:table-cell table:style-name="ce7" office:value-type="float" office:value="5" calcext:value-type="float">
            <text:p>5</text:p>
          </table:table-cell>
          <table:table-cell table:style-name="ce9"/>
          <table:table-cell table:style-name="ce7" office:value-type="float" office:value="30" calcext:value-type="float">
            <text:p>30</text:p>
          </table:table-cell>
          <table:table-cell table:style-name="ce9"/>
          <table:table-cell table:style-name="ce7" office:value-type="string" calcext:value-type="string">
            <text:p>8 Dec 2021</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Data storage and sharing for the long tail of science</text:p>
          </table:table-cell>
          <table:table-cell table:style-name="ce7" office:value-type="string" calcext:value-type="string">
            <text:p>B. Zhang; L. C. Pouchard; P. M. Smith; A. Gasc; B. C. Pijanowski</text:p>
          </table:table-cell>
          <table:table-cell table:style-name="ce7" office:value-type="string" calcext:value-type="string">
            <text:p>Information Technology at Purdue, Purdue University; Libraries, Purdue University; Information Technology at Purdue, Purdue University; Forestry and Natural Resources Department, Purdue University; Forestry and Natural Resources Department, Purdue University</text:p>
          </table:table-cell>
          <table:table-cell table:style-name="ce7" office:value-type="string" calcext:value-type="string">
            <text:p>2016 New York Scientific Data Summit (NYSDS)</text:p>
          </table:table-cell>
          <table:table-cell table:style-name="ce11" office:value-type="date" office:date-value="2016-11-21" calcext:value-type="date">
            <text:p>21 Nov 2016</text:p>
          </table:table-cell>
          <table:table-cell table:style-name="ce7" office:value-type="float" office:value="2016" calcext:value-type="float">
            <text:p>2016</text:p>
          </table:table-cell>
          <table:table-cell table:style-name="ce9" table:number-columns-repeated="2"/>
          <table:table-cell table:style-name="ce7" office:value-type="float" office:value="1" calcext:value-type="float">
            <text:p>1</text:p>
          </table:table-cell>
          <table:table-cell table:style-name="ce7" office:value-type="float" office:value="9" calcext:value-type="float">
            <text:p>9</text:p>
          </table:table-cell>
          <table:table-cell table:style-name="ce4" office:value-type="string" calcext:value-type="string">
            <text:p>Research data infrastructure such as storage must now accommodate new requirements resulting from trends in research data management that require researchers to store their data for the long term and make it available to other researchers. We propose Data Depot, a system and service that provides capabilities for shared space within a group, shared applications, flexible access patterns and ease of transfer at Purdue University. We evaluate Depot as a solution for storing and sharing multi-terabytes of data produced in the long tail of science with a use case in soundscape ecology studies from the Human-Environment Modeling and Analysis Laboratory. We observe that with the capabilities enabled by Data Depot, researchers can easily deploy fine-grained data access control, manage data transfer and sharing, as well as integrate their workflows into a High Performance Computing environment.</text:p>
          </table:table-cell>
          <table:table-cell table:style-name="ce9"/>
          <table:table-cell table:style-name="ce7" office:value-type="string" calcext:value-type="string">
            <text:p>978-1-4673-9051-4</text:p>
          </table:table-cell>
          <table:table-cell table:style-name="ce7" office:value-type="string" calcext:value-type="string">
            <text:p>10.1109/NYSDS.2016.7747811</text:p>
          </table:table-cell>
          <table:table-cell table:style-name="ce9"/>
          <table:table-cell table:style-name="ce15" office:value-type="string" calcext:value-type="string">
            <text:p><text:a xlink:href="https://ieeexplore.ieee.org/stamp/stamp.jsp?arnumber=7747811" xlink:type="simple">https://ieeexplore.ieee.org/stamp/stamp.jsp?arnumber=7747811</text:a></text:p>
          </table:table-cell>
          <table:table-cell table:style-name="ce7" office:value-type="string" calcext:value-type="string">
            <text:p>data storage;data sharing;long tail of science;Soundscapes;Data Depot</text:p>
          </table:table-cell>
          <table:table-cell table:style-name="ce7" office:value-type="string" calcext:value-type="string">
            <text:p>Distributed databases;Memory;Libraries;Market research;Data transfer;Instruments;Information technology</text:p>
          </table:table-cell>
          <table:table-cell table:style-name="ce9"/>
          <table:table-cell table:style-name="ce7" office:value-type="float" office:value="4" calcext:value-type="float">
            <text:p>4</text:p>
          </table:table-cell>
          <table:table-cell table:style-name="ce9"/>
          <table:table-cell table:style-name="ce7" office:value-type="float" office:value="31" calcext:value-type="float">
            <text:p>31</text:p>
          </table:table-cell>
          <table:table-cell table:style-name="ce7" office:value-type="string" calcext:value-type="string">
            <text:p>IEEE</text:p>
          </table:table-cell>
          <table:table-cell table:style-name="ce11" office:value-type="date" office:date-value="2016-11-21" calcext:value-type="date">
            <text:p>21 Nov 2016</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Plumber: Boosting the Propagation of Vulnerability Fixes in the npm Ecosystem</text:p>
          </table:table-cell>
          <table:table-cell table:style-name="ce7" office:value-type="string" calcext:value-type="string">
            <text:p>Y. Wang; P. Sun; L. Pei; Y. Yu; C. Xu; S. -C. Cheung; H. Yu; Z. Zhu</text:p>
          </table:table-cell>
          <table:table-cell table:style-name="ce7" office:value-type="string" calcext:value-type="string">
            <text:p>Software College, Northeasthern University, Boston, MA, USA; Software College, Northeasthern University, Shenyang, China; Software College, Northeasthern University, Shenyang, China; National Laboratory for Parallel and Distributed Processing and College of Computer, National University of Defense Technology, Changsha, China; Department of Computer Science and Technology, State Key Lab for Novel Software Technology, Nanjing University, Nanjing, Jiangsu, China; Guangzhou HKUST Fok Ying Tung Research Institute, Hong Kong University of Science and Technology, Guangzhou, China; Software College, Northeasthern University, Shenyang, China; National Frontiers Science Center for Industrial Intelligence and Systems Optimization, Key Laboratory of Data Analytics and Optimization for Smart Industry, and Software College, Northeastern University, Shenyang, China</text:p>
          </table:table-cell>
          <table:table-cell table:style-name="ce7" office:value-type="string" calcext:value-type="string">
            <text:p>IEEE Transactions on Software Engineering</text:p>
          </table:table-cell>
          <table:table-cell table:style-name="ce7" office:value-type="string" calcext:value-type="string">
            <text:p>15 May 2023</text:p>
          </table:table-cell>
          <table:table-cell table:style-name="ce7" office:value-type="float" office:value="2023" calcext:value-type="float">
            <text:p>2023</text:p>
          </table:table-cell>
          <table:table-cell table:style-name="ce7" office:value-type="float" office:value="49" calcext:value-type="float">
            <text:p>49</text:p>
          </table:table-cell>
          <table:table-cell table:style-name="ce7" office:value-type="float" office:value="5" calcext:value-type="float">
            <text:p>5</text:p>
          </table:table-cell>
          <table:table-cell table:style-name="ce7" office:value-type="float" office:value="3155" calcext:value-type="float">
            <text:p>3155</text:p>
          </table:table-cell>
          <table:table-cell table:style-name="ce7" office:value-type="float" office:value="3181" calcext:value-type="float">
            <text:p>3181</text:p>
          </table:table-cell>
          <table:table-cell table:style-name="ce4" office:value-type="string" calcext:value-type="string">
            <text:p>Vulnerabilities are known reported security threats that affect a large amount of packages in the npm ecosystem. To mitigate these security threats, the open-source community strongly suggests vulnerable packages to timely publish vulnerability fixes and recommends affected packages to update their dependencies. However, there are still serious lags in the propagation of vulnerability fixes in the ecosystem. In our preliminary study on the latest versions of 356,283 active npm packages, we found that 20.0% of them can still introduce vulnerabilities via direct or transitive dependencies although the involved vulnerable packages have already published fix versions for over a year. Prior study by (Chinthanet et al. 2021) lays the groundwork for research on how to mitigate propagation lags of vulnerability fixes in an ecosystem. They conducted an empirical investigation to identify lags that might occur between the vulnerable package release and its fixing release. They found that factors such as the branch upon which a fix landed and the severity of the vulnerability had a small effect on its propagation trajectory throughout the ecosystem. To ensure quick adoption and propagation of a release that contains the fix, they gave several actionable advice to developers and researchers. However, it is still an open question how to design an effective technique to accelerate the propagation of vulnerability fixes. Motivated by this problem, in this paper, we conducted an empirical study to learn the scale of packages that block the propagation of vulnerability fixes in the ecosystem and investigate their evolution characteristics. Furthermore, we distilled the remediation strategies that have better effects on mitigating the fix propagation lags. Leveraging our empirical findings, we propose an ecosystem-level technique, Plumber, for deriving feasible remediation strategies to boost the propagation of vulnerability fixes. To precisely diagnose the causes of fix propagation blocking, Plumber models the vulnerability metadata, and npm dependency metadata and continuously monitors their evolution. By analyzing a full-picture of the ecosystem-level dependency graph and the corresponding fix propagation statuses, it derives remediation schemes for pivotal packages. In the schemes, Plumber provides customized remediation suggestions with vulnerability impact analysis to arouse package developers’ awareness. We applied Plumber to generating 268 remediation reports for the identified pivotal packages, to evaluate its remediation effectiveness based on developers’ feedback. Encouragingly, 47.4% our remediation reports received positive feedback from many well-known npm projects, such as Tensorflow/tfjs, Ethers.js, and GoogleChrome/workbox. Our reports have boosted the propagation of vulnerability fixes into 16,403 root packages through 92,469 dependency paths. On average, each remediated package version is receiving 72,678 downloads per week by the time of this work.</text:p>
          </table:table-cell>
          <table:table-cell table:style-name="ce7" office:value-type="string" calcext:value-type="string">
            <text:p>1939-3520</text:p>
          </table:table-cell>
          <table:table-cell table:style-name="ce9"/>
          <table:table-cell table:style-name="ce7" office:value-type="string" calcext:value-type="string">
            <text:p>10.1109/TSE.2023.3243262</text:p>
          </table:table-cell>
          <table:table-cell table:style-name="ce7" office:value-type="string" calcext:value-type="string">
            <text:p>National Grand R&amp;D Plan(grant numbers:2020AAA0103504); National Natural Science Foundation of China(grant numbers:61932021,62141210,61902056); Major Key Project of PCL(grant numbers:PCL2021A06); Hong Kong RGC/GRF(grant numbers:16207120); MSRA; ITF(grant numbers:MHP/055/19,PiH/255/21); Research Grants Council Research Impact Fund(grant numbers:R5034-18); Natural Science Foundation of Jiangsu Province(grant numbers:BK20202001); Open Fund of State Key Lab.; Nanjing University(grant numbers:KFKT2021B01); Higher Education Discipline Innovation Project(grant numbers:B16009); </text:p>
          </table:table-cell>
          <table:table-cell table:style-name="ce15" office:value-type="string" calcext:value-type="string">
            <text:p><text:a xlink:href="https://ieeexplore.ieee.org/stamp/stamp.jsp?arnumber=10040905" xlink:type="simple">https://ieeexplore.ieee.org/stamp/stamp.jsp?arnumber=10040905</text:a></text:p>
          </table:table-cell>
          <table:table-cell table:style-name="ce7" office:value-type="string" calcext:value-type="string">
            <text:p>Empirical study; <text:s/>$npm$ <text:s text:c="2"/>n p m <text:s text:c="5"/>ecosystem;vulnerable dependencies</text:p>
          </table:table-cell>
          <table:table-cell table:style-name="ce7" office:value-type="string" calcext:value-type="string">
            <text:p>Ecosystems;Metadata;Software;Security;Trajectory;Sun;Optimization</text:p>
          </table:table-cell>
          <table:table-cell table:style-name="ce9"/>
          <table:table-cell table:style-name="ce7" office:value-type="float" office:value="1" calcext:value-type="float">
            <text:p>1</text:p>
          </table:table-cell>
          <table:table-cell table:style-name="ce9"/>
          <table:table-cell table:style-name="ce7" office:value-type="float" office:value="91" calcext:value-type="float">
            <text:p>91</text:p>
          </table:table-cell>
          <table:table-cell table:style-name="ce7" office:value-type="string" calcext:value-type="string">
            <text:p>IEEE</text:p>
          </table:table-cell>
          <table:table-cell table:style-name="ce11" office:value-type="date" office:date-value="2023-02-08" calcext:value-type="date">
            <text:p>8 Feb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Survey of Parser Differential Anti-Patterns</text:p>
          </table:table-cell>
          <table:table-cell table:style-name="ce7" office:value-type="string" calcext:value-type="string">
            <text:p>S. Ali; S. W. Smith</text:p>
          </table:table-cell>
          <table:table-cell table:style-name="ce7" office:value-type="string" calcext:value-type="string">
            <text:p>Department of Computer Science, Dartmouth College, Hanover, USA; Department of Computer Science, Dartmouth College, Hanover, USA</text:p>
          </table:table-cell>
          <table:table-cell table:style-name="ce7" office:value-type="string" calcext:value-type="string">
            <text:p>2023 IEEE Security and Privacy Workshops (SPW)</text:p>
          </table:table-cell>
          <table:table-cell table:style-name="ce7" office:value-type="string" calcext:value-type="string">
            <text:p>26 Jul 2023</text:p>
          </table:table-cell>
          <table:table-cell table:style-name="ce7" office:value-type="float" office:value="2023" calcext:value-type="float">
            <text:p>2023</text:p>
          </table:table-cell>
          <table:table-cell table:style-name="ce9" table:number-columns-repeated="2"/>
          <table:table-cell table:style-name="ce7" office:value-type="float" office:value="105" calcext:value-type="float">
            <text:p>105</text:p>
          </table:table-cell>
          <table:table-cell table:style-name="ce7" office:value-type="float" office:value="116" calcext:value-type="float">
            <text:p>116</text:p>
          </table:table-cell>
          <table:table-cell table:style-name="ce4" office:value-type="string" calcext:value-type="string">
            <text:p>Parser differentials emerge when two (or more) parsers interpret the same input in different ways. Differences in parsing behavior are difficult to detect due to (1) challenges in abstracting out the parser from complex code-bases and (2) proving the equivalence of parsers. Parser differentials remain understudied as they are a novel unexpected bug resulting from the interaction of software components—sometimes even independent modules—which may individually appear bug-free. We present a survey of many known parser differentials and conduct a root-cause analysis of them. We do so with an aim to uncover insights on how we can best conceptualize the underlying causes of their emergence. In studying these differentials, we have isolated certain design anti-patterns that give rise to parser differentials in software systems. We show how these differentials do not fit nicely into the state-of-the-art model of parser differentials and thus propose improvements to it.</text:p>
          </table:table-cell>
          <table:table-cell table:style-name="ce7" office:value-type="string" calcext:value-type="string">
            <text:p>2770-8411</text:p>
          </table:table-cell>
          <table:table-cell table:style-name="ce7" office:value-type="string" calcext:value-type="string">
            <text:p>979-8-3503-1236-2</text:p>
          </table:table-cell>
          <table:table-cell table:style-name="ce7" office:value-type="string" calcext:value-type="string">
            <text:p>10.1109/SPW59333.2023.00016</text:p>
          </table:table-cell>
          <table:table-cell table:style-name="ce7" office:value-type="string" calcext:value-type="string">
            <text:p>Defense Advanced Research Projects Agency (DARPA)(grant numbers:HR001119C0075,HR001119C0121); </text:p>
          </table:table-cell>
          <table:table-cell table:style-name="ce15" office:value-type="string" calcext:value-type="string">
            <text:p><text:a xlink:href="https://ieeexplore.ieee.org/stamp/stamp.jsp?arnumber=10188627" xlink:type="simple">https://ieeexplore.ieee.org/stamp/stamp.jsp?arnumber=10188627</text:a></text:p>
          </table:table-cell>
          <table:table-cell table:style-name="ce7" office:value-type="string" calcext:value-type="string">
            <text:p>parsing;parser differentials;LangSec</text:p>
          </table:table-cell>
          <table:table-cell table:style-name="ce7" office:value-type="string" calcext:value-type="string">
            <text:p>Surveys;Privacy;Conferences;Computer bugs;Software systems;Behavioral sciences;Security</text:p>
          </table:table-cell>
          <table:table-cell table:style-name="ce9" table:number-columns-repeated="3"/>
          <table:table-cell table:style-name="ce7" office:value-type="float" office:value="34" calcext:value-type="float">
            <text:p>34</text:p>
          </table:table-cell>
          <table:table-cell table:style-name="ce7" office:value-type="string" calcext:value-type="string">
            <text:p>IEEE</text:p>
          </table:table-cell>
          <table:table-cell table:style-name="ce7" office:value-type="string" calcext:value-type="string">
            <text:p>26 Jul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Deep learning code fragments for code clone detection</text:p>
          </table:table-cell>
          <table:table-cell table:style-name="ce7" office:value-type="string" calcext:value-type="string">
            <text:p>M. White; M. Tufano; C. Vendome; D. Poshyvanyk</text:p>
          </table:table-cell>
          <table:table-cell table:style-name="ce7" office:value-type="string" calcext:value-type="string">
            <text:p>Department of Computer Science, College of William and Mary, Williamsburg, Virginia, USA; Department of Computer Science, College of William and Mary, Williamsburg, Virginia, USA; Department of Computer Science, College of William and Mary, Williamsburg, Virginia, USA; Department of Computer Science, College of William and Mary, Williamsburg, Virginia, USA</text:p>
          </table:table-cell>
          <table:table-cell table:style-name="ce7" office:value-type="string" calcext:value-type="string">
            <text:p>2016 31st IEEE/ACM International Conference on Automated Software Engineering (ASE)</text:p>
          </table:table-cell>
          <table:table-cell table:style-name="ce7" office:value-type="string" calcext:value-type="string">
            <text:p>6 Oct 2016</text:p>
          </table:table-cell>
          <table:table-cell table:style-name="ce7" office:value-type="float" office:value="2016" calcext:value-type="float">
            <text:p>2016</text:p>
          </table:table-cell>
          <table:table-cell table:style-name="ce9" table:number-columns-repeated="2"/>
          <table:table-cell table:style-name="ce7" office:value-type="float" office:value="87" calcext:value-type="float">
            <text:p>87</text:p>
          </table:table-cell>
          <table:table-cell table:style-name="ce7" office:value-type="float" office:value="98" calcext:value-type="float">
            <text:p>98</text:p>
          </table:table-cell>
          <table:table-cell table:style-name="ce4" office:value-type="string" calcext:value-type="string">
            <text:p>Code clone detection is an important problem for software maintenance and evolution. Many approaches consider either structure or identifiers, but none of the existing detection techniques model both sources of information. These techniques also depend on generic, handcrafted features to represent code fragments. We introduce learning-based detection techniques where everything for representing terms and fragments in source code is mined from the repository. Our code analysis supports a framework, which relies on deep learning, for automatically linking patterns mined at the lexical level with patterns mined at the syntactic level. We evaluated our novel learning-based approach for code clone detection with respect to feasibility from the point of view of software maintainers. We sampled and manually evaluated 398 file- and 480 method-level pairs across eight real-world Java systems; 93% of the file- and method-level samples were evaluated to be true positives. Among the true positives, we found pairs mapping to all four clone types. We compared our approach to a traditional structure-oriented technique and found that our learning-based approach detected clones that were either undetected or suboptimally reported by the prominent tool Deckard. Our results affirm that our learning-based approach is suitable for clone detection and a tenable technique for researchers.</text:p>
          </table:table-cell>
          <table:table-cell table:style-name="ce9"/>
          <table:table-cell table:style-name="ce7" office:value-type="string" calcext:value-type="string">
            <text:p>978-1-4503-3845-5</text:p>
          </table:table-cell>
          <table:table-cell table:style-name="ce9" table:number-columns-repeated="2"/>
          <table:table-cell table:style-name="ce15" office:value-type="string" calcext:value-type="string">
            <text:p><text:a xlink:href="https://ieeexplore.ieee.org/stamp/stamp.jsp?arnumber=7582748" xlink:type="simple">https://ieeexplore.ieee.org/stamp/stamp.jsp?arnumber=7582748</text:a></text:p>
          </table:table-cell>
          <table:table-cell table:style-name="ce7" office:value-type="string" calcext:value-type="string">
            <text:p>code clone detection;machine learning;deep learning;neural networks;language models;abstract syntax trees</text:p>
          </table:table-cell>
          <table:table-cell table:style-name="ce7" office:value-type="string" calcext:value-type="string">
            <text:p>Cloning;Syntactics;Software;Feature extraction;Machine learning;Programming;Transforms</text:p>
          </table:table-cell>
          <table:table-cell table:style-name="ce9"/>
          <table:table-cell table:style-name="ce7" office:value-type="float" office:value="62" calcext:value-type="float">
            <text:p>62</text:p>
          </table:table-cell>
          <table:table-cell table:style-name="ce7" office:value-type="float" office:value="1" calcext:value-type="float">
            <text:p>1</text:p>
          </table:table-cell>
          <table:table-cell table:style-name="ce7" office:value-type="float" office:value="100" calcext:value-type="float">
            <text:p>100</text:p>
          </table:table-cell>
          <table:table-cell table:style-name="ce9"/>
          <table:table-cell table:style-name="ce7" office:value-type="string" calcext:value-type="string">
            <text:p>6 Oct 2016</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MFGB: Molecular Properties Prediction leveraging Self-supervised Morgan Fingerprint Representation Learning</text:p>
          </table:table-cell>
          <table:table-cell table:style-name="ce7" office:value-type="string" calcext:value-type="string">
            <text:p>S. Fang; Y. Liu; S. Liu</text:p>
          </table:table-cell>
          <table:table-cell table:style-name="ce7" office:value-type="string" calcext:value-type="string">
            <text:p>School of Computer Science and Technology, Wuhan University of Science and Technology, Wuhan, China; Hubei Provincial Key Laboratory of Intelligent Information Processing and Real-Time Industrial System, Wuhan University of Science and Technology, Wuhan, China; Hubei Provincial Key Laboratory of Occupational Hazard Identification and Control Hubei Province, Wuhan University of Science and Technology, Wuhan, China</text:p>
          </table:table-cell>
          <table:table-cell table:style-name="ce7" office:value-type="string" calcext:value-type="string">
            <text:p>2023 IEEE International Conference on Bioinformatics and Biomedicine (BIBM)</text:p>
          </table:table-cell>
          <table:table-cell table:style-name="ce11" office:value-type="date" office:date-value="2024-01-18" calcext:value-type="date">
            <text:p>18 Jan 2024</text:p>
          </table:table-cell>
          <table:table-cell table:style-name="ce7" office:value-type="float" office:value="2023" calcext:value-type="float">
            <text:p>2023</text:p>
          </table:table-cell>
          <table:table-cell table:style-name="ce9" table:number-columns-repeated="2"/>
          <table:table-cell table:style-name="ce7" office:value-type="float" office:value="3004" calcext:value-type="float">
            <text:p>3004</text:p>
          </table:table-cell>
          <table:table-cell table:style-name="ce7" office:value-type="float" office:value="3011" calcext:value-type="float">
            <text:p>3011</text:p>
          </table:table-cell>
          <table:table-cell table:style-name="ce4" office:value-type="string" calcext:value-type="string">
            <text:p>Simple molecular graphs or molecular line notations are insufficient for molecular representation learning models that automatically learn molecule representations to acquire deep semantic features about chemistry. Therefore, we proposed the Morgan Fingerprint Graph, a novel molecular graph model constructed with the nodes of the Morgan Fingerprint Identifier, whose nodes incorporate various properties of the atom neighborhood. Based on our Morgan Fingerprint Graph, we trained a BERT-based molecular representation model MFGB which employs a local rather than global attention module to adapt the model to the Morgan Fingerprint Graph. The attention module of MFGB regulates the exchange of information in the attention layer based on the connection information of the atoms in the molecules. To verify the effectiveness of MFGB, we selected several mainstream datasets for evaluation. The results demonstrated that our method improve the performance of molecular properties prediction. In addition, we analyzed MFGB from both the over-smoothing and the attention perspectives. The analysis indicates that the node vector representations learned from the Morgan Fingerprint Graph are generally less smoothing, and the attention distributions of MFGB match the partial charge density distribution of the molecules.</text:p>
          </table:table-cell>
          <table:table-cell table:style-name="ce7" office:value-type="string" calcext:value-type="string">
            <text:p>2156-1133</text:p>
          </table:table-cell>
          <table:table-cell table:style-name="ce7" office:value-type="string" calcext:value-type="string">
            <text:p>979-8-3503-3748-8</text:p>
          </table:table-cell>
          <table:table-cell table:style-name="ce7" office:value-type="string" calcext:value-type="string">
            <text:p>10.1109/BIBM58861.2023.10385471</text:p>
          </table:table-cell>
          <table:table-cell table:style-name="ce7" office:value-type="string" calcext:value-type="string">
            <text:p>National Natural Science Foundation of China; Natural Science Foundation of Hubei Province; </text:p>
          </table:table-cell>
          <table:table-cell table:style-name="ce15" office:value-type="string" calcext:value-type="string">
            <text:p><text:a xlink:href="https://ieeexplore.ieee.org/stamp/stamp.jsp?arnumber=10385471" xlink:type="simple">https://ieeexplore.ieee.org/stamp/stamp.jsp?arnumber=10385471</text:a></text:p>
          </table:table-cell>
          <table:table-cell table:style-name="ce7" office:value-type="string" calcext:value-type="string">
            <text:p>Molecular property prediction;Molecular representation learning;Morgan Fingerprint;Self-supervised learning</text:p>
          </table:table-cell>
          <table:table-cell table:style-name="ce7" office:value-type="string" calcext:value-type="string">
            <text:p>Representation learning;Adaptation models;Smoothing methods;Chemistry;Atomic layer deposition;Semantics;Fingerprint recognition</text:p>
          </table:table-cell>
          <table:table-cell table:style-name="ce9" table:number-columns-repeated="3"/>
          <table:table-cell table:style-name="ce7" office:value-type="float" office:value="26" calcext:value-type="float">
            <text:p>26</text:p>
          </table:table-cell>
          <table:table-cell table:style-name="ce7" office:value-type="string" calcext:value-type="string">
            <text:p>IEEE</text:p>
          </table:table-cell>
          <table:table-cell table:style-name="ce11" office:value-type="date" office:date-value="2024-01-18" calcext:value-type="date">
            <text:p>18 Jan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Recovering code to documentation links in OO systems</text:p>
          </table:table-cell>
          <table:table-cell table:style-name="ce2" office:value-type="string" calcext:value-type="string">
            <text:p>G. Antoniol; G. Canfora; A. De Lucia; E. Merlo</text:p>
          </table:table-cell>
          <table:table-cell table:style-name="ce2" office:value-type="string" calcext:value-type="string">
            <text:p>University of Sannio, Benevento, Italy; University of Sannio, Benevento, Italy; University of Sannio, Benevento, Italy; Department Electrical and Computer Engineering Ecole Polytechnique, C. P. 6079 Succ. Centre Ville, Montreal, QUE, Canada</text:p>
          </table:table-cell>
          <table:table-cell table:style-name="ce2" office:value-type="string" calcext:value-type="string">
            <text:p>Sixth Working Conference on Reverse Engineering (Cat. No.PR00303)</text:p>
          </table:table-cell>
          <table:table-cell table:style-name="ce10" office:value-type="date" office:date-value="2002-08-06" calcext:value-type="date">
            <text:p>6 Aug 2002</text:p>
          </table:table-cell>
          <table:table-cell table:style-name="ce2" office:value-type="float" office:value="1999" calcext:value-type="float">
            <text:p>1999</text:p>
          </table:table-cell>
          <table:table-cell table:style-name="ce12" table:number-columns-repeated="2"/>
          <table:table-cell table:style-name="ce2" office:value-type="float" office:value="136" calcext:value-type="float">
            <text:p>136</text:p>
          </table:table-cell>
          <table:table-cell table:style-name="ce2" office:value-type="float" office:value="144" calcext:value-type="float">
            <text:p>144</text:p>
          </table:table-cell>
          <table:table-cell table:style-name="ce3" office:value-type="string" calcext:value-type="string">
            <text:p>Software system documentation is almost always expressed informally, in natural language and free text. Examples include requirement specifications, design documents, user manual pages, system development journals, error logs and related maintenance reports. We propose an approach to establish and maintain traceability links between the source code and free-text documents. A premise of our work is that programmers use meaningful names for program's items, such as functions, variables, types, classes and methods. We believe that the application domain knowledge that programmers process when writing the code is often captured by the mnemonics for identifiers; therefore, the analysis of these mnemonics can help to associate high-level concepts with program concepts, and vice versa. In this paper, the approach is applied to software written in an object-oriented (OO) language, namely C++, to trace classes to manual sections.</text:p>
          </table:table-cell>
          <table:table-cell table:style-name="ce12"/>
          <table:table-cell table:style-name="ce2" office:value-type="string" calcext:value-type="string">
            <text:p>0-7695-0303-9</text:p>
          </table:table-cell>
          <table:table-cell table:style-name="ce2" office:value-type="string" calcext:value-type="string">
            <text:p>10.1109/WCRE.1999.806954</text:p>
          </table:table-cell>
          <table:table-cell table:style-name="ce12"/>
          <table:table-cell table:style-name="ce14" office:value-type="string" calcext:value-type="string">
            <text:p><text:a xlink:href="https://ieeexplore.ieee.org/stamp/stamp.jsp?arnumber=806954" xlink:type="simple">https://ieeexplore.ieee.org/stamp/stamp.jsp?arnumber=806954</text:a></text:p>
          </table:table-cell>
          <table:table-cell table:style-name="ce12"/>
          <table:table-cell table:style-name="ce2" office:value-type="string" calcext:value-type="string">
            <text:p>Documentation;Programming profession;Context modeling;Software maintenance;Writing;Natural languages;Mathematics;Software systems;Cognition;Computer industry</text:p>
          </table:table-cell>
          <table:table-cell table:style-name="ce12"/>
          <table:table-cell table:style-name="ce2" office:value-type="float" office:value="31" calcext:value-type="float">
            <text:p>31</text:p>
          </table:table-cell>
          <table:table-cell table:style-name="ce2" office:value-type="float" office:value="1" calcext:value-type="float">
            <text:p>1</text:p>
          </table:table-cell>
          <table:table-cell table:style-name="ce2" office:value-type="float" office:value="19" calcext:value-type="float">
            <text:p>19</text:p>
          </table:table-cell>
          <table:table-cell table:style-name="ce2" office:value-type="string" calcext:value-type="string">
            <text:p>IEEE</text:p>
          </table:table-cell>
          <table:table-cell table:style-name="ce10" office:value-type="date" office:date-value="2002-08-06" calcext:value-type="date">
            <text:p>6 Aug 2002</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Rapid Detection of Pilgrims Whereabouts During Hajj and Umrah by Wireless Communication Framework : An application AI and Deep Learning</text:p>
          </table:table-cell>
          <table:table-cell table:style-name="ce7" office:value-type="string" calcext:value-type="string">
            <text:p>M. Alhameed; M. A. Hossain</text:p>
          </table:table-cell>
          <table:table-cell table:style-name="ce7" office:value-type="string" calcext:value-type="string">
            <text:p>College of Computer Science &amp; Information Technology, JAZAN UNIVERSITY, Jazan, Kingdom of Saudi Arabia; Department of Computer Science, College of CS &amp; IT, JAZAN UNIVERSITY, Jazan, Kingdom of Saudi Arabia</text:p>
          </table:table-cell>
          <table:table-cell table:style-name="ce7" office:value-type="string" calcext:value-type="string">
            <text:p>2023 International Conference on Emerging Smart Computing and Informatics (ESCI)</text:p>
          </table:table-cell>
          <table:table-cell table:style-name="ce11" office:value-type="date" office:date-value="2023-04-19" calcext:value-type="date">
            <text:p>19 Apr 2023</text:p>
          </table:table-cell>
          <table:table-cell table:style-name="ce7" office:value-type="float" office:value="2023" calcext:value-type="float">
            <text:p>2023</text:p>
          </table:table-cell>
          <table:table-cell table:style-name="ce9" table:number-columns-repeated="2"/>
          <table:table-cell table:style-name="ce7" office:value-type="float" office:value="1" calcext:value-type="float">
            <text:p>1</text:p>
          </table:table-cell>
          <table:table-cell table:style-name="ce7" office:value-type="float" office:value="6" calcext:value-type="float">
            <text:p>6</text:p>
          </table:table-cell>
          <table:table-cell table:style-name="ce4" office:value-type="string" calcext:value-type="string">
            <text:p>Human injuries and deaths occur often during public events like concerts, religious services, and political rallies because of a lack of proper crowd safety oversight. A small disaster can trigger panic in a huge crowd. Many intelligent video surveillance solutions can identify things, but despite the recent developments in artificial intelligence approaches and deep learning processes, it is very probable to track congested crowds and their mobility to avoid future detection disasters. Searching for points of interest makes use of movement analytics and classification to provide a superior platform for monitoring large crowds. The purpose of point-of-interest explorations is to aid in the management of the safety of moveable crowd events by assisting in the prediction and prevention of future disasters through the classification and analysis of real-time information gathered from crowds. Current surveillance cameras are insufficient for monitoring large crowds in outdoor locations due to their inability to scale. We believe that by using our proposed crowd analysis strategy, we may help enhance the current state of crowd safety management. Among the many aspects of crowd motion, we pay special attention to the difficulties of determining the identity, velocity, and direction of individuals inside the group. We then used these crowd-level semantics to monitor test POI searches in both a controlled lab environment and a real-world crowd. Findings from this study imply that POI searching can be utilized to help prevent harmful circumstances brought on by the movement of large crowds by recognizing the characteristics of mobile crowds in real time.</text:p>
          </table:table-cell>
          <table:table-cell table:style-name="ce9"/>
          <table:table-cell table:style-name="ce7" office:value-type="string" calcext:value-type="string">
            <text:p>978-1-6654-7524-2</text:p>
          </table:table-cell>
          <table:table-cell table:style-name="ce7" office:value-type="string" calcext:value-type="string">
            <text:p>10.1109/ESCI56872.2023.10099969</text:p>
          </table:table-cell>
          <table:table-cell table:style-name="ce9"/>
          <table:table-cell table:style-name="ce15" office:value-type="string" calcext:value-type="string">
            <text:p><text:a xlink:href="https://ieeexplore.ieee.org/stamp/stamp.jsp?arnumber=10099969" xlink:type="simple">https://ieeexplore.ieee.org/stamp/stamp.jsp?arnumber=10099969</text:a></text:p>
          </table:table-cell>
          <table:table-cell table:style-name="ce7" office:value-type="string" calcext:value-type="string">
            <text:p>crowd congestion tracking;POI searching;artificial intelligence;machine learning;disaster preventive technique</text:p>
          </table:table-cell>
          <table:table-cell table:style-name="ce7" office:value-type="string" calcext:value-type="string">
            <text:p>Deep learning;Wireless communication;Tracking;Smart cities;Semantics;Streaming media;Video surveillance</text:p>
          </table:table-cell>
          <table:table-cell table:style-name="ce9"/>
          <table:table-cell table:style-name="ce7" office:value-type="float" office:value="4" calcext:value-type="float">
            <text:p>4</text:p>
          </table:table-cell>
          <table:table-cell table:style-name="ce9"/>
          <table:table-cell table:style-name="ce7" office:value-type="float" office:value="25" calcext:value-type="float">
            <text:p>25</text:p>
          </table:table-cell>
          <table:table-cell table:style-name="ce7" office:value-type="string" calcext:value-type="string">
            <text:p>IEEE</text:p>
          </table:table-cell>
          <table:table-cell table:style-name="ce11" office:value-type="date" office:date-value="2023-04-19" calcext:value-type="date">
            <text:p>19 Apr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Formal Verification of the Security for Dual Connectivity in LTE</text:p>
          </table:table-cell>
          <table:table-cell table:style-name="ce7" office:value-type="string" calcext:value-type="string">
            <text:p>N. B. Henda; K. Norrman; K. Pfeffer</text:p>
          </table:table-cell>
          <table:table-cell table:style-name="ce7" office:value-type="string" calcext:value-type="string">
            <text:p>Ericsson Research, Stockholm, SWEDEN; Ericsson Research, Stockholm, SWEDEN; Ericsson Research, Stockholm, SWEDEN</text:p>
          </table:table-cell>
          <table:table-cell table:style-name="ce7" office:value-type="string" calcext:value-type="string">
            <text:p>2015 IEEE/ACM 3rd FME Workshop on Formal Methods in Software Engineering</text:p>
          </table:table-cell>
          <table:table-cell table:style-name="ce7" office:value-type="string" calcext:value-type="string">
            <text:p>27 Jul 2015</text:p>
          </table:table-cell>
          <table:table-cell table:style-name="ce7" office:value-type="float" office:value="2015" calcext:value-type="float">
            <text:p>2015</text:p>
          </table:table-cell>
          <table:table-cell table:style-name="ce9" table:number-columns-repeated="2"/>
          <table:table-cell table:style-name="ce7" office:value-type="float" office:value="13" calcext:value-type="float">
            <text:p>13</text:p>
          </table:table-cell>
          <table:table-cell table:style-name="ce7" office:value-type="float" office:value="19" calcext:value-type="float">
            <text:p>19</text:p>
          </table:table-cell>
          <table:table-cell table:style-name="ce4" office:value-type="string" calcext:value-type="string">
            <text:p>We describe our experiences from using formal verification tools during the standardization process of Dual Connectivity, a new feature in LTE developed by 3GPP. To the best of our knowledge, this is the first report of its kind in the telecom industry. We present a model for key establishment of this feature and provide a detailed account on its formal analysis using three popular academic tools in order to automatically prove the security properties of secrecy, agreement and key freshness. The main purpose of using the tools during standardization is to evaluate their suitability for modeling a rapidly changing system as it is developed and in the same time raising the assurance level before the system is deployed.</text:p>
          </table:table-cell>
          <table:table-cell table:style-name="ce9"/>
          <table:table-cell table:style-name="ce7" office:value-type="string" calcext:value-type="string">
            <text:p>978-1-4673-7043-1</text:p>
          </table:table-cell>
          <table:table-cell table:style-name="ce7" office:value-type="string" calcext:value-type="string">
            <text:p>10.1109/FormaliSE.2015.10</text:p>
          </table:table-cell>
          <table:table-cell table:style-name="ce9"/>
          <table:table-cell table:style-name="ce15" office:value-type="string" calcext:value-type="string">
            <text:p><text:a xlink:href="https://ieeexplore.ieee.org/stamp/stamp.jsp?arnumber=7166552" xlink:type="simple">https://ieeexplore.ieee.org/stamp/stamp.jsp?arnumber=7166552</text:a></text:p>
          </table:table-cell>
          <table:table-cell table:style-name="ce7" office:value-type="string" calcext:value-type="string">
            <text:p>formal verification;security protocols;telecom;model checking;LTE</text:p>
          </table:table-cell>
          <table:table-cell table:style-name="ce7" office:value-type="string" calcext:value-type="string">
            <text:p>Protocols;Encryption;Long Term Evolution;Peer-to-peer computing</text:p>
          </table:table-cell>
          <table:table-cell table:style-name="ce9"/>
          <table:table-cell table:style-name="ce7" office:value-type="float" office:value="1" calcext:value-type="float">
            <text:p>1</text:p>
          </table:table-cell>
          <table:table-cell table:style-name="ce9"/>
          <table:table-cell table:style-name="ce7" office:value-type="float" office:value="32" calcext:value-type="float">
            <text:p>32</text:p>
          </table:table-cell>
          <table:table-cell table:style-name="ce7" office:value-type="string" calcext:value-type="string">
            <text:p>IEEE</text:p>
          </table:table-cell>
          <table:table-cell table:style-name="ce7" office:value-type="string" calcext:value-type="string">
            <text:p>27 Jul 2015</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Language-independent gender classifier for Online Social Networks</text:p>
          </table:table-cell>
          <table:table-cell table:style-name="ce7" office:value-type="string" calcext:value-type="string">
            <text:p>N. Agarwal; M. A. Wani; P. Bours; S. Jabin; S. Z. Hussain</text:p>
          </table:table-cell>
          <table:table-cell table:style-name="ce7" office:value-type="string" calcext:value-type="string">
            <text:p>Department of Computer Science, Faculty of Natural Science, Jamia Millia Islamia (A Central University), New Delhi, India; Department of Information Security and Communication Technology, Norwegian University of Science and Technology, Gjøvik, Norway; Department of Information Security and Communication Technology, Norwegian University of Science and Technology, Gjøvik, Norway; Department of Computer Science, Faculty of Natural Science, Jamia Millia Islamia (A Central University), New Delhi, India; Faculty of Natural Science, Jamia Millia Islamia (A Central University), New Delhi, India</text:p>
          </table:table-cell>
          <table:table-cell table:style-name="ce7" office:value-type="string" calcext:value-type="string">
            <text:p>2019 IEEE Conference on Information and Communication Technology</text:p>
          </table:table-cell>
          <table:table-cell table:style-name="ce11" office:value-type="date" office:date-value="2020-04-16" calcext:value-type="date">
            <text:p>16 Apr 2020</text:p>
          </table:table-cell>
          <table:table-cell table:style-name="ce7" office:value-type="float" office:value="2019" calcext:value-type="float">
            <text:p>2019</text:p>
          </table:table-cell>
          <table:table-cell table:style-name="ce9" table:number-columns-repeated="2"/>
          <table:table-cell table:style-name="ce7" office:value-type="float" office:value="1" calcext:value-type="float">
            <text:p>1</text:p>
          </table:table-cell>
          <table:table-cell table:style-name="ce7" office:value-type="float" office:value="7" calcext:value-type="float">
            <text:p>7</text:p>
          </table:table-cell>
          <table:table-cell table:style-name="ce4" office:value-type="string" calcext:value-type="string">
            <text:p>Designing gender predictor for the Online Social Network (OSN) is receiving considerable attention from the research communities of different domains. However, the gender classifiers proposed by earlier studies for social media content so far, highly rely on the language used by the users for writing the content. It implies that the prediction model trained on one language (say English) will likely fail in identifying the gender of users with other languages (for example, Spanish). The study conducted in this paper aims to identify the features from user content on an OSN, which will assist in devising a Language-Independent Gender Classifier (LIGC). The experiments are performed on the Facebook networking site. The site provides the users with the list of various personal attributes that they may or may not reveal to other users on the network. The presented work collects such information of the Facebook users and carries out rigorous feature analysis to know whether this information varies between men and women on Facebook. Furthermore, several machine learning algorithms including Random Forest, SVM, Naïve Bayes, and kNN have been employed to determine the potential of the proposed feature set. Random forest approach achieves the highest value (70%) of performance metric, AUROC (Area under the Receiver Operating Characteristic). The current study is the first attempt to utilize information revelation for designing a gender identifier for OSN that is independent of the language used by the members.</text:p>
          </table:table-cell>
          <table:table-cell table:style-name="ce9"/>
          <table:table-cell table:style-name="ce7" office:value-type="string" calcext:value-type="string">
            <text:p>978-1-7281-5398-8</text:p>
          </table:table-cell>
          <table:table-cell table:style-name="ce7" office:value-type="string" calcext:value-type="string">
            <text:p>10.1109/CICT48419.2019.9066196</text:p>
          </table:table-cell>
          <table:table-cell table:style-name="ce9"/>
          <table:table-cell table:style-name="ce15" office:value-type="string" calcext:value-type="string">
            <text:p><text:a xlink:href="https://ieeexplore.ieee.org/stamp/stamp.jsp?arnumber=9066196" xlink:type="simple">https://ieeexplore.ieee.org/stamp/stamp.jsp?arnumber=9066196</text:a></text:p>
          </table:table-cell>
          <table:table-cell table:style-name="ce7" office:value-type="string" calcext:value-type="string">
            <text:p>Online Social Networks;Facebook;Information Revelation;Gender Prediction;Machine Learning</text:p>
          </table:table-cell>
          <table:table-cell table:style-name="ce7" office:value-type="string" calcext:value-type="string">
            <text:p>Facebook;Feature extraction;Predictive models;Data mining;Machine learning;Gender classification</text:p>
          </table:table-cell>
          <table:table-cell table:style-name="ce9" table:number-columns-repeated="3"/>
          <table:table-cell table:style-name="ce7" office:value-type="float" office:value="16" calcext:value-type="float">
            <text:p>16</text:p>
          </table:table-cell>
          <table:table-cell table:style-name="ce7" office:value-type="string" calcext:value-type="string">
            <text:p>IEEE</text:p>
          </table:table-cell>
          <table:table-cell table:style-name="ce11" office:value-type="date" office:date-value="2020-04-16" calcext:value-type="date">
            <text:p>16 Apr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dentifying Semantic Outliers of Source Code Artifacts and Their Application to Software Architecture Recovery</text:p>
          </table:table-cell>
          <table:table-cell table:style-name="ce7" office:value-type="string" calcext:value-type="string">
            <text:p>K. -S. Lee; C. -G. Lee</text:p>
          </table:table-cell>
          <table:table-cell table:style-name="ce7" office:value-type="string" calcext:value-type="string">
            <text:p>Da Vinci College of General Education, Chung-Ang University, Seoul, South Korea; Department of Computer Science and Engineering, Chung-Ang University, Seoul, South Korea</text:p>
          </table:table-cell>
          <table:table-cell table:style-name="ce7" office:value-type="string" calcext:value-type="string">
            <text:p>IEEE Access</text:p>
          </table:table-cell>
          <table:table-cell table:style-name="ce7" office:value-type="string" calcext:value-type="string">
            <text:p>7 Dec 2020</text:p>
          </table:table-cell>
          <table:table-cell table:style-name="ce7" office:value-type="float" office:value="2020" calcext:value-type="float">
            <text:p>2020</text:p>
          </table:table-cell>
          <table:table-cell table:style-name="ce7" office:value-type="float" office:value="8" calcext:value-type="float">
            <text:p>8</text:p>
          </table:table-cell>
          <table:table-cell table:style-name="ce9"/>
          <table:table-cell table:style-name="ce7" office:value-type="float" office:value="212467" calcext:value-type="float">
            <text:p>212467</text:p>
          </table:table-cell>
          <table:table-cell table:style-name="ce7" office:value-type="float" office:value="212477" calcext:value-type="float">
            <text:p>212477</text:p>
          </table:table-cell>
          <table:table-cell table:style-name="ce4" office:value-type="string" calcext:value-type="string">
            <text:p>Understanding software architecture is essential to software maintenance. There has been much effort to derive software architecture views from source code artifacts. Typically, along with structural information, the semantic information derived from an identifier name and comments are helpful. However, because code vocabulary choice depends on a developer's subjective decision, some source code may have semantically low text quality, leading to an inaccurate architecture recovery. This paper aims to improve the architecture recovery of a software system by identifying and removing the semantic outliers of source code artifacts. Accordingly, we propose a novel measure Conceptual Conformity (CC), which computes the similarity between two latent topic distributions obtained from both the source code and its package. We use CC to identify source code that is not relevant to the package's semantic context and define it as a semantic outlier. Because the semantic outliers may cause inaccurate architecture recovery, we remove them during the recovery process. We apply our approach to three open-source projects. The results demonstrate that, for projects with low recovery performance, removing outliers leads to higher recovery accuracy.</text:p>
          </table:table-cell>
          <table:table-cell table:style-name="ce7" office:value-type="string" calcext:value-type="string">
            <text:p>2169-3536</text:p>
          </table:table-cell>
          <table:table-cell table:style-name="ce9"/>
          <table:table-cell table:style-name="ce7" office:value-type="string" calcext:value-type="string">
            <text:p>10.1109/ACCESS.2020.3040024</text:p>
          </table:table-cell>
          <table:table-cell table:style-name="ce7" office:value-type="string" calcext:value-type="string">
            <text:p>National Research Foundation of Korea (NRF); Ministry of Science and Information and Communications Technology (ICT)(grant numbers:NRF-2017R1E1A1A01075803); </text:p>
          </table:table-cell>
          <table:table-cell table:style-name="ce15" office:value-type="string" calcext:value-type="string">
            <text:p><text:a xlink:href="https://ieeexplore.ieee.org/stamp/stamp.jsp?arnumber=9269345" xlink:type="simple">https://ieeexplore.ieee.org/stamp/stamp.jsp?arnumber=9269345</text:a></text:p>
          </table:table-cell>
          <table:table-cell table:style-name="ce7" office:value-type="string" calcext:value-type="string">
            <text:p>Software architecture recovery;software quality;semantic outlier</text:p>
          </table:table-cell>
          <table:table-cell table:style-name="ce7" office:value-type="string" calcext:value-type="string">
            <text:p>Software;Semantics;Computer architecture;Software measurement;Software architecture;Software algorithms;Clustering algorithms</text:p>
          </table:table-cell>
          <table:table-cell table:style-name="ce9"/>
          <table:table-cell table:style-name="ce7" office:value-type="float" office:value="3" calcext:value-type="float">
            <text:p>3</text:p>
          </table:table-cell>
          <table:table-cell table:style-name="ce9"/>
          <table:table-cell table:style-name="ce7" office:value-type="float" office:value="46" calcext:value-type="float">
            <text:p>46</text:p>
          </table:table-cell>
          <table:table-cell table:style-name="ce7" office:value-type="string" calcext:value-type="string">
            <text:p>CCBY</text:p>
          </table:table-cell>
          <table:table-cell table:style-name="ce11" office:value-type="date" office:date-value="2020-11-24" calcext:value-type="date">
            <text:p>24 Nov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nvestigating Problems of Research and Development of Artificial Intelligence Technology in Japan</text:p>
          </table:table-cell>
          <table:table-cell table:style-name="ce7" office:value-type="string" calcext:value-type="string">
            <text:p>C. Yamada; R. Takemura; T. Fukushima; N. Ouchi</text:p>
          </table:table-cell>
          <table:table-cell table:style-name="ce7" office:value-type="string" calcext:value-type="string">
            <text:p>Department of Industrial and Systems Engineering, Aoyama Gakuin University, Sagamihara, Japan; Graduate School of Science and Engineering, Aoyama Gakuin University, Sagamihara, Japan; Department of Industrial and Systems Engineering, Aoyama Gakuin University, Sagamihara, Japan; Department of Industrial and Systems Engineering, Aoyama Gakuin University, Sagamihara, Japan</text:p>
          </table:table-cell>
          <table:table-cell table:style-name="ce7" office:value-type="string" calcext:value-type="string">
            <text:p>2019 IEEE International Conference on Industrial Engineering and Engineering Management (IEEM)</text:p>
          </table:table-cell>
          <table:table-cell table:style-name="ce11" office:value-type="date" office:date-value="2020-02-03" calcext:value-type="date">
            <text:p>3 Feb 2020</text:p>
          </table:table-cell>
          <table:table-cell table:style-name="ce7" office:value-type="float" office:value="2019" calcext:value-type="float">
            <text:p>2019</text:p>
          </table:table-cell>
          <table:table-cell table:style-name="ce9" table:number-columns-repeated="2"/>
          <table:table-cell table:style-name="ce7" office:value-type="float" office:value="750" calcext:value-type="float">
            <text:p>750</text:p>
          </table:table-cell>
          <table:table-cell table:style-name="ce7" office:value-type="float" office:value="754" calcext:value-type="float">
            <text:p>754</text:p>
          </table:table-cell>
          <table:table-cell table:style-name="ce4" office:value-type="string" calcext:value-type="string">
            <text:p>Japan is behind the United States in industrialization of Artificial Intelligence (AI). Thus, we must clarify the problems with AI research and development (R&amp;D) in Japan. In the field of technology management, many studies have examined R&amp;D activities using scientific papers or patent data, which represent the output of basic research and applied research, respectively. We attempt to reveal problem with the R&amp;D of AI technology in Japan by analyzing data pertaining to patents and scientific papers, focusing on the linkage between basic and applied research. We demonstrate that Japan is weak in terms of patent clusters with no related to paper clusters. In addition, regarding patent clusters that are related to one or more paper clusters, we demonstrate that Japan has both strengths and weaknesses in these fields. Our findings could provide suggestions for R&amp;D strategy and policy related to AI.</text:p>
          </table:table-cell>
          <table:table-cell table:style-name="ce7" office:value-type="string" calcext:value-type="string">
            <text:p>2157-362X</text:p>
          </table:table-cell>
          <table:table-cell table:style-name="ce7" office:value-type="string" calcext:value-type="string">
            <text:p>978-1-7281-3804-6</text:p>
          </table:table-cell>
          <table:table-cell table:style-name="ce7" office:value-type="string" calcext:value-type="string">
            <text:p>10.1109/IEEM44572.2019.8978618</text:p>
          </table:table-cell>
          <table:table-cell table:style-name="ce9"/>
          <table:table-cell table:style-name="ce15" office:value-type="string" calcext:value-type="string">
            <text:p><text:a xlink:href="https://ieeexplore.ieee.org/stamp/stamp.jsp?arnumber=8978618" xlink:type="simple">https://ieeexplore.ieee.org/stamp/stamp.jsp?arnumber=8978618</text:a></text:p>
          </table:table-cell>
          <table:table-cell table:style-name="ce7" office:value-type="string" calcext:value-type="string">
            <text:p>Artificial Intelligence;scientific paper;patent;citation network;text-mining</text:p>
          </table:table-cell>
          <table:table-cell table:style-name="ce9" table:number-columns-repeated="4"/>
          <table:table-cell table:style-name="ce7" office:value-type="float" office:value="6" calcext:value-type="float">
            <text:p>6</text:p>
          </table:table-cell>
          <table:table-cell table:style-name="ce7" office:value-type="string" calcext:value-type="string">
            <text:p>IEEE</text:p>
          </table:table-cell>
          <table:table-cell table:style-name="ce11" office:value-type="date" office:date-value="2020-02-03" calcext:value-type="date">
            <text:p>3 Feb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Blockchain and NFT: a novel approach to support BIM and Architectural Design</text:p>
          </table:table-cell>
          <table:table-cell table:style-name="ce7" office:value-type="string" calcext:value-type="string">
            <text:p>M. Casillo; F. Colace; B. B. Gupta; A. Lorusso; F. Marongiu; D. Santaniello</text:p>
          </table:table-cell>
          <table:table-cell table:style-name="ce7" office:value-type="string" calcext:value-type="string">
            <text:p>University of Salerno, Fisciano, SA, Italy; University of Salerno, Fisciano, SA, Italy; International Center for AI and Cyber Security Research and Innovations, Asia University, Taichung, Taiwan; University of Salerno, Fisciano, SA, Italy; University of Salerno, Fisciano, SA, Italy; University of Salerno, Fisciano, SA, Italy</text:p>
          </table:table-cell>
          <table:table-cell table:style-name="ce7" office:value-type="string" calcext:value-type="string">
            <text:p>2022 International Conference on Innovation and Intelligence for Informatics, Computing, and Technologies (3ICT)</text:p>
          </table:table-cell>
          <table:table-cell table:style-name="ce7" office:value-type="string" calcext:value-type="string">
            <text:p>30 Dec 2022</text:p>
          </table:table-cell>
          <table:table-cell table:style-name="ce7" office:value-type="float" office:value="2022" calcext:value-type="float">
            <text:p>2022</text:p>
          </table:table-cell>
          <table:table-cell table:style-name="ce9" table:number-columns-repeated="2"/>
          <table:table-cell table:style-name="ce7" office:value-type="float" office:value="616" calcext:value-type="float">
            <text:p>616</text:p>
          </table:table-cell>
          <table:table-cell table:style-name="ce7" office:value-type="float" office:value="620" calcext:value-type="float">
            <text:p>620</text:p>
          </table:table-cell>
          <table:table-cell table:style-name="ce4" office:value-type="string" calcext:value-type="string">
            <text:p>Digital Design is becoming more advanced by the year, software more sophisticated, and products of ever-increasing quality. In the design and implementation processes of structural works, Building Information Modeling (BIM) has now established itself as a standard process in professional and non-professional environments. In particular, the creation of BIM families is a topic of great interest to engineers and designers who can focus on describing a single object in every detail before it is included in a larger, more complex project. Since they represent digital products, specific problems could arise, particularly copyright management and certification of digital files, which must be able to be shared within the entire reference project, which is sometimes large and complex. This paper aims to solve these issues by leveraging blockchain technology as a tool for certification and attribution of authorship and/or ownership of a particular file. Non-Fungible Tokens (NFTs) represent an excellent opportunity for the digital design world as they were born precisely to manage the ownership of digital assets in a secure manner certified by the Blockchain. The results show how BIM and Blockchain technologies can work together and benefit from each other.</text:p>
          </table:table-cell>
          <table:table-cell table:style-name="ce7" office:value-type="string" calcext:value-type="string">
            <text:p>2770-7466</text:p>
          </table:table-cell>
          <table:table-cell table:style-name="ce7" office:value-type="string" calcext:value-type="string">
            <text:p>978-1-6654-5193-2</text:p>
          </table:table-cell>
          <table:table-cell table:style-name="ce7" office:value-type="string" calcext:value-type="string">
            <text:p>10.1109/3ICT56508.2022.9990815</text:p>
          </table:table-cell>
          <table:table-cell table:style-name="ce9"/>
          <table:table-cell table:style-name="ce15" office:value-type="string" calcext:value-type="string">
            <text:p><text:a xlink:href="https://ieeexplore.ieee.org/stamp/stamp.jsp?arnumber=9990815" xlink:type="simple">https://ieeexplore.ieee.org/stamp/stamp.jsp?arnumber=9990815</text:a></text:p>
          </table:table-cell>
          <table:table-cell table:style-name="ce7" office:value-type="string" calcext:value-type="string">
            <text:p>Architectural Design;BIM;Blockchain;BIM families;Non-Fungible Tokens</text:p>
          </table:table-cell>
          <table:table-cell table:style-name="ce7" office:value-type="string" calcext:value-type="string">
            <text:p>Technological innovation;Buildings;Copyright protection;Software;Nonfungible tokens;Informatics;Certification</text:p>
          </table:table-cell>
          <table:table-cell table:style-name="ce9"/>
          <table:table-cell table:style-name="ce7" office:value-type="float" office:value="4" calcext:value-type="float">
            <text:p>4</text:p>
          </table:table-cell>
          <table:table-cell table:style-name="ce9"/>
          <table:table-cell table:style-name="ce7" office:value-type="float" office:value="25" calcext:value-type="float">
            <text:p>25</text:p>
          </table:table-cell>
          <table:table-cell table:style-name="ce7" office:value-type="string" calcext:value-type="string">
            <text:p>IEEE</text:p>
          </table:table-cell>
          <table:table-cell table:style-name="ce7" office:value-type="string" calcext:value-type="string">
            <text:p>30 Dec 202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Why, when, and what: Analyzing Stack Overflow questions by topic, type, and code</text:p>
          </table:table-cell>
          <table:table-cell table:style-name="ce7" office:value-type="string" calcext:value-type="string">
            <text:p>M. Allamanis; C. Sutton</text:p>
          </table:table-cell>
          <table:table-cell table:style-name="ce7" office:value-type="string" calcext:value-type="string">
            <text:p>School of Informatics, University of Edinburgh, Edinburgh, UK; School of Informatics, University of Edinburgh, Edinburgh, UK</text:p>
          </table:table-cell>
          <table:table-cell table:style-name="ce7" office:value-type="string" calcext:value-type="string">
            <text:p>2013 10th Working Conference on Mining Software Repositories (MSR)</text:p>
          </table:table-cell>
          <table:table-cell table:style-name="ce7" office:value-type="string" calcext:value-type="string">
            <text:p>10 Oct 2013</text:p>
          </table:table-cell>
          <table:table-cell table:style-name="ce7" office:value-type="float" office:value="2013" calcext:value-type="float">
            <text:p>2013</text:p>
          </table:table-cell>
          <table:table-cell table:style-name="ce9" table:number-columns-repeated="2"/>
          <table:table-cell table:style-name="ce7" office:value-type="float" office:value="53" calcext:value-type="float">
            <text:p>53</text:p>
          </table:table-cell>
          <table:table-cell table:style-name="ce7" office:value-type="float" office:value="56" calcext:value-type="float">
            <text:p>56</text:p>
          </table:table-cell>
          <table:table-cell table:style-name="ce4" office:value-type="string" calcext:value-type="string">
            <text:p>Questions from Stack Overflow provide a unique opportunity to gain insight into what programming concepts are the most confusing. We present a topic modeling analysis that combines question concepts, types, and code. Using topic modeling, we are able to associate programming concepts and identifiers (like the String class) with particular types of questions, such as, “how to perform encoding”.</text:p>
          </table:table-cell>
          <table:table-cell table:style-name="ce7" office:value-type="string" calcext:value-type="string">
            <text:p>2160-1860</text:p>
          </table:table-cell>
          <table:table-cell table:style-name="ce7" office:value-type="string" calcext:value-type="string">
            <text:p>978-1-4673-2936-1</text:p>
          </table:table-cell>
          <table:table-cell table:style-name="ce7" office:value-type="string" calcext:value-type="string">
            <text:p>10.1109/MSR.2013.6624004</text:p>
          </table:table-cell>
          <table:table-cell table:style-name="ce9"/>
          <table:table-cell table:style-name="ce15" office:value-type="string" calcext:value-type="string">
            <text:p><text:a xlink:href="https://ieeexplore.ieee.org/stamp/stamp.jsp?arnumber=6624004" xlink:type="simple">https://ieeexplore.ieee.org/stamp/stamp.jsp?arnumber=6624004</text:a></text:p>
          </table:table-cell>
          <table:table-cell table:style-name="ce9"/>
          <table:table-cell table:style-name="ce7" office:value-type="string" calcext:value-type="string">
            <text:p>Java;Androids;Humanoid robots;Cascading style sheets;Programming;Software</text:p>
          </table:table-cell>
          <table:table-cell table:style-name="ce9"/>
          <table:table-cell table:style-name="ce7" office:value-type="float" office:value="81" calcext:value-type="float">
            <text:p>81</text:p>
          </table:table-cell>
          <table:table-cell table:style-name="ce9"/>
          <table:table-cell table:style-name="ce7" office:value-type="float" office:value="5" calcext:value-type="float">
            <text:p>5</text:p>
          </table:table-cell>
          <table:table-cell table:style-name="ce7" office:value-type="string" calcext:value-type="string">
            <text:p>IEEE</text:p>
          </table:table-cell>
          <table:table-cell table:style-name="ce7" office:value-type="string" calcext:value-type="string">
            <text:p>10 Oct 201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Development of Passive Chipless RFID Temperature Sensor</text:p>
          </table:table-cell>
          <table:table-cell table:style-name="ce7" office:value-type="string" calcext:value-type="string">
            <text:p>H. Anam; S. M. Abbas; I. B. Collings; S. Mukhopadhyay</text:p>
          </table:table-cell>
          <table:table-cell table:style-name="ce7" office:value-type="string" calcext:value-type="string">
            <text:p>Faculty of Science and Engineering, Macquarie University, Sydney, Australia; Faculty of Science and Engineering, Macquarie University, Sydney, Australia; Faculty of Science and Engineering, Macquarie University, Sydney, Australia; Faculty of Science and Engineering, Macquarie University, Sydney, Australia</text:p>
          </table:table-cell>
          <table:table-cell table:style-name="ce7" office:value-type="string" calcext:value-type="string">
            <text:p>2024 18th European Conference on Antennas and Propagation (EuCAP)</text:p>
          </table:table-cell>
          <table:table-cell table:style-name="ce11" office:value-type="date" office:date-value="2024-04-26" calcext:value-type="date">
            <text:p>26 Apr 2024</text:p>
          </table:table-cell>
          <table:table-cell table:style-name="ce7" office:value-type="float" office:value="2024" calcext:value-type="float">
            <text:p>2024</text:p>
          </table:table-cell>
          <table:table-cell table:style-name="ce9" table:number-columns-repeated="2"/>
          <table:table-cell table:style-name="ce7" office:value-type="float" office:value="1" calcext:value-type="float">
            <text:p>1</text:p>
          </table:table-cell>
          <table:table-cell table:style-name="ce7" office:value-type="float" office:value="5" calcext:value-type="float">
            <text:p>5</text:p>
          </table:table-cell>
          <table:table-cell table:style-name="ce4" office:value-type="string" calcext:value-type="string">
            <text:p>This research presents a low-cost solution towards passive identification and sensing of temperature for multi-applications being vital enablers to sense/measure remote parameters in pervasive artificial intelligent networks. The paper provides a glimpse of temperature sensitive tags with varying parameters/dimensions, number of bits and layout. Two different techniques are encountered for temperature sensing outcomes, later their behavior towards varying temperature is analyzed/captured. In the first technique, a stanyl Polyamide is used as temperature sensitive material; filled in between unique identifier bit slots in chipless RFID (CRFID) tag. Whereas temperature dependent substrate is used in the second technique for three different bit combination tags. The dielectric properties of such materials are varied linearly with alteration of environmental temperature. Moreover, a single bit is dedicated for sensing, whereas other bits are encapsulated for unique ID. Multi bit tag yielding 2-bits, 4-bits and 10-bits response are analyzed and monitored for tagging as well as temperature sensing. Proposed CRFID sensor tags are simulated using CST microwave studio integrated via finite integral technique (FIT). Also, verified via finite element methods (FEM) using HFSS (high frequency structure simulator). Whereas graphical/mathematical verification/ modelling is acquired via MATLAB and ORIGIN software. Sensor tag can be deployed for solo dedicated applications as well as multi-parametric analysis. Ultimately, robust, printable, low-cost flexible tags are suitable for irregular surfaces for temperature sensing and tracking of goods for long-term RF sensing applications.</text:p>
          </table:table-cell>
          <table:table-cell table:style-name="ce9"/>
          <table:table-cell table:style-name="ce7" office:value-type="string" calcext:value-type="string">
            <text:p>978-88-31299-09-1</text:p>
          </table:table-cell>
          <table:table-cell table:style-name="ce7" office:value-type="string" calcext:value-type="string">
            <text:p>10.23919/EuCAP60739.2024.10501060</text:p>
          </table:table-cell>
          <table:table-cell table:style-name="ce9"/>
          <table:table-cell table:style-name="ce15" office:value-type="string" calcext:value-type="string">
            <text:p><text:a xlink:href="https://ieeexplore.ieee.org/stamp/stamp.jsp?arnumber=10501060" xlink:type="simple">https://ieeexplore.ieee.org/stamp/stamp.jsp?arnumber=10501060</text:a></text:p>
          </table:table-cell>
          <table:table-cell table:style-name="ce7" office:value-type="string" calcext:value-type="string">
            <text:p>ASIC Sensor;RF;Passive;CRFID;Structural health monitoring;SHM;IoT;WSN;AI;IC</text:p>
          </table:table-cell>
          <table:table-cell table:style-name="ce7" office:value-type="string" calcext:value-type="string">
            <text:p>Temperature sensors;Temperature measurement;Temperature dependence;Temperature;Chipless RFID;Tagging;Surface fitting</text:p>
          </table:table-cell>
          <table:table-cell table:style-name="ce9" table:number-columns-repeated="3"/>
          <table:table-cell table:style-name="ce7" office:value-type="float" office:value="20" calcext:value-type="float">
            <text:p>20</text:p>
          </table:table-cell>
          <table:table-cell table:style-name="ce9"/>
          <table:table-cell table:style-name="ce11" office:value-type="date" office:date-value="2024-04-26" calcext:value-type="date">
            <text:p>26 Apr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Meta Lifelong-Learning With Selective and Task-Aware Adaptation</text:p>
          </table:table-cell>
          <table:table-cell table:style-name="ce7" office:value-type="string" calcext:value-type="string">
            <text:p>T. Horsuwan; P. Lertvittayakumjorn; K. Kanwatchara; B. Kijsirikul; P. Vateekul</text:p>
          </table:table-cell>
          <table:table-cell table:style-name="ce7" office:value-type="string" calcext:value-type="string">
            <text:p>Department of Computer Engineering, Faculty of Engineering, Chulalongkorn University, Bangkok, Thailand; Google LLC, Mountain View, CA, USA; Department of Computer Engineering, Faculty of Engineering, Chulalongkorn University, Bangkok, Thailand; Department of Computer Engineering, Faculty of Engineering, Chulalongkorn University, Bangkok, Thailand; Department of Computer Engineering, Faculty of Engineering, Chulalongkorn University, Bangkok, Thailand</text:p>
          </table:table-cell>
          <table:table-cell table:style-name="ce7" office:value-type="string" calcext:value-type="string">
            <text:p>IEEE Access</text:p>
          </table:table-cell>
          <table:table-cell table:style-name="ce7" office:value-type="string" calcext:value-type="string">
            <text:p>8 Mar 2024</text:p>
          </table:table-cell>
          <table:table-cell table:style-name="ce7" office:value-type="float" office:value="2024" calcext:value-type="float">
            <text:p>2024</text:p>
          </table:table-cell>
          <table:table-cell table:style-name="ce7" office:value-type="float" office:value="12" calcext:value-type="float">
            <text:p>12</text:p>
          </table:table-cell>
          <table:table-cell table:style-name="ce9"/>
          <table:table-cell table:style-name="ce7" office:value-type="float" office:value="34099" calcext:value-type="float">
            <text:p>34099</text:p>
          </table:table-cell>
          <table:table-cell table:style-name="ce7" office:value-type="float" office:value="34115" calcext:value-type="float">
            <text:p>34115</text:p>
          </table:table-cell>
          <table:table-cell table:style-name="ce4" office:value-type="string" calcext:value-type="string">
            <text:p>Meta-learning has been applied to lifelong language learning due to its ability to find an optimal model for efficient adaptation to any learned tasks. Generally, meta lifelong-learning partially stores samples from seen tasks in a memory and selects some of them to train the model, refresh the knowledge, and adapt the model for inference. However, the sample selection for these steps was usually done in a sub-optimal manner in existing work. Hence, we propose MeLSTA (Meta Lifelong-Learning with Selective and Task-Aware Adaptation) to effectively select the samples based on task identifiers and the adaptation scores reflecting the model behavior after adaptation. The results show that MeLSTA enhances the accuracy by 1.2% over the state-of-the-art while significantly shrinking the training duration by over 6 times. Additionally, our in-depth analysis reveals the strengths and limitations of MeLSTA and existing work, providing useful insights for future designs of meta lifelong-learning for NLP.</text:p>
          </table:table-cell>
          <table:table-cell table:style-name="ce7" office:value-type="string" calcext:value-type="string">
            <text:p>2169-3536</text:p>
          </table:table-cell>
          <table:table-cell table:style-name="ce9"/>
          <table:table-cell table:style-name="ce7" office:value-type="string" calcext:value-type="string">
            <text:p>10.1109/ACCESS.2024.3365663</text:p>
          </table:table-cell>
          <table:table-cell table:style-name="ce9"/>
          <table:table-cell table:style-name="ce15" office:value-type="string" calcext:value-type="string">
            <text:p><text:a xlink:href="https://ieeexplore.ieee.org/stamp/stamp.jsp?arnumber=10433528" xlink:type="simple">https://ieeexplore.ieee.org/stamp/stamp.jsp?arnumber=10433528</text:a></text:p>
          </table:table-cell>
          <table:table-cell table:style-name="ce7" office:value-type="string" calcext:value-type="string">
            <text:p>Catastrophic forgetting;lifelong learning;meta-adaptation;meta-learning;meta lifelonglearning;relation detection;text classification</text:p>
          </table:table-cell>
          <table:table-cell table:style-name="ce7" office:value-type="string" calcext:value-type="string">
            <text:p>Task analysis;Adaptation models;Metalearning;Training;Inference algorithms;Prediction algorithms;Optimization;Text categorization;Learning systems</text:p>
          </table:table-cell>
          <table:table-cell table:style-name="ce9" table:number-columns-repeated="3"/>
          <table:table-cell table:style-name="ce7" office:value-type="float" office:value="45" calcext:value-type="float">
            <text:p>45</text:p>
          </table:table-cell>
          <table:table-cell table:style-name="ce7" office:value-type="string" calcext:value-type="string">
            <text:p>CCBYNCND</text:p>
          </table:table-cell>
          <table:table-cell table:style-name="ce11" office:value-type="date" office:date-value="2024-02-13" calcext:value-type="date">
            <text:p>13 Feb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Working with persistent objects: to swizzle or not to swizzle</text:p>
          </table:table-cell>
          <table:table-cell table:style-name="ce7" office:value-type="string" calcext:value-type="string">
            <text:p>J. E. B. Moss</text:p>
          </table:table-cell>
          <table:table-cell table:style-name="ce7" office:value-type="string" calcext:value-type="string">
            <text:p>Department of Computer Science, University of Massachusetts, Amherst, MA, USA</text:p>
          </table:table-cell>
          <table:table-cell table:style-name="ce7" office:value-type="string" calcext:value-type="string">
            <text:p>IEEE Transactions on Software Engineering</text:p>
          </table:table-cell>
          <table:table-cell table:style-name="ce11" office:value-type="date" office:date-value="2002-08-06" calcext:value-type="date">
            <text:p>6 Aug 2002</text:p>
          </table:table-cell>
          <table:table-cell table:style-name="ce7" office:value-type="float" office:value="1992" calcext:value-type="float">
            <text:p>1992</text:p>
          </table:table-cell>
          <table:table-cell table:style-name="ce7" office:value-type="float" office:value="18" calcext:value-type="float">
            <text:p>18</text:p>
          </table:table-cell>
          <table:table-cell table:style-name="ce7" office:value-type="float" office:value="8" calcext:value-type="float">
            <text:p>8</text:p>
          </table:table-cell>
          <table:table-cell table:style-name="ce7" office:value-type="float" office:value="657" calcext:value-type="float">
            <text:p>657</text:p>
          </table:table-cell>
          <table:table-cell table:style-name="ce7" office:value-type="float" office:value="673" calcext:value-type="float">
            <text:p>673</text:p>
          </table:table-cell>
          <table:table-cell table:style-name="ce4" office:value-type="string" calcext:value-type="string">
            <text:p>Pointer swizzling is the conversion of database objects between an external form (object identifiers) and an internal form (direct memory pointers). Swizzling is used in some object-oriented databases, persistent object stores, and persistent and database programming language implementations to speed manipulation of memory resident data. The author describes a simplifying model of application behavior, revealing those aspects where swizzling is most relevant in both benefits and costs. The model has a number of parameters, which the authors have measured for a particular instance of the Mneme persistent object store, varying the swizzling technique used. The results confirm most of the intuitive, qualitative tradeoffs, with the quantitative data showing that some performance differences between schemes are smaller than might be expected. However, there are some interesting effects that run counter to naive intuition, most of which are explained using deeper analysis of the algorithms and data structures.&lt;&gt;</text:p>
          </table:table-cell>
          <table:table-cell table:style-name="ce7" office:value-type="string" calcext:value-type="string">
            <text:p>1939-3520</text:p>
          </table:table-cell>
          <table:table-cell table:style-name="ce9"/>
          <table:table-cell table:style-name="ce7" office:value-type="string" calcext:value-type="string">
            <text:p>10.1109/32.153378</text:p>
          </table:table-cell>
          <table:table-cell table:style-name="ce9"/>
          <table:table-cell table:style-name="ce15" office:value-type="string" calcext:value-type="string">
            <text:p><text:a xlink:href="https://ieeexplore.ieee.org/stamp/stamp.jsp?arnumber=153378" xlink:type="simple">https://ieeexplore.ieee.org/stamp/stamp.jsp?arnumber=153378</text:a></text:p>
          </table:table-cell>
          <table:table-cell table:style-name="ce9"/>
          <table:table-cell table:style-name="ce7" office:value-type="string" calcext:value-type="string">
            <text:p>Object oriented databases;Computer languages;Costs;Object oriented modeling;Spatial databases;Particle measurements;Counting circuits;Algorithm design and analysis;Data structures;Computer science</text:p>
          </table:table-cell>
          <table:table-cell table:style-name="ce9"/>
          <table:table-cell table:style-name="ce7" office:value-type="float" office:value="50" calcext:value-type="float">
            <text:p>50</text:p>
          </table:table-cell>
          <table:table-cell table:style-name="ce7" office:value-type="float" office:value="28" calcext:value-type="float">
            <text:p>28</text:p>
          </table:table-cell>
          <table:table-cell table:style-name="ce7" office:value-type="float" office:value="60" calcext:value-type="float">
            <text:p>60</text:p>
          </table:table-cell>
          <table:table-cell table:style-name="ce7" office:value-type="string" calcext:value-type="string">
            <text:p>IEEE</text:p>
          </table:table-cell>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BD2K Training Coordinating Center's ERuDIte: The Educational Resource Discovery Index for Data Science</text:p>
          </table:table-cell>
          <table:table-cell table:style-name="ce7" office:value-type="string" calcext:value-type="string">
            <text:p>J. L. Ambite; L. Fierro; J. Gordon; G. A. P. C. Burns; F. Geigl; K. Lerman; J. D. Van Horn</text:p>
          </table:table-cell>
          <table:table-cell table:style-name="ce7" office:value-type="string" calcext:value-type="string">
            <text:p>University of Southern California's Information Sciences Institute (ISI), Marina del Rey, CA, USA; University of Southern California's Information Sciences Institute (ISI), Marina del Rey, CA, USA; Department of Computer Science, Vassar College, Poughkeepsie, NY, USA; University of Southern California's Information Sciences Institute (ISI), Marina del Rey, CA, USA; IBS Austria, Teufenbach, Austria; University of Southern California's Information Sciences Institute (ISI), Marina del Rey, CA, USA; University of Southern California's Stevens Neuroimaging and Informatics Institute, Los Angeles, CA, USA</text:p>
          </table:table-cell>
          <table:table-cell table:style-name="ce7" office:value-type="string" calcext:value-type="string">
            <text:p>IEEE Transactions on Emerging Topics in Computing</text:p>
          </table:table-cell>
          <table:table-cell table:style-name="ce7" office:value-type="string" calcext:value-type="string">
            <text:p>8 Mar 2021</text:p>
          </table:table-cell>
          <table:table-cell table:style-name="ce7" office:value-type="float" office:value="2021" calcext:value-type="float">
            <text:p>2021</text:p>
          </table:table-cell>
          <table:table-cell table:style-name="ce7" office:value-type="float" office:value="9" calcext:value-type="float">
            <text:p>9</text:p>
          </table:table-cell>
          <table:table-cell table:style-name="ce7" office:value-type="float" office:value="1" calcext:value-type="float">
            <text:p>1</text:p>
          </table:table-cell>
          <table:table-cell table:style-name="ce7" office:value-type="float" office:value="316" calcext:value-type="float">
            <text:p>316</text:p>
          </table:table-cell>
          <table:table-cell table:style-name="ce7" office:value-type="float" office:value="328" calcext:value-type="float">
            <text:p>328</text:p>
          </table:table-cell>
          <table:table-cell table:style-name="ce4" office:value-type="string" calcext:value-type="string">
            <text:p>Data science is a field that has developed to enable efficient integration and analysis of increasingly large data sets in many domains. In particular, big data in genetics, neuroimaging, mobile health, and other subfields of biomedical science, promises new insights, but also poses challenges. To address these challenges, the National Institutes of Health launched the Big Data to Knowledge (BD2K) initiative, including a Training Coordinating Center (TCC) tasked with developing a resource for personalized data science training for biomedical researchers. The BD2K TCC web portal is powered by ERuDIte, the Educational Resource Discovery Index, which collects training resources for data science, including online courses, videos of tutorials and research talks, textbooks, and other web-based materials. While the availability of so many potential learning resources is exciting, they are highly heterogeneous in quality, difficulty, format, and topic, making the field intimidating to enter and difficult to navigate. Moreover, data science is rapidly evolving, so there is a constant influx of new materials and concepts. We leverage data science techniques to build ERuDIte itself, using data extraction, data integration, machine learning, information retrieval, and natural language processing to automatically collect, integrate, describe, and organize existing online resources for learning data science.</text:p>
          </table:table-cell>
          <table:table-cell table:style-name="ce7" office:value-type="string" calcext:value-type="string">
            <text:p>2168-6750</text:p>
          </table:table-cell>
          <table:table-cell table:style-name="ce9"/>
          <table:table-cell table:style-name="ce7" office:value-type="string" calcext:value-type="string">
            <text:p>10.1109/TETC.2019.2903466</text:p>
          </table:table-cell>
          <table:table-cell table:style-name="ce7" office:value-type="string" calcext:value-type="string">
            <text:p>National Institutes of Health(grant numbers:U24ES026465); </text:p>
          </table:table-cell>
          <table:table-cell table:style-name="ce15" office:value-type="string" calcext:value-type="string">
            <text:p><text:a xlink:href="https://ieeexplore.ieee.org/stamp/stamp.jsp?arnumber=8661523" xlink:type="simple">https://ieeexplore.ieee.org/stamp/stamp.jsp?arnumber=8661523</text:a></text:p>
          </table:table-cell>
          <table:table-cell table:style-name="ce7" office:value-type="string" calcext:value-type="string">
            <text:p>Machine learning;education;database design;modeling and management;data and knowledge visualization;ontology design</text:p>
          </table:table-cell>
          <table:table-cell table:style-name="ce7" office:value-type="string" calcext:value-type="string">
            <text:p>Videos;Data science;Training;Metadata;YouTube;Big Data;Standards</text:p>
          </table:table-cell>
          <table:table-cell table:style-name="ce9"/>
          <table:table-cell table:style-name="ce7" office:value-type="float" office:value="2" calcext:value-type="float">
            <text:p>2</text:p>
          </table:table-cell>
          <table:table-cell table:style-name="ce9"/>
          <table:table-cell table:style-name="ce7" office:value-type="float" office:value="22" calcext:value-type="float">
            <text:p>22</text:p>
          </table:table-cell>
          <table:table-cell table:style-name="ce7" office:value-type="string" calcext:value-type="string">
            <text:p>IEEE</text:p>
          </table:table-cell>
          <table:table-cell table:style-name="ce7" office:value-type="string" calcext:value-type="string">
            <text:p>6 Mar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Chameleons' Oblivion: Complex-Valued Deep Neural Networks for Protocol-Agnostic RF Device Fingerprinting</text:p>
          </table:table-cell>
          <table:table-cell table:style-name="ce7" office:value-type="string" calcext:value-type="string">
            <text:p>I. Agadakos; N. Agadakos; J. Polakis; M. R. Amer</text:p>
          </table:table-cell>
          <table:table-cell table:style-name="ce7" office:value-type="string" calcext:value-type="string">
            <text:p>SRI International; University of Illinois, Chicago; Robust AI; University of Illinois, Chicago</text:p>
          </table:table-cell>
          <table:table-cell table:style-name="ce7" office:value-type="string" calcext:value-type="string">
            <text:p>2020 IEEE European Symposium on Security and Privacy (EuroS&amp;P)</text:p>
          </table:table-cell>
          <table:table-cell table:style-name="ce11" office:value-type="date" office:date-value="2020-11-02" calcext:value-type="date">
            <text:p>2 Nov 2020</text:p>
          </table:table-cell>
          <table:table-cell table:style-name="ce7" office:value-type="float" office:value="2020" calcext:value-type="float">
            <text:p>2020</text:p>
          </table:table-cell>
          <table:table-cell table:style-name="ce9" table:number-columns-repeated="2"/>
          <table:table-cell table:style-name="ce7" office:value-type="float" office:value="322" calcext:value-type="float">
            <text:p>322</text:p>
          </table:table-cell>
          <table:table-cell table:style-name="ce7" office:value-type="float" office:value="338" calcext:value-type="float">
            <text:p>338</text:p>
          </table:table-cell>
          <table:table-cell table:style-name="ce4" office:value-type="string" calcext:value-type="string">
            <text:p>Prior work has demonstrated techniques for fingerprinting devices based on their network traffic or transmitted signals, which use software artifacts or characteristics of the underlying protocol. However these approaches are not robust or applicable in many real-world scenarios. In this paper we explore the feasibility of device fingerprinting under challenging realistic settings, by identifying artifacts in the transmitted signals caused by devices' unique hardware “imperfections”. We develop RF-DCN, a novel Deep Complex-valued Neural Network (DCN) that operates on raw RF signals and is completely agnostic of the underlying applications and protocols. We introduce two DCN variations: a retrofitted Convolutional DCN (CDCN) originally created for acoustic signals, and a novel Recurrent DCN (RDCN) for modeling time series. Our work demonstrates the feasibility of operating on raw I/Q data collected within a narrowband spectrum from open air captures across vastly different modulation schemes. In contrast to prior work, we do not utilize knowledge of the modulation scheme or protocol intricacies such as carrier frequencies. We conduct an extensive experimental evaluation on large and diverse datasets as part of a DARPA red team evaluation, and investigate the effects of different environmental factors as well as neural network architectures and hyperparameters on our system's performance. Our novel RDCN consistently outperforms all baseline neural network architectures, is robust to noise, and can identify a target device even when numerous devices are concurrently transmitting within the band of interest under the same or different protocols. While our experiments demonstrate the applicability of our techniques under challenging conditions where other neural network architectures break down, we identify additional challenges in signal-based fingerprinting and provide guidelines for future explorations.</text:p>
          </table:table-cell>
          <table:table-cell table:style-name="ce9"/>
          <table:table-cell table:style-name="ce7" office:value-type="string" calcext:value-type="string">
            <text:p>978-1-7281-5087-1</text:p>
          </table:table-cell>
          <table:table-cell table:style-name="ce7" office:value-type="string" calcext:value-type="string">
            <text:p>10.1109/EuroSP48549.2020.00028</text:p>
          </table:table-cell>
          <table:table-cell table:style-name="ce7" office:value-type="string" calcext:value-type="string">
            <text:p>DARPA(grant numbers:N66001-18-C-4047,CNS-1934597); </text:p>
          </table:table-cell>
          <table:table-cell table:style-name="ce15" office:value-type="string" calcext:value-type="string">
            <text:p><text:a xlink:href="https://ieeexplore.ieee.org/stamp/stamp.jsp?arnumber=9230376" xlink:type="simple">https://ieeexplore.ieee.org/stamp/stamp.jsp?arnumber=9230376</text:a></text:p>
          </table:table-cell>
          <table:table-cell table:style-name="ce7" office:value-type="string" calcext:value-type="string">
            <text:p>device fingerprinting;deep learning;radio signal fingerprinting;complex valued Neural Networks;device fingerprinting in the wild;protocol agnostic fingerprinting</text:p>
          </table:table-cell>
          <table:table-cell table:style-name="ce7" office:value-type="string" calcext:value-type="string">
            <text:p>Radio frequency;Protocols;System performance;Neural networks;Time series analysis;Computer architecture;Telecommunication traffic</text:p>
          </table:table-cell>
          <table:table-cell table:style-name="ce9"/>
          <table:table-cell table:style-name="ce7" office:value-type="float" office:value="20" calcext:value-type="float">
            <text:p>20</text:p>
          </table:table-cell>
          <table:table-cell table:style-name="ce9"/>
          <table:table-cell table:style-name="ce7" office:value-type="float" office:value="85" calcext:value-type="float">
            <text:p>85</text:p>
          </table:table-cell>
          <table:table-cell table:style-name="ce7" office:value-type="string" calcext:value-type="string">
            <text:p>IEEE</text:p>
          </table:table-cell>
          <table:table-cell table:style-name="ce11" office:value-type="date" office:date-value="2020-11-02" calcext:value-type="date">
            <text:p>2 Nov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ge And Gender Detection By Face Segmentation And Modefied CNN Algorithm</text:p>
          </table:table-cell>
          <table:table-cell table:style-name="ce7" office:value-type="string" calcext:value-type="string">
            <text:p>A. R. S. Alrashed; T. Inan</text:p>
          </table:table-cell>
          <table:table-cell table:style-name="ce7" office:value-type="string" calcext:value-type="string">
            <text:p>Department of information technology, Altinbas University, Istanbul, Turkey; Department of software engineering, Altinbas University, Istanbul, Turkey</text:p>
          </table:table-cell>
          <table:table-cell table:style-name="ce7" office:value-type="string" calcext:value-type="string">
            <text:p>2023 5th International Congress on Human-Computer Interaction, Optimization and Robotic Applications (HORA)</text:p>
          </table:table-cell>
          <table:table-cell table:style-name="ce7" office:value-type="string" calcext:value-type="string">
            <text:p>26 Jun 2023</text:p>
          </table:table-cell>
          <table:table-cell table:style-name="ce7" office:value-type="float" office:value="2023" calcext:value-type="float">
            <text:p>2023</text:p>
          </table:table-cell>
          <table:table-cell table:style-name="ce9" table:number-columns-repeated="2"/>
          <table:table-cell table:style-name="ce7" office:value-type="float" office:value="1" calcext:value-type="float">
            <text:p>1</text:p>
          </table:table-cell>
          <table:table-cell table:style-name="ce7" office:value-type="float" office:value="7" calcext:value-type="float">
            <text:p>7</text:p>
          </table:table-cell>
          <table:table-cell table:style-name="ce4" office:value-type="string" calcext:value-type="string">
            <text:p>The fundamental purpose of the field of research known as “biometrics” is to explore the development of reliable approaches for identifying individuals using their observable traits. Examples of biometric identification include both physical and mental traits of an individual. As a kind of physical identification, fingerprints and facial features may be compared and analyzed. Human gait has been researched because it has the potential to be used as a behavioral identifier in computer visionUsing a Convolutional Neural Network (CNN) and a Support Vector Machine, the capacity to estimate a person's gender based on their stride was explored and investigated (SVM). Throughout our examination of CNN's potential uses for gait-based gender identification, we will strive for both a high degree of accuracy and a cheap computational cost. We analyzed and experimented with a variety of CNN architectures and hyperparameters in this setting.</text:p>
          </table:table-cell>
          <table:table-cell table:style-name="ce9"/>
          <table:table-cell table:style-name="ce7" office:value-type="string" calcext:value-type="string">
            <text:p>979-8-3503-3752-5</text:p>
          </table:table-cell>
          <table:table-cell table:style-name="ce7" office:value-type="string" calcext:value-type="string">
            <text:p>10.1109/HORA58378.2023.10156730</text:p>
          </table:table-cell>
          <table:table-cell table:style-name="ce9"/>
          <table:table-cell table:style-name="ce15" office:value-type="string" calcext:value-type="string">
            <text:p><text:a xlink:href="https://ieeexplore.ieee.org/stamp/stamp.jsp?arnumber=10156730" xlink:type="simple">https://ieeexplore.ieee.org/stamp/stamp.jsp?arnumber=10156730</text:a></text:p>
          </table:table-cell>
          <table:table-cell table:style-name="ce7" office:value-type="string" calcext:value-type="string">
            <text:p>CNN;AI;Age detection;ML</text:p>
          </table:table-cell>
          <table:table-cell table:style-name="ce7" office:value-type="string" calcext:value-type="string">
            <text:p>Training;Support vector machines;Neural networks;Graphics processing units;Computer architecture;Software;Convolutional neural networks</text:p>
          </table:table-cell>
          <table:table-cell table:style-name="ce9"/>
          <table:table-cell table:style-name="ce7" office:value-type="float" office:value="1" calcext:value-type="float">
            <text:p>1</text:p>
          </table:table-cell>
          <table:table-cell table:style-name="ce9"/>
          <table:table-cell table:style-name="ce7" office:value-type="float" office:value="34" calcext:value-type="float">
            <text:p>34</text:p>
          </table:table-cell>
          <table:table-cell table:style-name="ce7" office:value-type="string" calcext:value-type="string">
            <text:p>IEEE</text:p>
          </table:table-cell>
          <table:table-cell table:style-name="ce7" office:value-type="string" calcext:value-type="string">
            <text:p>26 Jun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Entity Resolution in Sparse Encounter Network Using Markov Logic Network</text:p>
          </table:table-cell>
          <table:table-cell table:style-name="ce7" office:value-type="string" calcext:value-type="string">
            <text:p>C. Lu; G. Huang; Y. Xiang</text:p>
          </table:table-cell>
          <table:table-cell table:style-name="ce7" office:value-type="string" calcext:value-type="string">
            <text:p>School of Information Technology, Deakin University, Burwood, VIC, Australia; School of Information Technology, Deakin University, Burwood, VIC, Australia; School of Information Technology, Deakin University, Burwood, VIC, Australia</text:p>
          </table:table-cell>
          <table:table-cell table:style-name="ce7" office:value-type="string" calcext:value-type="string">
            <text:p>IEEE Access</text:p>
          </table:table-cell>
          <table:table-cell table:style-name="ce7" office:value-type="string" calcext:value-type="string">
            <text:p>14 Jun 2021</text:p>
          </table:table-cell>
          <table:table-cell table:style-name="ce7" office:value-type="float" office:value="2021" calcext:value-type="float">
            <text:p>2021</text:p>
          </table:table-cell>
          <table:table-cell table:style-name="ce7" office:value-type="float" office:value="9" calcext:value-type="float">
            <text:p>9</text:p>
          </table:table-cell>
          <table:table-cell table:style-name="ce9"/>
          <table:table-cell table:style-name="ce7" office:value-type="float" office:value="83055" calcext:value-type="float">
            <text:p>83055</text:p>
          </table:table-cell>
          <table:table-cell table:style-name="ce7" office:value-type="float" office:value="83066" calcext:value-type="float">
            <text:p>83066</text:p>
          </table:table-cell>
          <table:table-cell table:style-name="ce4" office:value-type="string" calcext:value-type="string">
            <text:p>Entity Resolution, which identifies different descriptions referring to the same real-world entity, is a fundamental stage in data integration process essential for quality data analysis. Identities recognition is important in encounter network as it defines the entities of encounters. It is usually not a problem if unique identifier information, e.g., mobile phone number, is available. However, in the circumstances where unique identifier is not available or in question, further investigated is required to perform the entity resolution on the encounter dataset. Often the encounter network is a sparse network with very limited information collected from close-range person-to-person contact reporting, as in epidemiology contact tracing or traffic collision reports. In this paper, we provide an automatic method to resolve the ambiguity of entities in sparse encounter network. We develop a Bayesian spatiotemporal inference system to infer the probability of entity's visits on places of interest. Then, we propose a hierarchical Markov logic network to tackle the inference of the entities in the network which analyses the connection strength of network with multiple types of entities. Experimental results on encounter networks of synthetic and commercial traffic encounter datasets demonstrate that the proposed method achieves better accuracy than existing collective classifications.</text:p>
          </table:table-cell>
          <table:table-cell table:style-name="ce7" office:value-type="string" calcext:value-type="string">
            <text:p>2169-3536</text:p>
          </table:table-cell>
          <table:table-cell table:style-name="ce9"/>
          <table:table-cell table:style-name="ce7" office:value-type="string" calcext:value-type="string">
            <text:p>10.1109/ACCESS.2021.3086233</text:p>
          </table:table-cell>
          <table:table-cell table:style-name="ce7" office:value-type="string" calcext:value-type="string">
            <text:p>Australia Research Council (ARC) Discovery Project(grant numbers:DP190100587); </text:p>
          </table:table-cell>
          <table:table-cell table:style-name="ce15" office:value-type="string" calcext:value-type="string">
            <text:p><text:a xlink:href="https://ieeexplore.ieee.org/stamp/stamp.jsp?arnumber=9446925" xlink:type="simple">https://ieeexplore.ieee.org/stamp/stamp.jsp?arnumber=9446925</text:a></text:p>
          </table:table-cell>
          <table:table-cell table:style-name="ce7" office:value-type="string" calcext:value-type="string">
            <text:p>Encounter network;entity resolution;Markov logic network;record linkage;spatiotemporal inference</text:p>
          </table:table-cell>
          <table:table-cell table:style-name="ce7" office:value-type="string" calcext:value-type="string">
            <text:p>Spatiotemporal phenomena;Social networking (online);Tensors;Hidden Markov models;Geology;Bayes methods;Australia</text:p>
          </table:table-cell>
          <table:table-cell table:style-name="ce9"/>
          <table:table-cell table:style-name="ce7" office:value-type="float" office:value="1" calcext:value-type="float">
            <text:p>1</text:p>
          </table:table-cell>
          <table:table-cell table:style-name="ce9"/>
          <table:table-cell table:style-name="ce7" office:value-type="float" office:value="44" calcext:value-type="float">
            <text:p>44</text:p>
          </table:table-cell>
          <table:table-cell table:style-name="ce7" office:value-type="string" calcext:value-type="string">
            <text:p>CCBY</text:p>
          </table:table-cell>
          <table:table-cell table:style-name="ce7" office:value-type="string" calcext:value-type="string">
            <text:p>4 Jun 2021</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Deadlock and Temporal Properties Analysis in Mixed Reality Applications</text:p>
          </table:table-cell>
          <table:table-cell table:style-name="ce7" office:value-type="string" calcext:value-type="string">
            <text:p>R. Devillers; J. -Y. Didier; H. Klaudel; J. Arcile</text:p>
          </table:table-cell>
          <table:table-cell table:style-name="ce7" office:value-type="string" calcext:value-type="string">
            <text:p>Departement d'Informatique, Université Libre de Bruxelles, Belgium; Laboratoire IBISC, Université d'Evry-val d'Essonne, France; Laboratoire IBISC, Université d'Evry-val d'Essonne, France; Laboratoire IBISC, Université d'Evry-val d'Essonne, France</text:p>
          </table:table-cell>
          <table:table-cell table:style-name="ce7" office:value-type="string" calcext:value-type="string">
            <text:p>2014 IEEE 25th International Symposium on Software Reliability Engineering</text:p>
          </table:table-cell>
          <table:table-cell table:style-name="ce7" office:value-type="string" calcext:value-type="string">
            <text:p>15 Dec 2014</text:p>
          </table:table-cell>
          <table:table-cell table:style-name="ce7" office:value-type="float" office:value="2014" calcext:value-type="float">
            <text:p>2014</text:p>
          </table:table-cell>
          <table:table-cell table:style-name="ce9" table:number-columns-repeated="2"/>
          <table:table-cell table:style-name="ce7" office:value-type="float" office:value="55" calcext:value-type="float">
            <text:p>55</text:p>
          </table:table-cell>
          <table:table-cell table:style-name="ce7" office:value-type="float" office:value="65" calcext:value-type="float">
            <text:p>65</text:p>
          </table:table-cell>
          <table:table-cell table:style-name="ce4" office:value-type="string" calcext:value-type="string">
            <text:p>Mixed reality systems overlay real data with virtual information in order to assist users in their current task, they are used in many fields (surgery, maintenance, entertainment). Such systems generally combine several hardware components operating at different time scales, and software that has to cope with these timing constraints. MIRELA, for Mixed Reality Language, is a framework aimed at modelling, analysing and implementing systems composed of sensors, processing units, shared memories and rendering loops, communicating in a well-defined manner and submitted to timing constraints. The paper describes how harmful software behaviour, which may result in possible hardware deterioration or revert the system's primary goal from user assistance to user impediment, may be detected such as (global and local) deadlocks or starvation features. This also includes a study of temporal properties resulting in a finer understanding of the software timing behaviour, in order to fix it if needed.</text:p>
          </table:table-cell>
          <table:table-cell table:style-name="ce7" office:value-type="string" calcext:value-type="string">
            <text:p>2332-6549</text:p>
          </table:table-cell>
          <table:table-cell table:style-name="ce7" office:value-type="string" calcext:value-type="string">
            <text:p>978-1-4799-6033-0</text:p>
          </table:table-cell>
          <table:table-cell table:style-name="ce7" office:value-type="string" calcext:value-type="string">
            <text:p>10.1109/ISSRE.2014.33</text:p>
          </table:table-cell>
          <table:table-cell table:style-name="ce9"/>
          <table:table-cell table:style-name="ce15" office:value-type="string" calcext:value-type="string">
            <text:p><text:a xlink:href="https://ieeexplore.ieee.org/stamp/stamp.jsp?arnumber=6982614" xlink:type="simple">https://ieeexplore.ieee.org/stamp/stamp.jsp?arnumber=6982614</text:a></text:p>
          </table:table-cell>
          <table:table-cell table:style-name="ce7" office:value-type="string" calcext:value-type="string">
            <text:p>Mixed reality;timed automata;deadlocks;temporal properties</text:p>
          </table:table-cell>
          <table:table-cell table:style-name="ce7" office:value-type="string" calcext:value-type="string">
            <text:p>Rendering (computer graphics);Sensors;Automata;Virtual reality;System recovery;Cameras;Clocks</text:p>
          </table:table-cell>
          <table:table-cell table:style-name="ce9"/>
          <table:table-cell table:style-name="ce7" office:value-type="float" office:value="2" calcext:value-type="float">
            <text:p>2</text:p>
          </table:table-cell>
          <table:table-cell table:style-name="ce9"/>
          <table:table-cell table:style-name="ce7" office:value-type="float" office:value="22" calcext:value-type="float">
            <text:p>22</text:p>
          </table:table-cell>
          <table:table-cell table:style-name="ce7" office:value-type="string" calcext:value-type="string">
            <text:p>IEEE</text:p>
          </table:table-cell>
          <table:table-cell table:style-name="ce7" office:value-type="string" calcext:value-type="string">
            <text:p>15 Dec 201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Multi-Line Aggregated Tracking Approach for Vehicle Counting in Congested Urban Traffic</text:p>
          </table:table-cell>
          <table:table-cell table:style-name="ce7" office:value-type="string" calcext:value-type="string">
            <text:p>A. A. Ibn Samad; T. Ahmed</text:p>
          </table:table-cell>
          <table:table-cell table:style-name="ce7" office:value-type="string" calcext:value-type="string">
            <text:p>Computer Vision Lab, Sigmind.ai Limited, Dhaka, Bangladesh; Computer Vision Lab, Sigmind.ai Limited, Dhaka, Bangladesh</text:p>
          </table:table-cell>
          <table:table-cell table:style-name="ce7" office:value-type="string" calcext:value-type="string">
            <text:p>2023 26th International Conference on Computer and Information Technology (ICCIT)</text:p>
          </table:table-cell>
          <table:table-cell table:style-name="ce11" office:value-type="date" office:date-value="2024-02-27" calcext:value-type="date">
            <text:p>27 Feb 2024</text:p>
          </table:table-cell>
          <table:table-cell table:style-name="ce7" office:value-type="float" office:value="2023" calcext:value-type="float">
            <text:p>2023</text:p>
          </table:table-cell>
          <table:table-cell table:style-name="ce9" table:number-columns-repeated="2"/>
          <table:table-cell table:style-name="ce7" office:value-type="float" office:value="1" calcext:value-type="float">
            <text:p>1</text:p>
          </table:table-cell>
          <table:table-cell table:style-name="ce7" office:value-type="float" office:value="6" calcext:value-type="float">
            <text:p>6</text:p>
          </table:table-cell>
          <table:table-cell table:style-name="ce4" office:value-type="string" calcext:value-type="string">
            <text:p>In congested urban traffic scenarios, accurately counting vehicles with video camera is a critical task with profound implications for traffic management and urban planning. However, this endeavor is fraught with challenges, including occlusions, undetected vehicles, and other environmental factors and data acquisition noises. To address these issues, we propose a pioneering multi-directional Multi-Line Aggregated Tracking (MLAT) approach. This approach strategically deploys multiple virtual lines across roadways, ensuring that most vehicles intersect at least one line at the specified direction. In this study, custom trained deep learning based robust vehicle detection, classification and tracking model is deployed to count vehicles across a series of virtual lines. Each detected vehicle is tracked with a unique identifier and classified while count data from these lines is aggregated to yield a comprehensive vehicle count on that specific direction. Empirical validation using real-world traffic video data underscores the superiority of our approach in terms of accuracy and robustness when compared to conventional single line counting and multi-line highest counting methods. The experiment shows that MLAT mitigates error rate by 66.5% in comparison to multi-line highest count method and 78.9% than single line count method over the sample time frame. Our approach offers significant advantages over traditional single line crossing based counting methods, excelling in mitigating occlusions, reducing the likelihood of missed vehicle counts, providing a more accurate tally of traffic flow, and accommodating multi-way street scenarios. By surmounting the limitations of existing techniques, our approach presents a valuable tool for traffic management and urban planning, enabling informed decision-making and resource allocation in congested urban traffic environments.</text:p>
          </table:table-cell>
          <table:table-cell table:style-name="ce9"/>
          <table:table-cell table:style-name="ce7" office:value-type="string" calcext:value-type="string">
            <text:p>979-8-3503-5901-5</text:p>
          </table:table-cell>
          <table:table-cell table:style-name="ce7" office:value-type="string" calcext:value-type="string">
            <text:p>10.1109/ICCIT60459.2023.10441618</text:p>
          </table:table-cell>
          <table:table-cell table:style-name="ce9"/>
          <table:table-cell table:style-name="ce15" office:value-type="string" calcext:value-type="string">
            <text:p><text:a xlink:href="https://ieeexplore.ieee.org/stamp/stamp.jsp?arnumber=10441618" xlink:type="simple">https://ieeexplore.ieee.org/stamp/stamp.jsp?arnumber=10441618</text:a></text:p>
          </table:table-cell>
          <table:table-cell table:style-name="ce7" office:value-type="string" calcext:value-type="string">
            <text:p>Vehicle Counting;Traffic Survey;Vehicle Detection;Vehicle Tracking;Vehicle Classification;Deep Learning;Traffic Enumeration</text:p>
          </table:table-cell>
          <table:table-cell table:style-name="ce7" office:value-type="string" calcext:value-type="string">
            <text:p>Deep learning;Shape;Urban planning;Software;Robustness;Resource management;Task analysis</text:p>
          </table:table-cell>
          <table:table-cell table:style-name="ce9" table:number-columns-repeated="3"/>
          <table:table-cell table:style-name="ce7" office:value-type="float" office:value="25" calcext:value-type="float">
            <text:p>25</text:p>
          </table:table-cell>
          <table:table-cell table:style-name="ce7" office:value-type="string" calcext:value-type="string">
            <text:p>IEEE</text:p>
          </table:table-cell>
          <table:table-cell table:style-name="ce11" office:value-type="date" office:date-value="2024-02-27" calcext:value-type="date">
            <text:p>27 Feb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Web Application fact extractor (WAFE)</text:p>
          </table:table-cell>
          <table:table-cell table:style-name="ce7" office:value-type="string" calcext:value-type="string">
            <text:p>I. Zahoor; O. Maqbool; R. Naseem</text:p>
          </table:table-cell>
          <table:table-cell table:style-name="ce7" office:value-type="string" calcext:value-type="string">
            <text:p>Dept. of Computer Science, Quaid-i-Azam University, Islamabad, Pakistan; Dept. of Computer Science, Quaid-i-Azam University, Islamabad, Pakistan; Dept. of Computer Science, City University of Science and Information Technology, Peshawar, Pakistan</text:p>
          </table:table-cell>
          <table:table-cell table:style-name="ce7" office:value-type="string" calcext:value-type="string">
            <text:p>Eighth International Conference on Digital Information Management (ICDIM 2013)</text:p>
          </table:table-cell>
          <table:table-cell table:style-name="ce11" office:value-type="date" office:date-value="2014-01-02" calcext:value-type="date">
            <text:p>2 Jan 2014</text:p>
          </table:table-cell>
          <table:table-cell table:style-name="ce7" office:value-type="float" office:value="2013" calcext:value-type="float">
            <text:p>2013</text:p>
          </table:table-cell>
          <table:table-cell table:style-name="ce9" table:number-columns-repeated="2"/>
          <table:table-cell table:style-name="ce7" office:value-type="float" office:value="379" calcext:value-type="float">
            <text:p>379</text:p>
          </table:table-cell>
          <table:table-cell table:style-name="ce7" office:value-type="float" office:value="384" calcext:value-type="float">
            <text:p>384</text:p>
          </table:table-cell>
          <table:table-cell table:style-name="ce4" office:value-type="string" calcext:value-type="string">
            <text:p>Web Applications (WAs) are complex systems and it is difficult to understand their architecture without proper documentation. Due to high pressure of meeting deadlines and short time to market, WAs are liable to be poorly structured and are rarely well documented. Even if documentation is present, it often does not comply with code because code is updated without updating documentation. This leads to problems during maintenance. To improve understanding of a system, attempts can be made to recover architecture from the source code by analyzing the relations and dependencies between a system's components. Architecture of WAs revolves around its web pages (WPs). In this paper, we present a tool for extracting relations between WPs within WAs. WAFE is capable of extracting a large number of relations, and uses combination of procedural language analysis and object oriented language analysis along with WP identifiers (name terms). Another important feature of WAFE tool is its language independence i.e. one can make it functional for any server side language by writing a few regular expressions.</text:p>
          </table:table-cell>
          <table:table-cell table:style-name="ce9"/>
          <table:table-cell table:style-name="ce7" office:value-type="string" calcext:value-type="string">
            <text:p>978-1-4799-0615-4</text:p>
          </table:table-cell>
          <table:table-cell table:style-name="ce7" office:value-type="string" calcext:value-type="string">
            <text:p>10.1109/ICDIM.2013.6694039</text:p>
          </table:table-cell>
          <table:table-cell table:style-name="ce9"/>
          <table:table-cell table:style-name="ce15" office:value-type="string" calcext:value-type="string">
            <text:p><text:a xlink:href="https://ieeexplore.ieee.org/stamp/stamp.jsp?arnumber=6694039" xlink:type="simple">https://ieeexplore.ieee.org/stamp/stamp.jsp?arnumber=6694039</text:a></text:p>
          </table:table-cell>
          <table:table-cell table:style-name="ce9"/>
          <table:table-cell table:style-name="ce7" office:value-type="string" calcext:value-type="string">
            <text:p>Web pages;HTML;Feature extraction;Computer architecture;Unified modeling language;Software;Documentation</text:p>
          </table:table-cell>
          <table:table-cell table:style-name="ce9"/>
          <table:table-cell table:style-name="ce7" office:value-type="float" office:value="1" calcext:value-type="float">
            <text:p>1</text:p>
          </table:table-cell>
          <table:table-cell table:style-name="ce9"/>
          <table:table-cell table:style-name="ce7" office:value-type="float" office:value="16" calcext:value-type="float">
            <text:p>16</text:p>
          </table:table-cell>
          <table:table-cell table:style-name="ce7" office:value-type="string" calcext:value-type="string">
            <text:p>IEEE</text:p>
          </table:table-cell>
          <table:table-cell table:style-name="ce11" office:value-type="date" office:date-value="2014-01-02" calcext:value-type="date">
            <text:p>2 Jan 201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Unmanned Aerial Vehicle Identification Success Probability with LoRa Communication Approach</text:p>
          </table:table-cell>
          <table:table-cell table:style-name="ce7" office:value-type="string" calcext:value-type="string">
            <text:p>J. Oh; D. -W. Lim; K. -M. Kang</text:p>
          </table:table-cell>
          <table:table-cell table:style-name="ce7" office:value-type="string" calcext:value-type="string">
            <text:p>Radio &amp; Satelite Research Division, Electronics and Telecommunications Research Institute (ETRI), Daejeon, Republic of Korea; Radio &amp; Satelite Research Division, Electronics and Telecommunications Research Institute (ETRI), Daejeon, Republic of Korea; Radio &amp; Satelite Research Division, Electronics and Telecommunications Research Institute (ETRI), Daejeon, Republic of Korea</text:p>
          </table:table-cell>
          <table:table-cell table:style-name="ce7" office:value-type="string" calcext:value-type="string">
            <text:p>2020 IEEE 31st Annual International Symposium on Personal, Indoor and Mobile Radio Communications</text:p>
          </table:table-cell>
          <table:table-cell table:style-name="ce7" office:value-type="string" calcext:value-type="string">
            <text:p>8 Oct 2020</text:p>
          </table:table-cell>
          <table:table-cell table:style-name="ce7" office:value-type="float" office:value="2020" calcext:value-type="float">
            <text:p>2020</text:p>
          </table:table-cell>
          <table:table-cell table:style-name="ce9" table:number-columns-repeated="2"/>
          <table:table-cell table:style-name="ce7" office:value-type="float" office:value="1" calcext:value-type="float">
            <text:p>1</text:p>
          </table:table-cell>
          <table:table-cell table:style-name="ce7" office:value-type="float" office:value="6" calcext:value-type="float">
            <text:p>6</text:p>
          </table:table-cell>
          <table:table-cell table:style-name="ce4" office:value-type="string" calcext:value-type="string">
            <text:p>Identifying unmanned aerial vehicles(UAVs) has become an important task as the number of UAVs used for various purposes increases. The importance of UAV identification is increasingly emphasized as news of UAV attacks on critical national facilities has been heard. In order to respond effectively to UAV movement, detection, identification, and neutralization phases are expected to be required. Among these, in order to identify UAVs wirelessly, it is necessary to select a wireless communication method suitable for an UAV identification environment. Basically, because UAVs are likely to be high and far from ground-based identifiers, and the UAV’s batteries are limited, it is necessary to consider LPWA-based communication. In this paper, LoRa’s RF system parameters and various propagation models are used to derive the UAV identification success probability using LoRa technology, a representative Low Power Wide Area(LPWA) communication method and we present the probability of UAV identification success with distance by propagation model and spreading factor. In addition, the relationship between the speed of the UAV and the spreading factor and bandwidth of the LoRa system capable of drone identification is also described.</text:p>
          </table:table-cell>
          <table:table-cell table:style-name="ce7" office:value-type="string" calcext:value-type="string">
            <text:p>2166-9589</text:p>
          </table:table-cell>
          <table:table-cell table:style-name="ce7" office:value-type="string" calcext:value-type="string">
            <text:p>978-1-7281-4490-0</text:p>
          </table:table-cell>
          <table:table-cell table:style-name="ce7" office:value-type="string" calcext:value-type="string">
            <text:p>10.1109/PIMRC48278.2020.9217172</text:p>
          </table:table-cell>
          <table:table-cell table:style-name="ce9"/>
          <table:table-cell table:style-name="ce15" office:value-type="string" calcext:value-type="string">
            <text:p><text:a xlink:href="https://ieeexplore.ieee.org/stamp/stamp.jsp?arnumber=9217172" xlink:type="simple">https://ieeexplore.ieee.org/stamp/stamp.jsp?arnumber=9217172</text:a></text:p>
          </table:table-cell>
          <table:table-cell table:style-name="ce7" office:value-type="string" calcext:value-type="string">
            <text:p>UAV;Identification;Success Probability;LoRa</text:p>
          </table:table-cell>
          <table:table-cell table:style-name="ce7" office:value-type="string" calcext:value-type="string">
            <text:p>Unmanned aerial vehicles;Indexes;Radiofrequency identification;Encoding;Time-frequency analysis;Chirp;Logic gates</text:p>
          </table:table-cell>
          <table:table-cell table:style-name="ce9"/>
          <table:table-cell table:style-name="ce7" office:value-type="float" office:value="2" calcext:value-type="float">
            <text:p>2</text:p>
          </table:table-cell>
          <table:table-cell table:style-name="ce9"/>
          <table:table-cell table:style-name="ce7" office:value-type="float" office:value="9" calcext:value-type="float">
            <text:p>9</text:p>
          </table:table-cell>
          <table:table-cell table:style-name="ce7" office:value-type="string" calcext:value-type="string">
            <text:p>IEEE</text:p>
          </table:table-cell>
          <table:table-cell table:style-name="ce7" office:value-type="string" calcext:value-type="string">
            <text:p>8 Oct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Blockchain-Enabled Federated Learning: A Reference Architecture Design, Implementation, and Verification</text:p>
          </table:table-cell>
          <table:table-cell table:style-name="ce7" office:value-type="string" calcext:value-type="string">
            <text:p>E. Goh; D. -Y. Kim; K. Lee; S. Oh; J. -E. Chae; D. -Y. Kim</text:p>
          </table:table-cell>
          <table:table-cell table:style-name="ce7" office:value-type="string" calcext:value-type="string">
            <text:p>Innopia Technologies Inc., Seongnam, South Korea; Department of Information and Communication AI Engineering, Kyungnam University, Changwon, South Korea; Innopia Technologies Inc., Seongnam, South Korea; Innopia Technologies Inc., Seongnam, South Korea; Innopia Technologies Inc., Seongnam, South Korea; Department of Information and Telecommunication Engineering, Incheon National University, Incheon, South Korea</text:p>
          </table:table-cell>
          <table:table-cell table:style-name="ce7" office:value-type="string" calcext:value-type="string">
            <text:p>IEEE Access</text:p>
          </table:table-cell>
          <table:table-cell table:style-name="ce7" office:value-type="string" calcext:value-type="string">
            <text:p>29 Dec 2023</text:p>
          </table:table-cell>
          <table:table-cell table:style-name="ce7" office:value-type="float" office:value="2023" calcext:value-type="float">
            <text:p>2023</text:p>
          </table:table-cell>
          <table:table-cell table:style-name="ce7" office:value-type="float" office:value="11" calcext:value-type="float">
            <text:p>11</text:p>
          </table:table-cell>
          <table:table-cell table:style-name="ce9"/>
          <table:table-cell table:style-name="ce7" office:value-type="float" office:value="145747" calcext:value-type="float">
            <text:p>145747</text:p>
          </table:table-cell>
          <table:table-cell table:style-name="ce7" office:value-type="float" office:value="145762" calcext:value-type="float">
            <text:p>145762</text:p>
          </table:table-cell>
          <table:table-cell table:style-name="ce4" office:value-type="string" calcext:value-type="string">
            <text:p>This paper presents a novel reference architecture for blockchain-enabled federated learning (BCFL), a state-of-the-art approach that amalgamates the strengths of federated learning and blockchain technology. We define smart contract functions, stakeholders and their roles, and the use of interplanetary file system (IPFS) as key components of BCFL and conduct a comprehensive analysis. In traditional centralized federated learning, the selection of local nodes and the collection of learning results for each round are merged under the control of a central server. In contrast, in BCFL, all these processes are monitored and managed via smart contracts. Additionally, we propose an extension architecture to support both cross-device and cross-silo federated learning scenarios. Furthermore, we implement and verify the architecture in a practical real-world Ethereum development environment. Our BCFL reference architecture provides significant flexibility and extensibility, accommodating the integration of various additional elements, as per specific requirements and use cases, thereby rendering it an adaptable solution for a wide range of BCFL applications. As a prominent example of extensibility, decentralized identifiers (DIDs) have been employed as an authentication method to introduce practical utilization within BCFL. This study not only bridges a crucial gap between research and practical deployment but also lays a solid foundation for future explorations in the realm of BCFL. The pivotal contribution of this study is the successful implementation and verification of a realistic BCFL reference architecture. We intend to make the source code publicly accessible shortly, fostering further advancements and adaptations within the community.</text:p>
          </table:table-cell>
          <table:table-cell table:style-name="ce7" office:value-type="string" calcext:value-type="string">
            <text:p>2169-3536</text:p>
          </table:table-cell>
          <table:table-cell table:style-name="ce9"/>
          <table:table-cell table:style-name="ce7" office:value-type="string" calcext:value-type="string">
            <text:p>10.1109/ACCESS.2023.3345360</text:p>
          </table:table-cell>
          <table:table-cell table:style-name="ce7" office:value-type="string" calcext:value-type="string">
            <text:p>Commercializations Promotion Agency for Research and Development Outcome (COMPA) Grant funded by the Korean Government [Ministry of Science and ICT (MSIT)] through the Future Research Service Development Support(grant numbers:2022-1-SB1-1); </text:p>
          </table:table-cell>
          <table:table-cell table:style-name="ce15" office:value-type="string" calcext:value-type="string">
            <text:p><text:a xlink:href="https://ieeexplore.ieee.org/stamp/stamp.jsp?arnumber=10368022" xlink:type="simple">https://ieeexplore.ieee.org/stamp/stamp.jsp?arnumber=10368022</text:a></text:p>
          </table:table-cell>
          <table:table-cell table:style-name="ce7" office:value-type="string" calcext:value-type="string">
            <text:p>Blockchain;federated learning;blockchain-enabled federated learning (BCFL);reference architecture;Ethereum test network deployment;decentralized identifier (DID);client selection;client evaluation;smart contracts;data privacy;security</text:p>
          </table:table-cell>
          <table:table-cell table:style-name="ce7" office:value-type="string" calcext:value-type="string">
            <text:p>Federated learning;Blockchains;Security;InterPlanetary File System;Training;Industries;Computer architecture;Data privacy</text:p>
          </table:table-cell>
          <table:table-cell table:style-name="ce9"/>
          <table:table-cell table:style-name="ce7" office:value-type="float" office:value="1" calcext:value-type="float">
            <text:p>1</text:p>
          </table:table-cell>
          <table:table-cell table:style-name="ce9"/>
          <table:table-cell table:style-name="ce7" office:value-type="float" office:value="55" calcext:value-type="float">
            <text:p>55</text:p>
          </table:table-cell>
          <table:table-cell table:style-name="ce7" office:value-type="string" calcext:value-type="string">
            <text:p>CCBYNCND</text:p>
          </table:table-cell>
          <table:table-cell table:style-name="ce7" office:value-type="string" calcext:value-type="string">
            <text:p>21 Dec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uthorship Semantical Identification Using Holomorphic Chebyshev Projectors</text:p>
          </table:table-cell>
          <table:table-cell table:style-name="ce7" office:value-type="string" calcext:value-type="string">
            <text:p>C. Napoli; E. Tramontana; G. L. Sciuto; M. Wozniak; R. Damaevicius; G. Borowik</text:p>
          </table:table-cell>
          <table:table-cell table:style-name="ce7" office:value-type="string" calcext:value-type="string">
            <text:p>Department of Mathematics and Informatics, University of Catania, Catania, Italy; Department of Mathematics and Informatics, University of Catania, Catania, Italy; Department of Industrial Engineering, University of Catania, Catania, Italy; Institute of Mathematics, Silesian University of Technology, Gliwice, Poland; Kauno Technologijos Universitetas, Kaunas, LT; Warsaw University of Technology, Warsaw, Poland</text:p>
          </table:table-cell>
          <table:table-cell table:style-name="ce7" office:value-type="string" calcext:value-type="string">
            <text:p>2015 Asia-Pacific Conference on Computer Aided System Engineering</text:p>
          </table:table-cell>
          <table:table-cell table:style-name="ce7" office:value-type="string" calcext:value-type="string">
            <text:p>5 Oct 2015</text:p>
          </table:table-cell>
          <table:table-cell table:style-name="ce7" office:value-type="float" office:value="2015" calcext:value-type="float">
            <text:p>2015</text:p>
          </table:table-cell>
          <table:table-cell table:style-name="ce9" table:number-columns-repeated="2"/>
          <table:table-cell table:style-name="ce7" office:value-type="float" office:value="232" calcext:value-type="float">
            <text:p>232</text:p>
          </table:table-cell>
          <table:table-cell table:style-name="ce7" office:value-type="float" office:value="237" calcext:value-type="float">
            <text:p>237</text:p>
          </table:table-cell>
          <table:table-cell table:style-name="ce4" office:value-type="string" calcext:value-type="string">
            <text:p>Text attribution and classification, for both information retrieval and analysis, have become one of the main issues in the matter of security, trust and copyright preservation. This paper proposes an innovative approach for text classification using Chebyshev polynomials and holomorphic transforms of the coefficients space. The main advantage of this choice lies in the generality and robustness of the proposed semantical identifier, which can be applied to various contexts and lexical domains without any modification.</text:p>
          </table:table-cell>
          <table:table-cell table:style-name="ce9"/>
          <table:table-cell table:style-name="ce7" office:value-type="string" calcext:value-type="string">
            <text:p>978-1-4799-7588-4</text:p>
          </table:table-cell>
          <table:table-cell table:style-name="ce7" office:value-type="string" calcext:value-type="string">
            <text:p>10.1109/APCASE.2015.48</text:p>
          </table:table-cell>
          <table:table-cell table:style-name="ce9"/>
          <table:table-cell table:style-name="ce15" office:value-type="string" calcext:value-type="string">
            <text:p><text:a xlink:href="https://ieeexplore.ieee.org/stamp/stamp.jsp?arnumber=7287025" xlink:type="simple">https://ieeexplore.ieee.org/stamp/stamp.jsp?arnumber=7287025</text:a></text:p>
          </table:table-cell>
          <table:table-cell table:style-name="ce7" office:value-type="string" calcext:value-type="string">
            <text:p>text mining;data mining;authorship identification;neural networks;natural language</text:p>
          </table:table-cell>
          <table:table-cell table:style-name="ce7" office:value-type="string" calcext:value-type="string">
            <text:p>Chebyshev approximation;Databases;Transforms;Feature extraction;Radiation detectors;Polynomials;Modeling</text:p>
          </table:table-cell>
          <table:table-cell table:style-name="ce9"/>
          <table:table-cell table:style-name="ce7" office:value-type="float" office:value="7" calcext:value-type="float">
            <text:p>7</text:p>
          </table:table-cell>
          <table:table-cell table:style-name="ce9"/>
          <table:table-cell table:style-name="ce7" office:value-type="float" office:value="41" calcext:value-type="float">
            <text:p>41</text:p>
          </table:table-cell>
          <table:table-cell table:style-name="ce7" office:value-type="string" calcext:value-type="string">
            <text:p>IEEE</text:p>
          </table:table-cell>
          <table:table-cell table:style-name="ce7" office:value-type="string" calcext:value-type="string">
            <text:p>5 Oct 2015</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n Embedded and Programmable System Based FPGA for Real Time MPEG Stream Buffer Analysis</text:p>
          </table:table-cell>
          <table:table-cell table:style-name="ce7" office:value-type="string" calcext:value-type="string">
            <text:p>C. Tanougast; M. Janiaut; Y. Berviller; H. Rabah; S. Weber; A. Bouridane</text:p>
          </table:table-cell>
          <table:table-cell table:style-name="ce7" office:value-type="string" calcext:value-type="string">
            <text:p>Electronic Architectures Group, Electronic Instrumentation Laboratory of Nancy (LIEN), Nancy University, Vandoeuvre-les-Nancy, France; Electronic Architectures Group, Electronic Instrumentation Laboratory of Nancy (LIEN), Nancy University, Vandoeuvre-les-Nancy, France; Electronic Architectures Group, Electronic Instrumentation Laboratory of Nancy (LIEN), Nancy University, Vandoeuvre-les-Nancy, France; Electronic Architectures Group, Electronic Instrumentation Laboratory of Nancy (LIEN), Nancy University, Vandoeuvre-les-Nancy, France; Electronic Architectures Group, Electronic Instrumentation Laboratory of Nancy (LIEN), Nancy University, Vandoeuvre-les-Nancy, France; Institute of Electronics, Communications and Information Technology (ECIT) School of Electronics, Electrical Engineering and Computer Science, Queen''s University Belfast, Belfast, UK</text:p>
          </table:table-cell>
          <table:table-cell table:style-name="ce7" office:value-type="string" calcext:value-type="string">
            <text:p>IEEE Transactions on Circuits and Systems for Video Technology</text:p>
          </table:table-cell>
          <table:table-cell table:style-name="ce11" office:value-type="date" office:date-value="2009-02-03" calcext:value-type="date">
            <text:p>3 Feb 2009</text:p>
          </table:table-cell>
          <table:table-cell table:style-name="ce7" office:value-type="float" office:value="2009" calcext:value-type="float">
            <text:p>2009</text:p>
          </table:table-cell>
          <table:table-cell table:style-name="ce7" office:value-type="float" office:value="19" calcext:value-type="float">
            <text:p>19</text:p>
          </table:table-cell>
          <table:table-cell table:style-name="ce7" office:value-type="float" office:value="2" calcext:value-type="float">
            <text:p>2</text:p>
          </table:table-cell>
          <table:table-cell table:style-name="ce7" office:value-type="float" office:value="237" calcext:value-type="float">
            <text:p>237</text:p>
          </table:table-cell>
          <table:table-cell table:style-name="ce7" office:value-type="float" office:value="249" calcext:value-type="float">
            <text:p>249</text:p>
          </table:table-cell>
          <table:table-cell table:style-name="ce4" office:value-type="string" calcext:value-type="string">
            <text:p>The MPEG transport stream is an extremely complex structure using interlinked tables and coded identifiers to separate the programs and the elementary streams. Quality management is therefore a complicated issue and the need to identify the degree of coding degradations in terms of coding and/or transmission errors or system failures is becoming an important criterion for the evaluation of the quality of the MPEG streams. A theoretical decoder (T-STD) defines the verification process based on the proper fill level of an MPEG decoder buffers whose size is defined by the standards in order to obtain an evaluation of the MPEG stream quality. This paper describes a new embedded and programmable solution capable of analysing MPEG streams in real time. The proposed hardware architecture provides a real time continuous buffer analysis of the MPEG stream components and is composed of several modules allowing for simultaneous modeling of the various buffers of the T-STD components (video, audio or system). Real time errors flags are generated when the buffers filling level becomes illegal (overflow, empty buffer, transfer delay, etc.). The architecture has been modeled, validated and simulated using the SystemC and VHDL languages in combination with real MPEG DVB-T streams. A VHDL synthesisable model of our architecture allows an implementation on an field-programmable gate array circuit based on Altera APEX20K1000. The hardware implementation of this configurable T-STD allows a data rate of 232 Mbps and requires only 9738 logical cells and 4,7 kB memory.</text:p>
          </table:table-cell>
          <table:table-cell table:style-name="ce7" office:value-type="string" calcext:value-type="string">
            <text:p>1558-2205</text:p>
          </table:table-cell>
          <table:table-cell table:style-name="ce9"/>
          <table:table-cell table:style-name="ce7" office:value-type="string" calcext:value-type="string">
            <text:p>10.1109/TCSVT.2008.2009254</text:p>
          </table:table-cell>
          <table:table-cell table:style-name="ce9"/>
          <table:table-cell table:style-name="ce15" office:value-type="string" calcext:value-type="string">
            <text:p><text:a xlink:href="https://ieeexplore.ieee.org/stamp/stamp.jsp?arnumber=4703234" xlink:type="simple">https://ieeexplore.ieee.org/stamp/stamp.jsp?arnumber=4703234</text:a></text:p>
          </table:table-cell>
          <table:table-cell table:style-name="ce7" office:value-type="string" calcext:value-type="string">
            <text:p>Buffer analysis;digital TV;field-programmable gate arrays (FPGAs);MPEG streams monitoring;real-time embedded systems</text:p>
          </table:table-cell>
          <table:table-cell table:style-name="ce7" office:value-type="string" calcext:value-type="string">
            <text:p>Field programmable gate arrays;Real time systems;Decoding;Streaming media;Hardware;Quality management;Degradation;Filling;Delay effects;Circuit simulation</text:p>
          </table:table-cell>
          <table:table-cell table:style-name="ce9"/>
          <table:table-cell table:style-name="ce7" office:value-type="float" office:value="2" calcext:value-type="float">
            <text:p>2</text:p>
          </table:table-cell>
          <table:table-cell table:style-name="ce9"/>
          <table:table-cell table:style-name="ce7" office:value-type="float" office:value="48" calcext:value-type="float">
            <text:p>48</text:p>
          </table:table-cell>
          <table:table-cell table:style-name="ce7" office:value-type="string" calcext:value-type="string">
            <text:p>IEEE</text:p>
          </table:table-cell>
          <table:table-cell table:style-name="ce7" office:value-type="string" calcext:value-type="string">
            <text:p>9 Dec 2008</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utomated clinical coding using semantic atoms and topology</text:p>
          </table:table-cell>
          <table:table-cell table:style-name="ce7" office:value-type="string" calcext:value-type="string">
            <text:p>N. Barrett; J. Weber-Jahnke; V. Thai</text:p>
          </table:table-cell>
          <table:table-cell table:style-name="ce7" office:value-type="string" calcext:value-type="string">
            <text:p>Department of Computer Science, University of Victoria, BC, Canada; Department of Computer Science, University of Victoria, BC, Canada; University of Alberta Hospital, Edmonton, AB, Canada</text:p>
          </table:table-cell>
          <table:table-cell table:style-name="ce7" office:value-type="string" calcext:value-type="string">
            <text:p>2012 25th IEEE International Symposium on Computer-Based Medical Systems (CBMS)</text:p>
          </table:table-cell>
          <table:table-cell table:style-name="ce11" office:value-type="date" office:date-value="2012-08-30" calcext:value-type="date">
            <text:p>30 Aug 2012</text:p>
          </table:table-cell>
          <table:table-cell table:style-name="ce7" office:value-type="float" office:value="2012" calcext:value-type="float">
            <text:p>2012</text:p>
          </table:table-cell>
          <table:table-cell table:style-name="ce9" table:number-columns-repeated="2"/>
          <table:table-cell table:style-name="ce7" office:value-type="float" office:value="1" calcext:value-type="float">
            <text:p>1</text:p>
          </table:table-cell>
          <table:table-cell table:style-name="ce7" office:value-type="float" office:value="6" calcext:value-type="float">
            <text:p>6</text:p>
          </table:table-cell>
          <table:table-cell table:style-name="ce4" office:value-type="string" calcext:value-type="string">
            <text:p>Automated clinical coding (ACC) transforms narrative text in clinical records into a structured form. ACC may assign unique identifiers from standard terminologies. Previous ACC research focuses on mapping narrative phrases to terminological descriptions (e.g. concept descriptions). These methods make little or no use of the additional semantic information available through topology. We investigate a token based (non-phrase based) ACC approach that exploits additional semantic information available in SNOMED CT. Our method codes tokens as SNOMED CT concepts and manipulates concepts according to linguistic structures present in narrative text. It performed well (85.6%) in a recall test and performed significantly better than MetaMap in a precision test. MetaMap correctly coded 16% and our ACC method correctly coded 30%. This paper demonstrates the viability of non-phrase based ACC methods.</text:p>
          </table:table-cell>
          <table:table-cell table:style-name="ce7" office:value-type="string" calcext:value-type="string">
            <text:p>1063-7125</text:p>
          </table:table-cell>
          <table:table-cell table:style-name="ce7" office:value-type="string" calcext:value-type="string">
            <text:p>978-1-4673-2051-1</text:p>
          </table:table-cell>
          <table:table-cell table:style-name="ce7" office:value-type="string" calcext:value-type="string">
            <text:p>10.1109/CBMS.2012.6266386</text:p>
          </table:table-cell>
          <table:table-cell table:style-name="ce9"/>
          <table:table-cell table:style-name="ce15" office:value-type="string" calcext:value-type="string">
            <text:p><text:a xlink:href="https://ieeexplore.ieee.org/stamp/stamp.jsp?arnumber=6266386" xlink:type="simple">https://ieeexplore.ieee.org/stamp/stamp.jsp?arnumber=6266386</text:a></text:p>
          </table:table-cell>
          <table:table-cell table:style-name="ce9"/>
          <table:table-cell table:style-name="ce7" office:value-type="string" calcext:value-type="string">
            <text:p>Semantics;Encoding;Pragmatics;Terminology;Lungs;Topology;Transforms</text:p>
          </table:table-cell>
          <table:table-cell table:style-name="ce9"/>
          <table:table-cell table:style-name="ce7" office:value-type="float" office:value="3" calcext:value-type="float">
            <text:p>3</text:p>
          </table:table-cell>
          <table:table-cell table:style-name="ce9"/>
          <table:table-cell table:style-name="ce7" office:value-type="float" office:value="17" calcext:value-type="float">
            <text:p>17</text:p>
          </table:table-cell>
          <table:table-cell table:style-name="ce7" office:value-type="string" calcext:value-type="string">
            <text:p>IEEE</text:p>
          </table:table-cell>
          <table:table-cell table:style-name="ce11" office:value-type="date" office:date-value="2012-08-30" calcext:value-type="date">
            <text:p>30 Aug 201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Recovering traceability links between code and documentation</text:p>
          </table:table-cell>
          <table:table-cell table:style-name="ce7" office:value-type="string" calcext:value-type="string">
            <text:p>G. Antoniol; G. Canfora; G. Casazza; A. De Lucia; E. Merlo</text:p>
          </table:table-cell>
          <table:table-cell table:style-name="ce7" office:value-type="string" calcext:value-type="string">
            <text:p>Research Centre on Software Technology, Department of Engineering, University of Sannio, Benevento, Italy; Research Centre on Software Technology, Department of Engineering, University of Sannio, Benevento, Italy; Department of Informatica e Sistemistica, University of Naples Federico II, Naples, Italy; Research Centre on Software Technology, Department of Engineering, University of Sannio, Benevento, Italy; Department of Electrical and Computer Engineering, Ecole Polytechnique, Montreal, QUE, Canada</text:p>
          </table:table-cell>
          <table:table-cell table:style-name="ce7" office:value-type="string" calcext:value-type="string">
            <text:p>IEEE Transactions on Software Engineering</text:p>
          </table:table-cell>
          <table:table-cell table:style-name="ce7" office:value-type="string" calcext:value-type="string">
            <text:p>10 Dec 2002</text:p>
          </table:table-cell>
          <table:table-cell table:style-name="ce7" office:value-type="float" office:value="2002" calcext:value-type="float">
            <text:p>2002</text:p>
          </table:table-cell>
          <table:table-cell table:style-name="ce7" office:value-type="float" office:value="28" calcext:value-type="float">
            <text:p>28</text:p>
          </table:table-cell>
          <table:table-cell table:style-name="ce7" office:value-type="float" office:value="10" calcext:value-type="float">
            <text:p>10</text:p>
          </table:table-cell>
          <table:table-cell table:style-name="ce7" office:value-type="float" office:value="970" calcext:value-type="float">
            <text:p>970</text:p>
          </table:table-cell>
          <table:table-cell table:style-name="ce7" office:value-type="float" office:value="983" calcext:value-type="float">
            <text:p>983</text:p>
          </table:table-cell>
          <table:table-cell table:style-name="ce4" office:value-type="string" calcext:value-type="string">
            <text:p>Software system documentation is almost always expressed informally in natural language and free text. Examples include requirement specifications, design documents, manual pages, system development journals, error logs, and related maintenance reports. We propose a method based on information retrieval to recover traceability links between source code and free text documents. A premise of our work is that programmers use meaningful names for program items, such as functions, variables, types, classes, and methods. We believe that the application-domain knowledge that programmers process when writing the code is often captured by the mnemonics for identifiers; therefore, the analysis of these mnemonics can help to associate high-level concepts with program concepts and vice-versa. We apply both a probabilistic and a vector space information retrieval model in two case studies to trace C++ source code onto manual pages and Java code to functional requirements. We compare the results of applying the two models, discuss the benefits and limitations, and describe directions for improvements.</text:p>
          </table:table-cell>
          <table:table-cell table:style-name="ce7" office:value-type="string" calcext:value-type="string">
            <text:p>1939-3520</text:p>
          </table:table-cell>
          <table:table-cell table:style-name="ce9"/>
          <table:table-cell table:style-name="ce7" office:value-type="string" calcext:value-type="string">
            <text:p>10.1109/TSE.2002.1041053</text:p>
          </table:table-cell>
          <table:table-cell table:style-name="ce9"/>
          <table:table-cell table:style-name="ce15" office:value-type="string" calcext:value-type="string">
            <text:p><text:a xlink:href="https://ieeexplore.ieee.org/stamp/stamp.jsp?arnumber=1041053" xlink:type="simple">https://ieeexplore.ieee.org/stamp/stamp.jsp?arnumber=1041053</text:a></text:p>
          </table:table-cell>
          <table:table-cell table:style-name="ce9"/>
          <table:table-cell table:style-name="ce7" office:value-type="string" calcext:value-type="string">
            <text:p>Documentation;Programming profession;Information retrieval;Natural languages;Context modeling;Information resources;Writing;Java;Inspection;Mathematics</text:p>
          </table:table-cell>
          <table:table-cell table:style-name="ce9"/>
          <table:table-cell table:style-name="ce7" office:value-type="float" office:value="693" calcext:value-type="float">
            <text:p>693</text:p>
          </table:table-cell>
          <table:table-cell table:style-name="ce7" office:value-type="float" office:value="6" calcext:value-type="float">
            <text:p>6</text:p>
          </table:table-cell>
          <table:table-cell table:style-name="ce7" office:value-type="float" office:value="55" calcext:value-type="float">
            <text:p>55</text:p>
          </table:table-cell>
          <table:table-cell table:style-name="ce7" office:value-type="string" calcext:value-type="string">
            <text:p>IEEE</text:p>
          </table:table-cell>
          <table:table-cell table:style-name="ce7" office:value-type="string" calcext:value-type="string">
            <text:p>10 Dec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Tracing object-oriented code into functional requirements</text:p>
          </table:table-cell>
          <table:table-cell table:style-name="ce7" office:value-type="string" calcext:value-type="string">
            <text:p>G. Antoniol; G. Canfora; G. Casazza; A. De Lucia; E. Merlo</text:p>
          </table:table-cell>
          <table:table-cell table:style-name="ce7" office:value-type="string" calcext:value-type="string">
            <text:p>Faculty of Engineering Piazza Roma, University of Sannio, Benevento, Italy; Faculty of Engineering Piazza Roma, University of Sannio, Benevento, Italy; University of Naples Federico II, Naples, Italy; Faculty of Engineering Piazza Roma, University of Sannio, Benevento, Italy; Department Electrical and Computer Engineering, Ecole Polytechnique, Montreal, QUE, Canada</text:p>
          </table:table-cell>
          <table:table-cell table:style-name="ce7" office:value-type="string" calcext:value-type="string">
            <text:p>Proceedings IWPC 2000. 8th International Workshop on Program Comprehension</text:p>
          </table:table-cell>
          <table:table-cell table:style-name="ce11" office:value-type="date" office:date-value="2002-08-06" calcext:value-type="date">
            <text:p>6 Aug 2002</text:p>
          </table:table-cell>
          <table:table-cell table:style-name="ce7" office:value-type="float" office:value="2000" calcext:value-type="float">
            <text:p>2000</text:p>
          </table:table-cell>
          <table:table-cell table:style-name="ce9" table:number-columns-repeated="2"/>
          <table:table-cell table:style-name="ce7" office:value-type="float" office:value="79" calcext:value-type="float">
            <text:p>79</text:p>
          </table:table-cell>
          <table:table-cell table:style-name="ce7" office:value-type="float" office:value="86" calcext:value-type="float">
            <text:p>86</text:p>
          </table:table-cell>
          <table:table-cell table:style-name="ce4" office:value-type="string" calcext:value-type="string">
            <text:p>Software system documentation is almost always expressed informally, in natural language and free text. Examples include requirement specifications, design documents, manual pages, system development journals, error logs and related maintenance reports. We propose an approach to establish and maintain traceability links between source code and free text documents. A premise of our work is that programmers use meaningful names for program items, such as functions, variables, types, classes, and methods. We believe that the application-domain knowledge that programmers process when writing the code is often captured by the mnemonics for identifiers; therefore, the analysis of these mnemonics can help to associate high level concepts with program concepts, and vice-versa. The approach is applied to software written in an object oriented language, namely Java, to trace classes to functional requirements.</text:p>
          </table:table-cell>
          <table:table-cell table:style-name="ce7" office:value-type="string" calcext:value-type="string">
            <text:p>1092-8138</text:p>
          </table:table-cell>
          <table:table-cell table:style-name="ce7" office:value-type="string" calcext:value-type="string">
            <text:p>0-7695-0656-9</text:p>
          </table:table-cell>
          <table:table-cell table:style-name="ce7" office:value-type="string" calcext:value-type="string">
            <text:p>10.1109/WPC.2000.852482</text:p>
          </table:table-cell>
          <table:table-cell table:style-name="ce9"/>
          <table:table-cell table:style-name="ce15" office:value-type="string" calcext:value-type="string">
            <text:p><text:a xlink:href="https://ieeexplore.ieee.org/stamp/stamp.jsp?arnumber=852482" xlink:type="simple">https://ieeexplore.ieee.org/stamp/stamp.jsp?arnumber=852482</text:a></text:p>
          </table:table-cell>
          <table:table-cell table:style-name="ce9"/>
          <table:table-cell table:style-name="ce7" office:value-type="string" calcext:value-type="string">
            <text:p>Programming profession;Documentation;Writing;Libraries;Natural languages;Computer errors;Java;Software systems;Cognition;Object oriented modeling</text:p>
          </table:table-cell>
          <table:table-cell table:style-name="ce9"/>
          <table:table-cell table:style-name="ce7" office:value-type="float" office:value="22" calcext:value-type="float">
            <text:p>22</text:p>
          </table:table-cell>
          <table:table-cell table:style-name="ce7" office:value-type="float" office:value="2" calcext:value-type="float">
            <text:p>2</text:p>
          </table:table-cell>
          <table:table-cell table:style-name="ce7" office:value-type="float" office:value="26" calcext:value-type="float">
            <text:p>26</text:p>
          </table:table-cell>
          <table:table-cell table:style-name="ce7" office:value-type="string" calcext:value-type="string">
            <text:p>IEEE</text:p>
          </table:table-cell>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Enriching reverse engineering with semantic clustering</text:p>
          </table:table-cell>
          <table:table-cell table:style-name="ce7" office:value-type="string" calcext:value-type="string">
            <text:p>A. Kuhn; S. Ducasse; T. Girba</text:p>
          </table:table-cell>
          <table:table-cell table:style-name="ce7" office:value-type="string" calcext:value-type="string">
            <text:p>Software Composition Group, University of Bern, Switzerland; Software Composition Group, University of Bern, Switzerland; Software Composition Group, University of Bern, Switzerland</text:p>
          </table:table-cell>
          <table:table-cell table:style-name="ce7" office:value-type="string" calcext:value-type="string">
            <text:p>12th Working Conference on Reverse Engineering (WCRE'05)</text:p>
          </table:table-cell>
          <table:table-cell table:style-name="ce11" office:value-type="date" office:date-value="2006-01-03" calcext:value-type="date">
            <text:p>3 Jan 2006</text:p>
          </table:table-cell>
          <table:table-cell table:style-name="ce7" office:value-type="float" office:value="2005" calcext:value-type="float">
            <text:p>2005</text:p>
          </table:table-cell>
          <table:table-cell table:style-name="ce9" table:number-columns-repeated="2"/>
          <table:table-cell table:style-name="ce7" office:value-type="string" calcext:value-type="string">
            <text:p>10 pp.</text:p>
          </table:table-cell>
          <table:table-cell table:style-name="ce7" office:value-type="float" office:value="142" calcext:value-type="float">
            <text:p>142</text:p>
          </table:table-cell>
          <table:table-cell table:style-name="ce4" office:value-type="string" calcext:value-type="string">
            <text:p>Understanding a software system by just analyzing the structure of the system reveals only half of the picture, since the structure tells us only how the code is working but not what the code is about. What the code is about can be found in the semantics of the source code: names of identifiers, comments etc. In this paper, we analyze how these terms are spread over the source artifacts using latent semantic indexing, an information retrieval technique. We use the assumption that parts of the system that use similar terms are related. We cluster artifacts that use similar terms, and we reveal the most relevant terms for the computed clusters. Our approach works at the level of the source code which makes it language independent. Nevertheless, we correlated the semantics with structural information and we applied it at different levels of abstraction (e.g. classes, methods). We applied our approach on three large case studies and we report the results we obtained.</text:p>
          </table:table-cell>
          <table:table-cell table:style-name="ce7" office:value-type="string" calcext:value-type="string">
            <text:p>2375-5369</text:p>
          </table:table-cell>
          <table:table-cell table:style-name="ce7" office:value-type="string" calcext:value-type="string">
            <text:p>0-7695-2474-5</text:p>
          </table:table-cell>
          <table:table-cell table:style-name="ce7" office:value-type="string" calcext:value-type="string">
            <text:p>10.1109/WCRE.2005.16</text:p>
          </table:table-cell>
          <table:table-cell table:style-name="ce9"/>
          <table:table-cell table:style-name="ce15" office:value-type="string" calcext:value-type="string">
            <text:p><text:a xlink:href="https://ieeexplore.ieee.org/stamp/stamp.jsp?arnumber=1566153" xlink:type="simple">https://ieeexplore.ieee.org/stamp/stamp.jsp?arnumber=1566153</text:a></text:p>
          </table:table-cell>
          <table:table-cell table:style-name="ce7" office:value-type="string" calcext:value-type="string">
            <text:p>semantic analysis;clustering;concept location;reverse engineering</text:p>
          </table:table-cell>
          <table:table-cell table:style-name="ce7" office:value-type="string" calcext:value-type="string">
            <text:p>Reverse engineering;Large scale integration;Information retrieval;Software systems;Information analysis;Indexing;Vocabulary;Web server;Computational modeling;Computer simulation</text:p>
          </table:table-cell>
          <table:table-cell table:style-name="ce9"/>
          <table:table-cell table:style-name="ce7" office:value-type="float" office:value="50" calcext:value-type="float">
            <text:p>50</text:p>
          </table:table-cell>
          <table:table-cell table:style-name="ce9"/>
          <table:table-cell table:style-name="ce7" office:value-type="float" office:value="23" calcext:value-type="float">
            <text:p>23</text:p>
          </table:table-cell>
          <table:table-cell table:style-name="ce7" office:value-type="string" calcext:value-type="string">
            <text:p>IEEE</text:p>
          </table:table-cell>
          <table:table-cell table:style-name="ce11" office:value-type="date" office:date-value="2006-01-03" calcext:value-type="date">
            <text:p>3 Jan 2006</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SO/IEC/IEEE International Standard - Systems and software engineering -- Vocabulary</text:p>
          </table:table-cell>
          <table:table-cell table:style-name="ce9" table:number-columns-repeated="2"/>
          <table:table-cell table:style-name="ce7" office:value-type="string" calcext:value-type="string">
            <text:p>ISO/IEC/IEEE 24765:2010(E)</text:p>
          </table:table-cell>
          <table:table-cell table:style-name="ce11" office:value-type="date" office:date-value="2018-02-08" calcext:value-type="date">
            <text:p>8 Feb 2018</text:p>
          </table:table-cell>
          <table:table-cell table:style-name="ce7" office:value-type="float" office:value="2010" calcext:value-type="float">
            <text:p>2010</text:p>
          </table:table-cell>
          <table:table-cell table:style-name="ce9" table:number-columns-repeated="2"/>
          <table:table-cell table:style-name="ce7" office:value-type="float" office:value="1" calcext:value-type="float">
            <text:p>1</text:p>
          </table:table-cell>
          <table:table-cell table:style-name="ce7" office:value-type="float" office:value="418" calcext:value-type="float">
            <text:p>418</text:p>
          </table:table-cell>
          <table:table-cell table:style-name="ce4" office:value-type="string" calcext:value-type="string">
            <text:p>The systems and software engineering disciplines are continuing to mature while information technology advances. This International Standard was prepared to collect and standardize terminology. Its purpose is to identify terms currently in use in the field and standard definitions for these terms. It is intended to serve as a useful reference for those in the Information Technology field, and to encourage the use of systems and software engineering standards prepared by ISO and liaison organizations IEEE Computer Society and Project Management Institute (PMI). This International Standard replaces IEEE Std 610.12-1990, IEEE Standard Glossary of Software Engineering Terminology, which was contributed by the IEEE as a source document. The approach and lexical exactitude of IEEE Std 610.12-1990 served as a model for this International Standard. Nevertheless, approximately two thirds of the definitions in this International Standard are new since IEEE Std 610.12 was last updated in 1990, a reflection of the continued evolution in the field.;ISO/IEC/IEEE 24765:2010 provides a common vocabulary applicable to all systems and software engineering work. It was prepared to collect and standardize terminology. ISO/IEC/IEEE 24765:2010 is intended to serve as a useful reference for those in the information technology field, and to encourage the use of systems and software engineering standards prepared by ISO and liaison organizations IEEE Computer Society and Project Management Institute. ISO/IEC/IEEE 24765:2010 includes references to the active source standards for each definition so that the use of the term can be further explored.</text:p>
          </table:table-cell>
          <table:table-cell table:style-name="ce9"/>
          <table:table-cell table:style-name="ce7" office:value-type="string" calcext:value-type="string">
            <text:p>978-0-7381-6205-8</text:p>
          </table:table-cell>
          <table:table-cell table:style-name="ce7" office:value-type="string" calcext:value-type="string">
            <text:p>10.1109/IEEESTD.2010.5733835</text:p>
          </table:table-cell>
          <table:table-cell table:style-name="ce9"/>
          <table:table-cell table:style-name="ce15" office:value-type="string" calcext:value-type="string">
            <text:p><text:a xlink:href="https://ieeexplore.ieee.org/stamp/stamp.jsp?arnumber=5733835" xlink:type="simple">https://ieeexplore.ieee.org/stamp/stamp.jsp?arnumber=5733835</text:a></text:p>
          </table:table-cell>
          <table:table-cell table:style-name="ce7" office:value-type="string" calcext:value-type="string">
            <text:p>computer;dictionary;information technology;software engineering;systems engineering;terminology;vocabulary</text:p>
          </table:table-cell>
          <table:table-cell table:style-name="ce7" office:value-type="string" calcext:value-type="string">
            <text:p>IEEE standards;ISO standards;IEC standards;Software engineering;Dictionaries</text:p>
          </table:table-cell>
          <table:table-cell table:style-name="ce9"/>
          <table:table-cell table:style-name="ce7" office:value-type="float" office:value="34" calcext:value-type="float">
            <text:p>34</text:p>
          </table:table-cell>
          <table:table-cell table:style-name="ce7" office:value-type="float" office:value="1" calcext:value-type="float">
            <text:p>1</text:p>
          </table:table-cell>
          <table:table-cell table:style-name="ce7" office:value-type="float" office:value="128" calcext:value-type="float">
            <text:p>128</text:p>
          </table:table-cell>
          <table:table-cell table:style-name="ce9"/>
          <table:table-cell table:style-name="ce11" office:value-type="date" office:date-value="2018-02-08" calcext:value-type="date">
            <text:p>8 Feb 2018</text:p>
          </table:table-cell>
          <table:table-cell table:style-name="ce9" table:number-columns-repeated="2"/>
          <table:table-cell table:style-name="ce7" office:value-type="string" calcext:value-type="string">
            <text:p>IEEE</text:p>
          </table:table-cell>
          <table:table-cell table:style-name="ce7" office:value-type="string" calcext:value-type="string">
            <text:p>IEEE Standard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Packet Level Performance of 5G NR System Under Blockage and Micromobility Impairments</text:p>
          </table:table-cell>
          <table:table-cell table:style-name="ce7" office:value-type="string" calcext:value-type="string">
            <text:p>E. Khayrov; Y. Koucheryavy</text:p>
          </table:table-cell>
          <table:table-cell table:style-name="ce7" office:value-type="string" calcext:value-type="string">
            <text:p>Higher School of Economics, National Research University, Moscow, Russia; Higher School of Economics, National Research University, Moscow, Russia</text:p>
          </table:table-cell>
          <table:table-cell table:style-name="ce7" office:value-type="string" calcext:value-type="string">
            <text:p>IEEE Access</text:p>
          </table:table-cell>
          <table:table-cell table:style-name="ce11" office:value-type="date" office:date-value="2023-08-29" calcext:value-type="date">
            <text:p>29 Aug 2023</text:p>
          </table:table-cell>
          <table:table-cell table:style-name="ce7" office:value-type="float" office:value="2023" calcext:value-type="float">
            <text:p>2023</text:p>
          </table:table-cell>
          <table:table-cell table:style-name="ce7" office:value-type="float" office:value="11" calcext:value-type="float">
            <text:p>11</text:p>
          </table:table-cell>
          <table:table-cell table:style-name="ce9"/>
          <table:table-cell table:style-name="ce7" office:value-type="float" office:value="90383" calcext:value-type="float">
            <text:p>90383</text:p>
          </table:table-cell>
          <table:table-cell table:style-name="ce7" office:value-type="float" office:value="90395" calcext:value-type="float">
            <text:p>90395</text:p>
          </table:table-cell>
          <table:table-cell table:style-name="ce4" office:value-type="string" calcext:value-type="string">
            <text:p>With the introduction of the Integrated Access and Backhaul (IAB) technology by 3GPP, the last mile in beyond 5G cellular systems will be characterized by multiple wireless backhaul links between the user equipment and base station. In such multi-hop configurations, packet latency becomes a dominant factor characterizing the quality of service (QoS) delivered to the users. At the same time, directional communications at millimeter wave (mmWave) frequencies are prone to frequent outages caused by blockage and micromobility leading to periods of silence and subsequent rate compensation. In this paper, we are interested in assessing the impact of mmWave propagation specifics on the delay and medium access control (MAC) buffer overflow performance at a 5G NR IAB network node. To this aim, we first propose a continuous-time Markov chain model for the bitrate provided by such a system that explicitly accounts for mmWave-specific propagation. Then, by formulating a queuing model of packet transmission, we characterize the mean packet delay experienced by a traffic source. Our results illustrate that the mean delay and MAC buffer overflow probability at the NR BS interface is a step function that is not strictly decreasing due to the packet encapsulation specifics of the modulation and coding (MCS) adaptation mechanism. Further, these metrics are non-negligible even for the system having a sufficient amount of resources. For IAB architecture, where the access link may not be available the mean delay increases exponentially even when the arrival rate is adjusted to the available resources.</text:p>
          </table:table-cell>
          <table:table-cell table:style-name="ce7" office:value-type="string" calcext:value-type="string">
            <text:p>2169-3536</text:p>
          </table:table-cell>
          <table:table-cell table:style-name="ce9"/>
          <table:table-cell table:style-name="ce7" office:value-type="string" calcext:value-type="string">
            <text:p>10.1109/ACCESS.2023.3307021</text:p>
          </table:table-cell>
          <table:table-cell table:style-name="ce7" office:value-type="string" calcext:value-type="string">
            <text:p>Grant for Research Centers in the field of AI provided; Analytical Center for the Government of the Russian Federation (ACRF) in accordance with the agreement on the provision of subsidies (identifier of the agreement)(grant numbers:000000D730321P5Q0002); National Research University Higher School of Economics(grant numbers:70-2021-00139); </text:p>
          </table:table-cell>
          <table:table-cell table:style-name="ce15" office:value-type="string" calcext:value-type="string">
            <text:p><text:a xlink:href="https://ieeexplore.ieee.org/stamp/stamp.jsp?arnumber=10225539" xlink:type="simple">https://ieeexplore.ieee.org/stamp/stamp.jsp?arnumber=10225539</text:a></text:p>
          </table:table-cell>
          <table:table-cell table:style-name="ce7" office:value-type="string" calcext:value-type="string">
            <text:p>5G;blockage;IAB;micromobility;millimeter wave;packet model;queuing theory</text:p>
          </table:table-cell>
          <table:table-cell table:style-name="ce7" office:value-type="string" calcext:value-type="string">
            <text:p>5G mobile communication;Millimeter wave communication;Delays;Bit rate;Phase shift keying;3GPP;Atmospheric modeling;Queueing analysis</text:p>
          </table:table-cell>
          <table:table-cell table:style-name="ce9" table:number-columns-repeated="3"/>
          <table:table-cell table:style-name="ce7" office:value-type="float" office:value="37" calcext:value-type="float">
            <text:p>37</text:p>
          </table:table-cell>
          <table:table-cell table:style-name="ce7" office:value-type="string" calcext:value-type="string">
            <text:p>CCBYNCND</text:p>
          </table:table-cell>
          <table:table-cell table:style-name="ce11" office:value-type="date" office:date-value="2023-08-21" calcext:value-type="date">
            <text:p>21 Aug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Resolving parameter reference management in IP-XACT using Kactus2</text:p>
          </table:table-cell>
          <table:table-cell table:style-name="ce7" office:value-type="string" calcext:value-type="string">
            <text:p>E. Pekkarinen; M. Teuho; E. Salminen; T. D. Hämäläinen</text:p>
          </table:table-cell>
          <table:table-cell table:style-name="ce7" office:value-type="string" calcext:value-type="string">
            <text:p>Department of Pervasive Computing, Tampere University of Technology, Finland; Department of Pervasive Computing, Tampere University of Technology, Finland; Nokia Networks, Tampere, Finland; Department of Pervasive Computing, Tampere University of Technology, Finland</text:p>
          </table:table-cell>
          <table:table-cell table:style-name="ce7" office:value-type="string" calcext:value-type="string">
            <text:p>IECON 2015 - 41st Annual Conference of the IEEE Industrial Electronics Society</text:p>
          </table:table-cell>
          <table:table-cell table:style-name="ce11" office:value-type="date" office:date-value="2016-01-28" calcext:value-type="date">
            <text:p>28 Jan 2016</text:p>
          </table:table-cell>
          <table:table-cell table:style-name="ce7" office:value-type="float" office:value="2015" calcext:value-type="float">
            <text:p>2015</text:p>
          </table:table-cell>
          <table:table-cell table:style-name="ce9" table:number-columns-repeated="2"/>
          <table:table-cell table:style-name="ce7" office:value-type="float" office:value="2765" calcext:value-type="float">
            <text:p>2765</text:p>
          </table:table-cell>
          <table:table-cell table:style-name="ce7" office:value-type="float" office:value="2770" calcext:value-type="float">
            <text:p>2770</text:p>
          </table:table-cell>
          <table:table-cell table:style-name="ce4" office:value-type="string" calcext:value-type="string">
            <text:p>Modern VLSI and FPGA chip designs utilize automated generation of the structure and component configuration for different product variations. This is based on re-usable, parametrized library components, and tools for definition, assembly, configuration and generation of final HW and SW code. A product version includes several structural hierarchies, in which each component is independently reusable and must be configured for the specific product context. IEEE 1685 "IP-XACT" standardizes the component and design descriptions and the overall process. Still the challenges are very large parameter space, name-based referencing and propagation of parameter values. Practical user problems are careless parameter renaming, duplicate names, and removing a parameter definition without first removing all references to it. In this paper, we present solutions to these problems implemented in Kactus2 v2.7 that is an open-source IP-XACT tool. Our basis is automatic identifier generation and referencing. This required major changes for Kactus2 import wizards, generators as well as expression editors and evaluators. The implementation was carried out in C++/Qt5 and we modified and added 5k LOC compared to Kactus2 v2.6. According to several use cases analysis the new solution practically eliminates the user errors in the parameter referencing, which significantly improves productivity.</text:p>
          </table:table-cell>
          <table:table-cell table:style-name="ce9"/>
          <table:table-cell table:style-name="ce7" office:value-type="string" calcext:value-type="string">
            <text:p>978-1-4799-1762-4</text:p>
          </table:table-cell>
          <table:table-cell table:style-name="ce7" office:value-type="string" calcext:value-type="string">
            <text:p>10.1109/IECON.2015.7392520</text:p>
          </table:table-cell>
          <table:table-cell table:style-name="ce9"/>
          <table:table-cell table:style-name="ce15" office:value-type="string" calcext:value-type="string">
            <text:p><text:a xlink:href="https://ieeexplore.ieee.org/stamp/stamp.jsp?arnumber=7392520" xlink:type="simple">https://ieeexplore.ieee.org/stamp/stamp.jsp?arnumber=7392520</text:a></text:p>
          </table:table-cell>
          <table:table-cell table:style-name="ce7" office:value-type="string" calcext:value-type="string">
            <text:p>reuse;generation;parameter;configuration;IP-XACT;System Verilog;Kactus2</text:p>
          </table:table-cell>
          <table:table-cell table:style-name="ce7" office:value-type="string" calcext:value-type="string">
            <text:p>Hardware design languages;Libraries;Generators;Standards;Field programmable gate arrays;Assembly;Open source software</text:p>
          </table:table-cell>
          <table:table-cell table:style-name="ce9"/>
          <table:table-cell table:style-name="ce7" office:value-type="float" office:value="1" calcext:value-type="float">
            <text:p>1</text:p>
          </table:table-cell>
          <table:table-cell table:style-name="ce9"/>
          <table:table-cell table:style-name="ce7" office:value-type="float" office:value="6" calcext:value-type="float">
            <text:p>6</text:p>
          </table:table-cell>
          <table:table-cell table:style-name="ce7" office:value-type="string" calcext:value-type="string">
            <text:p>IEEE</text:p>
          </table:table-cell>
          <table:table-cell table:style-name="ce11" office:value-type="date" office:date-value="2016-01-28" calcext:value-type="date">
            <text:p>28 Jan 2016</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EEE Standard Computer Dictionary: A Compilation of IEEE Standard Computer Glossaries</text:p>
          </table:table-cell>
          <table:table-cell table:style-name="ce9" table:number-columns-repeated="2"/>
          <table:table-cell table:style-name="ce7" office:value-type="string" calcext:value-type="string">
            <text:p>IEEE Std 610</text:p>
          </table:table-cell>
          <table:table-cell table:style-name="ce11" office:value-type="date" office:date-value="2002-08-06" calcext:value-type="date">
            <text:p>6 Aug 2002</text:p>
          </table:table-cell>
          <table:table-cell table:style-name="ce7" office:value-type="float" office:value="1991" calcext:value-type="float">
            <text:p>1991</text:p>
          </table:table-cell>
          <table:table-cell table:style-name="ce9" table:number-columns-repeated="2"/>
          <table:table-cell table:style-name="ce7" office:value-type="float" office:value="1" calcext:value-type="float">
            <text:p>1</text:p>
          </table:table-cell>
          <table:table-cell table:style-name="ce7" office:value-type="float" office:value="217" calcext:value-type="float">
            <text:p>217</text:p>
          </table:table-cell>
          <table:table-cell table:style-name="ce4" office:value-type="string" calcext:value-type="string">
            <text:p>Identifies terms currently in use in the computer field. Standard definitions for thoseterms are established. Compilation of IEEE Stds IEEE Std 1084, IEEE Std 610.2, IEEE Std 610.3, IEEE Std 610.4, IEEE Std 610.5 and IEEE Std 610.12</text:p>
          </table:table-cell>
          <table:table-cell table:style-name="ce9"/>
          <table:table-cell table:style-name="ce7" office:value-type="string" calcext:value-type="string">
            <text:p>978-0-7381-4768-0</text:p>
          </table:table-cell>
          <table:table-cell table:style-name="ce7" office:value-type="string" calcext:value-type="string">
            <text:p>10.1109/IEEESTD.1991.106963</text:p>
          </table:table-cell>
          <table:table-cell table:style-name="ce9"/>
          <table:table-cell table:style-name="ce15" office:value-type="string" calcext:value-type="string">
            <text:p><text:a xlink:href="https://ieeexplore.ieee.org/stamp/stamp.jsp?arnumber=182763" xlink:type="simple">https://ieeexplore.ieee.org/stamp/stamp.jsp?arnumber=182763</text:a></text:p>
          </table:table-cell>
          <table:table-cell table:style-name="ce7" office:value-type="string" calcext:value-type="string">
            <text:p>terminology;computer;applications;glossary;definitions;dictionary;610</text:p>
          </table:table-cell>
          <table:table-cell table:style-name="ce7" office:value-type="string" calcext:value-type="string">
            <text:p>Terminology</text:p>
          </table:table-cell>
          <table:table-cell table:style-name="ce9"/>
          <table:table-cell table:style-name="ce7" office:value-type="float" office:value="53" calcext:value-type="float">
            <text:p>53</text:p>
          </table:table-cell>
          <table:table-cell table:style-name="ce7" office:value-type="float" office:value="6" calcext:value-type="float">
            <text:p>6</text:p>
          </table:table-cell>
          <table:table-cell table:style-name="ce7" office:value-type="float" office:value="13" calcext:value-type="float">
            <text:p>13</text:p>
          </table:table-cell>
          <table:table-cell table:style-name="ce9"/>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Standard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Real-Time Text Classification of User-Generated Content on Social Media: Systematic Review</text:p>
          </table:table-cell>
          <table:table-cell table:style-name="ce7" office:value-type="string" calcext:value-type="string">
            <text:p>D. Rogers; A. Preece; M. Innes; I. Spasić</text:p>
          </table:table-cell>
          <table:table-cell table:style-name="ce7" office:value-type="string" calcext:value-type="string">
            <text:p>School of Computer Science and Informatics and the Crime and Security Research Institute, Cardiff University, Cardiff, U.K.; School of Computer Science and Informatics and the Crime and Security Research Institute, Cardiff University, Cardiff, U.K.; Crime and Security Research Institute, Cardiff University, Cardiff, U.K.; School of Computer Science and Informatics, Cardiff University, Cardiff, U.K.</text:p>
          </table:table-cell>
          <table:table-cell table:style-name="ce7" office:value-type="string" calcext:value-type="string">
            <text:p>IEEE Transactions on Computational Social Systems</text:p>
          </table:table-cell>
          <table:table-cell table:style-name="ce11" office:value-type="date" office:date-value="2022-08-01" calcext:value-type="date">
            <text:p>1 Aug 2022</text:p>
          </table:table-cell>
          <table:table-cell table:style-name="ce7" office:value-type="float" office:value="2022" calcext:value-type="float">
            <text:p>2022</text:p>
          </table:table-cell>
          <table:table-cell table:style-name="ce7" office:value-type="float" office:value="9" calcext:value-type="float">
            <text:p>9</text:p>
          </table:table-cell>
          <table:table-cell table:style-name="ce7" office:value-type="float" office:value="4" calcext:value-type="float">
            <text:p>4</text:p>
          </table:table-cell>
          <table:table-cell table:style-name="ce7" office:value-type="float" office:value="1154" calcext:value-type="float">
            <text:p>1154</text:p>
          </table:table-cell>
          <table:table-cell table:style-name="ce7" office:value-type="float" office:value="1166" calcext:value-type="float">
            <text:p>1166</text:p>
          </table:table-cell>
          <table:table-cell table:style-name="ce4" office:value-type="string" calcext:value-type="string">
            <text:p>The aim of this systematic review is to determine the current state of the art in the real-time classification of user-generated content from social media. Focus is on the identification of the main characteristics of data used for training and testing, the types of text processing and normalization that are required, the machine learning methods used most commonly, and how these methods compare to one another in terms of classification performance. Relevant studies were selected from subscription-based digital libraries, free-to-access bibliographies, and self-curated repositories and then screened for relevance with key information extracted and structured against the following facets: natural language processing (NLP) methods, data characteristics, classification methods, and evaluation results. A total of 25 studies published between 2014 and 2018 covering 15 types of classification algorithms were included in this review. Support vector machines (SVMs), Bayesian classifiers, and decision trees were the most commonly employed algorithms with recent emergence of neural network approaches. Domain-specific, application programming interface (API)-driven collection is the most prevalent origin of datasets. The reuse of previously published datasets as a means of benchmarking algorithms against other studies is also prevalent. In conclusion, there are consistent approaches taken when normalizing social media data for text mining and traditional text mining techniques are suited to the task of real-time analysis of social media.</text:p>
          </table:table-cell>
          <table:table-cell table:style-name="ce7" office:value-type="string" calcext:value-type="string">
            <text:p>2329-924X</text:p>
          </table:table-cell>
          <table:table-cell table:style-name="ce9"/>
          <table:table-cell table:style-name="ce7" office:value-type="string" calcext:value-type="string">
            <text:p>10.1109/TCSS.2021.3120138</text:p>
          </table:table-cell>
          <table:table-cell table:style-name="ce9"/>
          <table:table-cell table:style-name="ce15" office:value-type="string" calcext:value-type="string">
            <text:p><text:a xlink:href="https://ieeexplore.ieee.org/stamp/stamp.jsp?arnumber=9585425" xlink:type="simple">https://ieeexplore.ieee.org/stamp/stamp.jsp?arnumber=9585425</text:a></text:p>
          </table:table-cell>
          <table:table-cell table:style-name="ce7" office:value-type="string" calcext:value-type="string">
            <text:p>Data preprocessing;decision trees;naive Bayes;neural networks;real-time systems;social media;support vector machines (SVMs);systematic literature review;text classification;text mining</text:p>
          </table:table-cell>
          <table:table-cell table:style-name="ce7" office:value-type="string" calcext:value-type="string">
            <text:p>Social networking (online);Systematics;Real-time systems;Text mining;User-generated content;Feature extraction;Training</text:p>
          </table:table-cell>
          <table:table-cell table:style-name="ce9"/>
          <table:table-cell table:style-name="ce7" office:value-type="float" office:value="13" calcext:value-type="float">
            <text:p>13</text:p>
          </table:table-cell>
          <table:table-cell table:style-name="ce9"/>
          <table:table-cell table:style-name="ce7" office:value-type="float" office:value="95" calcext:value-type="float">
            <text:p>95</text:p>
          </table:table-cell>
          <table:table-cell table:style-name="ce7" office:value-type="string" calcext:value-type="string">
            <text:p>IEEE</text:p>
          </table:table-cell>
          <table:table-cell table:style-name="ce7" office:value-type="string" calcext:value-type="string">
            <text:p>26 Oct 2021</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Dynamic Service Identity-Based Security Policy Consistency Checking Mechanism in SDN</text:p>
          </table:table-cell>
          <table:table-cell table:style-name="ce7" office:value-type="string" calcext:value-type="string">
            <text:p>X. Yan; J. Wu; N. Zhou; Z. Jiang; J. Zeng; J. Yin; Y. Liu</text:p>
          </table:table-cell>
          <table:table-cell table:style-name="ce7" office:value-type="string" calcext:value-type="string">
            <text:p>State Key Laboratory of Mobile Network and Mobile Multimedia Technology, Shenzhen, P.R.China; State Key Laboratory of Mobile Network and Mobile Multimedia Technology, Shenzhen, P.R.China; State Key Laboratory of Mobile Network and Mobile Multimedia Technology, Shenzhen, P.R.China; State Key Laboratory of Mobile Network and Mobile Multimedia Technology, Shenzhen, P.R.China; School of Electronic and Information Engineering, Beijing Jiaotong University, China; School of Electronic and Information Engineering, Beijing Jiaotong University, China; School of Electronic and Information Engineering, Beijing Jiaotong University, China</text:p>
          </table:table-cell>
          <table:table-cell table:style-name="ce7" office:value-type="string" calcext:value-type="string">
            <text:p>2023 IEEE International Conferences on Internet of Things (iThings) and IEEE Green Computing &amp; Communications (GreenCom) and IEEE Cyber, Physical &amp; Social Computing (CPSCom) and IEEE Smart Data (SmartData) and IEEE Congress on Cybermatics (Cybermatics)</text:p>
          </table:table-cell>
          <table:table-cell table:style-name="ce7" office:value-type="string" calcext:value-type="string">
            <text:p>1 May 2024</text:p>
          </table:table-cell>
          <table:table-cell table:style-name="ce7" office:value-type="float" office:value="2023" calcext:value-type="float">
            <text:p>2023</text:p>
          </table:table-cell>
          <table:table-cell table:style-name="ce9" table:number-columns-repeated="2"/>
          <table:table-cell table:style-name="ce7" office:value-type="float" office:value="59" calcext:value-type="float">
            <text:p>59</text:p>
          </table:table-cell>
          <table:table-cell table:style-name="ce7" office:value-type="float" office:value="64" calcext:value-type="float">
            <text:p>64</text:p>
          </table:table-cell>
          <table:table-cell table:style-name="ce4" office:value-type="string" calcext:value-type="string">
            <text:p>Service Function Chaining (SFC) is the basic business model in a Virtualization of Network Functions (VNF) scenario, which enables the provision of customized network services, including security services such as resiliently deployed stateless firewalls, load balancers, and Intrusion Detection and Prevention Systems (IDPS). However, conflicting security policies during service matching and operation enforcement may lead to problems such as policy inconsistency, forwarding loop, and information leakage. To solve these problems, the paper takes a global view of the SDN controller and configures unique service identifiers and authentication keys for policy enforcers. At the same time, a probabilistic path authentication identifier is inserted for the packet using programming protocol-independent packet processors (P4) language and combined with a symmetric key-based authentication algorithm to realize the policy checking mechanism. In this way, the consistency of the SDN controller security policy can be ensured in terms of both the consistency of the SDN flow table rules and the consistency of the enforced policies in the service function chain. The experimental results show that our mechanism can effectively ensure the consistency of security policies under the premise of ensuring acceptable throughput and delay overhead.</text:p>
          </table:table-cell>
          <table:table-cell table:style-name="ce7" office:value-type="string" calcext:value-type="string">
            <text:p>2836-3701</text:p>
          </table:table-cell>
          <table:table-cell table:style-name="ce7" office:value-type="string" calcext:value-type="string">
            <text:p>979-8-3503-0946-1</text:p>
          </table:table-cell>
          <table:table-cell table:style-name="ce7" office:value-type="string" calcext:value-type="string">
            <text:p>10.1109/iThings-GreenCom-CPSCom-SmartData-Cybermatics60724.2023.00034</text:p>
          </table:table-cell>
          <table:table-cell table:style-name="ce9"/>
          <table:table-cell table:style-name="ce15" office:value-type="string" calcext:value-type="string">
            <text:p><text:a xlink:href="https://ieeexplore.ieee.org/stamp/stamp.jsp?arnumber=10501873" xlink:type="simple">https://ieeexplore.ieee.org/stamp/stamp.jsp?arnumber=10501873</text:a></text:p>
          </table:table-cell>
          <table:table-cell table:style-name="ce7" office:value-type="string" calcext:value-type="string">
            <text:p>Software-Defined Networking (SDN);Network Functions Virtualization (NFV);Service Function Chaining (SFC);Policy consistency checking;P4;Path verification</text:p>
          </table:table-cell>
          <table:table-cell table:style-name="ce7" office:value-type="string" calcext:value-type="string">
            <text:p>Social computing;Program processors;Service function chaining;Authentication;Programming;Throughput;Probabilistic logic</text:p>
          </table:table-cell>
          <table:table-cell table:style-name="ce9" table:number-columns-repeated="3"/>
          <table:table-cell table:style-name="ce7" office:value-type="float" office:value="17" calcext:value-type="float">
            <text:p>17</text:p>
          </table:table-cell>
          <table:table-cell table:style-name="ce7" office:value-type="string" calcext:value-type="string">
            <text:p>IEEE</text:p>
          </table:table-cell>
          <table:table-cell table:style-name="ce7" office:value-type="string" calcext:value-type="string">
            <text:p>1 May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EEE Standard Glossary of Software Engineering Terminology</text:p>
          </table:table-cell>
          <table:table-cell table:style-name="ce9" table:number-columns-repeated="2"/>
          <table:table-cell table:style-name="ce7" office:value-type="string" calcext:value-type="string">
            <text:p>IEEE Std 610.12-1990</text:p>
          </table:table-cell>
          <table:table-cell table:style-name="ce11" office:value-type="date" office:date-value="2002-08-06" calcext:value-type="date">
            <text:p>6 Aug 2002</text:p>
          </table:table-cell>
          <table:table-cell table:style-name="ce7" office:value-type="float" office:value="1990" calcext:value-type="float">
            <text:p>1990</text:p>
          </table:table-cell>
          <table:table-cell table:style-name="ce9" table:number-columns-repeated="2"/>
          <table:table-cell table:style-name="ce7" office:value-type="float" office:value="1" calcext:value-type="float">
            <text:p>1</text:p>
          </table:table-cell>
          <table:table-cell table:style-name="ce7" office:value-type="float" office:value="84" calcext:value-type="float">
            <text:p>84</text:p>
          </table:table-cell>
          <table:table-cell table:style-name="ce4" office:value-type="string" calcext:value-type="string">
            <text:p>This IEEE Standards product is part of the family on Software Engineering. This standard identifies terms currently in use in the field of Software Engineering. Standard definitions for those terms are established.</text:p>
          </table:table-cell>
          <table:table-cell table:style-name="ce9"/>
          <table:table-cell table:style-name="ce7" office:value-type="string" calcext:value-type="string">
            <text:p>978-0-7381-0391-4</text:p>
          </table:table-cell>
          <table:table-cell table:style-name="ce7" office:value-type="string" calcext:value-type="string">
            <text:p>10.1109/IEEESTD.1990.101064</text:p>
          </table:table-cell>
          <table:table-cell table:style-name="ce9"/>
          <table:table-cell table:style-name="ce15" office:value-type="string" calcext:value-type="string">
            <text:p><text:a xlink:href="https://ieeexplore.ieee.org/stamp/stamp.jsp?arnumber=159342" xlink:type="simple">https://ieeexplore.ieee.org/stamp/stamp.jsp?arnumber=159342</text:a></text:p>
          </table:table-cell>
          <table:table-cell table:style-name="ce7" office:value-type="string" calcext:value-type="string">
            <text:p>glossary;terminology;dictionary;Software engineering;Definitions</text:p>
          </table:table-cell>
          <table:table-cell table:style-name="ce7" office:value-type="string" calcext:value-type="string">
            <text:p>Terminology;Software engineering;Standards</text:p>
          </table:table-cell>
          <table:table-cell table:style-name="ce9"/>
          <table:table-cell table:style-name="ce7" office:value-type="float" office:value="127" calcext:value-type="float">
            <text:p>127</text:p>
          </table:table-cell>
          <table:table-cell table:style-name="ce7" office:value-type="float" office:value="25" calcext:value-type="float">
            <text:p>25</text:p>
          </table:table-cell>
          <table:table-cell table:style-name="ce7" office:value-type="float" office:value="17" calcext:value-type="float">
            <text:p>17</text:p>
          </table:table-cell>
          <table:table-cell table:style-name="ce9"/>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Standard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Vocabulary normalization improves IR-based concept location</text:p>
          </table:table-cell>
          <table:table-cell table:style-name="ce7" office:value-type="string" calcext:value-type="string">
            <text:p>D. Binkley; D. Lawrie; C. Uehlinger</text:p>
          </table:table-cell>
          <table:table-cell table:style-name="ce7" office:value-type="string" calcext:value-type="string">
            <text:p>Computer Science Department, Loyola University, Baltimore, Maryland, USA; Computer Science Department, Loyola University, Baltimore, Maryland, USA; Computer Science Department, Loyola University, Baltimore, Maryland, USA</text:p>
          </table:table-cell>
          <table:table-cell table:style-name="ce7" office:value-type="string" calcext:value-type="string">
            <text:p>2012 28th IEEE International Conference on Software Maintenance (ICSM)</text:p>
          </table:table-cell>
          <table:table-cell table:style-name="ce11" office:value-type="date" office:date-value="2013-01-10" calcext:value-type="date">
            <text:p>10 Jan 2013</text:p>
          </table:table-cell>
          <table:table-cell table:style-name="ce7" office:value-type="float" office:value="2012" calcext:value-type="float">
            <text:p>2012</text:p>
          </table:table-cell>
          <table:table-cell table:style-name="ce9" table:number-columns-repeated="2"/>
          <table:table-cell table:style-name="ce7" office:value-type="float" office:value="588" calcext:value-type="float">
            <text:p>588</text:p>
          </table:table-cell>
          <table:table-cell table:style-name="ce7" office:value-type="float" office:value="591" calcext:value-type="float">
            <text:p>591</text:p>
          </table:table-cell>
          <table:table-cell table:style-name="ce4" office:value-type="string" calcext:value-type="string">
            <text:p>Tool support is crucial to modern software development, evolution, and maintenance. Early tools reused the static analysis performed by the compiler. These were followed by dynamic analysis tools and more recently tools that exploit natural language. This later class has the advantage that it can incorporate not only the code, but artifacts from all phases of software construction and its subsequent evolution. Unfortunately, the natural language found in source code often uses a vocabulary different from that used in other software artifacts and thus increases the vocabulary mismatch problem. This problem exists because many natural-language tools imported from Information Retrieval (IR) and Natural Language Processing (NLP) implicitly assume the use of a single natural language vocabulary. Vocabulary normalization, which goes well beyond simple identifier splitting, brings the vocabulary of the source into line with other artifacts. Consequently, it is expected to improve the performance of existing and future IR and NLP based tools. As a case study, an experiment with an LSI-based feature locator is replicated. Normalization universally improves performance. For the tersest queries, this improvement is over 180% (p &lt;; 0.0001).</text:p>
          </table:table-cell>
          <table:table-cell table:style-name="ce7" office:value-type="string" calcext:value-type="string">
            <text:p>1063-6773</text:p>
          </table:table-cell>
          <table:table-cell table:style-name="ce7" office:value-type="string" calcext:value-type="string">
            <text:p>978-1-4673-2312-3</text:p>
          </table:table-cell>
          <table:table-cell table:style-name="ce7" office:value-type="string" calcext:value-type="string">
            <text:p>10.1109/ICSM.2012.6405328</text:p>
          </table:table-cell>
          <table:table-cell table:style-name="ce9"/>
          <table:table-cell table:style-name="ce15" office:value-type="string" calcext:value-type="string">
            <text:p><text:a xlink:href="https://ieeexplore.ieee.org/stamp/stamp.jsp?arnumber=6405328" xlink:type="simple">https://ieeexplore.ieee.org/stamp/stamp.jsp?arnumber=6405328</text:a></text:p>
          </table:table-cell>
          <table:table-cell table:style-name="ce7" office:value-type="string" calcext:value-type="string">
            <text:p>vocabulary normalization;information retrieval;concept location</text:p>
          </table:table-cell>
          <table:table-cell table:style-name="ce7" office:value-type="string" calcext:value-type="string">
            <text:p>Vocabulary;Software maintenance;Conferences;Natural language processing;Educational institutions</text:p>
          </table:table-cell>
          <table:table-cell table:style-name="ce9"/>
          <table:table-cell table:style-name="ce7" office:value-type="float" office:value="6" calcext:value-type="float">
            <text:p>6</text:p>
          </table:table-cell>
          <table:table-cell table:style-name="ce9"/>
          <table:table-cell table:style-name="ce7" office:value-type="float" office:value="16" calcext:value-type="float">
            <text:p>16</text:p>
          </table:table-cell>
          <table:table-cell table:style-name="ce7" office:value-type="string" calcext:value-type="string">
            <text:p>IEEE</text:p>
          </table:table-cell>
          <table:table-cell table:style-name="ce11" office:value-type="date" office:date-value="2013-01-10" calcext:value-type="date">
            <text:p>10 Jan 201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PAM Evolution/Trends</text:p>
          </table:table-cell>
          <table:table-cell table:style-name="ce7" office:value-type="string" calcext:value-type="string">
            <text:p>T. Rooney; M. Dooley</text:p>
          </table:table-cell>
          <table:table-cell table:style-name="ce7" office:value-type="string" calcext:value-type="string">
            <text:p>NA; NA</text:p>
          </table:table-cell>
          <table:table-cell table:style-name="ce7" office:value-type="string" calcext:value-type="string">
            <text:p>IP Address Management</text:p>
          </table:table-cell>
          <table:table-cell table:style-name="ce9"/>
          <table:table-cell table:style-name="ce7" office:value-type="float" office:value="2021" calcext:value-type="float">
            <text:p>2021</text:p>
          </table:table-cell>
          <table:table-cell table:style-name="ce9" table:number-columns-repeated="2"/>
          <table:table-cell table:style-name="ce7" office:value-type="float" office:value="407" calcext:value-type="float">
            <text:p>407</text:p>
          </table:table-cell>
          <table:table-cell table:style-name="ce7" office:value-type="float" office:value="417" calcext:value-type="float">
            <text:p>417</text:p>
          </table:table-cell>
          <table:table-cell table:style-name="ce4" office:value-type="string" calcext:value-type="string">
            <text:p>This chapter reviews current technology trends that are in various stages of maturity with respect to how IP address management (IPAM) affects or can be affected by each. IPAM fulfills a major role within readers' overall network security strategy, from tracking IP inventory to address space allocation methods, to the use of network access controls, and to domain name system security. Artificial intelligence (AI) offers a growing expanse of IPAM benefits for automating the analysis of large amounts of data and for predicting outcomes based on data inputs. The concept of edge computing distributes AI from a centralized to a distributed model. Several protocols seek to separate the location of a node from the identification of the node itself, unlike the current Internet Protocol which overloads the IP address with both network location and host identifier information.</text:p>
          </table:table-cell>
          <table:table-cell table:style-name="ce9"/>
          <table:table-cell table:style-name="ce7" office:value-type="float" office:value="9781119692287" calcext:value-type="float">
            <text:p>9781119692287</text:p>
          </table:table-cell>
          <table:table-cell table:style-name="ce7" office:value-type="string" calcext:value-type="string">
            <text:p>10.1002/9781119692263.ch16</text:p>
          </table:table-cell>
          <table:table-cell table:style-name="ce9"/>
          <table:table-cell table:style-name="ce15" office:value-type="string" calcext:value-type="string">
            <text:p><text:a xlink:href="https://ieeexplore.ieee.org/xpl/ebooks/bookPdfWithBanner.jsp?fileName=9295221.pdf&amp;bkn=9295060&amp;pdfType=chapter" xlink:type="simple">https://ieeexplore.ieee.org/xpl/ebooks/bookPdfWithBanner.jsp?fileName=9295221.pdf&amp;bkn=9295060&amp;pdfType=chapter</text:a></text:p>
          </table:table-cell>
          <table:table-cell table:style-name="ce9"/>
          <table:table-cell table:style-name="ce7" office:value-type="string" calcext:value-type="string">
            <text:p>IP networks;Authorization;Security;Data models;Authentication;Resource management;Brain modeling</text:p>
          </table:table-cell>
          <table:table-cell table:style-name="ce9" table:number-columns-repeated="5"/>
          <table:table-cell table:style-name="ce7" office:value-type="string" calcext:value-type="string">
            <text:p>15 Dec 2020</text:p>
          </table:table-cell>
          <table:table-cell table:style-name="ce9" table:number-columns-repeated="2"/>
          <table:table-cell table:style-name="ce7" office:value-type="string" calcext:value-type="string">
            <text:p>IEEE</text:p>
          </table:table-cell>
          <table:table-cell table:style-name="ce7" office:value-type="string" calcext:value-type="string">
            <text:p>Wiley-IEEE Press eBook Chapter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PriGenX: Privacy-Preserving Query With Anonymous Access Control for Genomic Data</text:p>
          </table:table-cell>
          <table:table-cell table:style-name="ce7" office:value-type="string" calcext:value-type="string">
            <text:p>Y. Yang; J. Weng; Y. Tong; J. -N. Liu; Z. Wu; L. Y. Zhang; A. Yang</text:p>
          </table:table-cell>
          <table:table-cell table:style-name="ce7" office:value-type="string" calcext:value-type="string">
            <text:p>College of Information Science and Technology, College of Cyber Security, Jinan University, Guangzhou, Guangdong, China; College of Information Science and Technology, College of Cyber Security, Jinan University, Guangzhou, Guangdong, China; Guangzhou Fongwell Data Limited Company, Guangzhou, Guangdong, China; School of Computer Science and Technology, Dongguan University of Technology, Dongguan, Guangdong, China; College of Information Science and Technology, College of Cyber Security, Jinan University, Guangzhou, Guangdong, China; School of Information and Communication Technology, Griffith University, Nathan, QLD, Australia; College of Information Science and Technology, College of Cyber Security, Jinan University, Guangzhou, Guangdong, China</text:p>
          </table:table-cell>
          <table:table-cell table:style-name="ce7" office:value-type="string" calcext:value-type="string">
            <text:p>IEEE Transactions on Dependable and Secure Computing</text:p>
          </table:table-cell>
          <table:table-cell table:style-name="ce7" office:value-type="string" calcext:value-type="string">
            <text:p>13 Mar 2024</text:p>
          </table:table-cell>
          <table:table-cell table:style-name="ce7" office:value-type="float" office:value="2024" calcext:value-type="float">
            <text:p>2024</text:p>
          </table:table-cell>
          <table:table-cell table:style-name="ce7" office:value-type="float" office:value="21" calcext:value-type="float">
            <text:p>21</text:p>
          </table:table-cell>
          <table:table-cell table:style-name="ce7" office:value-type="float" office:value="2" calcext:value-type="float">
            <text:p>2</text:p>
          </table:table-cell>
          <table:table-cell table:style-name="ce7" office:value-type="float" office:value="961" calcext:value-type="float">
            <text:p>961</text:p>
          </table:table-cell>
          <table:table-cell table:style-name="ce7" office:value-type="float" office:value="974" calcext:value-type="float">
            <text:p>974</text:p>
          </table:table-cell>
          <table:table-cell table:style-name="ce4" office:value-type="string" calcext:value-type="string">
            <text:p>Presently, similar sequence search is a fundamental technique in genomic data research. Patients or researchers, who want to check whether they or their research objects have genetic diseases or potential illnesses, need to query similar sequences with their genes in certain genomic databases. As a consequence, this may raise privacy issues since the genomic data are regarded as an identifier of each individual and contain lots of sensitive information. Up to date, some solutions have been brought up for achieving secure similarity search over genomic data, but they are still defective in searching exact similar sequences, supporting fine-grained access control, preventing side information leakage, and being built on strong security models at the same time. In this paper, aiming at the above challenge, we propose a maliciously secure similar sequence search scheme with fine-grained access control over genomic data, named PriGenX. Based on oblivious transfer and authenticated garbling techniques, our scheme also supports secure access control with anonymity for protecting the identity of each party preventing side information leakage, and implementing a flexible over-threshold similarity search. Experimental results and security analysis indicate that our scheme is scalable and maliciously secure.</text:p>
          </table:table-cell>
          <table:table-cell table:style-name="ce7" office:value-type="string" calcext:value-type="string">
            <text:p>1941-0018</text:p>
          </table:table-cell>
          <table:table-cell table:style-name="ce9"/>
          <table:table-cell table:style-name="ce7" office:value-type="string" calcext:value-type="string">
            <text:p>10.1109/TDSC.2023.3266292</text:p>
          </table:table-cell>
          <table:table-cell table:style-name="ce7" office:value-type="string" calcext:value-type="string">
            <text:p>National Natural Science Foundation of China(grant numbers:62332007,61825203,U22B2028); Major Program of Guangdong Basic and Applied Research Project(grant numbers:2019B030302008); Guangdong Provincial Science and Technology(grant numbers:2021A0505030033); Science and Technology Major Project of Tibetan Autonomous Region of China(grant numbers:XZ202201ZD0006G); National Joint Engineering Research Center of Network Security Detection and Protection Technology; Guangdong Key Laboratory of Data Security and Privacy Preserving; Guangdong Hong Kong Joint Laboratory for Data Security and Privacy Protection; Engineering Research Center of Trustworthy AI; </text:p>
          </table:table-cell>
          <table:table-cell table:style-name="ce15" office:value-type="string" calcext:value-type="string">
            <text:p><text:a xlink:href="https://ieeexplore.ieee.org/stamp/stamp.jsp?arnumber=10100620" xlink:type="simple">https://ieeexplore.ieee.org/stamp/stamp.jsp?arnumber=10100620</text:a></text:p>
          </table:table-cell>
          <table:table-cell table:style-name="ce7" office:value-type="string" calcext:value-type="string">
            <text:p>Access control;genomic sequence query;oblivious transfer;secure multiparty computation</text:p>
          </table:table-cell>
          <table:table-cell table:style-name="ce7" office:value-type="string" calcext:value-type="string">
            <text:p>Databases;Genomics;Bioinformatics;Access control;Protocols;Medical services;Data privacy</text:p>
          </table:table-cell>
          <table:table-cell table:style-name="ce9" table:number-columns-repeated="3"/>
          <table:table-cell table:style-name="ce7" office:value-type="float" office:value="42" calcext:value-type="float">
            <text:p>42</text:p>
          </table:table-cell>
          <table:table-cell table:style-name="ce7" office:value-type="string" calcext:value-type="string">
            <text:p>IEEE</text:p>
          </table:table-cell>
          <table:table-cell table:style-name="ce11" office:value-type="date" office:date-value="2023-04-11" calcext:value-type="date">
            <text:p>11 Apr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formal description of design patterns using OWL</text:p>
          </table:table-cell>
          <table:table-cell table:style-name="ce7" office:value-type="string" calcext:value-type="string">
            <text:p>J. Dietrich; C. Elgar</text:p>
          </table:table-cell>
          <table:table-cell table:style-name="ce7" office:value-type="string" calcext:value-type="string">
            <text:p>Massey University, New Zealand; Massey University, New Zealand</text:p>
          </table:table-cell>
          <table:table-cell table:style-name="ce7" office:value-type="string" calcext:value-type="string">
            <text:p>2005 Australian Software Engineering Conference</text:p>
          </table:table-cell>
          <table:table-cell table:style-name="ce11" office:value-type="date" office:date-value="2005-04-11" calcext:value-type="date">
            <text:p>11 Apr 2005</text:p>
          </table:table-cell>
          <table:table-cell table:style-name="ce7" office:value-type="float" office:value="2005" calcext:value-type="float">
            <text:p>2005</text:p>
          </table:table-cell>
          <table:table-cell table:style-name="ce9" table:number-columns-repeated="2"/>
          <table:table-cell table:style-name="ce7" office:value-type="float" office:value="243" calcext:value-type="float">
            <text:p>243</text:p>
          </table:table-cell>
          <table:table-cell table:style-name="ce7" office:value-type="float" office:value="250" calcext:value-type="float">
            <text:p>250</text:p>
          </table:table-cell>
          <table:table-cell table:style-name="ce4" office:value-type="string" calcext:value-type="string">
            <text:p>Design patterns have been used successfully in the last decade to reuse and communicate object-oriented design. However, the documentation of pattern usage is often very poor. This motivates the use of tools which can detect and document design patterns found in software. A couple of approaches have been proposed in recent years. The approach introduced is based on a formal description of design patterns using the Web ontology language OWL. Software artefacts used to define design patterns in a formal and machine processable fashion are represented by uniform resource identifiers (URIs). This yields a description that is open and extensible, and facilitates the sharing of design among software engineers. We discuss the developed software design ontology, and how this approach relates to the meta-modelling architecture of the OMG. In the second part, an effective pattern scanner for the Java language is presented. This scanner is based on the ontology developed in part one and uses reflection and AST analysis to verify constraints. Various applications of this scanner are discussed.</text:p>
          </table:table-cell>
          <table:table-cell table:style-name="ce7" office:value-type="string" calcext:value-type="string">
            <text:p>2377-5408</text:p>
          </table:table-cell>
          <table:table-cell table:style-name="ce7" office:value-type="string" calcext:value-type="string">
            <text:p>0-7695-2257-2</text:p>
          </table:table-cell>
          <table:table-cell table:style-name="ce7" office:value-type="string" calcext:value-type="string">
            <text:p>10.1109/ASWEC.2005.6</text:p>
          </table:table-cell>
          <table:table-cell table:style-name="ce9"/>
          <table:table-cell table:style-name="ce15" office:value-type="string" calcext:value-type="string">
            <text:p><text:a xlink:href="https://ieeexplore.ieee.org/stamp/stamp.jsp?arnumber=1402019" xlink:type="simple">https://ieeexplore.ieee.org/stamp/stamp.jsp?arnumber=1402019</text:a></text:p>
          </table:table-cell>
          <table:table-cell table:style-name="ce7" office:value-type="string" calcext:value-type="string">
            <text:p>software design theory;object-oriented programming;semantic web;design patterns;web ontologies;automated pattern detection</text:p>
          </table:table-cell>
          <table:table-cell table:style-name="ce7" office:value-type="string" calcext:value-type="string">
            <text:p>OWL;Software design;Ontologies;Documentation;Software tools;Design engineering;Computer architecture;Java;Reflection;Application software</text:p>
          </table:table-cell>
          <table:table-cell table:style-name="ce9"/>
          <table:table-cell table:style-name="ce7" office:value-type="float" office:value="38" calcext:value-type="float">
            <text:p>38</text:p>
          </table:table-cell>
          <table:table-cell table:style-name="ce9"/>
          <table:table-cell table:style-name="ce7" office:value-type="float" office:value="28" calcext:value-type="float">
            <text:p>28</text:p>
          </table:table-cell>
          <table:table-cell table:style-name="ce7" office:value-type="string" calcext:value-type="string">
            <text:p>IEEE</text:p>
          </table:table-cell>
          <table:table-cell table:style-name="ce11" office:value-type="date" office:date-value="2005-04-11" calcext:value-type="date">
            <text:p>11 Apr 2005</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utomated Attendance System in the Classroom Using Artificial Intelligence and Internet of Things Technology</text:p>
          </table:table-cell>
          <table:table-cell table:style-name="ce7" office:value-type="string" calcext:value-type="string">
            <text:p>D. D. Nguyen; X. H. Nguyen; T. T. Than; M. S. Nguyen</text:p>
          </table:table-cell>
          <table:table-cell table:style-name="ce7" office:value-type="string" calcext:value-type="string">
            <text:p>Faculty of Information Science and Engineering, University of Information Technology – VNUHCM, Ho Chi Minh, Vietnam; Faculty of Information Science and Engineering, University of Information Technology – VNUHCM, Ho Chi Minh, Vietnam; Faculty of Information Science and Engineering, University of Information Technology – VNUHCM, Ho Chi Minh, Vietnam; Faculty of Information Science and Engineering, University of Information Technology – VNUHCM, Ho Chi Minh, Vietnam</text:p>
          </table:table-cell>
          <table:table-cell table:style-name="ce7" office:value-type="string" calcext:value-type="string">
            <text:p>2021 8th NAFOSTED Conference on Information and Computer Science (NICS)</text:p>
          </table:table-cell>
          <table:table-cell table:style-name="ce11" office:value-type="date" office:date-value="2022-02-08" calcext:value-type="date">
            <text:p>8 Feb 2022</text:p>
          </table:table-cell>
          <table:table-cell table:style-name="ce7" office:value-type="float" office:value="2021" calcext:value-type="float">
            <text:p>2021</text:p>
          </table:table-cell>
          <table:table-cell table:style-name="ce9" table:number-columns-repeated="2"/>
          <table:table-cell table:style-name="ce7" office:value-type="float" office:value="531" calcext:value-type="float">
            <text:p>531</text:p>
          </table:table-cell>
          <table:table-cell table:style-name="ce7" office:value-type="float" office:value="536" calcext:value-type="float">
            <text:p>536</text:p>
          </table:table-cell>
          <table:table-cell table:style-name="ce4" office:value-type="string" calcext:value-type="string">
            <text:p>Computer vision is recently developing and applying in the utility apps serving people, facial recognition is one of its applications. Although the accuracy of the facial recognition is less than when compared to fingerprint recognition, iris recognition and Radio Frequency Identification (RFID) card recognition. But it is still widely used because the recognition process does not contact the device. With the advantage of the facial recognition method, we propose an automated attendance solution which uses embedded device integrated Artificial Intelligence technology (AI) and Internet of Things technology (IoT) in the smart classrooms. The highlight of the system is the ability to take attendance automatically and continuously throughout the learning period. When the students enter the class, the management department and the parents can know the student’s participation status by viewing the report in the real-time system. The system consists of the main components: embedded device component with attached camera sensor, which is used for the process recognition and interacts with the Cloud server via IoT infrastructure; the Cloud server stores and provides data analysis devices for the administrator and parents. At the beginning of the roll call, the embedded device will receive an instruction to replace the old data with the new recorded data, which contains the characteristics and identifier code of the objects to be attended. The new data goes from the Cloud server in the respective classroom to the embedded device and then it compares with the data collected in the classroom. When the results are available, the embedded device interacts with the Cloud server to update the status of the students. The experimental results of the proposal system achieve accuracy per frame is 89%. The recognition speed of 82ms per face with a distance in the 4 - 15 meter range. The system which is an embedded system-based application solution has low operating costs and rapid deployment.</text:p>
          </table:table-cell>
          <table:table-cell table:style-name="ce9"/>
          <table:table-cell table:style-name="ce7" office:value-type="string" calcext:value-type="string">
            <text:p>978-1-6654-1001-4</text:p>
          </table:table-cell>
          <table:table-cell table:style-name="ce7" office:value-type="string" calcext:value-type="string">
            <text:p>10.1109/NICS54270.2021.9700991</text:p>
          </table:table-cell>
          <table:table-cell table:style-name="ce9"/>
          <table:table-cell table:style-name="ce15" office:value-type="string" calcext:value-type="string">
            <text:p><text:a xlink:href="https://ieeexplore.ieee.org/stamp/stamp.jsp?arnumber=9700991" xlink:type="simple">https://ieeexplore.ieee.org/stamp/stamp.jsp?arnumber=9700991</text:a></text:p>
          </table:table-cell>
          <table:table-cell table:style-name="ce7" office:value-type="string" calcext:value-type="string">
            <text:p>embedded system;facial recognition;real-time image processing on embedded system;automated attendance;smart-classroom.</text:p>
          </table:table-cell>
          <table:table-cell table:style-name="ce7" office:value-type="string" calcext:value-type="string">
            <text:p>Cloud computing;Face recognition;Fingerprint recognition;Cameras;Real-time systems;Servers;Internet of Things</text:p>
          </table:table-cell>
          <table:table-cell table:style-name="ce9"/>
          <table:table-cell table:style-name="ce7" office:value-type="float" office:value="3" calcext:value-type="float">
            <text:p>3</text:p>
          </table:table-cell>
          <table:table-cell table:style-name="ce9"/>
          <table:table-cell table:style-name="ce7" office:value-type="float" office:value="14" calcext:value-type="float">
            <text:p>14</text:p>
          </table:table-cell>
          <table:table-cell table:style-name="ce7" office:value-type="string" calcext:value-type="string">
            <text:p>IEEE</text:p>
          </table:table-cell>
          <table:table-cell table:style-name="ce11" office:value-type="date" office:date-value="2022-02-08" calcext:value-type="date">
            <text:p>8 Feb 202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Design of Efficient Low Power Strong PUF for Security Applications</text:p>
          </table:table-cell>
          <table:table-cell table:style-name="ce7" office:value-type="string" calcext:value-type="string">
            <text:p>A. B. Patel; S. Kamatchi; K. Hatti</text:p>
          </table:table-cell>
          <table:table-cell table:style-name="ce7" office:value-type="string" calcext:value-type="string">
            <text:p>Department of Electronics and Communication Engineering, Amrita School of Engineering, Bangalore Amrita Vishwa Vidyapeetham, Karnataka, India; Department of Electronics and Communication Engineering, Amrita School of Engineering, Bangalore Amrita Vishwa Vidyapeetham, Karnataka, India; Department of Electronics and Communication Engineering, Amrita School of Engineering, Bangalore Amrita Vishwa Vidyapeetham, Karnataka, India</text:p>
          </table:table-cell>
          <table:table-cell table:style-name="ce7" office:value-type="string" calcext:value-type="string">
            <text:p>2021 2nd International Conference on Smart Electronics and Communication (ICOSEC)</text:p>
          </table:table-cell>
          <table:table-cell table:style-name="ce11" office:value-type="date" office:date-value="2021-11-12" calcext:value-type="date">
            <text:p>12 Nov 2021</text:p>
          </table:table-cell>
          <table:table-cell table:style-name="ce7" office:value-type="float" office:value="2021" calcext:value-type="float">
            <text:p>2021</text:p>
          </table:table-cell>
          <table:table-cell table:style-name="ce9" table:number-columns-repeated="2"/>
          <table:table-cell table:style-name="ce7" office:value-type="float" office:value="372" calcext:value-type="float">
            <text:p>372</text:p>
          </table:table-cell>
          <table:table-cell table:style-name="ce7" office:value-type="float" office:value="377" calcext:value-type="float">
            <text:p>377</text:p>
          </table:table-cell>
          <table:table-cell table:style-name="ce4" office:value-type="string" calcext:value-type="string">
            <text:p>Technological innovation creates new challenges in terms of security, trust, and privacy. In today's society, when digital electronic gadgets predominate, their security is becoming as a key source of concern. In such cases, Physical Unclonable Functions (PUFs) have come to our support. PUF utilizes the manufacturing process differences in ICs or devices to provide unique responses. This one-of-a-kind reaction of an IC may be utilized in a variety of hardware security applications such as secret key creation, device authentication, and so on. The response response of an embedded PUF may be regarded as serving a unique identifier for that device. The most common PUF implementation technique field-programmable gate arrays (FPGAs). Due to its unclonable behavior, PUF’s demand is increasing day by day to identify and authenticate the devices. This research study focuses on performing a detailed analysis on various PUF architectures and to come up with an efficient architecture, which consumes less power and less area overhead. In regards to this a new PUF design named Double XOR- based Arbiter PUF has been proposed to improve the dynamic power consumption, area overhead along with higher uniqueness. The proposed design is also compared with other existing designs of Arbiter PUF, XOR PUF, Feed-Forward PUF and Feed-Forward XOR Arbiter PUF in terms of dynamic power consumption, resource utilization. The architectures are modeled using Verilog HDL language in Xilinx ISE software tool and implemented on Virtex 6 FPGA board. The proposed design achieves a power consumption improvement of approximately 7.5%, 13.5% and 16.4% for 4-bit, 8-bit and 16-bit CRP design respectively.</text:p>
          </table:table-cell>
          <table:table-cell table:style-name="ce9"/>
          <table:table-cell table:style-name="ce7" office:value-type="string" calcext:value-type="string">
            <text:p>978-1-6654-3368-6</text:p>
          </table:table-cell>
          <table:table-cell table:style-name="ce7" office:value-type="string" calcext:value-type="string">
            <text:p>10.1109/ICOSEC51865.2021.9591696</text:p>
          </table:table-cell>
          <table:table-cell table:style-name="ce9"/>
          <table:table-cell table:style-name="ce15" office:value-type="string" calcext:value-type="string">
            <text:p><text:a xlink:href="https://ieeexplore.ieee.org/stamp/stamp.jsp?arnumber=9591696" xlink:type="simple">https://ieeexplore.ieee.org/stamp/stamp.jsp?arnumber=9591696</text:a></text:p>
          </table:table-cell>
          <table:table-cell table:style-name="ce7" office:value-type="string" calcext:value-type="string">
            <text:p>PUFs;Security;Arbiter PUF;Uniqueness;Reliability;Challenge-Response Pairs</text:p>
          </table:table-cell>
          <table:table-cell table:style-name="ce7" office:value-type="string" calcext:value-type="string">
            <text:p>Multiplexing;Technological innovation;Power demand;Computer architecture;Physical unclonable function;Security;Object recognition</text:p>
          </table:table-cell>
          <table:table-cell table:style-name="ce9"/>
          <table:table-cell table:style-name="ce7" office:value-type="float" office:value="1" calcext:value-type="float">
            <text:p>1</text:p>
          </table:table-cell>
          <table:table-cell table:style-name="ce9"/>
          <table:table-cell table:style-name="ce7" office:value-type="float" office:value="16" calcext:value-type="float">
            <text:p>16</text:p>
          </table:table-cell>
          <table:table-cell table:style-name="ce7" office:value-type="string" calcext:value-type="string">
            <text:p>IEEE</text:p>
          </table:table-cell>
          <table:table-cell table:style-name="ce11" office:value-type="date" office:date-value="2021-11-12" calcext:value-type="date">
            <text:p>12 Nov 2021</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1">
          <table:table-cell table:number-columns-repeated="1024"/>
        </table:table-row>
        <table:table-row table:style-name="ro2">
          <table:table-cell table:style-name="ce6" table:formula="of:=ROWS([.A2:.A191])" office:value-type="float" office:value="190" calcext:value-type="float">
            <text:p>190</text:p>
          </table:table-cell>
          <table:table-cell table:style-name="ce1" office:value-type="string" calcext:value-type="string">
            <text:p>All</text:p>
          </table:table-cell>
          <table:table-cell table:number-columns-repeated="1022"/>
        </table:table-row>
        <table:table-row table:style-name="ro2">
          <table:table-cell table:style-name="ce6" table:formula="of:=countstyle(&quot;A2:A191&quot;; &quot;line-through&quot;)" office:value-type="float" office:value="160" calcext:value-type="float">
            <text:p>160</text:p>
          </table:table-cell>
          <table:table-cell table:style-name="ce1" office:value-type="string" calcext:value-type="string">
            <text:p>Removed</text:p>
          </table:table-cell>
          <table:table-cell table:number-columns-repeated="1022"/>
        </table:table-row>
        <table:table-row table:style-name="ro2">
          <table:table-cell table:style-name="ce6" table:formula="of:=[.A193]-[.A194]" office:value-type="float" office:value="30" calcext:value-type="float">
            <text:p>30</text:p>
          </table:table-cell>
          <table:table-cell table:style-name="ce1" office:value-type="string" calcext:value-type="string">
            <text:p>Relevant</text:p>
          </table:table-cell>
          <table:table-cell table:number-columns-repeated="1022"/>
        </table:table-row>
        <table:table-row table:style-name="ro1" table:number-rows-repeated="1048380">
          <table:table-cell table:number-columns-repeated="1024"/>
        </table:table-row>
        <table:table-row table:style-name="ro1">
          <table:table-cell table:number-columns-repeated="1024"/>
        </table:table-row>
        <table:named-expressions>
          <table:named-range table:name="_xlnm._FilterDatabase" table:base-cell-address="$'Search Queries'.$A$1" table:cell-range-address="$'Timeline Extension'.$A$1:.$AB$191"/>
        </table:named-expressions>
      </table:table>
      <table:table table:name="Timeline" table:style-name="ta3">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4" table:default-cell-style-name="Default"/>
        <table:table-column table:style-name="co1" table:default-cell-style-name="Default"/>
        <table:table-column table:style-name="co14" table:default-cell-style-name="Default"/>
        <table:table-column table:style-name="co1" table:number-columns-repeated="12" table:default-cell-style-name="Default"/>
        <table:table-column table:style-name="co16" table:default-cell-style-name="Default"/>
        <table:table-column table:style-name="co1" table:number-columns-repeated="1004" table:default-cell-style-name="Default"/>
        <table:table-row table:style-name="ro1">
          <table:table-cell table:number-columns-repeated="1024"/>
        </table:table-row>
        <table:table-row table:style-name="ro2">
          <table:table-cell table:number-columns-repeated="2"/>
          <table:table-cell table:style-name="ce19"/>
          <table:table-cell/>
          <table:table-cell table:style-name="ce19"/>
          <table:table-cell/>
          <table:table-cell table:style-name="ce19"/>
          <table:table-cell table:number-columns-repeated="1017"/>
        </table:table-row>
        <table:table-row table:style-name="ro2">
          <table:table-cell/>
          <table:table-cell table:style-name="ce1" office:value-type="float" office:value="2000" calcext:value-type="float">
            <text:p>2000</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01" calcext:value-type="float">
            <text:p>2001</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02" calcext:value-type="float">
            <text:p>2002</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03" calcext:value-type="float">
            <text:p>2003</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04" calcext:value-type="float">
            <text:p>2004</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05" calcext:value-type="float">
            <text:p>2005</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06" calcext:value-type="float">
            <text:p>2006</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07" calcext:value-type="float">
            <text:p>2007</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08" calcext:value-type="float">
            <text:p>2008</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09" calcext:value-type="float">
            <text:p>2009</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10" calcext:value-type="float">
            <text:p>2010</text:p>
          </table:table-cell>
          <table:table-cell table:style-name="ce20" office:value-type="float" office:value="1" calcext:value-type="float">
            <text:p>1</text:p>
          </table:table-cell>
          <table:table-cell table:style-name="ce21" office:value-type="string" calcext:value-type="string">
            <text:p>Exploring the Influence of Identifier Names on Code Quality: An Empirical Study</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11" calcext:value-type="float">
            <text:p>2011</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12" calcext:value-type="float">
            <text:p>2012</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13" calcext:value-type="float">
            <text:p>2013</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14" calcext:value-type="float">
            <text:p>2014</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15" calcext:value-type="float">
            <text:p>2015</text:p>
          </table:table-cell>
          <table:table-cell table:style-name="ce20" office:value-type="float" office:value="3" calcext:value-type="float">
            <text:p>3</text:p>
          </table:table-cell>
          <table:table-cell table:style-name="ce21" office:value-type="string" calcext:value-type="string">
            <text:p>Suggesting accurate method and class names</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16" calcext:value-type="float">
            <text:p>2016</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17" calcext:value-type="float">
            <text:p>2017</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18" calcext:value-type="float">
            <text:p>2018</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19" calcext:value-type="float">
            <text:p>2019</text:p>
          </table:table-cell>
          <table:table-cell table:style-name="ce20" office:value-type="float" office:value="4" calcext:value-type="float">
            <text:p>4</text:p>
          </table:table-cell>
          <table:table-cell table:style-name="ce21" office:value-type="string" calcext:value-type="string">
            <text:p>A Neural Model for Method Name Generation from Functional Description</text:p>
          </table:table-cell>
          <table:table-cell table:style-name="ce20" office:value-type="float" office:value="5" calcext:value-type="float">
            <text:p>5</text:p>
          </table:table-cell>
          <table:table-cell table:style-name="ce21" office:value-type="string" calcext:value-type="string">
            <text:p>Contextualizing Rename Decisions using Refactorings and Commit Messages</text:p>
          </table:table-cell>
          <table:table-cell table:style-name="ce20" office:value-type="float" office:value="6" calcext:value-type="float">
            <text:p>6</text:p>
          </table:table-cell>
          <table:table-cell table:style-name="ce21" office:value-type="string" calcext:value-type="string">
            <text:p>Modeling the Relationship Between Identifier Name and Behavior</text:p>
          </table:table-cell>
          <table:table-cell table:style-name="ce21"/>
          <table:table-cell table:number-columns-repeated="1015"/>
        </table:table-row>
        <table:table-row table:style-name="ro2">
          <table:table-cell/>
          <table:table-cell table:style-name="ce1" office:value-type="float" office:value="2020" calcext:value-type="float">
            <text:p>2020</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21" calcext:value-type="float">
            <text:p>2021</text:p>
          </table:table-cell>
          <table:table-cell table:style-name="ce20" office:value-type="float" office:value="7" calcext:value-type="float">
            <text:p>7</text:p>
          </table:table-cell>
          <table:table-cell table:style-name="ce21" office:value-type="string" calcext:value-type="string">
            <text:p>Assessing Function Names and Quantifying the Relationship Between Identifiers and Their Functionality to Improve Them</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22" calcext:value-type="float">
            <text:p>2022</text:p>
          </table:table-cell>
          <table:table-cell table:style-name="ce20" office:value-type="float" office:value="8" calcext:value-type="float">
            <text:p>8</text:p>
          </table:table-cell>
          <table:table-cell table:style-name="ce21" office:value-type="string" calcext:value-type="string">
            <text:p>Can Identifier Splitting Improve Open-Vocabulary Language Model of Code?</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23" calcext:value-type="float">
            <text:p>2023</text:p>
          </table:table-cell>
          <table:table-cell table:style-name="ce20" office:value-type="float" office:value="9" calcext:value-type="float">
            <text:p>9</text:p>
          </table:table-cell>
          <table:table-cell table:style-name="ce21" office:value-type="string" calcext:value-type="string">
            <text:p>A Cross-Language Name Binding Recognition and Discrimination Approach for Identifiers</text:p>
          </table:table-cell>
          <table:table-cell table:style-name="ce20" office:value-type="float" office:value="2" calcext:value-type="float">
            <text:p>2</text:p>
          </table:table-cell>
          <table:table-cell table:style-name="ce21" office:value-type="string" calcext:value-type="string">
            <text:p>How Well Can Masked Language Models Spot Identifiers That Violate Naming Guidelines?</text:p>
          </table:table-cell>
          <table:table-cell table:style-name="ce20" office:value-type="float" office:value="1" calcext:value-type="float">
            <text:p>1</text:p>
          </table:table-cell>
          <table:table-cell table:style-name="ce21" office:value-type="string" calcext:value-type="string">
            <text:p>An Accurate Identifier Renaming Prediction and Suggestion Approach</text:p>
          </table:table-cell>
          <table:table-cell table:style-name="ce21"/>
          <table:table-cell table:number-columns-repeated="1015"/>
        </table:table-row>
        <table:table-row table:style-name="ro2">
          <table:table-cell/>
          <table:table-cell table:style-name="ce1" office:value-type="float" office:value="2024" calcext:value-type="float">
            <text:p>2024</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1">
          <table:table-cell table:number-columns-repeated="1024"/>
        </table:table-row>
        <table:table-row table:style-name="ro2">
          <table:table-cell>
            <draw:frame table:end-cell-address="Timeline.R53" table:end-x="60.55pt" table:end-y="12.73pt" draw:z-index="0" draw:name="Chart 1" draw:style-name="gr1" draw:text-style-name="P1" svg:width="1103.98pt" svg:height="377.23pt" svg:x="17.26pt" svg:y="13.49pt">
              <draw:object draw:notify-on-update-of-ranges="Timeline.C9:Timeline.C27 Timeline.B9:Timeline.B27 Timeline.D9:Timeline.D27 Timeline.B9:Timeline.B27 Timeline.E9:Timeline.E27 Timeline.B9:Timeline.B27" xlink:href="./Object 1" xlink:type="simple" xlink:show="embed" xlink:actuate="onLoad">
                <loext:p/>
              </draw:object>
              <draw:image xlink:href="./ObjectReplacements/Object 1" xlink:type="simple" xlink:show="embed" xlink:actuate="onLoad"/>
            </draw:frame>
          </table:table-cell>
          <table:table-cell table:number-columns-repeated="18"/>
          <table:table-cell table:style-name="ce3" office:value-type="string" calcext:value-type="string">
            <text:p>Recovering code to documentation links in OO systems</text:p>
          </table:table-cell>
          <table:table-cell table:style-name="ce2" office:value-type="float" office:value="1999" calcext:value-type="float">
            <text:p>1999</text:p>
          </table:table-cell>
          <table:table-cell table:style-name="ce2"/>
          <table:table-cell table:style-name="ce2" office:value-type="float" office:value="1999" calcext:value-type="float">
            <text:p>1999</text:p>
          </table:table-cell>
          <table:table-cell table:style-name="ce2" table:formula="of:=COUNTIF([.$U$29:.$U$70]; [.W29])" office:value-type="float" office:value="1" calcext:value-type="float">
            <text:p>1</text:p>
          </table:table-cell>
          <table:table-cell table:number-columns-repeated="1000"/>
        </table:table-row>
        <table:table-row table:style-name="ro2">
          <table:table-cell table:number-columns-repeated="19"/>
          <table:table-cell table:style-name="ce3" office:value-type="string" calcext:value-type="string">
            <text:p>INVocD: Identifier name vocabulary dataset</text:p>
          </table:table-cell>
          <table:table-cell table:style-name="ce2" office:value-type="float" office:value="2013" calcext:value-type="float">
            <text:p>2013</text:p>
          </table:table-cell>
          <table:table-cell table:style-name="ce2"/>
          <table:table-cell table:style-name="ce2" office:value-type="float" office:value="2000" calcext:value-type="float">
            <text:p>2000</text:p>
          </table:table-cell>
          <table:table-cell table:style-name="ce2" table:formula="of:=COUNTIF([.$U$29:.$U$70]; [.W30])"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Investigating the Use of Code Analysis and NLP to Promote a Consistent Usage of Identifiers</text:p>
          </table:table-cell>
          <table:table-cell table:style-name="ce2" office:value-type="float" office:value="2017" calcext:value-type="float">
            <text:p>2017</text:p>
          </table:table-cell>
          <table:table-cell table:style-name="ce2"/>
          <table:table-cell table:style-name="ce2" office:value-type="float" office:value="2001" calcext:value-type="float">
            <text:p>2001</text:p>
          </table:table-cell>
          <table:table-cell table:style-name="ce2" table:formula="of:=COUNTIF([.$U$29:.$U$70]; [.W31])"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Lexical categories for source code identifiers</text:p>
          </table:table-cell>
          <table:table-cell table:style-name="ce2" office:value-type="float" office:value="2017" calcext:value-type="float">
            <text:p>2017</text:p>
          </table:table-cell>
          <table:table-cell table:style-name="ce2"/>
          <table:table-cell table:style-name="ce2" office:value-type="float" office:value="2002" calcext:value-type="float">
            <text:p>2002</text:p>
          </table:table-cell>
          <table:table-cell table:style-name="ce2" table:formula="of:=COUNTIF([.$U$29:.$U$70]; [.W32])"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Bayesian Unigram-Based Inference for Expanding Abbreviations in Source Code</text:p>
          </table:table-cell>
          <table:table-cell table:style-name="ce2" office:value-type="float" office:value="2017" calcext:value-type="float">
            <text:p>2017</text:p>
          </table:table-cell>
          <table:table-cell table:style-name="ce2"/>
          <table:table-cell table:style-name="ce2" office:value-type="float" office:value="2003" calcext:value-type="float">
            <text:p>2003</text:p>
          </table:table-cell>
          <table:table-cell table:style-name="ce2" table:formula="of:=COUNTIF([.$U$29:.$U$70]; [.W33])"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Applying Markov Models to Identify Grammatical Patterns of Function Identifiers</text:p>
          </table:table-cell>
          <table:table-cell table:style-name="ce2" office:value-type="float" office:value="2019" calcext:value-type="float">
            <text:p>2019</text:p>
          </table:table-cell>
          <table:table-cell table:style-name="ce2"/>
          <table:table-cell table:style-name="ce2" office:value-type="float" office:value="2004" calcext:value-type="float">
            <text:p>2004</text:p>
          </table:table-cell>
          <table:table-cell table:style-name="ce2" table:formula="of:=COUNTIF([.$U$29:.$U$70]; [.W34])"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Semantic Source Code Models Using Identifier Embeddings</text:p>
          </table:table-cell>
          <table:table-cell table:style-name="ce2" office:value-type="float" office:value="2019" calcext:value-type="float">
            <text:p>2019</text:p>
          </table:table-cell>
          <table:table-cell table:style-name="ce2"/>
          <table:table-cell table:style-name="ce2" office:value-type="float" office:value="2005" calcext:value-type="float">
            <text:p>2005</text:p>
          </table:table-cell>
          <table:table-cell table:style-name="ce2" table:formula="of:=COUNTIF([.$U$29:.$U$70]; [.W35])"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Contextualizing Rename Decisions using Refactorings and Commit Messages</text:p>
          </table:table-cell>
          <table:table-cell table:style-name="ce2" office:value-type="float" office:value="2019" calcext:value-type="float">
            <text:p>2019</text:p>
          </table:table-cell>
          <table:table-cell table:style-name="ce2"/>
          <table:table-cell table:style-name="ce2" office:value-type="float" office:value="2006" calcext:value-type="float">
            <text:p>2006</text:p>
          </table:table-cell>
          <table:table-cell table:style-name="ce2" table:formula="of:=COUNTIF([.$U$29:.$U$70]; [.W36])"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Modeling the Relationship Between Identifier Name and Behavior</text:p>
          </table:table-cell>
          <table:table-cell table:style-name="ce2" office:value-type="float" office:value="2019" calcext:value-type="float">
            <text:p>2019</text:p>
          </table:table-cell>
          <table:table-cell table:style-name="ce2"/>
          <table:table-cell table:style-name="ce2" office:value-type="float" office:value="2007" calcext:value-type="float">
            <text:p>2007</text:p>
          </table:table-cell>
          <table:table-cell table:style-name="ce2" table:formula="of:=COUNTIF([.$U$29:.$U$70]; [.W37])"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Deep-AutoCoder: Learning to Complete Code Precisely with Induced Code Tokens</text:p>
          </table:table-cell>
          <table:table-cell table:style-name="ce2" office:value-type="float" office:value="2019" calcext:value-type="float">
            <text:p>2019</text:p>
          </table:table-cell>
          <table:table-cell table:style-name="ce2"/>
          <table:table-cell table:style-name="ce2" office:value-type="float" office:value="2008" calcext:value-type="float">
            <text:p>2008</text:p>
          </table:table-cell>
          <table:table-cell table:style-name="ce2" table:formula="of:=COUNTIF([.$U$29:.$U$70]; [.W38])"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Towards a Model to Appraise and Suggest Identifier Names</text:p>
          </table:table-cell>
          <table:table-cell table:style-name="ce2" office:value-type="float" office:value="2019" calcext:value-type="float">
            <text:p>2019</text:p>
          </table:table-cell>
          <table:table-cell table:style-name="ce2"/>
          <table:table-cell table:style-name="ce2" office:value-type="float" office:value="2009" calcext:value-type="float">
            <text:p>2009</text:p>
          </table:table-cell>
          <table:table-cell table:style-name="ce2" table:formula="of:=COUNTIF([.$U$29:.$U$70]; [.W39])"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Code Completion for Programming Education based on Recurrent Neural Network</text:p>
          </table:table-cell>
          <table:table-cell table:style-name="ce2" office:value-type="float" office:value="2019" calcext:value-type="float">
            <text:p>2019</text:p>
          </table:table-cell>
          <table:table-cell table:style-name="ce2"/>
          <table:table-cell table:style-name="ce2" office:value-type="float" office:value="2010" calcext:value-type="float">
            <text:p>2010</text:p>
          </table:table-cell>
          <table:table-cell table:style-name="ce2" table:formula="of:=COUNTIF([.$U$29:.$U$70]; [.W40])" office:value-type="float" office:value="1" calcext:value-type="float">
            <text:p>1</text:p>
          </table:table-cell>
          <table:table-cell table:number-columns-repeated="1000"/>
        </table:table-row>
        <table:table-row table:style-name="ro2">
          <table:table-cell table:number-columns-repeated="19"/>
          <table:table-cell table:style-name="ce3" office:value-type="string" calcext:value-type="string">
            <text:p>On the Quality of Identifiers in Test Code</text:p>
          </table:table-cell>
          <table:table-cell table:style-name="ce2" office:value-type="float" office:value="2019" calcext:value-type="float">
            <text:p>2019</text:p>
          </table:table-cell>
          <table:table-cell table:style-name="ce2"/>
          <table:table-cell table:style-name="ce2" office:value-type="float" office:value="2011" calcext:value-type="float">
            <text:p>2011</text:p>
          </table:table-cell>
          <table:table-cell table:style-name="ce2" table:formula="of:=COUNTIF([.$U$29:.$U$70]; [.W41])"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Multi-task Learning based Pre-trained Language Model for Code Completion</text:p>
          </table:table-cell>
          <table:table-cell table:style-name="ce2" office:value-type="float" office:value="2020" calcext:value-type="float">
            <text:p>2020</text:p>
          </table:table-cell>
          <table:table-cell table:style-name="ce2"/>
          <table:table-cell table:style-name="ce2" office:value-type="float" office:value="2012" calcext:value-type="float">
            <text:p>2012</text:p>
          </table:table-cell>
          <table:table-cell table:style-name="ce2" table:formula="of:=COUNTIF([.$U$29:.$U$70]; [.W42])" office:value-type="float" office:value="0" calcext:value-type="float">
            <text:p>0</text:p>
          </table:table-cell>
          <table:table-cell table:number-columns-repeated="1000"/>
        </table:table-row>
        <table:table-row table:style-name="ro2">
          <table:table-cell table:number-columns-repeated="3"/>
          <table:table-cell>
            <draw:frame table:end-cell-address="Timeline.M61" table:end-x="4.08pt" table:end-y="0.74pt" draw:z-index="1" draw:name="Chart 2" draw:style-name="gr1" draw:text-style-name="P1" svg:width="449.97pt" svg:height="278.22pt" svg:x="207.75pt" svg:y="6.01pt">
              <draw:object draw:notify-on-update-of-ranges="Timeline.W29:Timeline.W54 Timeline.X29:Timeline.X54" xlink:href="./Object 2" xlink:type="simple" xlink:show="embed" xlink:actuate="onLoad">
                <loext:p/>
              </draw:object>
              <draw:image xlink:href="./ObjectReplacements/Object 2" xlink:type="simple" xlink:show="embed" xlink:actuate="onLoad"/>
            </draw:frame>
          </table:table-cell>
          <table:table-cell table:number-columns-repeated="15"/>
          <table:table-cell table:style-name="ce3" office:value-type="string" calcext:value-type="string">
            <text:p>Open-Vocabulary Models for Source Code (Extended Abstract)</text:p>
          </table:table-cell>
          <table:table-cell table:style-name="ce2" office:value-type="float" office:value="2020" calcext:value-type="float">
            <text:p>2020</text:p>
          </table:table-cell>
          <table:table-cell table:style-name="ce2"/>
          <table:table-cell table:style-name="ce2" office:value-type="float" office:value="2013" calcext:value-type="float">
            <text:p>2013</text:p>
          </table:table-cell>
          <table:table-cell table:style-name="ce2" table:formula="of:=COUNTIF([.$U$29:.$U$70]; [.W43])" office:value-type="float" office:value="1" calcext:value-type="float">
            <text:p>1</text:p>
          </table:table-cell>
          <table:table-cell table:number-columns-repeated="1000"/>
        </table:table-row>
        <table:table-row table:style-name="ro2">
          <table:table-cell table:number-columns-repeated="19"/>
          <table:table-cell table:style-name="ce3" office:value-type="string" calcext:value-type="string">
            <text:p>Big Code != Big Vocabulary: Open-Vocabulary Models for Source Code</text:p>
          </table:table-cell>
          <table:table-cell table:style-name="ce2" office:value-type="float" office:value="2020" calcext:value-type="float">
            <text:p>2020</text:p>
          </table:table-cell>
          <table:table-cell table:style-name="ce2"/>
          <table:table-cell table:style-name="ce2" office:value-type="float" office:value="2014" calcext:value-type="float">
            <text:p>2014</text:p>
          </table:table-cell>
          <table:table-cell table:style-name="ce2" table:formula="of:=COUNTIF([.$U$29:.$U$70]; [.W44])"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Enhancing Notation-Based Code Cloning Method With an External-Based Identifier Model</text:p>
          </table:table-cell>
          <table:table-cell table:style-name="ce2" office:value-type="float" office:value="2020" calcext:value-type="float">
            <text:p>2020</text:p>
          </table:table-cell>
          <table:table-cell table:style-name="ce2"/>
          <table:table-cell table:style-name="ce2" office:value-type="float" office:value="2015" calcext:value-type="float">
            <text:p>2015</text:p>
          </table:table-cell>
          <table:table-cell table:style-name="ce2" table:formula="of:=COUNTIF([.$U$29:.$U$70]; [.W45])" office:value-type="float" office:value="1" calcext:value-type="float">
            <text:p>1</text:p>
          </table:table-cell>
          <table:table-cell table:number-columns-repeated="1000"/>
        </table:table-row>
        <table:table-row table:style-name="ro2">
          <table:table-cell table:number-columns-repeated="19"/>
          <table:table-cell table:style-name="ce3" office:value-type="string" calcext:value-type="string">
            <text:p>A Theory of Dual Channel Constraints</text:p>
          </table:table-cell>
          <table:table-cell table:style-name="ce2" office:value-type="float" office:value="2020" calcext:value-type="float">
            <text:p>2020</text:p>
          </table:table-cell>
          <table:table-cell table:style-name="ce2"/>
          <table:table-cell table:style-name="ce2" office:value-type="float" office:value="2016" calcext:value-type="float">
            <text:p>2016</text:p>
          </table:table-cell>
          <table:table-cell table:style-name="ce2" table:formula="of:=COUNTIF([.$U$29:.$U$70]; [.W46])"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Deep Learning Based Identification of Suspicious Return Statements</text:p>
          </table:table-cell>
          <table:table-cell table:style-name="ce2" office:value-type="float" office:value="2020" calcext:value-type="float">
            <text:p>2020</text:p>
          </table:table-cell>
          <table:table-cell table:style-name="ce2"/>
          <table:table-cell table:style-name="ce2" office:value-type="float" office:value="2017" calcext:value-type="float">
            <text:p>2017</text:p>
          </table:table-cell>
          <table:table-cell table:style-name="ce2" table:formula="of:=COUNTIF([.$U$29:.$U$70]; [.W47])" office:value-type="float" office:value="3" calcext:value-type="float">
            <text:p>3</text:p>
          </table:table-cell>
          <table:table-cell table:number-columns-repeated="1000"/>
        </table:table-row>
        <table:table-row table:style-name="ro2">
          <table:table-cell table:number-columns-repeated="19"/>
          <table:table-cell table:style-name="ce3" office:value-type="string" calcext:value-type="string">
            <text:p>Spatial Locality Based Identifier Name Recommendation</text:p>
          </table:table-cell>
          <table:table-cell table:style-name="ce2" office:value-type="float" office:value="2021" calcext:value-type="float">
            <text:p>2021</text:p>
          </table:table-cell>
          <table:table-cell table:style-name="ce2"/>
          <table:table-cell table:style-name="ce2" office:value-type="float" office:value="2018" calcext:value-type="float">
            <text:p>2018</text:p>
          </table:table-cell>
          <table:table-cell table:style-name="ce2" table:formula="of:=COUNTIF([.$U$29:.$U$70]; [.W48])"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CHIS: A Novel Hybrid Granularity Identifier Splitting Approach</text:p>
          </table:table-cell>
          <table:table-cell table:style-name="ce2" office:value-type="float" office:value="2021" calcext:value-type="float">
            <text:p>2021</text:p>
          </table:table-cell>
          <table:table-cell table:style-name="ce2"/>
          <table:table-cell table:style-name="ce2" office:value-type="float" office:value="2019" calcext:value-type="float">
            <text:p>2019</text:p>
          </table:table-cell>
          <table:table-cell table:style-name="ce2" table:formula="of:=COUNTIF([.$U$29:.$U$70]; [.W49])" office:value-type="float" office:value="9" calcext:value-type="float">
            <text:p>9</text:p>
          </table:table-cell>
          <table:table-cell table:number-columns-repeated="1000"/>
        </table:table-row>
        <table:table-row table:style-name="ro2">
          <table:table-cell table:number-columns-repeated="19"/>
          <table:table-cell table:style-name="ce3" office:value-type="string" calcext:value-type="string">
            <text:p>Can Identifier Splitting Improve Open-Vocabulary Language Model of Code?</text:p>
          </table:table-cell>
          <table:table-cell table:style-name="ce2" office:value-type="float" office:value="2022" calcext:value-type="float">
            <text:p>2022</text:p>
          </table:table-cell>
          <table:table-cell table:style-name="ce2"/>
          <table:table-cell table:style-name="ce2" office:value-type="float" office:value="2020" calcext:value-type="float">
            <text:p>2020</text:p>
          </table:table-cell>
          <table:table-cell table:style-name="ce2" table:formula="of:=COUNTIF([.$U$29:.$U$70]; [.W50])" office:value-type="float" office:value="6" calcext:value-type="float">
            <text:p>6</text:p>
          </table:table-cell>
          <table:table-cell table:number-columns-repeated="1000"/>
        </table:table-row>
        <table:table-row table:style-name="ro2">
          <table:table-cell table:number-columns-repeated="19"/>
          <table:table-cell table:style-name="ce3" office:value-type="string" calcext:value-type="string">
            <text:p>Nalin: learning from Runtime Behavior to Find Name-Value Inconsistencies in Jupyter Notebooks</text:p>
          </table:table-cell>
          <table:table-cell table:style-name="ce2" office:value-type="float" office:value="2022" calcext:value-type="float">
            <text:p>2022</text:p>
          </table:table-cell>
          <table:table-cell table:style-name="ce2"/>
          <table:table-cell table:style-name="ce2" office:value-type="float" office:value="2021" calcext:value-type="float">
            <text:p>2021</text:p>
          </table:table-cell>
          <table:table-cell table:style-name="ce2" table:formula="of:=COUNTIF([.$U$29:.$U$70]; [.W51])" office:value-type="float" office:value="3" calcext:value-type="float">
            <text:p>3</text:p>
          </table:table-cell>
          <table:table-cell table:number-columns-repeated="1000"/>
        </table:table-row>
        <table:table-row table:style-name="ro2">
          <table:table-cell table:number-columns-repeated="19"/>
          <table:table-cell table:style-name="ce3" office:value-type="string" calcext:value-type="string">
            <text:p>How Well Can Masked Language Models Spot Identifiers That Violate Naming Guidelines?</text:p>
          </table:table-cell>
          <table:table-cell table:style-name="ce2" office:value-type="float" office:value="2023" calcext:value-type="float">
            <text:p>2023</text:p>
          </table:table-cell>
          <table:table-cell table:style-name="ce2"/>
          <table:table-cell table:style-name="ce2" office:value-type="float" office:value="2022" calcext:value-type="float">
            <text:p>2022</text:p>
          </table:table-cell>
          <table:table-cell table:style-name="ce2" table:formula="of:=COUNTIF([.$U$29:.$U$70]; [.W52])" office:value-type="float" office:value="2" calcext:value-type="float">
            <text:p>2</text:p>
          </table:table-cell>
          <table:table-cell table:number-columns-repeated="1000"/>
        </table:table-row>
        <table:table-row table:style-name="ro2">
          <table:table-cell table:number-columns-repeated="19"/>
          <table:table-cell table:style-name="ce3" office:value-type="string" calcext:value-type="string">
            <text:p>A Cross-Language Name Binding Recognition and Discrimination Approach for Identifiers</text:p>
          </table:table-cell>
          <table:table-cell table:style-name="ce2" office:value-type="float" office:value="2023" calcext:value-type="float">
            <text:p>2023</text:p>
          </table:table-cell>
          <table:table-cell table:style-name="ce2"/>
          <table:table-cell table:style-name="ce2" office:value-type="float" office:value="2023" calcext:value-type="float">
            <text:p>2023</text:p>
          </table:table-cell>
          <table:table-cell table:style-name="ce2" table:formula="of:=COUNTIF([.$U$29:.$U$70]; [.W53])" office:value-type="float" office:value="6" calcext:value-type="float">
            <text:p>6</text:p>
          </table:table-cell>
          <table:table-cell table:number-columns-repeated="1000"/>
        </table:table-row>
        <table:table-row table:style-name="ro2">
          <table:table-cell table:number-columns-repeated="19"/>
          <table:table-cell table:style-name="ce3" office:value-type="string" calcext:value-type="string">
            <text:p>BEQAIN: An Effective and Efficient Identifier Normalization Approach With BERT and the Question Answering System</text:p>
          </table:table-cell>
          <table:table-cell table:style-name="ce2" office:value-type="float" office:value="2023" calcext:value-type="float">
            <text:p>2023</text:p>
          </table:table-cell>
          <table:table-cell table:style-name="ce2"/>
          <table:table-cell table:style-name="ce2" office:value-type="float" office:value="2024" calcext:value-type="float">
            <text:p>2024</text:p>
          </table:table-cell>
          <table:table-cell table:style-name="ce2" table:formula="of:=COUNTIF([.$U$29:.$U$70]; [.W54])" office:value-type="float" office:value="1" calcext:value-type="float">
            <text:p>1</text:p>
          </table:table-cell>
          <table:table-cell table:number-columns-repeated="1000"/>
        </table:table-row>
        <table:table-row table:style-name="ro2">
          <table:table-cell table:number-columns-repeated="19"/>
          <table:table-cell table:style-name="ce3" office:value-type="string" calcext:value-type="string">
            <text:p>Leveraging User-Defined Identifiers for Counterfactual Data Generation in Source Code Vulnerability Detection</text:p>
          </table:table-cell>
          <table:table-cell table:style-name="ce2" office:value-type="float" office:value="2023" calcext:value-type="float">
            <text:p>2023</text:p>
          </table:table-cell>
          <table:table-cell table:style-name="ce2" table:number-columns-repeated="3"/>
          <table:table-cell table:number-columns-repeated="1000"/>
        </table:table-row>
        <table:table-row table:style-name="ro2">
          <table:table-cell table:number-columns-repeated="19"/>
          <table:table-cell table:style-name="ce3" office:value-type="string" calcext:value-type="string">
            <text:p>FixGPT: A Novel Three-Tier Deep Learning Model for Automated Program Repair</text:p>
          </table:table-cell>
          <table:table-cell table:style-name="ce2" office:value-type="float" office:value="2023" calcext:value-type="float">
            <text:p>2023</text:p>
          </table:table-cell>
          <table:table-cell table:style-name="ce2" table:number-columns-repeated="2"/>
          <table:table-cell table:style-name="ce12"/>
          <table:table-cell table:number-columns-repeated="1000"/>
        </table:table-row>
        <table:table-row table:style-name="ro2">
          <table:table-cell table:number-columns-repeated="19"/>
          <table:table-cell table:style-name="ce3" office:value-type="string" calcext:value-type="string">
            <text:p>VarGAN: Adversarial Learning of Variable Semantic Representations</text:p>
          </table:table-cell>
          <table:table-cell table:style-name="ce2" office:value-type="float" office:value="2024" calcext:value-type="float">
            <text:p>2024</text:p>
          </table:table-cell>
          <table:table-cell table:style-name="ce2" table:number-columns-repeated="2"/>
          <table:table-cell table:style-name="ce10"/>
          <table:table-cell table:number-columns-repeated="1000"/>
        </table:table-row>
        <table:table-row table:style-name="ro2">
          <table:table-cell table:number-columns-repeated="22"/>
          <table:table-cell table:style-name="ce2"/>
          <table:table-cell table:number-columns-repeated="1001"/>
        </table:table-row>
        <table:table-row table:style-name="ro2">
          <table:table-cell table:number-columns-repeated="19"/>
          <table:table-cell table:style-name="ce21" office:value-type="string" calcext:value-type="string">
            <text:p>Exploring the Influence of Identifier Names on Code Quality: An Empirical Study</text:p>
          </table:table-cell>
          <table:table-cell table:style-name="ce1" office:value-type="float" office:value="2010" calcext:value-type="float">
            <text:p>2010</text:p>
          </table:table-cell>
          <table:table-cell/>
          <table:table-cell table:style-name="ce2"/>
          <table:table-cell table:number-columns-repeated="1001"/>
        </table:table-row>
        <table:table-row table:style-name="ro2">
          <table:table-cell table:number-columns-repeated="19"/>
          <table:table-cell table:style-name="ce21" office:value-type="string" calcext:value-type="string">
            <text:p>Suggesting accurate method and class names</text:p>
          </table:table-cell>
          <table:table-cell table:style-name="ce1" office:value-type="float" office:value="2015" calcext:value-type="float">
            <text:p>2015</text:p>
          </table:table-cell>
          <table:table-cell/>
          <table:table-cell table:style-name="ce2"/>
          <table:table-cell table:number-columns-repeated="1001"/>
        </table:table-row>
        <table:table-row table:style-name="ro2">
          <table:table-cell table:number-columns-repeated="19"/>
          <table:table-cell table:style-name="ce21" office:value-type="string" calcext:value-type="string">
            <text:p>A Neural Model for Method Name Generation from Functional Description</text:p>
          </table:table-cell>
          <table:table-cell table:style-name="ce1" office:value-type="float" office:value="2019" calcext:value-type="float">
            <text:p>2019</text:p>
          </table:table-cell>
          <table:table-cell/>
          <table:table-cell table:style-name="ce2"/>
          <table:table-cell table:number-columns-repeated="1001"/>
        </table:table-row>
        <table:table-row table:style-name="ro2">
          <table:table-cell table:number-columns-repeated="19"/>
          <table:table-cell table:style-name="ce21" office:value-type="string" calcext:value-type="string">
            <text:p>Assessing Function Names and Quantifying the Relationship Between Identifiers and Their Functionality to Improve Them</text:p>
          </table:table-cell>
          <table:table-cell table:style-name="ce1" office:value-type="float" office:value="2021" calcext:value-type="float">
            <text:p>2021</text:p>
          </table:table-cell>
          <table:table-cell/>
          <table:table-cell table:style-name="ce2"/>
          <table:table-cell table:number-columns-repeated="1001"/>
        </table:table-row>
        <table:table-row table:style-name="ro2">
          <table:table-cell table:number-columns-repeated="19"/>
          <table:table-cell table:style-name="ce21" office:value-type="string" calcext:value-type="string">
            <text:p>An Accurate Identifier Renaming Prediction and Suggestion Approach</text:p>
          </table:table-cell>
          <table:table-cell table:style-name="ce1" office:value-type="float" office:value="2023" calcext:value-type="float">
            <text:p>2023</text:p>
          </table:table-cell>
          <table:table-cell/>
          <table:table-cell table:style-name="ce2"/>
          <table:table-cell table:number-columns-repeated="1001"/>
        </table:table-row>
        <table:table-row table:style-name="ro2" table:number-rows-repeated="3">
          <table:table-cell table:number-columns-repeated="22"/>
          <table:table-cell table:style-name="ce2"/>
          <table:table-cell table:number-columns-repeated="1001"/>
        </table:table-row>
        <table:table-row table:style-name="ro1" table:number-rows-repeated="1048509">
          <table:table-cell table:number-columns-repeated="1024"/>
        </table:table-row>
        <table:table-row table:style-name="ro1">
          <table:table-cell table:number-columns-repeated="1024"/>
        </table:table-row>
      </table:table>
      <table:table table:name="RQs" table:style-name="ta4">
        <table:table-column table:style-name="co4"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 table:number-columns-repeated="1016" table:default-cell-style-name="Default"/>
        <table:table-row table:style-name="ro1" table:number-rows-repeated="2">
          <table:table-cell table:number-columns-repeated="1024"/>
        </table:table-row>
        <table:table-row table:style-name="ro2">
          <table:table-cell/>
          <table:table-cell table:style-name="ce22" office:value-type="string" calcext:value-type="string">
            <text:p>Paper</text:p>
          </table:table-cell>
          <table:table-cell table:style-name="ce24" office:value-type="string" calcext:value-type="string">
            <text:p>#1</text:p>
          </table:table-cell>
          <table:table-cell table:style-name="ce27" office:value-type="string" calcext:value-type="string">
            <text:p>#2</text:p>
          </table:table-cell>
          <table:table-cell table:style-name="ce27" office:value-type="string" calcext:value-type="string">
            <text:p>#3</text:p>
          </table:table-cell>
          <table:table-cell table:style-name="ce27" office:value-type="string" calcext:value-type="string">
            <text:p>#4</text:p>
          </table:table-cell>
          <table:table-cell table:style-name="ce27" office:value-type="string" calcext:value-type="string">
            <text:p>#5</text:p>
          </table:table-cell>
          <table:table-cell table:style-name="ce27" office:value-type="string" calcext:value-type="string">
            <text:p>#6</text:p>
          </table:table-cell>
          <table:table-cell table:number-columns-repeated="1016"/>
        </table:table-row>
        <table:table-row table:style-name="ro2">
          <table:table-cell/>
          <table:table-cell table:style-name="ce23" office:value-type="string" calcext:value-type="string">
            <text:p>A Neural Model for Method Name Generation from Functional Description</text:p>
          </table:table-cell>
          <table:table-cell table:style-name="ce25" office:value-type="string" calcext:value-type="string">
            <text:p>Can the encoder-decoder model with attention mechanism and copying mechanism learn the naming convention?</text:p>
          </table:table-cell>
          <table:table-cell table:style-name="ce21" office:value-type="string" calcext:value-type="string">
            <text:p>Does the copying mechanism help improve the model</text:p>
            <text:p>robustness for the OOV words in our task?</text:p>
          </table:table-cell>
          <table:table-cell table:style-name="ce21" office:value-type="string" calcext:value-type="string">
            <text:p>Can the naming convention knowledge transfer across</text:p>
            <text:p>different projects?</text:p>
          </table:table-cell>
          <table:table-cell table:style-name="ce21" table:number-columns-repeated="3"/>
          <table:table-cell table:style-name="ce29"/>
          <table:table-cell table:number-columns-repeated="1015"/>
        </table:table-row>
        <table:table-row table:style-name="ro2">
          <table:table-cell/>
          <table:table-cell table:style-name="ce23" office:value-type="string" calcext:value-type="string">
            <text:p>A Cross-Language Name Binding Recognition and Discrimination Approach for Identifiers</text:p>
          </table:table-cell>
          <table:table-cell table:style-name="ce25" office:value-type="string" calcext:value-type="string">
            <text:p>What is the performance difference between our approach and the baseline approaches?</text:p>
          </table:table-cell>
          <table:table-cell table:style-name="ce21" office:value-type="string" calcext:value-type="string">
            <text:p>How effective is the context information in improving</text:p>
            <text:p>the performance of our approach for name binding?</text:p>
          </table:table-cell>
          <table:table-cell table:style-name="ce21" office:value-type="string" calcext:value-type="string">
            <text:p>Can our approach really help developers bind iden-</text:p>
            <text:p>tifiers in the real scenario?</text:p>
          </table:table-cell>
          <table:table-cell table:style-name="ce21" table:number-columns-repeated="3"/>
          <table:table-cell table:style-name="ce29"/>
          <table:table-cell table:number-columns-repeated="1015"/>
        </table:table-row>
        <table:table-row table:style-name="ro2">
          <table:table-cell/>
          <table:table-cell table:style-name="ce23" office:value-type="string" calcext:value-type="string">
            <text:p>Exploring the Influence of Identifier Names on Code Quality: an empirical study</text:p>
          </table:table-cell>
          <table:table-cell table:style-name="ce26" office:value-type="string" calcext:value-type="string">
            <text:p>Does the association also hold at the finer granularity level of Java methods?</text:p>
          </table:table-cell>
          <table:table-cell table:style-name="ce28" office:value-type="string" calcext:value-type="string">
            <text:p>Can we apply existing method-level quality and readability metrics, and see that flawed identifiers impact code quality and comprehension?</text:p>
          </table:table-cell>
          <table:table-cell table:style-name="ce28" office:value-type="string" calcext:value-type="string">
            <text:p>Can this association be used in a practical way?</text:p>
          </table:table-cell>
          <table:table-cell table:style-name="ce28" table:number-columns-repeated="3"/>
          <table:table-cell table:style-name="ce29" office:value-type="string" calcext:value-type="string">
            <text:p>(Rephrased, since not explicitly stated!)</text:p>
          </table:table-cell>
          <table:table-cell table:number-columns-repeated="1015"/>
        </table:table-row>
        <table:table-row table:style-name="ro2">
          <table:table-cell/>
          <table:table-cell table:style-name="ce23" office:value-type="string" calcext:value-type="string">
            <text:p>How Well Can Masked Language Models Spot Identifiers That Violate Naming Guidelines?</text:p>
          </table:table-cell>
          <table:table-cell table:style-name="ce26"/>
          <table:table-cell table:style-name="ce28" table:number-columns-repeated="5"/>
          <table:table-cell table:style-name="ce29" office:value-type="string" calcext:value-type="string">
            <text:p>(Research question in title!)</text:p>
          </table:table-cell>
          <table:table-cell table:number-columns-repeated="1015"/>
        </table:table-row>
        <table:table-row table:style-name="ro2">
          <table:table-cell/>
          <table:table-cell table:style-name="ce23" office:value-type="string" calcext:value-type="string">
            <text:p>Suggesting Accurate Method and Class Names</text:p>
          </table:table-cell>
          <table:table-cell table:style-name="ce25" office:value-type="string" calcext:value-type="string">
            <text:p>Can we identify and extract long and short-range context features of identifiers for naming?</text:p>
          </table:table-cell>
          <table:table-cell table:style-name="ce21" office:value-type="string" calcext:value-type="string">
            <text:p>Do identifiers contain exploitable substructure?</text:p>
          </table:table-cell>
          <table:table-cell table:style-name="ce21" office:value-type="string" calcext:value-type="string">
            <text:p>Can we accurately suggest method declaration names, looking only at the context of the declared method?</text:p>
          </table:table-cell>
          <table:table-cell table:style-name="ce21" office:value-type="string" calcext:value-type="string">
            <text:p>Can we do the same for class (i.e. type) names?</text:p>
          </table:table-cell>
          <table:table-cell table:style-name="ce21" table:number-columns-repeated="2"/>
          <table:table-cell table:style-name="ce29"/>
          <table:table-cell table:number-columns-repeated="1015"/>
        </table:table-row>
        <table:table-row table:style-name="ro2">
          <table:table-cell/>
          <table:table-cell table:style-name="ce23" office:value-type="string" calcext:value-type="string">
            <text:p>Can Identifier Splitting Improve Open-Vocabulary Language Model of Code?</text:p>
          </table:table-cell>
          <table:table-cell table:style-name="ce26"/>
          <table:table-cell table:style-name="ce28" table:number-columns-repeated="5"/>
          <table:table-cell table:style-name="ce29" office:value-type="string" calcext:value-type="string">
            <text:p>(Research question in title!)</text:p>
          </table:table-cell>
          <table:table-cell table:number-columns-repeated="1015"/>
        </table:table-row>
        <table:table-row table:style-name="ro2">
          <table:table-cell/>
          <table:table-cell table:style-name="ce23" office:value-type="string" calcext:value-type="string">
            <text:p>Contextualizing Rename Decisions using Refactorings and Commit Messages</text:p>
          </table:table-cell>
          <table:table-cell table:style-name="ce25" office:value-type="string" calcext:value-type="string">
            <text:p>What is the distribution of experience among developers that apply renames?</text:p>
          </table:table-cell>
          <table:table-cell table:style-name="ce21" office:value-type="string" calcext:value-type="string">
            <text:p>What are the refactorings that occur more frequently with identifier renames?</text:p>
          </table:table-cell>
          <table:table-cell table:style-name="ce21" office:value-type="string" calcext:value-type="string">
            <text:p>To what extent can we use refactoring occurrence and commit message analysis to understand why different semantic changes were applied during a rename operation?</text:p>
          </table:table-cell>
          <table:table-cell table:style-name="ce21" table:number-columns-repeated="3"/>
          <table:table-cell table:style-name="ce29"/>
          <table:table-cell table:number-columns-repeated="1015"/>
        </table:table-row>
        <table:table-row table:style-name="ro2">
          <table:table-cell/>
          <table:table-cell table:style-name="ce23" office:value-type="string" calcext:value-type="string">
            <text:p>Modeling the Relationship Between Identifier Name and Behavior</text:p>
          </table:table-cell>
          <table:table-cell table:style-name="ce25"/>
          <table:table-cell table:style-name="ce21" table:number-columns-repeated="5"/>
          <table:table-cell table:style-name="ce29" office:value-type="string" calcext:value-type="string">
            <text:p>(Not really a conclusive work, more of a research concept.)</text:p>
          </table:table-cell>
          <table:table-cell table:number-columns-repeated="1015"/>
        </table:table-row>
        <table:table-row table:style-name="ro2">
          <table:table-cell/>
          <table:table-cell table:style-name="ce23" office:value-type="string" calcext:value-type="string">
            <text:p>Assessing Function Names and Quantifying the Relationship Between Identifiers and Their Functionality to Improve Them</text:p>
          </table:table-cell>
          <table:table-cell table:style-name="ce25" office:value-type="string" calcext:value-type="string">
            <text:p>How can we automatically identify functions with the same behavior even if they belong in different programs?</text:p>
          </table:table-cell>
          <table:table-cell table:style-name="ce21" office:value-type="string" calcext:value-type="string">
            <text:p>How can we utilize the answer to RQ1 to detect poor function names and improve them at scale?</text:p>
          </table:table-cell>
          <table:table-cell table:style-name="ce21" table:number-columns-repeated="4"/>
          <table:table-cell table:style-name="ce29"/>
          <table:table-cell table:number-columns-repeated="1015"/>
        </table:table-row>
        <table:table-row table:style-name="ro2">
          <table:table-cell/>
          <table:table-cell table:style-name="ce23" office:value-type="string" calcext:value-type="string">
            <text:p>An Accurate Identifier Renaming Prediction and Suggestion Approach</text:p>
          </table:table-cell>
          <table:table-cell table:style-name="ce25" office:value-type="string" calcext:value-type="string">
            <text:p>To What Extent Is Our Approach Superior to the Existing State-of-the-Art Approach in Predicting Identifiers That Need Renaming?</text:p>
          </table:table-cell>
          <table:table-cell table:style-name="ce21" office:value-type="string" calcext:value-type="string">
            <text:p>What Is the Influence of the Proposed Groups of Features to the Prediction Results of Our Approach?</text:p>
          </table:table-cell>
          <table:table-cell table:style-name="ce21" office:value-type="string" calcext:value-type="string">
            <text:p>Is the Default Random Forest Classifier Effective in Predicting Identifiers That Need Renaming?</text:p>
          </table:table-cell>
          <table:table-cell table:style-name="ce21" office:value-type="string" calcext:value-type="string">
            <text:p>What Is the Performance of Our Approach in the Context of Cross-Project Prediction?</text:p>
          </table:table-cell>
          <table:table-cell table:style-name="ce21" office:value-type="string" calcext:value-type="string">
            <text:p>Does Our Approach Achieve Better Results Than RefactorLearning in Suggesting Accurate Full Name Identifiers?</text:p>
          </table:table-cell>
          <table:table-cell table:style-name="ce21" office:value-type="string" calcext:value-type="string">
            <text:p>Does Combining Both the Information of Renaming History and Renaming Patterns Help Improve the Performance of Our Approach in Suggesting New Identifiers?</text:p>
          </table:table-cell>
          <table:table-cell table:style-name="ce29"/>
          <table:table-cell table:number-columns-repeated="1015"/>
        </table:table-row>
        <table:table-row table:style-name="ro2">
          <table:table-cell/>
          <table:table-cell table:style-name="ce23"/>
          <table:table-cell table:style-name="ce25"/>
          <table:table-cell table:style-name="ce21" table:number-columns-repeated="3"/>
          <table:table-cell table:style-name="ce29"/>
          <table:table-cell table:number-columns-repeated="1017"/>
        </table:table-row>
        <table:table-row table:style-name="ro2" table:number-rows-repeated="10">
          <table:table-cell table:number-columns-repeated="3"/>
          <table:table-cell table:style-name="ce21" table:number-columns-repeated="3"/>
          <table:table-cell table:style-name="ce29"/>
          <table:table-cell table:number-columns-repeated="1017"/>
        </table:table-row>
        <table:table-row table:style-name="ro1" table:number-rows-repeated="1048551">
          <table:table-cell table:number-columns-repeated="1024"/>
        </table:table-row>
        <table:table-row table:style-name="ro1">
          <table:table-cell table:number-columns-repeated="1024"/>
        </table:table-row>
      </table:table>
      <table:table table:name="Commonalities" table:style-name="ta5">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Timeline Extension'.A1:'Timeline Extension'.AB19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erriweather" svg:font-family="Merriweather"/>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textual="true"/>
      <number:text> </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1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earch_20_Queries" style:display-name="PageStyle_Search Queries" style:page-layout-name="Mpm3">
      <style:header style:display="false"/>
      <style:header-left style:display="false"/>
      <style:footer style:display="false"/>
      <style:footer-left style:display="false"/>
    </style:master-page>
    <style:master-page style:name="PageStyle_5f_Timeline_20_Extension" style:display-name="PageStyle_Timeline Extension" style:page-layout-name="Mpm3">
      <style:header style:display="false"/>
      <style:header-left style:display="false"/>
      <style:footer style:display="false"/>
      <style:footer-left style:display="false"/>
    </style:master-page>
    <style:master-page style:name="PageStyle_5f_Timeline" style:display-name="PageStyle_Timeline" style:page-layout-name="Mpm3">
      <style:header style:display="false"/>
      <style:header-left style:display="false"/>
      <style:footer style:display="false"/>
      <style:footer-left style:display="false"/>
    </style:master-page>
    <style:master-page style:name="PageStyle_5f_RQs" style:display-name="PageStyle_RQs" style:page-layout-name="Mpm3">
      <style:header style:display="false"/>
      <style:header-left style:display="false"/>
      <style:footer style:display="false"/>
      <style:footer-left style:display="false"/>
    </style:master-page>
    <style:master-page style:name="PageStyle_5f_Commonalities" style:display-name="PageStyle_Commonalit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4155" meta:object-count="2"/>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symbol-type="automatic" chart:include-hidden-cells="false" chart:auto-position="true" chart:auto-size="true" chart:treat-empty-cells="use-zero"/>
    </style:style>
    <style:style style:name="ch3" style:family="chart" style:data-style-name="N0">
      <style:chart-properties chart:display-label="true" chart:tick-marks-major-inner="true" chart:tick-marks-major-outer="true" chart:logarithmic="false" chart:interval-minor-divisor="5" chart:reverse-direction="false" text:line-break="false" loext:try-staggering-first="false" chart:link-data-style-to-source="false" chart:axis-position="0" chart:tick-mark-position="at-axis" style:rotation-angle="60"/>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4" style:family="chart">
      <style:graphic-properties svg:stroke-width="0.018cm" svg:stroke-color="#b7b7b7"/>
    </style:style>
    <style:style style:name="ch5" style:family="chart" style:data-style-name="N0">
      <style:chart-properties chart:display-label="true" chart:tick-marks-major-inner="false" chart:tick-marks-major-outer="false" chart:logarithmic="false" chart:maximum="10" chart:interval-minor-divisor="5" chart:reverse-direction="false" text:line-break="false" loext:try-staggering-first="false" chart:link-data-style-to-source="false" chart:axis-position="0" chart:tick-mark-position="at-axis"/>
      <style:graphic-properties svg:stroke-width="0.018cm" svg:stroke-color="#8b8b8b"/>
      <style:text-properties fo:color="#ffffff" style:text-position="0% 100%" fo:font-family="Arial" fo:font-size="10pt" style:font-family-asian="Arial" style:font-size-asian="10pt" style:font-family-complex="Arial" style:font-size-complex="10pt"/>
    </style:style>
    <style:style style:name="ch6"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38761d" draw:fill-color="#38761d"/>
      <style:text-properties fo:color="#000000" style:text-position="0% 100%" fo:font-family="Arial" fo:font-size="10pt" style:font-family-asian="Arial" style:font-size-asian="10pt" style:font-family-complex="Arial" style:font-size-complex="10pt"/>
    </style:style>
    <style:style style:name="ch7" style:family="chart">
      <style:graphic-properties draw:fill="solid" draw:fill-color="#ffffff"/>
    </style:style>
    <style:style style:name="ch8" style:family="chart">
      <style:graphic-properties draw:fill-color="#d9d9d9"/>
    </style:style>
  </office:automatic-styles>
  <office:body>
    <office:chart>
      <chart:chart svg:width="38.947cm" svg:height="13.309cm" xlink:href=".." xlink:type="simple" chart:class="chart:scatter" chart:style-name="ch1">
        <chart:plot-area chart:style-name="ch2" table:cell-range-address="Timeline.B9:Timeline.E27" svg:x="0.778cm" svg:y="0.266cm" svg:width="37.391cm" svg:height="12.777cm">
          <chartooo:coordinate-region svg:x="1.322cm" svg:y="0.465cm" svg:width="36.675cm" svg:height="11.488cm"/>
          <chart:axis chart:dimension="x" chart:name="primary-x" chart:style-name="ch3">
            <chart:grid chart:style-name="ch4" chart:class="major"/>
          </chart:axis>
          <chart:axis chart:dimension="y" chart:name="primary-y" chart:style-name="ch5"/>
          <chart:series chart:style-name="ch6" chart:values-cell-range-address="Timeline.C9:Timeline.C27" chart:class="chart:scatter">
            <chart:domain table:cell-range-address="Timeline.B9:Timeline.B27"/>
            <chart:data-point chart:repeated="19"/>
          </chart:series>
          <chart:series chart:style-name="ch6" chart:values-cell-range-address="Timeline.D9:Timeline.D27" chart:class="chart:scatter">
            <chart:data-point chart:repeated="19"/>
          </chart:series>
          <chart:series chart:style-name="ch6" chart:values-cell-range-address="Timeline.E9:Timeline.E27" chart:class="chart:scatter">
            <chart:data-point chart:repeated="19"/>
          </chart:series>
          <chart:wall chart:style-name="ch7"/>
          <chart:floor chart:style-name="ch8"/>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Column C</text:p>
              </table:table-cell>
              <table:table-cell office:value-type="string">
                <text:p>Column D</text:p>
              </table:table-cell>
              <table:table-cell office:value-type="string">
                <text:p>Column E</text:p>
              </table:table-cell>
            </table:table-row>
          </table:table-header-rows>
          <table:table-rows>
            <table:table-row>
              <table:table-cell office:value-type="string">
                <text:p>1</text:p>
              </table:table-cell>
              <table:table-cell office:value-type="float" office:value="2006">
                <text:p>2006</text:p>
                <draw:g>
                  <svg:desc>Timeline.B9:Timeline.B27</svg:desc>
                </draw:g>
              </table:table-cell>
              <table:table-cell office:value-type="float" office:value="0">
                <text:p>0</text:p>
                <draw:g>
                  <svg:desc>Timeline.C9:Timeline.C27</svg:desc>
                </draw:g>
              </table:table-cell>
              <table:table-cell office:value-type="float" office:value="NaN">
                <text:p>NaN</text:p>
                <draw:g>
                  <svg:desc>Timeline.D9:Timeline.D27</svg:desc>
                </draw:g>
              </table:table-cell>
              <table:table-cell office:value-type="float" office:value="0">
                <text:p>0</text:p>
                <draw:g>
                  <svg:desc>Timeline.E9:Timeline.E27</svg:desc>
                </draw:g>
              </table:table-cell>
            </table:table-row>
            <table:table-row>
              <table:table-cell office:value-type="string">
                <text:p>2</text:p>
              </table:table-cell>
              <table:table-cell office:value-type="float" office:value="2007">
                <text:p>2007</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string">
                <text:p>3</text:p>
              </table:table-cell>
              <table:table-cell office:value-type="float" office:value="2008">
                <text:p>2008</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string">
                <text:p>4</text:p>
              </table:table-cell>
              <table:table-cell office:value-type="float" office:value="2009">
                <text:p>2009</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string">
                <text:p>5</text:p>
              </table:table-cell>
              <table:table-cell office:value-type="float" office:value="2010">
                <text:p>2010</text:p>
              </table:table-cell>
              <table:table-cell office:value-type="float" office:value="1">
                <text:p>1</text:p>
              </table:table-cell>
              <table:table-cell office:value-type="float" office:value="NaN">
                <text:p>NaN</text:p>
              </table:table-cell>
              <table:table-cell office:value-type="float" office:value="0">
                <text:p>0</text:p>
              </table:table-cell>
            </table:table-row>
            <table:table-row>
              <table:table-cell office:value-type="string">
                <text:p>6</text:p>
              </table:table-cell>
              <table:table-cell office:value-type="float" office:value="2011">
                <text:p>2011</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string">
                <text:p>7</text:p>
              </table:table-cell>
              <table:table-cell office:value-type="float" office:value="2012">
                <text:p>2012</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string">
                <text:p>8</text:p>
              </table:table-cell>
              <table:table-cell office:value-type="float" office:value="2013">
                <text:p>2013</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string">
                <text:p>9</text:p>
              </table:table-cell>
              <table:table-cell office:value-type="float" office:value="2014">
                <text:p>2014</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string">
                <text:p>10</text:p>
              </table:table-cell>
              <table:table-cell office:value-type="float" office:value="2015">
                <text:p>2015</text:p>
              </table:table-cell>
              <table:table-cell office:value-type="float" office:value="3">
                <text:p>3</text:p>
              </table:table-cell>
              <table:table-cell office:value-type="float" office:value="NaN">
                <text:p>NaN</text:p>
              </table:table-cell>
              <table:table-cell office:value-type="float" office:value="0">
                <text:p>0</text:p>
              </table:table-cell>
            </table:table-row>
            <table:table-row>
              <table:table-cell office:value-type="string">
                <text:p>11</text:p>
              </table:table-cell>
              <table:table-cell office:value-type="float" office:value="2016">
                <text:p>2016</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string">
                <text:p>12</text:p>
              </table:table-cell>
              <table:table-cell office:value-type="float" office:value="2017">
                <text:p>2017</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string">
                <text:p>13</text:p>
              </table:table-cell>
              <table:table-cell office:value-type="float" office:value="2018">
                <text:p>2018</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string">
                <text:p>14</text:p>
              </table:table-cell>
              <table:table-cell office:value-type="float" office:value="2019">
                <text:p>2019</text:p>
              </table:table-cell>
              <table:table-cell office:value-type="float" office:value="4">
                <text:p>4</text:p>
              </table:table-cell>
              <table:table-cell office:value-type="float" office:value="NaN">
                <text:p>NaN</text:p>
              </table:table-cell>
              <table:table-cell office:value-type="float" office:value="5">
                <text:p>5</text:p>
              </table:table-cell>
            </table:table-row>
            <table:table-row>
              <table:table-cell office:value-type="string">
                <text:p>15</text:p>
              </table:table-cell>
              <table:table-cell office:value-type="float" office:value="2020">
                <text:p>2020</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string">
                <text:p>16</text:p>
              </table:table-cell>
              <table:table-cell office:value-type="float" office:value="2021">
                <text:p>2021</text:p>
              </table:table-cell>
              <table:table-cell office:value-type="float" office:value="7">
                <text:p>7</text:p>
              </table:table-cell>
              <table:table-cell office:value-type="float" office:value="NaN">
                <text:p>NaN</text:p>
              </table:table-cell>
              <table:table-cell office:value-type="float" office:value="0">
                <text:p>0</text:p>
              </table:table-cell>
            </table:table-row>
            <table:table-row>
              <table:table-cell office:value-type="string">
                <text:p>17</text:p>
              </table:table-cell>
              <table:table-cell office:value-type="float" office:value="2022">
                <text:p>2022</text:p>
              </table:table-cell>
              <table:table-cell office:value-type="float" office:value="8">
                <text:p>8</text:p>
              </table:table-cell>
              <table:table-cell office:value-type="float" office:value="NaN">
                <text:p>NaN</text:p>
              </table:table-cell>
              <table:table-cell office:value-type="float" office:value="0">
                <text:p>0</text:p>
              </table:table-cell>
            </table:table-row>
            <table:table-row>
              <table:table-cell office:value-type="string">
                <text:p>18</text:p>
              </table:table-cell>
              <table:table-cell office:value-type="float" office:value="2023">
                <text:p>2023</text:p>
              </table:table-cell>
              <table:table-cell office:value-type="float" office:value="9">
                <text:p>9</text:p>
              </table:table-cell>
              <table:table-cell office:value-type="float" office:value="NaN">
                <text:p>NaN</text:p>
              </table:table-cell>
              <table:table-cell office:value-type="float" office:value="2">
                <text:p>2</text:p>
              </table:table-cell>
            </table:table-row>
            <table:table-row>
              <table:table-cell office:value-type="string">
                <text:p>19</text:p>
              </table:table-cell>
              <table:table-cell office:value-type="float" office:value="2024">
                <text:p>2024</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graphic-properties svg:stroke-width="0.018cm" svg:stroke-color="#b7b7b7"/>
    </style:style>
    <style:style style:name="ch7" style:family="chart" style:data-style-name="N0">
      <style:chart-properties chart:link-data-style-to-source="true"/>
      <style:graphic-properties draw:fill-color="#4285f4"/>
      <style:text-properties fo:font-size="10pt" style:font-size-asian="10pt" style:font-size-complex="10pt"/>
    </style:style>
    <style:style style:name="ch8" style:family="chart">
      <style:graphic-properties draw:fill-color="#004586"/>
    </style:style>
    <style:style style:name="ch9" style:family="chart">
      <style:graphic-properties draw:fill-color="#ff420e"/>
    </style:style>
    <style:style style:name="ch10" style:family="chart">
      <style:graphic-properties draw:fill-color="#ffd320"/>
    </style:style>
    <style:style style:name="ch11" style:family="chart">
      <style:graphic-properties draw:fill-color="#579d1c"/>
    </style:style>
    <style:style style:name="ch12" style:family="chart">
      <style:graphic-properties draw:fill-color="#7e0021"/>
    </style:style>
    <style:style style:name="ch13" style:family="chart">
      <style:graphic-properties draw:fill-color="#83caff"/>
    </style:style>
    <style:style style:name="ch14" style:family="chart">
      <style:graphic-properties draw:fill-color="#314004"/>
    </style:style>
    <style:style style:name="ch15" style:family="chart">
      <style:graphic-properties draw:fill-color="#aecf00"/>
    </style:style>
    <style:style style:name="ch16" style:family="chart">
      <style:graphic-properties draw:fill-color="#4b1f6f"/>
    </style:style>
    <style:style style:name="ch17" style:family="chart">
      <style:graphic-properties draw:fill-color="#ff950e"/>
    </style:style>
    <style:style style:name="ch18" style:family="chart">
      <style:graphic-properties draw:fill-color="#c5000b"/>
    </style:style>
    <style:style style:name="ch19" style:family="chart">
      <style:graphic-properties draw:fill-color="#0084d1"/>
    </style:style>
    <style:style style:name="ch20" style:family="chart">
      <style:graphic-properties draw:fill="solid" draw:fill-color="#ffffff"/>
    </style:style>
    <style:style style:name="ch21" style:family="chart">
      <style:graphic-properties draw:fill-color="#d9d9d9"/>
    </style:style>
  </office:automatic-styles>
  <office:body>
    <office:chart>
      <chart:chart svg:width="15.875cm" svg:height="9.816cm" xlink:href=".." xlink:type="simple" chart:class="chart:bar" chart:style-name="ch1">
        <chart:legend chart:legend-position="end" svg:x="13.093cm" svg:y="1.621cm" style:legend-expansion="high" chart:style-name="ch2"/>
        <chart:plot-area chart:style-name="ch3" table:cell-range-address="Timeline.W29:Timeline.X54" chart:data-source-has-labels="column" svg:x="0.317cm" svg:y="0.196cm" svg:width="12.459cm" svg:height="9.424cm">
          <chartooo:coordinate-region svg:x="0.788cm" svg:y="0.196cm" svg:width="11.988cm" svg:height="8.321cm"/>
          <chart:axis chart:dimension="x" chart:name="primary-x" chart:style-name="ch4" chartooo:axis-type="text">
            <chart:categories table:cell-range-address="Timeline.W29:Timeline.W54"/>
          </chart:axis>
          <chart:axis chart:dimension="y" chart:name="primary-y" chart:style-name="ch5">
            <chart:grid chart:style-name="ch6" chart:class="major"/>
          </chart:axis>
          <chart:series chart:style-name="ch7" chart:values-cell-range-address="Timeline.X29:Timeline.X54" chart:class="chart:bar">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8"/>
            <chart:data-point chart:style-name="ch9"/>
          </chart:series>
          <chart:wall chart:style-name="ch20"/>
          <chart:floor chart:style-name="ch2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X</text:p>
              </table:table-cell>
            </table:table-row>
          </table:table-header-rows>
          <table:table-rows>
            <table:table-row>
              <table:table-cell office:value-type="float" office:value="1999">
                <text:p>1999</text:p>
                <draw:g>
                  <svg:desc>Timeline.W29:Timeline.W54</svg:desc>
                </draw:g>
              </table:table-cell>
              <table:table-cell office:value-type="float" office:value="1">
                <text:p>1</text:p>
                <draw:g>
                  <svg:desc>Timeline.X29:Timeline.X54</svg:desc>
                </draw:g>
              </table:table-cell>
            </table:table-row>
            <table:table-row>
              <table:table-cell office:value-type="float" office:value="2000">
                <text:p>2000</text:p>
              </table:table-cell>
              <table:table-cell office:value-type="float" office:value="0">
                <text:p>0</text:p>
              </table:table-cell>
            </table:table-row>
            <table:table-row>
              <table:table-cell office:value-type="float" office:value="2001">
                <text:p>2001</text:p>
              </table:table-cell>
              <table:table-cell office:value-type="float" office:value="0">
                <text:p>0</text:p>
              </table:table-cell>
            </table:table-row>
            <table:table-row>
              <table:table-cell office:value-type="float" office:value="2002">
                <text:p>2002</text:p>
              </table:table-cell>
              <table:table-cell office:value-type="float" office:value="0">
                <text:p>0</text:p>
              </table:table-cell>
            </table:table-row>
            <table:table-row>
              <table:table-cell office:value-type="float" office:value="2003">
                <text:p>2003</text:p>
              </table:table-cell>
              <table:table-cell office:value-type="float" office:value="0">
                <text:p>0</text:p>
              </table:table-cell>
            </table:table-row>
            <table:table-row>
              <table:table-cell office:value-type="float" office:value="2004">
                <text:p>2004</text:p>
              </table:table-cell>
              <table:table-cell office:value-type="float" office:value="0">
                <text:p>0</text:p>
              </table:table-cell>
            </table:table-row>
            <table:table-row>
              <table:table-cell office:value-type="float" office:value="2005">
                <text:p>2005</text:p>
              </table:table-cell>
              <table:table-cell office:value-type="float" office:value="0">
                <text:p>0</text:p>
              </table:table-cell>
            </table:table-row>
            <table:table-row>
              <table:table-cell office:value-type="float" office:value="2006">
                <text:p>2006</text:p>
              </table:table-cell>
              <table:table-cell office:value-type="float" office:value="0">
                <text:p>0</text:p>
              </table:table-cell>
            </table:table-row>
            <table:table-row>
              <table:table-cell office:value-type="float" office:value="2007">
                <text:p>2007</text:p>
              </table:table-cell>
              <table:table-cell office:value-type="float" office:value="0">
                <text:p>0</text:p>
              </table:table-cell>
            </table:table-row>
            <table:table-row>
              <table:table-cell office:value-type="float" office:value="2008">
                <text:p>2008</text:p>
              </table:table-cell>
              <table:table-cell office:value-type="float" office:value="0">
                <text:p>0</text:p>
              </table:table-cell>
            </table:table-row>
            <table:table-row>
              <table:table-cell office:value-type="float" office:value="2009">
                <text:p>2009</text:p>
              </table:table-cell>
              <table:table-cell office:value-type="float" office:value="0">
                <text:p>0</text:p>
              </table:table-cell>
            </table:table-row>
            <table:table-row>
              <table:table-cell office:value-type="float" office:value="2010">
                <text:p>2010</text:p>
              </table:table-cell>
              <table:table-cell office:value-type="float" office:value="1">
                <text:p>1</text:p>
              </table:table-cell>
            </table:table-row>
            <table:table-row>
              <table:table-cell office:value-type="float" office:value="2011">
                <text:p>2011</text:p>
              </table:table-cell>
              <table:table-cell office:value-type="float" office:value="0">
                <text:p>0</text:p>
              </table:table-cell>
            </table:table-row>
            <table:table-row>
              <table:table-cell office:value-type="float" office:value="2012">
                <text:p>2012</text:p>
              </table:table-cell>
              <table:table-cell office:value-type="float" office:value="0">
                <text:p>0</text:p>
              </table:table-cell>
            </table:table-row>
            <table:table-row>
              <table:table-cell office:value-type="float" office:value="2013">
                <text:p>2013</text:p>
              </table:table-cell>
              <table:table-cell office:value-type="float" office:value="1">
                <text:p>1</text:p>
              </table:table-cell>
            </table:table-row>
            <table:table-row>
              <table:table-cell office:value-type="float" office:value="2014">
                <text:p>2014</text:p>
              </table:table-cell>
              <table:table-cell office:value-type="float" office:value="0">
                <text:p>0</text:p>
              </table:table-cell>
            </table:table-row>
            <table:table-row>
              <table:table-cell office:value-type="float" office:value="2015">
                <text:p>2015</text:p>
              </table:table-cell>
              <table:table-cell office:value-type="float" office:value="1">
                <text:p>1</text:p>
              </table:table-cell>
            </table:table-row>
            <table:table-row>
              <table:table-cell office:value-type="float" office:value="2016">
                <text:p>2016</text:p>
              </table:table-cell>
              <table:table-cell office:value-type="float" office:value="0">
                <text:p>0</text:p>
              </table:table-cell>
            </table:table-row>
            <table:table-row>
              <table:table-cell office:value-type="float" office:value="2017">
                <text:p>2017</text:p>
              </table:table-cell>
              <table:table-cell office:value-type="float" office:value="3">
                <text:p>3</text:p>
              </table:table-cell>
            </table:table-row>
            <table:table-row>
              <table:table-cell office:value-type="float" office:value="2018">
                <text:p>2018</text:p>
              </table:table-cell>
              <table:table-cell office:value-type="float" office:value="0">
                <text:p>0</text:p>
              </table:table-cell>
            </table:table-row>
            <table:table-row>
              <table:table-cell office:value-type="float" office:value="2019">
                <text:p>2019</text:p>
              </table:table-cell>
              <table:table-cell office:value-type="float" office:value="9">
                <text:p>9</text:p>
              </table:table-cell>
            </table:table-row>
            <table:table-row>
              <table:table-cell office:value-type="float" office:value="2020">
                <text:p>2020</text:p>
              </table:table-cell>
              <table:table-cell office:value-type="float" office:value="6">
                <text:p>6</text:p>
              </table:table-cell>
            </table:table-row>
            <table:table-row>
              <table:table-cell office:value-type="float" office:value="2021">
                <text:p>2021</text:p>
              </table:table-cell>
              <table:table-cell office:value-type="float" office:value="3">
                <text:p>3</text:p>
              </table:table-cell>
            </table:table-row>
            <table:table-row>
              <table:table-cell office:value-type="float" office:value="2022">
                <text:p>2022</text:p>
              </table:table-cell>
              <table:table-cell office:value-type="float" office:value="2">
                <text:p>2</text:p>
              </table:table-cell>
            </table:table-row>
            <table:table-row>
              <table:table-cell office:value-type="float" office:value="2023">
                <text:p>2023</text:p>
              </table:table-cell>
              <table:table-cell office:value-type="float" office:value="6">
                <text:p>6</text:p>
              </table:table-cell>
            </table:table-row>
            <table:table-row>
              <table:table-cell office:value-type="float" office:value="2024">
                <text:p>2024</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